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647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63cm" fo:break-before="auto" style:use-optimal-row-height="true"/>
    </style:style>
    <style:style style:name="ro12" style:family="table-row">
      <style:table-row-properties style:row-height="0.598cm" fo:break-before="auto" style:use-optimal-row-height="false"/>
    </style:style>
    <style:style style:name="ro13" style:family="table-row">
      <style:table-row-properties style:row-height="0.538cm" fo:break-before="auto" style:use-optimal-row-height="false"/>
    </style:style>
    <style:style style:name="ro14" style:family="table-row">
      <style:table-row-properties style:row-height="0.568cm" fo:break-before="auto" style:use-optimal-row-height="false"/>
    </style:style>
    <style:style style:name="ro15" style:family="table-row">
      <style:table-row-properties style:row-height="0.628cm" fo:break-before="auto" style:use-optimal-row-height="false"/>
    </style:style>
    <style:style style:name="ro16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1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5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ff0000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52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7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68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4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order-left="0.06pt solid #000000" fo:border-right="0.06pt solid #000000" fo:border-top="none"/>
    </style:style>
    <style:style style:name="ce81" style:family="table-cell" style:parent-style-name="Default">
      <style:table-cell-properties fo:background-color="#99ffff"/>
    </style:style>
    <style:style style:name="ce8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4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7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8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91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4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9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cc99"/>
    </style:style>
    <style:style style:name="ce112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17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23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24" style:family="table-cell" style:parent-style-name="Default">
      <style:text-properties fo:color="#ffffff"/>
    </style:style>
    <style:style style:name="ce125" style:family="table-cell" style:parent-style-name="Default">
      <style:text-properties fo:color="#000000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7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5" style:family="table-cell" style:parent-style-name="Default">
      <style:text-properties fo:color="#ff0000" fo:font-size="15pt" style:font-size-asian="15pt" style:font-size-complex="15pt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0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4" style:family="table-cell" style:parent-style-name="Default">
      <style:text-properties fo:color="#0000ff"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6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7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8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89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6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3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fo:color="#0000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2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5" style:family="table-cell" style:parent-style-name="Default" style:data-style-name="N1"/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8" style:family="table-cell" style:parent-style-name="Default" style:data-style-name="N153"/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51"/>
        <table:table-column table:style-name="co4" table:number-columns-repeated="2" table:default-cell-style-name="ce20"/>
        <table:table-column table:style-name="co4" table:default-cell-style-name="ce81"/>
        <table:table-column table:style-name="co4" table:default-cell-style-name="ce20"/>
        <table:table-column table:style-name="co4" table:default-cell-style-name="ce90"/>
        <table:table-column table:style-name="co5" table:default-cell-style-name="ce90"/>
        <table:table-column table:style-name="co6" table:default-cell-style-name="ce106"/>
        <table:table-column table:style-name="co4" table:default-cell-style-name="ce111"/>
        <table:table-column table:style-name="co7" table:default-cell-style-name="ce106"/>
        <table:table-column table:style-name="co8" table:default-cell-style-name="ce111"/>
        <table:table-column table:style-name="co9" table:default-cell-style-name="ce106"/>
        <table:table-column table:style-name="co10" table:default-cell-style-name="ce111"/>
        <table:table-column table:style-name="co4" table:default-cell-style-name="ce80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8"/>
          <table:covered-table-cell table:number-columns-repeated="4" table:style-name="ce1"/>
          <table:table-cell table:style-name="ce84" table:number-columns-repeated="2"/>
          <table:table-cell table:style-name="ce101"/>
          <table:table-cell table:style-name="ce107"/>
          <table:table-cell table:style-name="ce101"/>
          <table:table-cell table:style-name="ce107"/>
          <table:table-cell table:style-name="ce101"/>
          <table:table-cell table:style-name="ce107"/>
          <table:table-cell table:style-name="ce113"/>
        </table:table-row>
        <table:table-row table:style-name="ro2">
          <table:table-cell table:style-name="ce2" table:number-columns-repeated="2"/>
          <table:table-cell table:style-name="ce29"/>
          <table:table-cell table:style-name="ce2"/>
          <table:table-cell table:style-name="ce63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63"/>
          <table:table-cell table:style-name="ce63" table:number-columns-repeated="2"/>
          <table:table-cell table:style-name="ce102"/>
          <table:table-cell table:style-name="ce108"/>
          <table:table-cell table:style-name="ce102"/>
          <table:table-cell table:style-name="ce108"/>
          <table:table-cell table:style-name="ce102"/>
          <table:table-cell table:style-name="ce108"/>
          <table:table-cell table:style-name="ce113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30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03" office:value-type="string">
            <text:p>Ano</text:p>
          </table:table-cell>
          <table:table-cell table:style-name="ce103" office:value-type="string">
            <text:p>Marca</text:p>
          </table:table-cell>
          <table:table-cell table:style-name="ce103" office:value-type="string">
            <text:p>Marca&amp;Status</text:p>
          </table:table-cell>
          <table:table-cell table:style-name="ce103" office:value-type="string">
            <text:p>Marca&amp;Status&amp;P/N</text:p>
          </table:table-cell>
          <table:table-cell table:style-name="ce103" office:value-type="string">
            <text:p>MarcaAnoStatus</text:p>
          </table:table-cell>
          <table:table-cell table:style-name="ce103" office:value-type="string">
            <text:p>MarcaAnoP/N</text:p>
          </table:table-cell>
          <table:table-cell table:style-name="ce114" office:value-type="string">
            <text:p>Observação</text:p>
          </table:table-cell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9-01-02">
            <text:p>02/01/19</text:p>
          </table:table-cell>
          <table:table-cell table:style-name="ce31" office:value-type="string">
            <text:p>A11N318087</text:p>
          </table:table-cell>
          <table:table-cell table:style-name="ce52" office:value-type="date" office:date-value="2011-11-03">
            <text:p>03/11/11</text:p>
          </table:table-cell>
          <table:table-cell table:style-name="ce64" office:value-type="float" office:value="-0.7">
            <text:p>-0,70</text:p>
          </table:table-cell>
          <table:table-cell table:style-name="ce64" office:value-type="float" office:value="0.9">
            <text:p>0,90</text:p>
          </table:table-cell>
          <table:table-cell table:style-name="ce64" office:value-type="float" office:value="0.6">
            <text:p>0,60</text:p>
          </table:table-cell>
          <table:table-cell table:style-name="ce64" office:value-type="string">
            <text:p>AP</text:p>
          </table:table-cell>
          <table:table-cell table:style-name="ce64"/>
          <table:table-cell table:style-name="ce104" table:formula="of:=YEAR([.D4])" office:value-type="float" office:value="2011">
            <text:p>2011</text:p>
          </table:table-cell>
          <table:table-cell table:style-name="ce109" table:formula="of:=RIGHT(LEFT([.C4];4))" office:value-type="string" office:string-value="N">
            <text:p>N</text:p>
          </table:table-cell>
          <table:table-cell table:style-name="ce110" table:formula="of:=[.K4]&amp;[.H4]" office:value-type="string" office:string-value="NAP">
            <text:p>NAP</text:p>
          </table:table-cell>
          <table:table-cell table:style-name="ce109" table:formula="of:=[.L4]&amp;[.I4]" office:value-type="string" office:string-value="NAP">
            <text:p>NAP</text:p>
          </table:table-cell>
          <table:table-cell table:style-name="ce110" table:formula="of:=[.K4]&amp;[.J4]&amp;[.H4]" office:value-type="string" office:string-value="N2011AP">
            <text:p>N2011AP</text:p>
          </table:table-cell>
          <table:table-cell table:style-name="ce109" table:formula="of:=[.K4]&amp;[.J4]&amp;[.I4]" office:value-type="string" office:string-value="N2011">
            <text:p>N2011</text:p>
          </table:table-cell>
          <table:table-cell table:style-name="ce113"/>
        </table:table-row>
        <table:table-row table:style-name="ro4">
          <table:table-cell table:style-name="ce5" office:value-type="string">
            <text:p>MTO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17F056434</text:p>
          </table:table-cell>
          <table:table-cell table:style-name="ce53" office:value-type="date" office:date-value="2018-05-08">
            <text:p>08/05/18</text:p>
          </table:table-cell>
          <table:table-cell table:style-name="ce65" office:value-type="float" office:value="1.2">
            <text:p>1,2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-1">
            <text:p>-1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5])" office:value-type="float" office:value="2018">
            <text:p>2018</text:p>
          </table:table-cell>
          <table:table-cell table:style-name="ce109" table:formula="of:=RIGHT(LEFT([.C5];4))" office:value-type="string" office:string-value="F">
            <text:p>F</text:p>
          </table:table-cell>
          <table:table-cell table:style-name="ce110" table:formula="of:=[.K5]&amp;[.H5]" office:value-type="string" office:string-value="FAP">
            <text:p>FAP</text:p>
          </table:table-cell>
          <table:table-cell table:style-name="ce109" table:formula="of:=[.L5]&amp;[.I5]" office:value-type="string" office:string-value="FAP">
            <text:p>FAP</text:p>
          </table:table-cell>
          <table:table-cell table:style-name="ce110" table:formula="of:=[.K5]&amp;[.J5]&amp;[.H5]" office:value-type="string" office:string-value="F2018AP">
            <text:p>F2018AP</text:p>
          </table:table-cell>
          <table:table-cell table:style-name="ce109" table:formula="of:=[.K5]&amp;[.J5]&amp;[.I5]" office:value-type="string" office:string-value="F2018">
            <text:p>F2018</text:p>
          </table:table-cell>
          <table:table-cell table:style-name="ce113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18N191050</text:p>
          </table:table-cell>
          <table:table-cell table:style-name="ce53" office:value-type="date" office:date-value="2018-08-21">
            <text:p>21/08/18</text:p>
          </table:table-cell>
          <table:table-cell table:style-name="ce65" office:value-type="float" office:value="-0.54">
            <text:p>-0,54</text:p>
          </table:table-cell>
          <table:table-cell table:style-name="ce65" office:value-type="float" office:value="-0.2">
            <text:p>-0,20</text:p>
          </table:table-cell>
          <table:table-cell table:style-name="ce65" office:value-type="float" office:value="-4.4">
            <text:p>-4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6])" office:value-type="float" office:value="2018">
            <text:p>2018</text:p>
          </table:table-cell>
          <table:table-cell table:style-name="ce109" table:formula="of:=RIGHT(LEFT([.C6];4))" office:value-type="string" office:string-value="N">
            <text:p>N</text:p>
          </table:table-cell>
          <table:table-cell table:style-name="ce110" table:formula="of:=[.K6]&amp;[.H6]" office:value-type="string" office:string-value="NAP">
            <text:p>NAP</text:p>
          </table:table-cell>
          <table:table-cell table:style-name="ce109" table:formula="of:=[.L6]&amp;[.I6]" office:value-type="string" office:string-value="NAP">
            <text:p>NAP</text:p>
          </table:table-cell>
          <table:table-cell table:style-name="ce110" table:formula="of:=[.K6]&amp;[.J6]&amp;[.H6]" office:value-type="string" office:string-value="N2018AP">
            <text:p>N2018AP</text:p>
          </table:table-cell>
          <table:table-cell table:style-name="ce109" table:formula="of:=[.K6]&amp;[.J6]&amp;[.I6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17S268463</text:p>
          </table:table-cell>
          <table:table-cell table:style-name="ce53" office:value-type="date" office:date-value="2018-10-30">
            <text:p>30/10/18</text:p>
          </table:table-cell>
          <table:table-cell table:style-name="ce65" office:value-type="float" office:value="0.06">
            <text:p>0,06</text:p>
          </table:table-cell>
          <table:table-cell table:style-name="ce65" office:value-type="float" office:value="0.4">
            <text:p>0,40</text:p>
          </table:table-cell>
          <table:table-cell table:style-name="ce65" office:value-type="float" office:value="-1.4">
            <text:p>-1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7])" office:value-type="float" office:value="2018">
            <text:p>2018</text:p>
          </table:table-cell>
          <table:table-cell table:style-name="ce109" table:formula="of:=RIGHT(LEFT([.C7];4))" office:value-type="string" office:string-value="S">
            <text:p>S</text:p>
          </table:table-cell>
          <table:table-cell table:style-name="ce110" table:formula="of:=[.K7]&amp;[.H7]" office:value-type="string" office:string-value="SAP">
            <text:p>SAP</text:p>
          </table:table-cell>
          <table:table-cell table:style-name="ce109" table:formula="of:=[.L7]&amp;[.I7]" office:value-type="string" office:string-value="SAP">
            <text:p>SAP</text:p>
          </table:table-cell>
          <table:table-cell table:style-name="ce110" table:formula="of:=[.K7]&amp;[.J7]&amp;[.H7]" office:value-type="string" office:string-value="S2018AP">
            <text:p>S2018AP</text:p>
          </table:table-cell>
          <table:table-cell table:style-name="ce109" table:formula="of:=[.K7]&amp;[.J7]&amp;[.I7]" office:value-type="string" office:string-value="S2018">
            <text:p>S2018</text:p>
          </table:table-cell>
          <table:table-cell table:style-name="ce113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04S013449</text:p>
          </table:table-cell>
          <table:table-cell table:style-name="ce53" office:value-type="date" office:date-value="2011-04-11">
            <text:p>11/04/11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-2.4">
            <text:p>-2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8])" office:value-type="float" office:value="2011">
            <text:p>2011</text:p>
          </table:table-cell>
          <table:table-cell table:style-name="ce109" table:formula="of:=RIGHT(LEFT([.C8];4))" office:value-type="string" office:string-value="S">
            <text:p>S</text:p>
          </table:table-cell>
          <table:table-cell table:style-name="ce110" table:formula="of:=[.K8]&amp;[.H8]" office:value-type="string" office:string-value="SAP">
            <text:p>SAP</text:p>
          </table:table-cell>
          <table:table-cell table:style-name="ce109" table:formula="of:=[.L8]&amp;[.I8]" office:value-type="string" office:string-value="SAP">
            <text:p>SAP</text:p>
          </table:table-cell>
          <table:table-cell table:style-name="ce110" table:formula="of:=[.K8]&amp;[.J8]&amp;[.H8]" office:value-type="string" office:string-value="S2011AP">
            <text:p>S2011AP</text:p>
          </table:table-cell>
          <table:table-cell table:style-name="ce109" table:formula="of:=[.K8]&amp;[.J8]&amp;[.I8]" office:value-type="string" office:string-value="S2011">
            <text:p>S2011</text:p>
          </table:table-cell>
          <table:table-cell table:style-name="ce113"/>
        </table:table-row>
        <table:table-row table:style-name="ro4">
          <table:table-cell table:style-name="ce5"/>
          <table:table-cell table:style-name="ce22" office:value-type="date" office:date-value="2019-01-02">
            <text:p>02/01/19</text:p>
          </table:table-cell>
          <table:table-cell table:style-name="ce33" office:value-type="string">
            <text:p>A02S024949</text:p>
          </table:table-cell>
          <table:table-cell table:style-name="ce53"/>
          <table:table-cell table:style-name="ce65" office:value-type="float" office:value="-0.66">
            <text:p>-0,66</text:p>
          </table:table-cell>
          <table:table-cell table:style-name="ce65" office:value-type="float" office:value="1">
            <text:p>1,00</text:p>
          </table:table-cell>
          <table:table-cell table:style-name="ce65" office:value-type="float" office:value="-23.8">
            <text:p>-23,8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9])" office:value-type="float" office:value="1899">
            <text:p>1899</text:p>
          </table:table-cell>
          <table:table-cell table:style-name="ce109" table:formula="of:=RIGHT(LEFT([.C9];4))" office:value-type="string" office:string-value="S">
            <text:p>S</text:p>
          </table:table-cell>
          <table:table-cell table:style-name="ce110" table:formula="of:=[.K9]&amp;[.H9]" office:value-type="string" office:string-value="SRP1">
            <text:p>SRP1</text:p>
          </table:table-cell>
          <table:table-cell table:style-name="ce109" table:formula="of:=[.L9]&amp;[.I9]" office:value-type="string" office:string-value="SRP1N">
            <text:p>SRP1N</text:p>
          </table:table-cell>
          <table:table-cell table:style-name="ce110" table:formula="of:=[.K9]&amp;[.J9]&amp;[.H9]" office:value-type="string" office:string-value="S1899RP1">
            <text:p>S1899RP1</text:p>
          </table:table-cell>
          <table:table-cell table:style-name="ce109" table:formula="of:=[.K9]&amp;[.J9]&amp;[.I9]" office:value-type="string" office:string-value="S1899N">
            <text:p>S1899N</text:p>
          </table:table-cell>
          <table:table-cell table:style-name="ce115"/>
        </table:table-row>
        <table:table-row table:style-name="ro4">
          <table:table-cell table:style-name="ce5" office:value-type="string">
            <text:p>BCL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14F247688</text:p>
          </table:table-cell>
          <table:table-cell table:style-name="ce53" office:value-type="date" office:date-value="2015-01-06">
            <text:p>06/01/15</text:p>
          </table:table-cell>
          <table:table-cell table:style-name="ce66" office:value-type="float" office:value="-2.94">
            <text:p>-2,94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5">
            <text:p>-5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0])" office:value-type="float" office:value="2015">
            <text:p>2015</text:p>
          </table:table-cell>
          <table:table-cell table:style-name="ce109" table:formula="of:=RIGHT(LEFT([.C10];4))" office:value-type="string" office:string-value="F">
            <text:p>F</text:p>
          </table:table-cell>
          <table:table-cell table:style-name="ce110" table:formula="of:=[.K10]&amp;[.H10]" office:value-type="string" office:string-value="FAP">
            <text:p>FAP</text:p>
          </table:table-cell>
          <table:table-cell table:style-name="ce109" table:formula="of:=[.L10]&amp;[.I10]" office:value-type="string" office:string-value="FAP">
            <text:p>FAP</text:p>
          </table:table-cell>
          <table:table-cell table:style-name="ce110" table:formula="of:=[.K10]&amp;[.J10]&amp;[.H10]" office:value-type="string" office:string-value="F2015AP">
            <text:p>F2015AP</text:p>
          </table:table-cell>
          <table:table-cell table:style-name="ce109" table:formula="of:=[.K10]&amp;[.J10]&amp;[.I10]" office:value-type="string" office:string-value="F2015">
            <text:p>F2015</text:p>
          </table:table-cell>
          <table:table-cell table:style-name="ce113"/>
        </table:table-row>
        <table:table-row table:style-name="ro4">
          <table:table-cell table:style-name="ce5" office:value-type="string">
            <text:p>MTL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14F376235</text:p>
          </table:table-cell>
          <table:table-cell table:style-name="ce53" office:value-type="date" office:date-value="2014-10-27">
            <text:p>27/10/14</text:p>
          </table:table-cell>
          <table:table-cell table:style-name="ce65" office:value-type="float" office:value="1.4">
            <text:p>1,40</text:p>
          </table:table-cell>
          <table:table-cell table:style-name="ce65" office:value-type="float" office:value="2">
            <text:p>2,00</text:p>
          </table:table-cell>
          <table:table-cell table:style-name="ce65" office:value-type="float" office:value="-21">
            <text:p>-21,0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11])" office:value-type="float" office:value="2014">
            <text:p>2014</text:p>
          </table:table-cell>
          <table:table-cell table:style-name="ce109" table:formula="of:=RIGHT(LEFT([.C11];4))" office:value-type="string" office:string-value="F">
            <text:p>F</text:p>
          </table:table-cell>
          <table:table-cell table:style-name="ce110" table:formula="of:=[.K11]&amp;[.H11]" office:value-type="string" office:string-value="FRP1">
            <text:p>FRP1</text:p>
          </table:table-cell>
          <table:table-cell table:style-name="ce109" table:formula="of:=[.L11]&amp;[.I11]" office:value-type="string" office:string-value="FRP1N">
            <text:p>FRP1N</text:p>
          </table:table-cell>
          <table:table-cell table:style-name="ce110" table:formula="of:=[.K11]&amp;[.J11]&amp;[.H11]" office:value-type="string" office:string-value="F2014RP1">
            <text:p>F2014RP1</text:p>
          </table:table-cell>
          <table:table-cell table:style-name="ce109" table:formula="of:=[.K11]&amp;[.J11]&amp;[.I11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02L328969</text:p>
          </table:table-cell>
          <table:table-cell table:style-name="ce53" office:value-type="date" office:date-value="2008-11-17">
            <text:p>17/11/08</text:p>
          </table:table-cell>
          <table:table-cell table:style-name="ce65" office:value-type="float" office:value="2">
            <text:p>2,00</text:p>
          </table:table-cell>
          <table:table-cell table:style-name="ce65" office:value-type="float" office:value="4.4">
            <text:p>4,40</text:p>
          </table:table-cell>
          <table:table-cell table:style-name="ce65" office:value-type="float" office:value="-1.4">
            <text:p>-1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2])" office:value-type="float" office:value="2008">
            <text:p>2008</text:p>
          </table:table-cell>
          <table:table-cell table:style-name="ce109" table:formula="of:=RIGHT(LEFT([.C12];4))" office:value-type="string" office:string-value="L">
            <text:p>L</text:p>
          </table:table-cell>
          <table:table-cell table:style-name="ce110" table:formula="of:=[.K12]&amp;[.H12]" office:value-type="string" office:string-value="LAP">
            <text:p>LAP</text:p>
          </table:table-cell>
          <table:table-cell table:style-name="ce109" table:formula="of:=[.L12]&amp;[.I12]" office:value-type="string" office:string-value="LAP">
            <text:p>LAP</text:p>
          </table:table-cell>
          <table:table-cell table:style-name="ce110" table:formula="of:=[.K12]&amp;[.J12]&amp;[.H12]" office:value-type="string" office:string-value="L2008AP">
            <text:p>L2008AP</text:p>
          </table:table-cell>
          <table:table-cell table:style-name="ce109" table:formula="of:=[.K12]&amp;[.J12]&amp;[.I12]" office:value-type="string" office:string-value="L2008">
            <text:p>L2008</text:p>
          </table:table-cell>
          <table:table-cell table:style-name="ce113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13F236020</text:p>
          </table:table-cell>
          <table:table-cell table:style-name="ce53" office:value-type="date" office:date-value="2016-11-26">
            <text:p>26/11/16</text:p>
          </table:table-cell>
          <table:table-cell table:style-name="ce67" office:value-type="float" office:value="-0.56">
            <text:p>-0,56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-11">
            <text:p>-11,0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13])" office:value-type="float" office:value="2016">
            <text:p>2016</text:p>
          </table:table-cell>
          <table:table-cell table:style-name="ce109" table:formula="of:=RIGHT(LEFT([.C13];4))" office:value-type="string" office:string-value="F">
            <text:p>F</text:p>
          </table:table-cell>
          <table:table-cell table:style-name="ce110" table:formula="of:=[.K13]&amp;[.H13]" office:value-type="string" office:string-value="FRP1">
            <text:p>FRP1</text:p>
          </table:table-cell>
          <table:table-cell table:style-name="ce109" table:formula="of:=[.L13]&amp;[.I13]" office:value-type="string" office:string-value="FRP1N">
            <text:p>FRP1N</text:p>
          </table:table-cell>
          <table:table-cell table:style-name="ce110" table:formula="of:=[.K13]&amp;[.J13]&amp;[.H13]" office:value-type="string" office:string-value="F2016RP1">
            <text:p>F2016RP1</text:p>
          </table:table-cell>
          <table:table-cell table:style-name="ce109" table:formula="of:=[.K13]&amp;[.J13]&amp;[.I13]" office:value-type="string" office:string-value="F2016N">
            <text:p>F2016N</text:p>
          </table:table-cell>
          <table:table-cell table:style-name="ce113"/>
        </table:table-row>
        <table:table-row table:style-name="ro4">
          <table:table-cell table:style-name="ce5" office:value-type="string">
            <text:p>MTL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14F202530</text:p>
          </table:table-cell>
          <table:table-cell table:style-name="ce53" office:value-type="date" office:date-value="2014-06-11">
            <text:p>11/06/14</text:p>
          </table:table-cell>
          <table:table-cell table:style-name="ce65" office:value-type="float" office:value="-1.7">
            <text:p>-1,70</text:p>
          </table:table-cell>
          <table:table-cell table:style-name="ce65" office:value-type="float" office:value="0.4">
            <text:p>0,40</text:p>
          </table:table-cell>
          <table:table-cell table:style-name="ce65" office:value-type="float" office:value="-5.8">
            <text:p>-5,8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4])" office:value-type="float" office:value="2014">
            <text:p>2014</text:p>
          </table:table-cell>
          <table:table-cell table:style-name="ce109" table:formula="of:=RIGHT(LEFT([.C14];4))" office:value-type="string" office:string-value="F">
            <text:p>F</text:p>
          </table:table-cell>
          <table:table-cell table:style-name="ce110" table:formula="of:=[.K14]&amp;[.H14]" office:value-type="string" office:string-value="FAP">
            <text:p>FAP</text:p>
          </table:table-cell>
          <table:table-cell table:style-name="ce109" table:formula="of:=[.L14]&amp;[.I14]" office:value-type="string" office:string-value="FAP">
            <text:p>FAP</text:p>
          </table:table-cell>
          <table:table-cell table:style-name="ce110" table:formula="of:=[.K14]&amp;[.J14]&amp;[.H14]" office:value-type="string" office:string-value="F2014AP">
            <text:p>F2014AP</text:p>
          </table:table-cell>
          <table:table-cell table:style-name="ce109" table:formula="of:=[.K14]&amp;[.J14]&amp;[.I14]" office:value-type="string" office:string-value="F2014">
            <text:p>F2014</text:p>
          </table:table-cell>
          <table:table-cell table:style-name="ce113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09F257384</text:p>
          </table:table-cell>
          <table:table-cell table:style-name="ce53" office:value-type="date" office:date-value="2009-12-10">
            <text:p>10/12/09</text:p>
          </table:table-cell>
          <table:table-cell table:style-name="ce66" office:value-type="float" office:value="-1.74">
            <text:p>-1,74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6.4">
            <text:p>-6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5])" office:value-type="float" office:value="2009">
            <text:p>2009</text:p>
          </table:table-cell>
          <table:table-cell table:style-name="ce109" table:formula="of:=RIGHT(LEFT([.C15];4))" office:value-type="string" office:string-value="F">
            <text:p>F</text:p>
          </table:table-cell>
          <table:table-cell table:style-name="ce110" table:formula="of:=[.K15]&amp;[.H15]" office:value-type="string" office:string-value="FAP">
            <text:p>FAP</text:p>
          </table:table-cell>
          <table:table-cell table:style-name="ce109" table:formula="of:=[.L15]&amp;[.I15]" office:value-type="string" office:string-value="FAP">
            <text:p>FAP</text:p>
          </table:table-cell>
          <table:table-cell table:style-name="ce110" table:formula="of:=[.K15]&amp;[.J15]&amp;[.H15]" office:value-type="string" office:string-value="F2009AP">
            <text:p>F2009AP</text:p>
          </table:table-cell>
          <table:table-cell table:style-name="ce109" table:formula="of:=[.K15]&amp;[.J15]&amp;[.I15]" office:value-type="string" office:string-value="F2009">
            <text:p>F2009</text:p>
          </table:table-cell>
          <table:table-cell table:style-name="ce115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2">
            <text:p>02/01/19</text:p>
          </table:table-cell>
          <table:table-cell table:style-name="ce32" office:value-type="string">
            <text:p>A18N294482</text:p>
          </table:table-cell>
          <table:table-cell table:style-name="ce53" office:value-type="date" office:date-value="2018-10-10">
            <text:p>10/10/18</text:p>
          </table:table-cell>
          <table:table-cell table:style-name="ce65" office:value-type="float" office:value="0.66">
            <text:p>0,66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-0.6">
            <text:p>-0,6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6])" office:value-type="float" office:value="2018">
            <text:p>2018</text:p>
          </table:table-cell>
          <table:table-cell table:style-name="ce109" table:formula="of:=RIGHT(LEFT([.C16];4))" office:value-type="string" office:string-value="N">
            <text:p>N</text:p>
          </table:table-cell>
          <table:table-cell table:style-name="ce110" table:formula="of:=[.K16]&amp;[.H16]" office:value-type="string" office:string-value="NAP">
            <text:p>NAP</text:p>
          </table:table-cell>
          <table:table-cell table:style-name="ce109" table:formula="of:=[.L16]&amp;[.I16]" office:value-type="string" office:string-value="NAP">
            <text:p>NAP</text:p>
          </table:table-cell>
          <table:table-cell table:style-name="ce110" table:formula="of:=[.K16]&amp;[.J16]&amp;[.H16]" office:value-type="string" office:string-value="N2018AP">
            <text:p>N2018AP</text:p>
          </table:table-cell>
          <table:table-cell table:style-name="ce109" table:formula="of:=[.K16]&amp;[.J16]&amp;[.I16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6" office:value-type="string">
            <text:p>MTS</text:p>
          </table:table-cell>
          <table:table-cell table:style-name="ce23" office:value-type="date" office:date-value="2019-01-02">
            <text:p>02/01/19</text:p>
          </table:table-cell>
          <table:table-cell table:style-name="ce34" office:value-type="string">
            <text:p>A14F413997</text:p>
          </table:table-cell>
          <table:table-cell table:style-name="ce54" office:value-type="date" office:date-value="2014-12-19">
            <text:p>19/12/14</text:p>
          </table:table-cell>
          <table:table-cell table:style-name="ce68" office:value-type="float" office:value="0.56">
            <text:p>0,56</text:p>
          </table:table-cell>
          <table:table-cell table:style-name="ce68" office:value-type="float" office:value="2">
            <text:p>2,00</text:p>
          </table:table-cell>
          <table:table-cell table:style-name="ce68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4" table:formula="of:=YEAR([.D17])" office:value-type="float" office:value="2014">
            <text:p>2014</text:p>
          </table:table-cell>
          <table:table-cell table:style-name="ce109" table:formula="of:=RIGHT(LEFT([.C17];4))" office:value-type="string" office:string-value="F">
            <text:p>F</text:p>
          </table:table-cell>
          <table:table-cell table:style-name="ce110" table:formula="of:=[.K17]&amp;[.H17]" office:value-type="string" office:string-value="FAP">
            <text:p>FAP</text:p>
          </table:table-cell>
          <table:table-cell table:style-name="ce109" table:formula="of:=[.L17]&amp;[.I17]" office:value-type="string" office:string-value="FAP">
            <text:p>FAP</text:p>
          </table:table-cell>
          <table:table-cell table:style-name="ce110" table:formula="of:=[.K17]&amp;[.J17]&amp;[.H17]" office:value-type="string" office:string-value="F2014AP">
            <text:p>F2014AP</text:p>
          </table:table-cell>
          <table:table-cell table:style-name="ce109" table:formula="of:=[.K17]&amp;[.J17]&amp;[.I17]" office:value-type="string" office:string-value="F2014">
            <text:p>F2014</text:p>
          </table:table-cell>
          <table:table-cell table:style-name="ce113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2" office:value-type="string">
            <text:p>A12F371069</text:p>
          </table:table-cell>
          <table:table-cell table:style-name="ce53" office:value-type="date" office:date-value="2013-08-12">
            <text:p>12/08/13</text:p>
          </table:table-cell>
          <table:table-cell table:style-name="ce65" office:value-type="float" office:value="0.1">
            <text:p>0,1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-9">
            <text:p>-9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8])" office:value-type="float" office:value="2013">
            <text:p>2013</text:p>
          </table:table-cell>
          <table:table-cell table:style-name="ce109" table:formula="of:=RIGHT(LEFT([.C18];4))" office:value-type="string" office:string-value="F">
            <text:p>F</text:p>
          </table:table-cell>
          <table:table-cell table:style-name="ce110" table:formula="of:=[.K18]&amp;[.H18]" office:value-type="string" office:string-value="FAP">
            <text:p>FAP</text:p>
          </table:table-cell>
          <table:table-cell table:style-name="ce109" table:formula="of:=[.L18]&amp;[.I18]" office:value-type="string" office:string-value="FAP">
            <text:p>FAP</text:p>
          </table:table-cell>
          <table:table-cell table:style-name="ce110" table:formula="of:=[.K18]&amp;[.J18]&amp;[.H18]" office:value-type="string" office:string-value="F2013AP">
            <text:p>F2013AP</text:p>
          </table:table-cell>
          <table:table-cell table:style-name="ce109" table:formula="of:=[.K18]&amp;[.J18]&amp;[.I18]" office:value-type="string" office:string-value="F2013">
            <text:p>F2013</text:p>
          </table:table-cell>
          <table:table-cell table:style-name="ce113"/>
        </table:table-row>
        <table:table-row table:style-name="ro2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5" office:value-type="string">
            <text:p>A16F241527</text:p>
          </table:table-cell>
          <table:table-cell table:style-name="ce53" office:value-type="date" office:date-value="2017-01-17">
            <text:p>17/01/17</text:p>
          </table:table-cell>
          <table:table-cell table:style-name="ce65" office:value-type="float" office:value="-0.04">
            <text:p>-0,04</text:p>
          </table:table-cell>
          <table:table-cell table:style-name="ce65" office:value-type="float" office:value="-1.2">
            <text:p>-1,20</text:p>
          </table:table-cell>
          <table:table-cell table:style-name="ce65" office:value-type="float" office:value="1">
            <text:p>1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9])" office:value-type="float" office:value="2017">
            <text:p>2017</text:p>
          </table:table-cell>
          <table:table-cell table:style-name="ce109" table:formula="of:=RIGHT(LEFT([.C19];4))" office:value-type="string" office:string-value="F">
            <text:p>F</text:p>
          </table:table-cell>
          <table:table-cell table:style-name="ce110" table:formula="of:=[.K19]&amp;[.H19]" office:value-type="string" office:string-value="FAP">
            <text:p>FAP</text:p>
          </table:table-cell>
          <table:table-cell table:style-name="ce109" table:formula="of:=[.L19]&amp;[.I19]" office:value-type="string" office:string-value="FAP">
            <text:p>FAP</text:p>
          </table:table-cell>
          <table:table-cell table:style-name="ce110" table:formula="of:=[.K19]&amp;[.J19]&amp;[.H19]" office:value-type="string" office:string-value="F2017AP">
            <text:p>F2017AP</text:p>
          </table:table-cell>
          <table:table-cell table:style-name="ce109" table:formula="of:=[.K19]&amp;[.J19]&amp;[.I19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2" office:value-type="string">
            <text:p>A17N278685</text:p>
          </table:table-cell>
          <table:table-cell table:style-name="ce53" office:value-type="date" office:date-value="2018-01-11">
            <text:p>11/01/18</text:p>
          </table:table-cell>
          <table:table-cell table:style-name="ce67" office:value-type="float" office:value="0.56">
            <text:p>0,56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1">
            <text:p>-1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0])" office:value-type="float" office:value="2018">
            <text:p>2018</text:p>
          </table:table-cell>
          <table:table-cell table:style-name="ce109" table:formula="of:=RIGHT(LEFT([.C20];4))" office:value-type="string" office:string-value="N">
            <text:p>N</text:p>
          </table:table-cell>
          <table:table-cell table:style-name="ce110" table:formula="of:=[.K20]&amp;[.H20]" office:value-type="string" office:string-value="NAP">
            <text:p>NAP</text:p>
          </table:table-cell>
          <table:table-cell table:style-name="ce109" table:formula="of:=[.L20]&amp;[.I20]" office:value-type="string" office:string-value="NAP">
            <text:p>NAP</text:p>
          </table:table-cell>
          <table:table-cell table:style-name="ce110" table:formula="of:=[.K20]&amp;[.J20]&amp;[.H20]" office:value-type="string" office:string-value="N2018AP">
            <text:p>N2018AP</text:p>
          </table:table-cell>
          <table:table-cell table:style-name="ce109" table:formula="of:=[.K20]&amp;[.J20]&amp;[.I20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2" office:value-type="string">
            <text:p>A18N194027</text:p>
          </table:table-cell>
          <table:table-cell table:style-name="ce53" office:value-type="date" office:date-value="2018-08-03">
            <text:p>03/08/18</text:p>
          </table:table-cell>
          <table:table-cell table:style-name="ce65" office:value-type="float" office:value="1.2">
            <text:p>1,20</text:p>
          </table:table-cell>
          <table:table-cell table:style-name="ce65" office:value-type="float" office:value="-0.6">
            <text:p>-0,60</text:p>
          </table:table-cell>
          <table:table-cell table:style-name="ce65" office:value-type="float" office:value="1.2">
            <text:p>1,2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1])" office:value-type="float" office:value="2018">
            <text:p>2018</text:p>
          </table:table-cell>
          <table:table-cell table:style-name="ce109" table:formula="of:=RIGHT(LEFT([.C21];4))" office:value-type="string" office:string-value="N">
            <text:p>N</text:p>
          </table:table-cell>
          <table:table-cell table:style-name="ce110" table:formula="of:=[.K21]&amp;[.H21]" office:value-type="string" office:string-value="NAP">
            <text:p>NAP</text:p>
          </table:table-cell>
          <table:table-cell table:style-name="ce109" table:formula="of:=[.L21]&amp;[.I21]" office:value-type="string" office:string-value="NAP">
            <text:p>NAP</text:p>
          </table:table-cell>
          <table:table-cell table:style-name="ce110" table:formula="of:=[.K21]&amp;[.J21]&amp;[.H21]" office:value-type="string" office:string-value="N2018AP">
            <text:p>N2018AP</text:p>
          </table:table-cell>
          <table:table-cell table:style-name="ce109" table:formula="of:=[.K21]&amp;[.J21]&amp;[.I21]" office:value-type="string" office:string-value="N2018">
            <text:p>N2018</text:p>
          </table:table-cell>
          <table:table-cell table:style-name="ce116"/>
        </table:table-row>
        <table:table-row table:style-name="ro2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5" office:value-type="string">
            <text:p>A13F242490</text:p>
          </table:table-cell>
          <table:table-cell table:style-name="ce53" office:value-type="date" office:date-value="2014-02-25">
            <text:p>25/02/14</text:p>
          </table:table-cell>
          <table:table-cell table:style-name="ce66" office:value-type="float" office:value="-0.1">
            <text:p>-0,10</text:p>
          </table:table-cell>
          <table:table-cell table:style-name="ce66" office:value-type="float" office:value="-4">
            <text:p>-4,00</text:p>
          </table:table-cell>
          <table:table-cell table:style-name="ce82" office:value-type="float" office:value="-46.6">
            <text:p>-46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2])" office:value-type="float" office:value="2014">
            <text:p>2014</text:p>
          </table:table-cell>
          <table:table-cell table:style-name="ce109" table:formula="of:=RIGHT(LEFT([.C22];4))" office:value-type="string" office:string-value="F">
            <text:p>F</text:p>
          </table:table-cell>
          <table:table-cell table:style-name="ce110" table:formula="of:=[.K22]&amp;[.H22]" office:value-type="string" office:string-value="FRP1">
            <text:p>FRP1</text:p>
          </table:table-cell>
          <table:table-cell table:style-name="ce109" table:formula="of:=[.L22]&amp;[.I22]" office:value-type="string" office:string-value="FRP1N">
            <text:p>FRP1N</text:p>
          </table:table-cell>
          <table:table-cell table:style-name="ce110" table:formula="of:=[.K22]&amp;[.J22]&amp;[.H22]" office:value-type="string" office:string-value="F2014RP1">
            <text:p>F2014RP1</text:p>
          </table:table-cell>
          <table:table-cell table:style-name="ce109" table:formula="of:=[.K22]&amp;[.J22]&amp;[.I22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2" office:value-type="string">
            <text:p>A16F275890</text:p>
          </table:table-cell>
          <table:table-cell table:style-name="ce53" office:value-type="date" office:date-value="2017-04-13">
            <text:p>13/04/17</text:p>
          </table:table-cell>
          <table:table-cell table:style-name="ce67" office:value-type="float" office:value="0.64">
            <text:p>0,64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1.4">
            <text:p>1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3])" office:value-type="float" office:value="2017">
            <text:p>2017</text:p>
          </table:table-cell>
          <table:table-cell table:style-name="ce109" table:formula="of:=RIGHT(LEFT([.C23];4))" office:value-type="string" office:string-value="F">
            <text:p>F</text:p>
          </table:table-cell>
          <table:table-cell table:style-name="ce110" table:formula="of:=[.K23]&amp;[.H23]" office:value-type="string" office:string-value="FAP">
            <text:p>FAP</text:p>
          </table:table-cell>
          <table:table-cell table:style-name="ce109" table:formula="of:=[.L23]&amp;[.I23]" office:value-type="string" office:string-value="FAP">
            <text:p>FAP</text:p>
          </table:table-cell>
          <table:table-cell table:style-name="ce110" table:formula="of:=[.K23]&amp;[.J23]&amp;[.H23]" office:value-type="string" office:string-value="F2017AP">
            <text:p>F2017AP</text:p>
          </table:table-cell>
          <table:table-cell table:style-name="ce109" table:formula="of:=[.K23]&amp;[.J23]&amp;[.I23]" office:value-type="string" office:string-value="F2017">
            <text:p>F2017</text:p>
          </table:table-cell>
          <table:table-cell table:style-name="ce116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2" office:value-type="string">
            <text:p>A12F370910</text:p>
          </table:table-cell>
          <table:table-cell table:style-name="ce53" office:value-type="date" office:date-value="2013-05-15">
            <text:p>15/05/13</text:p>
          </table:table-cell>
          <table:table-cell table:style-name="ce67" office:value-type="float" office:value="-1.8">
            <text:p>-1,80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11.8">
            <text:p>-11,8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24])" office:value-type="float" office:value="2013">
            <text:p>2013</text:p>
          </table:table-cell>
          <table:table-cell table:style-name="ce109" table:formula="of:=RIGHT(LEFT([.C24];4))" office:value-type="string" office:string-value="F">
            <text:p>F</text:p>
          </table:table-cell>
          <table:table-cell table:style-name="ce110" table:formula="of:=[.K24]&amp;[.H24]" office:value-type="string" office:string-value="FRP1">
            <text:p>FRP1</text:p>
          </table:table-cell>
          <table:table-cell table:style-name="ce109" table:formula="of:=[.L24]&amp;[.I24]" office:value-type="string" office:string-value="FRP1N">
            <text:p>FRP1N</text:p>
          </table:table-cell>
          <table:table-cell table:style-name="ce110" table:formula="of:=[.K24]&amp;[.J24]&amp;[.H24]" office:value-type="string" office:string-value="F2013RP1">
            <text:p>F2013RP1</text:p>
          </table:table-cell>
          <table:table-cell table:style-name="ce109" table:formula="of:=[.K24]&amp;[.J24]&amp;[.I24]" office:value-type="string" office:string-value="F2013N">
            <text:p>F2013N</text:p>
          </table:table-cell>
          <table:table-cell table:style-name="ce116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2" office:value-type="string">
            <text:p>A16F241520</text:p>
          </table:table-cell>
          <table:table-cell table:style-name="ce53" office:value-type="date" office:date-value="2017-01-18">
            <text:p>18/01/17</text:p>
          </table:table-cell>
          <table:table-cell table:style-name="ce67" office:value-type="float" office:value="0.76">
            <text:p>0,76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38.6">
            <text:p>-38,6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25])" office:value-type="float" office:value="2017">
            <text:p>2017</text:p>
          </table:table-cell>
          <table:table-cell table:style-name="ce109" table:formula="of:=RIGHT(LEFT([.C25];4))" office:value-type="string" office:string-value="F">
            <text:p>F</text:p>
          </table:table-cell>
          <table:table-cell table:style-name="ce110" table:formula="of:=[.K25]&amp;[.H25]" office:value-type="string" office:string-value="FRP1">
            <text:p>FRP1</text:p>
          </table:table-cell>
          <table:table-cell table:style-name="ce109" table:formula="of:=[.L25]&amp;[.I25]" office:value-type="string" office:string-value="FRP1N">
            <text:p>FRP1N</text:p>
          </table:table-cell>
          <table:table-cell table:style-name="ce110" table:formula="of:=[.K25]&amp;[.J25]&amp;[.H25]" office:value-type="string" office:string-value="F2017RP1">
            <text:p>F2017RP1</text:p>
          </table:table-cell>
          <table:table-cell table:style-name="ce109" table:formula="of:=[.K25]&amp;[.J25]&amp;[.I25]" office:value-type="string" office:string-value="F2017N">
            <text:p>F2017N</text:p>
          </table:table-cell>
          <table:table-cell table:style-name="ce116"/>
        </table:table-row>
        <table:table-row table:style-name="ro4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07F329433</text:p>
          </table:table-cell>
          <table:table-cell table:style-name="ce53" office:value-type="date" office:date-value="2008-02-12">
            <text:p>12/02/08</text:p>
          </table:table-cell>
          <table:table-cell table:style-name="ce67" office:value-type="float" office:value="1.1">
            <text:p>1,10</text:p>
          </table:table-cell>
          <table:table-cell table:style-name="ce66" office:value-type="float" office:value="-17.6">
            <text:p>-17,60</text:p>
          </table:table-cell>
          <table:table-cell table:style-name="ce69" office:value-type="float" office:value="-100">
            <text:p>-100,00</text:p>
          </table:table-cell>
          <table:table-cell table:style-name="ce75" office:value-type="string">
            <text:p>RP2</text:p>
          </table:table-cell>
          <table:table-cell table:style-name="ce75" office:value-type="string">
            <text:p>N</text:p>
          </table:table-cell>
          <table:table-cell table:style-name="ce104" table:formula="of:=YEAR([.D26])" office:value-type="float" office:value="2008">
            <text:p>2008</text:p>
          </table:table-cell>
          <table:table-cell table:style-name="ce109" table:formula="of:=RIGHT(LEFT([.C26];4))" office:value-type="string" office:string-value="F">
            <text:p>F</text:p>
          </table:table-cell>
          <table:table-cell table:style-name="ce110" table:formula="of:=[.K26]&amp;[.H26]" office:value-type="string" office:string-value="FRP2">
            <text:p>FRP2</text:p>
          </table:table-cell>
          <table:table-cell table:style-name="ce109" table:formula="of:=[.L26]&amp;[.I26]" office:value-type="string" office:string-value="FRP2N">
            <text:p>FRP2N</text:p>
          </table:table-cell>
          <table:table-cell table:style-name="ce110" table:formula="of:=[.K26]&amp;[.J26]&amp;[.H26]" office:value-type="string" office:string-value="F2008RP2">
            <text:p>F2008RP2</text:p>
          </table:table-cell>
          <table:table-cell table:style-name="ce109" table:formula="of:=[.K26]&amp;[.J26]&amp;[.I26]" office:value-type="string" office:string-value="F2008N">
            <text:p>F2008N</text:p>
          </table:table-cell>
          <table:table-cell table:style-name="ce116"/>
        </table:table-row>
        <table:table-row table:style-name="ro2">
          <table:table-cell table:style-name="ce5" office:value-type="string">
            <text:p>MTS</text:p>
          </table:table-cell>
          <table:table-cell table:style-name="ce22" office:value-type="date" office:date-value="2019-01-03">
            <text:p>03/01/19</text:p>
          </table:table-cell>
          <table:table-cell table:style-name="ce35" office:value-type="string">
            <text:p>A14F406741</text:p>
          </table:table-cell>
          <table:table-cell table:style-name="ce53" office:value-type="date" office:date-value="2014-12-11">
            <text:p>11/12/14</text:p>
          </table:table-cell>
          <table:table-cell table:style-name="ce69" office:value-type="float" office:value="-1.4">
            <text:p>-1,40</text:p>
          </table:table-cell>
          <table:table-cell table:style-name="ce66" office:value-type="float" office:value="-4">
            <text:p>-4,0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7])" office:value-type="float" office:value="2014">
            <text:p>2014</text:p>
          </table:table-cell>
          <table:table-cell table:style-name="ce109" table:formula="of:=RIGHT(LEFT([.C27];4))" office:value-type="string" office:string-value="F">
            <text:p>F</text:p>
          </table:table-cell>
          <table:table-cell table:style-name="ce110" table:formula="of:=[.K27]&amp;[.H27]" office:value-type="string" office:string-value="FRP1">
            <text:p>FRP1</text:p>
          </table:table-cell>
          <table:table-cell table:style-name="ce109" table:formula="of:=[.L27]&amp;[.I27]" office:value-type="string" office:string-value="FRP1N">
            <text:p>FRP1N</text:p>
          </table:table-cell>
          <table:table-cell table:style-name="ce110" table:formula="of:=[.K27]&amp;[.J27]&amp;[.H27]" office:value-type="string" office:string-value="F2014RP1">
            <text:p>F2014RP1</text:p>
          </table:table-cell>
          <table:table-cell table:style-name="ce109" table:formula="of:=[.K27]&amp;[.J27]&amp;[.I27]" office:value-type="string" office:string-value="F2014N">
            <text:p>F2014N</text:p>
          </table:table-cell>
          <table:table-cell table:style-name="ce117"/>
        </table:table-row>
        <table:table-row table:style-name="ro2">
          <table:table-cell table:style-name="ce7" office:value-type="string">
            <text:p>MTL</text:p>
          </table:table-cell>
          <table:table-cell table:style-name="ce22" office:value-type="date" office:date-value="2019-01-03">
            <text:p>03/01/19</text:p>
          </table:table-cell>
          <table:table-cell table:style-name="ce35" office:value-type="string">
            <text:p>A18N175120</text:p>
          </table:table-cell>
          <table:table-cell table:style-name="ce53" office:value-type="date" office:date-value="2018-11-16">
            <text:p>16/11/18</text:p>
          </table:table-cell>
          <table:table-cell table:style-name="ce67" office:value-type="float" office:value="0.94">
            <text:p>0,94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9.8">
            <text:p>-9,8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8])" office:value-type="float" office:value="2018">
            <text:p>2018</text:p>
          </table:table-cell>
          <table:table-cell table:style-name="ce109" table:formula="of:=RIGHT(LEFT([.C28];4))" office:value-type="string" office:string-value="N">
            <text:p>N</text:p>
          </table:table-cell>
          <table:table-cell table:style-name="ce110" table:formula="of:=[.K28]&amp;[.H28]" office:value-type="string" office:string-value="NAP">
            <text:p>NAP</text:p>
          </table:table-cell>
          <table:table-cell table:style-name="ce109" table:formula="of:=[.L28]&amp;[.I28]" office:value-type="string" office:string-value="NAP">
            <text:p>NAP</text:p>
          </table:table-cell>
          <table:table-cell table:style-name="ce110" table:formula="of:=[.K28]&amp;[.J28]&amp;[.H28]" office:value-type="string" office:string-value="N2018AP">
            <text:p>N2018AP</text:p>
          </table:table-cell>
          <table:table-cell table:style-name="ce109" table:formula="of:=[.K28]&amp;[.J28]&amp;[.I28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7" office:value-type="string">
            <text:p>MTL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09F256077</text:p>
          </table:table-cell>
          <table:table-cell table:style-name="ce53" office:value-type="date" office:date-value="2010-01-27">
            <text:p>27/01/10</text:p>
          </table:table-cell>
          <table:table-cell table:style-name="ce67" office:value-type="float" office:value="-0.76">
            <text:p>-0,7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5">
            <text:p>-5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9])" office:value-type="float" office:value="2010">
            <text:p>2010</text:p>
          </table:table-cell>
          <table:table-cell table:style-name="ce109" table:formula="of:=RIGHT(LEFT([.C29];4))" office:value-type="string" office:string-value="F">
            <text:p>F</text:p>
          </table:table-cell>
          <table:table-cell table:style-name="ce110" table:formula="of:=[.K29]&amp;[.H29]" office:value-type="string" office:string-value="FAP">
            <text:p>FAP</text:p>
          </table:table-cell>
          <table:table-cell table:style-name="ce109" table:formula="of:=[.L29]&amp;[.I29]" office:value-type="string" office:string-value="FAP">
            <text:p>FAP</text:p>
          </table:table-cell>
          <table:table-cell table:style-name="ce110" table:formula="of:=[.K29]&amp;[.J29]&amp;[.H29]" office:value-type="string" office:string-value="F2010AP">
            <text:p>F2010AP</text:p>
          </table:table-cell>
          <table:table-cell table:style-name="ce109" table:formula="of:=[.K29]&amp;[.J29]&amp;[.I29]" office:value-type="string" office:string-value="F2010">
            <text:p>F2010</text:p>
          </table:table-cell>
          <table:table-cell table:style-name="ce113"/>
        </table:table-row>
        <table:table-row table:style-name="ro4">
          <table:table-cell table:style-name="ce7" office:value-type="string">
            <text:p>MTL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06F325280</text:p>
          </table:table-cell>
          <table:table-cell table:style-name="ce53" office:value-type="date" office:date-value="2016-05-17">
            <text:p>17/05/16</text:p>
          </table:table-cell>
          <table:table-cell table:style-name="ce67" office:value-type="float" office:value="-1.7">
            <text:p>-1,7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0.4">
            <text:p>0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30])" office:value-type="float" office:value="2016">
            <text:p>2016</text:p>
          </table:table-cell>
          <table:table-cell table:style-name="ce109" table:formula="of:=RIGHT(LEFT([.C30];4))" office:value-type="string" office:string-value="F">
            <text:p>F</text:p>
          </table:table-cell>
          <table:table-cell table:style-name="ce110" table:formula="of:=[.K30]&amp;[.H30]" office:value-type="string" office:string-value="FAP">
            <text:p>FAP</text:p>
          </table:table-cell>
          <table:table-cell table:style-name="ce109" table:formula="of:=[.L30]&amp;[.I30]" office:value-type="string" office:string-value="FAP">
            <text:p>FAP</text:p>
          </table:table-cell>
          <table:table-cell table:style-name="ce110" table:formula="of:=[.K30]&amp;[.J30]&amp;[.H30]" office:value-type="string" office:string-value="F2016AP">
            <text:p>F2016AP</text:p>
          </table:table-cell>
          <table:table-cell table:style-name="ce109" table:formula="of:=[.K30]&amp;[.J30]&amp;[.I30]" office:value-type="string" office:string-value="F2016">
            <text:p>F2016</text:p>
          </table:table-cell>
          <table:table-cell table:style-name="ce113"/>
        </table:table-row>
        <table:table-row table:style-name="ro4">
          <table:table-cell table:style-name="ce7" office:value-type="string">
            <text:p>MTL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06F314915</text:p>
          </table:table-cell>
          <table:table-cell table:style-name="ce53" office:value-type="date" office:date-value="2016-05-27">
            <text:p>27/05/16</text:p>
          </table:table-cell>
          <table:table-cell table:style-name="ce67" office:value-type="float" office:value="-2.3">
            <text:p>-2,3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11">
            <text:p>-11,0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31])" office:value-type="float" office:value="2016">
            <text:p>2016</text:p>
          </table:table-cell>
          <table:table-cell table:style-name="ce109" table:formula="of:=RIGHT(LEFT([.C31];4))" office:value-type="string" office:string-value="F">
            <text:p>F</text:p>
          </table:table-cell>
          <table:table-cell table:style-name="ce110" table:formula="of:=[.K31]&amp;[.H31]" office:value-type="string" office:string-value="FRP1">
            <text:p>FRP1</text:p>
          </table:table-cell>
          <table:table-cell table:style-name="ce109" table:formula="of:=[.L31]&amp;[.I31]" office:value-type="string" office:string-value="FRP1N">
            <text:p>FRP1N</text:p>
          </table:table-cell>
          <table:table-cell table:style-name="ce110" table:formula="of:=[.K31]&amp;[.J31]&amp;[.H31]" office:value-type="string" office:string-value="F2016RP1">
            <text:p>F2016RP1</text:p>
          </table:table-cell>
          <table:table-cell table:style-name="ce109" table:formula="of:=[.K31]&amp;[.J31]&amp;[.I31]" office:value-type="string" office:string-value="F2016N">
            <text:p>F2016N</text:p>
          </table:table-cell>
          <table:table-cell table:style-name="ce113"/>
        </table:table-row>
        <table:table-row table:style-name="ro4">
          <table:table-cell table:style-name="ce7" office:value-type="string">
            <text:p>MTL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16F260104</text:p>
          </table:table-cell>
          <table:table-cell table:style-name="ce53" office:value-type="date" office:date-value="2017-01-25">
            <text:p>25/01/17</text:p>
          </table:table-cell>
          <table:table-cell table:style-name="ce69" office:value-type="float" office:value="1.1">
            <text:p>1,10</text:p>
          </table:table-cell>
          <table:table-cell table:style-name="ce66" office:value-type="float" office:value="3.2">
            <text:p>3,20</text:p>
          </table:table-cell>
          <table:table-cell table:style-name="ce69" office:value-type="float" office:value="0">
            <text:p>0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32])" office:value-type="float" office:value="2017">
            <text:p>2017</text:p>
          </table:table-cell>
          <table:table-cell table:style-name="ce109" table:formula="of:=RIGHT(LEFT([.C32];4))" office:value-type="string" office:string-value="F">
            <text:p>F</text:p>
          </table:table-cell>
          <table:table-cell table:style-name="ce110" table:formula="of:=[.K32]&amp;[.H32]" office:value-type="string" office:string-value="FAP">
            <text:p>FAP</text:p>
          </table:table-cell>
          <table:table-cell table:style-name="ce109" table:formula="of:=[.L32]&amp;[.I32]" office:value-type="string" office:string-value="FAP">
            <text:p>FAP</text:p>
          </table:table-cell>
          <table:table-cell table:style-name="ce110" table:formula="of:=[.K32]&amp;[.J32]&amp;[.H32]" office:value-type="string" office:string-value="F2017AP">
            <text:p>F2017AP</text:p>
          </table:table-cell>
          <table:table-cell table:style-name="ce109" table:formula="of:=[.K32]&amp;[.J32]&amp;[.I32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7" office:value-type="string">
            <text:p>MTL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07F330324</text:p>
          </table:table-cell>
          <table:table-cell table:style-name="ce53" office:value-type="date" office:date-value="2016-04-02">
            <text:p>02/04/16</text:p>
          </table:table-cell>
          <table:table-cell table:style-name="ce69" office:value-type="float" office:value="-0.74">
            <text:p>-0,74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0">
            <text:p>0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33])" office:value-type="float" office:value="2016">
            <text:p>2016</text:p>
          </table:table-cell>
          <table:table-cell table:style-name="ce109" table:formula="of:=RIGHT(LEFT([.C33];4))" office:value-type="string" office:string-value="F">
            <text:p>F</text:p>
          </table:table-cell>
          <table:table-cell table:style-name="ce110" table:formula="of:=[.K33]&amp;[.H33]" office:value-type="string" office:string-value="FAP">
            <text:p>FAP</text:p>
          </table:table-cell>
          <table:table-cell table:style-name="ce109" table:formula="of:=[.L33]&amp;[.I33]" office:value-type="string" office:string-value="FAP">
            <text:p>FAP</text:p>
          </table:table-cell>
          <table:table-cell table:style-name="ce110" table:formula="of:=[.K33]&amp;[.J33]&amp;[.H33]" office:value-type="string" office:string-value="F2016AP">
            <text:p>F2016AP</text:p>
          </table:table-cell>
          <table:table-cell table:style-name="ce109" table:formula="of:=[.K33]&amp;[.J33]&amp;[.I33]" office:value-type="string" office:string-value="F2016">
            <text:p>F2016</text:p>
          </table:table-cell>
          <table:table-cell table:style-name="ce113"/>
        </table:table-row>
        <table:table-row table:style-name="ro4">
          <table:table-cell table:style-name="ce7" office:value-type="string">
            <text:p>MTL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16F147397</text:p>
          </table:table-cell>
          <table:table-cell table:style-name="ce53" office:value-type="date" office:date-value="2016-09-26">
            <text:p>26/09/16</text:p>
          </table:table-cell>
          <table:table-cell table:style-name="ce69" office:value-type="float" office:value="-2.2">
            <text:p>-2,2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34])" office:value-type="float" office:value="2016">
            <text:p>2016</text:p>
          </table:table-cell>
          <table:table-cell table:style-name="ce109" table:formula="of:=RIGHT(LEFT([.C34];4))" office:value-type="string" office:string-value="F">
            <text:p>F</text:p>
          </table:table-cell>
          <table:table-cell table:style-name="ce110" table:formula="of:=[.K34]&amp;[.H34]" office:value-type="string" office:string-value="FAP">
            <text:p>FAP</text:p>
          </table:table-cell>
          <table:table-cell table:style-name="ce109" table:formula="of:=[.L34]&amp;[.I34]" office:value-type="string" office:string-value="FAP">
            <text:p>FAP</text:p>
          </table:table-cell>
          <table:table-cell table:style-name="ce110" table:formula="of:=[.K34]&amp;[.J34]&amp;[.H34]" office:value-type="string" office:string-value="F2016AP">
            <text:p>F2016AP</text:p>
          </table:table-cell>
          <table:table-cell table:style-name="ce109" table:formula="of:=[.K34]&amp;[.J34]&amp;[.I34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7" office:value-type="string">
            <text:p>MTL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06F441090</text:p>
          </table:table-cell>
          <table:table-cell table:style-name="ce53" office:value-type="date" office:date-value="2016-08-08">
            <text:p>08/08/16</text:p>
          </table:table-cell>
          <table:table-cell table:style-name="ce69" office:value-type="float" office:value="0">
            <text:p>0,0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21.6">
            <text:p>-21,6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35])" office:value-type="float" office:value="2016">
            <text:p>2016</text:p>
          </table:table-cell>
          <table:table-cell table:style-name="ce109" table:formula="of:=RIGHT(LEFT([.C35];4))" office:value-type="string" office:string-value="F">
            <text:p>F</text:p>
          </table:table-cell>
          <table:table-cell table:style-name="ce110" table:formula="of:=[.K35]&amp;[.H35]" office:value-type="string" office:string-value="FRP1">
            <text:p>FRP1</text:p>
          </table:table-cell>
          <table:table-cell table:style-name="ce109" table:formula="of:=[.L35]&amp;[.I35]" office:value-type="string" office:string-value="FRP1N">
            <text:p>FRP1N</text:p>
          </table:table-cell>
          <table:table-cell table:style-name="ce110" table:formula="of:=[.K35]&amp;[.J35]&amp;[.H35]" office:value-type="string" office:string-value="F2016RP1">
            <text:p>F2016RP1</text:p>
          </table:table-cell>
          <table:table-cell table:style-name="ce109" table:formula="of:=[.K35]&amp;[.J35]&amp;[.I35]" office:value-type="string" office:string-value="F2016N">
            <text:p>F2016N</text:p>
          </table:table-cell>
          <table:table-cell table:style-name="ce115"/>
        </table:table-row>
        <table:table-row table:style-name="ro4">
          <table:table-cell table:style-name="ce7" office:value-type="string">
            <text:p>BME</text:p>
          </table:table-cell>
          <table:table-cell table:style-name="ce22" office:value-type="date" office:date-value="2019-01-03">
            <text:p>03/01/19</text:p>
          </table:table-cell>
          <table:table-cell table:style-name="ce36" office:value-type="string">
            <text:p>A10F551823</text:p>
          </table:table-cell>
          <table:table-cell table:style-name="ce53" office:value-type="date" office:date-value="2011-11-23">
            <text:p>23/11/11</text:p>
          </table:table-cell>
          <table:table-cell table:style-name="ce69" office:value-type="float" office:value="-0.34">
            <text:p>-0,34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12.6">
            <text:p>-12,6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36])" office:value-type="float" office:value="2011">
            <text:p>2011</text:p>
          </table:table-cell>
          <table:table-cell table:style-name="ce109" table:formula="of:=RIGHT(LEFT([.C36];4))" office:value-type="string" office:string-value="F">
            <text:p>F</text:p>
          </table:table-cell>
          <table:table-cell table:style-name="ce110" table:formula="of:=[.K36]&amp;[.H36]" office:value-type="string" office:string-value="FRP1">
            <text:p>FRP1</text:p>
          </table:table-cell>
          <table:table-cell table:style-name="ce109" table:formula="of:=[.L36]&amp;[.I36]" office:value-type="string" office:string-value="FRP1N">
            <text:p>FRP1N</text:p>
          </table:table-cell>
          <table:table-cell table:style-name="ce110" table:formula="of:=[.K36]&amp;[.J36]&amp;[.H36]" office:value-type="string" office:string-value="F2011RP1">
            <text:p>F2011RP1</text:p>
          </table:table-cell>
          <table:table-cell table:style-name="ce109" table:formula="of:=[.K36]&amp;[.J36]&amp;[.I36]" office:value-type="string" office:string-value="F2011N">
            <text:p>F2011N</text:p>
          </table:table-cell>
          <table:table-cell table:style-name="ce115"/>
        </table:table-row>
        <table:table-row table:style-name="ro4">
          <table:table-cell table:style-name="ce7" office:value-type="string">
            <text:p>BME</text:p>
          </table:table-cell>
          <table:table-cell table:style-name="ce22" office:value-type="date" office:date-value="2019-01-03">
            <text:p>03/01/19</text:p>
          </table:table-cell>
          <table:table-cell table:style-name="ce37" office:value-type="string">
            <text:p>A15F238380</text:p>
          </table:table-cell>
          <table:table-cell table:style-name="ce53" office:value-type="date" office:date-value="2015-08-29">
            <text:p>29/08/15</text:p>
          </table:table-cell>
          <table:table-cell table:style-name="ce69" office:value-type="float" office:value="0.36">
            <text:p>0,3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1.6">
            <text:p>-31,6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37])" office:value-type="float" office:value="2015">
            <text:p>2015</text:p>
          </table:table-cell>
          <table:table-cell table:style-name="ce109" table:formula="of:=RIGHT(LEFT([.C37];4))" office:value-type="string" office:string-value="F">
            <text:p>F</text:p>
          </table:table-cell>
          <table:table-cell table:style-name="ce110" table:formula="of:=[.K37]&amp;[.H37]" office:value-type="string" office:string-value="FRP1">
            <text:p>FRP1</text:p>
          </table:table-cell>
          <table:table-cell table:style-name="ce109" table:formula="of:=[.L37]&amp;[.I37]" office:value-type="string" office:string-value="FRP1N">
            <text:p>FRP1N</text:p>
          </table:table-cell>
          <table:table-cell table:style-name="ce110" table:formula="of:=[.K37]&amp;[.J37]&amp;[.H37]" office:value-type="string" office:string-value="F2015RP1">
            <text:p>F2015RP1</text:p>
          </table:table-cell>
          <table:table-cell table:style-name="ce109" table:formula="of:=[.K37]&amp;[.J37]&amp;[.I37]" office:value-type="string" office:string-value="F2015N">
            <text:p>F2015N</text:p>
          </table:table-cell>
          <table:table-cell table:style-name="ce118"/>
        </table:table-row>
        <table:table-row table:style-name="ro2">
          <table:table-cell table:style-name="ce7" office:value-type="string">
            <text:p>BME</text:p>
          </table:table-cell>
          <table:table-cell table:style-name="ce22" office:value-type="date" office:date-value="2019-01-03">
            <text:p>03/01/19</text:p>
          </table:table-cell>
          <table:table-cell table:style-name="ce35" office:value-type="string">
            <text:p>A18N194319</text:p>
          </table:table-cell>
          <table:table-cell table:style-name="ce53" office:value-type="date" office:date-value="2018-08-02">
            <text:p>02/08/18</text:p>
          </table:table-cell>
          <table:table-cell table:style-name="ce69" office:value-type="float" office:value="3.24">
            <text:p>3,24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4">
            <text:p>-4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8])" office:value-type="float" office:value="2018">
            <text:p>2018</text:p>
          </table:table-cell>
          <table:table-cell table:style-name="ce109" table:formula="of:=RIGHT(LEFT([.C38];4))" office:value-type="string" office:string-value="N">
            <text:p>N</text:p>
          </table:table-cell>
          <table:table-cell table:style-name="ce110" table:formula="of:=[.K38]&amp;[.H38]" office:value-type="string" office:string-value="NAP">
            <text:p>NAP</text:p>
          </table:table-cell>
          <table:table-cell table:style-name="ce109" table:formula="of:=[.L38]&amp;[.I38]" office:value-type="string" office:string-value="NAP">
            <text:p>NAP</text:p>
          </table:table-cell>
          <table:table-cell table:style-name="ce110" table:formula="of:=[.K38]&amp;[.J38]&amp;[.H38]" office:value-type="string" office:string-value="N2018AP">
            <text:p>N2018AP</text:p>
          </table:table-cell>
          <table:table-cell table:style-name="ce109" table:formula="of:=[.K38]&amp;[.J38]&amp;[.I38]" office:value-type="string" office:string-value="N2018">
            <text:p>N2018</text:p>
          </table:table-cell>
          <table:table-cell table:style-name="ce118"/>
        </table:table-row>
        <table:table-row table:style-name="ro4">
          <table:table-cell table:style-name="ce8" office:value-type="string">
            <text:p>BME</text:p>
          </table:table-cell>
          <table:table-cell table:style-name="ce23" office:value-type="date" office:date-value="2019-01-03">
            <text:p>03/01/19</text:p>
          </table:table-cell>
          <table:table-cell table:style-name="ce38" office:value-type="string">
            <text:p>A06F307324</text:p>
          </table:table-cell>
          <table:table-cell table:style-name="ce54" office:value-type="date" office:date-value="2015-06-22">
            <text:p>22/06/15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1.4">
            <text:p>1,40</text:p>
          </table:table-cell>
          <table:table-cell table:style-name="ce70" office:value-type="float" office:value="-2.4">
            <text:p>-2,40</text:p>
          </table:table-cell>
          <table:table-cell table:style-name="ce87" office:value-type="string">
            <text:p>AP</text:p>
          </table:table-cell>
          <table:table-cell table:style-name="ce91"/>
          <table:table-cell table:style-name="ce104" table:formula="of:=YEAR([.D39])" office:value-type="float" office:value="2015">
            <text:p>2015</text:p>
          </table:table-cell>
          <table:table-cell table:style-name="ce109" table:formula="of:=RIGHT(LEFT([.C39];4))" office:value-type="string" office:string-value="F">
            <text:p>F</text:p>
          </table:table-cell>
          <table:table-cell table:style-name="ce110" table:formula="of:=[.K39]&amp;[.H39]" office:value-type="string" office:string-value="FAP">
            <text:p>FAP</text:p>
          </table:table-cell>
          <table:table-cell table:style-name="ce109" table:formula="of:=[.L39]&amp;[.I39]" office:value-type="string" office:string-value="FAP">
            <text:p>FAP</text:p>
          </table:table-cell>
          <table:table-cell table:style-name="ce110" table:formula="of:=[.K39]&amp;[.J39]&amp;[.H39]" office:value-type="string" office:string-value="F2015AP">
            <text:p>F2015AP</text:p>
          </table:table-cell>
          <table:table-cell table:style-name="ce109" table:formula="of:=[.K39]&amp;[.J39]&amp;[.I39]" office:value-type="string" office:string-value="F2015">
            <text:p>F2015</text:p>
          </table:table-cell>
          <table:table-cell table:style-name="ce113"/>
        </table:table-row>
        <table:table-row table:style-name="ro4">
          <table:table-cell table:style-name="ce7" office:value-type="string">
            <text:p>MTL</text:p>
          </table:table-cell>
          <table:table-cell table:style-name="ce22" office:value-type="date" office:date-value="2019-01-04">
            <text:p>04/01/19</text:p>
          </table:table-cell>
          <table:table-cell table:style-name="ce36" office:value-type="string">
            <text:p>A07F332861</text:p>
          </table:table-cell>
          <table:table-cell table:style-name="ce53" office:value-type="date" office:date-value="2016-11-01">
            <text:p>01/11/16</text:p>
          </table:table-cell>
          <table:table-cell table:style-name="ce69" office:value-type="float" office:value="-1.1">
            <text:p>-1,10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11">
            <text:p>-11,00</text:p>
          </table:table-cell>
          <table:table-cell table:style-name="ce75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4" table:formula="of:=YEAR([.D40])" office:value-type="float" office:value="2016">
            <text:p>2016</text:p>
          </table:table-cell>
          <table:table-cell table:style-name="ce109" table:formula="of:=RIGHT(LEFT([.C40];4))" office:value-type="string" office:string-value="F">
            <text:p>F</text:p>
          </table:table-cell>
          <table:table-cell table:style-name="ce110" table:formula="of:=[.K40]&amp;[.H40]" office:value-type="string" office:string-value="FRP1">
            <text:p>FRP1</text:p>
          </table:table-cell>
          <table:table-cell table:style-name="ce109" table:formula="of:=[.L40]&amp;[.I40]" office:value-type="string" office:string-value="FRP1N">
            <text:p>FRP1N</text:p>
          </table:table-cell>
          <table:table-cell table:style-name="ce110" table:formula="of:=[.K40]&amp;[.J40]&amp;[.H40]" office:value-type="string" office:string-value="F2016RP1">
            <text:p>F2016RP1</text:p>
          </table:table-cell>
          <table:table-cell table:style-name="ce109" table:formula="of:=[.K40]&amp;[.J40]&amp;[.I40]" office:value-type="string" office:string-value="F2016N">
            <text:p>F2016N</text:p>
          </table:table-cell>
          <table:table-cell table:style-name="ce113"/>
        </table:table-row>
        <table:table-row table:style-name="ro4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6" office:value-type="string">
            <text:p>A14F414552</text:p>
          </table:table-cell>
          <table:table-cell table:style-name="ce53" office:value-type="date" office:date-value="2014-12-22">
            <text:p>22/12/14</text:p>
          </table:table-cell>
          <table:table-cell table:style-name="ce69" office:value-type="float" office:value="-1.94">
            <text:p>-1,94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42.6">
            <text:p>-42,60</text:p>
          </table:table-cell>
          <table:table-cell table:style-name="ce75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4" table:formula="of:=YEAR([.D41])" office:value-type="float" office:value="2014">
            <text:p>2014</text:p>
          </table:table-cell>
          <table:table-cell table:style-name="ce109" table:formula="of:=RIGHT(LEFT([.C41];4))" office:value-type="string" office:string-value="F">
            <text:p>F</text:p>
          </table:table-cell>
          <table:table-cell table:style-name="ce110" table:formula="of:=[.K41]&amp;[.H41]" office:value-type="string" office:string-value="FRP1">
            <text:p>FRP1</text:p>
          </table:table-cell>
          <table:table-cell table:style-name="ce109" table:formula="of:=[.L41]&amp;[.I41]" office:value-type="string" office:string-value="FRP1N">
            <text:p>FRP1N</text:p>
          </table:table-cell>
          <table:table-cell table:style-name="ce110" table:formula="of:=[.K41]&amp;[.J41]&amp;[.H41]" office:value-type="string" office:string-value="F2014RP1">
            <text:p>F2014RP1</text:p>
          </table:table-cell>
          <table:table-cell table:style-name="ce109" table:formula="of:=[.K41]&amp;[.J41]&amp;[.I41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6" office:value-type="string">
            <text:p>A18N193779</text:p>
          </table:table-cell>
          <table:table-cell table:style-name="ce53" office:value-type="date" office:date-value="2018-08-21">
            <text:p>21/08/18</text:p>
          </table:table-cell>
          <table:table-cell table:style-name="ce69" office:value-type="float" office:value="0.14">
            <text:p>0,1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0">
            <text:p>0,00</text:p>
          </table:table-cell>
          <table:table-cell table:style-name="ce75" office:value-type="string">
            <text:p>AP</text:p>
          </table:table-cell>
          <table:table-cell table:style-name="ce92"/>
          <table:table-cell table:style-name="ce104" table:formula="of:=YEAR([.D42])" office:value-type="float" office:value="2018">
            <text:p>2018</text:p>
          </table:table-cell>
          <table:table-cell table:style-name="ce109" table:formula="of:=RIGHT(LEFT([.C42];4))" office:value-type="string" office:string-value="N">
            <text:p>N</text:p>
          </table:table-cell>
          <table:table-cell table:style-name="ce110" table:formula="of:=[.K42]&amp;[.H42]" office:value-type="string" office:string-value="NAP">
            <text:p>NAP</text:p>
          </table:table-cell>
          <table:table-cell table:style-name="ce109" table:formula="of:=[.L42]&amp;[.I42]" office:value-type="string" office:string-value="NAP">
            <text:p>NAP</text:p>
          </table:table-cell>
          <table:table-cell table:style-name="ce110" table:formula="of:=[.K42]&amp;[.J42]&amp;[.H42]" office:value-type="string" office:string-value="N2018AP">
            <text:p>N2018AP</text:p>
          </table:table-cell>
          <table:table-cell table:style-name="ce109" table:formula="of:=[.K42]&amp;[.J42]&amp;[.I42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6" office:value-type="string">
            <text:p>A13F203744</text:p>
          </table:table-cell>
          <table:table-cell table:style-name="ce53" office:value-type="date" office:date-value="2013-12-26">
            <text:p>26/12/13</text:p>
          </table:table-cell>
          <table:table-cell table:style-name="ce69" office:value-type="float" office:value="-1.1">
            <text:p>-1,10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19">
            <text:p>-19,00</text:p>
          </table:table-cell>
          <table:table-cell table:style-name="ce75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4" table:formula="of:=YEAR([.D43])" office:value-type="float" office:value="2013">
            <text:p>2013</text:p>
          </table:table-cell>
          <table:table-cell table:style-name="ce109" table:formula="of:=RIGHT(LEFT([.C43];4))" office:value-type="string" office:string-value="F">
            <text:p>F</text:p>
          </table:table-cell>
          <table:table-cell table:style-name="ce110" table:formula="of:=[.K43]&amp;[.H43]" office:value-type="string" office:string-value="FRP1">
            <text:p>FRP1</text:p>
          </table:table-cell>
          <table:table-cell table:style-name="ce109" table:formula="of:=[.L43]&amp;[.I43]" office:value-type="string" office:string-value="FRP1N">
            <text:p>FRP1N</text:p>
          </table:table-cell>
          <table:table-cell table:style-name="ce110" table:formula="of:=[.K43]&amp;[.J43]&amp;[.H43]" office:value-type="string" office:string-value="F2013RP1">
            <text:p>F2013RP1</text:p>
          </table:table-cell>
          <table:table-cell table:style-name="ce109" table:formula="of:=[.K43]&amp;[.J43]&amp;[.I43]" office:value-type="string" office:string-value="F2013N">
            <text:p>F2013N</text:p>
          </table:table-cell>
          <table:table-cell table:style-name="ce116"/>
        </table:table-row>
        <table:table-row table:style-name="ro2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11F193714</text:p>
          </table:table-cell>
          <table:table-cell table:style-name="ce53" office:value-type="date" office:date-value="2017-12-26">
            <text:p>26/12/17</text:p>
          </table:table-cell>
          <table:table-cell table:style-name="ce69" office:value-type="float" office:value="9.86">
            <text:p>9,86</text:p>
          </table:table-cell>
          <table:table-cell table:style-name="ce66" office:value-type="float" office:value="11">
            <text:p>11,00</text:p>
          </table:table-cell>
          <table:table-cell table:style-name="ce69" office:value-type="float" office:value="7.4">
            <text:p>7,4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P</text:p>
          </table:table-cell>
          <table:table-cell table:style-name="ce104" table:formula="of:=YEAR([.D44])" office:value-type="float" office:value="2017">
            <text:p>2017</text:p>
          </table:table-cell>
          <table:table-cell table:style-name="ce109" table:formula="of:=RIGHT(LEFT([.C44];4))" office:value-type="string" office:string-value="F">
            <text:p>F</text:p>
          </table:table-cell>
          <table:table-cell table:style-name="ce110" table:formula="of:=[.K44]&amp;[.H44]" office:value-type="string" office:string-value="FRP2">
            <text:p>FRP2</text:p>
          </table:table-cell>
          <table:table-cell table:style-name="ce109" table:formula="of:=[.L44]&amp;[.I44]" office:value-type="string" office:string-value="FRP2P">
            <text:p>FRP2P</text:p>
          </table:table-cell>
          <table:table-cell table:style-name="ce110" table:formula="of:=[.K44]&amp;[.J44]&amp;[.H44]" office:value-type="string" office:string-value="F2017RP2">
            <text:p>F2017RP2</text:p>
          </table:table-cell>
          <table:table-cell table:style-name="ce109" table:formula="of:=[.K44]&amp;[.J44]&amp;[.I44]" office:value-type="string" office:string-value="F2017P">
            <text:p>F2017P</text:p>
          </table:table-cell>
          <table:table-cell table:style-name="ce116"/>
        </table:table-row>
        <table:table-row table:style-name="ro4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6" office:value-type="string">
            <text:p>A07S262408</text:p>
          </table:table-cell>
          <table:table-cell table:style-name="ce53" office:value-type="date" office:date-value="2007-07-24">
            <text:p>24/07/07</text:p>
          </table:table-cell>
          <table:table-cell table:style-name="ce67" office:value-type="float" office:value="-2.36">
            <text:p>-2,36</text:p>
          </table:table-cell>
          <table:table-cell table:style-name="ce66" office:value-type="float" office:value="-4.4">
            <text:p>-4,40</text:p>
          </table:table-cell>
          <table:table-cell table:style-name="ce69" office:value-type="float" office:value="-26.6">
            <text:p>-26,60</text:p>
          </table:table-cell>
          <table:table-cell table:style-name="ce75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4" table:formula="of:=YEAR([.D45])" office:value-type="float" office:value="2007">
            <text:p>2007</text:p>
          </table:table-cell>
          <table:table-cell table:style-name="ce109" table:formula="of:=RIGHT(LEFT([.C45];4))" office:value-type="string" office:string-value="S">
            <text:p>S</text:p>
          </table:table-cell>
          <table:table-cell table:style-name="ce110" table:formula="of:=[.K45]&amp;[.H45]" office:value-type="string" office:string-value="SRP1">
            <text:p>SRP1</text:p>
          </table:table-cell>
          <table:table-cell table:style-name="ce109" table:formula="of:=[.L45]&amp;[.I45]" office:value-type="string" office:string-value="SRP1N">
            <text:p>SRP1N</text:p>
          </table:table-cell>
          <table:table-cell table:style-name="ce110" table:formula="of:=[.K45]&amp;[.J45]&amp;[.H45]" office:value-type="string" office:string-value="S2007RP1">
            <text:p>S2007RP1</text:p>
          </table:table-cell>
          <table:table-cell table:style-name="ce109" table:formula="of:=[.K45]&amp;[.J45]&amp;[.I45]" office:value-type="string" office:string-value="S2007N">
            <text:p>S2007N</text:p>
          </table:table-cell>
          <table:table-cell table:style-name="ce116"/>
        </table:table-row>
        <table:table-row table:style-name="ro2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08F415711</text:p>
          </table:table-cell>
          <table:table-cell table:style-name="ce53" office:value-type="date" office:date-value="2008-09-24">
            <text:p>24/09/08</text:p>
          </table:table-cell>
          <table:table-cell table:style-name="ce69" office:value-type="float" office:value="-2.16">
            <text:p>-2,16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7.6">
            <text:p>-7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46])" office:value-type="float" office:value="2008">
            <text:p>2008</text:p>
          </table:table-cell>
          <table:table-cell table:style-name="ce109" table:formula="of:=RIGHT(LEFT([.C46];4))" office:value-type="string" office:string-value="F">
            <text:p>F</text:p>
          </table:table-cell>
          <table:table-cell table:style-name="ce110" table:formula="of:=[.K46]&amp;[.H46]" office:value-type="string" office:string-value="FAP">
            <text:p>FAP</text:p>
          </table:table-cell>
          <table:table-cell table:style-name="ce109" table:formula="of:=[.L46]&amp;[.I46]" office:value-type="string" office:string-value="FAP">
            <text:p>FAP</text:p>
          </table:table-cell>
          <table:table-cell table:style-name="ce110" table:formula="of:=[.K46]&amp;[.J46]&amp;[.H46]" office:value-type="string" office:string-value="F2008AP">
            <text:p>F2008AP</text:p>
          </table:table-cell>
          <table:table-cell table:style-name="ce109" table:formula="of:=[.K46]&amp;[.J46]&amp;[.I46]" office:value-type="string" office:string-value="F2008">
            <text:p>F2008</text:p>
          </table:table-cell>
          <table:table-cell table:style-name="ce116"/>
        </table:table-row>
        <table:table-row table:style-name="ro2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08F360778</text:p>
          </table:table-cell>
          <table:table-cell table:style-name="ce53" office:value-type="date" office:date-value="2008-09-25">
            <text:p>25/09/08</text:p>
          </table:table-cell>
          <table:table-cell table:style-name="ce69" office:value-type="float" office:value="-1.14">
            <text:p>-1,14</text:p>
          </table:table-cell>
          <table:table-cell table:style-name="ce66" office:value-type="float" office:value="-62.6">
            <text:p>-62,6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47])" office:value-type="float" office:value="2008">
            <text:p>2008</text:p>
          </table:table-cell>
          <table:table-cell table:style-name="ce109" table:formula="of:=RIGHT(LEFT([.C47];4))" office:value-type="string" office:string-value="F">
            <text:p>F</text:p>
          </table:table-cell>
          <table:table-cell table:style-name="ce110" table:formula="of:=[.K47]&amp;[.H47]" office:value-type="string" office:string-value="FRP2">
            <text:p>FRP2</text:p>
          </table:table-cell>
          <table:table-cell table:style-name="ce109" table:formula="of:=[.L47]&amp;[.I47]" office:value-type="string" office:string-value="FRP2N">
            <text:p>FRP2N</text:p>
          </table:table-cell>
          <table:table-cell table:style-name="ce110" table:formula="of:=[.K47]&amp;[.J47]&amp;[.H47]" office:value-type="string" office:string-value="F2008RP2">
            <text:p>F2008RP2</text:p>
          </table:table-cell>
          <table:table-cell table:style-name="ce109" table:formula="of:=[.K47]&amp;[.J47]&amp;[.I47]" office:value-type="string" office:string-value="F2008N">
            <text:p>F2008N</text:p>
          </table:table-cell>
          <table:table-cell table:style-name="ce116"/>
        </table:table-row>
        <table:table-row table:style-name="ro2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16F145951</text:p>
          </table:table-cell>
          <table:table-cell table:style-name="ce53" office:value-type="date" office:date-value="2016-09-15">
            <text:p>15/09/16</text:p>
          </table:table-cell>
          <table:table-cell table:style-name="ce67" office:value-type="float" office:value="-2.16">
            <text:p>-2,16</text:p>
          </table:table-cell>
          <table:table-cell table:style-name="ce66" office:value-type="float" office:value="-37.6">
            <text:p>-37,6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48])" office:value-type="float" office:value="2016">
            <text:p>2016</text:p>
          </table:table-cell>
          <table:table-cell table:style-name="ce109" table:formula="of:=RIGHT(LEFT([.C48];4))" office:value-type="string" office:string-value="F">
            <text:p>F</text:p>
          </table:table-cell>
          <table:table-cell table:style-name="ce110" table:formula="of:=[.K48]&amp;[.H48]" office:value-type="string" office:string-value="FRP2">
            <text:p>FRP2</text:p>
          </table:table-cell>
          <table:table-cell table:style-name="ce109" table:formula="of:=[.L48]&amp;[.I48]" office:value-type="string" office:string-value="FRP2N">
            <text:p>FRP2N</text:p>
          </table:table-cell>
          <table:table-cell table:style-name="ce110" table:formula="of:=[.K48]&amp;[.J48]&amp;[.H48]" office:value-type="string" office:string-value="F2016RP2">
            <text:p>F2016RP2</text:p>
          </table:table-cell>
          <table:table-cell table:style-name="ce109" table:formula="of:=[.K48]&amp;[.J48]&amp;[.I48]" office:value-type="string" office:string-value="F2016N">
            <text:p>F2016N</text:p>
          </table:table-cell>
          <table:table-cell table:style-name="ce116"/>
        </table:table-row>
        <table:table-row table:style-name="ro2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06F316498</text:p>
          </table:table-cell>
          <table:table-cell table:style-name="ce53" office:value-type="date" office:date-value="2016-04-08">
            <text:p>08/04/16</text:p>
          </table:table-cell>
          <table:table-cell table:style-name="ce69" office:value-type="float" office:value="-1.6">
            <text:p>-1,60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25">
            <text:p>-25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49])" office:value-type="float" office:value="2016">
            <text:p>2016</text:p>
          </table:table-cell>
          <table:table-cell table:style-name="ce109" table:formula="of:=RIGHT(LEFT([.C49];4))" office:value-type="string" office:string-value="F">
            <text:p>F</text:p>
          </table:table-cell>
          <table:table-cell table:style-name="ce110" table:formula="of:=[.K49]&amp;[.H49]" office:value-type="string" office:string-value="FRP1">
            <text:p>FRP1</text:p>
          </table:table-cell>
          <table:table-cell table:style-name="ce109" table:formula="of:=[.L49]&amp;[.I49]" office:value-type="string" office:string-value="FRP1N">
            <text:p>FRP1N</text:p>
          </table:table-cell>
          <table:table-cell table:style-name="ce110" table:formula="of:=[.K49]&amp;[.J49]&amp;[.H49]" office:value-type="string" office:string-value="F2016RP1">
            <text:p>F2016RP1</text:p>
          </table:table-cell>
          <table:table-cell table:style-name="ce109" table:formula="of:=[.K49]&amp;[.J49]&amp;[.I49]" office:value-type="string" office:string-value="F2016N">
            <text:p>F2016N</text:p>
          </table:table-cell>
          <table:table-cell table:style-name="ce115"/>
        </table:table-row>
        <table:table-row table:style-name="ro4">
          <table:table-cell table:style-name="ce7" office:value-type="string">
            <text:p>MTS</text:p>
          </table:table-cell>
          <table:table-cell table:style-name="ce22" office:value-type="date" office:date-value="2019-01-04">
            <text:p>04/01/19</text:p>
          </table:table-cell>
          <table:table-cell table:style-name="ce32" office:value-type="string">
            <text:p>A12F356093</text:p>
          </table:table-cell>
          <table:table-cell table:style-name="ce53" office:value-type="date" office:date-value="2013-03-18">
            <text:p>18/03/13</text:p>
          </table:table-cell>
          <table:table-cell table:style-name="ce67" office:value-type="float" office:value="0.46">
            <text:p>0,46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10">
            <text:p>-10,00</text:p>
          </table:table-cell>
          <table:table-cell table:style-name="ce75" office:value-type="string">
            <text:p>AP</text:p>
          </table:table-cell>
          <table:table-cell table:style-name="ce93"/>
          <table:table-cell table:style-name="ce104" table:formula="of:=YEAR([.D50])" office:value-type="float" office:value="2013">
            <text:p>2013</text:p>
          </table:table-cell>
          <table:table-cell table:style-name="ce109" table:formula="of:=RIGHT(LEFT([.C50];4))" office:value-type="string" office:string-value="F">
            <text:p>F</text:p>
          </table:table-cell>
          <table:table-cell table:style-name="ce110" table:formula="of:=[.K50]&amp;[.H50]" office:value-type="string" office:string-value="FAP">
            <text:p>FAP</text:p>
          </table:table-cell>
          <table:table-cell table:style-name="ce109" table:formula="of:=[.L50]&amp;[.I50]" office:value-type="string" office:string-value="FAP">
            <text:p>FAP</text:p>
          </table:table-cell>
          <table:table-cell table:style-name="ce110" table:formula="of:=[.K50]&amp;[.J50]&amp;[.H50]" office:value-type="string" office:string-value="F2013AP">
            <text:p>F2013AP</text:p>
          </table:table-cell>
          <table:table-cell table:style-name="ce109" table:formula="of:=[.K50]&amp;[.J50]&amp;[.I50]" office:value-type="string" office:string-value="F2013">
            <text:p>F2013</text:p>
          </table:table-cell>
          <table:table-cell table:style-name="ce115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4">
            <text:p>04/01/19</text:p>
          </table:table-cell>
          <table:table-cell table:style-name="ce32" office:value-type="string">
            <text:p>A11N243312</text:p>
          </table:table-cell>
          <table:table-cell table:style-name="ce53" office:value-type="date" office:date-value="2011-09-29">
            <text:p>29/09/11</text:p>
          </table:table-cell>
          <table:table-cell table:style-name="ce69" office:value-type="float" office:value="6.44">
            <text:p>6,44</text:p>
          </table:table-cell>
          <table:table-cell table:style-name="ce66" office:value-type="float" office:value="9.1">
            <text:p>9,10</text:p>
          </table:table-cell>
          <table:table-cell table:style-name="ce69" office:value-type="float" office:value="7.5">
            <text:p>7,50</text:p>
          </table:table-cell>
          <table:table-cell table:style-name="ce75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04" table:formula="of:=YEAR([.D51])" office:value-type="float" office:value="2011">
            <text:p>2011</text:p>
          </table:table-cell>
          <table:table-cell table:style-name="ce109" table:formula="of:=RIGHT(LEFT([.C51];4))" office:value-type="string" office:string-value="N">
            <text:p>N</text:p>
          </table:table-cell>
          <table:table-cell table:style-name="ce110" table:formula="of:=[.K51]&amp;[.H51]" office:value-type="string" office:string-value="NRP2">
            <text:p>NRP2</text:p>
          </table:table-cell>
          <table:table-cell table:style-name="ce109" table:formula="of:=[.L51]&amp;[.I51]" office:value-type="string" office:string-value="NRP2P">
            <text:p>NRP2P</text:p>
          </table:table-cell>
          <table:table-cell table:style-name="ce110" table:formula="of:=[.K51]&amp;[.J51]&amp;[.H51]" office:value-type="string" office:string-value="N2011RP2">
            <text:p>N2011RP2</text:p>
          </table:table-cell>
          <table:table-cell table:style-name="ce109" table:formula="of:=[.K51]&amp;[.J51]&amp;[.I51]" office:value-type="string" office:string-value="N2011P">
            <text:p>N2011P</text:p>
          </table:table-cell>
          <table:table-cell table:style-name="ce116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02S201569</text:p>
          </table:table-cell>
          <table:table-cell table:style-name="ce53" office:value-type="date" office:date-value="2011-07-08">
            <text:p>08/07/11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52])" office:value-type="float" office:value="2011">
            <text:p>2011</text:p>
          </table:table-cell>
          <table:table-cell table:style-name="ce109" table:formula="of:=RIGHT(LEFT([.C52];4))" office:value-type="string" office:string-value="S">
            <text:p>S</text:p>
          </table:table-cell>
          <table:table-cell table:style-name="ce110" table:formula="of:=[.K52]&amp;[.H52]" office:value-type="string" office:string-value="SRP1">
            <text:p>SRP1</text:p>
          </table:table-cell>
          <table:table-cell table:style-name="ce109" table:formula="of:=[.L52]&amp;[.I52]" office:value-type="string" office:string-value="SRP1N">
            <text:p>SRP1N</text:p>
          </table:table-cell>
          <table:table-cell table:style-name="ce110" table:formula="of:=[.K52]&amp;[.J52]&amp;[.H52]" office:value-type="string" office:string-value="S2011RP1">
            <text:p>S2011RP1</text:p>
          </table:table-cell>
          <table:table-cell table:style-name="ce109" table:formula="of:=[.K52]&amp;[.J52]&amp;[.I52]" office:value-type="string" office:string-value="S2011N">
            <text:p>S2011N</text:p>
          </table:table-cell>
          <table:table-cell table:style-name="ce117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16F127618</text:p>
          </table:table-cell>
          <table:table-cell table:style-name="ce53" office:value-type="date" office:date-value="2016-10-19">
            <text:p>19/10/16</text:p>
          </table:table-cell>
          <table:table-cell table:style-name="ce67" office:value-type="float" office:value="15.76">
            <text:p>15,76</text:p>
          </table:table-cell>
          <table:table-cell table:style-name="ce66" office:value-type="float" office:value="19">
            <text:p>19,00</text:p>
          </table:table-cell>
          <table:table-cell table:style-name="ce69" office:value-type="float" office:value="-7">
            <text:p>-7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P</text:p>
          </table:table-cell>
          <table:table-cell table:style-name="ce104" table:formula="of:=YEAR([.D53])" office:value-type="float" office:value="2016">
            <text:p>2016</text:p>
          </table:table-cell>
          <table:table-cell table:style-name="ce109" table:formula="of:=RIGHT(LEFT([.C53];4))" office:value-type="string" office:string-value="F">
            <text:p>F</text:p>
          </table:table-cell>
          <table:table-cell table:style-name="ce110" table:formula="of:=[.K53]&amp;[.H53]" office:value-type="string" office:string-value="FRP2">
            <text:p>FRP2</text:p>
          </table:table-cell>
          <table:table-cell table:style-name="ce109" table:formula="of:=[.L53]&amp;[.I53]" office:value-type="string" office:string-value="FRP2P">
            <text:p>FRP2P</text:p>
          </table:table-cell>
          <table:table-cell table:style-name="ce110" table:formula="of:=[.K53]&amp;[.J53]&amp;[.H53]" office:value-type="string" office:string-value="F2016RP2">
            <text:p>F2016RP2</text:p>
          </table:table-cell>
          <table:table-cell table:style-name="ce109" table:formula="of:=[.K53]&amp;[.J53]&amp;[.I53]" office:value-type="string" office:string-value="F2016P">
            <text:p>F2016P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4">
            <text:p>04/01/19</text:p>
          </table:table-cell>
          <table:table-cell table:style-name="ce32" office:value-type="string">
            <text:p>A10F201835</text:p>
          </table:table-cell>
          <table:table-cell table:style-name="ce53" office:value-type="date" office:date-value="2011-08-05">
            <text:p>05/08/11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5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4" table:formula="of:=YEAR([.D54])" office:value-type="float" office:value="2011">
            <text:p>2011</text:p>
          </table:table-cell>
          <table:table-cell table:style-name="ce109" table:formula="of:=RIGHT(LEFT([.C54];4))" office:value-type="string" office:string-value="F">
            <text:p>F</text:p>
          </table:table-cell>
          <table:table-cell table:style-name="ce110" table:formula="of:=[.K54]&amp;[.H54]" office:value-type="string" office:string-value="FRP1">
            <text:p>FRP1</text:p>
          </table:table-cell>
          <table:table-cell table:style-name="ce109" table:formula="of:=[.L54]&amp;[.I54]" office:value-type="string" office:string-value="FRP1N">
            <text:p>FRP1N</text:p>
          </table:table-cell>
          <table:table-cell table:style-name="ce110" table:formula="of:=[.K54]&amp;[.J54]&amp;[.H54]" office:value-type="string" office:string-value="F2011RP1">
            <text:p>F2011RP1</text:p>
          </table:table-cell>
          <table:table-cell table:style-name="ce109" table:formula="of:=[.K54]&amp;[.J54]&amp;[.I54]" office:value-type="string" office:string-value="F2011N">
            <text:p>F2011N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4">
            <text:p>04/01/19</text:p>
          </table:table-cell>
          <table:table-cell table:style-name="ce32" office:value-type="string">
            <text:p>A09F001661</text:p>
          </table:table-cell>
          <table:table-cell table:style-name="ce53" office:value-type="date" office:date-value="2009-07-03">
            <text:p>03/07/09</text:p>
          </table:table-cell>
          <table:table-cell table:style-name="ce69" office:value-type="float" office:value="4.5">
            <text:p>4,50</text:p>
          </table:table-cell>
          <table:table-cell table:style-name="ce66" office:value-type="float" office:value="5">
            <text:p>5,00</text:p>
          </table:table-cell>
          <table:table-cell table:style-name="ce69" office:value-type="float" office:value="-37">
            <text:p>-37,00</text:p>
          </table:table-cell>
          <table:table-cell table:style-name="ce75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4" table:formula="of:=YEAR([.D55])" office:value-type="float" office:value="2009">
            <text:p>2009</text:p>
          </table:table-cell>
          <table:table-cell table:style-name="ce109" table:formula="of:=RIGHT(LEFT([.C55];4))" office:value-type="string" office:string-value="F">
            <text:p>F</text:p>
          </table:table-cell>
          <table:table-cell table:style-name="ce110" table:formula="of:=[.K55]&amp;[.H55]" office:value-type="string" office:string-value="FRP1">
            <text:p>FRP1</text:p>
          </table:table-cell>
          <table:table-cell table:style-name="ce109" table:formula="of:=[.L55]&amp;[.I55]" office:value-type="string" office:string-value="FRP1N">
            <text:p>FRP1N</text:p>
          </table:table-cell>
          <table:table-cell table:style-name="ce110" table:formula="of:=[.K55]&amp;[.J55]&amp;[.H55]" office:value-type="string" office:string-value="F2009RP1">
            <text:p>F2009RP1</text:p>
          </table:table-cell>
          <table:table-cell table:style-name="ce109" table:formula="of:=[.K55]&amp;[.J55]&amp;[.I55]" office:value-type="string" office:string-value="F2009N">
            <text:p>F2009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04">
            <text:p>04/01/19</text:p>
          </table:table-cell>
          <table:table-cell table:style-name="ce32" office:value-type="string">
            <text:p>A07F237875</text:p>
          </table:table-cell>
          <table:table-cell table:style-name="ce53" office:value-type="date" office:date-value="2015-12-23">
            <text:p>23/12/15</text:p>
          </table:table-cell>
          <table:table-cell table:style-name="ce69" office:value-type="float" office:value="-0.96">
            <text:p>-0,9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9.4">
            <text:p>-19,40</text:p>
          </table:table-cell>
          <table:table-cell table:style-name="ce75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4" table:formula="of:=YEAR([.D56])" office:value-type="float" office:value="2015">
            <text:p>2015</text:p>
          </table:table-cell>
          <table:table-cell table:style-name="ce109" table:formula="of:=RIGHT(LEFT([.C56];4))" office:value-type="string" office:string-value="F">
            <text:p>F</text:p>
          </table:table-cell>
          <table:table-cell table:style-name="ce110" table:formula="of:=[.K56]&amp;[.H56]" office:value-type="string" office:string-value="FRP1">
            <text:p>FRP1</text:p>
          </table:table-cell>
          <table:table-cell table:style-name="ce109" table:formula="of:=[.L56]&amp;[.I56]" office:value-type="string" office:string-value="FRP1N">
            <text:p>FRP1N</text:p>
          </table:table-cell>
          <table:table-cell table:style-name="ce110" table:formula="of:=[.K56]&amp;[.J56]&amp;[.H56]" office:value-type="string" office:string-value="F2015RP1">
            <text:p>F2015RP1</text:p>
          </table:table-cell>
          <table:table-cell table:style-name="ce109" table:formula="of:=[.K56]&amp;[.J56]&amp;[.I56]" office:value-type="string" office:string-value="F2015N">
            <text:p>F2015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04">
            <text:p>04/01/19</text:p>
          </table:table-cell>
          <table:table-cell table:style-name="ce32" office:value-type="string">
            <text:p>A15F018283</text:p>
          </table:table-cell>
          <table:table-cell table:style-name="ce53" office:value-type="date" office:date-value="2015-02-13">
            <text:p>13/02/15</text:p>
          </table:table-cell>
          <table:table-cell table:style-name="ce67" office:value-type="float" office:value="-2">
            <text:p>-2,0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20">
            <text:p>-20,00</text:p>
          </table:table-cell>
          <table:table-cell table:style-name="ce75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4" table:formula="of:=YEAR([.D57])" office:value-type="float" office:value="2015">
            <text:p>2015</text:p>
          </table:table-cell>
          <table:table-cell table:style-name="ce109" table:formula="of:=RIGHT(LEFT([.C57];4))" office:value-type="string" office:string-value="F">
            <text:p>F</text:p>
          </table:table-cell>
          <table:table-cell table:style-name="ce110" table:formula="of:=[.K57]&amp;[.H57]" office:value-type="string" office:string-value="FRP1">
            <text:p>FRP1</text:p>
          </table:table-cell>
          <table:table-cell table:style-name="ce109" table:formula="of:=[.L57]&amp;[.I57]" office:value-type="string" office:string-value="FRP1N">
            <text:p>FRP1N</text:p>
          </table:table-cell>
          <table:table-cell table:style-name="ce110" table:formula="of:=[.K57]&amp;[.J57]&amp;[.H57]" office:value-type="string" office:string-value="F2015RP1">
            <text:p>F2015RP1</text:p>
          </table:table-cell>
          <table:table-cell table:style-name="ce109" table:formula="of:=[.K57]&amp;[.J57]&amp;[.I57]" office:value-type="string" office:string-value="F2015N">
            <text:p>F2015N</text:p>
          </table:table-cell>
          <table:table-cell table:style-name="ce113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08F363517</text:p>
          </table:table-cell>
          <table:table-cell table:style-name="ce53" office:value-type="date" office:date-value="2008-08-14">
            <text:p>14/08/08</text:p>
          </table:table-cell>
          <table:table-cell table:style-name="ce66" office:value-type="float" office:value="-12.04">
            <text:p>-12,04</text:p>
          </table:table-cell>
          <table:table-cell table:style-name="ce66" office:value-type="float" office:value="-10.6">
            <text:p>-10,60</text:p>
          </table:table-cell>
          <table:table-cell table:style-name="ce69" office:value-type="float" office:value="-44.4">
            <text:p>-44,40</text:p>
          </table:table-cell>
          <table:table-cell table:style-name="ce86" office:value-type="string">
            <text:p>RP3</text:p>
          </table:table-cell>
          <table:table-cell table:style-name="ce86" office:value-type="string">
            <text:p>N</text:p>
          </table:table-cell>
          <table:table-cell table:style-name="ce104" table:formula="of:=YEAR([.D58])" office:value-type="float" office:value="2008">
            <text:p>2008</text:p>
          </table:table-cell>
          <table:table-cell table:style-name="ce109" table:formula="of:=RIGHT(LEFT([.C58];4))" office:value-type="string" office:string-value="F">
            <text:p>F</text:p>
          </table:table-cell>
          <table:table-cell table:style-name="ce110" table:formula="of:=[.K58]&amp;[.H58]" office:value-type="string" office:string-value="FRP3">
            <text:p>FRP3</text:p>
          </table:table-cell>
          <table:table-cell table:style-name="ce109" table:formula="of:=[.L58]&amp;[.I58]" office:value-type="string" office:string-value="FRP3N">
            <text:p>FRP3N</text:p>
          </table:table-cell>
          <table:table-cell table:style-name="ce110" table:formula="of:=[.K58]&amp;[.J58]&amp;[.H58]" office:value-type="string" office:string-value="F2008RP3">
            <text:p>F2008RP3</text:p>
          </table:table-cell>
          <table:table-cell table:style-name="ce109" table:formula="of:=[.K58]&amp;[.J58]&amp;[.I58]" office:value-type="string" office:string-value="F2008N">
            <text:p>F2008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04">
            <text:p>04/01/19</text:p>
          </table:table-cell>
          <table:table-cell table:style-name="ce32" office:value-type="string">
            <text:p>A04L329150</text:p>
          </table:table-cell>
          <table:table-cell table:style-name="ce53" office:value-type="date" office:date-value="2016-05-14">
            <text:p>14/05/16</text:p>
          </table:table-cell>
          <table:table-cell table:style-name="ce67" office:value-type="float" office:value="-0.9">
            <text:p>-0,9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3">
            <text:p>-3,00</text:p>
          </table:table-cell>
          <table:table-cell table:style-name="ce75" office:value-type="string">
            <text:p>AP</text:p>
          </table:table-cell>
          <table:table-cell table:style-name="ce92"/>
          <table:table-cell table:style-name="ce104" table:formula="of:=YEAR([.D59])" office:value-type="float" office:value="2016">
            <text:p>2016</text:p>
          </table:table-cell>
          <table:table-cell table:style-name="ce109" table:formula="of:=RIGHT(LEFT([.C59];4))" office:value-type="string" office:string-value="L">
            <text:p>L</text:p>
          </table:table-cell>
          <table:table-cell table:style-name="ce110" table:formula="of:=[.K59]&amp;[.H59]" office:value-type="string" office:string-value="LAP">
            <text:p>LAP</text:p>
          </table:table-cell>
          <table:table-cell table:style-name="ce109" table:formula="of:=[.L59]&amp;[.I59]" office:value-type="string" office:string-value="LAP">
            <text:p>LAP</text:p>
          </table:table-cell>
          <table:table-cell table:style-name="ce110" table:formula="of:=[.K59]&amp;[.J59]&amp;[.H59]" office:value-type="string" office:string-value="L2016AP">
            <text:p>L2016AP</text:p>
          </table:table-cell>
          <table:table-cell table:style-name="ce109" table:formula="of:=[.K59]&amp;[.J59]&amp;[.I59]" office:value-type="string" office:string-value="L2016">
            <text:p>L2016</text:p>
          </table:table-cell>
          <table:table-cell table:style-name="ce113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12F283872</text:p>
          </table:table-cell>
          <table:table-cell table:style-name="ce53" office:value-type="date" office:date-value="2013-07-17">
            <text:p>17/07/13</text:p>
          </table:table-cell>
          <table:table-cell table:style-name="ce69" office:value-type="float" office:value="-5.4">
            <text:p>-5,40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50.6">
            <text:p>-50,6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60])" office:value-type="float" office:value="2013">
            <text:p>2013</text:p>
          </table:table-cell>
          <table:table-cell table:style-name="ce109" table:formula="of:=RIGHT(LEFT([.C60];4))" office:value-type="string" office:string-value="F">
            <text:p>F</text:p>
          </table:table-cell>
          <table:table-cell table:style-name="ce110" table:formula="of:=[.K60]&amp;[.H60]" office:value-type="string" office:string-value="FRP2">
            <text:p>FRP2</text:p>
          </table:table-cell>
          <table:table-cell table:style-name="ce109" table:formula="of:=[.L60]&amp;[.I60]" office:value-type="string" office:string-value="FRP2N">
            <text:p>FRP2N</text:p>
          </table:table-cell>
          <table:table-cell table:style-name="ce110" table:formula="of:=[.K60]&amp;[.J60]&amp;[.H60]" office:value-type="string" office:string-value="F2013RP2">
            <text:p>F2013RP2</text:p>
          </table:table-cell>
          <table:table-cell table:style-name="ce109" table:formula="of:=[.K60]&amp;[.J60]&amp;[.I60]" office:value-type="string" office:string-value="F2013N">
            <text:p>F2013N</text:p>
          </table:table-cell>
          <table:table-cell table:style-name="ce115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14F203070</text:p>
          </table:table-cell>
          <table:table-cell table:style-name="ce53" office:value-type="date" office:date-value="2014-06-11">
            <text:p>11/06/14</text:p>
          </table:table-cell>
          <table:table-cell table:style-name="ce69" office:value-type="float" office:value="-0.1">
            <text:p>-0,1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9">
            <text:p>-19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61])" office:value-type="float" office:value="2014">
            <text:p>2014</text:p>
          </table:table-cell>
          <table:table-cell table:style-name="ce109" table:formula="of:=RIGHT(LEFT([.C61];4))" office:value-type="string" office:string-value="F">
            <text:p>F</text:p>
          </table:table-cell>
          <table:table-cell table:style-name="ce110" table:formula="of:=[.K61]&amp;[.H61]" office:value-type="string" office:string-value="FRP1">
            <text:p>FRP1</text:p>
          </table:table-cell>
          <table:table-cell table:style-name="ce109" table:formula="of:=[.L61]&amp;[.I61]" office:value-type="string" office:string-value="FRP1N">
            <text:p>FRP1N</text:p>
          </table:table-cell>
          <table:table-cell table:style-name="ce110" table:formula="of:=[.K61]&amp;[.J61]&amp;[.H61]" office:value-type="string" office:string-value="F2014RP1">
            <text:p>F2014RP1</text:p>
          </table:table-cell>
          <table:table-cell table:style-name="ce109" table:formula="of:=[.K61]&amp;[.J61]&amp;[.I61]" office:value-type="string" office:string-value="F2014N">
            <text:p>F2014N</text:p>
          </table:table-cell>
          <table:table-cell table:style-name="ce113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04">
            <text:p>04/01/19</text:p>
          </table:table-cell>
          <table:table-cell table:style-name="ce35" office:value-type="string">
            <text:p>A18N050022</text:p>
          </table:table-cell>
          <table:table-cell table:style-name="ce53" office:value-type="date" office:date-value="2018-04-19">
            <text:p>19/04/18</text:p>
          </table:table-cell>
          <table:table-cell table:style-name="ce67" office:value-type="float" office:value="-0.24">
            <text:p>-0,2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">
            <text:p>-1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62])" office:value-type="float" office:value="2018">
            <text:p>2018</text:p>
          </table:table-cell>
          <table:table-cell table:style-name="ce109" table:formula="of:=RIGHT(LEFT([.C62];4))" office:value-type="string" office:string-value="N">
            <text:p>N</text:p>
          </table:table-cell>
          <table:table-cell table:style-name="ce110" table:formula="of:=[.K62]&amp;[.H62]" office:value-type="string" office:string-value="NAP">
            <text:p>NAP</text:p>
          </table:table-cell>
          <table:table-cell table:style-name="ce109" table:formula="of:=[.L62]&amp;[.I62]" office:value-type="string" office:string-value="NAP">
            <text:p>NAP</text:p>
          </table:table-cell>
          <table:table-cell table:style-name="ce110" table:formula="of:=[.K62]&amp;[.J62]&amp;[.H62]" office:value-type="string" office:string-value="N2018AP">
            <text:p>N2018AP</text:p>
          </table:table-cell>
          <table:table-cell table:style-name="ce109" table:formula="of:=[.K62]&amp;[.J62]&amp;[.I62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10" office:value-type="string">
            <text:p>MTL</text:p>
          </table:table-cell>
          <table:table-cell table:style-name="ce23" office:value-type="date" office:date-value="2019-01-04">
            <text:p>04/01/19</text:p>
          </table:table-cell>
          <table:table-cell table:style-name="ce34" office:value-type="string">
            <text:p>A13F270844</text:p>
          </table:table-cell>
          <table:table-cell table:style-name="ce54" office:value-type="date" office:date-value="2014-05-16">
            <text:p>16/05/14</text:p>
          </table:table-cell>
          <table:table-cell table:style-name="ce71" office:value-type="float" office:value="-3">
            <text:p>-3,00</text:p>
          </table:table-cell>
          <table:table-cell table:style-name="ce71" office:value-type="float" office:value="0">
            <text:p>0,00</text:p>
          </table:table-cell>
          <table:table-cell table:style-name="ce70" office:value-type="float" office:value="-16">
            <text:p>-16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63])" office:value-type="float" office:value="2014">
            <text:p>2014</text:p>
          </table:table-cell>
          <table:table-cell table:style-name="ce109" table:formula="of:=RIGHT(LEFT([.C63];4))" office:value-type="string" office:string-value="F">
            <text:p>F</text:p>
          </table:table-cell>
          <table:table-cell table:style-name="ce110" table:formula="of:=[.K63]&amp;[.H63]" office:value-type="string" office:string-value="FRP1">
            <text:p>FRP1</text:p>
          </table:table-cell>
          <table:table-cell table:style-name="ce109" table:formula="of:=[.L63]&amp;[.I63]" office:value-type="string" office:string-value="FRP1N">
            <text:p>FRP1N</text:p>
          </table:table-cell>
          <table:table-cell table:style-name="ce110" table:formula="of:=[.K63]&amp;[.J63]&amp;[.H63]" office:value-type="string" office:string-value="F2014RP1">
            <text:p>F2014RP1</text:p>
          </table:table-cell>
          <table:table-cell table:style-name="ce109" table:formula="of:=[.K63]&amp;[.J63]&amp;[.I63]" office:value-type="string" office:string-value="F2014N">
            <text:p>F2014N</text:p>
          </table:table-cell>
          <table:table-cell table:style-name="ce119"/>
        </table:table-row>
        <table:table-row table:style-name="ro4">
          <table:table-cell table:style-name="ce9" office:value-type="string">
            <text:p>BSI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08F072758</text:p>
          </table:table-cell>
          <table:table-cell table:style-name="ce53" office:value-type="date" office:date-value="2018-10-25">
            <text:p>25/10/18</text:p>
          </table:table-cell>
          <table:table-cell table:style-name="ce67" office:value-type="float" office:value="0.48">
            <text:p>0,48</text:p>
          </table:table-cell>
          <table:table-cell table:style-name="ce66" office:value-type="float" office:value="-3.4">
            <text:p>-3,40</text:p>
          </table:table-cell>
          <table:table-cell table:style-name="ce69" office:value-type="float" office:value="-59.6">
            <text:p>-59,6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64])" office:value-type="float" office:value="2018">
            <text:p>2018</text:p>
          </table:table-cell>
          <table:table-cell table:style-name="ce109" table:formula="of:=RIGHT(LEFT([.C64];4))" office:value-type="string" office:string-value="F">
            <text:p>F</text:p>
          </table:table-cell>
          <table:table-cell table:style-name="ce110" table:formula="of:=[.K64]&amp;[.H64]" office:value-type="string" office:string-value="FRP1">
            <text:p>FRP1</text:p>
          </table:table-cell>
          <table:table-cell table:style-name="ce109" table:formula="of:=[.L64]&amp;[.I64]" office:value-type="string" office:string-value="FRP1N">
            <text:p>FRP1N</text:p>
          </table:table-cell>
          <table:table-cell table:style-name="ce110" table:formula="of:=[.K64]&amp;[.J64]&amp;[.H64]" office:value-type="string" office:string-value="F2018RP1">
            <text:p>F2018RP1</text:p>
          </table:table-cell>
          <table:table-cell table:style-name="ce109" table:formula="of:=[.K64]&amp;[.J64]&amp;[.I64]" office:value-type="string" office:string-value="F2018N">
            <text:p>F2018N</text:p>
          </table:table-cell>
          <table:table-cell table:style-name="ce119"/>
        </table:table-row>
        <table:table-row table:style-name="ro4">
          <table:table-cell table:style-name="ce9" office:value-type="string">
            <text:p>BSI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15F209461</text:p>
          </table:table-cell>
          <table:table-cell table:style-name="ce53" office:value-type="date" office:date-value="2015-10-14">
            <text:p>14/10/15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99.6">
            <text:p>-99,6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65])" office:value-type="float" office:value="2015">
            <text:p>2015</text:p>
          </table:table-cell>
          <table:table-cell table:style-name="ce109" table:formula="of:=RIGHT(LEFT([.C65];4))" office:value-type="string" office:string-value="F">
            <text:p>F</text:p>
          </table:table-cell>
          <table:table-cell table:style-name="ce110" table:formula="of:=[.K65]&amp;[.H65]" office:value-type="string" office:string-value="FRP1">
            <text:p>FRP1</text:p>
          </table:table-cell>
          <table:table-cell table:style-name="ce109" table:formula="of:=[.L65]&amp;[.I65]" office:value-type="string" office:string-value="FRP1N">
            <text:p>FRP1N</text:p>
          </table:table-cell>
          <table:table-cell table:style-name="ce110" table:formula="of:=[.K65]&amp;[.J65]&amp;[.H65]" office:value-type="string" office:string-value="F2015RP1">
            <text:p>F2015RP1</text:p>
          </table:table-cell>
          <table:table-cell table:style-name="ce109" table:formula="of:=[.K65]&amp;[.J65]&amp;[.I65]" office:value-type="string" office:string-value="F2015N">
            <text:p>F2015N</text:p>
          </table:table-cell>
          <table:table-cell table:style-name="ce119"/>
        </table:table-row>
        <table:table-row table:style-name="ro4">
          <table:table-cell table:style-name="ce9" office:value-type="string">
            <text:p>BSI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17F014390</text:p>
          </table:table-cell>
          <table:table-cell table:style-name="ce55" office:value-type="date" office:date-value="2017-02-21">
            <text:p>21/02/17</text:p>
          </table:table-cell>
          <table:table-cell table:style-name="ce67" office:value-type="float" office:value="-1.26">
            <text:p>-1,26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-20">
            <text:p>-20,00</text:p>
          </table:table-cell>
          <table:table-cell table:style-name="ce75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4" table:formula="of:=YEAR([.D66])" office:value-type="float" office:value="2017">
            <text:p>2017</text:p>
          </table:table-cell>
          <table:table-cell table:style-name="ce109" table:formula="of:=RIGHT(LEFT([.C66];4))" office:value-type="string" office:string-value="F">
            <text:p>F</text:p>
          </table:table-cell>
          <table:table-cell table:style-name="ce110" table:formula="of:=[.K66]&amp;[.H66]" office:value-type="string" office:string-value="FRP1">
            <text:p>FRP1</text:p>
          </table:table-cell>
          <table:table-cell table:style-name="ce109" table:formula="of:=[.L66]&amp;[.I66]" office:value-type="string" office:string-value="FRP1N">
            <text:p>FRP1N</text:p>
          </table:table-cell>
          <table:table-cell table:style-name="ce110" table:formula="of:=[.K66]&amp;[.J66]&amp;[.H66]" office:value-type="string" office:string-value="F2017RP1">
            <text:p>F2017RP1</text:p>
          </table:table-cell>
          <table:table-cell table:style-name="ce109" table:formula="of:=[.K66]&amp;[.J66]&amp;[.I66]" office:value-type="string" office:string-value="F2017N">
            <text:p>F2017N</text:p>
          </table:table-cell>
          <table:table-cell table:style-name="ce113"/>
        </table:table-row>
        <table:table-row table:style-name="ro4">
          <table:table-cell table:style-name="ce9" office:value-type="string">
            <text:p>BSI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17F013583</text:p>
          </table:table-cell>
          <table:table-cell table:style-name="ce55" office:value-type="date" office:date-value="2017-04-28">
            <text:p>28/04/17</text:p>
          </table:table-cell>
          <table:table-cell table:style-name="ce67" office:value-type="float" office:value="-1.44">
            <text:p>-1,44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50">
            <text:p>-50,00</text:p>
          </table:table-cell>
          <table:table-cell table:style-name="ce75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4" table:formula="of:=YEAR([.D67])" office:value-type="float" office:value="2017">
            <text:p>2017</text:p>
          </table:table-cell>
          <table:table-cell table:style-name="ce109" table:formula="of:=RIGHT(LEFT([.C67];4))" office:value-type="string" office:string-value="F">
            <text:p>F</text:p>
          </table:table-cell>
          <table:table-cell table:style-name="ce110" table:formula="of:=[.K67]&amp;[.H67]" office:value-type="string" office:string-value="FRP1">
            <text:p>FRP1</text:p>
          </table:table-cell>
          <table:table-cell table:style-name="ce109" table:formula="of:=[.L67]&amp;[.I67]" office:value-type="string" office:string-value="FRP1N">
            <text:p>FRP1N</text:p>
          </table:table-cell>
          <table:table-cell table:style-name="ce110" table:formula="of:=[.K67]&amp;[.J67]&amp;[.H67]" office:value-type="string" office:string-value="F2017RP1">
            <text:p>F2017RP1</text:p>
          </table:table-cell>
          <table:table-cell table:style-name="ce109" table:formula="of:=[.K67]&amp;[.J67]&amp;[.I67]" office:value-type="string" office:string-value="F2017N">
            <text:p>F2017N</text:p>
          </table:table-cell>
          <table:table-cell table:style-name="ce113"/>
        </table:table-row>
        <table:table-row table:style-name="ro4">
          <table:table-cell table:style-name="ce9" office:value-type="string">
            <text:p>BSI</text:p>
          </table:table-cell>
          <table:table-cell table:style-name="ce22" office:value-type="date" office:date-value="2019-01-08">
            <text:p>08/01/19</text:p>
          </table:table-cell>
          <table:table-cell table:style-name="ce39" office:value-type="string">
            <text:p>A08F057326</text:p>
          </table:table-cell>
          <table:table-cell table:style-name="ce55" office:value-type="date" office:date-value="2017-05-17">
            <text:p>17/05/17</text:p>
          </table:table-cell>
          <table:table-cell table:style-name="ce66" office:value-type="float" office:value="-0.92">
            <text:p>-0,92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8.4">
            <text:p>-38,40</text:p>
          </table:table-cell>
          <table:table-cell table:style-name="ce75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4" table:formula="of:=YEAR([.D68])" office:value-type="float" office:value="2017">
            <text:p>2017</text:p>
          </table:table-cell>
          <table:table-cell table:style-name="ce109" table:formula="of:=RIGHT(LEFT([.C68];4))" office:value-type="string" office:string-value="F">
            <text:p>F</text:p>
          </table:table-cell>
          <table:table-cell table:style-name="ce110" table:formula="of:=[.K68]&amp;[.H68]" office:value-type="string" office:string-value="FRP1">
            <text:p>FRP1</text:p>
          </table:table-cell>
          <table:table-cell table:style-name="ce109" table:formula="of:=[.L68]&amp;[.I68]" office:value-type="string" office:string-value="FRP1N">
            <text:p>FRP1N</text:p>
          </table:table-cell>
          <table:table-cell table:style-name="ce110" table:formula="of:=[.K68]&amp;[.J68]&amp;[.H68]" office:value-type="string" office:string-value="F2017RP1">
            <text:p>F2017RP1</text:p>
          </table:table-cell>
          <table:table-cell table:style-name="ce109" table:formula="of:=[.K68]&amp;[.J68]&amp;[.I68]" office:value-type="string" office:string-value="F2017N">
            <text:p>F2017N</text:p>
          </table:table-cell>
          <table:table-cell table:style-name="ce113"/>
        </table:table-row>
        <table:table-row table:style-name="ro4">
          <table:table-cell table:style-name="ce9" office:value-type="string">
            <text:p>BSI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08F419735</text:p>
          </table:table-cell>
          <table:table-cell table:style-name="ce55" office:value-type="date" office:date-value="2018-04-21">
            <text:p>21/04/18</text:p>
          </table:table-cell>
          <table:table-cell table:style-name="ce67" office:value-type="float" office:value="-0.6">
            <text:p>-0,6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0.4">
            <text:p>-10,40</text:p>
          </table:table-cell>
          <table:table-cell table:style-name="ce75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4" table:formula="of:=YEAR([.D69])" office:value-type="float" office:value="2018">
            <text:p>2018</text:p>
          </table:table-cell>
          <table:table-cell table:style-name="ce109" table:formula="of:=RIGHT(LEFT([.C69];4))" office:value-type="string" office:string-value="F">
            <text:p>F</text:p>
          </table:table-cell>
          <table:table-cell table:style-name="ce110" table:formula="of:=[.K69]&amp;[.H69]" office:value-type="string" office:string-value="FRP1">
            <text:p>FRP1</text:p>
          </table:table-cell>
          <table:table-cell table:style-name="ce109" table:formula="of:=[.L69]&amp;[.I69]" office:value-type="string" office:string-value="FRP1N">
            <text:p>FRP1N</text:p>
          </table:table-cell>
          <table:table-cell table:style-name="ce110" table:formula="of:=[.K69]&amp;[.J69]&amp;[.H69]" office:value-type="string" office:string-value="F2018RP1">
            <text:p>F2018RP1</text:p>
          </table:table-cell>
          <table:table-cell table:style-name="ce109" table:formula="of:=[.K69]&amp;[.J69]&amp;[.I69]" office:value-type="string" office:string-value="F2018N">
            <text:p>F2018N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12F372305</text:p>
          </table:table-cell>
          <table:table-cell table:style-name="ce55" office:value-type="date" office:date-value="2013-10-24">
            <text:p>24/10/13</text:p>
          </table:table-cell>
          <table:table-cell table:style-name="ce66" office:value-type="float" office:value="-0.1">
            <text:p>-0,10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9">
            <text:p>-9,00</text:p>
          </table:table-cell>
          <table:table-cell table:style-name="ce75" office:value-type="string">
            <text:p>AP</text:p>
          </table:table-cell>
          <table:table-cell table:style-name="ce94"/>
          <table:table-cell table:style-name="ce104" table:formula="of:=YEAR([.D70])" office:value-type="float" office:value="2013">
            <text:p>2013</text:p>
          </table:table-cell>
          <table:table-cell table:style-name="ce109" table:formula="of:=RIGHT(LEFT([.C70];4))" office:value-type="string" office:string-value="F">
            <text:p>F</text:p>
          </table:table-cell>
          <table:table-cell table:style-name="ce110" table:formula="of:=[.K70]&amp;[.H70]" office:value-type="string" office:string-value="FAP">
            <text:p>FAP</text:p>
          </table:table-cell>
          <table:table-cell table:style-name="ce109" table:formula="of:=[.L70]&amp;[.I70]" office:value-type="string" office:string-value="FAP">
            <text:p>FAP</text:p>
          </table:table-cell>
          <table:table-cell table:style-name="ce110" table:formula="of:=[.K70]&amp;[.J70]&amp;[.H70]" office:value-type="string" office:string-value="F2013AP">
            <text:p>F2013AP</text:p>
          </table:table-cell>
          <table:table-cell table:style-name="ce109" table:formula="of:=[.K70]&amp;[.J70]&amp;[.I70]" office:value-type="string" office:string-value="F2013">
            <text:p>F2013</text:p>
          </table:table-cell>
          <table:table-cell table:style-name="ce113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5" office:value-type="string">
            <text:p>A12F372245</text:p>
          </table:table-cell>
          <table:table-cell table:style-name="ce53" office:value-type="date" office:date-value="2013-11-28">
            <text:p>28/11/13</text:p>
          </table:table-cell>
          <table:table-cell table:style-name="ce72" office:value-type="float" office:value="0.24">
            <text:p>0,24</text:p>
          </table:table-cell>
          <table:table-cell table:style-name="ce72" office:value-type="float" office:value="-1">
            <text:p>-1,00</text:p>
          </table:table-cell>
          <table:table-cell table:style-name="ce72" office:value-type="float" office:value="-12">
            <text:p>-12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71])" office:value-type="float" office:value="2013">
            <text:p>2013</text:p>
          </table:table-cell>
          <table:table-cell table:style-name="ce109" table:formula="of:=RIGHT(LEFT([.C71];4))" office:value-type="string" office:string-value="F">
            <text:p>F</text:p>
          </table:table-cell>
          <table:table-cell table:style-name="ce110" table:formula="of:=[.K71]&amp;[.H71]" office:value-type="string" office:string-value="FRP1">
            <text:p>FRP1</text:p>
          </table:table-cell>
          <table:table-cell table:style-name="ce109" table:formula="of:=[.L71]&amp;[.I71]" office:value-type="string" office:string-value="FRP1N">
            <text:p>FRP1N</text:p>
          </table:table-cell>
          <table:table-cell table:style-name="ce110" table:formula="of:=[.K71]&amp;[.J71]&amp;[.H71]" office:value-type="string" office:string-value="F2013RP1">
            <text:p>F2013RP1</text:p>
          </table:table-cell>
          <table:table-cell table:style-name="ce109" table:formula="of:=[.K71]&amp;[.J71]&amp;[.I71]" office:value-type="string" office:string-value="F2013N">
            <text:p>F2013N</text:p>
          </table:table-cell>
          <table:table-cell table:style-name="ce113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5" office:value-type="string">
            <text:p>A17F100381</text:p>
          </table:table-cell>
          <table:table-cell table:style-name="ce53" office:value-type="date" office:date-value="2018-01-05">
            <text:p>05/01/18</text:p>
          </table:table-cell>
          <table:table-cell table:style-name="ce67" office:value-type="float" office:value="-0.44">
            <text:p>-0,44</text:p>
          </table:table-cell>
          <table:table-cell table:style-name="ce66" office:value-type="float" office:value="1">
            <text:p>1,00</text:p>
          </table:table-cell>
          <table:table-cell table:style-name="ce82" office:value-type="float" office:value="0">
            <text:p>0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72])" office:value-type="float" office:value="2018">
            <text:p>2018</text:p>
          </table:table-cell>
          <table:table-cell table:style-name="ce109" table:formula="of:=RIGHT(LEFT([.C72];4))" office:value-type="string" office:string-value="F">
            <text:p>F</text:p>
          </table:table-cell>
          <table:table-cell table:style-name="ce110" table:formula="of:=[.K72]&amp;[.H72]" office:value-type="string" office:string-value="FAP">
            <text:p>FAP</text:p>
          </table:table-cell>
          <table:table-cell table:style-name="ce109" table:formula="of:=[.L72]&amp;[.I72]" office:value-type="string" office:string-value="FAP">
            <text:p>FAP</text:p>
          </table:table-cell>
          <table:table-cell table:style-name="ce110" table:formula="of:=[.K72]&amp;[.J72]&amp;[.H72]" office:value-type="string" office:string-value="F2018AP">
            <text:p>F2018AP</text:p>
          </table:table-cell>
          <table:table-cell table:style-name="ce109" table:formula="of:=[.K72]&amp;[.J72]&amp;[.I72]" office:value-type="string" office:string-value="F2018">
            <text:p>F2018</text:p>
          </table:table-cell>
          <table:table-cell table:style-name="ce115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00S595733</text:p>
          </table:table-cell>
          <table:table-cell table:style-name="ce53" office:value-type="date" office:date-value="2009-03-16">
            <text:p>16/03/09</text:p>
          </table:table-cell>
          <table:table-cell table:style-name="ce69" office:value-type="float" office:value="-3.6">
            <text:p>-3,60</text:p>
          </table:table-cell>
          <table:table-cell table:style-name="ce66" office:value-type="float" office:value="-6.4">
            <text:p>-6,40</text:p>
          </table:table-cell>
          <table:table-cell table:style-name="ce69" office:value-type="float" office:value="-21.6">
            <text:p>-21,60</text:p>
          </table:table-cell>
          <table:table-cell table:style-name="ce75" office:value-type="string">
            <text:p>RP2</text:p>
          </table:table-cell>
          <table:table-cell table:style-name="ce72" office:value-type="string">
            <text:p>N</text:p>
          </table:table-cell>
          <table:table-cell table:style-name="ce104" table:formula="of:=YEAR([.D73])" office:value-type="float" office:value="2009">
            <text:p>2009</text:p>
          </table:table-cell>
          <table:table-cell table:style-name="ce109" table:formula="of:=RIGHT(LEFT([.C73];4))" office:value-type="string" office:string-value="S">
            <text:p>S</text:p>
          </table:table-cell>
          <table:table-cell table:style-name="ce110" table:formula="of:=[.K73]&amp;[.H73]" office:value-type="string" office:string-value="SRP2">
            <text:p>SRP2</text:p>
          </table:table-cell>
          <table:table-cell table:style-name="ce109" table:formula="of:=[.L73]&amp;[.I73]" office:value-type="string" office:string-value="SRP2N">
            <text:p>SRP2N</text:p>
          </table:table-cell>
          <table:table-cell table:style-name="ce110" table:formula="of:=[.K73]&amp;[.J73]&amp;[.H73]" office:value-type="string" office:string-value="S2009RP2">
            <text:p>S2009RP2</text:p>
          </table:table-cell>
          <table:table-cell table:style-name="ce109" table:formula="of:=[.K73]&amp;[.J73]&amp;[.I73]" office:value-type="string" office:string-value="S2009N">
            <text:p>S2009N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04L623853</text:p>
          </table:table-cell>
          <table:table-cell table:style-name="ce53" office:value-type="date" office:date-value="2009-03-13">
            <text:p>13/03/09</text:p>
          </table:table-cell>
          <table:table-cell table:style-name="ce67" office:value-type="float" office:value="3.04">
            <text:p>3,04</text:p>
          </table:table-cell>
          <table:table-cell table:style-name="ce66" office:value-type="float" office:value="3.6">
            <text:p>3,60</text:p>
          </table:table-cell>
          <table:table-cell table:style-name="ce69" office:value-type="float" office:value="-53.4">
            <text:p>-53,4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74])" office:value-type="float" office:value="2009">
            <text:p>2009</text:p>
          </table:table-cell>
          <table:table-cell table:style-name="ce109" table:formula="of:=RIGHT(LEFT([.C74];4))" office:value-type="string" office:string-value="L">
            <text:p>L</text:p>
          </table:table-cell>
          <table:table-cell table:style-name="ce110" table:formula="of:=[.K74]&amp;[.H74]" office:value-type="string" office:string-value="LRP1">
            <text:p>LRP1</text:p>
          </table:table-cell>
          <table:table-cell table:style-name="ce109" table:formula="of:=[.L74]&amp;[.I74]" office:value-type="string" office:string-value="LRP1N">
            <text:p>LRP1N</text:p>
          </table:table-cell>
          <table:table-cell table:style-name="ce110" table:formula="of:=[.K74]&amp;[.J74]&amp;[.H74]" office:value-type="string" office:string-value="L2009RP1">
            <text:p>L2009RP1</text:p>
          </table:table-cell>
          <table:table-cell table:style-name="ce109" table:formula="of:=[.K74]&amp;[.J74]&amp;[.I74]" office:value-type="string" office:string-value="L2009N">
            <text:p>L2009N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18N149464</text:p>
          </table:table-cell>
          <table:table-cell table:style-name="ce53" office:value-type="date" office:date-value="2018-07-09">
            <text:p>09/07/18</text:p>
          </table:table-cell>
          <table:table-cell table:style-name="ce66" office:value-type="float" office:value="-0.26">
            <text:p>-0,26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1.4">
            <text:p>-1,4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75])" office:value-type="float" office:value="2018">
            <text:p>2018</text:p>
          </table:table-cell>
          <table:table-cell table:style-name="ce109" table:formula="of:=RIGHT(LEFT([.C75];4))" office:value-type="string" office:string-value="N">
            <text:p>N</text:p>
          </table:table-cell>
          <table:table-cell table:style-name="ce110" table:formula="of:=[.K75]&amp;[.H75]" office:value-type="string" office:string-value="NAP">
            <text:p>NAP</text:p>
          </table:table-cell>
          <table:table-cell table:style-name="ce109" table:formula="of:=[.L75]&amp;[.I75]" office:value-type="string" office:string-value="NAP">
            <text:p>NAP</text:p>
          </table:table-cell>
          <table:table-cell table:style-name="ce110" table:formula="of:=[.K75]&amp;[.J75]&amp;[.H75]" office:value-type="string" office:string-value="N2018AP">
            <text:p>N2018AP</text:p>
          </table:table-cell>
          <table:table-cell table:style-name="ce109" table:formula="of:=[.K75]&amp;[.J75]&amp;[.I75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10F211073</text:p>
          </table:table-cell>
          <table:table-cell table:style-name="ce53" office:value-type="date" office:date-value="2010-11-01">
            <text:p>01/11/10</text:p>
          </table:table-cell>
          <table:table-cell table:style-name="ce72" office:value-type="float" office:value="0.14">
            <text:p>0,14</text:p>
          </table:table-cell>
          <table:table-cell table:style-name="ce72" office:value-type="float" office:value="-1">
            <text:p>-1,00</text:p>
          </table:table-cell>
          <table:table-cell table:style-name="ce72" office:value-type="float" office:value="-41.4">
            <text:p>-41,4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76])" office:value-type="float" office:value="2010">
            <text:p>2010</text:p>
          </table:table-cell>
          <table:table-cell table:style-name="ce109" table:formula="of:=RIGHT(LEFT([.C76];4))" office:value-type="string" office:string-value="F">
            <text:p>F</text:p>
          </table:table-cell>
          <table:table-cell table:style-name="ce110" table:formula="of:=[.K76]&amp;[.H76]" office:value-type="string" office:string-value="FRP1">
            <text:p>FRP1</text:p>
          </table:table-cell>
          <table:table-cell table:style-name="ce109" table:formula="of:=[.L76]&amp;[.I76]" office:value-type="string" office:string-value="FRP1N">
            <text:p>FRP1N</text:p>
          </table:table-cell>
          <table:table-cell table:style-name="ce110" table:formula="of:=[.K76]&amp;[.J76]&amp;[.H76]" office:value-type="string" office:string-value="F2010RP1">
            <text:p>F2010RP1</text:p>
          </table:table-cell>
          <table:table-cell table:style-name="ce109" table:formula="of:=[.K76]&amp;[.J76]&amp;[.I76]" office:value-type="string" office:string-value="F2010N">
            <text:p>F2010N</text:p>
          </table:table-cell>
          <table:table-cell table:style-name="ce113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5" office:value-type="string">
            <text:p>A99S441309</text:p>
          </table:table-cell>
          <table:table-cell table:style-name="ce53" office:value-type="date" office:date-value="2008-11-03">
            <text:p>03/11/08</text:p>
          </table:table-cell>
          <table:table-cell table:style-name="ce67" office:value-type="float" office:value="-3.54">
            <text:p>-3,54</text:p>
          </table:table-cell>
          <table:table-cell table:style-name="ce66" office:value-type="float" office:value="-6.6">
            <text:p>-6,60</text:p>
          </table:table-cell>
          <table:table-cell table:style-name="ce82" office:value-type="float" office:value="-29.4">
            <text:p>-29,4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77])" office:value-type="float" office:value="2008">
            <text:p>2008</text:p>
          </table:table-cell>
          <table:table-cell table:style-name="ce109" table:formula="of:=RIGHT(LEFT([.C77];4))" office:value-type="string" office:string-value="S">
            <text:p>S</text:p>
          </table:table-cell>
          <table:table-cell table:style-name="ce110" table:formula="of:=[.K77]&amp;[.H77]" office:value-type="string" office:string-value="SRP2">
            <text:p>SRP2</text:p>
          </table:table-cell>
          <table:table-cell table:style-name="ce109" table:formula="of:=[.L77]&amp;[.I77]" office:value-type="string" office:string-value="SRP2N">
            <text:p>SRP2N</text:p>
          </table:table-cell>
          <table:table-cell table:style-name="ce110" table:formula="of:=[.K77]&amp;[.J77]&amp;[.H77]" office:value-type="string" office:string-value="S2008RP2">
            <text:p>S2008RP2</text:p>
          </table:table-cell>
          <table:table-cell table:style-name="ce109" table:formula="of:=[.K77]&amp;[.J77]&amp;[.I77]" office:value-type="string" office:string-value="S2008N">
            <text:p>S2008N</text:p>
          </table:table-cell>
          <table:table-cell table:style-name="ce115"/>
        </table:table-row>
        <table:table-row table:style-name="ro4">
          <table:table-cell table:style-name="ce9" office:value-type="string">
            <text:p>BME</text:p>
          </table:table-cell>
          <table:table-cell table:style-name="ce22" office:value-type="date" office:date-value="2019-01-08">
            <text:p>08/01/19</text:p>
          </table:table-cell>
          <table:table-cell table:style-name="ce32" office:value-type="string">
            <text:p>A10F052006</text:p>
          </table:table-cell>
          <table:table-cell table:style-name="ce53" office:value-type="date" office:date-value="2010-06-17">
            <text:p>17/06/10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78])" office:value-type="float" office:value="2010">
            <text:p>2010</text:p>
          </table:table-cell>
          <table:table-cell table:style-name="ce109" table:formula="of:=RIGHT(LEFT([.C78];4))" office:value-type="string" office:string-value="F">
            <text:p>F</text:p>
          </table:table-cell>
          <table:table-cell table:style-name="ce110" table:formula="of:=[.K78]&amp;[.H78]" office:value-type="string" office:string-value="FRP1">
            <text:p>FRP1</text:p>
          </table:table-cell>
          <table:table-cell table:style-name="ce109" table:formula="of:=[.L78]&amp;[.I78]" office:value-type="string" office:string-value="FRP1N">
            <text:p>FRP1N</text:p>
          </table:table-cell>
          <table:table-cell table:style-name="ce110" table:formula="of:=[.K78]&amp;[.J78]&amp;[.H78]" office:value-type="string" office:string-value="F2010RP1">
            <text:p>F2010RP1</text:p>
          </table:table-cell>
          <table:table-cell table:style-name="ce109" table:formula="of:=[.K78]&amp;[.J78]&amp;[.I78]" office:value-type="string" office:string-value="F2010N">
            <text:p>F2010N</text:p>
          </table:table-cell>
          <table:table-cell table:style-name="ce115" office:value-type="string">
            <text:p>HIdrometro Apresentou Vazamento Sem Cond. de Verificação</text:p>
          </table:table-cell>
        </table:table-row>
        <table:table-row table:style-name="ro4">
          <table:table-cell table:style-name="ce10" office:value-type="string">
            <text:p>BME</text:p>
          </table:table-cell>
          <table:table-cell table:style-name="ce23" office:value-type="date" office:date-value="2019-01-08">
            <text:p>08/01/19</text:p>
          </table:table-cell>
          <table:table-cell table:style-name="ce38" office:value-type="string">
            <text:p>A15F172264</text:p>
          </table:table-cell>
          <table:table-cell table:style-name="ce54" office:value-type="date" office:date-value="2016-08-04">
            <text:p>04/08/16</text:p>
          </table:table-cell>
          <table:table-cell table:style-name="ce71" office:value-type="float" office:value="-0.3">
            <text:p>-0,30</text:p>
          </table:table-cell>
          <table:table-cell table:style-name="ce71" office:value-type="float" office:value="-0.6">
            <text:p>-0,60</text:p>
          </table:table-cell>
          <table:table-cell table:style-name="ce70" office:value-type="float" office:value="-18.4">
            <text:p>-18,40</text:p>
          </table:table-cell>
          <table:table-cell table:style-name="ce87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4" table:formula="of:=YEAR([.D79])" office:value-type="float" office:value="2016">
            <text:p>2016</text:p>
          </table:table-cell>
          <table:table-cell table:style-name="ce109" table:formula="of:=RIGHT(LEFT([.C79];4))" office:value-type="string" office:string-value="F">
            <text:p>F</text:p>
          </table:table-cell>
          <table:table-cell table:style-name="ce110" table:formula="of:=[.K79]&amp;[.H79]" office:value-type="string" office:string-value="FRP1">
            <text:p>FRP1</text:p>
          </table:table-cell>
          <table:table-cell table:style-name="ce109" table:formula="of:=[.L79]&amp;[.I79]" office:value-type="string" office:string-value="FRP1N">
            <text:p>FRP1N</text:p>
          </table:table-cell>
          <table:table-cell table:style-name="ce110" table:formula="of:=[.K79]&amp;[.J79]&amp;[.H79]" office:value-type="string" office:string-value="F2016RP1">
            <text:p>F2016RP1</text:p>
          </table:table-cell>
          <table:table-cell table:style-name="ce109" table:formula="of:=[.K79]&amp;[.J79]&amp;[.I79]" office:value-type="string" office:string-value="F2016N">
            <text:p>F2016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10">
            <text:p>10/01/19</text:p>
          </table:table-cell>
          <table:table-cell table:style-name="ce32" office:value-type="string">
            <text:p>D09S004479</text:p>
          </table:table-cell>
          <table:table-cell table:style-name="ce52" office:value-type="date" office:date-value="2016-11-24">
            <text:p>24/11/16</text:p>
          </table:table-cell>
          <table:table-cell table:style-name="ce67" office:value-type="float" office:value="3.46">
            <text:p>3,46</text:p>
          </table:table-cell>
          <table:table-cell table:style-name="ce66" office:value-type="float" office:value="-21.2">
            <text:p>-21,20</text:p>
          </table:table-cell>
          <table:table-cell table:style-name="ce82" office:value-type="float" office:value="-100">
            <text:p>-100,00</text:p>
          </table:table-cell>
          <table:table-cell table:style-name="ce75" office:value-type="string">
            <text:p>RP2</text:p>
          </table:table-cell>
          <table:table-cell table:style-name="ce96" office:value-type="string">
            <text:p>N</text:p>
          </table:table-cell>
          <table:table-cell table:style-name="ce104" table:formula="of:=YEAR([.D80])" office:value-type="float" office:value="2016">
            <text:p>2016</text:p>
          </table:table-cell>
          <table:table-cell table:style-name="ce109" table:formula="of:=RIGHT(LEFT([.C80];4))" office:value-type="string" office:string-value="S">
            <text:p>S</text:p>
          </table:table-cell>
          <table:table-cell table:style-name="ce110" table:formula="of:=[.K80]&amp;[.H80]" office:value-type="string" office:string-value="SRP2">
            <text:p>SRP2</text:p>
          </table:table-cell>
          <table:table-cell table:style-name="ce109" table:formula="of:=[.L80]&amp;[.I80]" office:value-type="string" office:string-value="SRP2N">
            <text:p>SRP2N</text:p>
          </table:table-cell>
          <table:table-cell table:style-name="ce110" table:formula="of:=[.K80]&amp;[.J80]&amp;[.H80]" office:value-type="string" office:string-value="S2016RP2">
            <text:p>S2016RP2</text:p>
          </table:table-cell>
          <table:table-cell table:style-name="ce109" table:formula="of:=[.K80]&amp;[.J80]&amp;[.I80]" office:value-type="string" office:string-value="S2016N">
            <text:p>S2016N</text:p>
          </table:table-cell>
          <table:table-cell table:style-name="ce113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10">
            <text:p>10/01/19</text:p>
          </table:table-cell>
          <table:table-cell table:style-name="ce35" office:value-type="string">
            <text:p>E15L003998</text:p>
          </table:table-cell>
          <table:table-cell table:style-name="ce53" office:value-type="date" office:date-value="2017-11-07">
            <text:p>07/11/17</text:p>
          </table:table-cell>
          <table:table-cell table:style-name="ce67" office:value-type="float" office:value="2.6">
            <text:p>2,6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0">
            <text:p>0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81])" office:value-type="float" office:value="2017">
            <text:p>2017</text:p>
          </table:table-cell>
          <table:table-cell table:style-name="ce109" table:formula="of:=RIGHT(LEFT([.C81];4))" office:value-type="string" office:string-value="L">
            <text:p>L</text:p>
          </table:table-cell>
          <table:table-cell table:style-name="ce110" table:formula="of:=[.K81]&amp;[.H81]" office:value-type="string" office:string-value="LAP">
            <text:p>LAP</text:p>
          </table:table-cell>
          <table:table-cell table:style-name="ce109" table:formula="of:=[.L81]&amp;[.I81]" office:value-type="string" office:string-value="LAP">
            <text:p>LAP</text:p>
          </table:table-cell>
          <table:table-cell table:style-name="ce110" table:formula="of:=[.K81]&amp;[.J81]&amp;[.H81]" office:value-type="string" office:string-value="L2017AP">
            <text:p>L2017AP</text:p>
          </table:table-cell>
          <table:table-cell table:style-name="ce109" table:formula="of:=[.K81]&amp;[.J81]&amp;[.I81]" office:value-type="string" office:string-value="L2017">
            <text:p>L2017</text:p>
          </table:table-cell>
          <table:table-cell table:style-name="ce115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10">
            <text:p>10/01/19</text:p>
          </table:table-cell>
          <table:table-cell table:style-name="ce40" office:value-type="string">
            <text:p>F06L000950</text:p>
          </table:table-cell>
          <table:table-cell table:style-name="ce53" office:value-type="date" office:date-value="2016-12-21">
            <text:p>21/12/16</text:p>
          </table:table-cell>
          <table:table-cell table:style-name="ce69" office:value-type="float" office:value="-2.7">
            <text:p>-2,7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2.5">
            <text:p>-2,50</text:p>
          </table:table-cell>
          <table:table-cell table:style-name="ce72" office:value-type="string">
            <text:p>AP</text:p>
          </table:table-cell>
          <table:table-cell table:style-name="ce97"/>
          <table:table-cell table:style-name="ce104" table:formula="of:=YEAR([.D82])" office:value-type="float" office:value="2016">
            <text:p>2016</text:p>
          </table:table-cell>
          <table:table-cell table:style-name="ce109" table:formula="of:=RIGHT(LEFT([.C82];4))" office:value-type="string" office:string-value="L">
            <text:p>L</text:p>
          </table:table-cell>
          <table:table-cell table:style-name="ce110" table:formula="of:=[.K82]&amp;[.H82]" office:value-type="string" office:string-value="LAP">
            <text:p>LAP</text:p>
          </table:table-cell>
          <table:table-cell table:style-name="ce109" table:formula="of:=[.L82]&amp;[.I82]" office:value-type="string" office:string-value="LAP">
            <text:p>LAP</text:p>
          </table:table-cell>
          <table:table-cell table:style-name="ce110" table:formula="of:=[.K82]&amp;[.J82]&amp;[.H82]" office:value-type="string" office:string-value="L2016AP">
            <text:p>L2016AP</text:p>
          </table:table-cell>
          <table:table-cell table:style-name="ce109" table:formula="of:=[.K82]&amp;[.J82]&amp;[.I82]" office:value-type="string" office:string-value="L2016">
            <text:p>L2016</text:p>
          </table:table-cell>
          <table:table-cell table:style-name="ce113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10">
            <text:p>10/01/19</text:p>
          </table:table-cell>
          <table:table-cell table:style-name="ce35" office:value-type="string">
            <text:p>A12F218660</text:p>
          </table:table-cell>
          <table:table-cell table:style-name="ce53" office:value-type="date" office:date-value="2013-01-24">
            <text:p>24/01/13</text:p>
          </table:table-cell>
          <table:table-cell table:style-name="ce69" office:value-type="float" office:value="-0.54">
            <text:p>-0,54</text:p>
          </table:table-cell>
          <table:table-cell table:style-name="ce66" office:value-type="float" office:value="-1.2">
            <text:p>-1,20</text:p>
          </table:table-cell>
          <table:table-cell table:style-name="ce69" office:value-type="float" office:value="-31.4">
            <text:p>-31,4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83])" office:value-type="float" office:value="2013">
            <text:p>2013</text:p>
          </table:table-cell>
          <table:table-cell table:style-name="ce109" table:formula="of:=RIGHT(LEFT([.C83];4))" office:value-type="string" office:string-value="F">
            <text:p>F</text:p>
          </table:table-cell>
          <table:table-cell table:style-name="ce110" table:formula="of:=[.K83]&amp;[.H83]" office:value-type="string" office:string-value="FRP1">
            <text:p>FRP1</text:p>
          </table:table-cell>
          <table:table-cell table:style-name="ce109" table:formula="of:=[.L83]&amp;[.I83]" office:value-type="string" office:string-value="FRP1N">
            <text:p>FRP1N</text:p>
          </table:table-cell>
          <table:table-cell table:style-name="ce110" table:formula="of:=[.K83]&amp;[.J83]&amp;[.H83]" office:value-type="string" office:string-value="F2013RP1">
            <text:p>F2013RP1</text:p>
          </table:table-cell>
          <table:table-cell table:style-name="ce109" table:formula="of:=[.K83]&amp;[.J83]&amp;[.I83]" office:value-type="string" office:string-value="F2013N">
            <text:p>F2013N</text:p>
          </table:table-cell>
          <table:table-cell table:style-name="ce113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10">
            <text:p>10/01/19</text:p>
          </table:table-cell>
          <table:table-cell table:style-name="ce40" office:value-type="string">
            <text:p>A15F108102</text:p>
          </table:table-cell>
          <table:table-cell table:style-name="ce53" office:value-type="date" office:date-value="2015-04-22">
            <text:p>22/04/15</text:p>
          </table:table-cell>
          <table:table-cell table:style-name="ce66" office:value-type="float" office:value="-0.94">
            <text:p>-0,9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5.6">
            <text:p>-45,60</text:p>
          </table:table-cell>
          <table:table-cell table:style-name="ce72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4" table:formula="of:=YEAR([.D84])" office:value-type="float" office:value="2015">
            <text:p>2015</text:p>
          </table:table-cell>
          <table:table-cell table:style-name="ce109" table:formula="of:=RIGHT(LEFT([.C84];4))" office:value-type="string" office:string-value="F">
            <text:p>F</text:p>
          </table:table-cell>
          <table:table-cell table:style-name="ce110" table:formula="of:=[.K84]&amp;[.H84]" office:value-type="string" office:string-value="FRP1">
            <text:p>FRP1</text:p>
          </table:table-cell>
          <table:table-cell table:style-name="ce109" table:formula="of:=[.L84]&amp;[.I84]" office:value-type="string" office:string-value="FRP1N">
            <text:p>FRP1N</text:p>
          </table:table-cell>
          <table:table-cell table:style-name="ce110" table:formula="of:=[.K84]&amp;[.J84]&amp;[.H84]" office:value-type="string" office:string-value="F2015RP1">
            <text:p>F2015RP1</text:p>
          </table:table-cell>
          <table:table-cell table:style-name="ce109" table:formula="of:=[.K84]&amp;[.J84]&amp;[.I84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10">
            <text:p>10/01/19</text:p>
          </table:table-cell>
          <table:table-cell table:style-name="ce32" office:value-type="string">
            <text:p>A17N300907</text:p>
          </table:table-cell>
          <table:table-cell table:style-name="ce53" office:value-type="date" office:date-value="2018-02-06">
            <text:p>06/02/18</text:p>
          </table:table-cell>
          <table:table-cell table:style-name="ce69" office:value-type="float" office:value="-0.06">
            <text:p>-0,06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3">
            <text:p>-3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85])" office:value-type="float" office:value="2018">
            <text:p>2018</text:p>
          </table:table-cell>
          <table:table-cell table:style-name="ce109" table:formula="of:=RIGHT(LEFT([.C85];4))" office:value-type="string" office:string-value="N">
            <text:p>N</text:p>
          </table:table-cell>
          <table:table-cell table:style-name="ce110" table:formula="of:=[.K85]&amp;[.H85]" office:value-type="string" office:string-value="NAP">
            <text:p>NAP</text:p>
          </table:table-cell>
          <table:table-cell table:style-name="ce109" table:formula="of:=[.L85]&amp;[.I85]" office:value-type="string" office:string-value="NAP">
            <text:p>NAP</text:p>
          </table:table-cell>
          <table:table-cell table:style-name="ce110" table:formula="of:=[.K85]&amp;[.J85]&amp;[.H85]" office:value-type="string" office:string-value="N2018AP">
            <text:p>N2018AP</text:p>
          </table:table-cell>
          <table:table-cell table:style-name="ce109" table:formula="of:=[.K85]&amp;[.J85]&amp;[.I85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10" office:value-type="string">
            <text:p>MTL</text:p>
          </table:table-cell>
          <table:table-cell table:style-name="ce23" office:value-type="date" office:date-value="2019-01-10">
            <text:p>10/01/19</text:p>
          </table:table-cell>
          <table:table-cell table:style-name="ce38" office:value-type="string">
            <text:p>A14F238275</text:p>
          </table:table-cell>
          <table:table-cell table:style-name="ce54" office:value-type="date" office:date-value="2014-07-16">
            <text:p>16/07/14</text:p>
          </table:table-cell>
          <table:table-cell table:style-name="ce71" office:value-type="float" office:value="-1.14">
            <text:p>-1,14</text:p>
          </table:table-cell>
          <table:table-cell table:style-name="ce71" office:value-type="float" office:value="0">
            <text:p>0,00</text:p>
          </table:table-cell>
          <table:table-cell table:style-name="ce70" office:value-type="float" office:value="-15">
            <text:p>-15,00</text:p>
          </table:table-cell>
          <table:table-cell table:style-name="ce87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4" table:formula="of:=YEAR([.D86])" office:value-type="float" office:value="2014">
            <text:p>2014</text:p>
          </table:table-cell>
          <table:table-cell table:style-name="ce109" table:formula="of:=RIGHT(LEFT([.C86];4))" office:value-type="string" office:string-value="F">
            <text:p>F</text:p>
          </table:table-cell>
          <table:table-cell table:style-name="ce110" table:formula="of:=[.K86]&amp;[.H86]" office:value-type="string" office:string-value="FRP1">
            <text:p>FRP1</text:p>
          </table:table-cell>
          <table:table-cell table:style-name="ce109" table:formula="of:=[.L86]&amp;[.I86]" office:value-type="string" office:string-value="FRP1N">
            <text:p>FRP1N</text:p>
          </table:table-cell>
          <table:table-cell table:style-name="ce110" table:formula="of:=[.K86]&amp;[.J86]&amp;[.H86]" office:value-type="string" office:string-value="F2014RP1">
            <text:p>F2014RP1</text:p>
          </table:table-cell>
          <table:table-cell table:style-name="ce109" table:formula="of:=[.K86]&amp;[.J86]&amp;[.I86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9"/>
          <table:table-cell table:style-name="ce22" office:value-type="date" office:date-value="2019-01-11">
            <text:p>11/01/19</text:p>
          </table:table-cell>
          <table:table-cell table:style-name="ce33" office:value-type="string">
            <text:p>A11N302860</text:p>
          </table:table-cell>
          <table:table-cell table:style-name="ce53"/>
          <table:table-cell table:style-name="ce69" office:value-type="float" office:value="1.54">
            <text:p>1,5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1">
            <text:p>-1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87])" office:value-type="float" office:value="1899">
            <text:p>1899</text:p>
          </table:table-cell>
          <table:table-cell table:style-name="ce109" table:formula="of:=RIGHT(LEFT([.C87];4))" office:value-type="string" office:string-value="N">
            <text:p>N</text:p>
          </table:table-cell>
          <table:table-cell table:style-name="ce110" table:formula="of:=[.K87]&amp;[.H87]" office:value-type="string" office:string-value="NAP">
            <text:p>NAP</text:p>
          </table:table-cell>
          <table:table-cell table:style-name="ce109" table:formula="of:=[.L87]&amp;[.I87]" office:value-type="string" office:string-value="NAP">
            <text:p>NAP</text:p>
          </table:table-cell>
          <table:table-cell table:style-name="ce110" table:formula="of:=[.K87]&amp;[.J87]&amp;[.H87]" office:value-type="string" office:string-value="N1899AP">
            <text:p>N1899AP</text:p>
          </table:table-cell>
          <table:table-cell table:style-name="ce109" table:formula="of:=[.K87]&amp;[.J87]&amp;[.I87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11">
            <text:p>11/01/19</text:p>
          </table:table-cell>
          <table:table-cell table:style-name="ce32" office:value-type="string">
            <text:p>A06F310314</text:p>
          </table:table-cell>
          <table:table-cell table:style-name="ce53" office:value-type="date" office:date-value="2016-07-27">
            <text:p>27/07/16</text:p>
          </table:table-cell>
          <table:table-cell table:style-name="ce66" office:value-type="float" office:value="-1.86">
            <text:p>-1,8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4">
            <text:p>-4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88])" office:value-type="float" office:value="2016">
            <text:p>2016</text:p>
          </table:table-cell>
          <table:table-cell table:style-name="ce109" table:formula="of:=RIGHT(LEFT([.C88];4))" office:value-type="string" office:string-value="F">
            <text:p>F</text:p>
          </table:table-cell>
          <table:table-cell table:style-name="ce110" table:formula="of:=[.K88]&amp;[.H88]" office:value-type="string" office:string-value="FAP">
            <text:p>FAP</text:p>
          </table:table-cell>
          <table:table-cell table:style-name="ce109" table:formula="of:=[.L88]&amp;[.I88]" office:value-type="string" office:string-value="FAP">
            <text:p>FAP</text:p>
          </table:table-cell>
          <table:table-cell table:style-name="ce110" table:formula="of:=[.K88]&amp;[.J88]&amp;[.H88]" office:value-type="string" office:string-value="F2016AP">
            <text:p>F2016AP</text:p>
          </table:table-cell>
          <table:table-cell table:style-name="ce109" table:formula="of:=[.K88]&amp;[.J88]&amp;[.I88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11">
            <text:p>11/01/19</text:p>
          </table:table-cell>
          <table:table-cell table:style-name="ce32" office:value-type="string">
            <text:p>A15F201120</text:p>
          </table:table-cell>
          <table:table-cell table:style-name="ce53" office:value-type="date" office:date-value="2016-03-07">
            <text:p>07/03/16</text:p>
          </table:table-cell>
          <table:table-cell table:style-name="ce69" office:value-type="float" office:value="-0.76">
            <text:p>-0,7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6">
            <text:p>-46,00</text:p>
          </table:table-cell>
          <table:table-cell table:style-name="ce75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4" table:formula="of:=YEAR([.D89])" office:value-type="float" office:value="2016">
            <text:p>2016</text:p>
          </table:table-cell>
          <table:table-cell table:style-name="ce109" table:formula="of:=RIGHT(LEFT([.C89];4))" office:value-type="string" office:string-value="F">
            <text:p>F</text:p>
          </table:table-cell>
          <table:table-cell table:style-name="ce110" table:formula="of:=[.K89]&amp;[.H89]" office:value-type="string" office:string-value="FRP1">
            <text:p>FRP1</text:p>
          </table:table-cell>
          <table:table-cell table:style-name="ce109" table:formula="of:=[.L89]&amp;[.I89]" office:value-type="string" office:string-value="FRP1N">
            <text:p>FRP1N</text:p>
          </table:table-cell>
          <table:table-cell table:style-name="ce110" table:formula="of:=[.K89]&amp;[.J89]&amp;[.H89]" office:value-type="string" office:string-value="F2016RP1">
            <text:p>F2016RP1</text:p>
          </table:table-cell>
          <table:table-cell table:style-name="ce109" table:formula="of:=[.K89]&amp;[.J89]&amp;[.I89]" office:value-type="string" office:string-value="F2016N">
            <text:p>F2016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11">
            <text:p>11/01/19</text:p>
          </table:table-cell>
          <table:table-cell table:style-name="ce32" office:value-type="string">
            <text:p>A17F109246</text:p>
          </table:table-cell>
          <table:table-cell table:style-name="ce53" office:value-type="date" office:date-value="2017-12-26">
            <text:p>26/12/17</text:p>
          </table:table-cell>
          <table:table-cell table:style-name="ce69" office:value-type="float" office:value="-0.7">
            <text:p>-0,7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0">
            <text:p>0,00</text:p>
          </table:table-cell>
          <table:table-cell table:style-name="ce75" office:value-type="string">
            <text:p>AP</text:p>
          </table:table-cell>
          <table:table-cell table:style-name="ce88"/>
          <table:table-cell table:style-name="ce104" table:formula="of:=YEAR([.D90])" office:value-type="float" office:value="2017">
            <text:p>2017</text:p>
          </table:table-cell>
          <table:table-cell table:style-name="ce109" table:formula="of:=RIGHT(LEFT([.C90];4))" office:value-type="string" office:string-value="F">
            <text:p>F</text:p>
          </table:table-cell>
          <table:table-cell table:style-name="ce110" table:formula="of:=[.K90]&amp;[.H90]" office:value-type="string" office:string-value="FAP">
            <text:p>FAP</text:p>
          </table:table-cell>
          <table:table-cell table:style-name="ce109" table:formula="of:=[.L90]&amp;[.I90]" office:value-type="string" office:string-value="FAP">
            <text:p>FAP</text:p>
          </table:table-cell>
          <table:table-cell table:style-name="ce110" table:formula="of:=[.K90]&amp;[.J90]&amp;[.H90]" office:value-type="string" office:string-value="F2017AP">
            <text:p>F2017AP</text:p>
          </table:table-cell>
          <table:table-cell table:style-name="ce109" table:formula="of:=[.K90]&amp;[.J90]&amp;[.I90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11">
            <text:p>11/01/19</text:p>
          </table:table-cell>
          <table:table-cell table:style-name="ce32" office:value-type="string">
            <text:p>A17F022686</text:p>
          </table:table-cell>
          <table:table-cell table:style-name="ce53" office:value-type="date" office:date-value="2017-04-26">
            <text:p>26/04/17</text:p>
          </table:table-cell>
          <table:table-cell table:style-name="ce73" office:value-type="float" office:value="0.74">
            <text:p>0,74</text:p>
          </table:table-cell>
          <table:table-cell table:style-name="ce66" office:value-type="float" office:value="2.6">
            <text:p>2,60</text:p>
          </table:table-cell>
          <table:table-cell table:style-name="ce69" office:value-type="float" office:value="-6.6">
            <text:p>-6,60</text:p>
          </table:table-cell>
          <table:table-cell table:style-name="ce75" office:value-type="string">
            <text:p>AP</text:p>
          </table:table-cell>
          <table:table-cell table:style-name="ce88"/>
          <table:table-cell table:style-name="ce104" table:formula="of:=YEAR([.D91])" office:value-type="float" office:value="2017">
            <text:p>2017</text:p>
          </table:table-cell>
          <table:table-cell table:style-name="ce109" table:formula="of:=RIGHT(LEFT([.C91];4))" office:value-type="string" office:string-value="F">
            <text:p>F</text:p>
          </table:table-cell>
          <table:table-cell table:style-name="ce110" table:formula="of:=[.K91]&amp;[.H91]" office:value-type="string" office:string-value="FAP">
            <text:p>FAP</text:p>
          </table:table-cell>
          <table:table-cell table:style-name="ce109" table:formula="of:=[.L91]&amp;[.I91]" office:value-type="string" office:string-value="FAP">
            <text:p>FAP</text:p>
          </table:table-cell>
          <table:table-cell table:style-name="ce110" table:formula="of:=[.K91]&amp;[.J91]&amp;[.H91]" office:value-type="string" office:string-value="F2017AP">
            <text:p>F2017AP</text:p>
          </table:table-cell>
          <table:table-cell table:style-name="ce109" table:formula="of:=[.K91]&amp;[.J91]&amp;[.I91]" office:value-type="string" office:string-value="F2017">
            <text:p>F2017</text:p>
          </table:table-cell>
          <table:table-cell table:style-name="ce113"/>
        </table:table-row>
        <table:table-row table:style-name="ro2">
          <table:table-cell table:style-name="ce9" office:value-type="string">
            <text:p>MTL</text:p>
          </table:table-cell>
          <table:table-cell table:style-name="ce22" office:value-type="date" office:date-value="2019-01-11">
            <text:p>11/01/19</text:p>
          </table:table-cell>
          <table:table-cell table:style-name="ce35" office:value-type="string">
            <text:p>A09F240749</text:p>
          </table:table-cell>
          <table:table-cell table:style-name="ce53" office:value-type="date" office:date-value="2014-10-10">
            <text:p>10/10/14</text:p>
          </table:table-cell>
          <table:table-cell table:style-name="ce67" office:value-type="float" office:value="-0.6">
            <text:p>-0,6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50">
            <text:p>-50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92])" office:value-type="float" office:value="2014">
            <text:p>2014</text:p>
          </table:table-cell>
          <table:table-cell table:style-name="ce109" table:formula="of:=RIGHT(LEFT([.C92];4))" office:value-type="string" office:string-value="F">
            <text:p>F</text:p>
          </table:table-cell>
          <table:table-cell table:style-name="ce110" table:formula="of:=[.K92]&amp;[.H92]" office:value-type="string" office:string-value="FRP1">
            <text:p>FRP1</text:p>
          </table:table-cell>
          <table:table-cell table:style-name="ce109" table:formula="of:=[.L92]&amp;[.I92]" office:value-type="string" office:string-value="FRP1N">
            <text:p>FRP1N</text:p>
          </table:table-cell>
          <table:table-cell table:style-name="ce110" table:formula="of:=[.K92]&amp;[.J92]&amp;[.H92]" office:value-type="string" office:string-value="F2014RP1">
            <text:p>F2014RP1</text:p>
          </table:table-cell>
          <table:table-cell table:style-name="ce109" table:formula="of:=[.K92]&amp;[.J92]&amp;[.I92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11">
            <text:p>11/01/19</text:p>
          </table:table-cell>
          <table:table-cell table:style-name="ce41" office:value-type="string">
            <text:p>A18N018969</text:p>
          </table:table-cell>
          <table:table-cell table:style-name="ce53" office:value-type="date" office:date-value="2018-03-08">
            <text:p>08/03/18</text:p>
          </table:table-cell>
          <table:table-cell table:style-name="ce69" office:value-type="float" office:value="-0.08">
            <text:p>-0,08</text:p>
          </table:table-cell>
          <table:table-cell table:style-name="ce66" office:value-type="float" office:value="2.4">
            <text:p>2,40</text:p>
          </table:table-cell>
          <table:table-cell table:style-name="ce69" office:value-type="float" office:value="-10.6">
            <text:p>-10,6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93])" office:value-type="float" office:value="2018">
            <text:p>2018</text:p>
          </table:table-cell>
          <table:table-cell table:style-name="ce109" table:formula="of:=RIGHT(LEFT([.C93];4))" office:value-type="string" office:string-value="N">
            <text:p>N</text:p>
          </table:table-cell>
          <table:table-cell table:style-name="ce110" table:formula="of:=[.K93]&amp;[.H93]" office:value-type="string" office:string-value="NRP1">
            <text:p>NRP1</text:p>
          </table:table-cell>
          <table:table-cell table:style-name="ce109" table:formula="of:=[.L93]&amp;[.I93]" office:value-type="string" office:string-value="NRP1N">
            <text:p>NRP1N</text:p>
          </table:table-cell>
          <table:table-cell table:style-name="ce110" table:formula="of:=[.K93]&amp;[.J93]&amp;[.H93]" office:value-type="string" office:string-value="N2018RP1">
            <text:p>N2018RP1</text:p>
          </table:table-cell>
          <table:table-cell table:style-name="ce109" table:formula="of:=[.K93]&amp;[.J93]&amp;[.I93]" office:value-type="string" office:string-value="N2018N">
            <text:p>N2018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2" office:value-type="date" office:date-value="2019-01-11">
            <text:p>11/01/19</text:p>
          </table:table-cell>
          <table:table-cell table:style-name="ce41" office:value-type="string">
            <text:p>A15F018464</text:p>
          </table:table-cell>
          <table:table-cell table:style-name="ce53" office:value-type="date" office:date-value="2015-02-10">
            <text:p>10/02/15</text:p>
          </table:table-cell>
          <table:table-cell table:style-name="ce67" office:value-type="float" office:value="0.4">
            <text:p>0,40</text:p>
          </table:table-cell>
          <table:table-cell table:style-name="ce66" office:value-type="float" office:value="2.6">
            <text:p>2,60</text:p>
          </table:table-cell>
          <table:table-cell table:style-name="ce69" office:value-type="float" office:value="-95">
            <text:p>-95,0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94])" office:value-type="float" office:value="2015">
            <text:p>2015</text:p>
          </table:table-cell>
          <table:table-cell table:style-name="ce109" table:formula="of:=RIGHT(LEFT([.C94];4))" office:value-type="string" office:string-value="F">
            <text:p>F</text:p>
          </table:table-cell>
          <table:table-cell table:style-name="ce110" table:formula="of:=[.K94]&amp;[.H94]" office:value-type="string" office:string-value="FRP1">
            <text:p>FRP1</text:p>
          </table:table-cell>
          <table:table-cell table:style-name="ce109" table:formula="of:=[.L94]&amp;[.I94]" office:value-type="string" office:string-value="FRP1N">
            <text:p>FRP1N</text:p>
          </table:table-cell>
          <table:table-cell table:style-name="ce110" table:formula="of:=[.K94]&amp;[.J94]&amp;[.H94]" office:value-type="string" office:string-value="F2015RP1">
            <text:p>F2015RP1</text:p>
          </table:table-cell>
          <table:table-cell table:style-name="ce109" table:formula="of:=[.K94]&amp;[.J94]&amp;[.I94]" office:value-type="string" office:string-value="F2015N">
            <text:p>F2015N</text:p>
          </table:table-cell>
          <table:table-cell table:style-name="ce113"/>
        </table:table-row>
        <table:table-row table:style-name="ro4">
          <table:table-cell table:style-name="ce10" office:value-type="string">
            <text:p>MTL</text:p>
          </table:table-cell>
          <table:table-cell table:style-name="ce23" office:value-type="date" office:date-value="2019-01-11">
            <text:p>11/01/19</text:p>
          </table:table-cell>
          <table:table-cell table:style-name="ce38" office:value-type="string">
            <text:p>A18N090234</text:p>
          </table:table-cell>
          <table:table-cell table:style-name="ce54" office:value-type="date" office:date-value="2018-06-13">
            <text:p>13/06/18</text:p>
          </table:table-cell>
          <table:table-cell table:style-name="ce70" office:value-type="float" office:value="0.1">
            <text:p>0,10</text:p>
          </table:table-cell>
          <table:table-cell table:style-name="ce71" office:value-type="float" office:value="3.6">
            <text:p>3,60</text:p>
          </table:table-cell>
          <table:table-cell table:style-name="ce70" office:value-type="float" office:value="-2.6">
            <text:p>-2,60</text:p>
          </table:table-cell>
          <table:table-cell table:style-name="ce87" office:value-type="string">
            <text:p>AP</text:p>
          </table:table-cell>
          <table:table-cell table:style-name="ce99"/>
          <table:table-cell table:style-name="ce104" table:formula="of:=YEAR([.D95])" office:value-type="float" office:value="2018">
            <text:p>2018</text:p>
          </table:table-cell>
          <table:table-cell table:style-name="ce109" table:formula="of:=RIGHT(LEFT([.C95];4))" office:value-type="string" office:string-value="N">
            <text:p>N</text:p>
          </table:table-cell>
          <table:table-cell table:style-name="ce110" table:formula="of:=[.K95]&amp;[.H95]" office:value-type="string" office:string-value="NAP">
            <text:p>NAP</text:p>
          </table:table-cell>
          <table:table-cell table:style-name="ce109" table:formula="of:=[.L95]&amp;[.I95]" office:value-type="string" office:string-value="NAP">
            <text:p>NAP</text:p>
          </table:table-cell>
          <table:table-cell table:style-name="ce110" table:formula="of:=[.K95]&amp;[.J95]&amp;[.H95]" office:value-type="string" office:string-value="N2018AP">
            <text:p>N2018AP</text:p>
          </table:table-cell>
          <table:table-cell table:style-name="ce109" table:formula="of:=[.K95]&amp;[.J95]&amp;[.I95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4">
            <text:p>14/01/19</text:p>
          </table:table-cell>
          <table:table-cell table:style-name="ce32" office:value-type="string">
            <text:p>A16F150839</text:p>
          </table:table-cell>
          <table:table-cell table:style-name="ce53" office:value-type="date" office:date-value="2016-10-14">
            <text:p>14/10/16</text:p>
          </table:table-cell>
          <table:table-cell table:style-name="ce66" office:value-type="float" office:value="0.12">
            <text:p>0,12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31.2">
            <text:p>-31,2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96])" office:value-type="float" office:value="2016">
            <text:p>2016</text:p>
          </table:table-cell>
          <table:table-cell table:style-name="ce109" table:formula="of:=RIGHT(LEFT([.C96];4))" office:value-type="string" office:string-value="F">
            <text:p>F</text:p>
          </table:table-cell>
          <table:table-cell table:style-name="ce110" table:formula="of:=[.K96]&amp;[.H96]" office:value-type="string" office:string-value="FRP1">
            <text:p>FRP1</text:p>
          </table:table-cell>
          <table:table-cell table:style-name="ce109" table:formula="of:=[.L96]&amp;[.I96]" office:value-type="string" office:string-value="FRP1N">
            <text:p>FRP1N</text:p>
          </table:table-cell>
          <table:table-cell table:style-name="ce110" table:formula="of:=[.K96]&amp;[.J96]&amp;[.H96]" office:value-type="string" office:string-value="F2016RP1">
            <text:p>F2016RP1</text:p>
          </table:table-cell>
          <table:table-cell table:style-name="ce109" table:formula="of:=[.K96]&amp;[.J96]&amp;[.I96]" office:value-type="string" office:string-value="F2016N">
            <text:p>F2016N</text:p>
          </table:table-cell>
          <table:table-cell table:style-name="ce115"/>
        </table:table-row>
        <table:table-row table:style-name="ro2">
          <table:table-cell table:style-name="ce9" office:value-type="string">
            <text:p>MTO</text:p>
          </table:table-cell>
          <table:table-cell table:style-name="ce24" office:value-type="date" office:date-value="2019-01-14">
            <text:p>14/01/19</text:p>
          </table:table-cell>
          <table:table-cell table:style-name="ce35" office:value-type="string">
            <text:p>A17F113687</text:p>
          </table:table-cell>
          <table:table-cell table:style-name="ce53" office:value-type="date" office:date-value="2017-12-22">
            <text:p>22/12/17</text:p>
          </table:table-cell>
          <table:table-cell table:style-name="ce69" office:value-type="float" office:value="-0.2">
            <text:p>-0,2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7">
            <text:p>-7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97])" office:value-type="float" office:value="2017">
            <text:p>2017</text:p>
          </table:table-cell>
          <table:table-cell table:style-name="ce109" table:formula="of:=RIGHT(LEFT([.C97];4))" office:value-type="string" office:string-value="F">
            <text:p>F</text:p>
          </table:table-cell>
          <table:table-cell table:style-name="ce110" table:formula="of:=[.K97]&amp;[.H97]" office:value-type="string" office:string-value="FAP">
            <text:p>FAP</text:p>
          </table:table-cell>
          <table:table-cell table:style-name="ce109" table:formula="of:=[.L97]&amp;[.I97]" office:value-type="string" office:string-value="FAP">
            <text:p>FAP</text:p>
          </table:table-cell>
          <table:table-cell table:style-name="ce110" table:formula="of:=[.K97]&amp;[.J97]&amp;[.H97]" office:value-type="string" office:string-value="F2017AP">
            <text:p>F2017AP</text:p>
          </table:table-cell>
          <table:table-cell table:style-name="ce109" table:formula="of:=[.K97]&amp;[.J97]&amp;[.I97]" office:value-type="string" office:string-value="F2017">
            <text:p>F2017</text:p>
          </table:table-cell>
          <table:table-cell table:style-name="ce113"/>
        </table:table-row>
        <table:table-row table:style-name="ro2">
          <table:table-cell table:style-name="ce9" office:value-type="string">
            <text:p>MTO</text:p>
          </table:table-cell>
          <table:table-cell table:style-name="ce24" office:value-type="date" office:date-value="2019-01-14">
            <text:p>14/01/19</text:p>
          </table:table-cell>
          <table:table-cell table:style-name="ce35" office:value-type="string">
            <text:p>A14F204633</text:p>
          </table:table-cell>
          <table:table-cell table:style-name="ce53" office:value-type="date" office:date-value="2014-10-09">
            <text:p>09/10/14</text:p>
          </table:table-cell>
          <table:table-cell table:style-name="ce67" office:value-type="float" office:value="-0.84">
            <text:p>-0,8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0.6">
            <text:p>-30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98])" office:value-type="float" office:value="2014">
            <text:p>2014</text:p>
          </table:table-cell>
          <table:table-cell table:style-name="ce109" table:formula="of:=RIGHT(LEFT([.C98];4))" office:value-type="string" office:string-value="F">
            <text:p>F</text:p>
          </table:table-cell>
          <table:table-cell table:style-name="ce110" table:formula="of:=[.K98]&amp;[.H98]" office:value-type="string" office:string-value="FRP1">
            <text:p>FRP1</text:p>
          </table:table-cell>
          <table:table-cell table:style-name="ce109" table:formula="of:=[.L98]&amp;[.I98]" office:value-type="string" office:string-value="FRP1N">
            <text:p>FRP1N</text:p>
          </table:table-cell>
          <table:table-cell table:style-name="ce110" table:formula="of:=[.K98]&amp;[.J98]&amp;[.H98]" office:value-type="string" office:string-value="F2014RP1">
            <text:p>F2014RP1</text:p>
          </table:table-cell>
          <table:table-cell table:style-name="ce109" table:formula="of:=[.K98]&amp;[.J98]&amp;[.I98]" office:value-type="string" office:string-value="F2014N">
            <text:p>F2014N</text:p>
          </table:table-cell>
          <table:table-cell table:style-name="ce113"/>
        </table:table-row>
        <table:table-row table:style-name="ro2">
          <table:table-cell table:style-name="ce9" office:value-type="string">
            <text:p>MTO</text:p>
          </table:table-cell>
          <table:table-cell table:style-name="ce24" office:value-type="date" office:date-value="2019-01-14">
            <text:p>14/01/19</text:p>
          </table:table-cell>
          <table:table-cell table:style-name="ce35" office:value-type="string">
            <text:p>A18N053195</text:p>
          </table:table-cell>
          <table:table-cell table:style-name="ce53" office:value-type="date" office:date-value="2018-04-18">
            <text:p>18/04/18</text:p>
          </table:table-cell>
          <table:table-cell table:style-name="ce67" office:value-type="float" office:value="1.3">
            <text:p>1,3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2">
            <text:p>-2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99])" office:value-type="float" office:value="2018">
            <text:p>2018</text:p>
          </table:table-cell>
          <table:table-cell table:style-name="ce109" table:formula="of:=RIGHT(LEFT([.C99];4))" office:value-type="string" office:string-value="N">
            <text:p>N</text:p>
          </table:table-cell>
          <table:table-cell table:style-name="ce110" table:formula="of:=[.K99]&amp;[.H99]" office:value-type="string" office:string-value="NAP">
            <text:p>NAP</text:p>
          </table:table-cell>
          <table:table-cell table:style-name="ce109" table:formula="of:=[.L99]&amp;[.I99]" office:value-type="string" office:string-value="NAP">
            <text:p>NAP</text:p>
          </table:table-cell>
          <table:table-cell table:style-name="ce110" table:formula="of:=[.K99]&amp;[.J99]&amp;[.H99]" office:value-type="string" office:string-value="N2018AP">
            <text:p>N2018AP</text:p>
          </table:table-cell>
          <table:table-cell table:style-name="ce109" table:formula="of:=[.K99]&amp;[.J99]&amp;[.I99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4">
            <text:p>14/01/19</text:p>
          </table:table-cell>
          <table:table-cell table:style-name="ce32" office:value-type="string">
            <text:p>A14F306394</text:p>
          </table:table-cell>
          <table:table-cell table:style-name="ce53" office:value-type="date" office:date-value="2014-10-02">
            <text:p>02/10/14</text:p>
          </table:table-cell>
          <table:table-cell table:style-name="ce69" office:value-type="float" office:value="-0.76">
            <text:p>-0,76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-6">
            <text:p>-6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00])" office:value-type="float" office:value="2014">
            <text:p>2014</text:p>
          </table:table-cell>
          <table:table-cell table:style-name="ce109" table:formula="of:=RIGHT(LEFT([.C100];4))" office:value-type="string" office:string-value="F">
            <text:p>F</text:p>
          </table:table-cell>
          <table:table-cell table:style-name="ce110" table:formula="of:=[.K100]&amp;[.H100]" office:value-type="string" office:string-value="FAP">
            <text:p>FAP</text:p>
          </table:table-cell>
          <table:table-cell table:style-name="ce109" table:formula="of:=[.L100]&amp;[.I100]" office:value-type="string" office:string-value="FAP">
            <text:p>FAP</text:p>
          </table:table-cell>
          <table:table-cell table:style-name="ce110" table:formula="of:=[.K100]&amp;[.J100]&amp;[.H100]" office:value-type="string" office:string-value="F2014AP">
            <text:p>F2014AP</text:p>
          </table:table-cell>
          <table:table-cell table:style-name="ce109" table:formula="of:=[.K100]&amp;[.J100]&amp;[.I100]" office:value-type="string" office:string-value="F2014">
            <text:p>F2014</text:p>
          </table:table-cell>
          <table:table-cell table:style-name="ce115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4">
            <text:p>14/01/19</text:p>
          </table:table-cell>
          <table:table-cell table:style-name="ce32" office:value-type="string">
            <text:p>A14F118185</text:p>
          </table:table-cell>
          <table:table-cell table:style-name="ce53" office:value-type="date" office:date-value="2014-07-10">
            <text:p>10/07/14</text:p>
          </table:table-cell>
          <table:table-cell table:style-name="ce67" office:value-type="float" office:value="0.86">
            <text:p>0,86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4">
            <text:p>-4,00</text:p>
          </table:table-cell>
          <table:table-cell table:style-name="ce75" office:value-type="string">
            <text:p>AP</text:p>
          </table:table-cell>
          <table:table-cell table:style-name="ce88"/>
          <table:table-cell table:style-name="ce104" table:formula="of:=YEAR([.D101])" office:value-type="float" office:value="2014">
            <text:p>2014</text:p>
          </table:table-cell>
          <table:table-cell table:style-name="ce109" table:formula="of:=RIGHT(LEFT([.C101];4))" office:value-type="string" office:string-value="F">
            <text:p>F</text:p>
          </table:table-cell>
          <table:table-cell table:style-name="ce110" table:formula="of:=[.K101]&amp;[.H101]" office:value-type="string" office:string-value="FAP">
            <text:p>FAP</text:p>
          </table:table-cell>
          <table:table-cell table:style-name="ce109" table:formula="of:=[.L101]&amp;[.I101]" office:value-type="string" office:string-value="FAP">
            <text:p>FAP</text:p>
          </table:table-cell>
          <table:table-cell table:style-name="ce110" table:formula="of:=[.K101]&amp;[.J101]&amp;[.H101]" office:value-type="string" office:string-value="F2014AP">
            <text:p>F2014AP</text:p>
          </table:table-cell>
          <table:table-cell table:style-name="ce109" table:formula="of:=[.K101]&amp;[.J101]&amp;[.I101]" office:value-type="string" office:string-value="F2014">
            <text:p>F2014</text:p>
          </table:table-cell>
          <table:table-cell table:style-name="ce113"/>
        </table:table-row>
        <table:table-row table:style-name="ro2">
          <table:table-cell table:style-name="ce9" office:value-type="string">
            <text:p>MTO</text:p>
          </table:table-cell>
          <table:table-cell table:style-name="ce24" office:value-type="date" office:date-value="2019-01-14">
            <text:p>14/01/19</text:p>
          </table:table-cell>
          <table:table-cell table:style-name="ce32" office:value-type="string">
            <text:p>A11F229231</text:p>
          </table:table-cell>
          <table:table-cell table:style-name="ce53" office:value-type="date" office:date-value="2012-01-20">
            <text:p>20/01/12</text:p>
          </table:table-cell>
          <table:table-cell table:style-name="ce66" office:value-type="float" office:value="2.06">
            <text:p>2,06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16.4">
            <text:p>-16,40</text:p>
          </table:table-cell>
          <table:table-cell table:style-name="ce72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102])" office:value-type="float" office:value="2012">
            <text:p>2012</text:p>
          </table:table-cell>
          <table:table-cell table:style-name="ce109" table:formula="of:=RIGHT(LEFT([.C102];4))" office:value-type="string" office:string-value="F">
            <text:p>F</text:p>
          </table:table-cell>
          <table:table-cell table:style-name="ce110" table:formula="of:=[.K102]&amp;[.H102]" office:value-type="string" office:string-value="FRP1">
            <text:p>FRP1</text:p>
          </table:table-cell>
          <table:table-cell table:style-name="ce109" table:formula="of:=[.L102]&amp;[.I102]" office:value-type="string" office:string-value="FRP1N">
            <text:p>FRP1N</text:p>
          </table:table-cell>
          <table:table-cell table:style-name="ce110" table:formula="of:=[.K102]&amp;[.J102]&amp;[.H102]" office:value-type="string" office:string-value="F2012RP1">
            <text:p>F2012RP1</text:p>
          </table:table-cell>
          <table:table-cell table:style-name="ce109" table:formula="of:=[.K102]&amp;[.J102]&amp;[.I102]" office:value-type="string" office:string-value="F2012N">
            <text:p>F2012N</text:p>
          </table:table-cell>
          <table:table-cell table:style-name="ce115"/>
        </table:table-row>
        <table:table-row table:style-name="ro2">
          <table:table-cell table:style-name="ce10" office:value-type="string">
            <text:p>MTO</text:p>
          </table:table-cell>
          <table:table-cell table:style-name="ce25" office:value-type="date" office:date-value="2019-01-14">
            <text:p>14/01/19</text:p>
          </table:table-cell>
          <table:table-cell table:style-name="ce34" office:value-type="string">
            <text:p>A08F455808</text:p>
          </table:table-cell>
          <table:table-cell table:style-name="ce54" office:value-type="date" office:date-value="2014-12-30">
            <text:p>30/12/14</text:p>
          </table:table-cell>
          <table:table-cell table:style-name="ce70" office:value-type="float" office:value="-1.06">
            <text:p>-1,06</text:p>
          </table:table-cell>
          <table:table-cell table:style-name="ce71" office:value-type="float" office:value="-2">
            <text:p>-2,00</text:p>
          </table:table-cell>
          <table:table-cell table:style-name="ce70" office:value-type="float" office:value="-26.6">
            <text:p>-26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103])" office:value-type="float" office:value="2014">
            <text:p>2014</text:p>
          </table:table-cell>
          <table:table-cell table:style-name="ce109" table:formula="of:=RIGHT(LEFT([.C103];4))" office:value-type="string" office:string-value="F">
            <text:p>F</text:p>
          </table:table-cell>
          <table:table-cell table:style-name="ce110" table:formula="of:=[.K103]&amp;[.H103]" office:value-type="string" office:string-value="FRP1">
            <text:p>FRP1</text:p>
          </table:table-cell>
          <table:table-cell table:style-name="ce109" table:formula="of:=[.L103]&amp;[.I103]" office:value-type="string" office:string-value="FRP1N">
            <text:p>FRP1N</text:p>
          </table:table-cell>
          <table:table-cell table:style-name="ce110" table:formula="of:=[.K103]&amp;[.J103]&amp;[.H103]" office:value-type="string" office:string-value="F2014RP1">
            <text:p>F2014RP1</text:p>
          </table:table-cell>
          <table:table-cell table:style-name="ce109" table:formula="of:=[.K103]&amp;[.J103]&amp;[.I103]" office:value-type="string" office:string-value="F2014N">
            <text:p>F2014N</text:p>
          </table:table-cell>
          <table:table-cell table:style-name="ce113"/>
        </table:table-row>
        <table:table-row table:style-name="ro2">
          <table:table-cell table:style-name="ce9" office:value-type="string">
            <text:p>MTS</text:p>
          </table:table-cell>
          <table:table-cell table:style-name="ce24" office:value-type="date" office:date-value="2019-01-15">
            <text:p>15/01/19</text:p>
          </table:table-cell>
          <table:table-cell table:style-name="ce35" office:value-type="string">
            <text:p>A14F407676</text:p>
          </table:table-cell>
          <table:table-cell table:style-name="ce53" office:value-type="date" office:date-value="2014-12-08">
            <text:p>08/12/14</text:p>
          </table:table-cell>
          <table:table-cell table:style-name="ce69" office:value-type="float" office:value="-0.96">
            <text:p>-0,9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1">
            <text:p>-41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04])" office:value-type="float" office:value="2014">
            <text:p>2014</text:p>
          </table:table-cell>
          <table:table-cell table:style-name="ce109" table:formula="of:=RIGHT(LEFT([.C104];4))" office:value-type="string" office:string-value="F">
            <text:p>F</text:p>
          </table:table-cell>
          <table:table-cell table:style-name="ce110" table:formula="of:=[.K104]&amp;[.H104]" office:value-type="string" office:string-value="FRP1">
            <text:p>FRP1</text:p>
          </table:table-cell>
          <table:table-cell table:style-name="ce109" table:formula="of:=[.L104]&amp;[.I104]" office:value-type="string" office:string-value="FRP1N">
            <text:p>FRP1N</text:p>
          </table:table-cell>
          <table:table-cell table:style-name="ce110" table:formula="of:=[.K104]&amp;[.J104]&amp;[.H104]" office:value-type="string" office:string-value="F2014RP1">
            <text:p>F2014RP1</text:p>
          </table:table-cell>
          <table:table-cell table:style-name="ce109" table:formula="of:=[.K104]&amp;[.J104]&amp;[.I104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9" office:value-type="string">
            <text:p>MTS</text:p>
          </table:table-cell>
          <table:table-cell table:style-name="ce24" office:value-type="date" office:date-value="2019-01-15">
            <text:p>15/01/19</text:p>
          </table:table-cell>
          <table:table-cell table:style-name="ce32" office:value-type="string">
            <text:p>A08F450988</text:p>
          </table:table-cell>
          <table:table-cell table:style-name="ce53" office:value-type="date" office:date-value="2008-11-17">
            <text:p>17/11/08</text:p>
          </table:table-cell>
          <table:table-cell table:style-name="ce67" office:value-type="float" office:value="-3.16">
            <text:p>-3,1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6.6">
            <text:p>-16,6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05])" office:value-type="float" office:value="2008">
            <text:p>2008</text:p>
          </table:table-cell>
          <table:table-cell table:style-name="ce109" table:formula="of:=RIGHT(LEFT([.C105];4))" office:value-type="string" office:string-value="F">
            <text:p>F</text:p>
          </table:table-cell>
          <table:table-cell table:style-name="ce110" table:formula="of:=[.K105]&amp;[.H105]" office:value-type="string" office:string-value="FRP1">
            <text:p>FRP1</text:p>
          </table:table-cell>
          <table:table-cell table:style-name="ce109" table:formula="of:=[.L105]&amp;[.I105]" office:value-type="string" office:string-value="FRP1N">
            <text:p>FRP1N</text:p>
          </table:table-cell>
          <table:table-cell table:style-name="ce110" table:formula="of:=[.K105]&amp;[.J105]&amp;[.H105]" office:value-type="string" office:string-value="F2008RP1">
            <text:p>F2008RP1</text:p>
          </table:table-cell>
          <table:table-cell table:style-name="ce109" table:formula="of:=[.K105]&amp;[.J105]&amp;[.I105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9" office:value-type="string">
            <text:p>MTS</text:p>
          </table:table-cell>
          <table:table-cell table:style-name="ce24" office:value-type="date" office:date-value="2019-01-15">
            <text:p>15/01/19</text:p>
          </table:table-cell>
          <table:table-cell table:style-name="ce32" office:value-type="string">
            <text:p>A08F056652</text:p>
          </table:table-cell>
          <table:table-cell table:style-name="ce53" office:value-type="date" office:date-value="2014-03-12">
            <text:p>12/03/14</text:p>
          </table:table-cell>
          <table:table-cell table:style-name="ce66" office:value-type="float" office:value="0.06">
            <text:p>0,06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13">
            <text:p>-13,0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06])" office:value-type="float" office:value="2014">
            <text:p>2014</text:p>
          </table:table-cell>
          <table:table-cell table:style-name="ce109" table:formula="of:=RIGHT(LEFT([.C106];4))" office:value-type="string" office:string-value="F">
            <text:p>F</text:p>
          </table:table-cell>
          <table:table-cell table:style-name="ce110" table:formula="of:=[.K106]&amp;[.H106]" office:value-type="string" office:string-value="FRP1">
            <text:p>FRP1</text:p>
          </table:table-cell>
          <table:table-cell table:style-name="ce109" table:formula="of:=[.L106]&amp;[.I106]" office:value-type="string" office:string-value="FRP1N">
            <text:p>FRP1N</text:p>
          </table:table-cell>
          <table:table-cell table:style-name="ce110" table:formula="of:=[.K106]&amp;[.J106]&amp;[.H106]" office:value-type="string" office:string-value="F2014RP1">
            <text:p>F2014RP1</text:p>
          </table:table-cell>
          <table:table-cell table:style-name="ce109" table:formula="of:=[.K106]&amp;[.J106]&amp;[.I106]" office:value-type="string" office:string-value="F2014N">
            <text:p>F2014N</text:p>
          </table:table-cell>
          <table:table-cell table:style-name="ce113"/>
        </table:table-row>
        <table:table-row table:style-name="ro2">
          <table:table-cell table:style-name="ce9" office:value-type="string">
            <text:p>MTO</text:p>
          </table:table-cell>
          <table:table-cell table:style-name="ce24" office:value-type="date" office:date-value="2019-01-15">
            <text:p>15/01/19</text:p>
          </table:table-cell>
          <table:table-cell table:style-name="ce35" office:value-type="string">
            <text:p>A02S201534</text:p>
          </table:table-cell>
          <table:table-cell table:style-name="ce53" office:value-type="date" office:date-value="2008-08-27">
            <text:p>27/08/08</text:p>
          </table:table-cell>
          <table:table-cell table:style-name="ce69" office:value-type="float" office:value="-5.35">
            <text:p>-5,35</text:p>
          </table:table-cell>
          <table:table-cell table:style-name="ce66" office:value-type="float" office:value="-14">
            <text:p>-14,00</text:p>
          </table:table-cell>
          <table:table-cell table:style-name="ce69" office:value-type="float" office:value="-93">
            <text:p>-93,00</text:p>
          </table:table-cell>
          <table:table-cell table:style-name="ce86" office:value-type="string">
            <text:p>RP3</text:p>
          </table:table-cell>
          <table:table-cell table:style-name="ce86" office:value-type="string">
            <text:p>N</text:p>
          </table:table-cell>
          <table:table-cell table:style-name="ce104" table:formula="of:=YEAR([.D107])" office:value-type="float" office:value="2008">
            <text:p>2008</text:p>
          </table:table-cell>
          <table:table-cell table:style-name="ce109" table:formula="of:=RIGHT(LEFT([.C107];4))" office:value-type="string" office:string-value="S">
            <text:p>S</text:p>
          </table:table-cell>
          <table:table-cell table:style-name="ce110" table:formula="of:=[.K107]&amp;[.H107]" office:value-type="string" office:string-value="SRP3">
            <text:p>SRP3</text:p>
          </table:table-cell>
          <table:table-cell table:style-name="ce109" table:formula="of:=[.L107]&amp;[.I107]" office:value-type="string" office:string-value="SRP3N">
            <text:p>SRP3N</text:p>
          </table:table-cell>
          <table:table-cell table:style-name="ce110" table:formula="of:=[.K107]&amp;[.J107]&amp;[.H107]" office:value-type="string" office:string-value="S2008RP3">
            <text:p>S2008RP3</text:p>
          </table:table-cell>
          <table:table-cell table:style-name="ce109" table:formula="of:=[.K107]&amp;[.J107]&amp;[.I107]" office:value-type="string" office:string-value="S2008N">
            <text:p>S2008N</text:p>
          </table:table-cell>
          <table:table-cell table:style-name="ce120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5">
            <text:p>15/01/19</text:p>
          </table:table-cell>
          <table:table-cell table:style-name="ce32" office:value-type="string">
            <text:p>A11F229109</text:p>
          </table:table-cell>
          <table:table-cell table:style-name="ce53" office:value-type="date" office:date-value="2012-07-10">
            <text:p>10/07/12</text:p>
          </table:table-cell>
          <table:table-cell table:style-name="ce66" office:value-type="float" office:value="-1.34">
            <text:p>-1,34</text:p>
          </table:table-cell>
          <table:table-cell table:style-name="ce66" office:value-type="float" office:value="-2.4">
            <text:p>-2,40</text:p>
          </table:table-cell>
          <table:table-cell table:style-name="ce69" office:value-type="float" office:value="-36.6">
            <text:p>-36,6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08])" office:value-type="float" office:value="2012">
            <text:p>2012</text:p>
          </table:table-cell>
          <table:table-cell table:style-name="ce109" table:formula="of:=RIGHT(LEFT([.C108];4))" office:value-type="string" office:string-value="F">
            <text:p>F</text:p>
          </table:table-cell>
          <table:table-cell table:style-name="ce110" table:formula="of:=[.K108]&amp;[.H108]" office:value-type="string" office:string-value="FRP1">
            <text:p>FRP1</text:p>
          </table:table-cell>
          <table:table-cell table:style-name="ce109" table:formula="of:=[.L108]&amp;[.I108]" office:value-type="string" office:string-value="FRP1N">
            <text:p>FRP1N</text:p>
          </table:table-cell>
          <table:table-cell table:style-name="ce110" table:formula="of:=[.K108]&amp;[.J108]&amp;[.H108]" office:value-type="string" office:string-value="F2012RP1">
            <text:p>F2012RP1</text:p>
          </table:table-cell>
          <table:table-cell table:style-name="ce109" table:formula="of:=[.K108]&amp;[.J108]&amp;[.I108]" office:value-type="string" office:string-value="F2012N">
            <text:p>F2012N</text:p>
          </table:table-cell>
          <table:table-cell table:style-name="ce113"/>
        </table:table-row>
        <table:table-row table:style-name="ro4">
          <table:table-cell table:style-name="ce9" office:value-type="string">
            <text:p>MTS</text:p>
          </table:table-cell>
          <table:table-cell table:style-name="ce24" office:value-type="date" office:date-value="2019-01-15">
            <text:p>15/01/19</text:p>
          </table:table-cell>
          <table:table-cell table:style-name="ce32" office:value-type="string">
            <text:p>A17F092366</text:p>
          </table:table-cell>
          <table:table-cell table:style-name="ce53" office:value-type="date" office:date-value="2017-11-14">
            <text:p>14/11/17</text:p>
          </table:table-cell>
          <table:table-cell table:style-name="ce67" office:value-type="float" office:value="1.22">
            <text:p>1,22</text:p>
          </table:table-cell>
          <table:table-cell table:style-name="ce66" office:value-type="float" office:value="2.4">
            <text:p>2,40</text:p>
          </table:table-cell>
          <table:table-cell table:style-name="ce69" office:value-type="float" office:value="-2">
            <text:p>-2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09])" office:value-type="float" office:value="2017">
            <text:p>2017</text:p>
          </table:table-cell>
          <table:table-cell table:style-name="ce109" table:formula="of:=RIGHT(LEFT([.C109];4))" office:value-type="string" office:string-value="F">
            <text:p>F</text:p>
          </table:table-cell>
          <table:table-cell table:style-name="ce110" table:formula="of:=[.K109]&amp;[.H109]" office:value-type="string" office:string-value="FAP">
            <text:p>FAP</text:p>
          </table:table-cell>
          <table:table-cell table:style-name="ce109" table:formula="of:=[.L109]&amp;[.I109]" office:value-type="string" office:string-value="FAP">
            <text:p>FAP</text:p>
          </table:table-cell>
          <table:table-cell table:style-name="ce110" table:formula="of:=[.K109]&amp;[.J109]&amp;[.H109]" office:value-type="string" office:string-value="F2017AP">
            <text:p>F2017AP</text:p>
          </table:table-cell>
          <table:table-cell table:style-name="ce109" table:formula="of:=[.K109]&amp;[.J109]&amp;[.I109]" office:value-type="string" office:string-value="F2017">
            <text:p>F2017</text:p>
          </table:table-cell>
          <table:table-cell table:style-name="ce115"/>
        </table:table-row>
        <table:table-row table:style-name="ro2">
          <table:table-cell table:style-name="ce9" office:value-type="string">
            <text:p>MTS</text:p>
          </table:table-cell>
          <table:table-cell table:style-name="ce24" office:value-type="date" office:date-value="2019-01-15">
            <text:p>15/01/19</text:p>
          </table:table-cell>
          <table:table-cell table:style-name="ce35" office:value-type="string">
            <text:p>A07S618149</text:p>
          </table:table-cell>
          <table:table-cell table:style-name="ce53" office:value-type="date" office:date-value="2009-02-27">
            <text:p>27/02/09</text:p>
          </table:table-cell>
          <table:table-cell table:style-name="ce67" office:value-type="float" office:value="-0.92">
            <text:p>-0,92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2.8">
            <text:p>-2,8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10])" office:value-type="float" office:value="2009">
            <text:p>2009</text:p>
          </table:table-cell>
          <table:table-cell table:style-name="ce109" table:formula="of:=RIGHT(LEFT([.C110];4))" office:value-type="string" office:string-value="S">
            <text:p>S</text:p>
          </table:table-cell>
          <table:table-cell table:style-name="ce110" table:formula="of:=[.K110]&amp;[.H110]" office:value-type="string" office:string-value="SAP">
            <text:p>SAP</text:p>
          </table:table-cell>
          <table:table-cell table:style-name="ce109" table:formula="of:=[.L110]&amp;[.I110]" office:value-type="string" office:string-value="SAP">
            <text:p>SAP</text:p>
          </table:table-cell>
          <table:table-cell table:style-name="ce110" table:formula="of:=[.K110]&amp;[.J110]&amp;[.H110]" office:value-type="string" office:string-value="S2009AP">
            <text:p>S2009AP</text:p>
          </table:table-cell>
          <table:table-cell table:style-name="ce109" table:formula="of:=[.K110]&amp;[.J110]&amp;[.I110]" office:value-type="string" office:string-value="S2009">
            <text:p>S2009</text:p>
          </table:table-cell>
          <table:table-cell table:style-name="ce113"/>
        </table:table-row>
        <table:table-row table:style-name="ro2">
          <table:table-cell table:style-name="ce9" office:value-type="string">
            <text:p>MTS</text:p>
          </table:table-cell>
          <table:table-cell table:style-name="ce24" office:value-type="date" office:date-value="2019-01-15">
            <text:p>15/01/19</text:p>
          </table:table-cell>
          <table:table-cell table:style-name="ce35" office:value-type="string">
            <text:p>A12F098706</text:p>
          </table:table-cell>
          <table:table-cell table:style-name="ce53" office:value-type="date" office:date-value="2012-07-28">
            <text:p>28/07/12</text:p>
          </table:table-cell>
          <table:table-cell table:style-name="ce69" office:value-type="float" office:value="0.86">
            <text:p>0,8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2.4">
            <text:p>-32,4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11])" office:value-type="float" office:value="2012">
            <text:p>2012</text:p>
          </table:table-cell>
          <table:table-cell table:style-name="ce109" table:formula="of:=RIGHT(LEFT([.C111];4))" office:value-type="string" office:string-value="F">
            <text:p>F</text:p>
          </table:table-cell>
          <table:table-cell table:style-name="ce110" table:formula="of:=[.K111]&amp;[.H111]" office:value-type="string" office:string-value="FRP1">
            <text:p>FRP1</text:p>
          </table:table-cell>
          <table:table-cell table:style-name="ce109" table:formula="of:=[.L111]&amp;[.I111]" office:value-type="string" office:string-value="FRP1N">
            <text:p>FRP1N</text:p>
          </table:table-cell>
          <table:table-cell table:style-name="ce110" table:formula="of:=[.K111]&amp;[.J111]&amp;[.H111]" office:value-type="string" office:string-value="F2012RP1">
            <text:p>F2012RP1</text:p>
          </table:table-cell>
          <table:table-cell table:style-name="ce109" table:formula="of:=[.K111]&amp;[.J111]&amp;[.I111]" office:value-type="string" office:string-value="F2012N">
            <text:p>F2012N</text:p>
          </table:table-cell>
          <table:table-cell table:style-name="ce113"/>
        </table:table-row>
        <table:table-row table:style-name="ro2">
          <table:table-cell table:style-name="ce10" office:value-type="string">
            <text:p>BME</text:p>
          </table:table-cell>
          <table:table-cell table:style-name="ce25" office:value-type="date" office:date-value="2019-01-15">
            <text:p>15/01/19</text:p>
          </table:table-cell>
          <table:table-cell table:style-name="ce34" office:value-type="string">
            <text:p>A13F248510</text:p>
          </table:table-cell>
          <table:table-cell table:style-name="ce54" office:value-type="date" office:date-value="2014-05-31">
            <text:p>31/05/14</text:p>
          </table:table-cell>
          <table:table-cell table:style-name="ce74" office:value-type="float" office:value="0">
            <text:p>0,00</text:p>
          </table:table-cell>
          <table:table-cell table:style-name="ce71" office:value-type="float" office:value="-3">
            <text:p>-3,00</text:p>
          </table:table-cell>
          <table:table-cell table:style-name="ce70" office:value-type="float" office:value="-99.6">
            <text:p>-99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112])" office:value-type="float" office:value="2014">
            <text:p>2014</text:p>
          </table:table-cell>
          <table:table-cell table:style-name="ce109" table:formula="of:=RIGHT(LEFT([.C112];4))" office:value-type="string" office:string-value="F">
            <text:p>F</text:p>
          </table:table-cell>
          <table:table-cell table:style-name="ce110" table:formula="of:=[.K112]&amp;[.H112]" office:value-type="string" office:string-value="FRP1">
            <text:p>FRP1</text:p>
          </table:table-cell>
          <table:table-cell table:style-name="ce109" table:formula="of:=[.L112]&amp;[.I112]" office:value-type="string" office:string-value="FRP1N">
            <text:p>FRP1N</text:p>
          </table:table-cell>
          <table:table-cell table:style-name="ce110" table:formula="of:=[.K112]&amp;[.J112]&amp;[.H112]" office:value-type="string" office:string-value="F2014RP1">
            <text:p>F2014RP1</text:p>
          </table:table-cell>
          <table:table-cell table:style-name="ce109" table:formula="of:=[.K112]&amp;[.J112]&amp;[.I112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9" office:value-type="string">
            <text:p>MTL</text:p>
          </table:table-cell>
          <table:table-cell table:style-name="ce24" office:value-type="date" office:date-value="2019-01-16">
            <text:p>16/01/19</text:p>
          </table:table-cell>
          <table:table-cell table:style-name="ce35" office:value-type="string">
            <text:p>C12L004073</text:p>
          </table:table-cell>
          <table:table-cell table:style-name="ce53" office:value-type="date" office:date-value="2014-08-14">
            <text:p>14/08/14</text:p>
          </table:table-cell>
          <table:table-cell table:style-name="ce69" office:value-type="float" office:value="-4.3">
            <text:p>-4,3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16.2">
            <text:p>-16,2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13])" office:value-type="float" office:value="2014">
            <text:p>2014</text:p>
          </table:table-cell>
          <table:table-cell table:style-name="ce109" table:formula="of:=RIGHT(LEFT([.C113];4))" office:value-type="string" office:string-value="L">
            <text:p>L</text:p>
          </table:table-cell>
          <table:table-cell table:style-name="ce110" table:formula="of:=[.K113]&amp;[.H113]" office:value-type="string" office:string-value="LRP1">
            <text:p>LRP1</text:p>
          </table:table-cell>
          <table:table-cell table:style-name="ce109" table:formula="of:=[.L113]&amp;[.I113]" office:value-type="string" office:string-value="LRP1N">
            <text:p>LRP1N</text:p>
          </table:table-cell>
          <table:table-cell table:style-name="ce110" table:formula="of:=[.K113]&amp;[.J113]&amp;[.H113]" office:value-type="string" office:string-value="L2014RP1">
            <text:p>L2014RP1</text:p>
          </table:table-cell>
          <table:table-cell table:style-name="ce109" table:formula="of:=[.K113]&amp;[.J113]&amp;[.I113]" office:value-type="string" office:string-value="L2014N">
            <text:p>L2014N</text:p>
          </table:table-cell>
          <table:table-cell table:style-name="ce119"/>
        </table:table-row>
        <table:table-row table:style-name="ro2">
          <table:table-cell table:style-name="ce9" office:value-type="string">
            <text:p>MTL</text:p>
          </table:table-cell>
          <table:table-cell table:style-name="ce24" office:value-type="date" office:date-value="2019-01-16">
            <text:p>16/01/19</text:p>
          </table:table-cell>
          <table:table-cell table:style-name="ce35" office:value-type="string">
            <text:p>C04S002682</text:p>
          </table:table-cell>
          <table:table-cell table:style-name="ce53" office:value-type="date" office:date-value="2016-09-28">
            <text:p>28/09/16</text:p>
          </table:table-cell>
          <table:table-cell table:style-name="ce67" office:value-type="float" office:value="-2.26">
            <text:p>-2,26</text:p>
          </table:table-cell>
          <table:table-cell table:style-name="ce66" office:value-type="float" office:value="4">
            <text:p>4,00</text:p>
          </table:table-cell>
          <table:table-cell table:style-name="ce69" office:value-type="float" office:value="-5.4">
            <text:p>-5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14])" office:value-type="float" office:value="2016">
            <text:p>2016</text:p>
          </table:table-cell>
          <table:table-cell table:style-name="ce109" table:formula="of:=RIGHT(LEFT([.C114];4))" office:value-type="string" office:string-value="S">
            <text:p>S</text:p>
          </table:table-cell>
          <table:table-cell table:style-name="ce110" table:formula="of:=[.K114]&amp;[.H114]" office:value-type="string" office:string-value="SAP">
            <text:p>SAP</text:p>
          </table:table-cell>
          <table:table-cell table:style-name="ce109" table:formula="of:=[.L114]&amp;[.I114]" office:value-type="string" office:string-value="SAP">
            <text:p>SAP</text:p>
          </table:table-cell>
          <table:table-cell table:style-name="ce110" table:formula="of:=[.K114]&amp;[.J114]&amp;[.H114]" office:value-type="string" office:string-value="S2016AP">
            <text:p>S2016AP</text:p>
          </table:table-cell>
          <table:table-cell table:style-name="ce109" table:formula="of:=[.K114]&amp;[.J114]&amp;[.I114]" office:value-type="string" office:string-value="S2016">
            <text:p>S2016</text:p>
          </table:table-cell>
          <table:table-cell table:style-name="ce119"/>
        </table:table-row>
        <table:table-row table:style-name="ro2">
          <table:table-cell table:style-name="ce9" office:value-type="string">
            <text:p>MTL</text:p>
          </table:table-cell>
          <table:table-cell table:style-name="ce24" office:value-type="date" office:date-value="2019-01-16">
            <text:p>16/01/19</text:p>
          </table:table-cell>
          <table:table-cell table:style-name="ce35" office:value-type="string">
            <text:p>E15L003852</text:p>
          </table:table-cell>
          <table:table-cell table:style-name="ce53" office:value-type="date" office:date-value="2018-02-20">
            <text:p>20/02/18</text:p>
          </table:table-cell>
          <table:table-cell table:style-name="ce67" office:value-type="float" office:value="2.2">
            <text:p>2,2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5">
            <text:p>-15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15])" office:value-type="float" office:value="2018">
            <text:p>2018</text:p>
          </table:table-cell>
          <table:table-cell table:style-name="ce109" table:formula="of:=RIGHT(LEFT([.C115];4))" office:value-type="string" office:string-value="L">
            <text:p>L</text:p>
          </table:table-cell>
          <table:table-cell table:style-name="ce110" table:formula="of:=[.K115]&amp;[.H115]" office:value-type="string" office:string-value="LRP1">
            <text:p>LRP1</text:p>
          </table:table-cell>
          <table:table-cell table:style-name="ce109" table:formula="of:=[.L115]&amp;[.I115]" office:value-type="string" office:string-value="LRP1N">
            <text:p>LRP1N</text:p>
          </table:table-cell>
          <table:table-cell table:style-name="ce110" table:formula="of:=[.K115]&amp;[.J115]&amp;[.H115]" office:value-type="string" office:string-value="L2018RP1">
            <text:p>L2018RP1</text:p>
          </table:table-cell>
          <table:table-cell table:style-name="ce109" table:formula="of:=[.K115]&amp;[.J115]&amp;[.I115]" office:value-type="string" office:string-value="L2018N">
            <text:p>L2018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6">
            <text:p>16/01/19</text:p>
          </table:table-cell>
          <table:table-cell table:style-name="ce32" office:value-type="string">
            <text:p>A14F304006</text:p>
          </table:table-cell>
          <table:table-cell table:style-name="ce53" office:value-type="date" office:date-value="2014-09-15">
            <text:p>15/09/14</text:p>
          </table:table-cell>
          <table:table-cell table:style-name="ce67" office:value-type="float" office:value="1.9">
            <text:p>1,90</text:p>
          </table:table-cell>
          <table:table-cell table:style-name="ce66" office:value-type="float" office:value="4">
            <text:p>4,00</text:p>
          </table:table-cell>
          <table:table-cell table:style-name="ce69" office:value-type="float" office:value="-13">
            <text:p>-13,0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16])" office:value-type="float" office:value="2014">
            <text:p>2014</text:p>
          </table:table-cell>
          <table:table-cell table:style-name="ce109" table:formula="of:=RIGHT(LEFT([.C116];4))" office:value-type="string" office:string-value="F">
            <text:p>F</text:p>
          </table:table-cell>
          <table:table-cell table:style-name="ce110" table:formula="of:=[.K116]&amp;[.H116]" office:value-type="string" office:string-value="FRP1">
            <text:p>FRP1</text:p>
          </table:table-cell>
          <table:table-cell table:style-name="ce109" table:formula="of:=[.L116]&amp;[.I116]" office:value-type="string" office:string-value="FRP1N">
            <text:p>FRP1N</text:p>
          </table:table-cell>
          <table:table-cell table:style-name="ce110" table:formula="of:=[.K116]&amp;[.J116]&amp;[.H116]" office:value-type="string" office:string-value="F2014RP1">
            <text:p>F2014RP1</text:p>
          </table:table-cell>
          <table:table-cell table:style-name="ce109" table:formula="of:=[.K116]&amp;[.J116]&amp;[.I116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6">
            <text:p>16/01/19</text:p>
          </table:table-cell>
          <table:table-cell table:style-name="ce32" office:value-type="string">
            <text:p>A18N308400</text:p>
          </table:table-cell>
          <table:table-cell table:style-name="ce53" office:value-type="date" office:date-value="2018-10-30">
            <text:p>30/10/18</text:p>
          </table:table-cell>
          <table:table-cell table:style-name="ce69" office:value-type="float" office:value="0.48">
            <text:p>0,48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0.6">
            <text:p>0,6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17])" office:value-type="float" office:value="2018">
            <text:p>2018</text:p>
          </table:table-cell>
          <table:table-cell table:style-name="ce109" table:formula="of:=RIGHT(LEFT([.C117];4))" office:value-type="string" office:string-value="N">
            <text:p>N</text:p>
          </table:table-cell>
          <table:table-cell table:style-name="ce110" table:formula="of:=[.K117]&amp;[.H117]" office:value-type="string" office:string-value="NAP">
            <text:p>NAP</text:p>
          </table:table-cell>
          <table:table-cell table:style-name="ce109" table:formula="of:=[.L117]&amp;[.I117]" office:value-type="string" office:string-value="NAP">
            <text:p>NAP</text:p>
          </table:table-cell>
          <table:table-cell table:style-name="ce110" table:formula="of:=[.K117]&amp;[.J117]&amp;[.H117]" office:value-type="string" office:string-value="N2018AP">
            <text:p>N2018AP</text:p>
          </table:table-cell>
          <table:table-cell table:style-name="ce109" table:formula="of:=[.K117]&amp;[.J117]&amp;[.I117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6">
            <text:p>16/01/19</text:p>
          </table:table-cell>
          <table:table-cell table:style-name="ce32" office:value-type="string">
            <text:p>A10F169707</text:p>
          </table:table-cell>
          <table:table-cell table:style-name="ce53" office:value-type="date" office:date-value="2010-09-21">
            <text:p>21/09/10</text:p>
          </table:table-cell>
          <table:table-cell table:style-name="ce67" office:value-type="float" office:value="-0.7">
            <text:p>-0,7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88">
            <text:p>-88,0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18])" office:value-type="float" office:value="2010">
            <text:p>2010</text:p>
          </table:table-cell>
          <table:table-cell table:style-name="ce109" table:formula="of:=RIGHT(LEFT([.C118];4))" office:value-type="string" office:string-value="F">
            <text:p>F</text:p>
          </table:table-cell>
          <table:table-cell table:style-name="ce110" table:formula="of:=[.K118]&amp;[.H118]" office:value-type="string" office:string-value="FRP1">
            <text:p>FRP1</text:p>
          </table:table-cell>
          <table:table-cell table:style-name="ce109" table:formula="of:=[.L118]&amp;[.I118]" office:value-type="string" office:string-value="FRP1N">
            <text:p>FRP1N</text:p>
          </table:table-cell>
          <table:table-cell table:style-name="ce110" table:formula="of:=[.K118]&amp;[.J118]&amp;[.H118]" office:value-type="string" office:string-value="F2010RP1">
            <text:p>F2010RP1</text:p>
          </table:table-cell>
          <table:table-cell table:style-name="ce109" table:formula="of:=[.K118]&amp;[.J118]&amp;[.I118]" office:value-type="string" office:string-value="F2010N">
            <text:p>F2010N</text:p>
          </table:table-cell>
          <table:table-cell table:style-name="ce119"/>
        </table:table-row>
        <table:table-row table:style-name="ro2">
          <table:table-cell table:style-name="ce9" office:value-type="string">
            <text:p>MTL</text:p>
          </table:table-cell>
          <table:table-cell table:style-name="ce24" office:value-type="date" office:date-value="2019-01-16">
            <text:p>16/01/19</text:p>
          </table:table-cell>
          <table:table-cell table:style-name="ce35" office:value-type="string">
            <text:p>A14F284051</text:p>
          </table:table-cell>
          <table:table-cell table:style-name="ce53" office:value-type="date" office:date-value="2014-08-14">
            <text:p>14/08/14</text:p>
          </table:table-cell>
          <table:table-cell table:style-name="ce67" office:value-type="float" office:value="-1.86">
            <text:p>-1,86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21">
            <text:p>-21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19])" office:value-type="float" office:value="2014">
            <text:p>2014</text:p>
          </table:table-cell>
          <table:table-cell table:style-name="ce109" table:formula="of:=RIGHT(LEFT([.C119];4))" office:value-type="string" office:string-value="F">
            <text:p>F</text:p>
          </table:table-cell>
          <table:table-cell table:style-name="ce110" table:formula="of:=[.K119]&amp;[.H119]" office:value-type="string" office:string-value="FRP1">
            <text:p>FRP1</text:p>
          </table:table-cell>
          <table:table-cell table:style-name="ce109" table:formula="of:=[.L119]&amp;[.I119]" office:value-type="string" office:string-value="FRP1N">
            <text:p>FRP1N</text:p>
          </table:table-cell>
          <table:table-cell table:style-name="ce110" table:formula="of:=[.K119]&amp;[.J119]&amp;[.H119]" office:value-type="string" office:string-value="F2014RP1">
            <text:p>F2014RP1</text:p>
          </table:table-cell>
          <table:table-cell table:style-name="ce109" table:formula="of:=[.K119]&amp;[.J119]&amp;[.I119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6">
            <text:p>16/01/19</text:p>
          </table:table-cell>
          <table:table-cell table:style-name="ce32" office:value-type="string">
            <text:p>A07F335410</text:p>
          </table:table-cell>
          <table:table-cell table:style-name="ce53" office:value-type="date" office:date-value="2014-09-26">
            <text:p>26/09/14</text:p>
          </table:table-cell>
          <table:table-cell table:style-name="ce69" office:value-type="float" office:value="-1.24">
            <text:p>-1,2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35">
            <text:p>-35,0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20])" office:value-type="float" office:value="2014">
            <text:p>2014</text:p>
          </table:table-cell>
          <table:table-cell table:style-name="ce109" table:formula="of:=RIGHT(LEFT([.C120];4))" office:value-type="string" office:string-value="F">
            <text:p>F</text:p>
          </table:table-cell>
          <table:table-cell table:style-name="ce110" table:formula="of:=[.K120]&amp;[.H120]" office:value-type="string" office:string-value="FRP1">
            <text:p>FRP1</text:p>
          </table:table-cell>
          <table:table-cell table:style-name="ce109" table:formula="of:=[.L120]&amp;[.I120]" office:value-type="string" office:string-value="FRP1N">
            <text:p>FRP1N</text:p>
          </table:table-cell>
          <table:table-cell table:style-name="ce110" table:formula="of:=[.K120]&amp;[.J120]&amp;[.H120]" office:value-type="string" office:string-value="F2014RP1">
            <text:p>F2014RP1</text:p>
          </table:table-cell>
          <table:table-cell table:style-name="ce109" table:formula="of:=[.K120]&amp;[.J120]&amp;[.I120]" office:value-type="string" office:string-value="F2014N">
            <text:p>F2014N</text:p>
          </table:table-cell>
          <table:table-cell table:style-name="ce119"/>
        </table:table-row>
        <table:table-row table:style-name="ro4">
          <table:table-cell table:style-name="ce10" office:value-type="string">
            <text:p>MTL</text:p>
          </table:table-cell>
          <table:table-cell table:style-name="ce25" office:value-type="date" office:date-value="2019-01-16">
            <text:p>16/01/19</text:p>
          </table:table-cell>
          <table:table-cell table:style-name="ce38" office:value-type="string">
            <text:p>A15F017280</text:p>
          </table:table-cell>
          <table:table-cell table:style-name="ce54" office:value-type="date" office:date-value="2015-02-09">
            <text:p>09/02/15</text:p>
          </table:table-cell>
          <table:table-cell table:style-name="ce74" office:value-type="float" office:value="-2.3">
            <text:p>-2,30</text:p>
          </table:table-cell>
          <table:table-cell table:style-name="ce71" office:value-type="float" office:value="-4.4">
            <text:p>-4,40</text:p>
          </table:table-cell>
          <table:table-cell table:style-name="ce70" office:value-type="float" office:value="-60.6">
            <text:p>-60,60</text:p>
          </table:table-cell>
          <table:table-cell table:style-name="ce87" office:value-type="string">
            <text:p>RP1</text:p>
          </table:table-cell>
          <table:table-cell table:style-name="ce99" office:value-type="string">
            <text:p>N</text:p>
          </table:table-cell>
          <table:table-cell table:style-name="ce104" table:formula="of:=YEAR([.D121])" office:value-type="float" office:value="2015">
            <text:p>2015</text:p>
          </table:table-cell>
          <table:table-cell table:style-name="ce109" table:formula="of:=RIGHT(LEFT([.C121];4))" office:value-type="string" office:string-value="F">
            <text:p>F</text:p>
          </table:table-cell>
          <table:table-cell table:style-name="ce110" table:formula="of:=[.K121]&amp;[.H121]" office:value-type="string" office:string-value="FRP1">
            <text:p>FRP1</text:p>
          </table:table-cell>
          <table:table-cell table:style-name="ce109" table:formula="of:=[.L121]&amp;[.I121]" office:value-type="string" office:string-value="FRP1N">
            <text:p>FRP1N</text:p>
          </table:table-cell>
          <table:table-cell table:style-name="ce110" table:formula="of:=[.K121]&amp;[.J121]&amp;[.H121]" office:value-type="string" office:string-value="F2015RP1">
            <text:p>F2015RP1</text:p>
          </table:table-cell>
          <table:table-cell table:style-name="ce109" table:formula="of:=[.K121]&amp;[.J121]&amp;[.I121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4" office:value-type="date" office:date-value="2019-01-17">
            <text:p>17/01/19</text:p>
          </table:table-cell>
          <table:table-cell table:style-name="ce32" office:value-type="string">
            <text:p>C15L006383</text:p>
          </table:table-cell>
          <table:table-cell table:style-name="ce52" office:value-type="date" office:date-value="2018-11-12">
            <text:p>12/11/18</text:p>
          </table:table-cell>
          <table:table-cell table:style-name="ce67" office:value-type="float" office:value="1.96">
            <text:p>1,96</text:p>
          </table:table-cell>
          <table:table-cell table:style-name="ce66" office:value-type="float" office:value="5.8">
            <text:p>5,80</text:p>
          </table:table-cell>
          <table:table-cell table:style-name="ce69" office:value-type="float" office:value="2.4">
            <text:p>2,4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22])" office:value-type="float" office:value="2018">
            <text:p>2018</text:p>
          </table:table-cell>
          <table:table-cell table:style-name="ce109" table:formula="of:=RIGHT(LEFT([.C122];4))" office:value-type="string" office:string-value="L">
            <text:p>L</text:p>
          </table:table-cell>
          <table:table-cell table:style-name="ce110" table:formula="of:=[.K122]&amp;[.H122]" office:value-type="string" office:string-value="LRP1">
            <text:p>LRP1</text:p>
          </table:table-cell>
          <table:table-cell table:style-name="ce109" table:formula="of:=[.L122]&amp;[.I122]" office:value-type="string" office:string-value="LRP1N">
            <text:p>LRP1N</text:p>
          </table:table-cell>
          <table:table-cell table:style-name="ce110" table:formula="of:=[.K122]&amp;[.J122]&amp;[.H122]" office:value-type="string" office:string-value="L2018RP1">
            <text:p>L2018RP1</text:p>
          </table:table-cell>
          <table:table-cell table:style-name="ce109" table:formula="of:=[.K122]&amp;[.J122]&amp;[.I122]" office:value-type="string" office:string-value="L2018N">
            <text:p>L2018N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7">
            <text:p>17/01/19</text:p>
          </table:table-cell>
          <table:table-cell table:style-name="ce32" office:value-type="string">
            <text:p>F08S003174</text:p>
          </table:table-cell>
          <table:table-cell table:style-name="ce53" office:value-type="date" office:date-value="2014-10-07">
            <text:p>07/10/14</text:p>
          </table:table-cell>
          <table:table-cell table:style-name="ce67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23])" office:value-type="float" office:value="2014">
            <text:p>2014</text:p>
          </table:table-cell>
          <table:table-cell table:style-name="ce109" table:formula="of:=RIGHT(LEFT([.C123];4))" office:value-type="string" office:string-value="S">
            <text:p>S</text:p>
          </table:table-cell>
          <table:table-cell table:style-name="ce110" table:formula="of:=[.K123]&amp;[.H123]" office:value-type="string" office:string-value="SRP1">
            <text:p>SRP1</text:p>
          </table:table-cell>
          <table:table-cell table:style-name="ce109" table:formula="of:=[.L123]&amp;[.I123]" office:value-type="string" office:string-value="SRP1N">
            <text:p>SRP1N</text:p>
          </table:table-cell>
          <table:table-cell table:style-name="ce110" table:formula="of:=[.K123]&amp;[.J123]&amp;[.H123]" office:value-type="string" office:string-value="S2014RP1">
            <text:p>S2014RP1</text:p>
          </table:table-cell>
          <table:table-cell table:style-name="ce109" table:formula="of:=[.K123]&amp;[.J123]&amp;[.I123]" office:value-type="string" office:string-value="S2014N">
            <text:p>S2014N</text:p>
          </table:table-cell>
          <table:table-cell table:style-name="ce116" office:value-type="string">
            <text:p>Hid. Reprovados nas caracteristicas metrologicas</text:p>
          </table:table-cell>
        </table:table-row>
        <table:table-row table:style-name="ro2">
          <table:table-cell table:style-name="ce9" office:value-type="string">
            <text:p>MTL</text:p>
          </table:table-cell>
          <table:table-cell table:style-name="ce24" office:value-type="date" office:date-value="2019-01-17">
            <text:p>17/01/19</text:p>
          </table:table-cell>
          <table:table-cell table:style-name="ce35" office:value-type="string">
            <text:p>A09F038598</text:p>
          </table:table-cell>
          <table:table-cell table:style-name="ce53" office:value-type="date" office:date-value="2016-05-05">
            <text:p>05/05/16</text:p>
          </table:table-cell>
          <table:table-cell table:style-name="ce69" office:value-type="float" office:value="-1">
            <text:p>-1,00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40.6">
            <text:p>-40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24])" office:value-type="float" office:value="2016">
            <text:p>2016</text:p>
          </table:table-cell>
          <table:table-cell table:style-name="ce109" table:formula="of:=RIGHT(LEFT([.C124];4))" office:value-type="string" office:string-value="F">
            <text:p>F</text:p>
          </table:table-cell>
          <table:table-cell table:style-name="ce110" table:formula="of:=[.K124]&amp;[.H124]" office:value-type="string" office:string-value="FRP1">
            <text:p>FRP1</text:p>
          </table:table-cell>
          <table:table-cell table:style-name="ce109" table:formula="of:=[.L124]&amp;[.I124]" office:value-type="string" office:string-value="FRP1N">
            <text:p>FRP1N</text:p>
          </table:table-cell>
          <table:table-cell table:style-name="ce110" table:formula="of:=[.K124]&amp;[.J124]&amp;[.H124]" office:value-type="string" office:string-value="F2016RP1">
            <text:p>F2016RP1</text:p>
          </table:table-cell>
          <table:table-cell table:style-name="ce109" table:formula="of:=[.K124]&amp;[.J124]&amp;[.I124]" office:value-type="string" office:string-value="F2016N">
            <text:p>F2016N</text:p>
          </table:table-cell>
          <table:table-cell table:style-name="ce116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7">
            <text:p>17/01/19</text:p>
          </table:table-cell>
          <table:table-cell table:style-name="ce32" office:value-type="string">
            <text:p>A02S685466</text:p>
          </table:table-cell>
          <table:table-cell table:style-name="ce53" office:value-type="date" office:date-value="2011-04-18">
            <text:p>18/04/11</text:p>
          </table:table-cell>
          <table:table-cell table:style-name="ce67" office:value-type="float" office:value="1.12">
            <text:p>1,12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8.4">
            <text:p>-8,4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25])" office:value-type="float" office:value="2011">
            <text:p>2011</text:p>
          </table:table-cell>
          <table:table-cell table:style-name="ce109" table:formula="of:=RIGHT(LEFT([.C125];4))" office:value-type="string" office:string-value="S">
            <text:p>S</text:p>
          </table:table-cell>
          <table:table-cell table:style-name="ce110" table:formula="of:=[.K125]&amp;[.H125]" office:value-type="string" office:string-value="SAP">
            <text:p>SAP</text:p>
          </table:table-cell>
          <table:table-cell table:style-name="ce109" table:formula="of:=[.L125]&amp;[.I125]" office:value-type="string" office:string-value="SAP">
            <text:p>SAP</text:p>
          </table:table-cell>
          <table:table-cell table:style-name="ce110" table:formula="of:=[.K125]&amp;[.J125]&amp;[.H125]" office:value-type="string" office:string-value="S2011AP">
            <text:p>S2011AP</text:p>
          </table:table-cell>
          <table:table-cell table:style-name="ce109" table:formula="of:=[.K125]&amp;[.J125]&amp;[.I125]" office:value-type="string" office:string-value="S2011">
            <text:p>S2011</text:p>
          </table:table-cell>
          <table:table-cell table:style-name="ce116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7">
            <text:p>17/01/19</text:p>
          </table:table-cell>
          <table:table-cell table:style-name="ce32" office:value-type="string">
            <text:p>A14F408550</text:p>
          </table:table-cell>
          <table:table-cell table:style-name="ce53" office:value-type="date" office:date-value="2014-12-19">
            <text:p>19/12/14</text:p>
          </table:table-cell>
          <table:table-cell table:style-name="ce67" office:value-type="float" office:value="-0.7">
            <text:p>-0,70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-28">
            <text:p>-28,0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126])" office:value-type="float" office:value="2014">
            <text:p>2014</text:p>
          </table:table-cell>
          <table:table-cell table:style-name="ce109" table:formula="of:=RIGHT(LEFT([.C126];4))" office:value-type="string" office:string-value="F">
            <text:p>F</text:p>
          </table:table-cell>
          <table:table-cell table:style-name="ce110" table:formula="of:=[.K126]&amp;[.H126]" office:value-type="string" office:string-value="FRP1">
            <text:p>FRP1</text:p>
          </table:table-cell>
          <table:table-cell table:style-name="ce109" table:formula="of:=[.L126]&amp;[.I126]" office:value-type="string" office:string-value="FRP1N">
            <text:p>FRP1N</text:p>
          </table:table-cell>
          <table:table-cell table:style-name="ce110" table:formula="of:=[.K126]&amp;[.J126]&amp;[.H126]" office:value-type="string" office:string-value="F2014RP1">
            <text:p>F2014RP1</text:p>
          </table:table-cell>
          <table:table-cell table:style-name="ce109" table:formula="of:=[.K126]&amp;[.J126]&amp;[.I126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7">
            <text:p>17/01/19</text:p>
          </table:table-cell>
          <table:table-cell table:style-name="ce32" office:value-type="string">
            <text:p>A18N187559</text:p>
          </table:table-cell>
          <table:table-cell table:style-name="ce53" office:value-type="date" office:date-value="2018-10-12">
            <text:p>12/10/18</text:p>
          </table:table-cell>
          <table:table-cell table:style-name="ce67" office:value-type="float" office:value="1.7">
            <text:p>1,70</text:p>
          </table:table-cell>
          <table:table-cell table:style-name="ce66" office:value-type="float" office:value="0.8">
            <text:p>0,80</text:p>
          </table:table-cell>
          <table:table-cell table:style-name="ce69" office:value-type="float" office:value="3.2">
            <text:p>3,2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27])" office:value-type="float" office:value="2018">
            <text:p>2018</text:p>
          </table:table-cell>
          <table:table-cell table:style-name="ce109" table:formula="of:=RIGHT(LEFT([.C127];4))" office:value-type="string" office:string-value="N">
            <text:p>N</text:p>
          </table:table-cell>
          <table:table-cell table:style-name="ce110" table:formula="of:=[.K127]&amp;[.H127]" office:value-type="string" office:string-value="NAP">
            <text:p>NAP</text:p>
          </table:table-cell>
          <table:table-cell table:style-name="ce109" table:formula="of:=[.L127]&amp;[.I127]" office:value-type="string" office:string-value="NAP">
            <text:p>NAP</text:p>
          </table:table-cell>
          <table:table-cell table:style-name="ce110" table:formula="of:=[.K127]&amp;[.J127]&amp;[.H127]" office:value-type="string" office:string-value="N2018AP">
            <text:p>N2018AP</text:p>
          </table:table-cell>
          <table:table-cell table:style-name="ce109" table:formula="of:=[.K127]&amp;[.J127]&amp;[.I127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7">
            <text:p>17/01/19</text:p>
          </table:table-cell>
          <table:table-cell table:style-name="ce32" office:value-type="string">
            <text:p>A08F495965</text:p>
          </table:table-cell>
          <table:table-cell table:style-name="ce53" office:value-type="date" office:date-value="2017-06-14">
            <text:p>14/06/17</text:p>
          </table:table-cell>
          <table:table-cell table:style-name="ce67" office:value-type="float" office:value="0.22">
            <text:p>0,22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6.2">
            <text:p>-6,2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28])" office:value-type="float" office:value="2017">
            <text:p>2017</text:p>
          </table:table-cell>
          <table:table-cell table:style-name="ce109" table:formula="of:=RIGHT(LEFT([.C128];4))" office:value-type="string" office:string-value="F">
            <text:p>F</text:p>
          </table:table-cell>
          <table:table-cell table:style-name="ce110" table:formula="of:=[.K128]&amp;[.H128]" office:value-type="string" office:string-value="FAP">
            <text:p>FAP</text:p>
          </table:table-cell>
          <table:table-cell table:style-name="ce109" table:formula="of:=[.L128]&amp;[.I128]" office:value-type="string" office:string-value="FAP">
            <text:p>FAP</text:p>
          </table:table-cell>
          <table:table-cell table:style-name="ce110" table:formula="of:=[.K128]&amp;[.J128]&amp;[.H128]" office:value-type="string" office:string-value="F2017AP">
            <text:p>F2017AP</text:p>
          </table:table-cell>
          <table:table-cell table:style-name="ce109" table:formula="of:=[.K128]&amp;[.J128]&amp;[.I128]" office:value-type="string" office:string-value="F2017">
            <text:p>F2017</text:p>
          </table:table-cell>
          <table:table-cell table:style-name="ce116"/>
        </table:table-row>
        <table:table-row table:style-name="ro2">
          <table:table-cell table:style-name="ce9" office:value-type="string">
            <text:p>MTO</text:p>
          </table:table-cell>
          <table:table-cell table:style-name="ce24" office:value-type="date" office:date-value="2019-01-17">
            <text:p>17/01/19</text:p>
          </table:table-cell>
          <table:table-cell table:style-name="ce35" office:value-type="string">
            <text:p>A06S703972</text:p>
          </table:table-cell>
          <table:table-cell table:style-name="ce53" office:value-type="date" office:date-value="2012-08-10">
            <text:p>10/08/12</text:p>
          </table:table-cell>
          <table:table-cell table:style-name="ce66" office:value-type="float" office:value="-3.54">
            <text:p>-3,54</text:p>
          </table:table-cell>
          <table:table-cell table:style-name="ce66" office:value-type="float" office:value="-8.6">
            <text:p>-8,60</text:p>
          </table:table-cell>
          <table:table-cell table:style-name="ce66" office:value-type="float" office:value="-25">
            <text:p>-25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129])" office:value-type="float" office:value="2012">
            <text:p>2012</text:p>
          </table:table-cell>
          <table:table-cell table:style-name="ce109" table:formula="of:=RIGHT(LEFT([.C129];4))" office:value-type="string" office:string-value="S">
            <text:p>S</text:p>
          </table:table-cell>
          <table:table-cell table:style-name="ce110" table:formula="of:=[.K129]&amp;[.H129]" office:value-type="string" office:string-value="SRP2">
            <text:p>SRP2</text:p>
          </table:table-cell>
          <table:table-cell table:style-name="ce109" table:formula="of:=[.L129]&amp;[.I129]" office:value-type="string" office:string-value="SRP2N">
            <text:p>SRP2N</text:p>
          </table:table-cell>
          <table:table-cell table:style-name="ce110" table:formula="of:=[.K129]&amp;[.J129]&amp;[.H129]" office:value-type="string" office:string-value="S2012RP2">
            <text:p>S2012RP2</text:p>
          </table:table-cell>
          <table:table-cell table:style-name="ce109" table:formula="of:=[.K129]&amp;[.J129]&amp;[.I129]" office:value-type="string" office:string-value="S2012N">
            <text:p>S2012N</text:p>
          </table:table-cell>
          <table:table-cell table:style-name="ce113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7">
            <text:p>17/01/19</text:p>
          </table:table-cell>
          <table:table-cell table:style-name="ce32" office:value-type="string">
            <text:p>A18N187473</text:p>
          </table:table-cell>
          <table:table-cell table:style-name="ce53" office:value-type="date" office:date-value="2018-10-09">
            <text:p>09/10/18</text:p>
          </table:table-cell>
          <table:table-cell table:style-name="ce66" office:value-type="float" office:value="0.3">
            <text:p>0,30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0.6">
            <text:p>0,6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130])" office:value-type="float" office:value="2018">
            <text:p>2018</text:p>
          </table:table-cell>
          <table:table-cell table:style-name="ce109" table:formula="of:=RIGHT(LEFT([.C130];4))" office:value-type="string" office:string-value="N">
            <text:p>N</text:p>
          </table:table-cell>
          <table:table-cell table:style-name="ce110" table:formula="of:=[.K130]&amp;[.H130]" office:value-type="string" office:string-value="NAP">
            <text:p>NAP</text:p>
          </table:table-cell>
          <table:table-cell table:style-name="ce109" table:formula="of:=[.L130]&amp;[.I130]" office:value-type="string" office:string-value="NAP">
            <text:p>NAP</text:p>
          </table:table-cell>
          <table:table-cell table:style-name="ce110" table:formula="of:=[.K130]&amp;[.J130]&amp;[.H130]" office:value-type="string" office:string-value="N2018AP">
            <text:p>N2018AP</text:p>
          </table:table-cell>
          <table:table-cell table:style-name="ce109" table:formula="of:=[.K130]&amp;[.J130]&amp;[.I130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9" office:value-type="string">
            <text:p>MTO</text:p>
          </table:table-cell>
          <table:table-cell table:style-name="ce24" office:value-type="date" office:date-value="2019-01-17">
            <text:p>17/01/19</text:p>
          </table:table-cell>
          <table:table-cell table:style-name="ce32" office:value-type="string">
            <text:p>A18N142675</text:p>
          </table:table-cell>
          <table:table-cell table:style-name="ce53" office:value-type="date" office:date-value="2018-09-26">
            <text:p>26/09/18</text:p>
          </table:table-cell>
          <table:table-cell table:style-name="ce66" office:value-type="float" office:value="1.46">
            <text:p>1,46</text:p>
          </table:table-cell>
          <table:table-cell table:style-name="ce66" office:value-type="float" office:value="0.6">
            <text:p>0,60</text:p>
          </table:table-cell>
          <table:table-cell table:style-name="ce66" office:value-type="float" office:value="2">
            <text:p>2,0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131])" office:value-type="float" office:value="2018">
            <text:p>2018</text:p>
          </table:table-cell>
          <table:table-cell table:style-name="ce109" table:formula="of:=RIGHT(LEFT([.C131];4))" office:value-type="string" office:string-value="N">
            <text:p>N</text:p>
          </table:table-cell>
          <table:table-cell table:style-name="ce110" table:formula="of:=[.K131]&amp;[.H131]" office:value-type="string" office:string-value="NAP">
            <text:p>NAP</text:p>
          </table:table-cell>
          <table:table-cell table:style-name="ce109" table:formula="of:=[.L131]&amp;[.I131]" office:value-type="string" office:string-value="NAP">
            <text:p>NAP</text:p>
          </table:table-cell>
          <table:table-cell table:style-name="ce110" table:formula="of:=[.K131]&amp;[.J131]&amp;[.H131]" office:value-type="string" office:string-value="N2018AP">
            <text:p>N2018AP</text:p>
          </table:table-cell>
          <table:table-cell table:style-name="ce109" table:formula="of:=[.K131]&amp;[.J131]&amp;[.I131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9" office:value-type="string">
            <text:p>MTO</text:p>
          </table:table-cell>
          <table:table-cell table:style-name="ce24" office:value-type="date" office:date-value="2019-01-17">
            <text:p>17/01/19</text:p>
          </table:table-cell>
          <table:table-cell table:style-name="ce35" office:value-type="string">
            <text:p>A18N142567</text:p>
          </table:table-cell>
          <table:table-cell table:style-name="ce53" office:value-type="date" office:date-value="2018-09-24">
            <text:p>24/09/18</text:p>
          </table:table-cell>
          <table:table-cell table:style-name="ce66" office:value-type="float" office:value="1.74">
            <text:p>1,74</text:p>
          </table:table-cell>
          <table:table-cell table:number-columns-repeated="2" table:style-name="ce66" office:value-type="float" office:value="0.2">
            <text:p>0,2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32])" office:value-type="float" office:value="2018">
            <text:p>2018</text:p>
          </table:table-cell>
          <table:table-cell table:style-name="ce109" table:formula="of:=RIGHT(LEFT([.C132];4))" office:value-type="string" office:string-value="N">
            <text:p>N</text:p>
          </table:table-cell>
          <table:table-cell table:style-name="ce110" table:formula="of:=[.K132]&amp;[.H132]" office:value-type="string" office:string-value="NAP">
            <text:p>NAP</text:p>
          </table:table-cell>
          <table:table-cell table:style-name="ce109" table:formula="of:=[.L132]&amp;[.I132]" office:value-type="string" office:string-value="NAP">
            <text:p>NAP</text:p>
          </table:table-cell>
          <table:table-cell table:style-name="ce110" table:formula="of:=[.K132]&amp;[.J132]&amp;[.H132]" office:value-type="string" office:string-value="N2018AP">
            <text:p>N2018AP</text:p>
          </table:table-cell>
          <table:table-cell table:style-name="ce109" table:formula="of:=[.K132]&amp;[.J132]&amp;[.I132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10" office:value-type="string">
            <text:p>BME</text:p>
          </table:table-cell>
          <table:table-cell table:style-name="ce25" office:value-type="date" office:date-value="2019-01-17">
            <text:p>17/01/19</text:p>
          </table:table-cell>
          <table:table-cell table:style-name="ce38" office:value-type="string">
            <text:p>A18N037757</text:p>
          </table:table-cell>
          <table:table-cell table:style-name="ce54" office:value-type="date" office:date-value="2018-03-26">
            <text:p>26/03/18</text:p>
          </table:table-cell>
          <table:table-cell table:style-name="ce71" office:value-type="float" office:value="1">
            <text:p>1,00</text:p>
          </table:table-cell>
          <table:table-cell table:style-name="ce71" office:value-type="float" office:value="0.2">
            <text:p>0,20</text:p>
          </table:table-cell>
          <table:table-cell table:style-name="ce71" office:value-type="float" office:value="-0.6">
            <text:p>-0,60</text:p>
          </table:table-cell>
          <table:table-cell table:style-name="ce87" office:value-type="string">
            <text:p>AP</text:p>
          </table:table-cell>
          <table:table-cell table:style-name="ce95"/>
          <table:table-cell table:style-name="ce104" table:formula="of:=YEAR([.D133])" office:value-type="float" office:value="2018">
            <text:p>2018</text:p>
          </table:table-cell>
          <table:table-cell table:style-name="ce109" table:formula="of:=RIGHT(LEFT([.C133];4))" office:value-type="string" office:string-value="N">
            <text:p>N</text:p>
          </table:table-cell>
          <table:table-cell table:style-name="ce110" table:formula="of:=[.K133]&amp;[.H133]" office:value-type="string" office:string-value="NAP">
            <text:p>NAP</text:p>
          </table:table-cell>
          <table:table-cell table:style-name="ce109" table:formula="of:=[.L133]&amp;[.I133]" office:value-type="string" office:string-value="NAP">
            <text:p>NAP</text:p>
          </table:table-cell>
          <table:table-cell table:style-name="ce110" table:formula="of:=[.K133]&amp;[.J133]&amp;[.H133]" office:value-type="string" office:string-value="N2018AP">
            <text:p>N2018AP</text:p>
          </table:table-cell>
          <table:table-cell table:style-name="ce109" table:formula="of:=[.K133]&amp;[.J133]&amp;[.I133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3F158087</text:p>
          </table:table-cell>
          <table:table-cell table:style-name="ce53" office:value-type="date" office:date-value="2015-07-15">
            <text:p>15/07/15</text:p>
          </table:table-cell>
          <table:table-cell table:style-name="ce66" office:value-type="float" office:value="0.5">
            <text:p>0,50</text:p>
          </table:table-cell>
          <table:table-cell table:style-name="ce66" office:value-type="float" office:value="2">
            <text:p>2,00</text:p>
          </table:table-cell>
          <table:table-cell table:style-name="ce66" office:value-type="float" office:value="-10.6">
            <text:p>-10,6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134])" office:value-type="float" office:value="2015">
            <text:p>2015</text:p>
          </table:table-cell>
          <table:table-cell table:style-name="ce109" table:formula="of:=RIGHT(LEFT([.C134];4))" office:value-type="string" office:string-value="F">
            <text:p>F</text:p>
          </table:table-cell>
          <table:table-cell table:style-name="ce110" table:formula="of:=[.K134]&amp;[.H134]" office:value-type="string" office:string-value="FRP1">
            <text:p>FRP1</text:p>
          </table:table-cell>
          <table:table-cell table:style-name="ce109" table:formula="of:=[.L134]&amp;[.I134]" office:value-type="string" office:string-value="FRP1N">
            <text:p>FRP1N</text:p>
          </table:table-cell>
          <table:table-cell table:style-name="ce110" table:formula="of:=[.K134]&amp;[.J134]&amp;[.H134]" office:value-type="string" office:string-value="F2015RP1">
            <text:p>F2015RP1</text:p>
          </table:table-cell>
          <table:table-cell table:style-name="ce109" table:formula="of:=[.K134]&amp;[.J134]&amp;[.I134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8N210268</text:p>
          </table:table-cell>
          <table:table-cell table:style-name="ce53" office:value-type="date" office:date-value="2018-09-12">
            <text:p>12/09/18</text:p>
          </table:table-cell>
          <table:table-cell table:style-name="ce66" office:value-type="float" office:value="0.9">
            <text:p>0,90</text:p>
          </table:table-cell>
          <table:table-cell table:style-name="ce66" office:value-type="float" office:value="0.2">
            <text:p>0,20</text:p>
          </table:table-cell>
          <table:table-cell table:style-name="ce66" office:value-type="float" office:value="1.6">
            <text:p>1,6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35])" office:value-type="float" office:value="2018">
            <text:p>2018</text:p>
          </table:table-cell>
          <table:table-cell table:style-name="ce109" table:formula="of:=RIGHT(LEFT([.C135];4))" office:value-type="string" office:string-value="N">
            <text:p>N</text:p>
          </table:table-cell>
          <table:table-cell table:style-name="ce110" table:formula="of:=[.K135]&amp;[.H135]" office:value-type="string" office:string-value="NAP">
            <text:p>NAP</text:p>
          </table:table-cell>
          <table:table-cell table:style-name="ce109" table:formula="of:=[.L135]&amp;[.I135]" office:value-type="string" office:string-value="NAP">
            <text:p>NAP</text:p>
          </table:table-cell>
          <table:table-cell table:style-name="ce110" table:formula="of:=[.K135]&amp;[.J135]&amp;[.H135]" office:value-type="string" office:string-value="N2018AP">
            <text:p>N2018AP</text:p>
          </table:table-cell>
          <table:table-cell table:style-name="ce109" table:formula="of:=[.K135]&amp;[.J135]&amp;[.I135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06F299457</text:p>
          </table:table-cell>
          <table:table-cell table:style-name="ce53" office:value-type="date" office:date-value="2016-12-06">
            <text:p>06/12/16</text:p>
          </table:table-cell>
          <table:table-cell table:style-name="ce66" office:value-type="float" office:value="-1.8">
            <text:p>-1,80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-1.4">
            <text:p>-1,40</text:p>
          </table:table-cell>
          <table:table-cell table:style-name="ce75" office:value-type="string">
            <text:p>AP</text:p>
          </table:table-cell>
          <table:table-cell table:style-name="ce88"/>
          <table:table-cell table:style-name="ce104" table:formula="of:=YEAR([.D136])" office:value-type="float" office:value="2016">
            <text:p>2016</text:p>
          </table:table-cell>
          <table:table-cell table:style-name="ce109" table:formula="of:=RIGHT(LEFT([.C136];4))" office:value-type="string" office:string-value="F">
            <text:p>F</text:p>
          </table:table-cell>
          <table:table-cell table:style-name="ce110" table:formula="of:=[.K136]&amp;[.H136]" office:value-type="string" office:string-value="FAP">
            <text:p>FAP</text:p>
          </table:table-cell>
          <table:table-cell table:style-name="ce109" table:formula="of:=[.L136]&amp;[.I136]" office:value-type="string" office:string-value="FAP">
            <text:p>FAP</text:p>
          </table:table-cell>
          <table:table-cell table:style-name="ce110" table:formula="of:=[.K136]&amp;[.J136]&amp;[.H136]" office:value-type="string" office:string-value="F2016AP">
            <text:p>F2016AP</text:p>
          </table:table-cell>
          <table:table-cell table:style-name="ce109" table:formula="of:=[.K136]&amp;[.J136]&amp;[.I136]" office:value-type="string" office:string-value="F2016">
            <text:p>F2016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8N175613</text:p>
          </table:table-cell>
          <table:table-cell table:style-name="ce53" office:value-type="date" office:date-value="2018-11-17">
            <text:p>17/11/18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1.4">
            <text:p>1,40</text:p>
          </table:table-cell>
          <table:table-cell table:style-name="ce66" office:value-type="float" office:value="-8.8">
            <text:p>-8,80</text:p>
          </table:table-cell>
          <table:table-cell table:style-name="ce75" office:value-type="string">
            <text:p>AP</text:p>
          </table:table-cell>
          <table:table-cell table:style-name="ce88"/>
          <table:table-cell table:style-name="ce104" table:formula="of:=YEAR([.D137])" office:value-type="float" office:value="2018">
            <text:p>2018</text:p>
          </table:table-cell>
          <table:table-cell table:style-name="ce109" table:formula="of:=RIGHT(LEFT([.C137];4))" office:value-type="string" office:string-value="N">
            <text:p>N</text:p>
          </table:table-cell>
          <table:table-cell table:style-name="ce110" table:formula="of:=[.K137]&amp;[.H137]" office:value-type="string" office:string-value="NAP">
            <text:p>NAP</text:p>
          </table:table-cell>
          <table:table-cell table:style-name="ce109" table:formula="of:=[.L137]&amp;[.I137]" office:value-type="string" office:string-value="NAP">
            <text:p>NAP</text:p>
          </table:table-cell>
          <table:table-cell table:style-name="ce110" table:formula="of:=[.K137]&amp;[.J137]&amp;[.H137]" office:value-type="string" office:string-value="N2018AP">
            <text:p>N2018AP</text:p>
          </table:table-cell>
          <table:table-cell table:style-name="ce109" table:formula="of:=[.K137]&amp;[.J137]&amp;[.I137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09F215502</text:p>
          </table:table-cell>
          <table:table-cell table:style-name="ce53" office:value-type="date" office:date-value="2009-10-14">
            <text:p>14/10/09</text:p>
          </table:table-cell>
          <table:table-cell table:style-name="ce66" office:value-type="float" office:value="0.36">
            <text:p>0,36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-17.4">
            <text:p>-17,4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138])" office:value-type="float" office:value="2009">
            <text:p>2009</text:p>
          </table:table-cell>
          <table:table-cell table:style-name="ce109" table:formula="of:=RIGHT(LEFT([.C138];4))" office:value-type="string" office:string-value="F">
            <text:p>F</text:p>
          </table:table-cell>
          <table:table-cell table:style-name="ce110" table:formula="of:=[.K138]&amp;[.H138]" office:value-type="string" office:string-value="FRP1">
            <text:p>FRP1</text:p>
          </table:table-cell>
          <table:table-cell table:style-name="ce109" table:formula="of:=[.L138]&amp;[.I138]" office:value-type="string" office:string-value="FRP1N">
            <text:p>FRP1N</text:p>
          </table:table-cell>
          <table:table-cell table:style-name="ce110" table:formula="of:=[.K138]&amp;[.J138]&amp;[.H138]" office:value-type="string" office:string-value="F2009RP1">
            <text:p>F2009RP1</text:p>
          </table:table-cell>
          <table:table-cell table:style-name="ce109" table:formula="of:=[.K138]&amp;[.J138]&amp;[.I138]" office:value-type="string" office:string-value="F2009N">
            <text:p>F2009N</text:p>
          </table:table-cell>
          <table:table-cell table:style-name="ce113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8N308210</text:p>
          </table:table-cell>
          <table:table-cell table:style-name="ce53" office:value-type="date" office:date-value="2018-11-10">
            <text:p>10/11/18</text:p>
          </table:table-cell>
          <table:table-cell table:style-name="ce66" office:value-type="float" office:value="6.2">
            <text:p>6,20</text:p>
          </table:table-cell>
          <table:table-cell table:style-name="ce66" office:value-type="float" office:value="1.4">
            <text:p>1,40</text:p>
          </table:table-cell>
          <table:table-cell table:style-name="ce66" office:value-type="float" office:value="-4.4">
            <text:p>-4,4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P</text:p>
          </table:table-cell>
          <table:table-cell table:style-name="ce104" table:formula="of:=YEAR([.D139])" office:value-type="float" office:value="2018">
            <text:p>2018</text:p>
          </table:table-cell>
          <table:table-cell table:style-name="ce109" table:formula="of:=RIGHT(LEFT([.C139];4))" office:value-type="string" office:string-value="N">
            <text:p>N</text:p>
          </table:table-cell>
          <table:table-cell table:style-name="ce110" table:formula="of:=[.K139]&amp;[.H139]" office:value-type="string" office:string-value="NRP1">
            <text:p>NRP1</text:p>
          </table:table-cell>
          <table:table-cell table:style-name="ce109" table:formula="of:=[.L139]&amp;[.I139]" office:value-type="string" office:string-value="NRP1P">
            <text:p>NRP1P</text:p>
          </table:table-cell>
          <table:table-cell table:style-name="ce110" table:formula="of:=[.K139]&amp;[.J139]&amp;[.H139]" office:value-type="string" office:string-value="N2018RP1">
            <text:p>N2018RP1</text:p>
          </table:table-cell>
          <table:table-cell table:style-name="ce109" table:formula="of:=[.K139]&amp;[.J139]&amp;[.I139]" office:value-type="string" office:string-value="N2018P">
            <text:p>N2018P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8N180806</text:p>
          </table:table-cell>
          <table:table-cell table:style-name="ce53" office:value-type="date" office:date-value="2018-09-04">
            <text:p>04/09/18</text:p>
          </table:table-cell>
          <table:table-cell table:style-name="ce66" office:value-type="float" office:value="-0.8">
            <text:p>-0,80</text:p>
          </table:table-cell>
          <table:table-cell table:style-name="ce66" office:value-type="float" office:value="0.6">
            <text:p>0,60</text:p>
          </table:table-cell>
          <table:table-cell table:style-name="ce66" office:value-type="float" office:value="-7.6">
            <text:p>-7,6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140])" office:value-type="float" office:value="2018">
            <text:p>2018</text:p>
          </table:table-cell>
          <table:table-cell table:style-name="ce109" table:formula="of:=RIGHT(LEFT([.C140];4))" office:value-type="string" office:string-value="N">
            <text:p>N</text:p>
          </table:table-cell>
          <table:table-cell table:style-name="ce110" table:formula="of:=[.K140]&amp;[.H140]" office:value-type="string" office:string-value="NAP">
            <text:p>NAP</text:p>
          </table:table-cell>
          <table:table-cell table:style-name="ce109" table:formula="of:=[.L140]&amp;[.I140]" office:value-type="string" office:string-value="NAP">
            <text:p>NAP</text:p>
          </table:table-cell>
          <table:table-cell table:style-name="ce110" table:formula="of:=[.K140]&amp;[.J140]&amp;[.H140]" office:value-type="string" office:string-value="N2018AP">
            <text:p>N2018AP</text:p>
          </table:table-cell>
          <table:table-cell table:style-name="ce109" table:formula="of:=[.K140]&amp;[.J140]&amp;[.I140]" office:value-type="string" office:string-value="N2018">
            <text:p>N2018</text:p>
          </table:table-cell>
          <table:table-cell table:style-name="ce121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8N180896</text:p>
          </table:table-cell>
          <table:table-cell table:style-name="ce53" office:value-type="date" office:date-value="2018-08-18">
            <text:p>18/08/18</text:p>
          </table:table-cell>
          <table:table-cell table:style-name="ce67" office:value-type="float" office:value="0.46">
            <text:p>0,4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3">
            <text:p>-13,0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141])" office:value-type="float" office:value="2018">
            <text:p>2018</text:p>
          </table:table-cell>
          <table:table-cell table:style-name="ce109" table:formula="of:=RIGHT(LEFT([.C141];4))" office:value-type="string" office:string-value="N">
            <text:p>N</text:p>
          </table:table-cell>
          <table:table-cell table:style-name="ce110" table:formula="of:=[.K141]&amp;[.H141]" office:value-type="string" office:string-value="NRP1">
            <text:p>NRP1</text:p>
          </table:table-cell>
          <table:table-cell table:style-name="ce109" table:formula="of:=[.L141]&amp;[.I141]" office:value-type="string" office:string-value="NRP1N">
            <text:p>NRP1N</text:p>
          </table:table-cell>
          <table:table-cell table:style-name="ce110" table:formula="of:=[.K141]&amp;[.J141]&amp;[.H141]" office:value-type="string" office:string-value="N2018RP1">
            <text:p>N2018RP1</text:p>
          </table:table-cell>
          <table:table-cell table:style-name="ce109" table:formula="of:=[.K141]&amp;[.J141]&amp;[.I141]" office:value-type="string" office:string-value="N2018N">
            <text:p>N2018N</text:p>
          </table:table-cell>
          <table:table-cell table:style-name="ce121"/>
        </table:table-row>
        <table:table-row table:style-name="ro4">
          <table:table-cell table:style-name="ce9" office:value-type="string">
            <text:p>BBA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0F169232</text:p>
          </table:table-cell>
          <table:table-cell table:style-name="ce53" office:value-type="date" office:date-value="2011-05-09">
            <text:p>09/05/11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4">
            <text:p>-4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42])" office:value-type="float" office:value="2011">
            <text:p>2011</text:p>
          </table:table-cell>
          <table:table-cell table:style-name="ce109" table:formula="of:=RIGHT(LEFT([.C142];4))" office:value-type="string" office:string-value="F">
            <text:p>F</text:p>
          </table:table-cell>
          <table:table-cell table:style-name="ce110" table:formula="of:=[.K142]&amp;[.H142]" office:value-type="string" office:string-value="FAP">
            <text:p>FAP</text:p>
          </table:table-cell>
          <table:table-cell table:style-name="ce109" table:formula="of:=[.L142]&amp;[.I142]" office:value-type="string" office:string-value="FAP">
            <text:p>FAP</text:p>
          </table:table-cell>
          <table:table-cell table:style-name="ce110" table:formula="of:=[.K142]&amp;[.J142]&amp;[.H142]" office:value-type="string" office:string-value="F2011AP">
            <text:p>F2011AP</text:p>
          </table:table-cell>
          <table:table-cell table:style-name="ce109" table:formula="of:=[.K142]&amp;[.J142]&amp;[.I142]" office:value-type="string" office:string-value="F2011">
            <text:p>F2011</text:p>
          </table:table-cell>
          <table:table-cell table:style-name="ce121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02S435396</text:p>
          </table:table-cell>
          <table:table-cell table:style-name="ce53" office:value-type="date" office:date-value="2009-01-14">
            <text:p>14/01/09</text:p>
          </table:table-cell>
          <table:table-cell table:style-name="ce66" office:value-type="float" office:value="-8.8">
            <text:p>-8,80</text:p>
          </table:table-cell>
          <table:table-cell table:style-name="ce66" office:value-type="float" office:value="-32">
            <text:p>-32,00</text:p>
          </table:table-cell>
          <table:table-cell table:style-name="ce66" office:value-type="float" office:value="-100">
            <text:p>-100,00</text:p>
          </table:table-cell>
          <table:table-cell table:style-name="ce75" office:value-type="string">
            <text:p>RP3</text:p>
          </table:table-cell>
          <table:table-cell table:style-name="ce96" office:value-type="string">
            <text:p>N</text:p>
          </table:table-cell>
          <table:table-cell table:style-name="ce104" table:formula="of:=YEAR([.D143])" office:value-type="float" office:value="2009">
            <text:p>2009</text:p>
          </table:table-cell>
          <table:table-cell table:style-name="ce109" table:formula="of:=RIGHT(LEFT([.C143];4))" office:value-type="string" office:string-value="S">
            <text:p>S</text:p>
          </table:table-cell>
          <table:table-cell table:style-name="ce110" table:formula="of:=[.K143]&amp;[.H143]" office:value-type="string" office:string-value="SRP3">
            <text:p>SRP3</text:p>
          </table:table-cell>
          <table:table-cell table:style-name="ce109" table:formula="of:=[.L143]&amp;[.I143]" office:value-type="string" office:string-value="SRP3N">
            <text:p>SRP3N</text:p>
          </table:table-cell>
          <table:table-cell table:style-name="ce110" table:formula="of:=[.K143]&amp;[.J143]&amp;[.H143]" office:value-type="string" office:string-value="S2009RP3">
            <text:p>S2009RP3</text:p>
          </table:table-cell>
          <table:table-cell table:style-name="ce109" table:formula="of:=[.K143]&amp;[.J143]&amp;[.I143]" office:value-type="string" office:string-value="S2009N">
            <text:p>S2009N</text:p>
          </table:table-cell>
          <table:table-cell table:style-name="ce116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5F161244</text:p>
          </table:table-cell>
          <table:table-cell table:style-name="ce53" office:value-type="date" office:date-value="2015-07-10">
            <text:p>10/07/15</text:p>
          </table:table-cell>
          <table:table-cell table:style-name="ce66" office:value-type="float" office:value="0.84">
            <text:p>0,84</text:p>
          </table:table-cell>
          <table:table-cell table:style-name="ce66" office:value-type="float" office:value="1.6">
            <text:p>1,60</text:p>
          </table:table-cell>
          <table:table-cell table:style-name="ce66" office:value-type="float" office:value="-11.6">
            <text:p>-11,6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144])" office:value-type="float" office:value="2015">
            <text:p>2015</text:p>
          </table:table-cell>
          <table:table-cell table:style-name="ce109" table:formula="of:=RIGHT(LEFT([.C144];4))" office:value-type="string" office:string-value="F">
            <text:p>F</text:p>
          </table:table-cell>
          <table:table-cell table:style-name="ce110" table:formula="of:=[.K144]&amp;[.H144]" office:value-type="string" office:string-value="FRP1">
            <text:p>FRP1</text:p>
          </table:table-cell>
          <table:table-cell table:style-name="ce109" table:formula="of:=[.L144]&amp;[.I144]" office:value-type="string" office:string-value="FRP1N">
            <text:p>FRP1N</text:p>
          </table:table-cell>
          <table:table-cell table:style-name="ce110" table:formula="of:=[.K144]&amp;[.J144]&amp;[.H144]" office:value-type="string" office:string-value="F2015RP1">
            <text:p>F2015RP1</text:p>
          </table:table-cell>
          <table:table-cell table:style-name="ce109" table:formula="of:=[.K144]&amp;[.J144]&amp;[.I144]" office:value-type="string" office:string-value="F2015N">
            <text:p>F2015N</text:p>
          </table:table-cell>
          <table:table-cell table:style-name="ce116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8N309248</text:p>
          </table:table-cell>
          <table:table-cell table:style-name="ce53" office:value-type="date" office:date-value="2018-10-29">
            <text:p>29/10/18</text:p>
          </table:table-cell>
          <table:table-cell table:style-name="ce66" office:value-type="float" office:value="0.76">
            <text:p>0,76</text:p>
          </table:table-cell>
          <table:table-cell table:style-name="ce66" office:value-type="float" office:value="-0.2">
            <text:p>-0,20</text:p>
          </table:table-cell>
          <table:table-cell table:style-name="ce66" office:value-type="float" office:value="0.6">
            <text:p>0,6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45])" office:value-type="float" office:value="2018">
            <text:p>2018</text:p>
          </table:table-cell>
          <table:table-cell table:style-name="ce109" table:formula="of:=RIGHT(LEFT([.C145];4))" office:value-type="string" office:string-value="N">
            <text:p>N</text:p>
          </table:table-cell>
          <table:table-cell table:style-name="ce110" table:formula="of:=[.K145]&amp;[.H145]" office:value-type="string" office:string-value="NAP">
            <text:p>NAP</text:p>
          </table:table-cell>
          <table:table-cell table:style-name="ce109" table:formula="of:=[.L145]&amp;[.I145]" office:value-type="string" office:string-value="NAP">
            <text:p>NAP</text:p>
          </table:table-cell>
          <table:table-cell table:style-name="ce110" table:formula="of:=[.K145]&amp;[.J145]&amp;[.H145]" office:value-type="string" office:string-value="N2018AP">
            <text:p>N2018AP</text:p>
          </table:table-cell>
          <table:table-cell table:style-name="ce109" table:formula="of:=[.K145]&amp;[.J145]&amp;[.I145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07F306743</text:p>
          </table:table-cell>
          <table:table-cell table:style-name="ce53" office:value-type="date" office:date-value="2015-03-02">
            <text:p>02/03/15</text:p>
          </table:table-cell>
          <table:table-cell table:style-name="ce67" office:value-type="float" office:value="-0.32">
            <text:p>-0,32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2">
            <text:p>-12,0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146])" office:value-type="float" office:value="2015">
            <text:p>2015</text:p>
          </table:table-cell>
          <table:table-cell table:style-name="ce109" table:formula="of:=RIGHT(LEFT([.C146];4))" office:value-type="string" office:string-value="F">
            <text:p>F</text:p>
          </table:table-cell>
          <table:table-cell table:style-name="ce110" table:formula="of:=[.K146]&amp;[.H146]" office:value-type="string" office:string-value="FRP1">
            <text:p>FRP1</text:p>
          </table:table-cell>
          <table:table-cell table:style-name="ce109" table:formula="of:=[.L146]&amp;[.I146]" office:value-type="string" office:string-value="FRP1N">
            <text:p>FRP1N</text:p>
          </table:table-cell>
          <table:table-cell table:style-name="ce110" table:formula="of:=[.K146]&amp;[.J146]&amp;[.H146]" office:value-type="string" office:string-value="F2015RP1">
            <text:p>F2015RP1</text:p>
          </table:table-cell>
          <table:table-cell table:style-name="ce109" table:formula="of:=[.K146]&amp;[.J146]&amp;[.I146]" office:value-type="string" office:string-value="F2015N">
            <text:p>F2015N</text:p>
          </table:table-cell>
          <table:table-cell table:style-name="ce116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07F337514</text:p>
          </table:table-cell>
          <table:table-cell table:style-name="ce53" office:value-type="date" office:date-value="2015-03-06">
            <text:p>06/03/15</text:p>
          </table:table-cell>
          <table:table-cell table:style-name="ce66" office:value-type="float" office:value="-3.24">
            <text:p>-3,2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8.6">
            <text:p>-18,6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47])" office:value-type="float" office:value="2015">
            <text:p>2015</text:p>
          </table:table-cell>
          <table:table-cell table:style-name="ce109" table:formula="of:=RIGHT(LEFT([.C147];4))" office:value-type="string" office:string-value="F">
            <text:p>F</text:p>
          </table:table-cell>
          <table:table-cell table:style-name="ce110" table:formula="of:=[.K147]&amp;[.H147]" office:value-type="string" office:string-value="FRP1">
            <text:p>FRP1</text:p>
          </table:table-cell>
          <table:table-cell table:style-name="ce109" table:formula="of:=[.L147]&amp;[.I147]" office:value-type="string" office:string-value="FRP1N">
            <text:p>FRP1N</text:p>
          </table:table-cell>
          <table:table-cell table:style-name="ce110" table:formula="of:=[.K147]&amp;[.J147]&amp;[.H147]" office:value-type="string" office:string-value="F2015RP1">
            <text:p>F2015RP1</text:p>
          </table:table-cell>
          <table:table-cell table:style-name="ce109" table:formula="of:=[.K147]&amp;[.J147]&amp;[.I147]" office:value-type="string" office:string-value="F2015N">
            <text:p>F2015N</text:p>
          </table:table-cell>
          <table:table-cell table:style-name="ce116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2F375164</text:p>
          </table:table-cell>
          <table:table-cell table:style-name="ce53" office:value-type="date" office:date-value="2013-10-04">
            <text:p>04/10/13</text:p>
          </table:table-cell>
          <table:table-cell table:style-name="ce66" office:value-type="float" office:value="0.74">
            <text:p>0,74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32.8">
            <text:p>-32,8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48])" office:value-type="float" office:value="2013">
            <text:p>2013</text:p>
          </table:table-cell>
          <table:table-cell table:style-name="ce109" table:formula="of:=RIGHT(LEFT([.C148];4))" office:value-type="string" office:string-value="F">
            <text:p>F</text:p>
          </table:table-cell>
          <table:table-cell table:style-name="ce110" table:formula="of:=[.K148]&amp;[.H148]" office:value-type="string" office:string-value="FRP1">
            <text:p>FRP1</text:p>
          </table:table-cell>
          <table:table-cell table:style-name="ce109" table:formula="of:=[.L148]&amp;[.I148]" office:value-type="string" office:string-value="FRP1N">
            <text:p>FRP1N</text:p>
          </table:table-cell>
          <table:table-cell table:style-name="ce110" table:formula="of:=[.K148]&amp;[.J148]&amp;[.H148]" office:value-type="string" office:string-value="F2013RP1">
            <text:p>F2013RP1</text:p>
          </table:table-cell>
          <table:table-cell table:style-name="ce109" table:formula="of:=[.K148]&amp;[.J148]&amp;[.I148]" office:value-type="string" office:string-value="F2013N">
            <text:p>F2013N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02L375908</text:p>
          </table:table-cell>
          <table:table-cell table:style-name="ce53" office:value-type="date" office:date-value="2009-06-30">
            <text:p>30/06/09</text:p>
          </table:table-cell>
          <table:table-cell table:style-name="ce66" office:value-type="float" office:value="-5.1">
            <text:p>-5,10</text:p>
          </table:table-cell>
          <table:table-cell table:style-name="ce66" office:value-type="float" office:value="-3.8">
            <text:p>-3,80</text:p>
          </table:table-cell>
          <table:table-cell table:style-name="ce66" office:value-type="float" office:value="-19.2">
            <text:p>-19,20</text:p>
          </table:table-cell>
          <table:table-cell table:style-name="ce75" office:value-type="string">
            <text:p>RP2</text:p>
          </table:table-cell>
          <table:table-cell table:style-name="ce96" office:value-type="string">
            <text:p>N</text:p>
          </table:table-cell>
          <table:table-cell table:style-name="ce104" table:formula="of:=YEAR([.D149])" office:value-type="float" office:value="2009">
            <text:p>2009</text:p>
          </table:table-cell>
          <table:table-cell table:style-name="ce109" table:formula="of:=RIGHT(LEFT([.C149];4))" office:value-type="string" office:string-value="L">
            <text:p>L</text:p>
          </table:table-cell>
          <table:table-cell table:style-name="ce110" table:formula="of:=[.K149]&amp;[.H149]" office:value-type="string" office:string-value="LRP2">
            <text:p>LRP2</text:p>
          </table:table-cell>
          <table:table-cell table:style-name="ce109" table:formula="of:=[.L149]&amp;[.I149]" office:value-type="string" office:string-value="LRP2N">
            <text:p>LRP2N</text:p>
          </table:table-cell>
          <table:table-cell table:style-name="ce110" table:formula="of:=[.K149]&amp;[.J149]&amp;[.H149]" office:value-type="string" office:string-value="L2009RP2">
            <text:p>L2009RP2</text:p>
          </table:table-cell>
          <table:table-cell table:style-name="ce109" table:formula="of:=[.K149]&amp;[.J149]&amp;[.I149]" office:value-type="string" office:string-value="L2009N">
            <text:p>L2009N</text:p>
          </table:table-cell>
          <table:table-cell table:style-name="ce115"/>
        </table:table-row>
        <table:table-row table:style-name="ro4">
          <table:table-cell table:style-name="ce9" office:value-type="string">
            <text:p>MTL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3F264991</text:p>
          </table:table-cell>
          <table:table-cell table:style-name="ce53" office:value-type="date" office:date-value="2014-03-20">
            <text:p>20/03/14</text:p>
          </table:table-cell>
          <table:table-cell table:style-name="ce66" office:value-type="float" office:value="-1.8">
            <text:p>-1,80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23.4">
            <text:p>-23,4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50])" office:value-type="float" office:value="2014">
            <text:p>2014</text:p>
          </table:table-cell>
          <table:table-cell table:style-name="ce109" table:formula="of:=RIGHT(LEFT([.C150];4))" office:value-type="string" office:string-value="F">
            <text:p>F</text:p>
          </table:table-cell>
          <table:table-cell table:style-name="ce110" table:formula="of:=[.K150]&amp;[.H150]" office:value-type="string" office:string-value="FRP1">
            <text:p>FRP1</text:p>
          </table:table-cell>
          <table:table-cell table:style-name="ce109" table:formula="of:=[.L150]&amp;[.I150]" office:value-type="string" office:string-value="FRP1N">
            <text:p>FRP1N</text:p>
          </table:table-cell>
          <table:table-cell table:style-name="ce110" table:formula="of:=[.K150]&amp;[.J150]&amp;[.H150]" office:value-type="string" office:string-value="F2014RP1">
            <text:p>F2014RP1</text:p>
          </table:table-cell>
          <table:table-cell table:style-name="ce109" table:formula="of:=[.K150]&amp;[.J150]&amp;[.I150]" office:value-type="string" office:string-value="F2014N">
            <text:p>F2014N</text:p>
          </table:table-cell>
          <table:table-cell table:style-name="ce116"/>
        </table:table-row>
        <table:table-row table:style-name="ro2">
          <table:table-cell table:style-name="ce9" office:value-type="string">
            <text:p>BSI</text:p>
          </table:table-cell>
          <table:table-cell table:style-name="ce24" office:value-type="date" office:date-value="2019-01-18">
            <text:p>18/01/19</text:p>
          </table:table-cell>
          <table:table-cell table:style-name="ce35" office:value-type="string">
            <text:p>A16F210682</text:p>
          </table:table-cell>
          <table:table-cell table:style-name="ce53" office:value-type="date" office:date-value="2016-12-06">
            <text:p>06/12/16</text:p>
          </table:table-cell>
          <table:table-cell table:style-name="ce69" office:value-type="float" office:value="-0.96">
            <text:p>-0,96</text:p>
          </table:table-cell>
          <table:table-cell table:style-name="ce66" office:value-type="float" office:value="-5.4">
            <text:p>-5,4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151])" office:value-type="float" office:value="2016">
            <text:p>2016</text:p>
          </table:table-cell>
          <table:table-cell table:style-name="ce109" table:formula="of:=RIGHT(LEFT([.C151];4))" office:value-type="string" office:string-value="F">
            <text:p>F</text:p>
          </table:table-cell>
          <table:table-cell table:style-name="ce110" table:formula="of:=[.K151]&amp;[.H151]" office:value-type="string" office:string-value="FRP2">
            <text:p>FRP2</text:p>
          </table:table-cell>
          <table:table-cell table:style-name="ce109" table:formula="of:=[.L151]&amp;[.I151]" office:value-type="string" office:string-value="FRP2N">
            <text:p>FRP2N</text:p>
          </table:table-cell>
          <table:table-cell table:style-name="ce110" table:formula="of:=[.K151]&amp;[.J151]&amp;[.H151]" office:value-type="string" office:string-value="F2016RP2">
            <text:p>F2016RP2</text:p>
          </table:table-cell>
          <table:table-cell table:style-name="ce109" table:formula="of:=[.K151]&amp;[.J151]&amp;[.I151]" office:value-type="string" office:string-value="F2016N">
            <text:p>F2016N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06F276085</text:p>
          </table:table-cell>
          <table:table-cell table:style-name="ce55" office:value-type="date" office:date-value="2006-04-06">
            <text:p>06/04/06</text:p>
          </table:table-cell>
          <table:table-cell table:style-name="ce75" office:value-type="float" office:value="-1.9">
            <text:p>-1,90</text:p>
          </table:table-cell>
          <table:table-cell table:style-name="ce75" office:value-type="float" office:value="-1">
            <text:p>-1,00</text:p>
          </table:table-cell>
          <table:table-cell table:style-name="ce72" office:value-type="float" office:value="-3">
            <text:p>-3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52])" office:value-type="float" office:value="2006">
            <text:p>2006</text:p>
          </table:table-cell>
          <table:table-cell table:style-name="ce109" table:formula="of:=RIGHT(LEFT([.C152];4))" office:value-type="string" office:string-value="F">
            <text:p>F</text:p>
          </table:table-cell>
          <table:table-cell table:style-name="ce110" table:formula="of:=[.K152]&amp;[.H152]" office:value-type="string" office:string-value="FAP">
            <text:p>FAP</text:p>
          </table:table-cell>
          <table:table-cell table:style-name="ce109" table:formula="of:=[.L152]&amp;[.I152]" office:value-type="string" office:string-value="FAP">
            <text:p>FAP</text:p>
          </table:table-cell>
          <table:table-cell table:style-name="ce110" table:formula="of:=[.K152]&amp;[.J152]&amp;[.H152]" office:value-type="string" office:string-value="F2006AP">
            <text:p>F2006AP</text:p>
          </table:table-cell>
          <table:table-cell table:style-name="ce109" table:formula="of:=[.K152]&amp;[.J152]&amp;[.I152]" office:value-type="string" office:string-value="F2006">
            <text:p>F2006</text:p>
          </table:table-cell>
          <table:table-cell table:style-name="ce113"/>
        </table:table-row>
        <table:table-row table:style-name="ro2">
          <table:table-cell table:style-name="ce9" office:value-type="string">
            <text:p>BME</text:p>
          </table:table-cell>
          <table:table-cell table:style-name="ce24" office:value-type="date" office:date-value="2019-01-18">
            <text:p>18/01/19</text:p>
          </table:table-cell>
          <table:table-cell table:style-name="ce35" office:value-type="string">
            <text:p>A04S158076</text:p>
          </table:table-cell>
          <table:table-cell table:style-name="ce53" office:value-type="date" office:date-value="2011-07-22">
            <text:p>22/07/11</text:p>
          </table:table-cell>
          <table:table-cell table:style-name="ce69" office:value-type="float" office:value="-0.04">
            <text:p>-0,04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3">
            <text:p>-3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53])" office:value-type="float" office:value="2011">
            <text:p>2011</text:p>
          </table:table-cell>
          <table:table-cell table:style-name="ce109" table:formula="of:=RIGHT(LEFT([.C153];4))" office:value-type="string" office:string-value="S">
            <text:p>S</text:p>
          </table:table-cell>
          <table:table-cell table:style-name="ce110" table:formula="of:=[.K153]&amp;[.H153]" office:value-type="string" office:string-value="SAP">
            <text:p>SAP</text:p>
          </table:table-cell>
          <table:table-cell table:style-name="ce109" table:formula="of:=[.L153]&amp;[.I153]" office:value-type="string" office:string-value="SAP">
            <text:p>SAP</text:p>
          </table:table-cell>
          <table:table-cell table:style-name="ce110" table:formula="of:=[.K153]&amp;[.J153]&amp;[.H153]" office:value-type="string" office:string-value="S2011AP">
            <text:p>S2011AP</text:p>
          </table:table-cell>
          <table:table-cell table:style-name="ce109" table:formula="of:=[.K153]&amp;[.J153]&amp;[.I153]" office:value-type="string" office:string-value="S2011">
            <text:p>S2011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7F033491</text:p>
          </table:table-cell>
          <table:table-cell table:style-name="ce53" office:value-type="date" office:date-value="2017-09-01">
            <text:p>01/09/17</text:p>
          </table:table-cell>
          <table:table-cell table:style-name="ce66" office:value-type="float" office:value="-0.26">
            <text:p>-0,26</text:p>
          </table:table-cell>
          <table:table-cell table:style-name="ce66" office:value-type="float" office:value="1.2">
            <text:p>1,20</text:p>
          </table:table-cell>
          <table:table-cell table:style-name="ce66" office:value-type="float" office:value="0.4">
            <text:p>0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54])" office:value-type="float" office:value="2017">
            <text:p>2017</text:p>
          </table:table-cell>
          <table:table-cell table:style-name="ce109" table:formula="of:=RIGHT(LEFT([.C154];4))" office:value-type="string" office:string-value="F">
            <text:p>F</text:p>
          </table:table-cell>
          <table:table-cell table:style-name="ce110" table:formula="of:=[.K154]&amp;[.H154]" office:value-type="string" office:string-value="FAP">
            <text:p>FAP</text:p>
          </table:table-cell>
          <table:table-cell table:style-name="ce109" table:formula="of:=[.L154]&amp;[.I154]" office:value-type="string" office:string-value="FAP">
            <text:p>FAP</text:p>
          </table:table-cell>
          <table:table-cell table:style-name="ce110" table:formula="of:=[.K154]&amp;[.J154]&amp;[.H154]" office:value-type="string" office:string-value="F2017AP">
            <text:p>F2017AP</text:p>
          </table:table-cell>
          <table:table-cell table:style-name="ce109" table:formula="of:=[.K154]&amp;[.J154]&amp;[.I154]" office:value-type="string" office:string-value="F2017">
            <text:p>F2017</text:p>
          </table:table-cell>
          <table:table-cell table:style-name="ce113"/>
        </table:table-row>
        <table:table-row table:style-name="ro2">
          <table:table-cell table:style-name="ce9" office:value-type="string">
            <text:p>BME</text:p>
          </table:table-cell>
          <table:table-cell table:style-name="ce24" office:value-type="date" office:date-value="2019-01-18">
            <text:p>18/01/19</text:p>
          </table:table-cell>
          <table:table-cell table:style-name="ce35" office:value-type="string">
            <text:p>A15F040692</text:p>
          </table:table-cell>
          <table:table-cell table:style-name="ce53" office:value-type="date" office:date-value="2017-01-23">
            <text:p>23/01/17</text:p>
          </table:table-cell>
          <table:table-cell table:style-name="ce66" office:value-type="float" office:value="-2.1">
            <text:p>-2,10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-29">
            <text:p>-29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55])" office:value-type="float" office:value="2017">
            <text:p>2017</text:p>
          </table:table-cell>
          <table:table-cell table:style-name="ce109" table:formula="of:=RIGHT(LEFT([.C155];4))" office:value-type="string" office:string-value="F">
            <text:p>F</text:p>
          </table:table-cell>
          <table:table-cell table:style-name="ce110" table:formula="of:=[.K155]&amp;[.H155]" office:value-type="string" office:string-value="FRP1">
            <text:p>FRP1</text:p>
          </table:table-cell>
          <table:table-cell table:style-name="ce109" table:formula="of:=[.L155]&amp;[.I155]" office:value-type="string" office:string-value="FRP1N">
            <text:p>FRP1N</text:p>
          </table:table-cell>
          <table:table-cell table:style-name="ce110" table:formula="of:=[.K155]&amp;[.J155]&amp;[.H155]" office:value-type="string" office:string-value="F2017RP1">
            <text:p>F2017RP1</text:p>
          </table:table-cell>
          <table:table-cell table:style-name="ce109" table:formula="of:=[.K155]&amp;[.J155]&amp;[.I155]" office:value-type="string" office:string-value="F2017N">
            <text:p>F2017N</text:p>
          </table:table-cell>
          <table:table-cell table:style-name="ce118"/>
        </table:table-row>
        <table:table-row table:style-name="ro4">
          <table:table-cell table:style-name="ce9" office:value-type="string">
            <text:p>BME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5F251526</text:p>
          </table:table-cell>
          <table:table-cell table:style-name="ce53" office:value-type="date" office:date-value="2015-11-18">
            <text:p>18/11/15</text:p>
          </table:table-cell>
          <table:table-cell table:style-name="ce69" office:value-type="float" office:value="0.54">
            <text:p>0,54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8.4">
            <text:p>-8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56])" office:value-type="float" office:value="2015">
            <text:p>2015</text:p>
          </table:table-cell>
          <table:table-cell table:style-name="ce109" table:formula="of:=RIGHT(LEFT([.C156];4))" office:value-type="string" office:string-value="F">
            <text:p>F</text:p>
          </table:table-cell>
          <table:table-cell table:style-name="ce110" table:formula="of:=[.K156]&amp;[.H156]" office:value-type="string" office:string-value="FAP">
            <text:p>FAP</text:p>
          </table:table-cell>
          <table:table-cell table:style-name="ce109" table:formula="of:=[.L156]&amp;[.I156]" office:value-type="string" office:string-value="FAP">
            <text:p>FAP</text:p>
          </table:table-cell>
          <table:table-cell table:style-name="ce110" table:formula="of:=[.K156]&amp;[.J156]&amp;[.H156]" office:value-type="string" office:string-value="F2015AP">
            <text:p>F2015AP</text:p>
          </table:table-cell>
          <table:table-cell table:style-name="ce109" table:formula="of:=[.K156]&amp;[.J156]&amp;[.I156]" office:value-type="string" office:string-value="F2015">
            <text:p>F2015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08F474360</text:p>
          </table:table-cell>
          <table:table-cell table:style-name="ce53" office:value-type="date" office:date-value="2009-01-27">
            <text:p>27/01/09</text:p>
          </table:table-cell>
          <table:table-cell table:style-name="ce75" office:value-type="float" office:value="-1.64">
            <text:p>-1,64</text:p>
          </table:table-cell>
          <table:table-cell table:style-name="ce75" office:value-type="float" office:value="-2.6">
            <text:p>-2,60</text:p>
          </table:table-cell>
          <table:table-cell table:style-name="ce72" office:value-type="float" office:value="-72">
            <text:p>-72,0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157])" office:value-type="float" office:value="2009">
            <text:p>2009</text:p>
          </table:table-cell>
          <table:table-cell table:style-name="ce109" table:formula="of:=RIGHT(LEFT([.C157];4))" office:value-type="string" office:string-value="F">
            <text:p>F</text:p>
          </table:table-cell>
          <table:table-cell table:style-name="ce110" table:formula="of:=[.K157]&amp;[.H157]" office:value-type="string" office:string-value="FRP1">
            <text:p>FRP1</text:p>
          </table:table-cell>
          <table:table-cell table:style-name="ce109" table:formula="of:=[.L157]&amp;[.I157]" office:value-type="string" office:string-value="FRP1N">
            <text:p>FRP1N</text:p>
          </table:table-cell>
          <table:table-cell table:style-name="ce110" table:formula="of:=[.K157]&amp;[.J157]&amp;[.H157]" office:value-type="string" office:string-value="F2009RP1">
            <text:p>F2009RP1</text:p>
          </table:table-cell>
          <table:table-cell table:style-name="ce109" table:formula="of:=[.K157]&amp;[.J157]&amp;[.I157]" office:value-type="string" office:string-value="F2009N">
            <text:p>F2009N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7F015475</text:p>
          </table:table-cell>
          <table:table-cell table:style-name="ce53" office:value-type="date" office:date-value="2017-03-20">
            <text:p>20/03/17</text:p>
          </table:table-cell>
          <table:table-cell table:style-name="ce69" office:value-type="float" office:value="9.4">
            <text:p>9,40</text:p>
          </table:table-cell>
          <table:table-cell table:style-name="ce66" office:value-type="float" office:value="12">
            <text:p>12,00</text:p>
          </table:table-cell>
          <table:table-cell table:style-name="ce69" office:value-type="float" office:value="-71.6">
            <text:p>-71,60</text:p>
          </table:table-cell>
          <table:table-cell table:style-name="ce75" office:value-type="string">
            <text:p>RP3</text:p>
          </table:table-cell>
          <table:table-cell table:style-name="ce96" office:value-type="string">
            <text:p>P</text:p>
          </table:table-cell>
          <table:table-cell table:style-name="ce104" table:formula="of:=YEAR([.D158])" office:value-type="float" office:value="2017">
            <text:p>2017</text:p>
          </table:table-cell>
          <table:table-cell table:style-name="ce109" table:formula="of:=RIGHT(LEFT([.C158];4))" office:value-type="string" office:string-value="F">
            <text:p>F</text:p>
          </table:table-cell>
          <table:table-cell table:style-name="ce110" table:formula="of:=[.K158]&amp;[.H158]" office:value-type="string" office:string-value="FRP3">
            <text:p>FRP3</text:p>
          </table:table-cell>
          <table:table-cell table:style-name="ce109" table:formula="of:=[.L158]&amp;[.I158]" office:value-type="string" office:string-value="FRP3P">
            <text:p>FRP3P</text:p>
          </table:table-cell>
          <table:table-cell table:style-name="ce110" table:formula="of:=[.K158]&amp;[.J158]&amp;[.H158]" office:value-type="string" office:string-value="F2017RP3">
            <text:p>F2017RP3</text:p>
          </table:table-cell>
          <table:table-cell table:style-name="ce109" table:formula="of:=[.K158]&amp;[.J158]&amp;[.I158]" office:value-type="string" office:string-value="F2017P">
            <text:p>F2017P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4" office:value-type="date" office:date-value="2019-01-18">
            <text:p>18/01/19</text:p>
          </table:table-cell>
          <table:table-cell table:style-name="ce32" office:value-type="string">
            <text:p>A18N033635</text:p>
          </table:table-cell>
          <table:table-cell table:style-name="ce55" office:value-type="date" office:date-value="2018-05-11">
            <text:p>11/05/18</text:p>
          </table:table-cell>
          <table:table-cell table:style-name="ce76" office:value-type="float" office:value="-0.36">
            <text:p>-0,3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0.4">
            <text:p>0,4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59])" office:value-type="float" office:value="2018">
            <text:p>2018</text:p>
          </table:table-cell>
          <table:table-cell table:style-name="ce109" table:formula="of:=RIGHT(LEFT([.C159];4))" office:value-type="string" office:string-value="N">
            <text:p>N</text:p>
          </table:table-cell>
          <table:table-cell table:style-name="ce110" table:formula="of:=[.K159]&amp;[.H159]" office:value-type="string" office:string-value="NAP">
            <text:p>NAP</text:p>
          </table:table-cell>
          <table:table-cell table:style-name="ce109" table:formula="of:=[.L159]&amp;[.I159]" office:value-type="string" office:string-value="NAP">
            <text:p>NAP</text:p>
          </table:table-cell>
          <table:table-cell table:style-name="ce110" table:formula="of:=[.K159]&amp;[.J159]&amp;[.H159]" office:value-type="string" office:string-value="N2018AP">
            <text:p>N2018AP</text:p>
          </table:table-cell>
          <table:table-cell table:style-name="ce109" table:formula="of:=[.K159]&amp;[.J159]&amp;[.I159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11" office:value-type="string">
            <text:p>BME</text:p>
          </table:table-cell>
          <table:table-cell table:style-name="ce25" office:value-type="date" office:date-value="2019-01-18">
            <text:p>18/01/19</text:p>
          </table:table-cell>
          <table:table-cell table:style-name="ce38" office:value-type="string">
            <text:p>A12F291261</text:p>
          </table:table-cell>
          <table:table-cell table:style-name="ce54" office:value-type="date" office:date-value="2013-04-05">
            <text:p>05/04/13</text:p>
          </table:table-cell>
          <table:table-cell table:style-name="ce70" office:value-type="float" office:value="-96.3">
            <text:p>-96,30</text:p>
          </table:table-cell>
          <table:table-cell table:style-name="ce71" office:value-type="float" office:value="-85.4">
            <text:p>-85,40</text:p>
          </table:table-cell>
          <table:table-cell table:style-name="ce70" office:value-type="float" office:value="-91.6">
            <text:p>-91,60</text:p>
          </table:table-cell>
          <table:table-cell table:style-name="ce87" office:value-type="string">
            <text:p>RP3</text:p>
          </table:table-cell>
          <table:table-cell table:style-name="ce87" office:value-type="string">
            <text:p>N</text:p>
          </table:table-cell>
          <table:table-cell table:style-name="ce104" table:formula="of:=YEAR([.D160])" office:value-type="float" office:value="2013">
            <text:p>2013</text:p>
          </table:table-cell>
          <table:table-cell table:style-name="ce109" table:formula="of:=RIGHT(LEFT([.C160];4))" office:value-type="string" office:string-value="F">
            <text:p>F</text:p>
          </table:table-cell>
          <table:table-cell table:style-name="ce110" table:formula="of:=[.K160]&amp;[.H160]" office:value-type="string" office:string-value="FRP3">
            <text:p>FRP3</text:p>
          </table:table-cell>
          <table:table-cell table:style-name="ce109" table:formula="of:=[.L160]&amp;[.I160]" office:value-type="string" office:string-value="FRP3N">
            <text:p>FRP3N</text:p>
          </table:table-cell>
          <table:table-cell table:style-name="ce110" table:formula="of:=[.K160]&amp;[.J160]&amp;[.H160]" office:value-type="string" office:string-value="F2013RP3">
            <text:p>F2013RP3</text:p>
          </table:table-cell>
          <table:table-cell table:style-name="ce109" table:formula="of:=[.K160]&amp;[.J160]&amp;[.I160]" office:value-type="string" office:string-value="F2013N">
            <text:p>F2013N</text:p>
          </table:table-cell>
          <table:table-cell table:style-name="ce113"/>
        </table:table-row>
        <table:table-row table:style-name="ro4">
          <table:table-cell table:style-name="ce12" office:value-type="string">
            <text:p>MTO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04S259457</text:p>
          </table:table-cell>
          <table:table-cell table:style-name="ce53" office:value-type="date" office:date-value="2013-09-03">
            <text:p>03/09/13</text:p>
          </table:table-cell>
          <table:table-cell table:style-name="ce69" office:value-type="float" office:value="-1.86">
            <text:p>-1,86</text:p>
          </table:table-cell>
          <table:table-cell table:style-name="ce66" office:value-type="float" office:value="-4">
            <text:p>-4,00</text:p>
          </table:table-cell>
          <table:table-cell table:style-name="ce69" office:value-type="float" office:value="-16">
            <text:p>-16,0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161])" office:value-type="float" office:value="2013">
            <text:p>2013</text:p>
          </table:table-cell>
          <table:table-cell table:style-name="ce109" table:formula="of:=RIGHT(LEFT([.C161];4))" office:value-type="string" office:string-value="S">
            <text:p>S</text:p>
          </table:table-cell>
          <table:table-cell table:style-name="ce110" table:formula="of:=[.K161]&amp;[.H161]" office:value-type="string" office:string-value="SRP1">
            <text:p>SRP1</text:p>
          </table:table-cell>
          <table:table-cell table:style-name="ce109" table:formula="of:=[.L161]&amp;[.I161]" office:value-type="string" office:string-value="SRP1N">
            <text:p>SRP1N</text:p>
          </table:table-cell>
          <table:table-cell table:style-name="ce110" table:formula="of:=[.K161]&amp;[.J161]&amp;[.H161]" office:value-type="string" office:string-value="S2013RP1">
            <text:p>S2013RP1</text:p>
          </table:table-cell>
          <table:table-cell table:style-name="ce109" table:formula="of:=[.K161]&amp;[.J161]&amp;[.I161]" office:value-type="string" office:string-value="S2013N">
            <text:p>S2013N</text:p>
          </table:table-cell>
          <table:table-cell table:style-name="ce113"/>
        </table:table-row>
        <table:table-row table:style-name="ro4">
          <table:table-cell table:style-name="ce12" office:value-type="string">
            <text:p>MTO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01S684241</text:p>
          </table:table-cell>
          <table:table-cell table:style-name="ce53" office:value-type="date" office:date-value="2009-05-20">
            <text:p>20/05/09</text:p>
          </table:table-cell>
          <table:table-cell table:style-name="ce69" office:value-type="float" office:value="-9.4">
            <text:p>-9,40</text:p>
          </table:table-cell>
          <table:table-cell table:style-name="ce66" office:value-type="float" office:value="-16.6">
            <text:p>-16,60</text:p>
          </table:table-cell>
          <table:table-cell table:style-name="ce69" office:value-type="float" office:value="-30.4">
            <text:p>-30,40</text:p>
          </table:table-cell>
          <table:table-cell table:style-name="ce75" office:value-type="string">
            <text:p>RP3</text:p>
          </table:table-cell>
          <table:table-cell table:style-name="ce75" office:value-type="string">
            <text:p>N</text:p>
          </table:table-cell>
          <table:table-cell table:style-name="ce104" table:formula="of:=YEAR([.D162])" office:value-type="float" office:value="2009">
            <text:p>2009</text:p>
          </table:table-cell>
          <table:table-cell table:style-name="ce109" table:formula="of:=RIGHT(LEFT([.C162];4))" office:value-type="string" office:string-value="S">
            <text:p>S</text:p>
          </table:table-cell>
          <table:table-cell table:style-name="ce110" table:formula="of:=[.K162]&amp;[.H162]" office:value-type="string" office:string-value="SRP3">
            <text:p>SRP3</text:p>
          </table:table-cell>
          <table:table-cell table:style-name="ce109" table:formula="of:=[.L162]&amp;[.I162]" office:value-type="string" office:string-value="SRP3N">
            <text:p>SRP3N</text:p>
          </table:table-cell>
          <table:table-cell table:style-name="ce110" table:formula="of:=[.K162]&amp;[.J162]&amp;[.H162]" office:value-type="string" office:string-value="S2009RP3">
            <text:p>S2009RP3</text:p>
          </table:table-cell>
          <table:table-cell table:style-name="ce109" table:formula="of:=[.K162]&amp;[.J162]&amp;[.I162]" office:value-type="string" office:string-value="S2009N">
            <text:p>S2009N</text:p>
          </table:table-cell>
          <table:table-cell table:style-name="ce113"/>
        </table:table-row>
        <table:table-row table:style-name="ro4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09F158069</text:p>
          </table:table-cell>
          <table:table-cell table:style-name="ce53" office:value-type="date" office:date-value="2018-11-10">
            <text:p>10/11/18</text:p>
          </table:table-cell>
          <table:table-cell table:style-name="ce76" office:value-type="float" office:value="0.56">
            <text:p>0,5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2">
            <text:p>-2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63])" office:value-type="float" office:value="2018">
            <text:p>2018</text:p>
          </table:table-cell>
          <table:table-cell table:style-name="ce109" table:formula="of:=RIGHT(LEFT([.C163];4))" office:value-type="string" office:string-value="F">
            <text:p>F</text:p>
          </table:table-cell>
          <table:table-cell table:style-name="ce110" table:formula="of:=[.K163]&amp;[.H163]" office:value-type="string" office:string-value="FAP">
            <text:p>FAP</text:p>
          </table:table-cell>
          <table:table-cell table:style-name="ce109" table:formula="of:=[.L163]&amp;[.I163]" office:value-type="string" office:string-value="FAP">
            <text:p>FAP</text:p>
          </table:table-cell>
          <table:table-cell table:style-name="ce110" table:formula="of:=[.K163]&amp;[.J163]&amp;[.H163]" office:value-type="string" office:string-value="F2018AP">
            <text:p>F2018AP</text:p>
          </table:table-cell>
          <table:table-cell table:style-name="ce109" table:formula="of:=[.K163]&amp;[.J163]&amp;[.I163]" office:value-type="string" office:string-value="F2018">
            <text:p>F2018</text:p>
          </table:table-cell>
          <table:table-cell table:style-name="ce113"/>
        </table:table-row>
        <table:table-row table:style-name="ro4">
          <table:table-cell table:style-name="ce12" office:value-type="string">
            <text:p>MTO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18N141679</text:p>
          </table:table-cell>
          <table:table-cell table:style-name="ce55" office:value-type="date" office:date-value="2018-09-22">
            <text:p>22/09/18</text:p>
          </table:table-cell>
          <table:table-cell table:style-name="ce69" office:value-type="float" office:value="0.6">
            <text:p>0,60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1.8">
            <text:p>1,8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64])" office:value-type="float" office:value="2018">
            <text:p>2018</text:p>
          </table:table-cell>
          <table:table-cell table:style-name="ce109" table:formula="of:=RIGHT(LEFT([.C164];4))" office:value-type="string" office:string-value="N">
            <text:p>N</text:p>
          </table:table-cell>
          <table:table-cell table:style-name="ce110" table:formula="of:=[.K164]&amp;[.H164]" office:value-type="string" office:string-value="NAP">
            <text:p>NAP</text:p>
          </table:table-cell>
          <table:table-cell table:style-name="ce109" table:formula="of:=[.L164]&amp;[.I164]" office:value-type="string" office:string-value="NAP">
            <text:p>NAP</text:p>
          </table:table-cell>
          <table:table-cell table:style-name="ce110" table:formula="of:=[.K164]&amp;[.J164]&amp;[.H164]" office:value-type="string" office:string-value="N2018AP">
            <text:p>N2018AP</text:p>
          </table:table-cell>
          <table:table-cell table:style-name="ce109" table:formula="of:=[.K164]&amp;[.J164]&amp;[.I164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12" office:value-type="string">
            <text:p>MTO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18N213266</text:p>
          </table:table-cell>
          <table:table-cell table:style-name="ce53" office:value-type="date" office:date-value="2018-08-17">
            <text:p>17/08/18</text:p>
          </table:table-cell>
          <table:table-cell table:style-name="ce66" office:value-type="float" office:value="0.44">
            <text:p>0,44</text:p>
          </table:table-cell>
          <table:table-cell table:style-name="ce66" office:value-type="float" office:value="0.2">
            <text:p>0,20</text:p>
          </table:table-cell>
          <table:table-cell table:style-name="ce66" office:value-type="float" office:value="0.8">
            <text:p>0,8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165])" office:value-type="float" office:value="2018">
            <text:p>2018</text:p>
          </table:table-cell>
          <table:table-cell table:style-name="ce109" table:formula="of:=RIGHT(LEFT([.C165];4))" office:value-type="string" office:string-value="N">
            <text:p>N</text:p>
          </table:table-cell>
          <table:table-cell table:style-name="ce110" table:formula="of:=[.K165]&amp;[.H165]" office:value-type="string" office:string-value="NAP">
            <text:p>NAP</text:p>
          </table:table-cell>
          <table:table-cell table:style-name="ce109" table:formula="of:=[.L165]&amp;[.I165]" office:value-type="string" office:string-value="NAP">
            <text:p>NAP</text:p>
          </table:table-cell>
          <table:table-cell table:style-name="ce110" table:formula="of:=[.K165]&amp;[.J165]&amp;[.H165]" office:value-type="string" office:string-value="N2018AP">
            <text:p>N2018AP</text:p>
          </table:table-cell>
          <table:table-cell table:style-name="ce109" table:formula="of:=[.K165]&amp;[.J165]&amp;[.I165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5" office:value-type="string">
            <text:p>A09F282457</text:p>
          </table:table-cell>
          <table:table-cell table:style-name="ce53" office:value-type="date" office:date-value="2014-06-27">
            <text:p>27/06/14</text:p>
          </table:table-cell>
          <table:table-cell table:style-name="ce69" office:value-type="float" office:value="-1.34">
            <text:p>-1,3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1.4">
            <text:p>-1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66])" office:value-type="float" office:value="2014">
            <text:p>2014</text:p>
          </table:table-cell>
          <table:table-cell table:style-name="ce109" table:formula="of:=RIGHT(LEFT([.C166];4))" office:value-type="string" office:string-value="F">
            <text:p>F</text:p>
          </table:table-cell>
          <table:table-cell table:style-name="ce110" table:formula="of:=[.K166]&amp;[.H166]" office:value-type="string" office:string-value="FAP">
            <text:p>FAP</text:p>
          </table:table-cell>
          <table:table-cell table:style-name="ce109" table:formula="of:=[.L166]&amp;[.I166]" office:value-type="string" office:string-value="FAP">
            <text:p>FAP</text:p>
          </table:table-cell>
          <table:table-cell table:style-name="ce110" table:formula="of:=[.K166]&amp;[.J166]&amp;[.H166]" office:value-type="string" office:string-value="F2014AP">
            <text:p>F2014AP</text:p>
          </table:table-cell>
          <table:table-cell table:style-name="ce109" table:formula="of:=[.K166]&amp;[.J166]&amp;[.I166]" office:value-type="string" office:string-value="F2014">
            <text:p>F2014</text:p>
          </table:table-cell>
          <table:table-cell table:style-name="ce115"/>
        </table:table-row>
        <table:table-row table:style-name="ro4">
          <table:table-cell table:style-name="ce12" office:value-type="string">
            <text:p>MTO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04S350788</text:p>
          </table:table-cell>
          <table:table-cell table:style-name="ce53" office:value-type="date" office:date-value="2012-11-30">
            <text:p>30/11/12</text:p>
          </table:table-cell>
          <table:table-cell table:style-name="ce69" office:value-type="float" office:value="-1.54">
            <text:p>-1,54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0.6">
            <text:p>-0,6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67])" office:value-type="float" office:value="2012">
            <text:p>2012</text:p>
          </table:table-cell>
          <table:table-cell table:style-name="ce109" table:formula="of:=RIGHT(LEFT([.C167];4))" office:value-type="string" office:string-value="S">
            <text:p>S</text:p>
          </table:table-cell>
          <table:table-cell table:style-name="ce110" table:formula="of:=[.K167]&amp;[.H167]" office:value-type="string" office:string-value="SAP">
            <text:p>SAP</text:p>
          </table:table-cell>
          <table:table-cell table:style-name="ce109" table:formula="of:=[.L167]&amp;[.I167]" office:value-type="string" office:string-value="SAP">
            <text:p>SAP</text:p>
          </table:table-cell>
          <table:table-cell table:style-name="ce110" table:formula="of:=[.K167]&amp;[.J167]&amp;[.H167]" office:value-type="string" office:string-value="S2012AP">
            <text:p>S2012AP</text:p>
          </table:table-cell>
          <table:table-cell table:style-name="ce109" table:formula="of:=[.K167]&amp;[.J167]&amp;[.I167]" office:value-type="string" office:string-value="S2012">
            <text:p>S2012</text:p>
          </table:table-cell>
          <table:table-cell table:style-name="ce113"/>
        </table:table-row>
        <table:table-row table:style-name="ro4">
          <table:table-cell table:style-name="ce12" office:value-type="string">
            <text:p>MTO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10F016007</text:p>
          </table:table-cell>
          <table:table-cell table:style-name="ce53" office:value-type="date" office:date-value="2010-05-06">
            <text:p>06/05/10</text:p>
          </table:table-cell>
          <table:table-cell table:style-name="ce69" office:value-type="float" office:value="0.1">
            <text:p>0,10</text:p>
          </table:table-cell>
          <table:table-cell table:style-name="ce66" office:value-type="float" office:value="-4">
            <text:p>-4,00</text:p>
          </table:table-cell>
          <table:table-cell table:style-name="ce69" office:value-type="float" office:value="-100">
            <text:p>-100,0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68])" office:value-type="float" office:value="2010">
            <text:p>2010</text:p>
          </table:table-cell>
          <table:table-cell table:style-name="ce109" table:formula="of:=RIGHT(LEFT([.C168];4))" office:value-type="string" office:string-value="F">
            <text:p>F</text:p>
          </table:table-cell>
          <table:table-cell table:style-name="ce110" table:formula="of:=[.K168]&amp;[.H168]" office:value-type="string" office:string-value="FRP1">
            <text:p>FRP1</text:p>
          </table:table-cell>
          <table:table-cell table:style-name="ce109" table:formula="of:=[.L168]&amp;[.I168]" office:value-type="string" office:string-value="FRP1N">
            <text:p>FRP1N</text:p>
          </table:table-cell>
          <table:table-cell table:style-name="ce110" table:formula="of:=[.K168]&amp;[.J168]&amp;[.H168]" office:value-type="string" office:string-value="F2010RP1">
            <text:p>F2010RP1</text:p>
          </table:table-cell>
          <table:table-cell table:style-name="ce109" table:formula="of:=[.K168]&amp;[.J168]&amp;[.I168]" office:value-type="string" office:string-value="F2010N">
            <text:p>F2010N</text:p>
          </table:table-cell>
          <table:table-cell table:style-name="ce115"/>
        </table:table-row>
        <table:table-row table:style-name="ro2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5" office:value-type="string">
            <text:p>A13F195901</text:p>
          </table:table-cell>
          <table:table-cell table:style-name="ce53" office:value-type="date" office:date-value="2014-06-11">
            <text:p>11/06/14</text:p>
          </table:table-cell>
          <table:table-cell table:style-name="ce69" office:value-type="float" office:value="-0.66">
            <text:p>-0,6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3">
            <text:p>-33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69])" office:value-type="float" office:value="2014">
            <text:p>2014</text:p>
          </table:table-cell>
          <table:table-cell table:style-name="ce109" table:formula="of:=RIGHT(LEFT([.C169];4))" office:value-type="string" office:string-value="F">
            <text:p>F</text:p>
          </table:table-cell>
          <table:table-cell table:style-name="ce110" table:formula="of:=[.K169]&amp;[.H169]" office:value-type="string" office:string-value="FRP1">
            <text:p>FRP1</text:p>
          </table:table-cell>
          <table:table-cell table:style-name="ce109" table:formula="of:=[.L169]&amp;[.I169]" office:value-type="string" office:string-value="FRP1N">
            <text:p>FRP1N</text:p>
          </table:table-cell>
          <table:table-cell table:style-name="ce110" table:formula="of:=[.K169]&amp;[.J169]&amp;[.H169]" office:value-type="string" office:string-value="F2014RP1">
            <text:p>F2014RP1</text:p>
          </table:table-cell>
          <table:table-cell table:style-name="ce109" table:formula="of:=[.K169]&amp;[.J169]&amp;[.I169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06F385819</text:p>
          </table:table-cell>
          <table:table-cell table:style-name="ce53" office:value-type="date" office:date-value="2014-11-26">
            <text:p>26/11/14</text:p>
          </table:table-cell>
          <table:table-cell table:style-name="ce69" office:value-type="float" office:value="-1.4">
            <text:p>-1,40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23.4">
            <text:p>-23,4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70])" office:value-type="float" office:value="2014">
            <text:p>2014</text:p>
          </table:table-cell>
          <table:table-cell table:style-name="ce109" table:formula="of:=RIGHT(LEFT([.C170];4))" office:value-type="string" office:string-value="F">
            <text:p>F</text:p>
          </table:table-cell>
          <table:table-cell table:style-name="ce110" table:formula="of:=[.K170]&amp;[.H170]" office:value-type="string" office:string-value="FRP1">
            <text:p>FRP1</text:p>
          </table:table-cell>
          <table:table-cell table:style-name="ce109" table:formula="of:=[.L170]&amp;[.I170]" office:value-type="string" office:string-value="FRP1N">
            <text:p>FRP1N</text:p>
          </table:table-cell>
          <table:table-cell table:style-name="ce110" table:formula="of:=[.K170]&amp;[.J170]&amp;[.H170]" office:value-type="string" office:string-value="F2014RP1">
            <text:p>F2014RP1</text:p>
          </table:table-cell>
          <table:table-cell table:style-name="ce109" table:formula="of:=[.K170]&amp;[.J170]&amp;[.I170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14F377064</text:p>
          </table:table-cell>
          <table:table-cell table:style-name="ce53" office:value-type="date" office:date-value="2014-11-03">
            <text:p>03/11/14</text:p>
          </table:table-cell>
          <table:table-cell table:style-name="ce69" office:value-type="float" office:value="-1.38">
            <text:p>-1,38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53.6">
            <text:p>-53,6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71])" office:value-type="float" office:value="2014">
            <text:p>2014</text:p>
          </table:table-cell>
          <table:table-cell table:style-name="ce109" table:formula="of:=RIGHT(LEFT([.C171];4))" office:value-type="string" office:string-value="F">
            <text:p>F</text:p>
          </table:table-cell>
          <table:table-cell table:style-name="ce110" table:formula="of:=[.K171]&amp;[.H171]" office:value-type="string" office:string-value="FRP1">
            <text:p>FRP1</text:p>
          </table:table-cell>
          <table:table-cell table:style-name="ce109" table:formula="of:=[.L171]&amp;[.I171]" office:value-type="string" office:string-value="FRP1N">
            <text:p>FRP1N</text:p>
          </table:table-cell>
          <table:table-cell table:style-name="ce110" table:formula="of:=[.K171]&amp;[.J171]&amp;[.H171]" office:value-type="string" office:string-value="F2014RP1">
            <text:p>F2014RP1</text:p>
          </table:table-cell>
          <table:table-cell table:style-name="ce109" table:formula="of:=[.K171]&amp;[.J171]&amp;[.I171]" office:value-type="string" office:string-value="F2014N">
            <text:p>F2014N</text:p>
          </table:table-cell>
          <table:table-cell table:style-name="ce113"/>
        </table:table-row>
        <table:table-row table:style-name="ro2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18N233491</text:p>
          </table:table-cell>
          <table:table-cell table:style-name="ce53" office:value-type="date" office:date-value="2018-12-15">
            <text:p>15/12/18</text:p>
          </table:table-cell>
          <table:table-cell table:style-name="ce69" office:value-type="float" office:value="1">
            <text:p>1,0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2.4">
            <text:p>2,40</text:p>
          </table:table-cell>
          <table:table-cell table:style-name="ce72" office:value-type="string">
            <text:p>AP</text:p>
          </table:table-cell>
          <table:table-cell table:style-name="ce72"/>
          <table:table-cell table:style-name="ce104" table:formula="of:=YEAR([.D172])" office:value-type="float" office:value="2018">
            <text:p>2018</text:p>
          </table:table-cell>
          <table:table-cell table:style-name="ce109" table:formula="of:=RIGHT(LEFT([.C172];4))" office:value-type="string" office:string-value="N">
            <text:p>N</text:p>
          </table:table-cell>
          <table:table-cell table:style-name="ce110" table:formula="of:=[.K172]&amp;[.H172]" office:value-type="string" office:string-value="NAP">
            <text:p>NAP</text:p>
          </table:table-cell>
          <table:table-cell table:style-name="ce109" table:formula="of:=[.L172]&amp;[.I172]" office:value-type="string" office:string-value="NAP">
            <text:p>NAP</text:p>
          </table:table-cell>
          <table:table-cell table:style-name="ce110" table:formula="of:=[.K172]&amp;[.J172]&amp;[.H172]" office:value-type="string" office:string-value="N2018AP">
            <text:p>N2018AP</text:p>
          </table:table-cell>
          <table:table-cell table:style-name="ce109" table:formula="of:=[.K172]&amp;[.J172]&amp;[.I172]" office:value-type="string" office:string-value="N2018">
            <text:p>N2018</text:p>
          </table:table-cell>
          <table:table-cell table:style-name="ce115"/>
        </table:table-row>
        <table:table-row table:style-name="ro5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07S620927</text:p>
          </table:table-cell>
          <table:table-cell table:style-name="ce53" office:value-type="date" office:date-value="2008-01-24">
            <text:p>24/01/08</text:p>
          </table:table-cell>
          <table:table-cell table:style-name="ce69" office:value-type="float" office:value="-1.5">
            <text:p>-1,50</text:p>
          </table:table-cell>
          <table:table-cell table:style-name="ce66" office:value-type="float" office:value="-10.6">
            <text:p>-10,60</text:p>
          </table:table-cell>
          <table:table-cell table:style-name="ce69" office:value-type="float" office:value="-45.4">
            <text:p>-45,40</text:p>
          </table:table-cell>
          <table:table-cell table:style-name="ce72" office:value-type="string">
            <text:p>RP2</text:p>
          </table:table-cell>
          <table:table-cell table:style-name="ce72" office:value-type="string">
            <text:p>N</text:p>
          </table:table-cell>
          <table:table-cell table:style-name="ce104" table:formula="of:=YEAR([.D173])" office:value-type="float" office:value="2008">
            <text:p>2008</text:p>
          </table:table-cell>
          <table:table-cell table:style-name="ce109" table:formula="of:=RIGHT(LEFT([.C173];4))" office:value-type="string" office:string-value="S">
            <text:p>S</text:p>
          </table:table-cell>
          <table:table-cell table:style-name="ce110" table:formula="of:=[.K173]&amp;[.H173]" office:value-type="string" office:string-value="SRP2">
            <text:p>SRP2</text:p>
          </table:table-cell>
          <table:table-cell table:style-name="ce109" table:formula="of:=[.L173]&amp;[.I173]" office:value-type="string" office:string-value="SRP2N">
            <text:p>SRP2N</text:p>
          </table:table-cell>
          <table:table-cell table:style-name="ce110" table:formula="of:=[.K173]&amp;[.J173]&amp;[.H173]" office:value-type="string" office:string-value="S2008RP2">
            <text:p>S2008RP2</text:p>
          </table:table-cell>
          <table:table-cell table:style-name="ce109" table:formula="of:=[.K173]&amp;[.J173]&amp;[.I173]" office:value-type="string" office:string-value="S2008N">
            <text:p>S2008N</text:p>
          </table:table-cell>
          <table:table-cell table:style-name="ce113"/>
        </table:table-row>
        <table:table-row table:style-name="ro2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5" office:value-type="string">
            <text:p>A18N295697</text:p>
          </table:table-cell>
          <table:table-cell table:style-name="ce53" office:value-type="date" office:date-value="2018-11-21">
            <text:p>21/11/18</text:p>
          </table:table-cell>
          <table:table-cell table:style-name="ce69" office:value-type="float" office:value="0.9">
            <text:p>0,9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1">
            <text:p>1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74])" office:value-type="float" office:value="2018">
            <text:p>2018</text:p>
          </table:table-cell>
          <table:table-cell table:style-name="ce109" table:formula="of:=RIGHT(LEFT([.C174];4))" office:value-type="string" office:string-value="N">
            <text:p>N</text:p>
          </table:table-cell>
          <table:table-cell table:style-name="ce110" table:formula="of:=[.K174]&amp;[.H174]" office:value-type="string" office:string-value="NAP">
            <text:p>NAP</text:p>
          </table:table-cell>
          <table:table-cell table:style-name="ce109" table:formula="of:=[.L174]&amp;[.I174]" office:value-type="string" office:string-value="NAP">
            <text:p>NAP</text:p>
          </table:table-cell>
          <table:table-cell table:style-name="ce110" table:formula="of:=[.K174]&amp;[.J174]&amp;[.H174]" office:value-type="string" office:string-value="N2018AP">
            <text:p>N2018AP</text:p>
          </table:table-cell>
          <table:table-cell table:style-name="ce109" table:formula="of:=[.K174]&amp;[.J174]&amp;[.I174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12" office:value-type="string">
            <text:p>MTS</text:p>
          </table:table-cell>
          <table:table-cell table:style-name="ce22" office:value-type="date" office:date-value="2019-01-19">
            <text:p>19/01/19</text:p>
          </table:table-cell>
          <table:table-cell table:style-name="ce35" office:value-type="string">
            <text:p>A10F006500</text:p>
          </table:table-cell>
          <table:table-cell table:style-name="ce53" office:value-type="date" office:date-value="2010-04-15">
            <text:p>15/04/10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75])" office:value-type="float" office:value="2010">
            <text:p>2010</text:p>
          </table:table-cell>
          <table:table-cell table:style-name="ce109" table:formula="of:=RIGHT(LEFT([.C175];4))" office:value-type="string" office:string-value="F">
            <text:p>F</text:p>
          </table:table-cell>
          <table:table-cell table:style-name="ce110" table:formula="of:=[.K175]&amp;[.H175]" office:value-type="string" office:string-value="FRP1">
            <text:p>FRP1</text:p>
          </table:table-cell>
          <table:table-cell table:style-name="ce109" table:formula="of:=[.L175]&amp;[.I175]" office:value-type="string" office:string-value="FRP1N">
            <text:p>FRP1N</text:p>
          </table:table-cell>
          <table:table-cell table:style-name="ce110" table:formula="of:=[.K175]&amp;[.J175]&amp;[.H175]" office:value-type="string" office:string-value="F2010RP1">
            <text:p>F2010RP1</text:p>
          </table:table-cell>
          <table:table-cell table:style-name="ce109" table:formula="of:=[.K175]&amp;[.J175]&amp;[.I175]" office:value-type="string" office:string-value="F2010N">
            <text:p>F2010N</text:p>
          </table:table-cell>
          <table:table-cell table:style-name="ce113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19">
            <text:p>19/01/19</text:p>
          </table:table-cell>
          <table:table-cell table:style-name="ce35" office:value-type="string">
            <text:p>A06F403966</text:p>
          </table:table-cell>
          <table:table-cell table:style-name="ce53" office:value-type="date" office:date-value="2015-12-03">
            <text:p>03/12/15</text:p>
          </table:table-cell>
          <table:table-cell table:style-name="ce69" office:value-type="float" office:value="9.3">
            <text:p>9,30</text:p>
          </table:table-cell>
          <table:table-cell table:style-name="ce66" office:value-type="float" office:value="11">
            <text:p>11,00</text:p>
          </table:table-cell>
          <table:table-cell table:style-name="ce69" office:value-type="float" office:value="0">
            <text:p>0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P</text:p>
          </table:table-cell>
          <table:table-cell table:style-name="ce104" table:formula="of:=YEAR([.D176])" office:value-type="float" office:value="2015">
            <text:p>2015</text:p>
          </table:table-cell>
          <table:table-cell table:style-name="ce109" table:formula="of:=RIGHT(LEFT([.C176];4))" office:value-type="string" office:string-value="F">
            <text:p>F</text:p>
          </table:table-cell>
          <table:table-cell table:style-name="ce110" table:formula="of:=[.K176]&amp;[.H176]" office:value-type="string" office:string-value="FRP2">
            <text:p>FRP2</text:p>
          </table:table-cell>
          <table:table-cell table:style-name="ce109" table:formula="of:=[.L176]&amp;[.I176]" office:value-type="string" office:string-value="FRP2P">
            <text:p>FRP2P</text:p>
          </table:table-cell>
          <table:table-cell table:style-name="ce110" table:formula="of:=[.K176]&amp;[.J176]&amp;[.H176]" office:value-type="string" office:string-value="F2015RP2">
            <text:p>F2015RP2</text:p>
          </table:table-cell>
          <table:table-cell table:style-name="ce109" table:formula="of:=[.K176]&amp;[.J176]&amp;[.I176]" office:value-type="string" office:string-value="F2015P">
            <text:p>F2015P</text:p>
          </table:table-cell>
          <table:table-cell table:style-name="ce113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19">
            <text:p>19/01/19</text:p>
          </table:table-cell>
          <table:table-cell table:style-name="ce35" office:value-type="string">
            <text:p>A06F381325</text:p>
          </table:table-cell>
          <table:table-cell table:style-name="ce53" office:value-type="date" office:date-value="2006-09-04">
            <text:p>04/09/06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77])" office:value-type="float" office:value="2006">
            <text:p>2006</text:p>
          </table:table-cell>
          <table:table-cell table:style-name="ce109" table:formula="of:=RIGHT(LEFT([.C177];4))" office:value-type="string" office:string-value="F">
            <text:p>F</text:p>
          </table:table-cell>
          <table:table-cell table:style-name="ce110" table:formula="of:=[.K177]&amp;[.H177]" office:value-type="string" office:string-value="FRP1">
            <text:p>FRP1</text:p>
          </table:table-cell>
          <table:table-cell table:style-name="ce109" table:formula="of:=[.L177]&amp;[.I177]" office:value-type="string" office:string-value="FRP1N">
            <text:p>FRP1N</text:p>
          </table:table-cell>
          <table:table-cell table:style-name="ce110" table:formula="of:=[.K177]&amp;[.J177]&amp;[.H177]" office:value-type="string" office:string-value="F2006RP1">
            <text:p>F2006RP1</text:p>
          </table:table-cell>
          <table:table-cell table:style-name="ce109" table:formula="of:=[.K177]&amp;[.J177]&amp;[.I177]" office:value-type="string" office:string-value="F2006N">
            <text:p>F2006N</text:p>
          </table:table-cell>
          <table:table-cell table:style-name="ce115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19">
            <text:p>19/01/19</text:p>
          </table:table-cell>
          <table:table-cell table:style-name="ce35" office:value-type="string">
            <text:p>A02S225818</text:p>
          </table:table-cell>
          <table:table-cell table:style-name="ce53" office:value-type="date" office:date-value="2007-03-29">
            <text:p>29/03/07</text:p>
          </table:table-cell>
          <table:table-cell table:style-name="ce69" office:value-type="float" office:value="3">
            <text:p>3,00</text:p>
          </table:table-cell>
          <table:table-cell table:style-name="ce66" office:value-type="float" office:value="6">
            <text:p>6,00</text:p>
          </table:table-cell>
          <table:table-cell table:style-name="ce69" office:value-type="float" office:value="0.2">
            <text:p>0,2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P</text:p>
          </table:table-cell>
          <table:table-cell table:style-name="ce104" table:formula="of:=YEAR([.D178])" office:value-type="float" office:value="2007">
            <text:p>2007</text:p>
          </table:table-cell>
          <table:table-cell table:style-name="ce109" table:formula="of:=RIGHT(LEFT([.C178];4))" office:value-type="string" office:string-value="S">
            <text:p>S</text:p>
          </table:table-cell>
          <table:table-cell table:style-name="ce110" table:formula="of:=[.K178]&amp;[.H178]" office:value-type="string" office:string-value="SRP1">
            <text:p>SRP1</text:p>
          </table:table-cell>
          <table:table-cell table:style-name="ce109" table:formula="of:=[.L178]&amp;[.I178]" office:value-type="string" office:string-value="SRP1P">
            <text:p>SRP1P</text:p>
          </table:table-cell>
          <table:table-cell table:style-name="ce110" table:formula="of:=[.K178]&amp;[.J178]&amp;[.H178]" office:value-type="string" office:string-value="S2007RP1">
            <text:p>S2007RP1</text:p>
          </table:table-cell>
          <table:table-cell table:style-name="ce109" table:formula="of:=[.K178]&amp;[.J178]&amp;[.I178]" office:value-type="string" office:string-value="S2007P">
            <text:p>S2007P</text:p>
          </table:table-cell>
          <table:table-cell table:style-name="ce115"/>
        </table:table-row>
        <table:table-row table:style-name="ro2">
          <table:table-cell table:style-name="ce9" office:value-type="string">
            <text:p>BME</text:p>
          </table:table-cell>
          <table:table-cell table:style-name="ce22" office:value-type="date" office:date-value="2019-01-19">
            <text:p>19/01/19</text:p>
          </table:table-cell>
          <table:table-cell table:style-name="ce35" office:value-type="string">
            <text:p>A03S022073</text:p>
          </table:table-cell>
          <table:table-cell table:style-name="ce53" office:value-type="date" office:date-value="2011-07-28">
            <text:p>28/07/11</text:p>
          </table:table-cell>
          <table:table-cell table:style-name="ce77" office:value-type="float" office:value="-1.1">
            <text:p>-1,10</text:p>
          </table:table-cell>
          <table:table-cell table:style-name="ce78" office:value-type="float" office:value="0">
            <text:p>0,00</text:p>
          </table:table-cell>
          <table:table-cell table:style-name="ce77" office:value-type="float" office:value="-8">
            <text:p>-8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79])" office:value-type="float" office:value="2011">
            <text:p>2011</text:p>
          </table:table-cell>
          <table:table-cell table:style-name="ce109" table:formula="of:=RIGHT(LEFT([.C179];4))" office:value-type="string" office:string-value="S">
            <text:p>S</text:p>
          </table:table-cell>
          <table:table-cell table:style-name="ce110" table:formula="of:=[.K179]&amp;[.H179]" office:value-type="string" office:string-value="SAP">
            <text:p>SAP</text:p>
          </table:table-cell>
          <table:table-cell table:style-name="ce109" table:formula="of:=[.L179]&amp;[.I179]" office:value-type="string" office:string-value="SAP">
            <text:p>SAP</text:p>
          </table:table-cell>
          <table:table-cell table:style-name="ce110" table:formula="of:=[.K179]&amp;[.J179]&amp;[.H179]" office:value-type="string" office:string-value="S2011AP">
            <text:p>S2011AP</text:p>
          </table:table-cell>
          <table:table-cell table:style-name="ce109" table:formula="of:=[.K179]&amp;[.J179]&amp;[.I179]" office:value-type="string" office:string-value="S2011">
            <text:p>S2011</text:p>
          </table:table-cell>
          <table:table-cell table:style-name="ce113"/>
        </table:table-row>
        <table:table-row table:style-name="ro4">
          <table:table-cell table:style-name="ce7" office:value-type="string">
            <text:p>BME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12F148927</text:p>
          </table:table-cell>
          <table:table-cell table:style-name="ce53" office:value-type="date" office:date-value="2012-08-10">
            <text:p>10/08/12</text:p>
          </table:table-cell>
          <table:table-cell table:style-name="ce75" office:value-type="float" office:value="4.96">
            <text:p>4,96</text:p>
          </table:table-cell>
          <table:table-cell table:style-name="ce75" office:value-type="float" office:value="8">
            <text:p>8,00</text:p>
          </table:table-cell>
          <table:table-cell table:style-name="ce75" office:value-type="float" office:value="3.4">
            <text:p>3,4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P</text:p>
          </table:table-cell>
          <table:table-cell table:style-name="ce104" table:formula="of:=YEAR([.D180])" office:value-type="float" office:value="2012">
            <text:p>2012</text:p>
          </table:table-cell>
          <table:table-cell table:style-name="ce109" table:formula="of:=RIGHT(LEFT([.C180];4))" office:value-type="string" office:string-value="F">
            <text:p>F</text:p>
          </table:table-cell>
          <table:table-cell table:style-name="ce110" table:formula="of:=[.K180]&amp;[.H180]" office:value-type="string" office:string-value="FRP1">
            <text:p>FRP1</text:p>
          </table:table-cell>
          <table:table-cell table:style-name="ce109" table:formula="of:=[.L180]&amp;[.I180]" office:value-type="string" office:string-value="FRP1P">
            <text:p>FRP1P</text:p>
          </table:table-cell>
          <table:table-cell table:style-name="ce110" table:formula="of:=[.K180]&amp;[.J180]&amp;[.H180]" office:value-type="string" office:string-value="F2012RP1">
            <text:p>F2012RP1</text:p>
          </table:table-cell>
          <table:table-cell table:style-name="ce109" table:formula="of:=[.K180]&amp;[.J180]&amp;[.I180]" office:value-type="string" office:string-value="F2012P">
            <text:p>F2012P</text:p>
          </table:table-cell>
          <table:table-cell table:style-name="ce113"/>
        </table:table-row>
        <table:table-row table:style-name="ro2">
          <table:table-cell table:style-name="ce7" office:value-type="string">
            <text:p>BME</text:p>
          </table:table-cell>
          <table:table-cell table:style-name="ce22" office:value-type="date" office:date-value="2019-01-19">
            <text:p>19/01/19</text:p>
          </table:table-cell>
          <table:table-cell table:style-name="ce32" office:value-type="string">
            <text:p>A10F133877</text:p>
          </table:table-cell>
          <table:table-cell table:style-name="ce53" office:value-type="date" office:date-value="2010-10-01">
            <text:p>01/10/10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8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4" table:formula="of:=YEAR([.D181])" office:value-type="float" office:value="2010">
            <text:p>2010</text:p>
          </table:table-cell>
          <table:table-cell table:style-name="ce109" table:formula="of:=RIGHT(LEFT([.C181];4))" office:value-type="string" office:string-value="F">
            <text:p>F</text:p>
          </table:table-cell>
          <table:table-cell table:style-name="ce110" table:formula="of:=[.K181]&amp;[.H181]" office:value-type="string" office:string-value="FRP1">
            <text:p>FRP1</text:p>
          </table:table-cell>
          <table:table-cell table:style-name="ce109" table:formula="of:=[.L181]&amp;[.I181]" office:value-type="string" office:string-value="FRP1N">
            <text:p>FRP1N</text:p>
          </table:table-cell>
          <table:table-cell table:style-name="ce110" table:formula="of:=[.K181]&amp;[.J181]&amp;[.H181]" office:value-type="string" office:string-value="F2010RP1">
            <text:p>F2010RP1</text:p>
          </table:table-cell>
          <table:table-cell table:style-name="ce109" table:formula="of:=[.K181]&amp;[.J181]&amp;[.I181]" office:value-type="string" office:string-value="F2010N">
            <text:p>F2010N</text:p>
          </table:table-cell>
          <table:table-cell table:style-name="ce113"/>
        </table:table-row>
        <table:table-row table:style-name="ro4">
          <table:table-cell table:style-name="ce8" office:value-type="string">
            <text:p>BME</text:p>
          </table:table-cell>
          <table:table-cell table:style-name="ce23" office:value-type="date" office:date-value="2019-01-19">
            <text:p>19/01/19</text:p>
          </table:table-cell>
          <table:table-cell table:style-name="ce38" office:value-type="string">
            <text:p>A99S524087</text:p>
          </table:table-cell>
          <table:table-cell table:style-name="ce54" office:value-type="date" office:date-value="2009-01-08">
            <text:p>08/01/09</text:p>
          </table:table-cell>
          <table:table-cell table:style-name="ce70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99" office:value-type="string">
            <text:p>N</text:p>
          </table:table-cell>
          <table:table-cell table:style-name="ce104" table:formula="of:=YEAR([.D182])" office:value-type="float" office:value="2009">
            <text:p>2009</text:p>
          </table:table-cell>
          <table:table-cell table:style-name="ce109" table:formula="of:=RIGHT(LEFT([.C182];4))" office:value-type="string" office:string-value="S">
            <text:p>S</text:p>
          </table:table-cell>
          <table:table-cell table:style-name="ce110" table:formula="of:=[.K182]&amp;[.H182]" office:value-type="string" office:string-value="SRP1">
            <text:p>SRP1</text:p>
          </table:table-cell>
          <table:table-cell table:style-name="ce109" table:formula="of:=[.L182]&amp;[.I182]" office:value-type="string" office:string-value="SRP1N">
            <text:p>SRP1N</text:p>
          </table:table-cell>
          <table:table-cell table:style-name="ce110" table:formula="of:=[.K182]&amp;[.J182]&amp;[.H182]" office:value-type="string" office:string-value="S2009RP1">
            <text:p>S2009RP1</text:p>
          </table:table-cell>
          <table:table-cell table:style-name="ce109" table:formula="of:=[.K182]&amp;[.J182]&amp;[.I182]" office:value-type="string" office:string-value="S2009N">
            <text:p>S2009N</text:p>
          </table:table-cell>
          <table:table-cell table:style-name="ce117"/>
        </table:table-row>
        <table:table-row table:style-name="ro4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14F077615</text:p>
          </table:table-cell>
          <table:table-cell table:style-name="ce52" office:value-type="date" office:date-value="2014-05-13">
            <text:p>13/05/14</text:p>
          </table:table-cell>
          <table:table-cell table:style-name="ce69" office:value-type="float" office:value="-1.32">
            <text:p>-1,32</text:p>
          </table:table-cell>
          <table:table-cell table:style-name="ce66" office:value-type="float" office:value="-2.4">
            <text:p>-2,40</text:p>
          </table:table-cell>
          <table:table-cell table:style-name="ce69" office:value-type="float" office:value="-22.6">
            <text:p>-22,6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183])" office:value-type="float" office:value="2014">
            <text:p>2014</text:p>
          </table:table-cell>
          <table:table-cell table:style-name="ce109" table:formula="of:=RIGHT(LEFT([.C183];4))" office:value-type="string" office:string-value="F">
            <text:p>F</text:p>
          </table:table-cell>
          <table:table-cell table:style-name="ce110" table:formula="of:=[.K183]&amp;[.H183]" office:value-type="string" office:string-value="FRP1">
            <text:p>FRP1</text:p>
          </table:table-cell>
          <table:table-cell table:style-name="ce109" table:formula="of:=[.L183]&amp;[.I183]" office:value-type="string" office:string-value="FRP1N">
            <text:p>FRP1N</text:p>
          </table:table-cell>
          <table:table-cell table:style-name="ce110" table:formula="of:=[.K183]&amp;[.J183]&amp;[.H183]" office:value-type="string" office:string-value="F2014RP1">
            <text:p>F2014RP1</text:p>
          </table:table-cell>
          <table:table-cell table:style-name="ce109" table:formula="of:=[.K183]&amp;[.J183]&amp;[.I183]" office:value-type="string" office:string-value="F2014N">
            <text:p>F2014N</text:p>
          </table:table-cell>
          <table:table-cell table:style-name="ce117"/>
        </table:table-row>
        <table:table-row table:style-name="ro4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99L357701</text:p>
          </table:table-cell>
          <table:table-cell table:style-name="ce53" office:value-type="date" office:date-value="2008-11-14">
            <text:p>14/11/08</text:p>
          </table:table-cell>
          <table:table-cell table:style-name="ce69" office:value-type="float" office:value="-1.64">
            <text:p>-1,64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5.6">
            <text:p>-5,6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184])" office:value-type="float" office:value="2008">
            <text:p>2008</text:p>
          </table:table-cell>
          <table:table-cell table:style-name="ce109" table:formula="of:=RIGHT(LEFT([.C184];4))" office:value-type="string" office:string-value="L">
            <text:p>L</text:p>
          </table:table-cell>
          <table:table-cell table:style-name="ce110" table:formula="of:=[.K184]&amp;[.H184]" office:value-type="string" office:string-value="LAP">
            <text:p>LAP</text:p>
          </table:table-cell>
          <table:table-cell table:style-name="ce109" table:formula="of:=[.L184]&amp;[.I184]" office:value-type="string" office:string-value="LAP">
            <text:p>LAP</text:p>
          </table:table-cell>
          <table:table-cell table:style-name="ce110" table:formula="of:=[.K184]&amp;[.J184]&amp;[.H184]" office:value-type="string" office:string-value="L2008AP">
            <text:p>L2008AP</text:p>
          </table:table-cell>
          <table:table-cell table:style-name="ce109" table:formula="of:=[.K184]&amp;[.J184]&amp;[.I184]" office:value-type="string" office:string-value="L2008">
            <text:p>L2008</text:p>
          </table:table-cell>
          <table:table-cell table:style-name="ce115"/>
        </table:table-row>
        <table:table-row table:style-name="ro4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15F124692</text:p>
          </table:table-cell>
          <table:table-cell table:style-name="ce53" office:value-type="date" office:date-value="2015-07-10">
            <text:p>10/07/15</text:p>
          </table:table-cell>
          <table:table-cell table:style-name="ce77" office:value-type="float" office:value="-1.46">
            <text:p>-1,46</text:p>
          </table:table-cell>
          <table:table-cell table:style-name="ce78" office:value-type="float" office:value="0">
            <text:p>0,00</text:p>
          </table:table-cell>
          <table:table-cell table:style-name="ce77" office:value-type="float" office:value="-18.6">
            <text:p>-18,6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185])" office:value-type="float" office:value="2015">
            <text:p>2015</text:p>
          </table:table-cell>
          <table:table-cell table:style-name="ce109" table:formula="of:=RIGHT(LEFT([.C185];4))" office:value-type="string" office:string-value="F">
            <text:p>F</text:p>
          </table:table-cell>
          <table:table-cell table:style-name="ce110" table:formula="of:=[.K185]&amp;[.H185]" office:value-type="string" office:string-value="FRP1">
            <text:p>FRP1</text:p>
          </table:table-cell>
          <table:table-cell table:style-name="ce109" table:formula="of:=[.L185]&amp;[.I185]" office:value-type="string" office:string-value="FRP1N">
            <text:p>FRP1N</text:p>
          </table:table-cell>
          <table:table-cell table:style-name="ce110" table:formula="of:=[.K185]&amp;[.J185]&amp;[.H185]" office:value-type="string" office:string-value="F2015RP1">
            <text:p>F2015RP1</text:p>
          </table:table-cell>
          <table:table-cell table:style-name="ce109" table:formula="of:=[.K185]&amp;[.J185]&amp;[.I185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06F404148</text:p>
          </table:table-cell>
          <table:table-cell table:style-name="ce53" office:value-type="date" office:date-value="2014-11-28">
            <text:p>28/11/14</text:p>
          </table:table-cell>
          <table:table-cell table:style-name="ce75" office:value-type="float" office:value="-2.14">
            <text:p>-2,14</text:p>
          </table:table-cell>
          <table:table-cell table:style-name="ce75" office:value-type="float" office:value="-1.4">
            <text:p>-1,40</text:p>
          </table:table-cell>
          <table:table-cell table:style-name="ce75" office:value-type="float" office:value="-44">
            <text:p>-44,0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186])" office:value-type="float" office:value="2014">
            <text:p>2014</text:p>
          </table:table-cell>
          <table:table-cell table:style-name="ce109" table:formula="of:=RIGHT(LEFT([.C186];4))" office:value-type="string" office:string-value="F">
            <text:p>F</text:p>
          </table:table-cell>
          <table:table-cell table:style-name="ce110" table:formula="of:=[.K186]&amp;[.H186]" office:value-type="string" office:string-value="FRP1">
            <text:p>FRP1</text:p>
          </table:table-cell>
          <table:table-cell table:style-name="ce109" table:formula="of:=[.L186]&amp;[.I186]" office:value-type="string" office:string-value="FRP1N">
            <text:p>FRP1N</text:p>
          </table:table-cell>
          <table:table-cell table:style-name="ce110" table:formula="of:=[.K186]&amp;[.J186]&amp;[.H186]" office:value-type="string" office:string-value="F2014RP1">
            <text:p>F2014RP1</text:p>
          </table:table-cell>
          <table:table-cell table:style-name="ce109" table:formula="of:=[.K186]&amp;[.J186]&amp;[.I186]" office:value-type="string" office:string-value="F2014N">
            <text:p>F2014N</text:p>
          </table:table-cell>
          <table:table-cell table:style-name="ce117"/>
        </table:table-row>
        <table:table-row table:style-name="ro2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5" office:value-type="string">
            <text:p>A18N092929</text:p>
          </table:table-cell>
          <table:table-cell table:style-name="ce53" office:value-type="date" office:date-value="2018-07-18">
            <text:p>18/07/18</text:p>
          </table:table-cell>
          <table:table-cell table:style-name="ce69" office:value-type="float" office:value="0.84">
            <text:p>0,84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0">
            <text:p>0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87])" office:value-type="float" office:value="2018">
            <text:p>2018</text:p>
          </table:table-cell>
          <table:table-cell table:style-name="ce109" table:formula="of:=RIGHT(LEFT([.C187];4))" office:value-type="string" office:string-value="N">
            <text:p>N</text:p>
          </table:table-cell>
          <table:table-cell table:style-name="ce110" table:formula="of:=[.K187]&amp;[.H187]" office:value-type="string" office:string-value="NAP">
            <text:p>NAP</text:p>
          </table:table-cell>
          <table:table-cell table:style-name="ce109" table:formula="of:=[.L187]&amp;[.I187]" office:value-type="string" office:string-value="NAP">
            <text:p>NAP</text:p>
          </table:table-cell>
          <table:table-cell table:style-name="ce110" table:formula="of:=[.K187]&amp;[.J187]&amp;[.H187]" office:value-type="string" office:string-value="N2018AP">
            <text:p>N2018AP</text:p>
          </table:table-cell>
          <table:table-cell table:style-name="ce109" table:formula="of:=[.K187]&amp;[.J187]&amp;[.I187]" office:value-type="string" office:string-value="N2018">
            <text:p>N2018</text:p>
          </table:table-cell>
          <table:table-cell table:style-name="ce117"/>
        </table:table-row>
        <table:table-row table:style-name="ro2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5" office:value-type="string">
            <text:p>A10F551011</text:p>
          </table:table-cell>
          <table:table-cell table:style-name="ce53" office:value-type="date" office:date-value="2011-02-08">
            <text:p>08/02/11</text:p>
          </table:table-cell>
          <table:table-cell table:style-name="ce77" office:value-type="float" office:value="-1.54">
            <text:p>-1,54</text:p>
          </table:table-cell>
          <table:table-cell table:style-name="ce78" office:value-type="float" office:value="-0.6">
            <text:p>-0,60</text:p>
          </table:table-cell>
          <table:table-cell table:style-name="ce77" office:value-type="float" office:value="-8">
            <text:p>-8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188])" office:value-type="float" office:value="2011">
            <text:p>2011</text:p>
          </table:table-cell>
          <table:table-cell table:style-name="ce109" table:formula="of:=RIGHT(LEFT([.C188];4))" office:value-type="string" office:string-value="F">
            <text:p>F</text:p>
          </table:table-cell>
          <table:table-cell table:style-name="ce110" table:formula="of:=[.K188]&amp;[.H188]" office:value-type="string" office:string-value="FAP">
            <text:p>FAP</text:p>
          </table:table-cell>
          <table:table-cell table:style-name="ce109" table:formula="of:=[.L188]&amp;[.I188]" office:value-type="string" office:string-value="FAP">
            <text:p>FAP</text:p>
          </table:table-cell>
          <table:table-cell table:style-name="ce110" table:formula="of:=[.K188]&amp;[.J188]&amp;[.H188]" office:value-type="string" office:string-value="F2011AP">
            <text:p>F2011AP</text:p>
          </table:table-cell>
          <table:table-cell table:style-name="ce109" table:formula="of:=[.K188]&amp;[.J188]&amp;[.I188]" office:value-type="string" office:string-value="F2011">
            <text:p>F2011</text:p>
          </table:table-cell>
          <table:table-cell table:style-name="ce117"/>
        </table:table-row>
        <table:table-row table:style-name="ro2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15F321838</text:p>
          </table:table-cell>
          <table:table-cell table:style-name="ce53" office:value-type="date" office:date-value="2017-12-27">
            <text:p>27/12/17</text:p>
          </table:table-cell>
          <table:table-cell table:style-name="ce69" office:value-type="float" office:value="-1">
            <text:p>-1,00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5.4">
            <text:p>-5,40</text:p>
          </table:table-cell>
          <table:table-cell table:style-name="ce88" office:value-type="string">
            <text:p>AP</text:p>
          </table:table-cell>
          <table:table-cell table:style-name="ce88"/>
          <table:table-cell table:style-name="ce104" table:formula="of:=YEAR([.D189])" office:value-type="float" office:value="2017">
            <text:p>2017</text:p>
          </table:table-cell>
          <table:table-cell table:style-name="ce109" table:formula="of:=RIGHT(LEFT([.C189];4))" office:value-type="string" office:string-value="F">
            <text:p>F</text:p>
          </table:table-cell>
          <table:table-cell table:style-name="ce110" table:formula="of:=[.K189]&amp;[.H189]" office:value-type="string" office:string-value="FAP">
            <text:p>FAP</text:p>
          </table:table-cell>
          <table:table-cell table:style-name="ce109" table:formula="of:=[.L189]&amp;[.I189]" office:value-type="string" office:string-value="FAP">
            <text:p>FAP</text:p>
          </table:table-cell>
          <table:table-cell table:style-name="ce110" table:formula="of:=[.K189]&amp;[.J189]&amp;[.H189]" office:value-type="string" office:string-value="F2017AP">
            <text:p>F2017AP</text:p>
          </table:table-cell>
          <table:table-cell table:style-name="ce109" table:formula="of:=[.K189]&amp;[.J189]&amp;[.I189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06F530735</text:p>
          </table:table-cell>
          <table:table-cell table:style-name="ce53" office:value-type="date" office:date-value="2016-09-03">
            <text:p>03/09/16</text:p>
          </table:table-cell>
          <table:table-cell table:style-name="ce75" office:value-type="float" office:value="-0.24">
            <text:p>-0,24</text:p>
          </table:table-cell>
          <table:table-cell table:style-name="ce75" office:value-type="float" office:value="0">
            <text:p>0,00</text:p>
          </table:table-cell>
          <table:table-cell table:style-name="ce75" office:value-type="float" office:value="-1.6">
            <text:p>-1,60</text:p>
          </table:table-cell>
          <table:table-cell table:style-name="ce88" office:value-type="string">
            <text:p>AP</text:p>
          </table:table-cell>
          <table:table-cell table:style-name="ce88"/>
          <table:table-cell table:style-name="ce104" table:formula="of:=YEAR([.D190])" office:value-type="float" office:value="2016">
            <text:p>2016</text:p>
          </table:table-cell>
          <table:table-cell table:style-name="ce109" table:formula="of:=RIGHT(LEFT([.C190];4))" office:value-type="string" office:string-value="F">
            <text:p>F</text:p>
          </table:table-cell>
          <table:table-cell table:style-name="ce110" table:formula="of:=[.K190]&amp;[.H190]" office:value-type="string" office:string-value="FAP">
            <text:p>FAP</text:p>
          </table:table-cell>
          <table:table-cell table:style-name="ce109" table:formula="of:=[.L190]&amp;[.I190]" office:value-type="string" office:string-value="FAP">
            <text:p>FAP</text:p>
          </table:table-cell>
          <table:table-cell table:style-name="ce110" table:formula="of:=[.K190]&amp;[.J190]&amp;[.H190]" office:value-type="string" office:string-value="F2016AP">
            <text:p>F2016AP</text:p>
          </table:table-cell>
          <table:table-cell table:style-name="ce109" table:formula="of:=[.K190]&amp;[.J190]&amp;[.I190]" office:value-type="string" office:string-value="F2016">
            <text:p>F2016</text:p>
          </table:table-cell>
          <table:table-cell table:style-name="ce113"/>
        </table:table-row>
        <table:table-row table:style-name="ro4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11F325946</text:p>
          </table:table-cell>
          <table:table-cell table:style-name="ce53" office:value-type="date" office:date-value="2012-03-07">
            <text:p>07/03/12</text:p>
          </table:table-cell>
          <table:table-cell table:style-name="ce69" office:value-type="float" office:value="0.74">
            <text:p>0,74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7">
            <text:p>-7,0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191])" office:value-type="float" office:value="2012">
            <text:p>2012</text:p>
          </table:table-cell>
          <table:table-cell table:style-name="ce109" table:formula="of:=RIGHT(LEFT([.C191];4))" office:value-type="string" office:string-value="F">
            <text:p>F</text:p>
          </table:table-cell>
          <table:table-cell table:style-name="ce110" table:formula="of:=[.K191]&amp;[.H191]" office:value-type="string" office:string-value="FAP">
            <text:p>FAP</text:p>
          </table:table-cell>
          <table:table-cell table:style-name="ce109" table:formula="of:=[.L191]&amp;[.I191]" office:value-type="string" office:string-value="FAP">
            <text:p>FAP</text:p>
          </table:table-cell>
          <table:table-cell table:style-name="ce110" table:formula="of:=[.K191]&amp;[.J191]&amp;[.H191]" office:value-type="string" office:string-value="F2012AP">
            <text:p>F2012AP</text:p>
          </table:table-cell>
          <table:table-cell table:style-name="ce109" table:formula="of:=[.K191]&amp;[.J191]&amp;[.I191]" office:value-type="string" office:string-value="F2012">
            <text:p>F2012</text:p>
          </table:table-cell>
          <table:table-cell table:style-name="ce115"/>
        </table:table-row>
        <table:table-row table:style-name="ro4">
          <table:table-cell table:style-name="ce7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04S426264</text:p>
          </table:table-cell>
          <table:table-cell table:style-name="ce53" office:value-type="date" office:date-value="2013-08-22">
            <text:p>22/08/13</text:p>
          </table:table-cell>
          <table:table-cell table:style-name="ce67" office:value-type="float" office:value="-1.26">
            <text:p>-1,26</text:p>
          </table:table-cell>
          <table:table-cell table:style-name="ce66" office:value-type="float" office:value="-5.4">
            <text:p>-5,40</text:p>
          </table:table-cell>
          <table:table-cell table:style-name="ce69" office:value-type="float" office:value="-19">
            <text:p>-19,00</text:p>
          </table:table-cell>
          <table:table-cell table:style-name="ce75" office:value-type="string">
            <text:p>RP2</text:p>
          </table:table-cell>
          <table:table-cell table:style-name="ce72" office:value-type="string">
            <text:p>N</text:p>
          </table:table-cell>
          <table:table-cell table:style-name="ce104" table:formula="of:=YEAR([.D192])" office:value-type="float" office:value="2013">
            <text:p>2013</text:p>
          </table:table-cell>
          <table:table-cell table:style-name="ce109" table:formula="of:=RIGHT(LEFT([.C192];4))" office:value-type="string" office:string-value="S">
            <text:p>S</text:p>
          </table:table-cell>
          <table:table-cell table:style-name="ce110" table:formula="of:=[.K192]&amp;[.H192]" office:value-type="string" office:string-value="SRP2">
            <text:p>SRP2</text:p>
          </table:table-cell>
          <table:table-cell table:style-name="ce109" table:formula="of:=[.L192]&amp;[.I192]" office:value-type="string" office:string-value="SRP2N">
            <text:p>SRP2N</text:p>
          </table:table-cell>
          <table:table-cell table:style-name="ce110" table:formula="of:=[.K192]&amp;[.J192]&amp;[.H192]" office:value-type="string" office:string-value="S2013RP2">
            <text:p>S2013RP2</text:p>
          </table:table-cell>
          <table:table-cell table:style-name="ce109" table:formula="of:=[.K192]&amp;[.J192]&amp;[.I192]" office:value-type="string" office:string-value="S2013N">
            <text:p>S2013N</text:p>
          </table:table-cell>
          <table:table-cell table:style-name="ce115"/>
        </table:table-row>
        <table:table-row table:style-name="ro4">
          <table:table-cell table:style-name="ce9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12F353586</text:p>
          </table:table-cell>
          <table:table-cell table:style-name="ce53" office:value-type="date" office:date-value="2013-04-17">
            <text:p>17/04/13</text:p>
          </table:table-cell>
          <table:table-cell table:style-name="ce77" office:value-type="float" office:value="-0.92">
            <text:p>-0,92</text:p>
          </table:table-cell>
          <table:table-cell table:style-name="ce78" office:value-type="float" office:value="-2">
            <text:p>-2,00</text:p>
          </table:table-cell>
          <table:table-cell table:style-name="ce77" office:value-type="float" office:value="-10">
            <text:p>-10,0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193])" office:value-type="float" office:value="2013">
            <text:p>2013</text:p>
          </table:table-cell>
          <table:table-cell table:style-name="ce109" table:formula="of:=RIGHT(LEFT([.C193];4))" office:value-type="string" office:string-value="F">
            <text:p>F</text:p>
          </table:table-cell>
          <table:table-cell table:style-name="ce110" table:formula="of:=[.K193]&amp;[.H193]" office:value-type="string" office:string-value="FAP">
            <text:p>FAP</text:p>
          </table:table-cell>
          <table:table-cell table:style-name="ce109" table:formula="of:=[.L193]&amp;[.I193]" office:value-type="string" office:string-value="FAP">
            <text:p>FAP</text:p>
          </table:table-cell>
          <table:table-cell table:style-name="ce110" table:formula="of:=[.K193]&amp;[.J193]&amp;[.H193]" office:value-type="string" office:string-value="F2013AP">
            <text:p>F2013AP</text:p>
          </table:table-cell>
          <table:table-cell table:style-name="ce109" table:formula="of:=[.K193]&amp;[.J193]&amp;[.I193]" office:value-type="string" office:string-value="F2013">
            <text:p>F2013</text:p>
          </table:table-cell>
          <table:table-cell table:style-name="ce113"/>
        </table:table-row>
        <table:table-row table:style-name="ro4">
          <table:table-cell table:style-name="ce13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15F024089</text:p>
          </table:table-cell>
          <table:table-cell table:style-name="ce53" office:value-type="date" office:date-value="2015-08-06">
            <text:p>06/08/15</text:p>
          </table:table-cell>
          <table:table-cell table:style-name="ce69" office:value-type="float" office:value="-1.76">
            <text:p>-1,76</text:p>
          </table:table-cell>
          <table:table-cell table:style-name="ce66" office:value-type="float" office:value="-0.8">
            <text:p>-0,80</text:p>
          </table:table-cell>
          <table:table-cell table:style-name="ce69" office:value-type="float" office:value="-3.6">
            <text:p>-3,6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194])" office:value-type="float" office:value="2015">
            <text:p>2015</text:p>
          </table:table-cell>
          <table:table-cell table:style-name="ce109" table:formula="of:=RIGHT(LEFT([.C194];4))" office:value-type="string" office:string-value="F">
            <text:p>F</text:p>
          </table:table-cell>
          <table:table-cell table:style-name="ce110" table:formula="of:=[.K194]&amp;[.H194]" office:value-type="string" office:string-value="FAP">
            <text:p>FAP</text:p>
          </table:table-cell>
          <table:table-cell table:style-name="ce109" table:formula="of:=[.L194]&amp;[.I194]" office:value-type="string" office:string-value="FAP">
            <text:p>FAP</text:p>
          </table:table-cell>
          <table:table-cell table:style-name="ce110" table:formula="of:=[.K194]&amp;[.J194]&amp;[.H194]" office:value-type="string" office:string-value="F2015AP">
            <text:p>F2015AP</text:p>
          </table:table-cell>
          <table:table-cell table:style-name="ce109" table:formula="of:=[.K194]&amp;[.J194]&amp;[.I194]" office:value-type="string" office:string-value="F2015">
            <text:p>F2015</text:p>
          </table:table-cell>
          <table:table-cell table:style-name="ce115"/>
        </table:table-row>
        <table:table-row table:style-name="ro4">
          <table:table-cell table:style-name="ce13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5" office:value-type="string">
            <text:p>A08F491915</text:p>
          </table:table-cell>
          <table:table-cell table:style-name="ce53" office:value-type="date" office:date-value="2009-03-12">
            <text:p>12/03/09</text:p>
          </table:table-cell>
          <table:table-cell table:style-name="ce75" office:value-type="float" office:value="-0.9">
            <text:p>-0,90</text:p>
          </table:table-cell>
          <table:table-cell table:style-name="ce75" office:value-type="float" office:value="-3">
            <text:p>-3,00</text:p>
          </table:table-cell>
          <table:table-cell table:style-name="ce75" office:value-type="float" office:value="-99">
            <text:p>-99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195])" office:value-type="float" office:value="2009">
            <text:p>2009</text:p>
          </table:table-cell>
          <table:table-cell table:style-name="ce109" table:formula="of:=RIGHT(LEFT([.C195];4))" office:value-type="string" office:string-value="F">
            <text:p>F</text:p>
          </table:table-cell>
          <table:table-cell table:style-name="ce110" table:formula="of:=[.K195]&amp;[.H195]" office:value-type="string" office:string-value="FRP1">
            <text:p>FRP1</text:p>
          </table:table-cell>
          <table:table-cell table:style-name="ce109" table:formula="of:=[.L195]&amp;[.I195]" office:value-type="string" office:string-value="FRP1N">
            <text:p>FRP1N</text:p>
          </table:table-cell>
          <table:table-cell table:style-name="ce110" table:formula="of:=[.K195]&amp;[.J195]&amp;[.H195]" office:value-type="string" office:string-value="F2009RP1">
            <text:p>F2009RP1</text:p>
          </table:table-cell>
          <table:table-cell table:style-name="ce109" table:formula="of:=[.K195]&amp;[.J195]&amp;[.I195]" office:value-type="string" office:string-value="F2009N">
            <text:p>F2009N</text:p>
          </table:table-cell>
          <table:table-cell table:style-name="ce113"/>
        </table:table-row>
        <table:table-row table:style-name="ro4">
          <table:table-cell table:style-name="ce13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15F265623</text:p>
          </table:table-cell>
          <table:table-cell table:style-name="ce53" office:value-type="date" office:date-value="2016-02-19">
            <text:p>19/02/16</text:p>
          </table:table-cell>
          <table:table-cell table:style-name="ce69" office:value-type="float" office:value="-0.6">
            <text:p>-0,60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25.6">
            <text:p>-25,6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196])" office:value-type="float" office:value="2016">
            <text:p>2016</text:p>
          </table:table-cell>
          <table:table-cell table:style-name="ce109" table:formula="of:=RIGHT(LEFT([.C196];4))" office:value-type="string" office:string-value="F">
            <text:p>F</text:p>
          </table:table-cell>
          <table:table-cell table:style-name="ce110" table:formula="of:=[.K196]&amp;[.H196]" office:value-type="string" office:string-value="FRP1">
            <text:p>FRP1</text:p>
          </table:table-cell>
          <table:table-cell table:style-name="ce109" table:formula="of:=[.L196]&amp;[.I196]" office:value-type="string" office:string-value="FRP1N">
            <text:p>FRP1N</text:p>
          </table:table-cell>
          <table:table-cell table:style-name="ce110" table:formula="of:=[.K196]&amp;[.J196]&amp;[.H196]" office:value-type="string" office:string-value="F2016RP1">
            <text:p>F2016RP1</text:p>
          </table:table-cell>
          <table:table-cell table:style-name="ce109" table:formula="of:=[.K196]&amp;[.J196]&amp;[.I196]" office:value-type="string" office:string-value="F2016N">
            <text:p>F2016N</text:p>
          </table:table-cell>
          <table:table-cell table:style-name="ce113"/>
        </table:table-row>
        <table:table-row table:style-name="ro4">
          <table:table-cell table:style-name="ce13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09F006328</text:p>
          </table:table-cell>
          <table:table-cell table:style-name="ce53" office:value-type="date" office:date-value="2013-08-26">
            <text:p>26/08/13</text:p>
          </table:table-cell>
          <table:table-cell table:style-name="ce67" office:value-type="float" office:value="-0.54">
            <text:p>-0,5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4">
            <text:p>-34,00</text:p>
          </table:table-cell>
          <table:table-cell table:style-name="ce75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4" table:formula="of:=YEAR([.D197])" office:value-type="float" office:value="2013">
            <text:p>2013</text:p>
          </table:table-cell>
          <table:table-cell table:style-name="ce109" table:formula="of:=RIGHT(LEFT([.C197];4))" office:value-type="string" office:string-value="F">
            <text:p>F</text:p>
          </table:table-cell>
          <table:table-cell table:style-name="ce110" table:formula="of:=[.K197]&amp;[.H197]" office:value-type="string" office:string-value="FRP1">
            <text:p>FRP1</text:p>
          </table:table-cell>
          <table:table-cell table:style-name="ce109" table:formula="of:=[.L197]&amp;[.I197]" office:value-type="string" office:string-value="FRP1N">
            <text:p>FRP1N</text:p>
          </table:table-cell>
          <table:table-cell table:style-name="ce110" table:formula="of:=[.K197]&amp;[.J197]&amp;[.H197]" office:value-type="string" office:string-value="F2013RP1">
            <text:p>F2013RP1</text:p>
          </table:table-cell>
          <table:table-cell table:style-name="ce109" table:formula="of:=[.K197]&amp;[.J197]&amp;[.I197]" office:value-type="string" office:string-value="F2013N">
            <text:p>F2013N</text:p>
          </table:table-cell>
          <table:table-cell table:style-name="ce113"/>
        </table:table-row>
        <table:table-row table:style-name="ro4">
          <table:table-cell table:style-name="ce13" office:value-type="string">
            <text:p>MTO</text:p>
          </table:table-cell>
          <table:table-cell table:style-name="ce26" office:value-type="date" office:date-value="2019-01-21">
            <text:p>21/01/19</text:p>
          </table:table-cell>
          <table:table-cell table:style-name="ce32" office:value-type="string">
            <text:p>A08F475216</text:p>
          </table:table-cell>
          <table:table-cell table:style-name="ce53" office:value-type="date" office:date-value="2016-11-07">
            <text:p>07/11/16</text:p>
          </table:table-cell>
          <table:table-cell table:style-name="ce69" office:value-type="float" office:value="-0.56">
            <text:p>-0,56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9.6">
            <text:p>-9,6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198])" office:value-type="float" office:value="2016">
            <text:p>2016</text:p>
          </table:table-cell>
          <table:table-cell table:style-name="ce109" table:formula="of:=RIGHT(LEFT([.C198];4))" office:value-type="string" office:string-value="F">
            <text:p>F</text:p>
          </table:table-cell>
          <table:table-cell table:style-name="ce110" table:formula="of:=[.K198]&amp;[.H198]" office:value-type="string" office:string-value="FAP">
            <text:p>FAP</text:p>
          </table:table-cell>
          <table:table-cell table:style-name="ce109" table:formula="of:=[.L198]&amp;[.I198]" office:value-type="string" office:string-value="FAP">
            <text:p>FAP</text:p>
          </table:table-cell>
          <table:table-cell table:style-name="ce110" table:formula="of:=[.K198]&amp;[.J198]&amp;[.H198]" office:value-type="string" office:string-value="F2016AP">
            <text:p>F2016AP</text:p>
          </table:table-cell>
          <table:table-cell table:style-name="ce109" table:formula="of:=[.K198]&amp;[.J198]&amp;[.I198]" office:value-type="string" office:string-value="F2016">
            <text:p>F2016</text:p>
          </table:table-cell>
          <table:table-cell table:style-name="ce113"/>
        </table:table-row>
        <table:table-row table:style-name="ro4">
          <table:table-cell table:style-name="ce14" office:value-type="string">
            <text:p>MTO</text:p>
          </table:table-cell>
          <table:table-cell table:style-name="ce27" office:value-type="date" office:date-value="2019-01-21">
            <text:p>21/01/19</text:p>
          </table:table-cell>
          <table:table-cell table:style-name="ce38" office:value-type="string">
            <text:p>A17F002287</text:p>
          </table:table-cell>
          <table:table-cell table:style-name="ce54" office:value-type="date" office:date-value="2017-02-14">
            <text:p>14/02/17</text:p>
          </table:table-cell>
          <table:table-cell table:style-name="ce74" office:value-type="float" office:value="6.34">
            <text:p>6,34</text:p>
          </table:table-cell>
          <table:table-cell table:style-name="ce71" office:value-type="float" office:value="7.6">
            <text:p>7,60</text:p>
          </table:table-cell>
          <table:table-cell table:style-name="ce70" office:value-type="float" office:value="-3">
            <text:p>-3,00</text:p>
          </table:table-cell>
          <table:table-cell table:style-name="ce87" office:value-type="string">
            <text:p>RP2</text:p>
          </table:table-cell>
          <table:table-cell table:style-name="ce95" office:value-type="string">
            <text:p>P</text:p>
          </table:table-cell>
          <table:table-cell table:style-name="ce104" table:formula="of:=YEAR([.D199])" office:value-type="float" office:value="2017">
            <text:p>2017</text:p>
          </table:table-cell>
          <table:table-cell table:style-name="ce109" table:formula="of:=RIGHT(LEFT([.C199];4))" office:value-type="string" office:string-value="F">
            <text:p>F</text:p>
          </table:table-cell>
          <table:table-cell table:style-name="ce110" table:formula="of:=[.K199]&amp;[.H199]" office:value-type="string" office:string-value="FRP2">
            <text:p>FRP2</text:p>
          </table:table-cell>
          <table:table-cell table:style-name="ce109" table:formula="of:=[.L199]&amp;[.I199]" office:value-type="string" office:string-value="FRP2P">
            <text:p>FRP2P</text:p>
          </table:table-cell>
          <table:table-cell table:style-name="ce110" table:formula="of:=[.K199]&amp;[.J199]&amp;[.H199]" office:value-type="string" office:string-value="F2017RP2">
            <text:p>F2017RP2</text:p>
          </table:table-cell>
          <table:table-cell table:style-name="ce109" table:formula="of:=[.K199]&amp;[.J199]&amp;[.I199]" office:value-type="string" office:string-value="F2017P">
            <text:p>F2017P</text:p>
          </table:table-cell>
          <table:table-cell table:style-name="ce113"/>
        </table:table-row>
        <table:table-row table:style-name="ro4">
          <table:table-cell table:style-name="ce13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32" office:value-type="string">
            <text:p>A06F374984</text:p>
          </table:table-cell>
          <table:table-cell table:style-name="ce53" office:value-type="date" office:date-value="2016-05-23">
            <text:p>23/05/16</text:p>
          </table:table-cell>
          <table:table-cell table:style-name="ce69" office:value-type="float" office:value="-0.1">
            <text:p>-0,10</text:p>
          </table:table-cell>
          <table:table-cell table:style-name="ce66" office:value-type="float" office:value="4">
            <text:p>4,00</text:p>
          </table:table-cell>
          <table:table-cell table:style-name="ce69" office:value-type="float" office:value="-2">
            <text:p>-2,00</text:p>
          </table:table-cell>
          <table:table-cell table:style-name="ce75" office:value-type="string">
            <text:p>AP</text:p>
          </table:table-cell>
          <table:table-cell table:style-name="ce72"/>
          <table:table-cell table:style-name="ce104" table:formula="of:=YEAR([.D200])" office:value-type="float" office:value="2016">
            <text:p>2016</text:p>
          </table:table-cell>
          <table:table-cell table:style-name="ce109" table:formula="of:=RIGHT(LEFT([.C200];4))" office:value-type="string" office:string-value="F">
            <text:p>F</text:p>
          </table:table-cell>
          <table:table-cell table:style-name="ce110" table:formula="of:=[.K200]&amp;[.H200]" office:value-type="string" office:string-value="FAP">
            <text:p>FAP</text:p>
          </table:table-cell>
          <table:table-cell table:style-name="ce109" table:formula="of:=[.L200]&amp;[.I200]" office:value-type="string" office:string-value="FAP">
            <text:p>FAP</text:p>
          </table:table-cell>
          <table:table-cell table:style-name="ce110" table:formula="of:=[.K200]&amp;[.J200]&amp;[.H200]" office:value-type="string" office:string-value="F2016AP">
            <text:p>F2016AP</text:p>
          </table:table-cell>
          <table:table-cell table:style-name="ce109" table:formula="of:=[.K200]&amp;[.J200]&amp;[.I200]" office:value-type="string" office:string-value="F2016">
            <text:p>F2016</text:p>
          </table:table-cell>
          <table:table-cell table:style-name="ce113"/>
        </table:table-row>
        <table:table-row table:style-name="ro2">
          <table:table-cell table:style-name="ce13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35" office:value-type="string">
            <text:p>A18N054096</text:p>
          </table:table-cell>
          <table:table-cell table:style-name="ce53" office:value-type="date" office:date-value="2018-06-05">
            <text:p>05/06/18</text:p>
          </table:table-cell>
          <table:table-cell table:style-name="ce69" office:value-type="float" office:value="1.16">
            <text:p>1,1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0.4">
            <text:p>-0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01])" office:value-type="float" office:value="2018">
            <text:p>2018</text:p>
          </table:table-cell>
          <table:table-cell table:style-name="ce109" table:formula="of:=RIGHT(LEFT([.C201];4))" office:value-type="string" office:string-value="N">
            <text:p>N</text:p>
          </table:table-cell>
          <table:table-cell table:style-name="ce110" table:formula="of:=[.K201]&amp;[.H201]" office:value-type="string" office:string-value="NAP">
            <text:p>NAP</text:p>
          </table:table-cell>
          <table:table-cell table:style-name="ce109" table:formula="of:=[.L201]&amp;[.I201]" office:value-type="string" office:string-value="NAP">
            <text:p>NAP</text:p>
          </table:table-cell>
          <table:table-cell table:style-name="ce110" table:formula="of:=[.K201]&amp;[.J201]&amp;[.H201]" office:value-type="string" office:string-value="N2018AP">
            <text:p>N2018AP</text:p>
          </table:table-cell>
          <table:table-cell table:style-name="ce109" table:formula="of:=[.K201]&amp;[.J201]&amp;[.I201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13" office:value-type="string">
            <text:p>MTN</text:p>
          </table:table-cell>
          <table:table-cell table:style-name="ce26" office:value-type="date" office:date-value="2019-01-22">
            <text:p>22/01/19</text:p>
          </table:table-cell>
          <table:table-cell table:style-name="ce35" office:value-type="string">
            <text:p>A04S124798</text:p>
          </table:table-cell>
          <table:table-cell table:style-name="ce53" office:value-type="date" office:date-value="2012-07-19">
            <text:p>19/07/12</text:p>
          </table:table-cell>
          <table:table-cell table:style-name="ce69" office:value-type="float" office:value="-2.14">
            <text:p>-2,14</text:p>
          </table:table-cell>
          <table:table-cell table:style-name="ce66" office:value-type="float" office:value="0">
            <text:p>0,00</text:p>
          </table:table-cell>
          <table:table-cell table:style-name="ce82" office:value-type="float" office:value="-4.6">
            <text:p>-4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02])" office:value-type="float" office:value="2012">
            <text:p>2012</text:p>
          </table:table-cell>
          <table:table-cell table:style-name="ce109" table:formula="of:=RIGHT(LEFT([.C202];4))" office:value-type="string" office:string-value="S">
            <text:p>S</text:p>
          </table:table-cell>
          <table:table-cell table:style-name="ce110" table:formula="of:=[.K202]&amp;[.H202]" office:value-type="string" office:string-value="SAP">
            <text:p>SAP</text:p>
          </table:table-cell>
          <table:table-cell table:style-name="ce109" table:formula="of:=[.L202]&amp;[.I202]" office:value-type="string" office:string-value="SAP">
            <text:p>SAP</text:p>
          </table:table-cell>
          <table:table-cell table:style-name="ce110" table:formula="of:=[.K202]&amp;[.J202]&amp;[.H202]" office:value-type="string" office:string-value="S2012AP">
            <text:p>S2012AP</text:p>
          </table:table-cell>
          <table:table-cell table:style-name="ce109" table:formula="of:=[.K202]&amp;[.J202]&amp;[.I202]" office:value-type="string" office:string-value="S2012">
            <text:p>S2012</text:p>
          </table:table-cell>
          <table:table-cell table:style-name="ce113"/>
        </table:table-row>
        <table:table-row table:style-name="ro4">
          <table:table-cell table:style-name="ce12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08F477692</text:p>
          </table:table-cell>
          <table:table-cell table:style-name="ce53" office:value-type="date" office:date-value="2009-03-02">
            <text:p>02/03/09</text:p>
          </table:table-cell>
          <table:table-cell table:style-name="ce69" office:value-type="float" office:value="-0.5">
            <text:p>-0,5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98.6">
            <text:p>-98,6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203])" office:value-type="float" office:value="2009">
            <text:p>2009</text:p>
          </table:table-cell>
          <table:table-cell table:style-name="ce109" table:formula="of:=RIGHT(LEFT([.C203];4))" office:value-type="string" office:string-value="F">
            <text:p>F</text:p>
          </table:table-cell>
          <table:table-cell table:style-name="ce110" table:formula="of:=[.K203]&amp;[.H203]" office:value-type="string" office:string-value="FRP1">
            <text:p>FRP1</text:p>
          </table:table-cell>
          <table:table-cell table:style-name="ce109" table:formula="of:=[.L203]&amp;[.I203]" office:value-type="string" office:string-value="FRP1N">
            <text:p>FRP1N</text:p>
          </table:table-cell>
          <table:table-cell table:style-name="ce110" table:formula="of:=[.K203]&amp;[.J203]&amp;[.H203]" office:value-type="string" office:string-value="F2009RP1">
            <text:p>F2009RP1</text:p>
          </table:table-cell>
          <table:table-cell table:style-name="ce109" table:formula="of:=[.K203]&amp;[.J203]&amp;[.I203]" office:value-type="string" office:string-value="F2009N">
            <text:p>F2009N</text:p>
          </table:table-cell>
          <table:table-cell table:style-name="ce113"/>
        </table:table-row>
        <table:table-row table:style-name="ro4">
          <table:table-cell table:style-name="ce12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09F220996</text:p>
          </table:table-cell>
          <table:table-cell table:style-name="ce53" office:value-type="date" office:date-value="2009-10-05">
            <text:p>05/10/09</text:p>
          </table:table-cell>
          <table:table-cell table:style-name="ce69" office:value-type="float" office:value="-0.1">
            <text:p>-0,1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40.6">
            <text:p>-40,60</text:p>
          </table:table-cell>
          <table:table-cell table:style-name="ce75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4" table:formula="of:=YEAR([.D204])" office:value-type="float" office:value="2009">
            <text:p>2009</text:p>
          </table:table-cell>
          <table:table-cell table:style-name="ce109" table:formula="of:=RIGHT(LEFT([.C204];4))" office:value-type="string" office:string-value="F">
            <text:p>F</text:p>
          </table:table-cell>
          <table:table-cell table:style-name="ce110" table:formula="of:=[.K204]&amp;[.H204]" office:value-type="string" office:string-value="FRP1">
            <text:p>FRP1</text:p>
          </table:table-cell>
          <table:table-cell table:style-name="ce109" table:formula="of:=[.L204]&amp;[.I204]" office:value-type="string" office:string-value="FRP1N">
            <text:p>FRP1N</text:p>
          </table:table-cell>
          <table:table-cell table:style-name="ce110" table:formula="of:=[.K204]&amp;[.J204]&amp;[.H204]" office:value-type="string" office:string-value="F2009RP1">
            <text:p>F2009RP1</text:p>
          </table:table-cell>
          <table:table-cell table:style-name="ce109" table:formula="of:=[.K204]&amp;[.J204]&amp;[.I204]" office:value-type="string" office:string-value="F2009N">
            <text:p>F2009N</text:p>
          </table:table-cell>
          <table:table-cell table:style-name="ce116"/>
        </table:table-row>
        <table:table-row table:style-name="ro4">
          <table:table-cell table:style-name="ce12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8N292685</text:p>
          </table:table-cell>
          <table:table-cell table:style-name="ce53" office:value-type="date" office:date-value="2018-12-12">
            <text:p>12/12/18</text:p>
          </table:table-cell>
          <table:table-cell table:style-name="ce67" office:value-type="float" office:value="0.66">
            <text:p>0,66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0.8">
            <text:p>0,80</text:p>
          </table:table-cell>
          <table:table-cell table:style-name="ce75" office:value-type="string">
            <text:p>AP</text:p>
          </table:table-cell>
          <table:table-cell table:style-name="ce88"/>
          <table:table-cell table:style-name="ce104" table:formula="of:=YEAR([.D205])" office:value-type="float" office:value="2018">
            <text:p>2018</text:p>
          </table:table-cell>
          <table:table-cell table:style-name="ce109" table:formula="of:=RIGHT(LEFT([.C205];4))" office:value-type="string" office:string-value="N">
            <text:p>N</text:p>
          </table:table-cell>
          <table:table-cell table:style-name="ce110" table:formula="of:=[.K205]&amp;[.H205]" office:value-type="string" office:string-value="NAP">
            <text:p>NAP</text:p>
          </table:table-cell>
          <table:table-cell table:style-name="ce109" table:formula="of:=[.L205]&amp;[.I205]" office:value-type="string" office:string-value="NAP">
            <text:p>NAP</text:p>
          </table:table-cell>
          <table:table-cell table:style-name="ce110" table:formula="of:=[.K205]&amp;[.J205]&amp;[.H205]" office:value-type="string" office:string-value="N2018AP">
            <text:p>N2018AP</text:p>
          </table:table-cell>
          <table:table-cell table:style-name="ce109" table:formula="of:=[.K205]&amp;[.J205]&amp;[.I205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12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8N186278</text:p>
          </table:table-cell>
          <table:table-cell table:style-name="ce53" office:value-type="date" office:date-value="2018-12-05">
            <text:p>05/12/18</text:p>
          </table:table-cell>
          <table:table-cell table:style-name="ce69" office:value-type="float" office:value="0.86">
            <text:p>0,86</text:p>
          </table:table-cell>
          <table:table-cell table:style-name="ce66" office:value-type="float" office:value="-0.2">
            <text:p>-0,20</text:p>
          </table:table-cell>
          <table:table-cell table:style-name="ce69" office:value-type="float" office:value="-0.4">
            <text:p>-0,40</text:p>
          </table:table-cell>
          <table:table-cell table:style-name="ce75" office:value-type="string">
            <text:p>AP</text:p>
          </table:table-cell>
          <table:table-cell table:style-name="ce88"/>
          <table:table-cell table:style-name="ce104" table:formula="of:=YEAR([.D206])" office:value-type="float" office:value="2018">
            <text:p>2018</text:p>
          </table:table-cell>
          <table:table-cell table:style-name="ce109" table:formula="of:=RIGHT(LEFT([.C206];4))" office:value-type="string" office:string-value="N">
            <text:p>N</text:p>
          </table:table-cell>
          <table:table-cell table:style-name="ce110" table:formula="of:=[.K206]&amp;[.H206]" office:value-type="string" office:string-value="NAP">
            <text:p>NAP</text:p>
          </table:table-cell>
          <table:table-cell table:style-name="ce109" table:formula="of:=[.L206]&amp;[.I206]" office:value-type="string" office:string-value="NAP">
            <text:p>NAP</text:p>
          </table:table-cell>
          <table:table-cell table:style-name="ce110" table:formula="of:=[.K206]&amp;[.J206]&amp;[.H206]" office:value-type="string" office:string-value="N2018AP">
            <text:p>N2018AP</text:p>
          </table:table-cell>
          <table:table-cell table:style-name="ce109" table:formula="of:=[.K206]&amp;[.J206]&amp;[.I206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12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0F020768</text:p>
          </table:table-cell>
          <table:table-cell table:style-name="ce53" office:value-type="date" office:date-value="2010-02-11">
            <text:p>11/02/10</text:p>
          </table:table-cell>
          <table:table-cell table:style-name="ce69" office:value-type="float" office:value="-1.26">
            <text:p>-1,26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25.6">
            <text:p>-25,60</text:p>
          </table:table-cell>
          <table:table-cell table:style-name="ce75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4" table:formula="of:=YEAR([.D207])" office:value-type="float" office:value="2010">
            <text:p>2010</text:p>
          </table:table-cell>
          <table:table-cell table:style-name="ce109" table:formula="of:=RIGHT(LEFT([.C207];4))" office:value-type="string" office:string-value="F">
            <text:p>F</text:p>
          </table:table-cell>
          <table:table-cell table:style-name="ce110" table:formula="of:=[.K207]&amp;[.H207]" office:value-type="string" office:string-value="FRP1">
            <text:p>FRP1</text:p>
          </table:table-cell>
          <table:table-cell table:style-name="ce109" table:formula="of:=[.L207]&amp;[.I207]" office:value-type="string" office:string-value="FRP1N">
            <text:p>FRP1N</text:p>
          </table:table-cell>
          <table:table-cell table:style-name="ce110" table:formula="of:=[.K207]&amp;[.J207]&amp;[.H207]" office:value-type="string" office:string-value="F2010RP1">
            <text:p>F2010RP1</text:p>
          </table:table-cell>
          <table:table-cell table:style-name="ce109" table:formula="of:=[.K207]&amp;[.J207]&amp;[.I207]" office:value-type="string" office:string-value="F2010N">
            <text:p>F2010N</text:p>
          </table:table-cell>
          <table:table-cell table:style-name="ce116"/>
        </table:table-row>
        <table:table-row table:style-name="ro4">
          <table:table-cell table:style-name="ce12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0F506243</text:p>
          </table:table-cell>
          <table:table-cell table:style-name="ce53" office:value-type="date" office:date-value="2011-02-04">
            <text:p>04/02/11</text:p>
          </table:table-cell>
          <table:table-cell table:number-columns-repeated="2" table:style-name="ce67" office:value-type="float" office:value="0">
            <text:p>0,00</text:p>
          </table:table-cell>
          <table:table-cell table:style-name="ce67" office:value-type="float" office:value="-4.4">
            <text:p>-4,4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08])" office:value-type="float" office:value="2011">
            <text:p>2011</text:p>
          </table:table-cell>
          <table:table-cell table:style-name="ce109" table:formula="of:=RIGHT(LEFT([.C208];4))" office:value-type="string" office:string-value="F">
            <text:p>F</text:p>
          </table:table-cell>
          <table:table-cell table:style-name="ce110" table:formula="of:=[.K208]&amp;[.H208]" office:value-type="string" office:string-value="FAP">
            <text:p>FAP</text:p>
          </table:table-cell>
          <table:table-cell table:style-name="ce109" table:formula="of:=[.L208]&amp;[.I208]" office:value-type="string" office:string-value="FAP">
            <text:p>FAP</text:p>
          </table:table-cell>
          <table:table-cell table:style-name="ce110" table:formula="of:=[.K208]&amp;[.J208]&amp;[.H208]" office:value-type="string" office:string-value="F2011AP">
            <text:p>F2011AP</text:p>
          </table:table-cell>
          <table:table-cell table:style-name="ce109" table:formula="of:=[.K208]&amp;[.J208]&amp;[.I208]" office:value-type="string" office:string-value="F2011">
            <text:p>F2011</text:p>
          </table:table-cell>
          <table:table-cell table:style-name="ce116"/>
        </table:table-row>
        <table:table-row table:style-name="ro4">
          <table:table-cell table:style-name="ce12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4F079354</text:p>
          </table:table-cell>
          <table:table-cell table:style-name="ce53" office:value-type="date" office:date-value="2014-05-15">
            <text:p>15/05/14</text:p>
          </table:table-cell>
          <table:table-cell table:style-name="ce66" office:value-type="float" office:value="-1.16">
            <text:p>-1,16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24">
            <text:p>-24,0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209])" office:value-type="float" office:value="2014">
            <text:p>2014</text:p>
          </table:table-cell>
          <table:table-cell table:style-name="ce109" table:formula="of:=RIGHT(LEFT([.C209];4))" office:value-type="string" office:string-value="F">
            <text:p>F</text:p>
          </table:table-cell>
          <table:table-cell table:style-name="ce110" table:formula="of:=[.K209]&amp;[.H209]" office:value-type="string" office:string-value="FRP1">
            <text:p>FRP1</text:p>
          </table:table-cell>
          <table:table-cell table:style-name="ce109" table:formula="of:=[.L209]&amp;[.I209]" office:value-type="string" office:string-value="FRP1N">
            <text:p>FRP1N</text:p>
          </table:table-cell>
          <table:table-cell table:style-name="ce110" table:formula="of:=[.K209]&amp;[.J209]&amp;[.H209]" office:value-type="string" office:string-value="F2014RP1">
            <text:p>F2014RP1</text:p>
          </table:table-cell>
          <table:table-cell table:style-name="ce109" table:formula="of:=[.K209]&amp;[.J209]&amp;[.I209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12" office:value-type="string">
            <text:p>MTO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0F555869</text:p>
          </table:table-cell>
          <table:table-cell table:style-name="ce53" office:value-type="date" office:date-value="2011-04-05">
            <text:p>05/04/11</text:p>
          </table:table-cell>
          <table:table-cell table:style-name="ce67" office:value-type="float" office:value="0.16">
            <text:p>0,16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-7.2">
            <text:p>-7,2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10])" office:value-type="float" office:value="2011">
            <text:p>2011</text:p>
          </table:table-cell>
          <table:table-cell table:style-name="ce109" table:formula="of:=RIGHT(LEFT([.C210];4))" office:value-type="string" office:string-value="F">
            <text:p>F</text:p>
          </table:table-cell>
          <table:table-cell table:style-name="ce110" table:formula="of:=[.K210]&amp;[.H210]" office:value-type="string" office:string-value="FAP">
            <text:p>FAP</text:p>
          </table:table-cell>
          <table:table-cell table:style-name="ce109" table:formula="of:=[.L210]&amp;[.I210]" office:value-type="string" office:string-value="FAP">
            <text:p>FAP</text:p>
          </table:table-cell>
          <table:table-cell table:style-name="ce110" table:formula="of:=[.K210]&amp;[.J210]&amp;[.H210]" office:value-type="string" office:string-value="F2011AP">
            <text:p>F2011AP</text:p>
          </table:table-cell>
          <table:table-cell table:style-name="ce109" table:formula="of:=[.K210]&amp;[.J210]&amp;[.I210]" office:value-type="string" office:string-value="F2011">
            <text:p>F2011</text:p>
          </table:table-cell>
          <table:table-cell table:style-name="ce116"/>
        </table:table-row>
        <table:table-row table:style-name="ro4">
          <table:table-cell table:style-name="ce12" office:value-type="string">
            <text:p>BME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0F488590</text:p>
          </table:table-cell>
          <table:table-cell table:style-name="ce53" office:value-type="date" office:date-value="2011-10-28">
            <text:p>28/10/11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211])" office:value-type="float" office:value="2011">
            <text:p>2011</text:p>
          </table:table-cell>
          <table:table-cell table:style-name="ce109" table:formula="of:=RIGHT(LEFT([.C211];4))" office:value-type="string" office:string-value="F">
            <text:p>F</text:p>
          </table:table-cell>
          <table:table-cell table:style-name="ce110" table:formula="of:=[.K211]&amp;[.H211]" office:value-type="string" office:string-value="FRP1">
            <text:p>FRP1</text:p>
          </table:table-cell>
          <table:table-cell table:style-name="ce109" table:formula="of:=[.L211]&amp;[.I211]" office:value-type="string" office:string-value="FRP1N">
            <text:p>FRP1N</text:p>
          </table:table-cell>
          <table:table-cell table:style-name="ce110" table:formula="of:=[.K211]&amp;[.J211]&amp;[.H211]" office:value-type="string" office:string-value="F2011RP1">
            <text:p>F2011RP1</text:p>
          </table:table-cell>
          <table:table-cell table:style-name="ce109" table:formula="of:=[.K211]&amp;[.J211]&amp;[.I211]" office:value-type="string" office:string-value="F2011N">
            <text:p>F2011N</text:p>
          </table:table-cell>
          <table:table-cell table:style-name="ce116"/>
        </table:table-row>
        <table:table-row table:style-name="ro4">
          <table:table-cell table:style-name="ce12" office:value-type="string">
            <text:p>BME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2F039514</text:p>
          </table:table-cell>
          <table:table-cell table:style-name="ce53" office:value-type="date" office:date-value="2018-09-07">
            <text:p>07/09/18</text:p>
          </table:table-cell>
          <table:table-cell table:style-name="ce69" office:value-type="float" office:value="0.4">
            <text:p>0,4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2.4">
            <text:p>-2,4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12])" office:value-type="float" office:value="2018">
            <text:p>2018</text:p>
          </table:table-cell>
          <table:table-cell table:style-name="ce109" table:formula="of:=RIGHT(LEFT([.C212];4))" office:value-type="string" office:string-value="F">
            <text:p>F</text:p>
          </table:table-cell>
          <table:table-cell table:style-name="ce110" table:formula="of:=[.K212]&amp;[.H212]" office:value-type="string" office:string-value="FAP">
            <text:p>FAP</text:p>
          </table:table-cell>
          <table:table-cell table:style-name="ce109" table:formula="of:=[.L212]&amp;[.I212]" office:value-type="string" office:string-value="FAP">
            <text:p>FAP</text:p>
          </table:table-cell>
          <table:table-cell table:style-name="ce110" table:formula="of:=[.K212]&amp;[.J212]&amp;[.H212]" office:value-type="string" office:string-value="F2018AP">
            <text:p>F2018AP</text:p>
          </table:table-cell>
          <table:table-cell table:style-name="ce109" table:formula="of:=[.K212]&amp;[.J212]&amp;[.I212]" office:value-type="string" office:string-value="F2018">
            <text:p>F2018</text:p>
          </table:table-cell>
          <table:table-cell table:style-name="ce116"/>
        </table:table-row>
        <table:table-row table:style-name="ro4">
          <table:table-cell table:style-name="ce12"/>
          <table:table-cell table:style-name="ce26" office:value-type="date" office:date-value="2019-01-22">
            <text:p>22/01/19</text:p>
          </table:table-cell>
          <table:table-cell table:style-name="ce43" office:value-type="string">
            <text:p>A17F312575</text:p>
          </table:table-cell>
          <table:table-cell table:style-name="ce53"/>
          <table:table-cell table:style-name="ce67" office:value-type="float" office:value="-1.04">
            <text:p>-1,04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2">
            <text:p>-2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13])" office:value-type="float" office:value="1899">
            <text:p>1899</text:p>
          </table:table-cell>
          <table:table-cell table:style-name="ce109" table:formula="of:=RIGHT(LEFT([.C213];4))" office:value-type="string" office:string-value="F">
            <text:p>F</text:p>
          </table:table-cell>
          <table:table-cell table:style-name="ce110" table:formula="of:=[.K213]&amp;[.H213]" office:value-type="string" office:string-value="FAP">
            <text:p>FAP</text:p>
          </table:table-cell>
          <table:table-cell table:style-name="ce109" table:formula="of:=[.L213]&amp;[.I213]" office:value-type="string" office:string-value="FAP">
            <text:p>FAP</text:p>
          </table:table-cell>
          <table:table-cell table:style-name="ce110" table:formula="of:=[.K213]&amp;[.J213]&amp;[.H213]" office:value-type="string" office:string-value="F1899AP">
            <text:p>F1899AP</text:p>
          </table:table-cell>
          <table:table-cell table:style-name="ce109" table:formula="of:=[.K213]&amp;[.J213]&amp;[.I213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12" office:value-type="string">
            <text:p>BME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12F241353</text:p>
          </table:table-cell>
          <table:table-cell table:style-name="ce53" office:value-type="date" office:date-value="2013-03-05">
            <text:p>05/03/13</text:p>
          </table:table-cell>
          <table:table-cell table:style-name="ce66" office:value-type="float" office:value="-0.5">
            <text:p>-0,50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13.4">
            <text:p>-13,40</text:p>
          </table:table-cell>
          <table:table-cell table:style-name="ce75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4" table:formula="of:=YEAR([.D214])" office:value-type="float" office:value="2013">
            <text:p>2013</text:p>
          </table:table-cell>
          <table:table-cell table:style-name="ce109" table:formula="of:=RIGHT(LEFT([.C214];4))" office:value-type="string" office:string-value="F">
            <text:p>F</text:p>
          </table:table-cell>
          <table:table-cell table:style-name="ce110" table:formula="of:=[.K214]&amp;[.H214]" office:value-type="string" office:string-value="FRP1">
            <text:p>FRP1</text:p>
          </table:table-cell>
          <table:table-cell table:style-name="ce109" table:formula="of:=[.L214]&amp;[.I214]" office:value-type="string" office:string-value="FRP1N">
            <text:p>FRP1N</text:p>
          </table:table-cell>
          <table:table-cell table:style-name="ce110" table:formula="of:=[.K214]&amp;[.J214]&amp;[.H214]" office:value-type="string" office:string-value="F2013RP1">
            <text:p>F2013RP1</text:p>
          </table:table-cell>
          <table:table-cell table:style-name="ce109" table:formula="of:=[.K214]&amp;[.J214]&amp;[.I214]" office:value-type="string" office:string-value="F2013N">
            <text:p>F2013N</text:p>
          </table:table-cell>
          <table:table-cell table:style-name="ce116"/>
        </table:table-row>
        <table:table-row table:style-name="ro4">
          <table:table-cell table:style-name="ce9" office:value-type="string">
            <text:p>BME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02S080972</text:p>
          </table:table-cell>
          <table:table-cell table:style-name="ce53" office:value-type="date" office:date-value="2009-07-21">
            <text:p>21/07/09</text:p>
          </table:table-cell>
          <table:table-cell table:style-name="ce77" office:value-type="float" office:value="-100">
            <text:p>-100,00</text:p>
          </table:table-cell>
          <table:table-cell table:style-name="ce78" office:value-type="float" office:value="-100">
            <text:p>-100,00</text:p>
          </table:table-cell>
          <table:table-cell table:style-name="ce83" office:value-type="float" office:value="-100">
            <text:p>-100,00</text:p>
          </table:table-cell>
          <table:table-cell table:style-name="ce75" office:value-type="string">
            <text:p>RP3</text:p>
          </table:table-cell>
          <table:table-cell table:style-name="ce75" office:value-type="string">
            <text:p>N</text:p>
          </table:table-cell>
          <table:table-cell table:style-name="ce104" table:formula="of:=YEAR([.D215])" office:value-type="float" office:value="2009">
            <text:p>2009</text:p>
          </table:table-cell>
          <table:table-cell table:style-name="ce109" table:formula="of:=RIGHT(LEFT([.C215];4))" office:value-type="string" office:string-value="S">
            <text:p>S</text:p>
          </table:table-cell>
          <table:table-cell table:style-name="ce110" table:formula="of:=[.K215]&amp;[.H215]" office:value-type="string" office:string-value="SRP3">
            <text:p>SRP3</text:p>
          </table:table-cell>
          <table:table-cell table:style-name="ce109" table:formula="of:=[.L215]&amp;[.I215]" office:value-type="string" office:string-value="SRP3N">
            <text:p>SRP3N</text:p>
          </table:table-cell>
          <table:table-cell table:style-name="ce110" table:formula="of:=[.K215]&amp;[.J215]&amp;[.H215]" office:value-type="string" office:string-value="S2009RP3">
            <text:p>S2009RP3</text:p>
          </table:table-cell>
          <table:table-cell table:style-name="ce109" table:formula="of:=[.K215]&amp;[.J215]&amp;[.I215]" office:value-type="string" office:string-value="S2009N">
            <text:p>S2009N</text:p>
          </table:table-cell>
          <table:table-cell table:style-name="ce113"/>
        </table:table-row>
        <table:table-row table:style-name="ro2">
          <table:table-cell table:style-name="ce9" office:value-type="string">
            <text:p>BME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05F059643</text:p>
          </table:table-cell>
          <table:table-cell table:style-name="ce53" office:value-type="date" office:date-value="2010-05-21">
            <text:p>21/05/10</text:p>
          </table:table-cell>
          <table:table-cell table:style-name="ce77" office:value-type="float" office:value="-3.06">
            <text:p>-3,06</text:p>
          </table:table-cell>
          <table:table-cell table:style-name="ce78" office:value-type="float" office:value="-3.4">
            <text:p>-3,40</text:p>
          </table:table-cell>
          <table:table-cell table:style-name="ce77" office:value-type="float" office:value="-57">
            <text:p>-57,00</text:p>
          </table:table-cell>
          <table:table-cell table:style-name="ce88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4" table:formula="of:=YEAR([.D216])" office:value-type="float" office:value="2010">
            <text:p>2010</text:p>
          </table:table-cell>
          <table:table-cell table:style-name="ce109" table:formula="of:=RIGHT(LEFT([.C216];4))" office:value-type="string" office:string-value="F">
            <text:p>F</text:p>
          </table:table-cell>
          <table:table-cell table:style-name="ce110" table:formula="of:=[.K216]&amp;[.H216]" office:value-type="string" office:string-value="FRP1">
            <text:p>FRP1</text:p>
          </table:table-cell>
          <table:table-cell table:style-name="ce109" table:formula="of:=[.L216]&amp;[.I216]" office:value-type="string" office:string-value="FRP1N">
            <text:p>FRP1N</text:p>
          </table:table-cell>
          <table:table-cell table:style-name="ce110" table:formula="of:=[.K216]&amp;[.J216]&amp;[.H216]" office:value-type="string" office:string-value="F2010RP1">
            <text:p>F2010RP1</text:p>
          </table:table-cell>
          <table:table-cell table:style-name="ce109" table:formula="of:=[.K216]&amp;[.J216]&amp;[.I216]" office:value-type="string" office:string-value="F2010N">
            <text:p>F2010N</text:p>
          </table:table-cell>
          <table:table-cell table:style-name="ce116"/>
        </table:table-row>
        <table:table-row table:style-name="ro4">
          <table:table-cell table:style-name="ce9" office:value-type="string">
            <text:p>BME</text:p>
          </table:table-cell>
          <table:table-cell table:style-name="ce26" office:value-type="date" office:date-value="2019-01-22">
            <text:p>22/01/19</text:p>
          </table:table-cell>
          <table:table-cell table:style-name="ce42" office:value-type="string">
            <text:p>A06S462432</text:p>
          </table:table-cell>
          <table:table-cell table:style-name="ce53" office:value-type="date" office:date-value="2006-12-11">
            <text:p>11/12/06</text:p>
          </table:table-cell>
          <table:table-cell table:style-name="ce78" office:value-type="float" office:value="1.6">
            <text:p>1,60</text:p>
          </table:table-cell>
          <table:table-cell table:style-name="ce78" office:value-type="float" office:value="3">
            <text:p>3,00</text:p>
          </table:table-cell>
          <table:table-cell table:style-name="ce77" office:value-type="float" office:value="1.4">
            <text:p>1,4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17])" office:value-type="float" office:value="2006">
            <text:p>2006</text:p>
          </table:table-cell>
          <table:table-cell table:style-name="ce109" table:formula="of:=RIGHT(LEFT([.C217];4))" office:value-type="string" office:string-value="S">
            <text:p>S</text:p>
          </table:table-cell>
          <table:table-cell table:style-name="ce110" table:formula="of:=[.K217]&amp;[.H217]" office:value-type="string" office:string-value="SAP">
            <text:p>SAP</text:p>
          </table:table-cell>
          <table:table-cell table:style-name="ce109" table:formula="of:=[.L217]&amp;[.I217]" office:value-type="string" office:string-value="SAP">
            <text:p>SAP</text:p>
          </table:table-cell>
          <table:table-cell table:style-name="ce110" table:formula="of:=[.K217]&amp;[.J217]&amp;[.H217]" office:value-type="string" office:string-value="S2006AP">
            <text:p>S2006AP</text:p>
          </table:table-cell>
          <table:table-cell table:style-name="ce109" table:formula="of:=[.K217]&amp;[.J217]&amp;[.I217]" office:value-type="string" office:string-value="S2006">
            <text:p>S2006</text:p>
          </table:table-cell>
          <table:table-cell table:style-name="ce113"/>
        </table:table-row>
        <table:table-row table:style-name="ro4">
          <table:table-cell table:style-name="ce9" office:value-type="string">
            <text:p>BME</text:p>
          </table:table-cell>
          <table:table-cell table:style-name="ce26" office:value-type="date" office:date-value="2019-01-22">
            <text:p>22/01/19</text:p>
          </table:table-cell>
          <table:table-cell table:style-name="ce44" office:value-type="string">
            <text:p>A03S024399</text:p>
          </table:table-cell>
          <table:table-cell table:style-name="ce53" office:value-type="date" office:date-value="2016-03-18">
            <text:p>18/03/16</text:p>
          </table:table-cell>
          <table:table-cell table:style-name="ce67" office:value-type="float" office:value="-15.42">
            <text:p>-15,42</text:p>
          </table:table-cell>
          <table:table-cell table:style-name="ce67" office:value-type="float" office:value="-11.6">
            <text:p>-11,60</text:p>
          </table:table-cell>
          <table:table-cell table:style-name="ce67" office:value-type="float" office:value="-10">
            <text:p>-10,00</text:p>
          </table:table-cell>
          <table:table-cell table:style-name="ce75" office:value-type="string">
            <text:p>RP3</text:p>
          </table:table-cell>
          <table:table-cell table:style-name="ce100" office:value-type="string">
            <text:p>N</text:p>
          </table:table-cell>
          <table:table-cell table:style-name="ce104" table:formula="of:=YEAR([.D218])" office:value-type="float" office:value="2016">
            <text:p>2016</text:p>
          </table:table-cell>
          <table:table-cell table:style-name="ce109" table:formula="of:=RIGHT(LEFT([.C218];4))" office:value-type="string" office:string-value="S">
            <text:p>S</text:p>
          </table:table-cell>
          <table:table-cell table:style-name="ce110" table:formula="of:=[.K218]&amp;[.H218]" office:value-type="string" office:string-value="SRP3">
            <text:p>SRP3</text:p>
          </table:table-cell>
          <table:table-cell table:style-name="ce109" table:formula="of:=[.L218]&amp;[.I218]" office:value-type="string" office:string-value="SRP3N">
            <text:p>SRP3N</text:p>
          </table:table-cell>
          <table:table-cell table:style-name="ce110" table:formula="of:=[.K218]&amp;[.J218]&amp;[.H218]" office:value-type="string" office:string-value="S2016RP3">
            <text:p>S2016RP3</text:p>
          </table:table-cell>
          <table:table-cell table:style-name="ce109" table:formula="of:=[.K218]&amp;[.J218]&amp;[.I218]" office:value-type="string" office:string-value="S2016N">
            <text:p>S2016N</text:p>
          </table:table-cell>
          <table:table-cell table:style-name="ce113"/>
        </table:table-row>
        <table:table-row table:style-name="ro4">
          <table:table-cell table:style-name="ce10" office:value-type="string">
            <text:p>BME</text:p>
          </table:table-cell>
          <table:table-cell table:style-name="ce27" office:value-type="date" office:date-value="2019-01-22">
            <text:p>22/01/19</text:p>
          </table:table-cell>
          <table:table-cell table:style-name="ce45" office:value-type="string">
            <text:p>A18N062963</text:p>
          </table:table-cell>
          <table:table-cell table:style-name="ce54" office:value-type="date" office:date-value="2018-08-01">
            <text:p>01/08/18</text:p>
          </table:table-cell>
          <table:table-cell table:style-name="ce79" office:value-type="float" office:value="1.04">
            <text:p>1,04</text:p>
          </table:table-cell>
          <table:table-cell table:style-name="ce79" office:value-type="float" office:value="0.6">
            <text:p>0,60</text:p>
          </table:table-cell>
          <table:table-cell table:style-name="ce79" office:value-type="float" office:value="-2">
            <text:p>-2,00</text:p>
          </table:table-cell>
          <table:table-cell table:style-name="ce87" office:value-type="string">
            <text:p>AP</text:p>
          </table:table-cell>
          <table:table-cell table:style-name="ce99"/>
          <table:table-cell table:style-name="ce104" table:formula="of:=YEAR([.D219])" office:value-type="float" office:value="2018">
            <text:p>2018</text:p>
          </table:table-cell>
          <table:table-cell table:style-name="ce109" table:formula="of:=RIGHT(LEFT([.C219];4))" office:value-type="string" office:string-value="N">
            <text:p>N</text:p>
          </table:table-cell>
          <table:table-cell table:style-name="ce110" table:formula="of:=[.K219]&amp;[.H219]" office:value-type="string" office:string-value="NAP">
            <text:p>NAP</text:p>
          </table:table-cell>
          <table:table-cell table:style-name="ce109" table:formula="of:=[.L219]&amp;[.I219]" office:value-type="string" office:string-value="NAP">
            <text:p>NAP</text:p>
          </table:table-cell>
          <table:table-cell table:style-name="ce110" table:formula="of:=[.K219]&amp;[.J219]&amp;[.H219]" office:value-type="string" office:string-value="N2018AP">
            <text:p>N2018AP</text:p>
          </table:table-cell>
          <table:table-cell table:style-name="ce109" table:formula="of:=[.K219]&amp;[.J219]&amp;[.I219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9" office:value-type="string">
            <text:p>MTS</text:p>
          </table:table-cell>
          <table:table-cell table:style-name="ce26" office:value-type="date" office:date-value="2019-01-23">
            <text:p>23/01/19</text:p>
          </table:table-cell>
          <table:table-cell table:style-name="ce35" office:value-type="string">
            <text:p>A18N105929</text:p>
          </table:table-cell>
          <table:table-cell table:style-name="ce53" office:value-type="date" office:date-value="2018-04-18">
            <text:p>18/04/18</text:p>
          </table:table-cell>
          <table:table-cell table:style-name="ce77" office:value-type="float" office:value="0.1">
            <text:p>0,10</text:p>
          </table:table-cell>
          <table:table-cell table:style-name="ce78" office:value-type="float" office:value="-0.4">
            <text:p>-0,40</text:p>
          </table:table-cell>
          <table:table-cell table:style-name="ce83" office:value-type="float" office:value="-3.6">
            <text:p>-3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20])" office:value-type="float" office:value="2018">
            <text:p>2018</text:p>
          </table:table-cell>
          <table:table-cell table:style-name="ce109" table:formula="of:=RIGHT(LEFT([.C220];4))" office:value-type="string" office:string-value="N">
            <text:p>N</text:p>
          </table:table-cell>
          <table:table-cell table:style-name="ce110" table:formula="of:=[.K220]&amp;[.H220]" office:value-type="string" office:string-value="NAP">
            <text:p>NAP</text:p>
          </table:table-cell>
          <table:table-cell table:style-name="ce109" table:formula="of:=[.L220]&amp;[.I220]" office:value-type="string" office:string-value="NAP">
            <text:p>NAP</text:p>
          </table:table-cell>
          <table:table-cell table:style-name="ce110" table:formula="of:=[.K220]&amp;[.J220]&amp;[.H220]" office:value-type="string" office:string-value="N2018AP">
            <text:p>N2018AP</text:p>
          </table:table-cell>
          <table:table-cell table:style-name="ce109" table:formula="of:=[.K220]&amp;[.J220]&amp;[.I220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9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18N213631</text:p>
          </table:table-cell>
          <table:table-cell table:style-name="ce53" office:value-type="date" office:date-value="2018-08-20">
            <text:p>20/08/18</text:p>
          </table:table-cell>
          <table:table-cell table:style-name="ce77" office:value-type="float" office:value="-0.04">
            <text:p>-0,04</text:p>
          </table:table-cell>
          <table:table-cell table:style-name="ce78" office:value-type="float" office:value="0">
            <text:p>0,00</text:p>
          </table:table-cell>
          <table:table-cell table:style-name="ce77" office:value-type="float" office:value="0.4">
            <text:p>0,4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21])" office:value-type="float" office:value="2018">
            <text:p>2018</text:p>
          </table:table-cell>
          <table:table-cell table:style-name="ce109" table:formula="of:=RIGHT(LEFT([.C221];4))" office:value-type="string" office:string-value="N">
            <text:p>N</text:p>
          </table:table-cell>
          <table:table-cell table:style-name="ce110" table:formula="of:=[.K221]&amp;[.H221]" office:value-type="string" office:string-value="NAP">
            <text:p>NAP</text:p>
          </table:table-cell>
          <table:table-cell table:style-name="ce109" table:formula="of:=[.L221]&amp;[.I221]" office:value-type="string" office:string-value="NAP">
            <text:p>NAP</text:p>
          </table:table-cell>
          <table:table-cell table:style-name="ce110" table:formula="of:=[.K221]&amp;[.J221]&amp;[.H221]" office:value-type="string" office:string-value="N2018AP">
            <text:p>N2018AP</text:p>
          </table:table-cell>
          <table:table-cell table:style-name="ce109" table:formula="of:=[.K221]&amp;[.J221]&amp;[.I221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9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17F112006</text:p>
          </table:table-cell>
          <table:table-cell table:style-name="ce53" office:value-type="date" office:date-value="2017-12-26">
            <text:p>26/12/17</text:p>
          </table:table-cell>
          <table:table-cell table:style-name="ce78" office:value-type="float" office:value="-0.56">
            <text:p>-0,56</text:p>
          </table:table-cell>
          <table:table-cell table:style-name="ce78" office:value-type="float" office:value="0">
            <text:p>0,00</text:p>
          </table:table-cell>
          <table:table-cell table:style-name="ce77" office:value-type="float" office:value="-0.4">
            <text:p>-0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22])" office:value-type="float" office:value="2017">
            <text:p>2017</text:p>
          </table:table-cell>
          <table:table-cell table:style-name="ce109" table:formula="of:=RIGHT(LEFT([.C222];4))" office:value-type="string" office:string-value="F">
            <text:p>F</text:p>
          </table:table-cell>
          <table:table-cell table:style-name="ce110" table:formula="of:=[.K222]&amp;[.H222]" office:value-type="string" office:string-value="FAP">
            <text:p>FAP</text:p>
          </table:table-cell>
          <table:table-cell table:style-name="ce109" table:formula="of:=[.L222]&amp;[.I222]" office:value-type="string" office:string-value="FAP">
            <text:p>FAP</text:p>
          </table:table-cell>
          <table:table-cell table:style-name="ce110" table:formula="of:=[.K222]&amp;[.J222]&amp;[.H222]" office:value-type="string" office:string-value="F2017AP">
            <text:p>F2017AP</text:p>
          </table:table-cell>
          <table:table-cell table:style-name="ce109" table:formula="of:=[.K222]&amp;[.J222]&amp;[.I222]" office:value-type="string" office:string-value="F2017">
            <text:p>F2017</text:p>
          </table:table-cell>
          <table:table-cell table:style-name="ce113"/>
        </table:table-row>
        <table:table-row table:style-name="ro2">
          <table:table-cell table:style-name="ce9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35" office:value-type="string">
            <text:p>A08F516296</text:p>
          </table:table-cell>
          <table:table-cell table:style-name="ce53" office:value-type="date" office:date-value="2018-05-15">
            <text:p>15/05/18</text:p>
          </table:table-cell>
          <table:table-cell table:style-name="ce67" office:value-type="float" office:value="-0.66">
            <text:p>-0,66</text:p>
          </table:table-cell>
          <table:table-cell table:style-name="ce67" office:value-type="float" office:value="-3">
            <text:p>-3,00</text:p>
          </table:table-cell>
          <table:table-cell table:style-name="ce67" office:value-type="float" office:value="-5">
            <text:p>-5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23])" office:value-type="float" office:value="2018">
            <text:p>2018</text:p>
          </table:table-cell>
          <table:table-cell table:style-name="ce109" table:formula="of:=RIGHT(LEFT([.C223];4))" office:value-type="string" office:string-value="F">
            <text:p>F</text:p>
          </table:table-cell>
          <table:table-cell table:style-name="ce110" table:formula="of:=[.K223]&amp;[.H223]" office:value-type="string" office:string-value="FAP">
            <text:p>FAP</text:p>
          </table:table-cell>
          <table:table-cell table:style-name="ce109" table:formula="of:=[.L223]&amp;[.I223]" office:value-type="string" office:string-value="FAP">
            <text:p>FAP</text:p>
          </table:table-cell>
          <table:table-cell table:style-name="ce110" table:formula="of:=[.K223]&amp;[.J223]&amp;[.H223]" office:value-type="string" office:string-value="F2018AP">
            <text:p>F2018AP</text:p>
          </table:table-cell>
          <table:table-cell table:style-name="ce109" table:formula="of:=[.K223]&amp;[.J223]&amp;[.I223]" office:value-type="string" office:string-value="F2018">
            <text:p>F2018</text:p>
          </table:table-cell>
          <table:table-cell table:style-name="ce113"/>
        </table:table-row>
        <table:table-row table:style-name="ro2">
          <table:table-cell table:style-name="ce9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35" office:value-type="string">
            <text:p>A14F118888</text:p>
          </table:table-cell>
          <table:table-cell table:style-name="ce53" office:value-type="date" office:date-value="2014-08-05">
            <text:p>05/08/14</text:p>
          </table:table-cell>
          <table:table-cell table:style-name="ce78" office:value-type="float" office:value="-0.7">
            <text:p>-0,70</text:p>
          </table:table-cell>
          <table:table-cell table:style-name="ce78" office:value-type="float" office:value="2">
            <text:p>2,00</text:p>
          </table:table-cell>
          <table:table-cell table:style-name="ce78" office:value-type="float" office:value="-16.6">
            <text:p>-16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24])" office:value-type="float" office:value="2014">
            <text:p>2014</text:p>
          </table:table-cell>
          <table:table-cell table:style-name="ce109" table:formula="of:=RIGHT(LEFT([.C224];4))" office:value-type="string" office:string-value="F">
            <text:p>F</text:p>
          </table:table-cell>
          <table:table-cell table:style-name="ce110" table:formula="of:=[.K224]&amp;[.H224]" office:value-type="string" office:string-value="FRP1">
            <text:p>FRP1</text:p>
          </table:table-cell>
          <table:table-cell table:style-name="ce109" table:formula="of:=[.L224]&amp;[.I224]" office:value-type="string" office:string-value="FRP1N">
            <text:p>FRP1N</text:p>
          </table:table-cell>
          <table:table-cell table:style-name="ce110" table:formula="of:=[.K224]&amp;[.J224]&amp;[.H224]" office:value-type="string" office:string-value="F2014RP1">
            <text:p>F2014RP1</text:p>
          </table:table-cell>
          <table:table-cell table:style-name="ce109" table:formula="of:=[.K224]&amp;[.J224]&amp;[.I224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13" office:value-type="string">
            <text:p>MTS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08F429518</text:p>
          </table:table-cell>
          <table:table-cell table:style-name="ce53" office:value-type="date" office:date-value="2008-11-03">
            <text:p>03/11/08</text:p>
          </table:table-cell>
          <table:table-cell table:style-name="ce78" office:value-type="float" office:value="2.8">
            <text:p>2,80</text:p>
          </table:table-cell>
          <table:table-cell table:style-name="ce78" office:value-type="float" office:value="2">
            <text:p>2,00</text:p>
          </table:table-cell>
          <table:table-cell table:style-name="ce78" office:value-type="float" office:value="-13.4">
            <text:p>-13,4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225])" office:value-type="float" office:value="2008">
            <text:p>2008</text:p>
          </table:table-cell>
          <table:table-cell table:style-name="ce109" table:formula="of:=RIGHT(LEFT([.C225];4))" office:value-type="string" office:string-value="F">
            <text:p>F</text:p>
          </table:table-cell>
          <table:table-cell table:style-name="ce110" table:formula="of:=[.K225]&amp;[.H225]" office:value-type="string" office:string-value="FRP1">
            <text:p>FRP1</text:p>
          </table:table-cell>
          <table:table-cell table:style-name="ce109" table:formula="of:=[.L225]&amp;[.I225]" office:value-type="string" office:string-value="FRP1N">
            <text:p>FRP1N</text:p>
          </table:table-cell>
          <table:table-cell table:style-name="ce110" table:formula="of:=[.K225]&amp;[.J225]&amp;[.H225]" office:value-type="string" office:string-value="F2008RP1">
            <text:p>F2008RP1</text:p>
          </table:table-cell>
          <table:table-cell table:style-name="ce109" table:formula="of:=[.K225]&amp;[.J225]&amp;[.I225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13" office:value-type="string">
            <text:p>MTS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08F225398</text:p>
          </table:table-cell>
          <table:table-cell table:style-name="ce53" office:value-type="date" office:date-value="2018-04-26">
            <text:p>26/04/18</text:p>
          </table:table-cell>
          <table:table-cell table:style-name="ce77" office:value-type="float" office:value="-2">
            <text:p>-2,00</text:p>
          </table:table-cell>
          <table:table-cell table:style-name="ce78" office:value-type="float" office:value="-1">
            <text:p>-1,00</text:p>
          </table:table-cell>
          <table:table-cell table:style-name="ce77" office:value-type="float" office:value="-9.6">
            <text:p>-9,6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26])" office:value-type="float" office:value="2018">
            <text:p>2018</text:p>
          </table:table-cell>
          <table:table-cell table:style-name="ce109" table:formula="of:=RIGHT(LEFT([.C226];4))" office:value-type="string" office:string-value="F">
            <text:p>F</text:p>
          </table:table-cell>
          <table:table-cell table:style-name="ce110" table:formula="of:=[.K226]&amp;[.H226]" office:value-type="string" office:string-value="FAP">
            <text:p>FAP</text:p>
          </table:table-cell>
          <table:table-cell table:style-name="ce109" table:formula="of:=[.L226]&amp;[.I226]" office:value-type="string" office:string-value="FAP">
            <text:p>FAP</text:p>
          </table:table-cell>
          <table:table-cell table:style-name="ce110" table:formula="of:=[.K226]&amp;[.J226]&amp;[.H226]" office:value-type="string" office:string-value="F2018AP">
            <text:p>F2018AP</text:p>
          </table:table-cell>
          <table:table-cell table:style-name="ce109" table:formula="of:=[.K226]&amp;[.J226]&amp;[.I226]" office:value-type="string" office:string-value="F2018">
            <text:p>F2018</text:p>
          </table:table-cell>
          <table:table-cell table:style-name="ce113"/>
        </table:table-row>
        <table:table-row table:style-name="ro4">
          <table:table-cell table:style-name="ce13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06S519271</text:p>
          </table:table-cell>
          <table:table-cell table:style-name="ce53" office:value-type="date" office:date-value="2013-09-21">
            <text:p>21/09/13</text:p>
          </table:table-cell>
          <table:table-cell table:style-name="ce78" office:value-type="float" office:value="-1.9">
            <text:p>-1,90</text:p>
          </table:table-cell>
          <table:table-cell table:style-name="ce78" office:value-type="float" office:value="-0.4">
            <text:p>-0,40</text:p>
          </table:table-cell>
          <table:table-cell table:style-name="ce83" office:value-type="float" office:value="-3.2">
            <text:p>-3,2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27])" office:value-type="float" office:value="2013">
            <text:p>2013</text:p>
          </table:table-cell>
          <table:table-cell table:style-name="ce109" table:formula="of:=RIGHT(LEFT([.C227];4))" office:value-type="string" office:string-value="S">
            <text:p>S</text:p>
          </table:table-cell>
          <table:table-cell table:style-name="ce110" table:formula="of:=[.K227]&amp;[.H227]" office:value-type="string" office:string-value="SAP">
            <text:p>SAP</text:p>
          </table:table-cell>
          <table:table-cell table:style-name="ce109" table:formula="of:=[.L227]&amp;[.I227]" office:value-type="string" office:string-value="SAP">
            <text:p>SAP</text:p>
          </table:table-cell>
          <table:table-cell table:style-name="ce110" table:formula="of:=[.K227]&amp;[.J227]&amp;[.H227]" office:value-type="string" office:string-value="S2013AP">
            <text:p>S2013AP</text:p>
          </table:table-cell>
          <table:table-cell table:style-name="ce109" table:formula="of:=[.K227]&amp;[.J227]&amp;[.I227]" office:value-type="string" office:string-value="S2013">
            <text:p>S2013</text:p>
          </table:table-cell>
          <table:table-cell table:style-name="ce115"/>
        </table:table-row>
        <table:table-row table:style-name="ro4">
          <table:table-cell table:style-name="ce13" office:value-type="string">
            <text:p>MTN</text:p>
          </table:table-cell>
          <table:table-cell table:style-name="ce26" office:value-type="date" office:date-value="2019-01-23">
            <text:p>23/01/19</text:p>
          </table:table-cell>
          <table:table-cell table:style-name="ce32" office:value-type="string">
            <text:p>A12F335999</text:p>
          </table:table-cell>
          <table:table-cell table:style-name="ce53" office:value-type="date" office:date-value="2013-02-25">
            <text:p>25/02/13</text:p>
          </table:table-cell>
          <table:table-cell table:style-name="ce78" office:value-type="float" office:value="-1.7">
            <text:p>-1,70</text:p>
          </table:table-cell>
          <table:table-cell table:style-name="ce78" office:value-type="float" office:value="-0.4">
            <text:p>-0,40</text:p>
          </table:table-cell>
          <table:table-cell table:style-name="ce77" office:value-type="float" office:value="-16">
            <text:p>-16,0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228])" office:value-type="float" office:value="2013">
            <text:p>2013</text:p>
          </table:table-cell>
          <table:table-cell table:style-name="ce109" table:formula="of:=RIGHT(LEFT([.C228];4))" office:value-type="string" office:string-value="F">
            <text:p>F</text:p>
          </table:table-cell>
          <table:table-cell table:style-name="ce110" table:formula="of:=[.K228]&amp;[.H228]" office:value-type="string" office:string-value="FRP1">
            <text:p>FRP1</text:p>
          </table:table-cell>
          <table:table-cell table:style-name="ce109" table:formula="of:=[.L228]&amp;[.I228]" office:value-type="string" office:string-value="FRP1N">
            <text:p>FRP1N</text:p>
          </table:table-cell>
          <table:table-cell table:style-name="ce110" table:formula="of:=[.K228]&amp;[.J228]&amp;[.H228]" office:value-type="string" office:string-value="F2013RP1">
            <text:p>F2013RP1</text:p>
          </table:table-cell>
          <table:table-cell table:style-name="ce109" table:formula="of:=[.K228]&amp;[.J228]&amp;[.I228]" office:value-type="string" office:string-value="F2013N">
            <text:p>F2013N</text:p>
          </table:table-cell>
          <table:table-cell table:style-name="ce113"/>
        </table:table-row>
        <table:table-row table:style-name="ro2">
          <table:table-cell table:style-name="ce13" office:value-type="string">
            <text:p>MTN</text:p>
          </table:table-cell>
          <table:table-cell table:style-name="ce26" office:value-type="date" office:date-value="2019-01-23">
            <text:p>23/01/19</text:p>
          </table:table-cell>
          <table:table-cell table:style-name="ce35" office:value-type="string">
            <text:p>A04S065083</text:p>
          </table:table-cell>
          <table:table-cell table:style-name="ce53" office:value-type="date" office:date-value="2011-06-28">
            <text:p>28/06/11</text:p>
          </table:table-cell>
          <table:table-cell table:style-name="ce66" office:value-type="float" office:value="0.1">
            <text:p>0,1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1.4">
            <text:p>1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29])" office:value-type="float" office:value="2011">
            <text:p>2011</text:p>
          </table:table-cell>
          <table:table-cell table:style-name="ce109" table:formula="of:=RIGHT(LEFT([.C229];4))" office:value-type="string" office:string-value="S">
            <text:p>S</text:p>
          </table:table-cell>
          <table:table-cell table:style-name="ce110" table:formula="of:=[.K229]&amp;[.H229]" office:value-type="string" office:string-value="SAP">
            <text:p>SAP</text:p>
          </table:table-cell>
          <table:table-cell table:style-name="ce109" table:formula="of:=[.L229]&amp;[.I229]" office:value-type="string" office:string-value="SAP">
            <text:p>SAP</text:p>
          </table:table-cell>
          <table:table-cell table:style-name="ce110" table:formula="of:=[.K229]&amp;[.J229]&amp;[.H229]" office:value-type="string" office:string-value="S2011AP">
            <text:p>S2011AP</text:p>
          </table:table-cell>
          <table:table-cell table:style-name="ce109" table:formula="of:=[.K229]&amp;[.J229]&amp;[.I229]" office:value-type="string" office:string-value="S2011">
            <text:p>S2011</text:p>
          </table:table-cell>
          <table:table-cell table:style-name="ce113"/>
        </table:table-row>
        <table:table-row table:style-name="ro4">
          <table:table-cell table:style-name="ce13" office:value-type="string">
            <text:p>MTN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18N378561</text:p>
          </table:table-cell>
          <table:table-cell table:style-name="ce53" office:value-type="date" office:date-value="2018-12-07">
            <text:p>07/12/18</text:p>
          </table:table-cell>
          <table:table-cell table:style-name="ce78" office:value-type="float" office:value="0.94">
            <text:p>0,94</text:p>
          </table:table-cell>
          <table:table-cell table:style-name="ce78" office:value-type="float" office:value="0.6">
            <text:p>0,60</text:p>
          </table:table-cell>
          <table:table-cell table:style-name="ce78" office:value-type="float" office:value="0">
            <text:p>0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30])" office:value-type="float" office:value="2018">
            <text:p>2018</text:p>
          </table:table-cell>
          <table:table-cell table:style-name="ce109" table:formula="of:=RIGHT(LEFT([.C230];4))" office:value-type="string" office:string-value="N">
            <text:p>N</text:p>
          </table:table-cell>
          <table:table-cell table:style-name="ce110" table:formula="of:=[.K230]&amp;[.H230]" office:value-type="string" office:string-value="NAP">
            <text:p>NAP</text:p>
          </table:table-cell>
          <table:table-cell table:style-name="ce109" table:formula="of:=[.L230]&amp;[.I230]" office:value-type="string" office:string-value="NAP">
            <text:p>NAP</text:p>
          </table:table-cell>
          <table:table-cell table:style-name="ce110" table:formula="of:=[.K230]&amp;[.J230]&amp;[.H230]" office:value-type="string" office:string-value="N2018AP">
            <text:p>N2018AP</text:p>
          </table:table-cell>
          <table:table-cell table:style-name="ce109" table:formula="of:=[.K230]&amp;[.J230]&amp;[.I230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13" office:value-type="string">
            <text:p>MTN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08F434251</text:p>
          </table:table-cell>
          <table:table-cell table:style-name="ce53" office:value-type="date" office:date-value="2013-12-16">
            <text:p>16/12/13</text:p>
          </table:table-cell>
          <table:table-cell table:style-name="ce77" office:value-type="float" office:value="-2.86">
            <text:p>-2,86</text:p>
          </table:table-cell>
          <table:table-cell table:style-name="ce78" office:value-type="float" office:value="-1.4">
            <text:p>-1,40</text:p>
          </table:table-cell>
          <table:table-cell table:style-name="ce77" office:value-type="float" office:value="-11.6">
            <text:p>-11,60</text:p>
          </table:table-cell>
          <table:table-cell table:style-name="ce75" office:value-type="string">
            <text:p>RP1</text:p>
          </table:table-cell>
          <table:table-cell table:style-name="ce75" office:value-type="string">
            <text:p>N</text:p>
          </table:table-cell>
          <table:table-cell table:style-name="ce104" table:formula="of:=YEAR([.D231])" office:value-type="float" office:value="2013">
            <text:p>2013</text:p>
          </table:table-cell>
          <table:table-cell table:style-name="ce109" table:formula="of:=RIGHT(LEFT([.C231];4))" office:value-type="string" office:string-value="F">
            <text:p>F</text:p>
          </table:table-cell>
          <table:table-cell table:style-name="ce110" table:formula="of:=[.K231]&amp;[.H231]" office:value-type="string" office:string-value="FRP1">
            <text:p>FRP1</text:p>
          </table:table-cell>
          <table:table-cell table:style-name="ce109" table:formula="of:=[.L231]&amp;[.I231]" office:value-type="string" office:string-value="FRP1N">
            <text:p>FRP1N</text:p>
          </table:table-cell>
          <table:table-cell table:style-name="ce110" table:formula="of:=[.K231]&amp;[.J231]&amp;[.H231]" office:value-type="string" office:string-value="F2013RP1">
            <text:p>F2013RP1</text:p>
          </table:table-cell>
          <table:table-cell table:style-name="ce109" table:formula="of:=[.K231]&amp;[.J231]&amp;[.I231]" office:value-type="string" office:string-value="F2013N">
            <text:p>F2013N</text:p>
          </table:table-cell>
          <table:table-cell table:style-name="ce113"/>
        </table:table-row>
        <table:table-row table:style-name="ro4">
          <table:table-cell table:style-name="ce13" office:value-type="string">
            <text:p>MTN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18N317839</text:p>
          </table:table-cell>
          <table:table-cell table:style-name="ce53" office:value-type="date" office:date-value="2018-11-27">
            <text:p>27/11/18</text:p>
          </table:table-cell>
          <table:table-cell table:style-name="ce78" office:value-type="float" office:value="0.4">
            <text:p>0,40</text:p>
          </table:table-cell>
          <table:table-cell table:style-name="ce78" office:value-type="float" office:value="-1">
            <text:p>-1,00</text:p>
          </table:table-cell>
          <table:table-cell table:style-name="ce83" office:value-type="float" office:value="-1.2">
            <text:p>-1,2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32])" office:value-type="float" office:value="2018">
            <text:p>2018</text:p>
          </table:table-cell>
          <table:table-cell table:style-name="ce109" table:formula="of:=RIGHT(LEFT([.C232];4))" office:value-type="string" office:string-value="N">
            <text:p>N</text:p>
          </table:table-cell>
          <table:table-cell table:style-name="ce110" table:formula="of:=[.K232]&amp;[.H232]" office:value-type="string" office:string-value="NAP">
            <text:p>NAP</text:p>
          </table:table-cell>
          <table:table-cell table:style-name="ce109" table:formula="of:=[.L232]&amp;[.I232]" office:value-type="string" office:string-value="NAP">
            <text:p>NAP</text:p>
          </table:table-cell>
          <table:table-cell table:style-name="ce110" table:formula="of:=[.K232]&amp;[.J232]&amp;[.H232]" office:value-type="string" office:string-value="N2018AP">
            <text:p>N2018AP</text:p>
          </table:table-cell>
          <table:table-cell table:style-name="ce109" table:formula="of:=[.K232]&amp;[.J232]&amp;[.I232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13" office:value-type="string">
            <text:p>MTN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08F511664</text:p>
          </table:table-cell>
          <table:table-cell table:style-name="ce53" office:value-type="date" office:date-value="2011-06-22">
            <text:p>22/06/11</text:p>
          </table:table-cell>
          <table:table-cell table:style-name="ce78" office:value-type="float" office:value="-1.24">
            <text:p>-1,24</text:p>
          </table:table-cell>
          <table:table-cell table:style-name="ce78" office:value-type="float" office:value="-10">
            <text:p>-10,00</text:p>
          </table:table-cell>
          <table:table-cell table:style-name="ce77" office:value-type="float" office:value="-100">
            <text:p>-100,00</text:p>
          </table:table-cell>
          <table:table-cell table:style-name="ce75" office:value-type="string">
            <text:p>RP2</text:p>
          </table:table-cell>
          <table:table-cell table:style-name="ce75" office:value-type="string">
            <text:p>N</text:p>
          </table:table-cell>
          <table:table-cell table:style-name="ce104" table:formula="of:=YEAR([.D233])" office:value-type="float" office:value="2011">
            <text:p>2011</text:p>
          </table:table-cell>
          <table:table-cell table:style-name="ce109" table:formula="of:=RIGHT(LEFT([.C233];4))" office:value-type="string" office:string-value="F">
            <text:p>F</text:p>
          </table:table-cell>
          <table:table-cell table:style-name="ce110" table:formula="of:=[.K233]&amp;[.H233]" office:value-type="string" office:string-value="FRP2">
            <text:p>FRP2</text:p>
          </table:table-cell>
          <table:table-cell table:style-name="ce109" table:formula="of:=[.L233]&amp;[.I233]" office:value-type="string" office:string-value="FRP2N">
            <text:p>FRP2N</text:p>
          </table:table-cell>
          <table:table-cell table:style-name="ce110" table:formula="of:=[.K233]&amp;[.J233]&amp;[.H233]" office:value-type="string" office:string-value="F2011RP2">
            <text:p>F2011RP2</text:p>
          </table:table-cell>
          <table:table-cell table:style-name="ce109" table:formula="of:=[.K233]&amp;[.J233]&amp;[.I233]" office:value-type="string" office:string-value="F2011N">
            <text:p>F2011N</text:p>
          </table:table-cell>
          <table:table-cell table:style-name="ce113"/>
        </table:table-row>
        <table:table-row table:style-name="ro4">
          <table:table-cell table:style-name="ce13" office:value-type="string">
            <text:p>MTN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08F293649</text:p>
          </table:table-cell>
          <table:table-cell table:style-name="ce53" office:value-type="date" office:date-value="2017-12-13">
            <text:p>13/12/17</text:p>
          </table:table-cell>
          <table:table-cell table:style-name="ce66" office:value-type="float" office:value="0.6">
            <text:p>0,6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3">
            <text:p>-3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34])" office:value-type="float" office:value="2017">
            <text:p>2017</text:p>
          </table:table-cell>
          <table:table-cell table:style-name="ce109" table:formula="of:=RIGHT(LEFT([.C234];4))" office:value-type="string" office:string-value="F">
            <text:p>F</text:p>
          </table:table-cell>
          <table:table-cell table:style-name="ce110" table:formula="of:=[.K234]&amp;[.H234]" office:value-type="string" office:string-value="FAP">
            <text:p>FAP</text:p>
          </table:table-cell>
          <table:table-cell table:style-name="ce109" table:formula="of:=[.L234]&amp;[.I234]" office:value-type="string" office:string-value="FAP">
            <text:p>FAP</text:p>
          </table:table-cell>
          <table:table-cell table:style-name="ce110" table:formula="of:=[.K234]&amp;[.J234]&amp;[.H234]" office:value-type="string" office:string-value="F2017AP">
            <text:p>F2017AP</text:p>
          </table:table-cell>
          <table:table-cell table:style-name="ce109" table:formula="of:=[.K234]&amp;[.J234]&amp;[.I234]" office:value-type="string" office:string-value="F2017">
            <text:p>F2017</text:p>
          </table:table-cell>
          <table:table-cell table:style-name="ce113"/>
        </table:table-row>
        <table:table-row table:style-name="ro4">
          <table:table-cell table:style-name="ce15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18N320887</text:p>
          </table:table-cell>
          <table:table-cell table:style-name="ce53" office:value-type="date" office:date-value="2018-10-26">
            <text:p>26/10/18</text:p>
          </table:table-cell>
          <table:table-cell table:style-name="ce78" office:value-type="float" office:value="1.5">
            <text:p>1,50</text:p>
          </table:table-cell>
          <table:table-cell table:style-name="ce78" office:value-type="float" office:value="0.4">
            <text:p>0,40</text:p>
          </table:table-cell>
          <table:table-cell table:style-name="ce77" office:value-type="float" office:value="1.6">
            <text:p>1,6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35])" office:value-type="float" office:value="2018">
            <text:p>2018</text:p>
          </table:table-cell>
          <table:table-cell table:style-name="ce109" table:formula="of:=RIGHT(LEFT([.C235];4))" office:value-type="string" office:string-value="N">
            <text:p>N</text:p>
          </table:table-cell>
          <table:table-cell table:style-name="ce110" table:formula="of:=[.K235]&amp;[.H235]" office:value-type="string" office:string-value="NAP">
            <text:p>NAP</text:p>
          </table:table-cell>
          <table:table-cell table:style-name="ce109" table:formula="of:=[.L235]&amp;[.I235]" office:value-type="string" office:string-value="NAP">
            <text:p>NAP</text:p>
          </table:table-cell>
          <table:table-cell table:style-name="ce110" table:formula="of:=[.K235]&amp;[.J235]&amp;[.H235]" office:value-type="string" office:string-value="N2018AP">
            <text:p>N2018AP</text:p>
          </table:table-cell>
          <table:table-cell table:style-name="ce109" table:formula="of:=[.K235]&amp;[.J235]&amp;[.I235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15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18N319872</text:p>
          </table:table-cell>
          <table:table-cell table:style-name="ce53" office:value-type="date" office:date-value="2018-10-22">
            <text:p>22/10/18</text:p>
          </table:table-cell>
          <table:table-cell table:style-name="ce66" office:value-type="float" office:value="0.6">
            <text:p>0,60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0">
            <text:p>0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04" table:formula="of:=YEAR([.D236])" office:value-type="float" office:value="2018">
            <text:p>2018</text:p>
          </table:table-cell>
          <table:table-cell table:style-name="ce109" table:formula="of:=RIGHT(LEFT([.C236];4))" office:value-type="string" office:string-value="N">
            <text:p>N</text:p>
          </table:table-cell>
          <table:table-cell table:style-name="ce110" table:formula="of:=[.K236]&amp;[.H236]" office:value-type="string" office:string-value="NAP">
            <text:p>NAP</text:p>
          </table:table-cell>
          <table:table-cell table:style-name="ce109" table:formula="of:=[.L236]&amp;[.I236]" office:value-type="string" office:string-value="NAP">
            <text:p>NAP</text:p>
          </table:table-cell>
          <table:table-cell table:style-name="ce110" table:formula="of:=[.K236]&amp;[.J236]&amp;[.H236]" office:value-type="string" office:string-value="N2018AP">
            <text:p>N2018AP</text:p>
          </table:table-cell>
          <table:table-cell table:style-name="ce109" table:formula="of:=[.K236]&amp;[.J236]&amp;[.I236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15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6" office:value-type="string">
            <text:p>A17N286903</text:p>
          </table:table-cell>
          <table:table-cell table:style-name="ce53" office:value-type="date" office:date-value="2018-08-10">
            <text:p>10/08/18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-1.4">
            <text:p>-1,40</text:p>
          </table:table-cell>
          <table:table-cell table:style-name="ce82" office:value-type="float" office:value="-2">
            <text:p>-2,00</text:p>
          </table:table-cell>
          <table:table-cell table:style-name="ce89" office:value-type="string">
            <text:p>AP</text:p>
          </table:table-cell>
          <table:table-cell table:style-name="ce100"/>
          <table:table-cell table:style-name="ce104" table:formula="of:=YEAR([.D237])" office:value-type="float" office:value="2018">
            <text:p>2018</text:p>
          </table:table-cell>
          <table:table-cell table:style-name="ce109" table:formula="of:=RIGHT(LEFT([.C237];4))" office:value-type="string" office:string-value="N">
            <text:p>N</text:p>
          </table:table-cell>
          <table:table-cell table:style-name="ce110" table:formula="of:=[.K237]&amp;[.H237]" office:value-type="string" office:string-value="NAP">
            <text:p>NAP</text:p>
          </table:table-cell>
          <table:table-cell table:style-name="ce109" table:formula="of:=[.L237]&amp;[.I237]" office:value-type="string" office:string-value="NAP">
            <text:p>NAP</text:p>
          </table:table-cell>
          <table:table-cell table:style-name="ce110" table:formula="of:=[.K237]&amp;[.J237]&amp;[.H237]" office:value-type="string" office:string-value="N2018AP">
            <text:p>N2018AP</text:p>
          </table:table-cell>
          <table:table-cell table:style-name="ce109" table:formula="of:=[.K237]&amp;[.J237]&amp;[.I237]" office:value-type="string" office:string-value="N2018">
            <text:p>N2018</text:p>
          </table:table-cell>
          <table:table-cell table:style-name="ce115" office:value-type="string">
            <text:p>Hidrometro com o filtro obstruido com particula solida fora das características metrológica. </text:p>
          </table:table-cell>
        </table:table-row>
        <table:table-row table:style-name="ro4">
          <table:table-cell table:style-name="ce15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02S200911</text:p>
          </table:table-cell>
          <table:table-cell table:style-name="ce53" office:value-type="date" office:date-value="2008-11-22">
            <text:p>22/11/08</text:p>
          </table:table-cell>
          <table:table-cell table:style-name="ce66" office:value-type="float" office:value="-4.65">
            <text:p>-4,65</text:p>
          </table:table-cell>
          <table:table-cell table:style-name="ce66" office:value-type="float" office:value="-10.5">
            <text:p>-10,50</text:p>
          </table:table-cell>
          <table:table-cell table:style-name="ce69" office:value-type="float" office:value="-93">
            <text:p>-93,00</text:p>
          </table:table-cell>
          <table:table-cell table:style-name="ce75" office:value-type="string">
            <text:p>RP2</text:p>
          </table:table-cell>
          <table:table-cell table:style-name="ce96" office:value-type="string">
            <text:p>N</text:p>
          </table:table-cell>
          <table:table-cell table:style-name="ce104" table:formula="of:=YEAR([.D238])" office:value-type="float" office:value="2008">
            <text:p>2008</text:p>
          </table:table-cell>
          <table:table-cell table:style-name="ce109" table:formula="of:=RIGHT(LEFT([.C238];4))" office:value-type="string" office:string-value="S">
            <text:p>S</text:p>
          </table:table-cell>
          <table:table-cell table:style-name="ce110" table:formula="of:=[.K238]&amp;[.H238]" office:value-type="string" office:string-value="SRP2">
            <text:p>SRP2</text:p>
          </table:table-cell>
          <table:table-cell table:style-name="ce109" table:formula="of:=[.L238]&amp;[.I238]" office:value-type="string" office:string-value="SRP2N">
            <text:p>SRP2N</text:p>
          </table:table-cell>
          <table:table-cell table:style-name="ce110" table:formula="of:=[.K238]&amp;[.J238]&amp;[.H238]" office:value-type="string" office:string-value="S2008RP2">
            <text:p>S2008RP2</text:p>
          </table:table-cell>
          <table:table-cell table:style-name="ce109" table:formula="of:=[.K238]&amp;[.J238]&amp;[.I238]" office:value-type="string" office:string-value="S2008N">
            <text:p>S2008N</text:p>
          </table:table-cell>
          <table:table-cell table:style-name="ce115"/>
        </table:table-row>
        <table:table-row table:style-name="ro2">
          <table:table-cell table:style-name="ce15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35" office:value-type="string">
            <text:p>A03S063280</text:p>
          </table:table-cell>
          <table:table-cell table:style-name="ce53" office:value-type="date" office:date-value="2010-12-03">
            <text:p>03/12/10</text:p>
          </table:table-cell>
          <table:table-cell table:style-name="ce66" office:value-type="float" office:value="-6">
            <text:p>-6,00</text:p>
          </table:table-cell>
          <table:table-cell table:style-name="ce66" office:value-type="float" office:value="-9.4">
            <text:p>-9,40</text:p>
          </table:table-cell>
          <table:table-cell table:style-name="ce69" office:value-type="float" office:value="-37">
            <text:p>-37,00</text:p>
          </table:table-cell>
          <table:table-cell table:style-name="ce86" office:value-type="string">
            <text:p>RP3</text:p>
          </table:table-cell>
          <table:table-cell table:style-name="ce86" office:value-type="string">
            <text:p>N</text:p>
          </table:table-cell>
          <table:table-cell table:style-name="ce104" table:formula="of:=YEAR([.D239])" office:value-type="float" office:value="2010">
            <text:p>2010</text:p>
          </table:table-cell>
          <table:table-cell table:style-name="ce109" table:formula="of:=RIGHT(LEFT([.C239];4))" office:value-type="string" office:string-value="S">
            <text:p>S</text:p>
          </table:table-cell>
          <table:table-cell table:style-name="ce110" table:formula="of:=[.K239]&amp;[.H239]" office:value-type="string" office:string-value="SRP3">
            <text:p>SRP3</text:p>
          </table:table-cell>
          <table:table-cell table:style-name="ce109" table:formula="of:=[.L239]&amp;[.I239]" office:value-type="string" office:string-value="SRP3N">
            <text:p>SRP3N</text:p>
          </table:table-cell>
          <table:table-cell table:style-name="ce110" table:formula="of:=[.K239]&amp;[.J239]&amp;[.H239]" office:value-type="string" office:string-value="S2010RP3">
            <text:p>S2010RP3</text:p>
          </table:table-cell>
          <table:table-cell table:style-name="ce109" table:formula="of:=[.K239]&amp;[.J239]&amp;[.I239]" office:value-type="string" office:string-value="S2010N">
            <text:p>S2010N</text:p>
          </table:table-cell>
          <table:table-cell table:style-name="ce113"/>
        </table:table-row>
        <table:table-row table:style-name="ro4">
          <table:table-cell table:style-name="ce15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13F149114</text:p>
          </table:table-cell>
          <table:table-cell table:style-name="ce53" office:value-type="date" office:date-value="2013-10-22">
            <text:p>22/10/13</text:p>
          </table:table-cell>
          <table:table-cell table:style-name="ce78" office:value-type="float" office:value="-0.56">
            <text:p>-0,56</text:p>
          </table:table-cell>
          <table:table-cell table:style-name="ce78" office:value-type="float" office:value="1.2">
            <text:p>1,20</text:p>
          </table:table-cell>
          <table:table-cell table:style-name="ce77" office:value-type="float" office:value="-0.2">
            <text:p>-0,2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40])" office:value-type="float" office:value="2013">
            <text:p>2013</text:p>
          </table:table-cell>
          <table:table-cell table:style-name="ce109" table:formula="of:=RIGHT(LEFT([.C240];4))" office:value-type="string" office:string-value="F">
            <text:p>F</text:p>
          </table:table-cell>
          <table:table-cell table:style-name="ce110" table:formula="of:=[.K240]&amp;[.H240]" office:value-type="string" office:string-value="FAP">
            <text:p>FAP</text:p>
          </table:table-cell>
          <table:table-cell table:style-name="ce109" table:formula="of:=[.L240]&amp;[.I240]" office:value-type="string" office:string-value="FAP">
            <text:p>FAP</text:p>
          </table:table-cell>
          <table:table-cell table:style-name="ce110" table:formula="of:=[.K240]&amp;[.J240]&amp;[.H240]" office:value-type="string" office:string-value="F2013AP">
            <text:p>F2013AP</text:p>
          </table:table-cell>
          <table:table-cell table:style-name="ce109" table:formula="of:=[.K240]&amp;[.J240]&amp;[.I240]" office:value-type="string" office:string-value="F2013">
            <text:p>F2013</text:p>
          </table:table-cell>
          <table:table-cell table:style-name="ce113"/>
        </table:table-row>
        <table:table-row table:style-name="ro4">
          <table:table-cell table:style-name="ce15" office:value-type="string">
            <text:p>MTO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08F470559</text:p>
          </table:table-cell>
          <table:table-cell table:style-name="ce53" office:value-type="date" office:date-value="2008-11-26">
            <text:p>26/11/08</text:p>
          </table:table-cell>
          <table:table-cell table:number-columns-repeated="3" table:style-name="ce66" office:value-type="string">
            <text:p>-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241])" office:value-type="float" office:value="2008">
            <text:p>2008</text:p>
          </table:table-cell>
          <table:table-cell table:style-name="ce109" table:formula="of:=RIGHT(LEFT([.C241];4))" office:value-type="string" office:string-value="F">
            <text:p>F</text:p>
          </table:table-cell>
          <table:table-cell table:style-name="ce110" table:formula="of:=[.K241]&amp;[.H241]" office:value-type="string" office:string-value="FRP1">
            <text:p>FRP1</text:p>
          </table:table-cell>
          <table:table-cell table:style-name="ce109" table:formula="of:=[.L241]&amp;[.I241]" office:value-type="string" office:string-value="FRP1N">
            <text:p>FRP1N</text:p>
          </table:table-cell>
          <table:table-cell table:style-name="ce110" table:formula="of:=[.K241]&amp;[.J241]&amp;[.H241]" office:value-type="string" office:string-value="F2008RP1">
            <text:p>F2008RP1</text:p>
          </table:table-cell>
          <table:table-cell table:style-name="ce109" table:formula="of:=[.K241]&amp;[.J241]&amp;[.I241]" office:value-type="string" office:string-value="F2008N">
            <text:p>F2008N</text:p>
          </table:table-cell>
          <table:table-cell table:style-name="ce113"/>
        </table:table-row>
        <table:table-row table:style-name="ro4">
          <table:table-cell table:style-name="ce16" office:value-type="string">
            <text:p>BME</text:p>
          </table:table-cell>
          <table:table-cell table:style-name="ce26" office:value-type="date" office:date-value="2019-01-23">
            <text:p>23/01/19</text:p>
          </table:table-cell>
          <table:table-cell table:style-name="ce42" office:value-type="string">
            <text:p>A13F232888</text:p>
          </table:table-cell>
          <table:table-cell table:style-name="ce53" office:value-type="date" office:date-value="2014-04-05">
            <text:p>05/04/14</text:p>
          </table:table-cell>
          <table:table-cell table:style-name="ce66" office:value-type="float" office:value="0.16">
            <text:p>0,16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1.4">
            <text:p>-1,4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42])" office:value-type="float" office:value="2014">
            <text:p>2014</text:p>
          </table:table-cell>
          <table:table-cell table:style-name="ce109" table:formula="of:=RIGHT(LEFT([.C242];4))" office:value-type="string" office:string-value="F">
            <text:p>F</text:p>
          </table:table-cell>
          <table:table-cell table:style-name="ce110" table:formula="of:=[.K242]&amp;[.H242]" office:value-type="string" office:string-value="FAP">
            <text:p>FAP</text:p>
          </table:table-cell>
          <table:table-cell table:style-name="ce109" table:formula="of:=[.L242]&amp;[.I242]" office:value-type="string" office:string-value="FAP">
            <text:p>FAP</text:p>
          </table:table-cell>
          <table:table-cell table:style-name="ce110" table:formula="of:=[.K242]&amp;[.J242]&amp;[.H242]" office:value-type="string" office:string-value="F2014AP">
            <text:p>F2014AP</text:p>
          </table:table-cell>
          <table:table-cell table:style-name="ce109" table:formula="of:=[.K242]&amp;[.J242]&amp;[.I242]" office:value-type="string" office:string-value="F2014">
            <text:p>F2014</text:p>
          </table:table-cell>
          <table:table-cell table:style-name="ce115"/>
        </table:table-row>
        <table:table-row table:style-name="ro2">
          <table:table-cell table:style-name="ce12" office:value-type="string">
            <text:p>BME</text:p>
          </table:table-cell>
          <table:table-cell table:style-name="ce26" office:value-type="date" office:date-value="2019-01-23">
            <text:p>23/01/19</text:p>
          </table:table-cell>
          <table:table-cell table:style-name="ce35" office:value-type="string">
            <text:p>A13F150190</text:p>
          </table:table-cell>
          <table:table-cell table:style-name="ce53" office:value-type="date" office:date-value="2014-03-07">
            <text:p>07/03/14</text:p>
          </table:table-cell>
          <table:table-cell table:style-name="ce66" office:value-type="float" office:value="-1.56">
            <text:p>-1,56</text:p>
          </table:table-cell>
          <table:table-cell table:style-name="ce66" office:value-type="float" office:value="-27.4">
            <text:p>-27,4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243])" office:value-type="float" office:value="2014">
            <text:p>2014</text:p>
          </table:table-cell>
          <table:table-cell table:style-name="ce109" table:formula="of:=RIGHT(LEFT([.C243];4))" office:value-type="string" office:string-value="F">
            <text:p>F</text:p>
          </table:table-cell>
          <table:table-cell table:style-name="ce110" table:formula="of:=[.K243]&amp;[.H243]" office:value-type="string" office:string-value="FRP2">
            <text:p>FRP2</text:p>
          </table:table-cell>
          <table:table-cell table:style-name="ce109" table:formula="of:=[.L243]&amp;[.I243]" office:value-type="string" office:string-value="FRP2N">
            <text:p>FRP2N</text:p>
          </table:table-cell>
          <table:table-cell table:style-name="ce110" table:formula="of:=[.K243]&amp;[.J243]&amp;[.H243]" office:value-type="string" office:string-value="F2014RP2">
            <text:p>F2014RP2</text:p>
          </table:table-cell>
          <table:table-cell table:style-name="ce109" table:formula="of:=[.K243]&amp;[.J243]&amp;[.I243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17" office:value-type="string">
            <text:p>BME</text:p>
          </table:table-cell>
          <table:table-cell table:style-name="ce27" office:value-type="date" office:date-value="2019-01-23">
            <text:p>23/01/19</text:p>
          </table:table-cell>
          <table:table-cell table:style-name="ce45" office:value-type="string">
            <text:p>A07F267208</text:p>
          </table:table-cell>
          <table:table-cell table:style-name="ce54" office:value-type="date" office:date-value="2008-04-28">
            <text:p>28/04/08</text:p>
          </table:table-cell>
          <table:table-cell table:style-name="ce71" office:value-type="float" office:value="-3.56">
            <text:p>-3,56</text:p>
          </table:table-cell>
          <table:table-cell table:style-name="ce71" office:value-type="float" office:value="-2.4">
            <text:p>-2,40</text:p>
          </table:table-cell>
          <table:table-cell table:style-name="ce70" office:value-type="float" office:value="-14">
            <text:p>-14,00</text:p>
          </table:table-cell>
          <table:table-cell table:style-name="ce87" office:value-type="string">
            <text:p>RP1</text:p>
          </table:table-cell>
          <table:table-cell table:style-name="ce99" office:value-type="string">
            <text:p>N</text:p>
          </table:table-cell>
          <table:table-cell table:style-name="ce104" table:formula="of:=YEAR([.D244])" office:value-type="float" office:value="2008">
            <text:p>2008</text:p>
          </table:table-cell>
          <table:table-cell table:style-name="ce109" table:formula="of:=RIGHT(LEFT([.C244];4))" office:value-type="string" office:string-value="F">
            <text:p>F</text:p>
          </table:table-cell>
          <table:table-cell table:style-name="ce110" table:formula="of:=[.K244]&amp;[.H244]" office:value-type="string" office:string-value="FRP1">
            <text:p>FRP1</text:p>
          </table:table-cell>
          <table:table-cell table:style-name="ce109" table:formula="of:=[.L244]&amp;[.I244]" office:value-type="string" office:string-value="FRP1N">
            <text:p>FRP1N</text:p>
          </table:table-cell>
          <table:table-cell table:style-name="ce110" table:formula="of:=[.K244]&amp;[.J244]&amp;[.H244]" office:value-type="string" office:string-value="F2008RP1">
            <text:p>F2008RP1</text:p>
          </table:table-cell>
          <table:table-cell table:style-name="ce109" table:formula="of:=[.K244]&amp;[.J244]&amp;[.I244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16" office:value-type="string">
            <text:p>MTL</text:p>
          </table:table-cell>
          <table:table-cell table:style-name="ce26" office:value-type="date" office:date-value="2019-01-24">
            <text:p>24/01/19</text:p>
          </table:table-cell>
          <table:table-cell table:style-name="ce42" office:value-type="string">
            <text:p>D14L004844</text:p>
          </table:table-cell>
          <table:table-cell table:style-name="ce53" office:value-type="date" office:date-value="2017-11-07">
            <text:p>07/11/17</text:p>
          </table:table-cell>
          <table:table-cell table:style-name="ce66" office:value-type="float" office:value="1.26">
            <text:p>1,26</text:p>
          </table:table-cell>
          <table:table-cell table:style-name="ce66" office:value-type="float" office:value="5">
            <text:p>5,00</text:p>
          </table:table-cell>
          <table:table-cell table:style-name="ce69" office:value-type="float" office:value="2.8">
            <text:p>2,8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45])" office:value-type="float" office:value="2017">
            <text:p>2017</text:p>
          </table:table-cell>
          <table:table-cell table:style-name="ce109" table:formula="of:=RIGHT(LEFT([.C245];4))" office:value-type="string" office:string-value="L">
            <text:p>L</text:p>
          </table:table-cell>
          <table:table-cell table:style-name="ce110" table:formula="of:=[.K245]&amp;[.H245]" office:value-type="string" office:string-value="LAP">
            <text:p>LAP</text:p>
          </table:table-cell>
          <table:table-cell table:style-name="ce109" table:formula="of:=[.L245]&amp;[.I245]" office:value-type="string" office:string-value="LAP">
            <text:p>LAP</text:p>
          </table:table-cell>
          <table:table-cell table:style-name="ce110" table:formula="of:=[.K245]&amp;[.J245]&amp;[.H245]" office:value-type="string" office:string-value="L2017AP">
            <text:p>L2017AP</text:p>
          </table:table-cell>
          <table:table-cell table:style-name="ce109" table:formula="of:=[.K245]&amp;[.J245]&amp;[.I245]" office:value-type="string" office:string-value="L2017">
            <text:p>L2017</text:p>
          </table:table-cell>
          <table:table-cell table:style-name="ce113"/>
        </table:table-row>
        <table:table-row table:style-name="ro4">
          <table:table-cell table:style-name="ce16" office:value-type="string">
            <text:p>MTL</text:p>
          </table:table-cell>
          <table:table-cell table:style-name="ce26" office:value-type="date" office:date-value="2019-01-24">
            <text:p>24/01/19</text:p>
          </table:table-cell>
          <table:table-cell table:style-name="ce42" office:value-type="string">
            <text:p>A17F022918</text:p>
          </table:table-cell>
          <table:table-cell table:style-name="ce53" office:value-type="date" office:date-value="2017-04-29">
            <text:p>29/04/17</text:p>
          </table:table-cell>
          <table:table-cell table:number-columns-repeated="3" table:style-name="ce66" office:value-type="string">
            <text:p>-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246])" office:value-type="float" office:value="2017">
            <text:p>2017</text:p>
          </table:table-cell>
          <table:table-cell table:style-name="ce109" table:formula="of:=RIGHT(LEFT([.C246];4))" office:value-type="string" office:string-value="F">
            <text:p>F</text:p>
          </table:table-cell>
          <table:table-cell table:style-name="ce110" table:formula="of:=[.K246]&amp;[.H246]" office:value-type="string" office:string-value="FRP1">
            <text:p>FRP1</text:p>
          </table:table-cell>
          <table:table-cell table:style-name="ce109" table:formula="of:=[.L246]&amp;[.I246]" office:value-type="string" office:string-value="FRP1N">
            <text:p>FRP1N</text:p>
          </table:table-cell>
          <table:table-cell table:style-name="ce110" table:formula="of:=[.K246]&amp;[.J246]&amp;[.H246]" office:value-type="string" office:string-value="F2017RP1">
            <text:p>F2017RP1</text:p>
          </table:table-cell>
          <table:table-cell table:style-name="ce109" table:formula="of:=[.K246]&amp;[.J246]&amp;[.I246]" office:value-type="string" office:string-value="F2017N">
            <text:p>F2017N</text:p>
          </table:table-cell>
          <table:table-cell table:style-name="ce115"/>
        </table:table-row>
        <table:table-row table:style-name="ro4">
          <table:table-cell table:style-name="ce16" office:value-type="string">
            <text:p>MTL</text:p>
          </table:table-cell>
          <table:table-cell table:style-name="ce26" office:value-type="date" office:date-value="2019-01-24">
            <text:p>24/01/19</text:p>
          </table:table-cell>
          <table:table-cell table:style-name="ce42" office:value-type="string">
            <text:p>A08F475995</text:p>
          </table:table-cell>
          <table:table-cell table:style-name="ce53" office:value-type="date" office:date-value="2016-08-10">
            <text:p>10/08/16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4.6">
            <text:p>-4,6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47])" office:value-type="float" office:value="2016">
            <text:p>2016</text:p>
          </table:table-cell>
          <table:table-cell table:style-name="ce109" table:formula="of:=RIGHT(LEFT([.C247];4))" office:value-type="string" office:string-value="F">
            <text:p>F</text:p>
          </table:table-cell>
          <table:table-cell table:style-name="ce110" table:formula="of:=[.K247]&amp;[.H247]" office:value-type="string" office:string-value="FAP">
            <text:p>FAP</text:p>
          </table:table-cell>
          <table:table-cell table:style-name="ce109" table:formula="of:=[.L247]&amp;[.I247]" office:value-type="string" office:string-value="FAP">
            <text:p>FAP</text:p>
          </table:table-cell>
          <table:table-cell table:style-name="ce110" table:formula="of:=[.K247]&amp;[.J247]&amp;[.H247]" office:value-type="string" office:string-value="F2016AP">
            <text:p>F2016AP</text:p>
          </table:table-cell>
          <table:table-cell table:style-name="ce109" table:formula="of:=[.K247]&amp;[.J247]&amp;[.I247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16" office:value-type="string">
            <text:p>MTL</text:p>
          </table:table-cell>
          <table:table-cell table:style-name="ce26" office:value-type="date" office:date-value="2019-01-24">
            <text:p>24/01/19</text:p>
          </table:table-cell>
          <table:table-cell table:style-name="ce42" office:value-type="string">
            <text:p>A06F326482</text:p>
          </table:table-cell>
          <table:table-cell table:style-name="ce53" office:value-type="date" office:date-value="2016-12-21">
            <text:p>21/12/16</text:p>
          </table:table-cell>
          <table:table-cell table:style-name="ce69" office:value-type="float" office:value="-0.9">
            <text:p>-0,9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2">
            <text:p>-32,0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248])" office:value-type="float" office:value="2016">
            <text:p>2016</text:p>
          </table:table-cell>
          <table:table-cell table:style-name="ce109" table:formula="of:=RIGHT(LEFT([.C248];4))" office:value-type="string" office:string-value="F">
            <text:p>F</text:p>
          </table:table-cell>
          <table:table-cell table:style-name="ce110" table:formula="of:=[.K248]&amp;[.H248]" office:value-type="string" office:string-value="FRP1">
            <text:p>FRP1</text:p>
          </table:table-cell>
          <table:table-cell table:style-name="ce109" table:formula="of:=[.L248]&amp;[.I248]" office:value-type="string" office:string-value="FRP1N">
            <text:p>FRP1N</text:p>
          </table:table-cell>
          <table:table-cell table:style-name="ce110" table:formula="of:=[.K248]&amp;[.J248]&amp;[.H248]" office:value-type="string" office:string-value="F2016RP1">
            <text:p>F2016RP1</text:p>
          </table:table-cell>
          <table:table-cell table:style-name="ce109" table:formula="of:=[.K248]&amp;[.J248]&amp;[.I248]" office:value-type="string" office:string-value="F2016N">
            <text:p>F2016N</text:p>
          </table:table-cell>
          <table:table-cell table:style-name="ce113"/>
        </table:table-row>
        <table:table-row table:style-name="ro4">
          <table:table-cell table:style-name="ce16" office:value-type="string">
            <text:p>MTL</text:p>
          </table:table-cell>
          <table:table-cell table:style-name="ce26" office:value-type="date" office:date-value="2019-01-24">
            <text:p>24/01/19</text:p>
          </table:table-cell>
          <table:table-cell table:style-name="ce42" office:value-type="string">
            <text:p>A12F032290</text:p>
          </table:table-cell>
          <table:table-cell table:style-name="ce53" office:value-type="date" office:date-value="2012-04-28">
            <text:p>28/04/12</text:p>
          </table:table-cell>
          <table:table-cell table:style-name="ce66" office:value-type="float" office:value="-1.16">
            <text:p>-1,16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20">
            <text:p>-20,00</text:p>
          </table:table-cell>
          <table:table-cell table:style-name="ce75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4" table:formula="of:=YEAR([.D249])" office:value-type="float" office:value="2012">
            <text:p>2012</text:p>
          </table:table-cell>
          <table:table-cell table:style-name="ce109" table:formula="of:=RIGHT(LEFT([.C249];4))" office:value-type="string" office:string-value="F">
            <text:p>F</text:p>
          </table:table-cell>
          <table:table-cell table:style-name="ce110" table:formula="of:=[.K249]&amp;[.H249]" office:value-type="string" office:string-value="FRP1">
            <text:p>FRP1</text:p>
          </table:table-cell>
          <table:table-cell table:style-name="ce109" table:formula="of:=[.L249]&amp;[.I249]" office:value-type="string" office:string-value="FRP1N">
            <text:p>FRP1N</text:p>
          </table:table-cell>
          <table:table-cell table:style-name="ce110" table:formula="of:=[.K249]&amp;[.J249]&amp;[.H249]" office:value-type="string" office:string-value="F2012RP1">
            <text:p>F2012RP1</text:p>
          </table:table-cell>
          <table:table-cell table:style-name="ce109" table:formula="of:=[.K249]&amp;[.J249]&amp;[.I249]" office:value-type="string" office:string-value="F2012N">
            <text:p>F2012N</text:p>
          </table:table-cell>
          <table:table-cell table:style-name="ce113"/>
        </table:table-row>
        <table:table-row table:style-name="ro2">
          <table:table-cell table:style-name="ce9" office:value-type="string">
            <text:p>MTL</text:p>
          </table:table-cell>
          <table:table-cell table:style-name="ce26" office:value-type="date" office:date-value="2019-01-24">
            <text:p>24/01/19</text:p>
          </table:table-cell>
          <table:table-cell table:style-name="ce35" office:value-type="string">
            <text:p>A10F478859</text:p>
          </table:table-cell>
          <table:table-cell table:style-name="ce53" office:value-type="date" office:date-value="2010-12-23">
            <text:p>23/12/10</text:p>
          </table:table-cell>
          <table:table-cell table:number-columns-repeated="3" table:style-name="ce66" office:value-type="string">
            <text:p>-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50])" office:value-type="float" office:value="2010">
            <text:p>2010</text:p>
          </table:table-cell>
          <table:table-cell table:style-name="ce109" table:formula="of:=RIGHT(LEFT([.C250];4))" office:value-type="string" office:string-value="F">
            <text:p>F</text:p>
          </table:table-cell>
          <table:table-cell table:style-name="ce110" table:formula="of:=[.K250]&amp;[.H250]" office:value-type="string" office:string-value="FRP1">
            <text:p>FRP1</text:p>
          </table:table-cell>
          <table:table-cell table:style-name="ce109" table:formula="of:=[.L250]&amp;[.I250]" office:value-type="string" office:string-value="FRP1N">
            <text:p>FRP1N</text:p>
          </table:table-cell>
          <table:table-cell table:style-name="ce110" table:formula="of:=[.K250]&amp;[.J250]&amp;[.H250]" office:value-type="string" office:string-value="F2010RP1">
            <text:p>F2010RP1</text:p>
          </table:table-cell>
          <table:table-cell table:style-name="ce109" table:formula="of:=[.K250]&amp;[.J250]&amp;[.I250]" office:value-type="string" office:string-value="F2010N">
            <text:p>F2010N</text:p>
          </table:table-cell>
          <table:table-cell table:style-name="ce113"/>
        </table:table-row>
        <table:table-row table:style-name="ro2">
          <table:table-cell table:style-name="ce16" office:value-type="string">
            <text:p>MTL</text:p>
          </table:table-cell>
          <table:table-cell table:style-name="ce26" office:value-type="date" office:date-value="2019-01-24">
            <text:p>24/01/19</text:p>
          </table:table-cell>
          <table:table-cell table:style-name="ce35" office:value-type="string">
            <text:p>A14F115483</text:p>
          </table:table-cell>
          <table:table-cell table:style-name="ce53" office:value-type="date" office:date-value="2014-07-29">
            <text:p>29/07/14</text:p>
          </table:table-cell>
          <table:table-cell table:style-name="ce66" office:value-type="float" office:value="-0.5">
            <text:p>-0,50</text:p>
          </table:table-cell>
          <table:table-cell table:style-name="ce66" office:value-type="float" office:value="3.6">
            <text:p>3,60</text:p>
          </table:table-cell>
          <table:table-cell table:style-name="ce69" office:value-type="float" office:value="-4.6">
            <text:p>-4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51])" office:value-type="float" office:value="2014">
            <text:p>2014</text:p>
          </table:table-cell>
          <table:table-cell table:style-name="ce109" table:formula="of:=RIGHT(LEFT([.C251];4))" office:value-type="string" office:string-value="F">
            <text:p>F</text:p>
          </table:table-cell>
          <table:table-cell table:style-name="ce110" table:formula="of:=[.K251]&amp;[.H251]" office:value-type="string" office:string-value="FAP">
            <text:p>FAP</text:p>
          </table:table-cell>
          <table:table-cell table:style-name="ce109" table:formula="of:=[.L251]&amp;[.I251]" office:value-type="string" office:string-value="FAP">
            <text:p>FAP</text:p>
          </table:table-cell>
          <table:table-cell table:style-name="ce110" table:formula="of:=[.K251]&amp;[.J251]&amp;[.H251]" office:value-type="string" office:string-value="F2014AP">
            <text:p>F2014AP</text:p>
          </table:table-cell>
          <table:table-cell table:style-name="ce109" table:formula="of:=[.K251]&amp;[.J251]&amp;[.I251]" office:value-type="string" office:string-value="F2014">
            <text:p>F2014</text:p>
          </table:table-cell>
          <table:table-cell table:style-name="ce113"/>
        </table:table-row>
        <table:table-row table:style-name="ro4">
          <table:table-cell table:style-name="ce16" office:value-type="string">
            <text:p>MTL</text:p>
          </table:table-cell>
          <table:table-cell table:style-name="ce26" office:value-type="date" office:date-value="2019-01-24">
            <text:p>24/01/19</text:p>
          </table:table-cell>
          <table:table-cell table:style-name="ce42" office:value-type="string">
            <text:p>A16F055924</text:p>
          </table:table-cell>
          <table:table-cell table:style-name="ce53" office:value-type="date" office:date-value="2016-06-01">
            <text:p>01/06/16</text:p>
          </table:table-cell>
          <table:table-cell table:style-name="ce66" office:value-type="float" office:value="-2.58">
            <text:p>-2,58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1">
            <text:p>1,00</text:p>
          </table:table-cell>
          <table:table-cell table:style-name="ce75" office:value-type="string">
            <text:p>AP</text:p>
          </table:table-cell>
          <table:table-cell table:style-name="ce96"/>
          <table:table-cell table:style-name="ce104" table:formula="of:=YEAR([.D252])" office:value-type="float" office:value="2016">
            <text:p>2016</text:p>
          </table:table-cell>
          <table:table-cell table:style-name="ce109" table:formula="of:=RIGHT(LEFT([.C252];4))" office:value-type="string" office:string-value="F">
            <text:p>F</text:p>
          </table:table-cell>
          <table:table-cell table:style-name="ce110" table:formula="of:=[.K252]&amp;[.H252]" office:value-type="string" office:string-value="FAP">
            <text:p>FAP</text:p>
          </table:table-cell>
          <table:table-cell table:style-name="ce109" table:formula="of:=[.L252]&amp;[.I252]" office:value-type="string" office:string-value="FAP">
            <text:p>FAP</text:p>
          </table:table-cell>
          <table:table-cell table:style-name="ce110" table:formula="of:=[.K252]&amp;[.J252]&amp;[.H252]" office:value-type="string" office:string-value="F2016AP">
            <text:p>F2016AP</text:p>
          </table:table-cell>
          <table:table-cell table:style-name="ce109" table:formula="of:=[.K252]&amp;[.J252]&amp;[.I252]" office:value-type="string" office:string-value="F2016">
            <text:p>F2016</text:p>
          </table:table-cell>
          <table:table-cell table:style-name="ce113"/>
        </table:table-row>
        <table:table-row table:style-name="ro2">
          <table:table-cell table:style-name="ce17" office:value-type="string">
            <text:p>MTL</text:p>
          </table:table-cell>
          <table:table-cell table:style-name="ce27" office:value-type="date" office:date-value="2019-01-24">
            <text:p>24/01/19</text:p>
          </table:table-cell>
          <table:table-cell table:style-name="ce34" office:value-type="string">
            <text:p>A07S134916</text:p>
          </table:table-cell>
          <table:table-cell table:style-name="ce54" office:value-type="date" office:date-value="2014-09-25">
            <text:p>25/09/14</text:p>
          </table:table-cell>
          <table:table-cell table:style-name="ce70" office:value-type="float" office:value="-1.16">
            <text:p>-1,16</text:p>
          </table:table-cell>
          <table:table-cell table:style-name="ce71" office:value-type="float" office:value="-1.4">
            <text:p>-1,40</text:p>
          </table:table-cell>
          <table:table-cell table:style-name="ce70" office:value-type="float" office:value="-10">
            <text:p>-1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4" table:formula="of:=YEAR([.D253])" office:value-type="float" office:value="2014">
            <text:p>2014</text:p>
          </table:table-cell>
          <table:table-cell table:style-name="ce109" table:formula="of:=RIGHT(LEFT([.C253];4))" office:value-type="string" office:string-value="S">
            <text:p>S</text:p>
          </table:table-cell>
          <table:table-cell table:style-name="ce110" table:formula="of:=[.K253]&amp;[.H253]" office:value-type="string" office:string-value="SAP">
            <text:p>SAP</text:p>
          </table:table-cell>
          <table:table-cell table:style-name="ce109" table:formula="of:=[.L253]&amp;[.I253]" office:value-type="string" office:string-value="SAP">
            <text:p>SAP</text:p>
          </table:table-cell>
          <table:table-cell table:style-name="ce110" table:formula="of:=[.K253]&amp;[.J253]&amp;[.H253]" office:value-type="string" office:string-value="S2014AP">
            <text:p>S2014AP</text:p>
          </table:table-cell>
          <table:table-cell table:style-name="ce109" table:formula="of:=[.K253]&amp;[.J253]&amp;[.I253]" office:value-type="string" office:string-value="S2014">
            <text:p>S2014</text:p>
          </table:table-cell>
          <table:table-cell table:style-name="ce113"/>
        </table:table-row>
        <table:table-row table:style-name="ro2">
          <table:table-cell table:style-name="ce16" office:value-type="string">
            <text:p>MTL</text:p>
          </table:table-cell>
          <table:table-cell table:style-name="ce26" office:value-type="date" office:date-value="2019-01-25">
            <text:p>25/01/19</text:p>
          </table:table-cell>
          <table:table-cell table:style-name="ce47" office:value-type="string">
            <text:p>E04S001735</text:p>
          </table:table-cell>
          <table:table-cell table:style-name="ce52" office:value-type="date" office:date-value="2010-03-25">
            <text:p>25/03/10</text:p>
          </table:table-cell>
          <table:table-cell table:style-name="ce66" office:value-type="float" office:value="-2.32">
            <text:p>-2,32</text:p>
          </table:table-cell>
          <table:table-cell table:style-name="ce66" office:value-type="float" office:value="-1.2">
            <text:p>-1,20</text:p>
          </table:table-cell>
          <table:table-cell table:style-name="ce69" office:value-type="float" office:value="-5">
            <text:p>-5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54])" office:value-type="float" office:value="2010">
            <text:p>2010</text:p>
          </table:table-cell>
          <table:table-cell table:style-name="ce109" table:formula="of:=RIGHT(LEFT([.C254];4))" office:value-type="string" office:string-value="S">
            <text:p>S</text:p>
          </table:table-cell>
          <table:table-cell table:style-name="ce110" table:formula="of:=[.K254]&amp;[.H254]" office:value-type="string" office:string-value="SAP">
            <text:p>SAP</text:p>
          </table:table-cell>
          <table:table-cell table:style-name="ce109" table:formula="of:=[.L254]&amp;[.I254]" office:value-type="string" office:string-value="SAP">
            <text:p>SAP</text:p>
          </table:table-cell>
          <table:table-cell table:style-name="ce110" table:formula="of:=[.K254]&amp;[.J254]&amp;[.H254]" office:value-type="string" office:string-value="S2010AP">
            <text:p>S2010AP</text:p>
          </table:table-cell>
          <table:table-cell table:style-name="ce109" table:formula="of:=[.K254]&amp;[.J254]&amp;[.I254]" office:value-type="string" office:string-value="S2010">
            <text:p>S2010</text:p>
          </table:table-cell>
          <table:table-cell table:style-name="ce122"/>
        </table:table-row>
        <table:table-row table:style-name="ro2">
          <table:table-cell table:style-name="ce16" office:value-type="string">
            <text:p>MTN</text:p>
          </table:table-cell>
          <table:table-cell table:style-name="ce26" office:value-type="date" office:date-value="2019-01-25">
            <text:p>25/01/19</text:p>
          </table:table-cell>
          <table:table-cell table:style-name="ce47" office:value-type="string">
            <text:p>A18N317036</text:p>
          </table:table-cell>
          <table:table-cell table:style-name="ce53" office:value-type="date" office:date-value="2018-11-27">
            <text:p>27/11/18</text:p>
          </table:table-cell>
          <table:table-cell table:style-name="ce66" office:value-type="float" office:value="0.8">
            <text:p>0,80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1.6">
            <text:p>1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55])" office:value-type="float" office:value="2018">
            <text:p>2018</text:p>
          </table:table-cell>
          <table:table-cell table:style-name="ce109" table:formula="of:=RIGHT(LEFT([.C255];4))" office:value-type="string" office:string-value="N">
            <text:p>N</text:p>
          </table:table-cell>
          <table:table-cell table:style-name="ce110" table:formula="of:=[.K255]&amp;[.H255]" office:value-type="string" office:string-value="NAP">
            <text:p>NAP</text:p>
          </table:table-cell>
          <table:table-cell table:style-name="ce109" table:formula="of:=[.L255]&amp;[.I255]" office:value-type="string" office:string-value="NAP">
            <text:p>NAP</text:p>
          </table:table-cell>
          <table:table-cell table:style-name="ce110" table:formula="of:=[.K255]&amp;[.J255]&amp;[.H255]" office:value-type="string" office:string-value="N2018AP">
            <text:p>N2018AP</text:p>
          </table:table-cell>
          <table:table-cell table:style-name="ce109" table:formula="of:=[.K255]&amp;[.J255]&amp;[.I255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16" office:value-type="string">
            <text:p>MTN</text:p>
          </table:table-cell>
          <table:table-cell table:style-name="ce26" office:value-type="date" office:date-value="2019-01-25">
            <text:p>25/01/19</text:p>
          </table:table-cell>
          <table:table-cell table:style-name="ce47" office:value-type="string">
            <text:p>A18N102591</text:p>
          </table:table-cell>
          <table:table-cell table:style-name="ce53" office:value-type="date" office:date-value="2018-04-16">
            <text:p>16/04/18</text:p>
          </table:table-cell>
          <table:table-cell table:style-name="ce69" office:value-type="float" office:value="-0.2">
            <text:p>-0,2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56])" office:value-type="float" office:value="2018">
            <text:p>2018</text:p>
          </table:table-cell>
          <table:table-cell table:style-name="ce109" table:formula="of:=RIGHT(LEFT([.C256];4))" office:value-type="string" office:string-value="N">
            <text:p>N</text:p>
          </table:table-cell>
          <table:table-cell table:style-name="ce110" table:formula="of:=[.K256]&amp;[.H256]" office:value-type="string" office:string-value="NAP">
            <text:p>NAP</text:p>
          </table:table-cell>
          <table:table-cell table:style-name="ce109" table:formula="of:=[.L256]&amp;[.I256]" office:value-type="string" office:string-value="NAP">
            <text:p>NAP</text:p>
          </table:table-cell>
          <table:table-cell table:style-name="ce110" table:formula="of:=[.K256]&amp;[.J256]&amp;[.H256]" office:value-type="string" office:string-value="N2018AP">
            <text:p>N2018AP</text:p>
          </table:table-cell>
          <table:table-cell table:style-name="ce109" table:formula="of:=[.K256]&amp;[.J256]&amp;[.I256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16" office:value-type="string">
            <text:p>MTN</text:p>
          </table:table-cell>
          <table:table-cell table:style-name="ce26" office:value-type="date" office:date-value="2019-01-25">
            <text:p>25/01/19</text:p>
          </table:table-cell>
          <table:table-cell table:style-name="ce47" office:value-type="string">
            <text:p>A15F136413</text:p>
          </table:table-cell>
          <table:table-cell table:style-name="ce53" office:value-type="date" office:date-value="2015-10-21">
            <text:p>21/10/15</text:p>
          </table:table-cell>
          <table:table-cell table:style-name="ce69" office:value-type="float" office:value="-1.2">
            <text:p>-1,20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34.8">
            <text:p>-34,8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57])" office:value-type="float" office:value="2015">
            <text:p>2015</text:p>
          </table:table-cell>
          <table:table-cell table:style-name="ce109" table:formula="of:=RIGHT(LEFT([.C257];4))" office:value-type="string" office:string-value="F">
            <text:p>F</text:p>
          </table:table-cell>
          <table:table-cell table:style-name="ce110" table:formula="of:=[.K257]&amp;[.H257]" office:value-type="string" office:string-value="FRP1">
            <text:p>FRP1</text:p>
          </table:table-cell>
          <table:table-cell table:style-name="ce109" table:formula="of:=[.L257]&amp;[.I257]" office:value-type="string" office:string-value="FRP1N">
            <text:p>FRP1N</text:p>
          </table:table-cell>
          <table:table-cell table:style-name="ce110" table:formula="of:=[.K257]&amp;[.J257]&amp;[.H257]" office:value-type="string" office:string-value="F2015RP1">
            <text:p>F2015RP1</text:p>
          </table:table-cell>
          <table:table-cell table:style-name="ce109" table:formula="of:=[.K257]&amp;[.J257]&amp;[.I257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16" office:value-type="string">
            <text:p>MTN</text:p>
          </table:table-cell>
          <table:table-cell table:style-name="ce26" office:value-type="date" office:date-value="2019-01-25">
            <text:p>25/01/19</text:p>
          </table:table-cell>
          <table:table-cell table:style-name="ce47" office:value-type="string">
            <text:p>A17F110149</text:p>
          </table:table-cell>
          <table:table-cell table:style-name="ce53" office:value-type="date" office:date-value="2017-11-16">
            <text:p>16/11/17</text:p>
          </table:table-cell>
          <table:table-cell table:style-name="ce69" office:value-type="float" office:value="0.74">
            <text:p>0,74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29.6">
            <text:p>-29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58])" office:value-type="float" office:value="2017">
            <text:p>2017</text:p>
          </table:table-cell>
          <table:table-cell table:style-name="ce109" table:formula="of:=RIGHT(LEFT([.C258];4))" office:value-type="string" office:string-value="F">
            <text:p>F</text:p>
          </table:table-cell>
          <table:table-cell table:style-name="ce110" table:formula="of:=[.K258]&amp;[.H258]" office:value-type="string" office:string-value="FRP1">
            <text:p>FRP1</text:p>
          </table:table-cell>
          <table:table-cell table:style-name="ce109" table:formula="of:=[.L258]&amp;[.I258]" office:value-type="string" office:string-value="FRP1N">
            <text:p>FRP1N</text:p>
          </table:table-cell>
          <table:table-cell table:style-name="ce110" table:formula="of:=[.K258]&amp;[.J258]&amp;[.H258]" office:value-type="string" office:string-value="F2017RP1">
            <text:p>F2017RP1</text:p>
          </table:table-cell>
          <table:table-cell table:style-name="ce109" table:formula="of:=[.K258]&amp;[.J258]&amp;[.I258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16" office:value-type="string">
            <text:p>MTN</text:p>
          </table:table-cell>
          <table:table-cell table:style-name="ce26" office:value-type="date" office:date-value="2019-01-25">
            <text:p>25/01/19</text:p>
          </table:table-cell>
          <table:table-cell table:style-name="ce47" office:value-type="string">
            <text:p>A17F109950</text:p>
          </table:table-cell>
          <table:table-cell table:style-name="ce53" office:value-type="date" office:date-value="2017-11-16">
            <text:p>16/11/17</text:p>
          </table:table-cell>
          <table:table-cell table:style-name="ce66" office:value-type="float" office:value="2.06">
            <text:p>2,06</text:p>
          </table:table-cell>
          <table:table-cell table:style-name="ce66" office:value-type="float" office:value="1.2">
            <text:p>1,20</text:p>
          </table:table-cell>
          <table:table-cell table:style-name="ce66" office:value-type="float" office:value="-0.6">
            <text:p>-0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59])" office:value-type="float" office:value="2017">
            <text:p>2017</text:p>
          </table:table-cell>
          <table:table-cell table:style-name="ce109" table:formula="of:=RIGHT(LEFT([.C259];4))" office:value-type="string" office:string-value="F">
            <text:p>F</text:p>
          </table:table-cell>
          <table:table-cell table:style-name="ce110" table:formula="of:=[.K259]&amp;[.H259]" office:value-type="string" office:string-value="FAP">
            <text:p>FAP</text:p>
          </table:table-cell>
          <table:table-cell table:style-name="ce109" table:formula="of:=[.L259]&amp;[.I259]" office:value-type="string" office:string-value="FAP">
            <text:p>FAP</text:p>
          </table:table-cell>
          <table:table-cell table:style-name="ce110" table:formula="of:=[.K259]&amp;[.J259]&amp;[.H259]" office:value-type="string" office:string-value="F2017AP">
            <text:p>F2017AP</text:p>
          </table:table-cell>
          <table:table-cell table:style-name="ce109" table:formula="of:=[.K259]&amp;[.J259]&amp;[.I259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16" office:value-type="string">
            <text:p>MTO</text:p>
          </table:table-cell>
          <table:table-cell table:style-name="ce26" office:value-type="date" office:date-value="2019-01-25">
            <text:p>25/01/19</text:p>
          </table:table-cell>
          <table:table-cell table:style-name="ce47" office:value-type="string">
            <text:p>A12F179514</text:p>
          </table:table-cell>
          <table:table-cell table:style-name="ce53" office:value-type="date" office:date-value="2012-07-27">
            <text:p>27/07/12</text:p>
          </table:table-cell>
          <table:table-cell table:style-name="ce69" office:value-type="float" office:value="-0.84">
            <text:p>-0,8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6">
            <text:p>-26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60])" office:value-type="float" office:value="2012">
            <text:p>2012</text:p>
          </table:table-cell>
          <table:table-cell table:style-name="ce109" table:formula="of:=RIGHT(LEFT([.C260];4))" office:value-type="string" office:string-value="F">
            <text:p>F</text:p>
          </table:table-cell>
          <table:table-cell table:style-name="ce110" table:formula="of:=[.K260]&amp;[.H260]" office:value-type="string" office:string-value="FRP1">
            <text:p>FRP1</text:p>
          </table:table-cell>
          <table:table-cell table:style-name="ce109" table:formula="of:=[.L260]&amp;[.I260]" office:value-type="string" office:string-value="FRP1N">
            <text:p>FRP1N</text:p>
          </table:table-cell>
          <table:table-cell table:style-name="ce110" table:formula="of:=[.K260]&amp;[.J260]&amp;[.H260]" office:value-type="string" office:string-value="F2012RP1">
            <text:p>F2012RP1</text:p>
          </table:table-cell>
          <table:table-cell table:style-name="ce109" table:formula="of:=[.K260]&amp;[.J260]&amp;[.I260]" office:value-type="string" office:string-value="F2012N">
            <text:p>F2012N</text:p>
          </table:table-cell>
          <table:table-cell table:style-name="ce122"/>
        </table:table-row>
        <table:table-row table:style-name="ro2">
          <table:table-cell table:style-name="ce16" office:value-type="string">
            <text:p>MTO</text:p>
          </table:table-cell>
          <table:table-cell table:style-name="ce26" office:value-type="date" office:date-value="2019-01-25">
            <text:p>25/01/19</text:p>
          </table:table-cell>
          <table:table-cell table:style-name="ce35" office:value-type="string">
            <text:p>A18N220078</text:p>
          </table:table-cell>
          <table:table-cell table:style-name="ce53" office:value-type="date" office:date-value="2018-07-24">
            <text:p>24/07/18</text:p>
          </table:table-cell>
          <table:table-cell table:style-name="ce69" office:value-type="float" office:value="1.14">
            <text:p>1,14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3">
            <text:p>3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61])" office:value-type="float" office:value="2018">
            <text:p>2018</text:p>
          </table:table-cell>
          <table:table-cell table:style-name="ce109" table:formula="of:=RIGHT(LEFT([.C261];4))" office:value-type="string" office:string-value="N">
            <text:p>N</text:p>
          </table:table-cell>
          <table:table-cell table:style-name="ce110" table:formula="of:=[.K261]&amp;[.H261]" office:value-type="string" office:string-value="NAP">
            <text:p>NAP</text:p>
          </table:table-cell>
          <table:table-cell table:style-name="ce109" table:formula="of:=[.L261]&amp;[.I261]" office:value-type="string" office:string-value="NAP">
            <text:p>NAP</text:p>
          </table:table-cell>
          <table:table-cell table:style-name="ce110" table:formula="of:=[.K261]&amp;[.J261]&amp;[.H261]" office:value-type="string" office:string-value="N2018AP">
            <text:p>N2018AP</text:p>
          </table:table-cell>
          <table:table-cell table:style-name="ce109" table:formula="of:=[.K261]&amp;[.J261]&amp;[.I261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16" office:value-type="string">
            <text:p>BME</text:p>
          </table:table-cell>
          <table:table-cell table:style-name="ce26" office:value-type="date" office:date-value="2019-01-25">
            <text:p>25/01/19</text:p>
          </table:table-cell>
          <table:table-cell table:style-name="ce48" office:value-type="string">
            <text:p>A07F306610</text:p>
          </table:table-cell>
          <table:table-cell table:style-name="ce53" office:value-type="date" office:date-value="2008-02-27">
            <text:p>27/02/08</text:p>
          </table:table-cell>
          <table:table-cell table:style-name="ce69" office:value-type="float" office:value="5.4">
            <text:p>5,40</text:p>
          </table:table-cell>
          <table:table-cell table:style-name="ce66" office:value-type="float" office:value="8">
            <text:p>8,00</text:p>
          </table:table-cell>
          <table:table-cell table:style-name="ce69" office:value-type="float" office:value="-31">
            <text:p>-31,00</text:p>
          </table:table-cell>
          <table:table-cell table:style-name="ce86" office:value-type="string">
            <text:p>RP3</text:p>
          </table:table-cell>
          <table:table-cell table:style-name="ce86" office:value-type="string">
            <text:p>P</text:p>
          </table:table-cell>
          <table:table-cell table:style-name="ce104" table:formula="of:=YEAR([.D262])" office:value-type="float" office:value="2008">
            <text:p>2008</text:p>
          </table:table-cell>
          <table:table-cell table:style-name="ce109" table:formula="of:=RIGHT(LEFT([.C262];4))" office:value-type="string" office:string-value="F">
            <text:p>F</text:p>
          </table:table-cell>
          <table:table-cell table:style-name="ce110" table:formula="of:=[.K262]&amp;[.H262]" office:value-type="string" office:string-value="FRP3">
            <text:p>FRP3</text:p>
          </table:table-cell>
          <table:table-cell table:style-name="ce109" table:formula="of:=[.L262]&amp;[.I262]" office:value-type="string" office:string-value="FRP3P">
            <text:p>FRP3P</text:p>
          </table:table-cell>
          <table:table-cell table:style-name="ce110" table:formula="of:=[.K262]&amp;[.J262]&amp;[.H262]" office:value-type="string" office:string-value="F2008RP3">
            <text:p>F2008RP3</text:p>
          </table:table-cell>
          <table:table-cell table:style-name="ce109" table:formula="of:=[.K262]&amp;[.J262]&amp;[.I262]" office:value-type="string" office:string-value="F2008P">
            <text:p>F2008P</text:p>
          </table:table-cell>
          <table:table-cell table:style-name="ce122"/>
        </table:table-row>
        <table:table-row table:style-name="ro2">
          <table:table-cell table:style-name="ce16" office:value-type="string">
            <text:p>BME</text:p>
          </table:table-cell>
          <table:table-cell table:style-name="ce26" office:value-type="date" office:date-value="2019-01-25">
            <text:p>25/01/19</text:p>
          </table:table-cell>
          <table:table-cell table:style-name="ce48" office:value-type="string">
            <text:p>A99S427299</text:p>
          </table:table-cell>
          <table:table-cell table:style-name="ce53" office:value-type="date" office:date-value="2007-07-09">
            <text:p>09/07/07</text:p>
          </table:table-cell>
          <table:table-cell table:style-name="ce69" office:value-type="float" office:value="28.96">
            <text:p>28,96</text:p>
          </table:table-cell>
          <table:table-cell table:style-name="ce66" office:value-type="float" office:value="33">
            <text:p>33,00</text:p>
          </table:table-cell>
          <table:table-cell table:style-name="ce69" office:value-type="float" office:value="30.4">
            <text:p>30,40</text:p>
          </table:table-cell>
          <table:table-cell table:style-name="ce86" office:value-type="string">
            <text:p>RP3</text:p>
          </table:table-cell>
          <table:table-cell table:style-name="ce86" office:value-type="string">
            <text:p>P</text:p>
          </table:table-cell>
          <table:table-cell table:style-name="ce104" table:formula="of:=YEAR([.D263])" office:value-type="float" office:value="2007">
            <text:p>2007</text:p>
          </table:table-cell>
          <table:table-cell table:style-name="ce109" table:formula="of:=RIGHT(LEFT([.C263];4))" office:value-type="string" office:string-value="S">
            <text:p>S</text:p>
          </table:table-cell>
          <table:table-cell table:style-name="ce110" table:formula="of:=[.K263]&amp;[.H263]" office:value-type="string" office:string-value="SRP3">
            <text:p>SRP3</text:p>
          </table:table-cell>
          <table:table-cell table:style-name="ce109" table:formula="of:=[.L263]&amp;[.I263]" office:value-type="string" office:string-value="SRP3P">
            <text:p>SRP3P</text:p>
          </table:table-cell>
          <table:table-cell table:style-name="ce110" table:formula="of:=[.K263]&amp;[.J263]&amp;[.H263]" office:value-type="string" office:string-value="S2007RP3">
            <text:p>S2007RP3</text:p>
          </table:table-cell>
          <table:table-cell table:style-name="ce109" table:formula="of:=[.K263]&amp;[.J263]&amp;[.I263]" office:value-type="string" office:string-value="S2007P">
            <text:p>S2007P</text:p>
          </table:table-cell>
          <table:table-cell table:style-name="ce122"/>
        </table:table-row>
        <table:table-row table:style-name="ro2">
          <table:table-cell table:style-name="ce11" office:value-type="string">
            <text:p>BME</text:p>
          </table:table-cell>
          <table:table-cell table:style-name="ce27" office:value-type="date" office:date-value="2019-01-25">
            <text:p>25/01/19</text:p>
          </table:table-cell>
          <table:table-cell table:style-name="ce34" office:value-type="string">
            <text:p>A06F385210</text:p>
          </table:table-cell>
          <table:table-cell table:style-name="ce54" office:value-type="date" office:date-value="2006-10-30">
            <text:p>30/10/06</text:p>
          </table:table-cell>
          <table:table-cell table:style-name="ce71" office:value-type="float" office:value="0.9">
            <text:p>0,90</text:p>
          </table:table-cell>
          <table:table-cell table:style-name="ce71" office:value-type="float" office:value="-1">
            <text:p>-1,00</text:p>
          </table:table-cell>
          <table:table-cell table:style-name="ce71" office:value-type="float" office:value="-42">
            <text:p>-42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264])" office:value-type="float" office:value="2006">
            <text:p>2006</text:p>
          </table:table-cell>
          <table:table-cell table:style-name="ce109" table:formula="of:=RIGHT(LEFT([.C264];4))" office:value-type="string" office:string-value="F">
            <text:p>F</text:p>
          </table:table-cell>
          <table:table-cell table:style-name="ce110" table:formula="of:=[.K264]&amp;[.H264]" office:value-type="string" office:string-value="FRP1">
            <text:p>FRP1</text:p>
          </table:table-cell>
          <table:table-cell table:style-name="ce109" table:formula="of:=[.L264]&amp;[.I264]" office:value-type="string" office:string-value="FRP1N">
            <text:p>FRP1N</text:p>
          </table:table-cell>
          <table:table-cell table:style-name="ce110" table:formula="of:=[.K264]&amp;[.J264]&amp;[.H264]" office:value-type="string" office:string-value="F2006RP1">
            <text:p>F2006RP1</text:p>
          </table:table-cell>
          <table:table-cell table:style-name="ce109" table:formula="of:=[.K264]&amp;[.J264]&amp;[.I264]" office:value-type="string" office:string-value="F2006N">
            <text:p>F2006N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2" office:value-type="string">
            <text:p>MTN</text:p>
          </table:table-cell>
          <table:table-cell table:style-name="ce26" office:value-type="date" office:date-value="2019-01-26">
            <text:p>26/01/19</text:p>
          </table:table-cell>
          <table:table-cell table:style-name="ce48" office:value-type="string">
            <text:p>A18N020802</text:p>
          </table:table-cell>
          <table:table-cell table:style-name="ce53" office:value-type="date" office:date-value="2018-04-11">
            <text:p>11/04/18</text:p>
          </table:table-cell>
          <table:table-cell table:style-name="ce69" office:value-type="float" office:value="1.04">
            <text:p>1,04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1.4">
            <text:p>-1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65])" office:value-type="float" office:value="2018">
            <text:p>2018</text:p>
          </table:table-cell>
          <table:table-cell table:style-name="ce109" table:formula="of:=RIGHT(LEFT([.C265];4))" office:value-type="string" office:string-value="N">
            <text:p>N</text:p>
          </table:table-cell>
          <table:table-cell table:style-name="ce110" table:formula="of:=[.K265]&amp;[.H265]" office:value-type="string" office:string-value="NAP">
            <text:p>NAP</text:p>
          </table:table-cell>
          <table:table-cell table:style-name="ce109" table:formula="of:=[.L265]&amp;[.I265]" office:value-type="string" office:string-value="NAP">
            <text:p>NAP</text:p>
          </table:table-cell>
          <table:table-cell table:style-name="ce110" table:formula="of:=[.K265]&amp;[.J265]&amp;[.H265]" office:value-type="string" office:string-value="N2018AP">
            <text:p>N2018AP</text:p>
          </table:table-cell>
          <table:table-cell table:style-name="ce109" table:formula="of:=[.K265]&amp;[.J265]&amp;[.I265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6">
            <text:p>26/01/19</text:p>
          </table:table-cell>
          <table:table-cell table:style-name="ce35" office:value-type="string">
            <text:p>A17N316208</text:p>
          </table:table-cell>
          <table:table-cell table:style-name="ce53" office:value-type="date" office:date-value="2018-02-15">
            <text:p>15/02/18</text:p>
          </table:table-cell>
          <table:table-cell table:style-name="ce69" office:value-type="float" office:value="1.16">
            <text:p>1,16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-6.4">
            <text:p>-6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66])" office:value-type="float" office:value="2018">
            <text:p>2018</text:p>
          </table:table-cell>
          <table:table-cell table:style-name="ce109" table:formula="of:=RIGHT(LEFT([.C266];4))" office:value-type="string" office:string-value="N">
            <text:p>N</text:p>
          </table:table-cell>
          <table:table-cell table:style-name="ce110" table:formula="of:=[.K266]&amp;[.H266]" office:value-type="string" office:string-value="NAP">
            <text:p>NAP</text:p>
          </table:table-cell>
          <table:table-cell table:style-name="ce109" table:formula="of:=[.L266]&amp;[.I266]" office:value-type="string" office:string-value="NAP">
            <text:p>NAP</text:p>
          </table:table-cell>
          <table:table-cell table:style-name="ce110" table:formula="of:=[.K266]&amp;[.J266]&amp;[.H266]" office:value-type="string" office:string-value="N2018AP">
            <text:p>N2018AP</text:p>
          </table:table-cell>
          <table:table-cell table:style-name="ce109" table:formula="of:=[.K266]&amp;[.J266]&amp;[.I266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6">
            <text:p>26/01/19</text:p>
          </table:table-cell>
          <table:table-cell table:style-name="ce48" office:value-type="string">
            <text:p>A04L327710</text:p>
          </table:table-cell>
          <table:table-cell table:style-name="ce53" office:value-type="date" office:date-value="2009-10-15">
            <text:p>15/10/09</text:p>
          </table:table-cell>
          <table:table-cell table:style-name="ce69" office:value-type="float" office:value="-0.12">
            <text:p>-0,12</text:p>
          </table:table-cell>
          <table:table-cell table:style-name="ce66" office:value-type="float" office:value="1.2">
            <text:p>1,20</text:p>
          </table:table-cell>
          <table:table-cell table:style-name="ce69" office:value-type="float" office:value="1">
            <text:p>1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67])" office:value-type="float" office:value="2009">
            <text:p>2009</text:p>
          </table:table-cell>
          <table:table-cell table:style-name="ce109" table:formula="of:=RIGHT(LEFT([.C267];4))" office:value-type="string" office:string-value="L">
            <text:p>L</text:p>
          </table:table-cell>
          <table:table-cell table:style-name="ce110" table:formula="of:=[.K267]&amp;[.H267]" office:value-type="string" office:string-value="LAP">
            <text:p>LAP</text:p>
          </table:table-cell>
          <table:table-cell table:style-name="ce109" table:formula="of:=[.L267]&amp;[.I267]" office:value-type="string" office:string-value="LAP">
            <text:p>LAP</text:p>
          </table:table-cell>
          <table:table-cell table:style-name="ce110" table:formula="of:=[.K267]&amp;[.J267]&amp;[.H267]" office:value-type="string" office:string-value="L2009AP">
            <text:p>L2009AP</text:p>
          </table:table-cell>
          <table:table-cell table:style-name="ce109" table:formula="of:=[.K267]&amp;[.J267]&amp;[.I267]" office:value-type="string" office:string-value="L2009">
            <text:p>L2009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6">
            <text:p>26/01/19</text:p>
          </table:table-cell>
          <table:table-cell table:style-name="ce48" office:value-type="string">
            <text:p>A07F269052</text:p>
          </table:table-cell>
          <table:table-cell table:style-name="ce53" office:value-type="date" office:date-value="2011-07-18">
            <text:p>18/07/11</text:p>
          </table:table-cell>
          <table:table-cell table:style-name="ce69" office:value-type="float" office:value="-1.98">
            <text:p>-1,98</text:p>
          </table:table-cell>
          <table:table-cell table:style-name="ce66" office:value-type="float" office:value="-0.2">
            <text:p>-0,20</text:p>
          </table:table-cell>
          <table:table-cell table:style-name="ce69" office:value-type="float" office:value="-1">
            <text:p>-1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68])" office:value-type="float" office:value="2011">
            <text:p>2011</text:p>
          </table:table-cell>
          <table:table-cell table:style-name="ce109" table:formula="of:=RIGHT(LEFT([.C268];4))" office:value-type="string" office:string-value="F">
            <text:p>F</text:p>
          </table:table-cell>
          <table:table-cell table:style-name="ce110" table:formula="of:=[.K268]&amp;[.H268]" office:value-type="string" office:string-value="FAP">
            <text:p>FAP</text:p>
          </table:table-cell>
          <table:table-cell table:style-name="ce109" table:formula="of:=[.L268]&amp;[.I268]" office:value-type="string" office:string-value="FAP">
            <text:p>FAP</text:p>
          </table:table-cell>
          <table:table-cell table:style-name="ce110" table:formula="of:=[.K268]&amp;[.J268]&amp;[.H268]" office:value-type="string" office:string-value="F2011AP">
            <text:p>F2011AP</text:p>
          </table:table-cell>
          <table:table-cell table:style-name="ce109" table:formula="of:=[.K268]&amp;[.J268]&amp;[.I268]" office:value-type="string" office:string-value="F2011">
            <text:p>F2011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6">
            <text:p>26/01/19</text:p>
          </table:table-cell>
          <table:table-cell table:style-name="ce48" office:value-type="string">
            <text:p>A18N289585</text:p>
          </table:table-cell>
          <table:table-cell table:style-name="ce53" office:value-type="date" office:date-value="2018-11-27">
            <text:p>27/11/18</text:p>
          </table:table-cell>
          <table:table-cell table:style-name="ce66" office:value-type="float" office:value="0.52">
            <text:p>0,52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1.2">
            <text:p>1,2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69])" office:value-type="float" office:value="2018">
            <text:p>2018</text:p>
          </table:table-cell>
          <table:table-cell table:style-name="ce109" table:formula="of:=RIGHT(LEFT([.C269];4))" office:value-type="string" office:string-value="N">
            <text:p>N</text:p>
          </table:table-cell>
          <table:table-cell table:style-name="ce110" table:formula="of:=[.K269]&amp;[.H269]" office:value-type="string" office:string-value="NAP">
            <text:p>NAP</text:p>
          </table:table-cell>
          <table:table-cell table:style-name="ce109" table:formula="of:=[.L269]&amp;[.I269]" office:value-type="string" office:string-value="NAP">
            <text:p>NAP</text:p>
          </table:table-cell>
          <table:table-cell table:style-name="ce110" table:formula="of:=[.K269]&amp;[.J269]&amp;[.H269]" office:value-type="string" office:string-value="N2018AP">
            <text:p>N2018AP</text:p>
          </table:table-cell>
          <table:table-cell table:style-name="ce109" table:formula="of:=[.K269]&amp;[.J269]&amp;[.I269]" office:value-type="string" office:string-value="N2018">
            <text:p>N2018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6">
            <text:p>26/01/19</text:p>
          </table:table-cell>
          <table:table-cell table:style-name="ce35" office:value-type="string">
            <text:p>A18N317080</text:p>
          </table:table-cell>
          <table:table-cell table:style-name="ce53" office:value-type="date" office:date-value="2018-10-31">
            <text:p>31/10/18</text:p>
          </table:table-cell>
          <table:table-cell table:style-name="ce69" office:value-type="float" office:value="0.2">
            <text:p>0,2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.8">
            <text:p>-4,8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70])" office:value-type="float" office:value="2018">
            <text:p>2018</text:p>
          </table:table-cell>
          <table:table-cell table:style-name="ce109" table:formula="of:=RIGHT(LEFT([.C270];4))" office:value-type="string" office:string-value="N">
            <text:p>N</text:p>
          </table:table-cell>
          <table:table-cell table:style-name="ce110" table:formula="of:=[.K270]&amp;[.H270]" office:value-type="string" office:string-value="NAP">
            <text:p>NAP</text:p>
          </table:table-cell>
          <table:table-cell table:style-name="ce109" table:formula="of:=[.L270]&amp;[.I270]" office:value-type="string" office:string-value="NAP">
            <text:p>NAP</text:p>
          </table:table-cell>
          <table:table-cell table:style-name="ce110" table:formula="of:=[.K270]&amp;[.J270]&amp;[.H270]" office:value-type="string" office:string-value="N2018AP">
            <text:p>N2018AP</text:p>
          </table:table-cell>
          <table:table-cell table:style-name="ce109" table:formula="of:=[.K270]&amp;[.J270]&amp;[.I270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6">
            <text:p>26/01/19</text:p>
          </table:table-cell>
          <table:table-cell table:style-name="ce49" office:value-type="string">
            <text:p>A18N316788</text:p>
          </table:table-cell>
          <table:table-cell table:style-name="ce53" office:value-type="date" office:date-value="2018-11-26">
            <text:p>26/11/18</text:p>
          </table:table-cell>
          <table:table-cell table:style-name="ce66" office:value-type="float" office:value="0.9">
            <text:p>0,90</text:p>
          </table:table-cell>
          <table:table-cell table:style-name="ce66" office:value-type="float" office:value="1.4">
            <text:p>1,40</text:p>
          </table:table-cell>
          <table:table-cell table:style-name="ce66" office:value-type="float" office:value="1.2">
            <text:p>1,2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71])" office:value-type="float" office:value="2018">
            <text:p>2018</text:p>
          </table:table-cell>
          <table:table-cell table:style-name="ce109" table:formula="of:=RIGHT(LEFT([.C271];4))" office:value-type="string" office:string-value="N">
            <text:p>N</text:p>
          </table:table-cell>
          <table:table-cell table:style-name="ce110" table:formula="of:=[.K271]&amp;[.H271]" office:value-type="string" office:string-value="NAP">
            <text:p>NAP</text:p>
          </table:table-cell>
          <table:table-cell table:style-name="ce109" table:formula="of:=[.L271]&amp;[.I271]" office:value-type="string" office:string-value="NAP">
            <text:p>NAP</text:p>
          </table:table-cell>
          <table:table-cell table:style-name="ce110" table:formula="of:=[.K271]&amp;[.J271]&amp;[.H271]" office:value-type="string" office:string-value="N2018AP">
            <text:p>N2018AP</text:p>
          </table:table-cell>
          <table:table-cell table:style-name="ce109" table:formula="of:=[.K271]&amp;[.J271]&amp;[.I271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6">
            <text:p>26/01/19</text:p>
          </table:table-cell>
          <table:table-cell table:style-name="ce48" office:value-type="string">
            <text:p>A09F036038</text:p>
          </table:table-cell>
          <table:table-cell table:style-name="ce53" office:value-type="date" office:date-value="2011-10-31">
            <text:p>31/10/11</text:p>
          </table:table-cell>
          <table:table-cell table:style-name="ce69" office:value-type="float" office:value="-0.76">
            <text:p>-0,76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72])" office:value-type="float" office:value="2011">
            <text:p>2011</text:p>
          </table:table-cell>
          <table:table-cell table:style-name="ce109" table:formula="of:=RIGHT(LEFT([.C272];4))" office:value-type="string" office:string-value="F">
            <text:p>F</text:p>
          </table:table-cell>
          <table:table-cell table:style-name="ce110" table:formula="of:=[.K272]&amp;[.H272]" office:value-type="string" office:string-value="FRP1">
            <text:p>FRP1</text:p>
          </table:table-cell>
          <table:table-cell table:style-name="ce109" table:formula="of:=[.L272]&amp;[.I272]" office:value-type="string" office:string-value="FRP1N">
            <text:p>FRP1N</text:p>
          </table:table-cell>
          <table:table-cell table:style-name="ce110" table:formula="of:=[.K272]&amp;[.J272]&amp;[.H272]" office:value-type="string" office:string-value="F2011RP1">
            <text:p>F2011RP1</text:p>
          </table:table-cell>
          <table:table-cell table:style-name="ce109" table:formula="of:=[.K272]&amp;[.J272]&amp;[.I272]" office:value-type="string" office:string-value="F2011N">
            <text:p>F2011N</text:p>
          </table:table-cell>
          <table:table-cell table:style-name="ce122"/>
        </table:table-row>
        <table:table-row table:style-name="ro2">
          <table:table-cell table:style-name="ce9" office:value-type="string">
            <text:p>MTS</text:p>
          </table:table-cell>
          <table:table-cell table:style-name="ce26" office:value-type="date" office:date-value="2019-01-26">
            <text:p>26/01/19</text:p>
          </table:table-cell>
          <table:table-cell table:style-name="ce35" office:value-type="string">
            <text:p>A18N225937</text:p>
          </table:table-cell>
          <table:table-cell table:style-name="ce53" office:value-type="date" office:date-value="2018-10-03">
            <text:p>03/10/18</text:p>
          </table:table-cell>
          <table:table-cell table:style-name="ce69" office:value-type="float" office:value="0.5">
            <text:p>0,50</text:p>
          </table:table-cell>
          <table:table-cell table:style-name="ce66" office:value-type="float" office:value="-0.2">
            <text:p>-0,20</text:p>
          </table:table-cell>
          <table:table-cell table:style-name="ce69" office:value-type="float" office:value="-1.8">
            <text:p>-1,8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73])" office:value-type="float" office:value="2018">
            <text:p>2018</text:p>
          </table:table-cell>
          <table:table-cell table:style-name="ce109" table:formula="of:=RIGHT(LEFT([.C273];4))" office:value-type="string" office:string-value="N">
            <text:p>N</text:p>
          </table:table-cell>
          <table:table-cell table:style-name="ce110" table:formula="of:=[.K273]&amp;[.H273]" office:value-type="string" office:string-value="NAP">
            <text:p>NAP</text:p>
          </table:table-cell>
          <table:table-cell table:style-name="ce109" table:formula="of:=[.L273]&amp;[.I273]" office:value-type="string" office:string-value="NAP">
            <text:p>NAP</text:p>
          </table:table-cell>
          <table:table-cell table:style-name="ce110" table:formula="of:=[.K273]&amp;[.J273]&amp;[.H273]" office:value-type="string" office:string-value="N2018AP">
            <text:p>N2018AP</text:p>
          </table:table-cell>
          <table:table-cell table:style-name="ce109" table:formula="of:=[.K273]&amp;[.J273]&amp;[.I273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9" office:value-type="string">
            <text:p>MTS</text:p>
          </table:table-cell>
          <table:table-cell table:style-name="ce26" office:value-type="date" office:date-value="2019-01-26">
            <text:p>26/01/19</text:p>
          </table:table-cell>
          <table:table-cell table:style-name="ce35" office:value-type="string">
            <text:p>A17N309136</text:p>
          </table:table-cell>
          <table:table-cell table:style-name="ce53" office:value-type="date" office:date-value="2018-04-02">
            <text:p>02/04/18</text:p>
          </table:table-cell>
          <table:table-cell table:style-name="ce69" office:value-type="float" office:value="7.96">
            <text:p>7,96</text:p>
          </table:table-cell>
          <table:table-cell table:style-name="ce66" office:value-type="float" office:value="-4.6">
            <text:p>-4,60</text:p>
          </table:table-cell>
          <table:table-cell table:style-name="ce69" office:value-type="float" office:value="-4.8">
            <text:p>-4,8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P</text:p>
          </table:table-cell>
          <table:table-cell table:style-name="ce104" table:formula="of:=YEAR([.D274])" office:value-type="float" office:value="2018">
            <text:p>2018</text:p>
          </table:table-cell>
          <table:table-cell table:style-name="ce109" table:formula="of:=RIGHT(LEFT([.C274];4))" office:value-type="string" office:string-value="N">
            <text:p>N</text:p>
          </table:table-cell>
          <table:table-cell table:style-name="ce110" table:formula="of:=[.K274]&amp;[.H274]" office:value-type="string" office:string-value="NRP1">
            <text:p>NRP1</text:p>
          </table:table-cell>
          <table:table-cell table:style-name="ce109" table:formula="of:=[.L274]&amp;[.I274]" office:value-type="string" office:string-value="NRP1P">
            <text:p>NRP1P</text:p>
          </table:table-cell>
          <table:table-cell table:style-name="ce110" table:formula="of:=[.K274]&amp;[.J274]&amp;[.H274]" office:value-type="string" office:string-value="N2018RP1">
            <text:p>N2018RP1</text:p>
          </table:table-cell>
          <table:table-cell table:style-name="ce109" table:formula="of:=[.K274]&amp;[.J274]&amp;[.I274]" office:value-type="string" office:string-value="N2018P">
            <text:p>N2018P</text:p>
          </table:table-cell>
          <table:table-cell table:style-name="ce122"/>
        </table:table-row>
        <table:table-row table:style-name="ro2">
          <table:table-cell table:style-name="ce10" office:value-type="string">
            <text:p>MTS</text:p>
          </table:table-cell>
          <table:table-cell table:style-name="ce27" office:value-type="date" office:date-value="2019-01-26">
            <text:p>26/01/19</text:p>
          </table:table-cell>
          <table:table-cell table:style-name="ce50" office:value-type="string">
            <text:p>A15F041626</text:p>
          </table:table-cell>
          <table:table-cell table:style-name="ce54" office:value-type="date" office:date-value="2015-02-13">
            <text:p>13/02/15</text:p>
          </table:table-cell>
          <table:table-cell table:style-name="ce70" office:value-type="float" office:value="-2.08">
            <text:p>-2,08</text:p>
          </table:table-cell>
          <table:table-cell table:style-name="ce71" office:value-type="float" office:value="-1">
            <text:p>-1,00</text:p>
          </table:table-cell>
          <table:table-cell table:style-name="ce70" office:value-type="float" office:value="-17.4">
            <text:p>-17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275])" office:value-type="float" office:value="2015">
            <text:p>2015</text:p>
          </table:table-cell>
          <table:table-cell table:style-name="ce109" table:formula="of:=RIGHT(LEFT([.C275];4))" office:value-type="string" office:string-value="F">
            <text:p>F</text:p>
          </table:table-cell>
          <table:table-cell table:style-name="ce110" table:formula="of:=[.K275]&amp;[.H275]" office:value-type="string" office:string-value="FRP1">
            <text:p>FRP1</text:p>
          </table:table-cell>
          <table:table-cell table:style-name="ce109" table:formula="of:=[.L275]&amp;[.I275]" office:value-type="string" office:string-value="FRP1N">
            <text:p>FRP1N</text:p>
          </table:table-cell>
          <table:table-cell table:style-name="ce110" table:formula="of:=[.K275]&amp;[.J275]&amp;[.H275]" office:value-type="string" office:string-value="F2015RP1">
            <text:p>F2015RP1</text:p>
          </table:table-cell>
          <table:table-cell table:style-name="ce109" table:formula="of:=[.K275]&amp;[.J275]&amp;[.I275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9" office:value-type="string">
            <text:p>MTO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13F237188</text:p>
          </table:table-cell>
          <table:table-cell table:style-name="ce53" office:value-type="date" office:date-value="2014-01-13">
            <text:p>13/01/14</text:p>
          </table:table-cell>
          <table:table-cell table:style-name="ce69" office:value-type="float" office:value="-2.14">
            <text:p>-2,14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26">
            <text:p>-26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76])" office:value-type="float" office:value="2014">
            <text:p>2014</text:p>
          </table:table-cell>
          <table:table-cell table:style-name="ce109" table:formula="of:=RIGHT(LEFT([.C276];4))" office:value-type="string" office:string-value="F">
            <text:p>F</text:p>
          </table:table-cell>
          <table:table-cell table:style-name="ce110" table:formula="of:=[.K276]&amp;[.H276]" office:value-type="string" office:string-value="FRP1">
            <text:p>FRP1</text:p>
          </table:table-cell>
          <table:table-cell table:style-name="ce109" table:formula="of:=[.L276]&amp;[.I276]" office:value-type="string" office:string-value="FRP1N">
            <text:p>FRP1N</text:p>
          </table:table-cell>
          <table:table-cell table:style-name="ce110" table:formula="of:=[.K276]&amp;[.J276]&amp;[.H276]" office:value-type="string" office:string-value="F2014RP1">
            <text:p>F2014RP1</text:p>
          </table:table-cell>
          <table:table-cell table:style-name="ce109" table:formula="of:=[.K276]&amp;[.J276]&amp;[.I276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9" office:value-type="string">
            <text:p>MTO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18N092589</text:p>
          </table:table-cell>
          <table:table-cell table:style-name="ce53" office:value-type="date" office:date-value="2018-06-08">
            <text:p>08/06/18</text:p>
          </table:table-cell>
          <table:table-cell table:style-name="ce69" office:value-type="float" office:value="0.12">
            <text:p>0,12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0">
            <text:p>0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77])" office:value-type="float" office:value="2018">
            <text:p>2018</text:p>
          </table:table-cell>
          <table:table-cell table:style-name="ce109" table:formula="of:=RIGHT(LEFT([.C277];4))" office:value-type="string" office:string-value="N">
            <text:p>N</text:p>
          </table:table-cell>
          <table:table-cell table:style-name="ce110" table:formula="of:=[.K277]&amp;[.H277]" office:value-type="string" office:string-value="NAP">
            <text:p>NAP</text:p>
          </table:table-cell>
          <table:table-cell table:style-name="ce109" table:formula="of:=[.L277]&amp;[.I277]" office:value-type="string" office:string-value="NAP">
            <text:p>NAP</text:p>
          </table:table-cell>
          <table:table-cell table:style-name="ce110" table:formula="of:=[.K277]&amp;[.J277]&amp;[.H277]" office:value-type="string" office:string-value="N2018AP">
            <text:p>N2018AP</text:p>
          </table:table-cell>
          <table:table-cell table:style-name="ce109" table:formula="of:=[.K277]&amp;[.J277]&amp;[.I277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9" office:value-type="string">
            <text:p>MTO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16F059208</text:p>
          </table:table-cell>
          <table:table-cell table:style-name="ce53" office:value-type="date" office:date-value="2016-07-05">
            <text:p>05/07/16</text:p>
          </table:table-cell>
          <table:table-cell table:style-name="ce66" office:value-type="float" office:value="-0.8">
            <text:p>-0,80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20">
            <text:p>-20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78])" office:value-type="float" office:value="2016">
            <text:p>2016</text:p>
          </table:table-cell>
          <table:table-cell table:style-name="ce109" table:formula="of:=RIGHT(LEFT([.C278];4))" office:value-type="string" office:string-value="F">
            <text:p>F</text:p>
          </table:table-cell>
          <table:table-cell table:style-name="ce110" table:formula="of:=[.K278]&amp;[.H278]" office:value-type="string" office:string-value="FRP1">
            <text:p>FRP1</text:p>
          </table:table-cell>
          <table:table-cell table:style-name="ce109" table:formula="of:=[.L278]&amp;[.I278]" office:value-type="string" office:string-value="FRP1N">
            <text:p>FRP1N</text:p>
          </table:table-cell>
          <table:table-cell table:style-name="ce110" table:formula="of:=[.K278]&amp;[.J278]&amp;[.H278]" office:value-type="string" office:string-value="F2016RP1">
            <text:p>F2016RP1</text:p>
          </table:table-cell>
          <table:table-cell table:style-name="ce109" table:formula="of:=[.K278]&amp;[.J278]&amp;[.I278]" office:value-type="string" office:string-value="F2016N">
            <text:p>F2016N</text:p>
          </table:table-cell>
          <table:table-cell table:style-name="ce115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O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09F216444</text:p>
          </table:table-cell>
          <table:table-cell table:style-name="ce53" office:value-type="date" office:date-value="2018-04-11">
            <text:p>11/04/18</text:p>
          </table:table-cell>
          <table:table-cell table:style-name="ce69" office:value-type="float" office:value="-0.8">
            <text:p>-0,80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2">
            <text:p>-2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79])" office:value-type="float" office:value="2018">
            <text:p>2018</text:p>
          </table:table-cell>
          <table:table-cell table:style-name="ce109" table:formula="of:=RIGHT(LEFT([.C279];4))" office:value-type="string" office:string-value="F">
            <text:p>F</text:p>
          </table:table-cell>
          <table:table-cell table:style-name="ce110" table:formula="of:=[.K279]&amp;[.H279]" office:value-type="string" office:string-value="FAP">
            <text:p>FAP</text:p>
          </table:table-cell>
          <table:table-cell table:style-name="ce109" table:formula="of:=[.L279]&amp;[.I279]" office:value-type="string" office:string-value="FAP">
            <text:p>FAP</text:p>
          </table:table-cell>
          <table:table-cell table:style-name="ce110" table:formula="of:=[.K279]&amp;[.J279]&amp;[.H279]" office:value-type="string" office:string-value="F2018AP">
            <text:p>F2018AP</text:p>
          </table:table-cell>
          <table:table-cell table:style-name="ce109" table:formula="of:=[.K279]&amp;[.J279]&amp;[.I279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11F182528</text:p>
          </table:table-cell>
          <table:table-cell table:style-name="ce53" office:value-type="date" office:date-value="2012-03-20">
            <text:p>20/03/12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80])" office:value-type="float" office:value="2012">
            <text:p>2012</text:p>
          </table:table-cell>
          <table:table-cell table:style-name="ce109" table:formula="of:=RIGHT(LEFT([.C280];4))" office:value-type="string" office:string-value="F">
            <text:p>F</text:p>
          </table:table-cell>
          <table:table-cell table:style-name="ce110" table:formula="of:=[.K280]&amp;[.H280]" office:value-type="string" office:string-value="FRP1">
            <text:p>FRP1</text:p>
          </table:table-cell>
          <table:table-cell table:style-name="ce109" table:formula="of:=[.L280]&amp;[.I280]" office:value-type="string" office:string-value="FRP1N">
            <text:p>FRP1N</text:p>
          </table:table-cell>
          <table:table-cell table:style-name="ce110" table:formula="of:=[.K280]&amp;[.J280]&amp;[.H280]" office:value-type="string" office:string-value="F2012RP1">
            <text:p>F2012RP1</text:p>
          </table:table-cell>
          <table:table-cell table:style-name="ce109" table:formula="of:=[.K280]&amp;[.J280]&amp;[.I280]" office:value-type="string" office:string-value="F2012N">
            <text:p>F2012N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04S015578</text:p>
          </table:table-cell>
          <table:table-cell table:style-name="ce53" office:value-type="date" office:date-value="2009-02-10">
            <text:p>10/02/09</text:p>
          </table:table-cell>
          <table:table-cell table:style-name="ce69" office:value-type="float" office:value="0.16">
            <text:p>0,1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0.4">
            <text:p>0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81])" office:value-type="float" office:value="2009">
            <text:p>2009</text:p>
          </table:table-cell>
          <table:table-cell table:style-name="ce109" table:formula="of:=RIGHT(LEFT([.C281];4))" office:value-type="string" office:string-value="S">
            <text:p>S</text:p>
          </table:table-cell>
          <table:table-cell table:style-name="ce110" table:formula="of:=[.K281]&amp;[.H281]" office:value-type="string" office:string-value="SAP">
            <text:p>SAP</text:p>
          </table:table-cell>
          <table:table-cell table:style-name="ce109" table:formula="of:=[.L281]&amp;[.I281]" office:value-type="string" office:string-value="SAP">
            <text:p>SAP</text:p>
          </table:table-cell>
          <table:table-cell table:style-name="ce110" table:formula="of:=[.K281]&amp;[.J281]&amp;[.H281]" office:value-type="string" office:string-value="S2009AP">
            <text:p>S2009AP</text:p>
          </table:table-cell>
          <table:table-cell table:style-name="ce109" table:formula="of:=[.K281]&amp;[.J281]&amp;[.I281]" office:value-type="string" office:string-value="S2009">
            <text:p>S2009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14F308217</text:p>
          </table:table-cell>
          <table:table-cell table:style-name="ce53" office:value-type="date" office:date-value="2016-02-20">
            <text:p>20/02/16</text:p>
          </table:table-cell>
          <table:table-cell table:style-name="ce69" office:value-type="float" office:value="-1.24">
            <text:p>-1,2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46">
            <text:p>-46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82])" office:value-type="float" office:value="2016">
            <text:p>2016</text:p>
          </table:table-cell>
          <table:table-cell table:style-name="ce109" table:formula="of:=RIGHT(LEFT([.C282];4))" office:value-type="string" office:string-value="F">
            <text:p>F</text:p>
          </table:table-cell>
          <table:table-cell table:style-name="ce110" table:formula="of:=[.K282]&amp;[.H282]" office:value-type="string" office:string-value="FRP1">
            <text:p>FRP1</text:p>
          </table:table-cell>
          <table:table-cell table:style-name="ce109" table:formula="of:=[.L282]&amp;[.I282]" office:value-type="string" office:string-value="FRP1N">
            <text:p>FRP1N</text:p>
          </table:table-cell>
          <table:table-cell table:style-name="ce110" table:formula="of:=[.K282]&amp;[.J282]&amp;[.H282]" office:value-type="string" office:string-value="F2016RP1">
            <text:p>F2016RP1</text:p>
          </table:table-cell>
          <table:table-cell table:style-name="ce109" table:formula="of:=[.K282]&amp;[.J282]&amp;[.I282]" office:value-type="string" office:string-value="F2016N">
            <text:p>F2016N</text:p>
          </table:table-cell>
          <table:table-cell table:style-name="ce115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06F404103</text:p>
          </table:table-cell>
          <table:table-cell table:style-name="ce53" office:value-type="date" office:date-value="2016-12-14">
            <text:p>14/12/16</text:p>
          </table:table-cell>
          <table:table-cell table:style-name="ce69" office:value-type="float" office:value="-0.4">
            <text:p>-0,4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4">
            <text:p>-14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83])" office:value-type="float" office:value="2016">
            <text:p>2016</text:p>
          </table:table-cell>
          <table:table-cell table:style-name="ce109" table:formula="of:=RIGHT(LEFT([.C283];4))" office:value-type="string" office:string-value="F">
            <text:p>F</text:p>
          </table:table-cell>
          <table:table-cell table:style-name="ce110" table:formula="of:=[.K283]&amp;[.H283]" office:value-type="string" office:string-value="FRP1">
            <text:p>FRP1</text:p>
          </table:table-cell>
          <table:table-cell table:style-name="ce109" table:formula="of:=[.L283]&amp;[.I283]" office:value-type="string" office:string-value="FRP1N">
            <text:p>FRP1N</text:p>
          </table:table-cell>
          <table:table-cell table:style-name="ce110" table:formula="of:=[.K283]&amp;[.J283]&amp;[.H283]" office:value-type="string" office:string-value="F2016RP1">
            <text:p>F2016RP1</text:p>
          </table:table-cell>
          <table:table-cell table:style-name="ce109" table:formula="of:=[.K283]&amp;[.J283]&amp;[.I283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8">
            <text:p>28/01/19</text:p>
          </table:table-cell>
          <table:table-cell table:style-name="ce48" office:value-type="string">
            <text:p>A15F163457</text:p>
          </table:table-cell>
          <table:table-cell table:style-name="ce53" office:value-type="date" office:date-value="2015-12-16">
            <text:p>16/12/15</text:p>
          </table:table-cell>
          <table:table-cell table:style-name="ce69" office:value-type="float" office:value="-0.26">
            <text:p>-0,2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3.4">
            <text:p>-23,4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84])" office:value-type="float" office:value="2015">
            <text:p>2015</text:p>
          </table:table-cell>
          <table:table-cell table:style-name="ce109" table:formula="of:=RIGHT(LEFT([.C284];4))" office:value-type="string" office:string-value="F">
            <text:p>F</text:p>
          </table:table-cell>
          <table:table-cell table:style-name="ce110" table:formula="of:=[.K284]&amp;[.H284]" office:value-type="string" office:string-value="FRP1">
            <text:p>FRP1</text:p>
          </table:table-cell>
          <table:table-cell table:style-name="ce109" table:formula="of:=[.L284]&amp;[.I284]" office:value-type="string" office:string-value="FRP1N">
            <text:p>FRP1N</text:p>
          </table:table-cell>
          <table:table-cell table:style-name="ce110" table:formula="of:=[.K284]&amp;[.J284]&amp;[.H284]" office:value-type="string" office:string-value="F2015RP1">
            <text:p>F2015RP1</text:p>
          </table:table-cell>
          <table:table-cell table:style-name="ce109" table:formula="of:=[.K284]&amp;[.J284]&amp;[.I284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8">
            <text:p>28/01/19</text:p>
          </table:table-cell>
          <table:table-cell table:style-name="ce35" office:value-type="string">
            <text:p>A18N318314</text:p>
          </table:table-cell>
          <table:table-cell table:style-name="ce53" office:value-type="date" office:date-value="2018-10-31">
            <text:p>31/10/18</text:p>
          </table:table-cell>
          <table:table-cell table:style-name="ce69" office:value-type="float" office:value="1.6">
            <text:p>1,6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3.6">
            <text:p>-3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85])" office:value-type="float" office:value="2018">
            <text:p>2018</text:p>
          </table:table-cell>
          <table:table-cell table:style-name="ce109" table:formula="of:=RIGHT(LEFT([.C285];4))" office:value-type="string" office:string-value="N">
            <text:p>N</text:p>
          </table:table-cell>
          <table:table-cell table:style-name="ce110" table:formula="of:=[.K285]&amp;[.H285]" office:value-type="string" office:string-value="NAP">
            <text:p>NAP</text:p>
          </table:table-cell>
          <table:table-cell table:style-name="ce109" table:formula="of:=[.L285]&amp;[.I285]" office:value-type="string" office:string-value="NAP">
            <text:p>NAP</text:p>
          </table:table-cell>
          <table:table-cell table:style-name="ce110" table:formula="of:=[.K285]&amp;[.J285]&amp;[.H285]" office:value-type="string" office:string-value="N2018AP">
            <text:p>N2018AP</text:p>
          </table:table-cell>
          <table:table-cell table:style-name="ce109" table:formula="of:=[.K285]&amp;[.J285]&amp;[.I285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8">
            <text:p>28/01/19</text:p>
          </table:table-cell>
          <table:table-cell table:style-name="ce35" office:value-type="string">
            <text:p>A09F122068</text:p>
          </table:table-cell>
          <table:table-cell table:style-name="ce53" office:value-type="date" office:date-value="2016-02-10">
            <text:p>10/02/16</text:p>
          </table:table-cell>
          <table:table-cell table:style-name="ce69" office:value-type="float" office:value="0.74">
            <text:p>0,74</text:p>
          </table:table-cell>
          <table:table-cell table:style-name="ce66" office:value-type="float" office:value="4.6">
            <text:p>4,60</text:p>
          </table:table-cell>
          <table:table-cell table:style-name="ce69" office:value-type="float" office:value="-4">
            <text:p>-4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86])" office:value-type="float" office:value="2016">
            <text:p>2016</text:p>
          </table:table-cell>
          <table:table-cell table:style-name="ce109" table:formula="of:=RIGHT(LEFT([.C286];4))" office:value-type="string" office:string-value="F">
            <text:p>F</text:p>
          </table:table-cell>
          <table:table-cell table:style-name="ce110" table:formula="of:=[.K286]&amp;[.H286]" office:value-type="string" office:string-value="FAP">
            <text:p>FAP</text:p>
          </table:table-cell>
          <table:table-cell table:style-name="ce109" table:formula="of:=[.L286]&amp;[.I286]" office:value-type="string" office:string-value="FAP">
            <text:p>FAP</text:p>
          </table:table-cell>
          <table:table-cell table:style-name="ce110" table:formula="of:=[.K286]&amp;[.J286]&amp;[.H286]" office:value-type="string" office:string-value="F2016AP">
            <text:p>F2016AP</text:p>
          </table:table-cell>
          <table:table-cell table:style-name="ce109" table:formula="of:=[.K286]&amp;[.J286]&amp;[.I286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9" office:value-type="string">
            <text:p>MTN</text:p>
          </table:table-cell>
          <table:table-cell table:style-name="ce26" office:value-type="date" office:date-value="2019-01-28">
            <text:p>28/01/19</text:p>
          </table:table-cell>
          <table:table-cell table:style-name="ce35" office:value-type="string">
            <text:p>A18N183437</text:p>
          </table:table-cell>
          <table:table-cell table:style-name="ce53" office:value-type="date" office:date-value="2018-08-03">
            <text:p>03/08/18</text:p>
          </table:table-cell>
          <table:table-cell table:style-name="ce69" office:value-type="float" office:value="1">
            <text:p>1,00</text:p>
          </table:table-cell>
          <table:table-cell table:style-name="ce66" office:value-type="float" office:value="5">
            <text:p>5,00</text:p>
          </table:table-cell>
          <table:table-cell table:style-name="ce69" office:value-type="float" office:value="4">
            <text:p>4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87])" office:value-type="float" office:value="2018">
            <text:p>2018</text:p>
          </table:table-cell>
          <table:table-cell table:style-name="ce109" table:formula="of:=RIGHT(LEFT([.C287];4))" office:value-type="string" office:string-value="N">
            <text:p>N</text:p>
          </table:table-cell>
          <table:table-cell table:style-name="ce110" table:formula="of:=[.K287]&amp;[.H287]" office:value-type="string" office:string-value="NAP">
            <text:p>NAP</text:p>
          </table:table-cell>
          <table:table-cell table:style-name="ce109" table:formula="of:=[.L287]&amp;[.I287]" office:value-type="string" office:string-value="NAP">
            <text:p>NAP</text:p>
          </table:table-cell>
          <table:table-cell table:style-name="ce110" table:formula="of:=[.K287]&amp;[.J287]&amp;[.H287]" office:value-type="string" office:string-value="N2018AP">
            <text:p>N2018AP</text:p>
          </table:table-cell>
          <table:table-cell table:style-name="ce109" table:formula="of:=[.K287]&amp;[.J287]&amp;[.I287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10" office:value-type="string">
            <text:p>BME</text:p>
          </table:table-cell>
          <table:table-cell table:style-name="ce27" office:value-type="date" office:date-value="2019-01-28">
            <text:p>28/01/19</text:p>
          </table:table-cell>
          <table:table-cell table:style-name="ce34" office:value-type="string">
            <text:p>A13F151431</text:p>
          </table:table-cell>
          <table:table-cell table:style-name="ce54" office:value-type="date" office:date-value="2013-12-11">
            <text:p>11/12/13</text:p>
          </table:table-cell>
          <table:table-cell table:style-name="ce70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288])" office:value-type="float" office:value="2013">
            <text:p>2013</text:p>
          </table:table-cell>
          <table:table-cell table:style-name="ce109" table:formula="of:=RIGHT(LEFT([.C288];4))" office:value-type="string" office:string-value="F">
            <text:p>F</text:p>
          </table:table-cell>
          <table:table-cell table:style-name="ce110" table:formula="of:=[.K288]&amp;[.H288]" office:value-type="string" office:string-value="FRP1">
            <text:p>FRP1</text:p>
          </table:table-cell>
          <table:table-cell table:style-name="ce109" table:formula="of:=[.L288]&amp;[.I288]" office:value-type="string" office:string-value="FRP1N">
            <text:p>FRP1N</text:p>
          </table:table-cell>
          <table:table-cell table:style-name="ce110" table:formula="of:=[.K288]&amp;[.J288]&amp;[.H288]" office:value-type="string" office:string-value="F2013RP1">
            <text:p>F2013RP1</text:p>
          </table:table-cell>
          <table:table-cell table:style-name="ce109" table:formula="of:=[.K288]&amp;[.J288]&amp;[.I288]" office:value-type="string" office:string-value="F2013N">
            <text:p>F2013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17F031456</text:p>
          </table:table-cell>
          <table:table-cell table:style-name="ce53"/>
          <table:table-cell table:style-name="ce69" office:value-type="float" office:value="1.04">
            <text:p>1,04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2.8">
            <text:p>2,8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89])" office:value-type="float" office:value="1899">
            <text:p>1899</text:p>
          </table:table-cell>
          <table:table-cell table:style-name="ce109" table:formula="of:=RIGHT(LEFT([.C289];4))" office:value-type="string" office:string-value="F">
            <text:p>F</text:p>
          </table:table-cell>
          <table:table-cell table:style-name="ce110" table:formula="of:=[.K289]&amp;[.H289]" office:value-type="string" office:string-value="FAP">
            <text:p>FAP</text:p>
          </table:table-cell>
          <table:table-cell table:style-name="ce109" table:formula="of:=[.L289]&amp;[.I289]" office:value-type="string" office:string-value="FAP">
            <text:p>FAP</text:p>
          </table:table-cell>
          <table:table-cell table:style-name="ce110" table:formula="of:=[.K289]&amp;[.J289]&amp;[.H289]" office:value-type="string" office:string-value="F1899AP">
            <text:p>F1899AP</text:p>
          </table:table-cell>
          <table:table-cell table:style-name="ce109" table:formula="of:=[.K289]&amp;[.J289]&amp;[.I289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18N318386</text:p>
          </table:table-cell>
          <table:table-cell table:style-name="ce53"/>
          <table:table-cell table:style-name="ce69" office:value-type="float" office:value="0.7">
            <text:p>0,70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1">
            <text:p>1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90])" office:value-type="float" office:value="1899">
            <text:p>1899</text:p>
          </table:table-cell>
          <table:table-cell table:style-name="ce109" table:formula="of:=RIGHT(LEFT([.C290];4))" office:value-type="string" office:string-value="N">
            <text:p>N</text:p>
          </table:table-cell>
          <table:table-cell table:style-name="ce110" table:formula="of:=[.K290]&amp;[.H290]" office:value-type="string" office:string-value="NAP">
            <text:p>NAP</text:p>
          </table:table-cell>
          <table:table-cell table:style-name="ce109" table:formula="of:=[.L290]&amp;[.I290]" office:value-type="string" office:string-value="NAP">
            <text:p>NAP</text:p>
          </table:table-cell>
          <table:table-cell table:style-name="ce110" table:formula="of:=[.K290]&amp;[.J290]&amp;[.H290]" office:value-type="string" office:string-value="N1899AP">
            <text:p>N1899AP</text:p>
          </table:table-cell>
          <table:table-cell table:style-name="ce109" table:formula="of:=[.K290]&amp;[.J290]&amp;[.I290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07F254967</text:p>
          </table:table-cell>
          <table:table-cell table:style-name="ce56"/>
          <table:table-cell table:style-name="ce69" office:value-type="float" office:value="-6.54">
            <text:p>-6,54</text:p>
          </table:table-cell>
          <table:table-cell table:style-name="ce66" office:value-type="float" office:value="-5">
            <text:p>-5,00</text:p>
          </table:table-cell>
          <table:table-cell table:style-name="ce69" office:value-type="float" office:value="-11">
            <text:p>-11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291])" office:value-type="float" office:value="1899">
            <text:p>1899</text:p>
          </table:table-cell>
          <table:table-cell table:style-name="ce109" table:formula="of:=RIGHT(LEFT([.C291];4))" office:value-type="string" office:string-value="F">
            <text:p>F</text:p>
          </table:table-cell>
          <table:table-cell table:style-name="ce110" table:formula="of:=[.K291]&amp;[.H291]" office:value-type="string" office:string-value="FRP2">
            <text:p>FRP2</text:p>
          </table:table-cell>
          <table:table-cell table:style-name="ce109" table:formula="of:=[.L291]&amp;[.I291]" office:value-type="string" office:string-value="FRP2N">
            <text:p>FRP2N</text:p>
          </table:table-cell>
          <table:table-cell table:style-name="ce110" table:formula="of:=[.K291]&amp;[.J291]&amp;[.H291]" office:value-type="string" office:string-value="F1899RP2">
            <text:p>F1899RP2</text:p>
          </table:table-cell>
          <table:table-cell table:style-name="ce109" table:formula="of:=[.K291]&amp;[.J291]&amp;[.I29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18N290053</text:p>
          </table:table-cell>
          <table:table-cell table:style-name="ce56"/>
          <table:table-cell table:style-name="ce69" office:value-type="float" office:value="0.9">
            <text:p>0,90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1.6">
            <text:p>1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5" table:formula="of:=YEAR([.D292])" office:value-type="float" office:value="1899">
            <text:p>1899</text:p>
          </table:table-cell>
          <table:table-cell table:style-name="ce110" table:formula="of:=RIGHT(LEFT([.C292];4))" office:value-type="string" office:string-value="N">
            <text:p>N</text:p>
          </table:table-cell>
          <table:table-cell table:style-name="ce112" table:formula="of:=[.K292]&amp;[.H292]" office:value-type="string" office:string-value="NAP">
            <text:p>NAP</text:p>
          </table:table-cell>
          <table:table-cell table:style-name="ce110" table:formula="of:=[.L292]&amp;[.I292]" office:value-type="string" office:string-value="NAP">
            <text:p>NAP</text:p>
          </table:table-cell>
          <table:table-cell table:style-name="ce112" table:formula="of:=[.K292]&amp;[.J292]&amp;[.H292]" office:value-type="string" office:string-value="N1899AP">
            <text:p>N1899AP</text:p>
          </table:table-cell>
          <table:table-cell table:style-name="ce110" table:formula="of:=[.K292]&amp;[.J292]&amp;[.I292]" office:value-type="string" office:string-value="N1899">
            <text:p>N1899</text:p>
          </table:table-cell>
          <table:table-cell table:style-name="ce123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06S708486</text:p>
          </table:table-cell>
          <table:table-cell table:style-name="ce56"/>
          <table:table-cell table:style-name="ce69" office:value-type="float" office:value="-1.84">
            <text:p>-1,84</text:p>
          </table:table-cell>
          <table:table-cell table:style-name="ce66" office:value-type="float" office:value="-2.4">
            <text:p>-2,40</text:p>
          </table:table-cell>
          <table:table-cell table:style-name="ce69" office:value-type="float" office:value="-4.2">
            <text:p>-4,2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5" table:formula="of:=YEAR([.D293])" office:value-type="float" office:value="1899">
            <text:p>1899</text:p>
          </table:table-cell>
          <table:table-cell table:style-name="ce110" table:formula="of:=RIGHT(LEFT([.C293];4))" office:value-type="string" office:string-value="S">
            <text:p>S</text:p>
          </table:table-cell>
          <table:table-cell table:style-name="ce112" table:formula="of:=[.K293]&amp;[.H293]" office:value-type="string" office:string-value="SAP">
            <text:p>SAP</text:p>
          </table:table-cell>
          <table:table-cell table:style-name="ce110" table:formula="of:=[.L293]&amp;[.I293]" office:value-type="string" office:string-value="SAP">
            <text:p>SAP</text:p>
          </table:table-cell>
          <table:table-cell table:style-name="ce112" table:formula="of:=[.K293]&amp;[.J293]&amp;[.H293]" office:value-type="string" office:string-value="S1899AP">
            <text:p>S1899AP</text:p>
          </table:table-cell>
          <table:table-cell table:style-name="ce110" table:formula="of:=[.K293]&amp;[.J293]&amp;[.I293]" office:value-type="string" office:string-value="S1899">
            <text:p>S1899</text:p>
          </table:table-cell>
          <table:table-cell table:style-name="ce123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10F182203</text:p>
          </table:table-cell>
          <table:table-cell table:style-name="ce56"/>
          <table:table-cell table:style-name="ce69" office:value-type="float" office:value="-2.74">
            <text:p>-2,74</text:p>
          </table:table-cell>
          <table:table-cell table:style-name="ce66" office:value-type="float" office:value="-4">
            <text:p>-4,00</text:p>
          </table:table-cell>
          <table:table-cell table:style-name="ce69" office:value-type="float" office:value="-26">
            <text:p>-26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94])" office:value-type="float" office:value="1899">
            <text:p>1899</text:p>
          </table:table-cell>
          <table:table-cell table:style-name="ce109" table:formula="of:=RIGHT(LEFT([.C294];4))" office:value-type="string" office:string-value="F">
            <text:p>F</text:p>
          </table:table-cell>
          <table:table-cell table:style-name="ce110" table:formula="of:=[.K294]&amp;[.H294]" office:value-type="string" office:string-value="FRP1">
            <text:p>FRP1</text:p>
          </table:table-cell>
          <table:table-cell table:style-name="ce109" table:formula="of:=[.L294]&amp;[.I294]" office:value-type="string" office:string-value="FRP1N">
            <text:p>FRP1N</text:p>
          </table:table-cell>
          <table:table-cell table:style-name="ce110" table:formula="of:=[.K294]&amp;[.J294]&amp;[.H294]" office:value-type="string" office:string-value="F1899RP1">
            <text:p>F1899RP1</text:p>
          </table:table-cell>
          <table:table-cell table:style-name="ce109" table:formula="of:=[.K294]&amp;[.J294]&amp;[.I294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08F237978</text:p>
          </table:table-cell>
          <table:table-cell table:style-name="ce56"/>
          <table:table-cell table:style-name="ce69" office:value-type="float" office:value="-0.36">
            <text:p>-0,3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1.4">
            <text:p>1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95])" office:value-type="float" office:value="1899">
            <text:p>1899</text:p>
          </table:table-cell>
          <table:table-cell table:style-name="ce109" table:formula="of:=RIGHT(LEFT([.C295];4))" office:value-type="string" office:string-value="F">
            <text:p>F</text:p>
          </table:table-cell>
          <table:table-cell table:style-name="ce110" table:formula="of:=[.K295]&amp;[.H295]" office:value-type="string" office:string-value="FAP">
            <text:p>FAP</text:p>
          </table:table-cell>
          <table:table-cell table:style-name="ce109" table:formula="of:=[.L295]&amp;[.I295]" office:value-type="string" office:string-value="FAP">
            <text:p>FAP</text:p>
          </table:table-cell>
          <table:table-cell table:style-name="ce110" table:formula="of:=[.K295]&amp;[.J295]&amp;[.H295]" office:value-type="string" office:string-value="F1899AP">
            <text:p>F1899AP</text:p>
          </table:table-cell>
          <table:table-cell table:style-name="ce109" table:formula="of:=[.K295]&amp;[.J295]&amp;[.I295]" office:value-type="string" office:string-value="F1899">
            <text:p>F1899</text:p>
          </table:table-cell>
          <table:table-cell table:style-name="ce122" office:value-type="string">
            <text:p>Hid.reprovados nas carac. Metrologicas filtro danificado e com particulas solidas.</text:p>
          </table:table-cell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07F251562</text:p>
          </table:table-cell>
          <table:table-cell table:style-name="ce56"/>
          <table:table-cell table:style-name="ce69" office:value-type="float" office:value="-1.6">
            <text:p>-1,6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18">
            <text:p>-18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96])" office:value-type="float" office:value="1899">
            <text:p>1899</text:p>
          </table:table-cell>
          <table:table-cell table:style-name="ce109" table:formula="of:=RIGHT(LEFT([.C296];4))" office:value-type="string" office:string-value="F">
            <text:p>F</text:p>
          </table:table-cell>
          <table:table-cell table:style-name="ce110" table:formula="of:=[.K296]&amp;[.H296]" office:value-type="string" office:string-value="FRP1">
            <text:p>FRP1</text:p>
          </table:table-cell>
          <table:table-cell table:style-name="ce109" table:formula="of:=[.L296]&amp;[.I296]" office:value-type="string" office:string-value="FRP1N">
            <text:p>FRP1N</text:p>
          </table:table-cell>
          <table:table-cell table:style-name="ce110" table:formula="of:=[.K296]&amp;[.J296]&amp;[.H296]" office:value-type="string" office:string-value="F1899RP1">
            <text:p>F1899RP1</text:p>
          </table:table-cell>
          <table:table-cell table:style-name="ce109" table:formula="of:=[.K296]&amp;[.J296]&amp;[.I296]" office:value-type="string" office:string-value="F1899N">
            <text:p>F1899N</text:p>
          </table:table-cell>
          <table:table-cell table:style-name="ce122" office:value-type="string">
            <text:p>Hid.reprovados nas carac. Metrologicas filtro danificado e com particulas solidas.</text:p>
          </table:table-cell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06F316515</text:p>
          </table:table-cell>
          <table:table-cell table:style-name="ce56"/>
          <table:table-cell table:style-name="ce66" office:value-type="float" office:value="-0.66">
            <text:p>-0,66</text:p>
          </table:table-cell>
          <table:table-cell table:style-name="ce66" office:value-type="float" office:value="-2.4">
            <text:p>-2,40</text:p>
          </table:table-cell>
          <table:table-cell table:style-name="ce66" office:value-type="float" office:value="-22.6">
            <text:p>-22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297])" office:value-type="float" office:value="1899">
            <text:p>1899</text:p>
          </table:table-cell>
          <table:table-cell table:style-name="ce109" table:formula="of:=RIGHT(LEFT([.C297];4))" office:value-type="string" office:string-value="F">
            <text:p>F</text:p>
          </table:table-cell>
          <table:table-cell table:style-name="ce110" table:formula="of:=[.K297]&amp;[.H297]" office:value-type="string" office:string-value="FRP1">
            <text:p>FRP1</text:p>
          </table:table-cell>
          <table:table-cell table:style-name="ce109" table:formula="of:=[.L297]&amp;[.I297]" office:value-type="string" office:string-value="FRP1N">
            <text:p>FRP1N</text:p>
          </table:table-cell>
          <table:table-cell table:style-name="ce110" table:formula="of:=[.K297]&amp;[.J297]&amp;[.H297]" office:value-type="string" office:string-value="F1899RP1">
            <text:p>F1899RP1</text:p>
          </table:table-cell>
          <table:table-cell table:style-name="ce109" table:formula="of:=[.K297]&amp;[.J297]&amp;[.I29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10F117122</text:p>
          </table:table-cell>
          <table:table-cell table:style-name="ce56"/>
          <table:table-cell table:style-name="ce69" office:value-type="float" office:value="-0.24">
            <text:p>-0,2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">
            <text:p>-2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98])" office:value-type="float" office:value="1899">
            <text:p>1899</text:p>
          </table:table-cell>
          <table:table-cell table:style-name="ce109" table:formula="of:=RIGHT(LEFT([.C298];4))" office:value-type="string" office:string-value="F">
            <text:p>F</text:p>
          </table:table-cell>
          <table:table-cell table:style-name="ce110" table:formula="of:=[.K298]&amp;[.H298]" office:value-type="string" office:string-value="FAP">
            <text:p>FAP</text:p>
          </table:table-cell>
          <table:table-cell table:style-name="ce109" table:formula="of:=[.L298]&amp;[.I298]" office:value-type="string" office:string-value="FAP">
            <text:p>FAP</text:p>
          </table:table-cell>
          <table:table-cell table:style-name="ce110" table:formula="of:=[.K298]&amp;[.J298]&amp;[.H298]" office:value-type="string" office:string-value="F1899AP">
            <text:p>F1899AP</text:p>
          </table:table-cell>
          <table:table-cell table:style-name="ce109" table:formula="of:=[.K298]&amp;[.J298]&amp;[.I298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29">
            <text:p>29/01/19</text:p>
          </table:table-cell>
          <table:table-cell table:style-name="ce35" office:value-type="string">
            <text:p>A16F133595</text:p>
          </table:table-cell>
          <table:table-cell table:style-name="ce56"/>
          <table:table-cell table:style-name="ce69" office:value-type="float" office:value="0">
            <text:p>0,00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-4">
            <text:p>-4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299])" office:value-type="float" office:value="1899">
            <text:p>1899</text:p>
          </table:table-cell>
          <table:table-cell table:style-name="ce109" table:formula="of:=RIGHT(LEFT([.C299];4))" office:value-type="string" office:string-value="F">
            <text:p>F</text:p>
          </table:table-cell>
          <table:table-cell table:style-name="ce110" table:formula="of:=[.K299]&amp;[.H299]" office:value-type="string" office:string-value="FAP">
            <text:p>FAP</text:p>
          </table:table-cell>
          <table:table-cell table:style-name="ce109" table:formula="of:=[.L299]&amp;[.I299]" office:value-type="string" office:string-value="FAP">
            <text:p>FAP</text:p>
          </table:table-cell>
          <table:table-cell table:style-name="ce110" table:formula="of:=[.K299]&amp;[.J299]&amp;[.H299]" office:value-type="string" office:string-value="F1899AP">
            <text:p>F1899AP</text:p>
          </table:table-cell>
          <table:table-cell table:style-name="ce109" table:formula="of:=[.K299]&amp;[.J299]&amp;[.I299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0"/>
          <table:table-cell table:style-name="ce23" office:value-type="date" office:date-value="2019-01-29">
            <text:p>29/01/19</text:p>
          </table:table-cell>
          <table:table-cell table:style-name="ce34" office:value-type="string">
            <text:p>A18N092362</text:p>
          </table:table-cell>
          <table:table-cell table:style-name="ce57"/>
          <table:table-cell table:style-name="ce70" office:value-type="float" office:value="-0.54">
            <text:p>-0,54</text:p>
          </table:table-cell>
          <table:table-cell table:style-name="ce71" office:value-type="float" office:value="-0.8">
            <text:p>-0,80</text:p>
          </table:table-cell>
          <table:table-cell table:style-name="ce70" office:value-type="float" office:value="-2.8">
            <text:p>-2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4" table:formula="of:=YEAR([.D300])" office:value-type="float" office:value="1899">
            <text:p>1899</text:p>
          </table:table-cell>
          <table:table-cell table:style-name="ce109" table:formula="of:=RIGHT(LEFT([.C300];4))" office:value-type="string" office:string-value="N">
            <text:p>N</text:p>
          </table:table-cell>
          <table:table-cell table:style-name="ce110" table:formula="of:=[.K300]&amp;[.H300]" office:value-type="string" office:string-value="NAP">
            <text:p>NAP</text:p>
          </table:table-cell>
          <table:table-cell table:style-name="ce109" table:formula="of:=[.L300]&amp;[.I300]" office:value-type="string" office:string-value="NAP">
            <text:p>NAP</text:p>
          </table:table-cell>
          <table:table-cell table:style-name="ce110" table:formula="of:=[.K300]&amp;[.J300]&amp;[.H300]" office:value-type="string" office:string-value="N1899AP">
            <text:p>N1899AP</text:p>
          </table:table-cell>
          <table:table-cell table:style-name="ce109" table:formula="of:=[.K300]&amp;[.J300]&amp;[.I300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0F247154</text:p>
          </table:table-cell>
          <table:table-cell table:style-name="ce56"/>
          <table:table-cell table:style-name="ce77" office:value-type="float" office:value="-0.06">
            <text:p>-0,06</text:p>
          </table:table-cell>
          <table:table-cell table:style-name="ce78" office:value-type="float" office:value="-1.4">
            <text:p>-1,40</text:p>
          </table:table-cell>
          <table:table-cell table:style-name="ce77" office:value-type="float" office:value="-15.6">
            <text:p>-15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01])" office:value-type="float" office:value="1899">
            <text:p>1899</text:p>
          </table:table-cell>
          <table:table-cell table:style-name="ce109" table:formula="of:=RIGHT(LEFT([.C301];4))" office:value-type="string" office:string-value="F">
            <text:p>F</text:p>
          </table:table-cell>
          <table:table-cell table:style-name="ce110" table:formula="of:=[.K301]&amp;[.H301]" office:value-type="string" office:string-value="FRP1">
            <text:p>FRP1</text:p>
          </table:table-cell>
          <table:table-cell table:style-name="ce109" table:formula="of:=[.L301]&amp;[.I301]" office:value-type="string" office:string-value="FRP1N">
            <text:p>FRP1N</text:p>
          </table:table-cell>
          <table:table-cell table:style-name="ce110" table:formula="of:=[.K301]&amp;[.J301]&amp;[.H301]" office:value-type="string" office:string-value="F1899RP1">
            <text:p>F1899RP1</text:p>
          </table:table-cell>
          <table:table-cell table:style-name="ce109" table:formula="of:=[.K301]&amp;[.J301]&amp;[.I30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2F344981</text:p>
          </table:table-cell>
          <table:table-cell table:style-name="ce56"/>
          <table:table-cell table:style-name="ce69" office:value-type="float" office:value="0.44">
            <text:p>0,44</text:p>
          </table:table-cell>
          <table:table-cell table:style-name="ce66" office:value-type="float" office:value="-2.8">
            <text:p>-2,80</text:p>
          </table:table-cell>
          <table:table-cell table:style-name="ce69" office:value-type="float" office:value="-45.6">
            <text:p>-45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02])" office:value-type="float" office:value="1899">
            <text:p>1899</text:p>
          </table:table-cell>
          <table:table-cell table:style-name="ce109" table:formula="of:=RIGHT(LEFT([.C302];4))" office:value-type="string" office:string-value="F">
            <text:p>F</text:p>
          </table:table-cell>
          <table:table-cell table:style-name="ce110" table:formula="of:=[.K302]&amp;[.H302]" office:value-type="string" office:string-value="FRP1">
            <text:p>FRP1</text:p>
          </table:table-cell>
          <table:table-cell table:style-name="ce109" table:formula="of:=[.L302]&amp;[.I302]" office:value-type="string" office:string-value="FRP1N">
            <text:p>FRP1N</text:p>
          </table:table-cell>
          <table:table-cell table:style-name="ce110" table:formula="of:=[.K302]&amp;[.J302]&amp;[.H302]" office:value-type="string" office:string-value="F1899RP1">
            <text:p>F1899RP1</text:p>
          </table:table-cell>
          <table:table-cell table:style-name="ce109" table:formula="of:=[.K302]&amp;[.J302]&amp;[.I302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0F123260</text:p>
          </table:table-cell>
          <table:table-cell table:style-name="ce56"/>
          <table:table-cell table:number-columns-repeated="2" table:style-name="ce66" office:value-type="float" office:value="-1">
            <text:p>-1,00</text:p>
          </table:table-cell>
          <table:table-cell table:style-name="ce66" office:value-type="float" office:value="-7">
            <text:p>-7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03])" office:value-type="float" office:value="1899">
            <text:p>1899</text:p>
          </table:table-cell>
          <table:table-cell table:style-name="ce109" table:formula="of:=RIGHT(LEFT([.C303];4))" office:value-type="string" office:string-value="F">
            <text:p>F</text:p>
          </table:table-cell>
          <table:table-cell table:style-name="ce110" table:formula="of:=[.K303]&amp;[.H303]" office:value-type="string" office:string-value="FAP">
            <text:p>FAP</text:p>
          </table:table-cell>
          <table:table-cell table:style-name="ce109" table:formula="of:=[.L303]&amp;[.I303]" office:value-type="string" office:string-value="FAP">
            <text:p>FAP</text:p>
          </table:table-cell>
          <table:table-cell table:style-name="ce110" table:formula="of:=[.K303]&amp;[.J303]&amp;[.H303]" office:value-type="string" office:string-value="F1899AP">
            <text:p>F1899AP</text:p>
          </table:table-cell>
          <table:table-cell table:style-name="ce109" table:formula="of:=[.K303]&amp;[.J303]&amp;[.I303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4F405413</text:p>
          </table:table-cell>
          <table:table-cell table:style-name="ce56"/>
          <table:table-cell table:style-name="ce69" office:value-type="float" office:value="-0.3">
            <text:p>-0,3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7">
            <text:p>-37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04])" office:value-type="float" office:value="1899">
            <text:p>1899</text:p>
          </table:table-cell>
          <table:table-cell table:style-name="ce109" table:formula="of:=RIGHT(LEFT([.C304];4))" office:value-type="string" office:string-value="F">
            <text:p>F</text:p>
          </table:table-cell>
          <table:table-cell table:style-name="ce110" table:formula="of:=[.K304]&amp;[.H304]" office:value-type="string" office:string-value="FRP1">
            <text:p>FRP1</text:p>
          </table:table-cell>
          <table:table-cell table:style-name="ce109" table:formula="of:=[.L304]&amp;[.I304]" office:value-type="string" office:string-value="FRP1N">
            <text:p>FRP1N</text:p>
          </table:table-cell>
          <table:table-cell table:style-name="ce110" table:formula="of:=[.K304]&amp;[.J304]&amp;[.H304]" office:value-type="string" office:string-value="F1899RP1">
            <text:p>F1899RP1</text:p>
          </table:table-cell>
          <table:table-cell table:style-name="ce109" table:formula="of:=[.K304]&amp;[.J304]&amp;[.I304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05F094048</text:p>
          </table:table-cell>
          <table:table-cell table:style-name="ce56"/>
          <table:table-cell table:style-name="ce69" office:value-type="float" office:value="-4.04">
            <text:p>-4,04</text:p>
          </table:table-cell>
          <table:table-cell table:style-name="ce66" office:value-type="float" office:value="-6.6">
            <text:p>-6,6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2</text:p>
          </table:table-cell>
          <table:table-cell table:style-name="ce86" office:value-type="string">
            <text:p>N</text:p>
          </table:table-cell>
          <table:table-cell table:style-name="ce104" table:formula="of:=YEAR([.D305])" office:value-type="float" office:value="1899">
            <text:p>1899</text:p>
          </table:table-cell>
          <table:table-cell table:style-name="ce109" table:formula="of:=RIGHT(LEFT([.C305];4))" office:value-type="string" office:string-value="F">
            <text:p>F</text:p>
          </table:table-cell>
          <table:table-cell table:style-name="ce110" table:formula="of:=[.K305]&amp;[.H305]" office:value-type="string" office:string-value="FRP2">
            <text:p>FRP2</text:p>
          </table:table-cell>
          <table:table-cell table:style-name="ce109" table:formula="of:=[.L305]&amp;[.I305]" office:value-type="string" office:string-value="FRP2N">
            <text:p>FRP2N</text:p>
          </table:table-cell>
          <table:table-cell table:style-name="ce110" table:formula="of:=[.K305]&amp;[.J305]&amp;[.H305]" office:value-type="string" office:string-value="F1899RP2">
            <text:p>F1899RP2</text:p>
          </table:table-cell>
          <table:table-cell table:style-name="ce109" table:formula="of:=[.K305]&amp;[.J305]&amp;[.I305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2F095024</text:p>
          </table:table-cell>
          <table:table-cell table:style-name="ce56"/>
          <table:table-cell table:style-name="ce69" office:value-type="float" office:value="1.32">
            <text:p>1,32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25">
            <text:p>-25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06])" office:value-type="float" office:value="1899">
            <text:p>1899</text:p>
          </table:table-cell>
          <table:table-cell table:style-name="ce109" table:formula="of:=RIGHT(LEFT([.C306];4))" office:value-type="string" office:string-value="F">
            <text:p>F</text:p>
          </table:table-cell>
          <table:table-cell table:style-name="ce110" table:formula="of:=[.K306]&amp;[.H306]" office:value-type="string" office:string-value="FRP1">
            <text:p>FRP1</text:p>
          </table:table-cell>
          <table:table-cell table:style-name="ce109" table:formula="of:=[.L306]&amp;[.I306]" office:value-type="string" office:string-value="FRP1N">
            <text:p>FRP1N</text:p>
          </table:table-cell>
          <table:table-cell table:style-name="ce110" table:formula="of:=[.K306]&amp;[.J306]&amp;[.H306]" office:value-type="string" office:string-value="F1899RP1">
            <text:p>F1899RP1</text:p>
          </table:table-cell>
          <table:table-cell table:style-name="ce109" table:formula="of:=[.K306]&amp;[.J306]&amp;[.I30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6F124792</text:p>
          </table:table-cell>
          <table:table-cell table:style-name="ce56"/>
          <table:table-cell table:style-name="ce69" office:value-type="float" office:value="-1.6">
            <text:p>-1,6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2">
            <text:p>-32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07])" office:value-type="float" office:value="1899">
            <text:p>1899</text:p>
          </table:table-cell>
          <table:table-cell table:style-name="ce109" table:formula="of:=RIGHT(LEFT([.C307];4))" office:value-type="string" office:string-value="F">
            <text:p>F</text:p>
          </table:table-cell>
          <table:table-cell table:style-name="ce110" table:formula="of:=[.K307]&amp;[.H307]" office:value-type="string" office:string-value="FRP1">
            <text:p>FRP1</text:p>
          </table:table-cell>
          <table:table-cell table:style-name="ce109" table:formula="of:=[.L307]&amp;[.I307]" office:value-type="string" office:string-value="FRP1N">
            <text:p>FRP1N</text:p>
          </table:table-cell>
          <table:table-cell table:style-name="ce110" table:formula="of:=[.K307]&amp;[.J307]&amp;[.H307]" office:value-type="string" office:string-value="F1899RP1">
            <text:p>F1899RP1</text:p>
          </table:table-cell>
          <table:table-cell table:style-name="ce109" table:formula="of:=[.K307]&amp;[.J307]&amp;[.I307]" office:value-type="string" office:string-value="F1899N">
            <text:p>F1899N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6F276716</text:p>
          </table:table-cell>
          <table:table-cell table:style-name="ce56"/>
          <table:table-cell table:style-name="ce69" office:value-type="float" office:value="0.46">
            <text:p>0,4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5">
            <text:p>-5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08])" office:value-type="float" office:value="1899">
            <text:p>1899</text:p>
          </table:table-cell>
          <table:table-cell table:style-name="ce109" table:formula="of:=RIGHT(LEFT([.C308];4))" office:value-type="string" office:string-value="F">
            <text:p>F</text:p>
          </table:table-cell>
          <table:table-cell table:style-name="ce110" table:formula="of:=[.K308]&amp;[.H308]" office:value-type="string" office:string-value="FAP">
            <text:p>FAP</text:p>
          </table:table-cell>
          <table:table-cell table:style-name="ce109" table:formula="of:=[.L308]&amp;[.I308]" office:value-type="string" office:string-value="FAP">
            <text:p>FAP</text:p>
          </table:table-cell>
          <table:table-cell table:style-name="ce110" table:formula="of:=[.K308]&amp;[.J308]&amp;[.H308]" office:value-type="string" office:string-value="F1899AP">
            <text:p>F1899AP</text:p>
          </table:table-cell>
          <table:table-cell table:style-name="ce109" table:formula="of:=[.K308]&amp;[.J308]&amp;[.I308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08F482595</text:p>
          </table:table-cell>
          <table:table-cell table:style-name="ce56"/>
          <table:table-cell table:style-name="ce69" office:value-type="float" office:value="-0.9">
            <text:p>-0,90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95">
            <text:p>-95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09])" office:value-type="float" office:value="1899">
            <text:p>1899</text:p>
          </table:table-cell>
          <table:table-cell table:style-name="ce109" table:formula="of:=RIGHT(LEFT([.C309];4))" office:value-type="string" office:string-value="F">
            <text:p>F</text:p>
          </table:table-cell>
          <table:table-cell table:style-name="ce110" table:formula="of:=[.K309]&amp;[.H309]" office:value-type="string" office:string-value="FRP1">
            <text:p>FRP1</text:p>
          </table:table-cell>
          <table:table-cell table:style-name="ce109" table:formula="of:=[.L309]&amp;[.I309]" office:value-type="string" office:string-value="FRP1N">
            <text:p>FRP1N</text:p>
          </table:table-cell>
          <table:table-cell table:style-name="ce110" table:formula="of:=[.K309]&amp;[.J309]&amp;[.H309]" office:value-type="string" office:string-value="F1899RP1">
            <text:p>F1899RP1</text:p>
          </table:table-cell>
          <table:table-cell table:style-name="ce109" table:formula="of:=[.K309]&amp;[.J309]&amp;[.I30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8N023502</text:p>
          </table:table-cell>
          <table:table-cell table:style-name="ce56"/>
          <table:table-cell table:style-name="ce69" office:value-type="float" office:value="0.1">
            <text:p>0,1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">
            <text:p>-2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10])" office:value-type="float" office:value="1899">
            <text:p>1899</text:p>
          </table:table-cell>
          <table:table-cell table:style-name="ce109" table:formula="of:=RIGHT(LEFT([.C310];4))" office:value-type="string" office:string-value="N">
            <text:p>N</text:p>
          </table:table-cell>
          <table:table-cell table:style-name="ce110" table:formula="of:=[.K310]&amp;[.H310]" office:value-type="string" office:string-value="NAP">
            <text:p>NAP</text:p>
          </table:table-cell>
          <table:table-cell table:style-name="ce109" table:formula="of:=[.L310]&amp;[.I310]" office:value-type="string" office:string-value="NAP">
            <text:p>NAP</text:p>
          </table:table-cell>
          <table:table-cell table:style-name="ce110" table:formula="of:=[.K310]&amp;[.J310]&amp;[.H310]" office:value-type="string" office:string-value="N1899AP">
            <text:p>N1899AP</text:p>
          </table:table-cell>
          <table:table-cell table:style-name="ce109" table:formula="of:=[.K310]&amp;[.J310]&amp;[.I310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3F269882</text:p>
          </table:table-cell>
          <table:table-cell table:style-name="ce56"/>
          <table:table-cell table:style-name="ce69" office:value-type="float" office:value="-0.12">
            <text:p>-0,12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11])" office:value-type="float" office:value="1899">
            <text:p>1899</text:p>
          </table:table-cell>
          <table:table-cell table:style-name="ce109" table:formula="of:=RIGHT(LEFT([.C311];4))" office:value-type="string" office:string-value="F">
            <text:p>F</text:p>
          </table:table-cell>
          <table:table-cell table:style-name="ce110" table:formula="of:=[.K311]&amp;[.H311]" office:value-type="string" office:string-value="FRP1">
            <text:p>FRP1</text:p>
          </table:table-cell>
          <table:table-cell table:style-name="ce109" table:formula="of:=[.L311]&amp;[.I311]" office:value-type="string" office:string-value="FRP1N">
            <text:p>FRP1N</text:p>
          </table:table-cell>
          <table:table-cell table:style-name="ce110" table:formula="of:=[.K311]&amp;[.J311]&amp;[.H311]" office:value-type="string" office:string-value="F1899RP1">
            <text:p>F1899RP1</text:p>
          </table:table-cell>
          <table:table-cell table:style-name="ce109" table:formula="of:=[.K311]&amp;[.J311]&amp;[.I31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8N228389</text:p>
          </table:table-cell>
          <table:table-cell table:style-name="ce56"/>
          <table:table-cell table:style-name="ce69" office:value-type="float" office:value="0.84">
            <text:p>0,84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3">
            <text:p>-3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12])" office:value-type="float" office:value="1899">
            <text:p>1899</text:p>
          </table:table-cell>
          <table:table-cell table:style-name="ce109" table:formula="of:=RIGHT(LEFT([.C312];4))" office:value-type="string" office:string-value="N">
            <text:p>N</text:p>
          </table:table-cell>
          <table:table-cell table:style-name="ce110" table:formula="of:=[.K312]&amp;[.H312]" office:value-type="string" office:string-value="NAP">
            <text:p>NAP</text:p>
          </table:table-cell>
          <table:table-cell table:style-name="ce109" table:formula="of:=[.L312]&amp;[.I312]" office:value-type="string" office:string-value="NAP">
            <text:p>NAP</text:p>
          </table:table-cell>
          <table:table-cell table:style-name="ce110" table:formula="of:=[.K312]&amp;[.J312]&amp;[.H312]" office:value-type="string" office:string-value="N1899AP">
            <text:p>N1899AP</text:p>
          </table:table-cell>
          <table:table-cell table:style-name="ce109" table:formula="of:=[.K312]&amp;[.J312]&amp;[.I312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2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4F292962</text:p>
          </table:table-cell>
          <table:table-cell table:style-name="ce56"/>
          <table:table-cell table:style-name="ce69" office:value-type="float" office:value="0.46">
            <text:p>0,4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7">
            <text:p>-17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13])" office:value-type="float" office:value="1899">
            <text:p>1899</text:p>
          </table:table-cell>
          <table:table-cell table:style-name="ce109" table:formula="of:=RIGHT(LEFT([.C313];4))" office:value-type="string" office:string-value="F">
            <text:p>F</text:p>
          </table:table-cell>
          <table:table-cell table:style-name="ce110" table:formula="of:=[.K313]&amp;[.H313]" office:value-type="string" office:string-value="FRP1">
            <text:p>FRP1</text:p>
          </table:table-cell>
          <table:table-cell table:style-name="ce109" table:formula="of:=[.L313]&amp;[.I313]" office:value-type="string" office:string-value="FRP1N">
            <text:p>FRP1N</text:p>
          </table:table-cell>
          <table:table-cell table:style-name="ce110" table:formula="of:=[.K313]&amp;[.J313]&amp;[.H313]" office:value-type="string" office:string-value="F1899RP1">
            <text:p>F1899RP1</text:p>
          </table:table-cell>
          <table:table-cell table:style-name="ce109" table:formula="of:=[.K313]&amp;[.J313]&amp;[.I313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4F396698</text:p>
          </table:table-cell>
          <table:table-cell table:style-name="ce56"/>
          <table:table-cell table:style-name="ce69" office:value-type="float" office:value="-1.3">
            <text:p>-1,30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3.4">
            <text:p>-3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14])" office:value-type="float" office:value="1899">
            <text:p>1899</text:p>
          </table:table-cell>
          <table:table-cell table:style-name="ce109" table:formula="of:=RIGHT(LEFT([.C314];4))" office:value-type="string" office:string-value="F">
            <text:p>F</text:p>
          </table:table-cell>
          <table:table-cell table:style-name="ce110" table:formula="of:=[.K314]&amp;[.H314]" office:value-type="string" office:string-value="FAP">
            <text:p>FAP</text:p>
          </table:table-cell>
          <table:table-cell table:style-name="ce109" table:formula="of:=[.L314]&amp;[.I314]" office:value-type="string" office:string-value="FAP">
            <text:p>FAP</text:p>
          </table:table-cell>
          <table:table-cell table:style-name="ce110" table:formula="of:=[.K314]&amp;[.J314]&amp;[.H314]" office:value-type="string" office:string-value="F1899AP">
            <text:p>F1899AP</text:p>
          </table:table-cell>
          <table:table-cell table:style-name="ce109" table:formula="of:=[.K314]&amp;[.J314]&amp;[.I31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4F400274</text:p>
          </table:table-cell>
          <table:table-cell table:style-name="ce56"/>
          <table:table-cell table:style-name="ce69" office:value-type="float" office:value="0.14">
            <text:p>0,14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9.6">
            <text:p>-9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15])" office:value-type="float" office:value="1899">
            <text:p>1899</text:p>
          </table:table-cell>
          <table:table-cell table:style-name="ce109" table:formula="of:=RIGHT(LEFT([.C315];4))" office:value-type="string" office:string-value="F">
            <text:p>F</text:p>
          </table:table-cell>
          <table:table-cell table:style-name="ce110" table:formula="of:=[.K315]&amp;[.H315]" office:value-type="string" office:string-value="FAP">
            <text:p>FAP</text:p>
          </table:table-cell>
          <table:table-cell table:style-name="ce109" table:formula="of:=[.L315]&amp;[.I315]" office:value-type="string" office:string-value="FAP">
            <text:p>FAP</text:p>
          </table:table-cell>
          <table:table-cell table:style-name="ce110" table:formula="of:=[.K315]&amp;[.J315]&amp;[.H315]" office:value-type="string" office:string-value="F1899AP">
            <text:p>F1899AP</text:p>
          </table:table-cell>
          <table:table-cell table:style-name="ce109" table:formula="of:=[.K315]&amp;[.J315]&amp;[.I315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17N305075</text:p>
          </table:table-cell>
          <table:table-cell table:style-name="ce56"/>
          <table:table-cell table:style-name="ce69" office:value-type="float" office:value="0.26">
            <text:p>0,26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18.4">
            <text:p>-18,4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16])" office:value-type="float" office:value="1899">
            <text:p>1899</text:p>
          </table:table-cell>
          <table:table-cell table:style-name="ce109" table:formula="of:=RIGHT(LEFT([.C316];4))" office:value-type="string" office:string-value="N">
            <text:p>N</text:p>
          </table:table-cell>
          <table:table-cell table:style-name="ce110" table:formula="of:=[.K316]&amp;[.H316]" office:value-type="string" office:string-value="NRP1">
            <text:p>NRP1</text:p>
          </table:table-cell>
          <table:table-cell table:style-name="ce109" table:formula="of:=[.L316]&amp;[.I316]" office:value-type="string" office:string-value="NRP1N">
            <text:p>NRP1N</text:p>
          </table:table-cell>
          <table:table-cell table:style-name="ce110" table:formula="of:=[.K316]&amp;[.J316]&amp;[.H316]" office:value-type="string" office:string-value="N1899RP1">
            <text:p>N1899RP1</text:p>
          </table:table-cell>
          <table:table-cell table:style-name="ce109" table:formula="of:=[.K316]&amp;[.J316]&amp;[.I316]" office:value-type="string" office:string-value="N1899N">
            <text:p>N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0">
            <text:p>30/01/19</text:p>
          </table:table-cell>
          <table:table-cell table:style-name="ce35" office:value-type="string">
            <text:p>A04L589742</text:p>
          </table:table-cell>
          <table:table-cell table:style-name="ce56"/>
          <table:table-cell table:style-name="ce69" office:value-type="float" office:value="1.3">
            <text:p>1,3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12">
            <text:p>-12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17])" office:value-type="float" office:value="1899">
            <text:p>1899</text:p>
          </table:table-cell>
          <table:table-cell table:style-name="ce109" table:formula="of:=RIGHT(LEFT([.C317];4))" office:value-type="string" office:string-value="L">
            <text:p>L</text:p>
          </table:table-cell>
          <table:table-cell table:style-name="ce110" table:formula="of:=[.K317]&amp;[.H317]" office:value-type="string" office:string-value="LRP1">
            <text:p>LRP1</text:p>
          </table:table-cell>
          <table:table-cell table:style-name="ce109" table:formula="of:=[.L317]&amp;[.I317]" office:value-type="string" office:string-value="LRP1N">
            <text:p>LRP1N</text:p>
          </table:table-cell>
          <table:table-cell table:style-name="ce110" table:formula="of:=[.K317]&amp;[.J317]&amp;[.H317]" office:value-type="string" office:string-value="L1899RP1">
            <text:p>L1899RP1</text:p>
          </table:table-cell>
          <table:table-cell table:style-name="ce109" table:formula="of:=[.K317]&amp;[.J317]&amp;[.I317]" office:value-type="string" office:string-value="L1899N">
            <text:p>L1899N</text:p>
          </table:table-cell>
          <table:table-cell table:style-name="ce122"/>
        </table:table-row>
        <table:table-row table:style-name="ro2">
          <table:table-cell table:style-name="ce10"/>
          <table:table-cell table:style-name="ce23" office:value-type="date" office:date-value="2019-01-30">
            <text:p>30/01/19</text:p>
          </table:table-cell>
          <table:table-cell table:style-name="ce34" office:value-type="string">
            <text:p>A06F385520</text:p>
          </table:table-cell>
          <table:table-cell table:style-name="ce57"/>
          <table:table-cell table:style-name="ce70" office:value-type="float" office:value="-1.4">
            <text:p>-1,40</text:p>
          </table:table-cell>
          <table:table-cell table:style-name="ce71" office:value-type="float" office:value="-1.6">
            <text:p>-1,60</text:p>
          </table:table-cell>
          <table:table-cell table:style-name="ce70" office:value-type="float" office:value="-77.4">
            <text:p>-77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318])" office:value-type="float" office:value="1899">
            <text:p>1899</text:p>
          </table:table-cell>
          <table:table-cell table:style-name="ce109" table:formula="of:=RIGHT(LEFT([.C318];4))" office:value-type="string" office:string-value="F">
            <text:p>F</text:p>
          </table:table-cell>
          <table:table-cell table:style-name="ce110" table:formula="of:=[.K318]&amp;[.H318]" office:value-type="string" office:string-value="FRP1">
            <text:p>FRP1</text:p>
          </table:table-cell>
          <table:table-cell table:style-name="ce109" table:formula="of:=[.L318]&amp;[.I318]" office:value-type="string" office:string-value="FRP1N">
            <text:p>FRP1N</text:p>
          </table:table-cell>
          <table:table-cell table:style-name="ce110" table:formula="of:=[.K318]&amp;[.J318]&amp;[.H318]" office:value-type="string" office:string-value="F1899RP1">
            <text:p>F1899RP1</text:p>
          </table:table-cell>
          <table:table-cell table:style-name="ce109" table:formula="of:=[.K318]&amp;[.J318]&amp;[.I318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04S351068</text:p>
          </table:table-cell>
          <table:table-cell table:style-name="ce56"/>
          <table:table-cell table:style-name="ce69" office:value-type="float" office:value="-1.6">
            <text:p>-1,6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2">
            <text:p>-2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19])" office:value-type="float" office:value="1899">
            <text:p>1899</text:p>
          </table:table-cell>
          <table:table-cell table:style-name="ce109" table:formula="of:=RIGHT(LEFT([.C319];4))" office:value-type="string" office:string-value="S">
            <text:p>S</text:p>
          </table:table-cell>
          <table:table-cell table:style-name="ce110" table:formula="of:=[.K319]&amp;[.H319]" office:value-type="string" office:string-value="SAP">
            <text:p>SAP</text:p>
          </table:table-cell>
          <table:table-cell table:style-name="ce109" table:formula="of:=[.L319]&amp;[.I319]" office:value-type="string" office:string-value="SAP">
            <text:p>SAP</text:p>
          </table:table-cell>
          <table:table-cell table:style-name="ce110" table:formula="of:=[.K319]&amp;[.J319]&amp;[.H319]" office:value-type="string" office:string-value="S1899AP">
            <text:p>S1899AP</text:p>
          </table:table-cell>
          <table:table-cell table:style-name="ce109" table:formula="of:=[.K319]&amp;[.J319]&amp;[.I319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08F067220</text:p>
          </table:table-cell>
          <table:table-cell table:style-name="ce56"/>
          <table:table-cell table:style-name="ce69" office:value-type="float" office:value="-1.86">
            <text:p>-1,86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20])" office:value-type="float" office:value="1899">
            <text:p>1899</text:p>
          </table:table-cell>
          <table:table-cell table:style-name="ce109" table:formula="of:=RIGHT(LEFT([.C320];4))" office:value-type="string" office:string-value="F">
            <text:p>F</text:p>
          </table:table-cell>
          <table:table-cell table:style-name="ce110" table:formula="of:=[.K320]&amp;[.H320]" office:value-type="string" office:string-value="FRP1">
            <text:p>FRP1</text:p>
          </table:table-cell>
          <table:table-cell table:style-name="ce109" table:formula="of:=[.L320]&amp;[.I320]" office:value-type="string" office:string-value="FRP1N">
            <text:p>FRP1N</text:p>
          </table:table-cell>
          <table:table-cell table:style-name="ce110" table:formula="of:=[.K320]&amp;[.J320]&amp;[.H320]" office:value-type="string" office:string-value="F1899RP1">
            <text:p>F1899RP1</text:p>
          </table:table-cell>
          <table:table-cell table:style-name="ce109" table:formula="of:=[.K320]&amp;[.J320]&amp;[.I320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01S548604</text:p>
          </table:table-cell>
          <table:table-cell table:style-name="ce56"/>
          <table:table-cell table:style-name="ce69" office:value-type="float" office:value="-0.78">
            <text:p>-0,78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-2.2">
            <text:p>-2,2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21])" office:value-type="float" office:value="1899">
            <text:p>1899</text:p>
          </table:table-cell>
          <table:table-cell table:style-name="ce109" table:formula="of:=RIGHT(LEFT([.C321];4))" office:value-type="string" office:string-value="S">
            <text:p>S</text:p>
          </table:table-cell>
          <table:table-cell table:style-name="ce110" table:formula="of:=[.K321]&amp;[.H321]" office:value-type="string" office:string-value="SAP">
            <text:p>SAP</text:p>
          </table:table-cell>
          <table:table-cell table:style-name="ce109" table:formula="of:=[.L321]&amp;[.I321]" office:value-type="string" office:string-value="SAP">
            <text:p>SAP</text:p>
          </table:table-cell>
          <table:table-cell table:style-name="ce110" table:formula="of:=[.K321]&amp;[.J321]&amp;[.H321]" office:value-type="string" office:string-value="S1899AP">
            <text:p>S1899AP</text:p>
          </table:table-cell>
          <table:table-cell table:style-name="ce109" table:formula="of:=[.K321]&amp;[.J321]&amp;[.I321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04L542349</text:p>
          </table:table-cell>
          <table:table-cell table:style-name="ce56"/>
          <table:table-cell table:style-name="ce69" office:value-type="float" office:value="0.46">
            <text:p>0,46</text:p>
          </table:table-cell>
          <table:table-cell table:style-name="ce66" office:value-type="float" office:value="2.4">
            <text:p>2,40</text:p>
          </table:table-cell>
          <table:table-cell table:style-name="ce69" office:value-type="float" office:value="2">
            <text:p>2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22])" office:value-type="float" office:value="1899">
            <text:p>1899</text:p>
          </table:table-cell>
          <table:table-cell table:style-name="ce109" table:formula="of:=RIGHT(LEFT([.C322];4))" office:value-type="string" office:string-value="L">
            <text:p>L</text:p>
          </table:table-cell>
          <table:table-cell table:style-name="ce110" table:formula="of:=[.K322]&amp;[.H322]" office:value-type="string" office:string-value="LAP">
            <text:p>LAP</text:p>
          </table:table-cell>
          <table:table-cell table:style-name="ce109" table:formula="of:=[.L322]&amp;[.I322]" office:value-type="string" office:string-value="LAP">
            <text:p>LAP</text:p>
          </table:table-cell>
          <table:table-cell table:style-name="ce110" table:formula="of:=[.K322]&amp;[.J322]&amp;[.H322]" office:value-type="string" office:string-value="L1899AP">
            <text:p>L1899AP</text:p>
          </table:table-cell>
          <table:table-cell table:style-name="ce109" table:formula="of:=[.K322]&amp;[.J322]&amp;[.I322]" office:value-type="string" office:string-value="L1899">
            <text:p>L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1F036075</text:p>
          </table:table-cell>
          <table:table-cell table:style-name="ce56"/>
          <table:table-cell table:style-name="ce69" office:value-type="float" office:value="-0.2">
            <text:p>-0,20</text:p>
          </table:table-cell>
          <table:table-cell table:style-name="ce66" office:value-type="float" office:value="-5">
            <text:p>-5,0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23])" office:value-type="float" office:value="1899">
            <text:p>1899</text:p>
          </table:table-cell>
          <table:table-cell table:style-name="ce109" table:formula="of:=RIGHT(LEFT([.C323];4))" office:value-type="string" office:string-value="F">
            <text:p>F</text:p>
          </table:table-cell>
          <table:table-cell table:style-name="ce110" table:formula="of:=[.K323]&amp;[.H323]" office:value-type="string" office:string-value="FRP1">
            <text:p>FRP1</text:p>
          </table:table-cell>
          <table:table-cell table:style-name="ce109" table:formula="of:=[.L323]&amp;[.I323]" office:value-type="string" office:string-value="FRP1N">
            <text:p>FRP1N</text:p>
          </table:table-cell>
          <table:table-cell table:style-name="ce110" table:formula="of:=[.K323]&amp;[.J323]&amp;[.H323]" office:value-type="string" office:string-value="F1899RP1">
            <text:p>F1899RP1</text:p>
          </table:table-cell>
          <table:table-cell table:style-name="ce109" table:formula="of:=[.K323]&amp;[.J323]&amp;[.I323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4F298804</text:p>
          </table:table-cell>
          <table:table-cell table:style-name="ce56"/>
          <table:table-cell table:style-name="ce69" office:value-type="float" office:value="-0.06">
            <text:p>-0,06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-2">
            <text:p>-2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24])" office:value-type="float" office:value="1899">
            <text:p>1899</text:p>
          </table:table-cell>
          <table:table-cell table:style-name="ce109" table:formula="of:=RIGHT(LEFT([.C324];4))" office:value-type="string" office:string-value="F">
            <text:p>F</text:p>
          </table:table-cell>
          <table:table-cell table:style-name="ce110" table:formula="of:=[.K324]&amp;[.H324]" office:value-type="string" office:string-value="FAP">
            <text:p>FAP</text:p>
          </table:table-cell>
          <table:table-cell table:style-name="ce109" table:formula="of:=[.L324]&amp;[.I324]" office:value-type="string" office:string-value="FAP">
            <text:p>FAP</text:p>
          </table:table-cell>
          <table:table-cell table:style-name="ce110" table:formula="of:=[.K324]&amp;[.J324]&amp;[.H324]" office:value-type="string" office:string-value="F1899AP">
            <text:p>F1899AP</text:p>
          </table:table-cell>
          <table:table-cell table:style-name="ce109" table:formula="of:=[.K324]&amp;[.J324]&amp;[.I32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09F097462</text:p>
          </table:table-cell>
          <table:table-cell table:style-name="ce56"/>
          <table:table-cell table:style-name="ce67" office:value-type="float" office:value="-1.8">
            <text:p>-1,80</text:p>
          </table:table-cell>
          <table:table-cell table:style-name="ce66" office:value-type="float" office:value="0">
            <text:p>0,00</text:p>
          </table:table-cell>
          <table:table-cell table:style-name="ce67" office:value-type="float" office:value="-3">
            <text:p>-3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25])" office:value-type="float" office:value="1899">
            <text:p>1899</text:p>
          </table:table-cell>
          <table:table-cell table:style-name="ce109" table:formula="of:=RIGHT(LEFT([.C325];4))" office:value-type="string" office:string-value="F">
            <text:p>F</text:p>
          </table:table-cell>
          <table:table-cell table:style-name="ce110" table:formula="of:=[.K325]&amp;[.H325]" office:value-type="string" office:string-value="FAP">
            <text:p>FAP</text:p>
          </table:table-cell>
          <table:table-cell table:style-name="ce109" table:formula="of:=[.L325]&amp;[.I325]" office:value-type="string" office:string-value="FAP">
            <text:p>FAP</text:p>
          </table:table-cell>
          <table:table-cell table:style-name="ce110" table:formula="of:=[.K325]&amp;[.J325]&amp;[.H325]" office:value-type="string" office:string-value="F1899AP">
            <text:p>F1899AP</text:p>
          </table:table-cell>
          <table:table-cell table:style-name="ce109" table:formula="of:=[.K325]&amp;[.J325]&amp;[.I325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1F002861</text:p>
          </table:table-cell>
          <table:table-cell table:style-name="ce58"/>
          <table:table-cell table:style-name="ce67" office:value-type="float" office:value="-1.76">
            <text:p>-1,76</text:p>
          </table:table-cell>
          <table:table-cell table:style-name="ce66" office:value-type="float" office:value="-2.6">
            <text:p>-2,60</text:p>
          </table:table-cell>
          <table:table-cell table:style-name="ce82" office:value-type="float" office:value="-99.4">
            <text:p>-99,4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26])" office:value-type="float" office:value="1899">
            <text:p>1899</text:p>
          </table:table-cell>
          <table:table-cell table:style-name="ce109" table:formula="of:=RIGHT(LEFT([.C326];4))" office:value-type="string" office:string-value="F">
            <text:p>F</text:p>
          </table:table-cell>
          <table:table-cell table:style-name="ce110" table:formula="of:=[.K326]&amp;[.H326]" office:value-type="string" office:string-value="FRP1">
            <text:p>FRP1</text:p>
          </table:table-cell>
          <table:table-cell table:style-name="ce109" table:formula="of:=[.L326]&amp;[.I326]" office:value-type="string" office:string-value="FRP1N">
            <text:p>FRP1N</text:p>
          </table:table-cell>
          <table:table-cell table:style-name="ce110" table:formula="of:=[.K326]&amp;[.J326]&amp;[.H326]" office:value-type="string" office:string-value="F1899RP1">
            <text:p>F1899RP1</text:p>
          </table:table-cell>
          <table:table-cell table:style-name="ce109" table:formula="of:=[.K326]&amp;[.J326]&amp;[.I32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1F229018</text:p>
          </table:table-cell>
          <table:table-cell table:style-name="ce56"/>
          <table:table-cell table:style-name="ce69" office:value-type="float" office:value="0.32">
            <text:p>0,32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11">
            <text:p>-11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27])" office:value-type="float" office:value="1899">
            <text:p>1899</text:p>
          </table:table-cell>
          <table:table-cell table:style-name="ce109" table:formula="of:=RIGHT(LEFT([.C327];4))" office:value-type="string" office:string-value="F">
            <text:p>F</text:p>
          </table:table-cell>
          <table:table-cell table:style-name="ce110" table:formula="of:=[.K327]&amp;[.H327]" office:value-type="string" office:string-value="FRP1">
            <text:p>FRP1</text:p>
          </table:table-cell>
          <table:table-cell table:style-name="ce109" table:formula="of:=[.L327]&amp;[.I327]" office:value-type="string" office:string-value="FRP1N">
            <text:p>FRP1N</text:p>
          </table:table-cell>
          <table:table-cell table:style-name="ce110" table:formula="of:=[.K327]&amp;[.J327]&amp;[.H327]" office:value-type="string" office:string-value="F1899RP1">
            <text:p>F1899RP1</text:p>
          </table:table-cell>
          <table:table-cell table:style-name="ce109" table:formula="of:=[.K327]&amp;[.J327]&amp;[.I32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1F289084</text:p>
          </table:table-cell>
          <table:table-cell table:style-name="ce56"/>
          <table:table-cell table:style-name="ce69" office:value-type="float" office:value="0.8">
            <text:p>0,8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0">
            <text:p>-10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28])" office:value-type="float" office:value="1899">
            <text:p>1899</text:p>
          </table:table-cell>
          <table:table-cell table:style-name="ce109" table:formula="of:=RIGHT(LEFT([.C328];4))" office:value-type="string" office:string-value="F">
            <text:p>F</text:p>
          </table:table-cell>
          <table:table-cell table:style-name="ce110" table:formula="of:=[.K328]&amp;[.H328]" office:value-type="string" office:string-value="FAP">
            <text:p>FAP</text:p>
          </table:table-cell>
          <table:table-cell table:style-name="ce109" table:formula="of:=[.L328]&amp;[.I328]" office:value-type="string" office:string-value="FAP">
            <text:p>FAP</text:p>
          </table:table-cell>
          <table:table-cell table:style-name="ce110" table:formula="of:=[.K328]&amp;[.J328]&amp;[.H328]" office:value-type="string" office:string-value="F1899AP">
            <text:p>F1899AP</text:p>
          </table:table-cell>
          <table:table-cell table:style-name="ce109" table:formula="of:=[.K328]&amp;[.J328]&amp;[.I328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3F237797</text:p>
          </table:table-cell>
          <table:table-cell table:style-name="ce56"/>
          <table:table-cell table:style-name="ce69" office:value-type="float" office:value="-0.44">
            <text:p>-0,44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12.6">
            <text:p>-12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29])" office:value-type="float" office:value="1899">
            <text:p>1899</text:p>
          </table:table-cell>
          <table:table-cell table:style-name="ce109" table:formula="of:=RIGHT(LEFT([.C329];4))" office:value-type="string" office:string-value="F">
            <text:p>F</text:p>
          </table:table-cell>
          <table:table-cell table:style-name="ce110" table:formula="of:=[.K329]&amp;[.H329]" office:value-type="string" office:string-value="FRP1">
            <text:p>FRP1</text:p>
          </table:table-cell>
          <table:table-cell table:style-name="ce109" table:formula="of:=[.L329]&amp;[.I329]" office:value-type="string" office:string-value="FRP1N">
            <text:p>FRP1N</text:p>
          </table:table-cell>
          <table:table-cell table:style-name="ce110" table:formula="of:=[.K329]&amp;[.J329]&amp;[.H329]" office:value-type="string" office:string-value="F1899RP1">
            <text:p>F1899RP1</text:p>
          </table:table-cell>
          <table:table-cell table:style-name="ce109" table:formula="of:=[.K329]&amp;[.J329]&amp;[.I32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5F076988</text:p>
          </table:table-cell>
          <table:table-cell table:style-name="ce56"/>
          <table:table-cell table:style-name="ce67" office:value-type="float" office:value="-1.14">
            <text:p>-1,14</text:p>
          </table:table-cell>
          <table:table-cell table:style-name="ce66" office:value-type="float" office:value="0">
            <text:p>0,00</text:p>
          </table:table-cell>
          <table:table-cell table:style-name="ce67" office:value-type="float" office:value="-13.4">
            <text:p>-13,4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30])" office:value-type="float" office:value="1899">
            <text:p>1899</text:p>
          </table:table-cell>
          <table:table-cell table:style-name="ce109" table:formula="of:=RIGHT(LEFT([.C330];4))" office:value-type="string" office:string-value="F">
            <text:p>F</text:p>
          </table:table-cell>
          <table:table-cell table:style-name="ce110" table:formula="of:=[.K330]&amp;[.H330]" office:value-type="string" office:string-value="FRP1">
            <text:p>FRP1</text:p>
          </table:table-cell>
          <table:table-cell table:style-name="ce109" table:formula="of:=[.L330]&amp;[.I330]" office:value-type="string" office:string-value="FRP1N">
            <text:p>FRP1N</text:p>
          </table:table-cell>
          <table:table-cell table:style-name="ce110" table:formula="of:=[.K330]&amp;[.J330]&amp;[.H330]" office:value-type="string" office:string-value="F1899RP1">
            <text:p>F1899RP1</text:p>
          </table:table-cell>
          <table:table-cell table:style-name="ce109" table:formula="of:=[.K330]&amp;[.J330]&amp;[.I330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7N286967</text:p>
          </table:table-cell>
          <table:table-cell table:style-name="ce56"/>
          <table:table-cell table:style-name="ce67" office:value-type="float" office:value="-0.4">
            <text:p>-0,40</text:p>
          </table:table-cell>
          <table:table-cell table:style-name="ce66" office:value-type="float" office:value="-0.6">
            <text:p>-0,60</text:p>
          </table:table-cell>
          <table:table-cell table:style-name="ce82" office:value-type="float" office:value="-1.4">
            <text:p>-1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31])" office:value-type="float" office:value="1899">
            <text:p>1899</text:p>
          </table:table-cell>
          <table:table-cell table:style-name="ce109" table:formula="of:=RIGHT(LEFT([.C331];4))" office:value-type="string" office:string-value="N">
            <text:p>N</text:p>
          </table:table-cell>
          <table:table-cell table:style-name="ce110" table:formula="of:=[.K331]&amp;[.H331]" office:value-type="string" office:string-value="NAP">
            <text:p>NAP</text:p>
          </table:table-cell>
          <table:table-cell table:style-name="ce109" table:formula="of:=[.L331]&amp;[.I331]" office:value-type="string" office:string-value="NAP">
            <text:p>NAP</text:p>
          </table:table-cell>
          <table:table-cell table:style-name="ce110" table:formula="of:=[.K331]&amp;[.J331]&amp;[.H331]" office:value-type="string" office:string-value="N1899AP">
            <text:p>N1899AP</text:p>
          </table:table-cell>
          <table:table-cell table:style-name="ce109" table:formula="of:=[.K331]&amp;[.J331]&amp;[.I331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5F164003</text:p>
          </table:table-cell>
          <table:table-cell table:style-name="ce56"/>
          <table:table-cell table:style-name="ce69" office:value-type="float" office:value="-2.4">
            <text:p>-2,4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43">
            <text:p>-43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32])" office:value-type="float" office:value="1899">
            <text:p>1899</text:p>
          </table:table-cell>
          <table:table-cell table:style-name="ce109" table:formula="of:=RIGHT(LEFT([.C332];4))" office:value-type="string" office:string-value="F">
            <text:p>F</text:p>
          </table:table-cell>
          <table:table-cell table:style-name="ce110" table:formula="of:=[.K332]&amp;[.H332]" office:value-type="string" office:string-value="FRP1">
            <text:p>FRP1</text:p>
          </table:table-cell>
          <table:table-cell table:style-name="ce109" table:formula="of:=[.L332]&amp;[.I332]" office:value-type="string" office:string-value="FRP1N">
            <text:p>FRP1N</text:p>
          </table:table-cell>
          <table:table-cell table:style-name="ce110" table:formula="of:=[.K332]&amp;[.J332]&amp;[.H332]" office:value-type="string" office:string-value="F1899RP1">
            <text:p>F1899RP1</text:p>
          </table:table-cell>
          <table:table-cell table:style-name="ce109" table:formula="of:=[.K332]&amp;[.J332]&amp;[.I332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9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06F446870</text:p>
          </table:table-cell>
          <table:table-cell table:style-name="ce56"/>
          <table:table-cell table:style-name="ce69" office:value-type="float" office:value="0.76">
            <text:p>0,7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32.6">
            <text:p>-32,6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33])" office:value-type="float" office:value="1899">
            <text:p>1899</text:p>
          </table:table-cell>
          <table:table-cell table:style-name="ce109" table:formula="of:=RIGHT(LEFT([.C333];4))" office:value-type="string" office:string-value="F">
            <text:p>F</text:p>
          </table:table-cell>
          <table:table-cell table:style-name="ce110" table:formula="of:=[.K333]&amp;[.H333]" office:value-type="string" office:string-value="FRP1">
            <text:p>FRP1</text:p>
          </table:table-cell>
          <table:table-cell table:style-name="ce109" table:formula="of:=[.L333]&amp;[.I333]" office:value-type="string" office:string-value="FRP1N">
            <text:p>FRP1N</text:p>
          </table:table-cell>
          <table:table-cell table:style-name="ce110" table:formula="of:=[.K333]&amp;[.J333]&amp;[.H333]" office:value-type="string" office:string-value="F1899RP1">
            <text:p>F1899RP1</text:p>
          </table:table-cell>
          <table:table-cell table:style-name="ce109" table:formula="of:=[.K333]&amp;[.J333]&amp;[.I333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2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8N053174</text:p>
          </table:table-cell>
          <table:table-cell table:style-name="ce56"/>
          <table:table-cell table:style-name="ce69" office:value-type="float" office:value="0.66">
            <text:p>0,66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0">
            <text:p>0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34])" office:value-type="float" office:value="1899">
            <text:p>1899</text:p>
          </table:table-cell>
          <table:table-cell table:style-name="ce109" table:formula="of:=RIGHT(LEFT([.C334];4))" office:value-type="string" office:string-value="N">
            <text:p>N</text:p>
          </table:table-cell>
          <table:table-cell table:style-name="ce110" table:formula="of:=[.K334]&amp;[.H334]" office:value-type="string" office:string-value="NAP">
            <text:p>NAP</text:p>
          </table:table-cell>
          <table:table-cell table:style-name="ce109" table:formula="of:=[.L334]&amp;[.I334]" office:value-type="string" office:string-value="NAP">
            <text:p>NAP</text:p>
          </table:table-cell>
          <table:table-cell table:style-name="ce110" table:formula="of:=[.K334]&amp;[.J334]&amp;[.H334]" office:value-type="string" office:string-value="N1899AP">
            <text:p>N1899AP</text:p>
          </table:table-cell>
          <table:table-cell table:style-name="ce109" table:formula="of:=[.K334]&amp;[.J334]&amp;[.I334]" office:value-type="string" office:string-value="N1899">
            <text:p>N1899</text:p>
          </table:table-cell>
          <table:table-cell table:style-name="ce115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93A050751</text:p>
          </table:table-cell>
          <table:table-cell table:style-name="ce56"/>
          <table:table-cell table:style-name="ce69" office:value-type="float" office:value="-100">
            <text:p>-100,00</text:p>
          </table:table-cell>
          <table:table-cell table:style-name="ce66" office:value-type="float" office:value="-100">
            <text:p>-100,0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3</text:p>
          </table:table-cell>
          <table:table-cell table:style-name="ce86" office:value-type="string">
            <text:p>N</text:p>
          </table:table-cell>
          <table:table-cell table:style-name="ce104" table:formula="of:=YEAR([.D335])" office:value-type="float" office:value="1899">
            <text:p>1899</text:p>
          </table:table-cell>
          <table:table-cell table:style-name="ce109" table:formula="of:=RIGHT(LEFT([.C335];4))" office:value-type="string" office:string-value="A">
            <text:p>A</text:p>
          </table:table-cell>
          <table:table-cell table:style-name="ce110" table:formula="of:=[.K335]&amp;[.H335]" office:value-type="string" office:string-value="ARP3">
            <text:p>ARP3</text:p>
          </table:table-cell>
          <table:table-cell table:style-name="ce109" table:formula="of:=[.L335]&amp;[.I335]" office:value-type="string" office:string-value="ARP3N">
            <text:p>ARP3N</text:p>
          </table:table-cell>
          <table:table-cell table:style-name="ce110" table:formula="of:=[.K335]&amp;[.J335]&amp;[.H335]" office:value-type="string" office:string-value="A1899RP3">
            <text:p>A1899RP3</text:p>
          </table:table-cell>
          <table:table-cell table:style-name="ce109" table:formula="of:=[.K335]&amp;[.J335]&amp;[.I335]" office:value-type="string" office:string-value="A1899N">
            <text:p>A1899N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8N286856</text:p>
          </table:table-cell>
          <table:table-cell table:style-name="ce56"/>
          <table:table-cell table:style-name="ce69" office:value-type="float" office:value="-1.7">
            <text:p>-1,7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1.4">
            <text:p>1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36])" office:value-type="float" office:value="1899">
            <text:p>1899</text:p>
          </table:table-cell>
          <table:table-cell table:style-name="ce109" table:formula="of:=RIGHT(LEFT([.C336];4))" office:value-type="string" office:string-value="N">
            <text:p>N</text:p>
          </table:table-cell>
          <table:table-cell table:style-name="ce110" table:formula="of:=[.K336]&amp;[.H336]" office:value-type="string" office:string-value="NAP">
            <text:p>NAP</text:p>
          </table:table-cell>
          <table:table-cell table:style-name="ce109" table:formula="of:=[.L336]&amp;[.I336]" office:value-type="string" office:string-value="NAP">
            <text:p>NAP</text:p>
          </table:table-cell>
          <table:table-cell table:style-name="ce110" table:formula="of:=[.K336]&amp;[.J336]&amp;[.H336]" office:value-type="string" office:string-value="N1899AP">
            <text:p>N1899AP</text:p>
          </table:table-cell>
          <table:table-cell table:style-name="ce109" table:formula="of:=[.K336]&amp;[.J336]&amp;[.I336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0F013157</text:p>
          </table:table-cell>
          <table:table-cell table:style-name="ce56"/>
          <table:table-cell table:style-name="ce69" office:value-type="float" office:value="0.26">
            <text:p>0,26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100">
            <text:p>-100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4" table:formula="of:=YEAR([.D337])" office:value-type="float" office:value="1899">
            <text:p>1899</text:p>
          </table:table-cell>
          <table:table-cell table:style-name="ce109" table:formula="of:=RIGHT(LEFT([.C337];4))" office:value-type="string" office:string-value="F">
            <text:p>F</text:p>
          </table:table-cell>
          <table:table-cell table:style-name="ce110" table:formula="of:=[.K337]&amp;[.H337]" office:value-type="string" office:string-value="FRP1">
            <text:p>FRP1</text:p>
          </table:table-cell>
          <table:table-cell table:style-name="ce109" table:formula="of:=[.L337]&amp;[.I337]" office:value-type="string" office:string-value="FRP1N">
            <text:p>FRP1N</text:p>
          </table:table-cell>
          <table:table-cell table:style-name="ce110" table:formula="of:=[.K337]&amp;[.J337]&amp;[.H337]" office:value-type="string" office:string-value="F1899RP1">
            <text:p>F1899RP1</text:p>
          </table:table-cell>
          <table:table-cell table:style-name="ce109" table:formula="of:=[.K337]&amp;[.J337]&amp;[.I33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09F317684</text:p>
          </table:table-cell>
          <table:table-cell table:style-name="ce56"/>
          <table:table-cell table:style-name="ce69" office:value-type="float" office:value="-1.84">
            <text:p>-1,8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9">
            <text:p>-9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38])" office:value-type="float" office:value="1899">
            <text:p>1899</text:p>
          </table:table-cell>
          <table:table-cell table:style-name="ce109" table:formula="of:=RIGHT(LEFT([.C338];4))" office:value-type="string" office:string-value="F">
            <text:p>F</text:p>
          </table:table-cell>
          <table:table-cell table:style-name="ce110" table:formula="of:=[.K338]&amp;[.H338]" office:value-type="string" office:string-value="FAP">
            <text:p>FAP</text:p>
          </table:table-cell>
          <table:table-cell table:style-name="ce109" table:formula="of:=[.L338]&amp;[.I338]" office:value-type="string" office:string-value="FAP">
            <text:p>FAP</text:p>
          </table:table-cell>
          <table:table-cell table:style-name="ce110" table:formula="of:=[.K338]&amp;[.J338]&amp;[.H338]" office:value-type="string" office:string-value="F1899AP">
            <text:p>F1899AP</text:p>
          </table:table-cell>
          <table:table-cell table:style-name="ce109" table:formula="of:=[.K338]&amp;[.J338]&amp;[.I338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8N210566</text:p>
          </table:table-cell>
          <table:table-cell table:style-name="ce56"/>
          <table:table-cell table:style-name="ce69" office:value-type="float" office:value="0.72">
            <text:p>0,72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4">
            <text:p>-4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39])" office:value-type="float" office:value="1899">
            <text:p>1899</text:p>
          </table:table-cell>
          <table:table-cell table:style-name="ce109" table:formula="of:=RIGHT(LEFT([.C339];4))" office:value-type="string" office:string-value="N">
            <text:p>N</text:p>
          </table:table-cell>
          <table:table-cell table:style-name="ce110" table:formula="of:=[.K339]&amp;[.H339]" office:value-type="string" office:string-value="NAP">
            <text:p>NAP</text:p>
          </table:table-cell>
          <table:table-cell table:style-name="ce109" table:formula="of:=[.L339]&amp;[.I339]" office:value-type="string" office:string-value="NAP">
            <text:p>NAP</text:p>
          </table:table-cell>
          <table:table-cell table:style-name="ce110" table:formula="of:=[.K339]&amp;[.J339]&amp;[.H339]" office:value-type="string" office:string-value="N1899AP">
            <text:p>N1899AP</text:p>
          </table:table-cell>
          <table:table-cell table:style-name="ce109" table:formula="of:=[.K339]&amp;[.J339]&amp;[.I339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7"/>
          <table:table-cell table:style-name="ce22" office:value-type="date" office:date-value="2019-01-31">
            <text:p>31/01/19</text:p>
          </table:table-cell>
          <table:table-cell table:style-name="ce35" office:value-type="string">
            <text:p>A16F122192</text:p>
          </table:table-cell>
          <table:table-cell table:style-name="ce56"/>
          <table:table-cell table:style-name="ce69" office:value-type="float" office:value="-2.74">
            <text:p>-2,74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0.4">
            <text:p>-0,4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4" table:formula="of:=YEAR([.D340])" office:value-type="float" office:value="1899">
            <text:p>1899</text:p>
          </table:table-cell>
          <table:table-cell table:style-name="ce109" table:formula="of:=RIGHT(LEFT([.C340];4))" office:value-type="string" office:string-value="F">
            <text:p>F</text:p>
          </table:table-cell>
          <table:table-cell table:style-name="ce110" table:formula="of:=[.K340]&amp;[.H340]" office:value-type="string" office:string-value="FAP">
            <text:p>FAP</text:p>
          </table:table-cell>
          <table:table-cell table:style-name="ce109" table:formula="of:=[.L340]&amp;[.I340]" office:value-type="string" office:string-value="FAP">
            <text:p>FAP</text:p>
          </table:table-cell>
          <table:table-cell table:style-name="ce110" table:formula="of:=[.K340]&amp;[.J340]&amp;[.H340]" office:value-type="string" office:string-value="F1899AP">
            <text:p>F1899AP</text:p>
          </table:table-cell>
          <table:table-cell table:style-name="ce109" table:formula="of:=[.K340]&amp;[.J340]&amp;[.I340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1-31">
            <text:p>31/01/19</text:p>
          </table:table-cell>
          <table:table-cell table:style-name="ce34" office:value-type="string">
            <text:p>A10F086194</text:p>
          </table:table-cell>
          <table:table-cell table:style-name="ce57"/>
          <table:table-cell table:style-name="ce70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341])" office:value-type="float" office:value="1899">
            <text:p>1899</text:p>
          </table:table-cell>
          <table:table-cell table:style-name="ce109" table:formula="of:=RIGHT(LEFT([.C341];4))" office:value-type="string" office:string-value="F">
            <text:p>F</text:p>
          </table:table-cell>
          <table:table-cell table:style-name="ce110" table:formula="of:=[.K341]&amp;[.H341]" office:value-type="string" office:string-value="FRP1">
            <text:p>FRP1</text:p>
          </table:table-cell>
          <table:table-cell table:style-name="ce109" table:formula="of:=[.L341]&amp;[.I341]" office:value-type="string" office:string-value="FRP1N">
            <text:p>FRP1N</text:p>
          </table:table-cell>
          <table:table-cell table:style-name="ce110" table:formula="of:=[.K341]&amp;[.J341]&amp;[.H341]" office:value-type="string" office:string-value="F1899RP1">
            <text:p>F1899RP1</text:p>
          </table:table-cell>
          <table:table-cell table:style-name="ce109" table:formula="of:=[.K341]&amp;[.J341]&amp;[.I34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7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42])" office:value-type="float" office:value="1899">
            <text:p>1899</text:p>
          </table:table-cell>
          <table:table-cell table:style-name="ce109" table:formula="of:=RIGHT(LEFT([.C342];4))">
            <text:p/>
          </table:table-cell>
          <table:table-cell table:style-name="ce110" table:formula="of:=[.K342]&amp;[.H342]">
            <text:p/>
          </table:table-cell>
          <table:table-cell table:style-name="ce109" table:formula="of:=[.L342]&amp;[.I342]">
            <text:p/>
          </table:table-cell>
          <table:table-cell table:style-name="ce110" table:formula="of:=[.K342]&amp;[.J342]&amp;[.H342]" office:value-type="string" office:string-value="1899">
            <text:p>1899</text:p>
          </table:table-cell>
          <table:table-cell table:style-name="ce109" table:formula="of:=[.K342]&amp;[.J342]&amp;[.I342]" office:value-type="string" office:string-value="1899">
            <text:p>1899</text:p>
          </table:table-cell>
          <table:table-cell table:style-name="ce122" office:value-type="string">
            <text:p>Cúpula opaca sem cond. de verificacao</text:p>
          </table:table-cell>
        </table:table-row>
        <table:table-row table:style-name="ro2">
          <table:table-cell table:style-name="ce7"/>
          <table:table-cell table:style-name="ce22"/>
          <table:table-cell table:style-name="ce35"/>
          <table:table-cell table:style-name="ce56"/>
          <table:table-cell table:style-name="Default"/>
          <table:table-cell table:style-name="ce80"/>
          <table:table-cell table:style-name="Default"/>
          <table:table-cell table:number-columns-repeated="2" table:style-name="ce86"/>
          <table:table-cell table:style-name="ce104" table:formula="of:=YEAR([.D343])" office:value-type="float" office:value="1899">
            <text:p>1899</text:p>
          </table:table-cell>
          <table:table-cell table:style-name="ce109" table:formula="of:=RIGHT(LEFT([.C343];4))">
            <text:p/>
          </table:table-cell>
          <table:table-cell table:style-name="ce110" table:formula="of:=[.K343]&amp;[.H343]">
            <text:p/>
          </table:table-cell>
          <table:table-cell table:style-name="ce109" table:formula="of:=[.L343]&amp;[.I343]">
            <text:p/>
          </table:table-cell>
          <table:table-cell table:style-name="ce110" table:formula="of:=[.K343]&amp;[.J343]&amp;[.H343]" office:value-type="string" office:string-value="1899">
            <text:p>1899</text:p>
          </table:table-cell>
          <table:table-cell table:style-name="ce109" table:formula="of:=[.K343]&amp;[.J343]&amp;[.I34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7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44])" office:value-type="float" office:value="1899">
            <text:p>1899</text:p>
          </table:table-cell>
          <table:table-cell table:style-name="ce109" table:formula="of:=RIGHT(LEFT([.C344];4))">
            <text:p/>
          </table:table-cell>
          <table:table-cell table:style-name="ce110" table:formula="of:=[.K344]&amp;[.H344]">
            <text:p/>
          </table:table-cell>
          <table:table-cell table:style-name="ce109" table:formula="of:=[.L344]&amp;[.I344]">
            <text:p/>
          </table:table-cell>
          <table:table-cell table:style-name="ce110" table:formula="of:=[.K344]&amp;[.J344]&amp;[.H344]" office:value-type="string" office:string-value="1899">
            <text:p>1899</text:p>
          </table:table-cell>
          <table:table-cell table:style-name="ce109" table:formula="of:=[.K344]&amp;[.J344]&amp;[.I34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7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45])" office:value-type="float" office:value="1899">
            <text:p>1899</text:p>
          </table:table-cell>
          <table:table-cell table:style-name="ce109" table:formula="of:=RIGHT(LEFT([.C345];4))">
            <text:p/>
          </table:table-cell>
          <table:table-cell table:style-name="ce110" table:formula="of:=[.K345]&amp;[.H345]">
            <text:p/>
          </table:table-cell>
          <table:table-cell table:style-name="ce109" table:formula="of:=[.L345]&amp;[.I345]">
            <text:p/>
          </table:table-cell>
          <table:table-cell table:style-name="ce110" table:formula="of:=[.K345]&amp;[.J345]&amp;[.H345]" office:value-type="string" office:string-value="1899">
            <text:p>1899</text:p>
          </table:table-cell>
          <table:table-cell table:style-name="ce109" table:formula="of:=[.K345]&amp;[.J345]&amp;[.I34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7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46])" office:value-type="float" office:value="1899">
            <text:p>1899</text:p>
          </table:table-cell>
          <table:table-cell table:style-name="ce109" table:formula="of:=RIGHT(LEFT([.C346];4))">
            <text:p/>
          </table:table-cell>
          <table:table-cell table:style-name="ce110" table:formula="of:=[.K346]&amp;[.H346]">
            <text:p/>
          </table:table-cell>
          <table:table-cell table:style-name="ce109" table:formula="of:=[.L346]&amp;[.I346]">
            <text:p/>
          </table:table-cell>
          <table:table-cell table:style-name="ce110" table:formula="of:=[.K346]&amp;[.J346]&amp;[.H346]" office:value-type="string" office:string-value="1899">
            <text:p>1899</text:p>
          </table:table-cell>
          <table:table-cell table:style-name="ce109" table:formula="of:=[.K346]&amp;[.J346]&amp;[.I34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47])" office:value-type="float" office:value="1899">
            <text:p>1899</text:p>
          </table:table-cell>
          <table:table-cell table:style-name="ce109" table:formula="of:=RIGHT(LEFT([.C347];4))">
            <text:p/>
          </table:table-cell>
          <table:table-cell table:style-name="ce110" table:formula="of:=[.K347]&amp;[.H347]">
            <text:p/>
          </table:table-cell>
          <table:table-cell table:style-name="ce109" table:formula="of:=[.L347]&amp;[.I347]">
            <text:p/>
          </table:table-cell>
          <table:table-cell table:style-name="ce110" table:formula="of:=[.K347]&amp;[.J347]&amp;[.H347]" office:value-type="string" office:string-value="1899">
            <text:p>1899</text:p>
          </table:table-cell>
          <table:table-cell table:style-name="ce109" table:formula="of:=[.K347]&amp;[.J347]&amp;[.I347]" office:value-type="string" office:string-value="1899">
            <text:p>1899</text:p>
          </table:table-cell>
          <table:table-cell table:style-name="ce115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48])" office:value-type="float" office:value="1899">
            <text:p>1899</text:p>
          </table:table-cell>
          <table:table-cell table:style-name="ce109" table:formula="of:=RIGHT(LEFT([.C348];4))">
            <text:p/>
          </table:table-cell>
          <table:table-cell table:style-name="ce110" table:formula="of:=[.K348]&amp;[.H348]">
            <text:p/>
          </table:table-cell>
          <table:table-cell table:style-name="ce109" table:formula="of:=[.L348]&amp;[.I348]">
            <text:p/>
          </table:table-cell>
          <table:table-cell table:style-name="ce110" table:formula="of:=[.K348]&amp;[.J348]&amp;[.H348]" office:value-type="string" office:string-value="1899">
            <text:p>1899</text:p>
          </table:table-cell>
          <table:table-cell table:style-name="ce109" table:formula="of:=[.K348]&amp;[.J348]&amp;[.I348]" office:value-type="string" office:string-value="1899">
            <text:p>1899</text:p>
          </table:table-cell>
          <table:table-cell table:style-name="ce115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49])" office:value-type="float" office:value="1899">
            <text:p>1899</text:p>
          </table:table-cell>
          <table:table-cell table:style-name="ce109" table:formula="of:=RIGHT(LEFT([.C349];4))">
            <text:p/>
          </table:table-cell>
          <table:table-cell table:style-name="ce110" table:formula="of:=[.K349]&amp;[.H349]">
            <text:p/>
          </table:table-cell>
          <table:table-cell table:style-name="ce109" table:formula="of:=[.L349]&amp;[.I349]">
            <text:p/>
          </table:table-cell>
          <table:table-cell table:style-name="ce110" table:formula="of:=[.K349]&amp;[.J349]&amp;[.H349]" office:value-type="string" office:string-value="1899">
            <text:p>1899</text:p>
          </table:table-cell>
          <table:table-cell table:style-name="ce109" table:formula="of:=[.K349]&amp;[.J349]&amp;[.I34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50])" office:value-type="float" office:value="1899">
            <text:p>1899</text:p>
          </table:table-cell>
          <table:table-cell table:style-name="ce109" table:formula="of:=RIGHT(LEFT([.C350];4))">
            <text:p/>
          </table:table-cell>
          <table:table-cell table:style-name="ce110" table:formula="of:=[.K350]&amp;[.H350]">
            <text:p/>
          </table:table-cell>
          <table:table-cell table:style-name="ce109" table:formula="of:=[.L350]&amp;[.I350]">
            <text:p/>
          </table:table-cell>
          <table:table-cell table:style-name="ce110" table:formula="of:=[.K350]&amp;[.J350]&amp;[.H350]" office:value-type="string" office:string-value="1899">
            <text:p>1899</text:p>
          </table:table-cell>
          <table:table-cell table:style-name="ce109" table:formula="of:=[.K350]&amp;[.J350]&amp;[.I35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51])" office:value-type="float" office:value="1899">
            <text:p>1899</text:p>
          </table:table-cell>
          <table:table-cell table:style-name="ce109" table:formula="of:=RIGHT(LEFT([.C351];4))">
            <text:p/>
          </table:table-cell>
          <table:table-cell table:style-name="ce110" table:formula="of:=[.K351]&amp;[.H351]">
            <text:p/>
          </table:table-cell>
          <table:table-cell table:style-name="ce109" table:formula="of:=[.L351]&amp;[.I351]">
            <text:p/>
          </table:table-cell>
          <table:table-cell table:style-name="ce110" table:formula="of:=[.K351]&amp;[.J351]&amp;[.H351]" office:value-type="string" office:string-value="1899">
            <text:p>1899</text:p>
          </table:table-cell>
          <table:table-cell table:style-name="ce109" table:formula="of:=[.K351]&amp;[.J351]&amp;[.I35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52])" office:value-type="float" office:value="1899">
            <text:p>1899</text:p>
          </table:table-cell>
          <table:table-cell table:style-name="ce109" table:formula="of:=RIGHT(LEFT([.C352];4))">
            <text:p/>
          </table:table-cell>
          <table:table-cell table:style-name="ce110" table:formula="of:=[.K352]&amp;[.H352]">
            <text:p/>
          </table:table-cell>
          <table:table-cell table:style-name="ce109" table:formula="of:=[.L352]&amp;[.I352]">
            <text:p/>
          </table:table-cell>
          <table:table-cell table:style-name="ce110" table:formula="of:=[.K352]&amp;[.J352]&amp;[.H352]" office:value-type="string" office:string-value="1899">
            <text:p>1899</text:p>
          </table:table-cell>
          <table:table-cell table:style-name="ce109" table:formula="of:=[.K352]&amp;[.J352]&amp;[.I35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53])" office:value-type="float" office:value="1899">
            <text:p>1899</text:p>
          </table:table-cell>
          <table:table-cell table:style-name="ce109" table:formula="of:=RIGHT(LEFT([.C353];4))">
            <text:p/>
          </table:table-cell>
          <table:table-cell table:style-name="ce110" table:formula="of:=[.K353]&amp;[.H353]">
            <text:p/>
          </table:table-cell>
          <table:table-cell table:style-name="ce109" table:formula="of:=[.L353]&amp;[.I353]">
            <text:p/>
          </table:table-cell>
          <table:table-cell table:style-name="ce110" table:formula="of:=[.K353]&amp;[.J353]&amp;[.H353]" office:value-type="string" office:string-value="1899">
            <text:p>1899</text:p>
          </table:table-cell>
          <table:table-cell table:style-name="ce109" table:formula="of:=[.K353]&amp;[.J353]&amp;[.I35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54])" office:value-type="float" office:value="1899">
            <text:p>1899</text:p>
          </table:table-cell>
          <table:table-cell table:style-name="ce109" table:formula="of:=RIGHT(LEFT([.C354];4))">
            <text:p/>
          </table:table-cell>
          <table:table-cell table:style-name="ce110" table:formula="of:=[.K354]&amp;[.H354]">
            <text:p/>
          </table:table-cell>
          <table:table-cell table:style-name="ce109" table:formula="of:=[.L354]&amp;[.I354]">
            <text:p/>
          </table:table-cell>
          <table:table-cell table:style-name="ce110" table:formula="of:=[.K354]&amp;[.J354]&amp;[.H354]" office:value-type="string" office:string-value="1899">
            <text:p>1899</text:p>
          </table:table-cell>
          <table:table-cell table:style-name="ce109" table:formula="of:=[.K354]&amp;[.J354]&amp;[.I35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55])" office:value-type="float" office:value="1899">
            <text:p>1899</text:p>
          </table:table-cell>
          <table:table-cell table:style-name="ce109" table:formula="of:=RIGHT(LEFT([.C355];4))">
            <text:p/>
          </table:table-cell>
          <table:table-cell table:style-name="ce110" table:formula="of:=[.K355]&amp;[.H355]">
            <text:p/>
          </table:table-cell>
          <table:table-cell table:style-name="ce109" table:formula="of:=[.L355]&amp;[.I355]">
            <text:p/>
          </table:table-cell>
          <table:table-cell table:style-name="ce110" table:formula="of:=[.K355]&amp;[.J355]&amp;[.H355]" office:value-type="string" office:string-value="1899">
            <text:p>1899</text:p>
          </table:table-cell>
          <table:table-cell table:style-name="ce109" table:formula="of:=[.K355]&amp;[.J355]&amp;[.I35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56])" office:value-type="float" office:value="1899">
            <text:p>1899</text:p>
          </table:table-cell>
          <table:table-cell table:style-name="ce109" table:formula="of:=RIGHT(LEFT([.C356];4))">
            <text:p/>
          </table:table-cell>
          <table:table-cell table:style-name="ce110" table:formula="of:=[.K356]&amp;[.H356]">
            <text:p/>
          </table:table-cell>
          <table:table-cell table:style-name="ce109" table:formula="of:=[.L356]&amp;[.I356]">
            <text:p/>
          </table:table-cell>
          <table:table-cell table:style-name="ce110" table:formula="of:=[.K356]&amp;[.J356]&amp;[.H356]" office:value-type="string" office:string-value="1899">
            <text:p>1899</text:p>
          </table:table-cell>
          <table:table-cell table:style-name="ce109" table:formula="of:=[.K356]&amp;[.J356]&amp;[.I35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57])" office:value-type="float" office:value="1899">
            <text:p>1899</text:p>
          </table:table-cell>
          <table:table-cell table:style-name="ce109" table:formula="of:=RIGHT(LEFT([.C357];4))">
            <text:p/>
          </table:table-cell>
          <table:table-cell table:style-name="ce110" table:formula="of:=[.K357]&amp;[.H357]">
            <text:p/>
          </table:table-cell>
          <table:table-cell table:style-name="ce109" table:formula="of:=[.L357]&amp;[.I357]">
            <text:p/>
          </table:table-cell>
          <table:table-cell table:style-name="ce110" table:formula="of:=[.K357]&amp;[.J357]&amp;[.H357]" office:value-type="string" office:string-value="1899">
            <text:p>1899</text:p>
          </table:table-cell>
          <table:table-cell table:style-name="ce109" table:formula="of:=[.K357]&amp;[.J357]&amp;[.I35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58])" office:value-type="float" office:value="1899">
            <text:p>1899</text:p>
          </table:table-cell>
          <table:table-cell table:style-name="ce109" table:formula="of:=RIGHT(LEFT([.C358];4))">
            <text:p/>
          </table:table-cell>
          <table:table-cell table:style-name="ce110" table:formula="of:=[.K358]&amp;[.H358]">
            <text:p/>
          </table:table-cell>
          <table:table-cell table:style-name="ce109" table:formula="of:=[.L358]&amp;[.I358]">
            <text:p/>
          </table:table-cell>
          <table:table-cell table:style-name="ce110" table:formula="of:=[.K358]&amp;[.J358]&amp;[.H358]" office:value-type="string" office:string-value="1899">
            <text:p>1899</text:p>
          </table:table-cell>
          <table:table-cell table:style-name="ce109" table:formula="of:=[.K358]&amp;[.J358]&amp;[.I358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59])" office:value-type="float" office:value="1899">
            <text:p>1899</text:p>
          </table:table-cell>
          <table:table-cell table:style-name="ce109" table:formula="of:=RIGHT(LEFT([.C359];4))">
            <text:p/>
          </table:table-cell>
          <table:table-cell table:style-name="ce110" table:formula="of:=[.K359]&amp;[.H359]">
            <text:p/>
          </table:table-cell>
          <table:table-cell table:style-name="ce109" table:formula="of:=[.L359]&amp;[.I359]">
            <text:p/>
          </table:table-cell>
          <table:table-cell table:style-name="ce110" table:formula="of:=[.K359]&amp;[.J359]&amp;[.H359]" office:value-type="string" office:string-value="1899">
            <text:p>1899</text:p>
          </table:table-cell>
          <table:table-cell table:style-name="ce109" table:formula="of:=[.K359]&amp;[.J359]&amp;[.I35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9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0])" office:value-type="float" office:value="1899">
            <text:p>1899</text:p>
          </table:table-cell>
          <table:table-cell table:style-name="ce109" table:formula="of:=RIGHT(LEFT([.C360];4))">
            <text:p/>
          </table:table-cell>
          <table:table-cell table:style-name="ce110" table:formula="of:=[.K360]&amp;[.H360]">
            <text:p/>
          </table:table-cell>
          <table:table-cell table:style-name="ce109" table:formula="of:=[.L360]&amp;[.I360]">
            <text:p/>
          </table:table-cell>
          <table:table-cell table:style-name="ce110" table:formula="of:=[.K360]&amp;[.J360]&amp;[.H360]" office:value-type="string" office:string-value="1899">
            <text:p>1899</text:p>
          </table:table-cell>
          <table:table-cell table:style-name="ce109" table:formula="of:=[.K360]&amp;[.J360]&amp;[.I36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1])" office:value-type="float" office:value="1899">
            <text:p>1899</text:p>
          </table:table-cell>
          <table:table-cell table:style-name="ce109" table:formula="of:=RIGHT(LEFT([.C361];4))">
            <text:p/>
          </table:table-cell>
          <table:table-cell table:style-name="ce110" table:formula="of:=[.K361]&amp;[.H361]">
            <text:p/>
          </table:table-cell>
          <table:table-cell table:style-name="ce109" table:formula="of:=[.L361]&amp;[.I361]">
            <text:p/>
          </table:table-cell>
          <table:table-cell table:style-name="ce110" table:formula="of:=[.K361]&amp;[.J361]&amp;[.H361]" office:value-type="string" office:string-value="1899">
            <text:p>1899</text:p>
          </table:table-cell>
          <table:table-cell table:style-name="ce109" table:formula="of:=[.K361]&amp;[.J361]&amp;[.I36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2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2])" office:value-type="float" office:value="1899">
            <text:p>1899</text:p>
          </table:table-cell>
          <table:table-cell table:style-name="ce109" table:formula="of:=RIGHT(LEFT([.C362];4))">
            <text:p/>
          </table:table-cell>
          <table:table-cell table:style-name="ce110" table:formula="of:=[.K362]&amp;[.H362]">
            <text:p/>
          </table:table-cell>
          <table:table-cell table:style-name="ce109" table:formula="of:=[.L362]&amp;[.I362]">
            <text:p/>
          </table:table-cell>
          <table:table-cell table:style-name="ce110" table:formula="of:=[.K362]&amp;[.J362]&amp;[.H362]" office:value-type="string" office:string-value="1899">
            <text:p>1899</text:p>
          </table:table-cell>
          <table:table-cell table:style-name="ce109" table:formula="of:=[.K362]&amp;[.J362]&amp;[.I36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63])" office:value-type="float" office:value="1899">
            <text:p>1899</text:p>
          </table:table-cell>
          <table:table-cell table:style-name="ce109" table:formula="of:=RIGHT(LEFT([.C363];4))">
            <text:p/>
          </table:table-cell>
          <table:table-cell table:style-name="ce110" table:formula="of:=[.K363]&amp;[.H363]">
            <text:p/>
          </table:table-cell>
          <table:table-cell table:style-name="ce109" table:formula="of:=[.L363]&amp;[.I363]">
            <text:p/>
          </table:table-cell>
          <table:table-cell table:style-name="ce110" table:formula="of:=[.K363]&amp;[.J363]&amp;[.H363]" office:value-type="string" office:string-value="1899">
            <text:p>1899</text:p>
          </table:table-cell>
          <table:table-cell table:style-name="ce109" table:formula="of:=[.K363]&amp;[.J363]&amp;[.I363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7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4])" office:value-type="float" office:value="1899">
            <text:p>1899</text:p>
          </table:table-cell>
          <table:table-cell table:style-name="ce109" table:formula="of:=RIGHT(LEFT([.C364];4))">
            <text:p/>
          </table:table-cell>
          <table:table-cell table:style-name="ce110" table:formula="of:=[.K364]&amp;[.H364]">
            <text:p/>
          </table:table-cell>
          <table:table-cell table:style-name="ce109" table:formula="of:=[.L364]&amp;[.I364]">
            <text:p/>
          </table:table-cell>
          <table:table-cell table:style-name="ce110" table:formula="of:=[.K364]&amp;[.J364]&amp;[.H364]" office:value-type="string" office:string-value="1899">
            <text:p>1899</text:p>
          </table:table-cell>
          <table:table-cell table:style-name="ce109" table:formula="of:=[.K364]&amp;[.J364]&amp;[.I36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5])" office:value-type="float" office:value="1899">
            <text:p>1899</text:p>
          </table:table-cell>
          <table:table-cell table:style-name="ce109" table:formula="of:=RIGHT(LEFT([.C365];4))">
            <text:p/>
          </table:table-cell>
          <table:table-cell table:style-name="ce110" table:formula="of:=[.K365]&amp;[.H365]">
            <text:p/>
          </table:table-cell>
          <table:table-cell table:style-name="ce109" table:formula="of:=[.L365]&amp;[.I365]">
            <text:p/>
          </table:table-cell>
          <table:table-cell table:style-name="ce110" table:formula="of:=[.K365]&amp;[.J365]&amp;[.H365]" office:value-type="string" office:string-value="1899">
            <text:p>1899</text:p>
          </table:table-cell>
          <table:table-cell table:style-name="ce109" table:formula="of:=[.K365]&amp;[.J365]&amp;[.I36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6])" office:value-type="float" office:value="1899">
            <text:p>1899</text:p>
          </table:table-cell>
          <table:table-cell table:style-name="ce109" table:formula="of:=RIGHT(LEFT([.C366];4))">
            <text:p/>
          </table:table-cell>
          <table:table-cell table:style-name="ce110" table:formula="of:=[.K366]&amp;[.H366]">
            <text:p/>
          </table:table-cell>
          <table:table-cell table:style-name="ce109" table:formula="of:=[.L366]&amp;[.I366]">
            <text:p/>
          </table:table-cell>
          <table:table-cell table:style-name="ce110" table:formula="of:=[.K366]&amp;[.J366]&amp;[.H366]" office:value-type="string" office:string-value="1899">
            <text:p>1899</text:p>
          </table:table-cell>
          <table:table-cell table:style-name="ce109" table:formula="of:=[.K366]&amp;[.J366]&amp;[.I366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7])" office:value-type="float" office:value="1899">
            <text:p>1899</text:p>
          </table:table-cell>
          <table:table-cell table:style-name="ce109" table:formula="of:=RIGHT(LEFT([.C367];4))">
            <text:p/>
          </table:table-cell>
          <table:table-cell table:style-name="ce110" table:formula="of:=[.K367]&amp;[.H367]">
            <text:p/>
          </table:table-cell>
          <table:table-cell table:style-name="ce109" table:formula="of:=[.L367]&amp;[.I367]">
            <text:p/>
          </table:table-cell>
          <table:table-cell table:style-name="ce110" table:formula="of:=[.K367]&amp;[.J367]&amp;[.H367]" office:value-type="string" office:string-value="1899">
            <text:p>1899</text:p>
          </table:table-cell>
          <table:table-cell table:style-name="ce109" table:formula="of:=[.K367]&amp;[.J367]&amp;[.I367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8])" office:value-type="float" office:value="1899">
            <text:p>1899</text:p>
          </table:table-cell>
          <table:table-cell table:style-name="ce109" table:formula="of:=RIGHT(LEFT([.C368];4))">
            <text:p/>
          </table:table-cell>
          <table:table-cell table:style-name="ce110" table:formula="of:=[.K368]&amp;[.H368]">
            <text:p/>
          </table:table-cell>
          <table:table-cell table:style-name="ce109" table:formula="of:=[.L368]&amp;[.I368]">
            <text:p/>
          </table:table-cell>
          <table:table-cell table:style-name="ce110" table:formula="of:=[.K368]&amp;[.J368]&amp;[.H368]" office:value-type="string" office:string-value="1899">
            <text:p>1899</text:p>
          </table:table-cell>
          <table:table-cell table:style-name="ce109" table:formula="of:=[.K368]&amp;[.J368]&amp;[.I36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69])" office:value-type="float" office:value="1899">
            <text:p>1899</text:p>
          </table:table-cell>
          <table:table-cell table:style-name="ce109" table:formula="of:=RIGHT(LEFT([.C369];4))">
            <text:p/>
          </table:table-cell>
          <table:table-cell table:style-name="ce110" table:formula="of:=[.K369]&amp;[.H369]">
            <text:p/>
          </table:table-cell>
          <table:table-cell table:style-name="ce109" table:formula="of:=[.L369]&amp;[.I369]">
            <text:p/>
          </table:table-cell>
          <table:table-cell table:style-name="ce110" table:formula="of:=[.K369]&amp;[.J369]&amp;[.H369]" office:value-type="string" office:string-value="1899">
            <text:p>1899</text:p>
          </table:table-cell>
          <table:table-cell table:style-name="ce109" table:formula="of:=[.K369]&amp;[.J369]&amp;[.I369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7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70])" office:value-type="float" office:value="1899">
            <text:p>1899</text:p>
          </table:table-cell>
          <table:table-cell table:style-name="ce109" table:formula="of:=RIGHT(LEFT([.C370];4))">
            <text:p/>
          </table:table-cell>
          <table:table-cell table:style-name="ce110" table:formula="of:=[.K370]&amp;[.H370]">
            <text:p/>
          </table:table-cell>
          <table:table-cell table:style-name="ce109" table:formula="of:=[.L370]&amp;[.I370]">
            <text:p/>
          </table:table-cell>
          <table:table-cell table:style-name="ce110" table:formula="of:=[.K370]&amp;[.J370]&amp;[.H370]" office:value-type="string" office:string-value="1899">
            <text:p>1899</text:p>
          </table:table-cell>
          <table:table-cell table:style-name="ce109" table:formula="of:=[.K370]&amp;[.J370]&amp;[.I37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2"/>
          <table:table-cell table:style-name="ce69"/>
          <table:table-cell table:number-columns-repeated="2" table:style-name="ce86"/>
          <table:table-cell table:style-name="ce104" table:formula="of:=YEAR([.D371])" office:value-type="float" office:value="1899">
            <text:p>1899</text:p>
          </table:table-cell>
          <table:table-cell table:style-name="ce109" table:formula="of:=RIGHT(LEFT([.C371];4))">
            <text:p/>
          </table:table-cell>
          <table:table-cell table:style-name="ce110" table:formula="of:=[.K371]&amp;[.H371]">
            <text:p/>
          </table:table-cell>
          <table:table-cell table:style-name="ce109" table:formula="of:=[.L371]&amp;[.I371]">
            <text:p/>
          </table:table-cell>
          <table:table-cell table:style-name="ce110" table:formula="of:=[.K371]&amp;[.J371]&amp;[.H371]" office:value-type="string" office:string-value="1899">
            <text:p>1899</text:p>
          </table:table-cell>
          <table:table-cell table:style-name="ce109" table:formula="of:=[.K371]&amp;[.J371]&amp;[.I37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72])" office:value-type="float" office:value="1899">
            <text:p>1899</text:p>
          </table:table-cell>
          <table:table-cell table:style-name="ce109" table:formula="of:=RIGHT(LEFT([.C372];4))">
            <text:p/>
          </table:table-cell>
          <table:table-cell table:style-name="ce110" table:formula="of:=[.K372]&amp;[.H372]">
            <text:p/>
          </table:table-cell>
          <table:table-cell table:style-name="ce109" table:formula="of:=[.L372]&amp;[.I372]">
            <text:p/>
          </table:table-cell>
          <table:table-cell table:style-name="ce110" table:formula="of:=[.K372]&amp;[.J372]&amp;[.H372]" office:value-type="string" office:string-value="1899">
            <text:p>1899</text:p>
          </table:table-cell>
          <table:table-cell table:style-name="ce109" table:formula="of:=[.K372]&amp;[.J372]&amp;[.I37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73])" office:value-type="float" office:value="1899">
            <text:p>1899</text:p>
          </table:table-cell>
          <table:table-cell table:style-name="ce109" table:formula="of:=RIGHT(LEFT([.C373];4))">
            <text:p/>
          </table:table-cell>
          <table:table-cell table:style-name="ce110" table:formula="of:=[.K373]&amp;[.H373]">
            <text:p/>
          </table:table-cell>
          <table:table-cell table:style-name="ce109" table:formula="of:=[.L373]&amp;[.I373]">
            <text:p/>
          </table:table-cell>
          <table:table-cell table:style-name="ce110" table:formula="of:=[.K373]&amp;[.J373]&amp;[.H373]" office:value-type="string" office:string-value="1899">
            <text:p>1899</text:p>
          </table:table-cell>
          <table:table-cell table:style-name="ce109" table:formula="of:=[.K373]&amp;[.J373]&amp;[.I37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74])" office:value-type="float" office:value="1899">
            <text:p>1899</text:p>
          </table:table-cell>
          <table:table-cell table:style-name="ce109" table:formula="of:=RIGHT(LEFT([.C374];4))">
            <text:p/>
          </table:table-cell>
          <table:table-cell table:style-name="ce110" table:formula="of:=[.K374]&amp;[.H374]">
            <text:p/>
          </table:table-cell>
          <table:table-cell table:style-name="ce109" table:formula="of:=[.L374]&amp;[.I374]">
            <text:p/>
          </table:table-cell>
          <table:table-cell table:style-name="ce110" table:formula="of:=[.K374]&amp;[.J374]&amp;[.H374]" office:value-type="string" office:string-value="1899">
            <text:p>1899</text:p>
          </table:table-cell>
          <table:table-cell table:style-name="ce109" table:formula="of:=[.K374]&amp;[.J374]&amp;[.I37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2"/>
          <table:table-cell table:style-name="ce69"/>
          <table:table-cell table:number-columns-repeated="2" table:style-name="ce86"/>
          <table:table-cell table:style-name="ce104" table:formula="of:=YEAR([.D375])" office:value-type="float" office:value="1899">
            <text:p>1899</text:p>
          </table:table-cell>
          <table:table-cell table:style-name="ce109" table:formula="of:=RIGHT(LEFT([.C375];4))">
            <text:p/>
          </table:table-cell>
          <table:table-cell table:style-name="ce110" table:formula="of:=[.K375]&amp;[.H375]">
            <text:p/>
          </table:table-cell>
          <table:table-cell table:style-name="ce109" table:formula="of:=[.L375]&amp;[.I375]">
            <text:p/>
          </table:table-cell>
          <table:table-cell table:style-name="ce110" table:formula="of:=[.K375]&amp;[.J375]&amp;[.H375]" office:value-type="string" office:string-value="1899">
            <text:p>1899</text:p>
          </table:table-cell>
          <table:table-cell table:style-name="ce109" table:formula="of:=[.K375]&amp;[.J375]&amp;[.I375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2"/>
          <table:table-cell table:style-name="ce69"/>
          <table:table-cell table:number-columns-repeated="2" table:style-name="ce86"/>
          <table:table-cell table:style-name="ce104" table:formula="of:=YEAR([.D376])" office:value-type="float" office:value="1899">
            <text:p>1899</text:p>
          </table:table-cell>
          <table:table-cell table:style-name="ce109" table:formula="of:=RIGHT(LEFT([.C376];4))">
            <text:p/>
          </table:table-cell>
          <table:table-cell table:style-name="ce110" table:formula="of:=[.K376]&amp;[.H376]">
            <text:p/>
          </table:table-cell>
          <table:table-cell table:style-name="ce109" table:formula="of:=[.L376]&amp;[.I376]">
            <text:p/>
          </table:table-cell>
          <table:table-cell table:style-name="ce110" table:formula="of:=[.K376]&amp;[.J376]&amp;[.H376]" office:value-type="string" office:string-value="1899">
            <text:p>1899</text:p>
          </table:table-cell>
          <table:table-cell table:style-name="ce109" table:formula="of:=[.K376]&amp;[.J376]&amp;[.I37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2"/>
          <table:table-cell table:style-name="ce69"/>
          <table:table-cell table:number-columns-repeated="2" table:style-name="ce86"/>
          <table:table-cell table:style-name="ce104" table:formula="of:=YEAR([.D377])" office:value-type="float" office:value="1899">
            <text:p>1899</text:p>
          </table:table-cell>
          <table:table-cell table:style-name="ce109" table:formula="of:=RIGHT(LEFT([.C377];4))">
            <text:p/>
          </table:table-cell>
          <table:table-cell table:style-name="ce110" table:formula="of:=[.K377]&amp;[.H377]">
            <text:p/>
          </table:table-cell>
          <table:table-cell table:style-name="ce109" table:formula="of:=[.L377]&amp;[.I377]">
            <text:p/>
          </table:table-cell>
          <table:table-cell table:style-name="ce110" table:formula="of:=[.K377]&amp;[.J377]&amp;[.H377]" office:value-type="string" office:string-value="1899">
            <text:p>1899</text:p>
          </table:table-cell>
          <table:table-cell table:style-name="ce109" table:formula="of:=[.K377]&amp;[.J377]&amp;[.I37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78])" office:value-type="float" office:value="1899">
            <text:p>1899</text:p>
          </table:table-cell>
          <table:table-cell table:style-name="ce109" table:formula="of:=RIGHT(LEFT([.C378];4))">
            <text:p/>
          </table:table-cell>
          <table:table-cell table:style-name="ce110" table:formula="of:=[.K378]&amp;[.H378]">
            <text:p/>
          </table:table-cell>
          <table:table-cell table:style-name="ce109" table:formula="of:=[.L378]&amp;[.I378]">
            <text:p/>
          </table:table-cell>
          <table:table-cell table:style-name="ce110" table:formula="of:=[.K378]&amp;[.J378]&amp;[.H378]" office:value-type="string" office:string-value="1899">
            <text:p>1899</text:p>
          </table:table-cell>
          <table:table-cell table:style-name="ce109" table:formula="of:=[.K378]&amp;[.J378]&amp;[.I37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79])" office:value-type="float" office:value="1899">
            <text:p>1899</text:p>
          </table:table-cell>
          <table:table-cell table:style-name="ce109" table:formula="of:=RIGHT(LEFT([.C379];4))">
            <text:p/>
          </table:table-cell>
          <table:table-cell table:style-name="ce110" table:formula="of:=[.K379]&amp;[.H379]">
            <text:p/>
          </table:table-cell>
          <table:table-cell table:style-name="ce109" table:formula="of:=[.L379]&amp;[.I379]">
            <text:p/>
          </table:table-cell>
          <table:table-cell table:style-name="ce110" table:formula="of:=[.K379]&amp;[.J379]&amp;[.H379]" office:value-type="string" office:string-value="1899">
            <text:p>1899</text:p>
          </table:table-cell>
          <table:table-cell table:style-name="ce109" table:formula="of:=[.K379]&amp;[.J379]&amp;[.I37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80])" office:value-type="float" office:value="1899">
            <text:p>1899</text:p>
          </table:table-cell>
          <table:table-cell table:style-name="ce109" table:formula="of:=RIGHT(LEFT([.C380];4))">
            <text:p/>
          </table:table-cell>
          <table:table-cell table:style-name="ce110" table:formula="of:=[.K380]&amp;[.H380]">
            <text:p/>
          </table:table-cell>
          <table:table-cell table:style-name="ce109" table:formula="of:=[.L380]&amp;[.I380]">
            <text:p/>
          </table:table-cell>
          <table:table-cell table:style-name="ce110" table:formula="of:=[.K380]&amp;[.J380]&amp;[.H380]" office:value-type="string" office:string-value="1899">
            <text:p>1899</text:p>
          </table:table-cell>
          <table:table-cell table:style-name="ce109" table:formula="of:=[.K380]&amp;[.J380]&amp;[.I38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81])" office:value-type="float" office:value="1899">
            <text:p>1899</text:p>
          </table:table-cell>
          <table:table-cell table:style-name="ce109" table:formula="of:=RIGHT(LEFT([.C381];4))">
            <text:p/>
          </table:table-cell>
          <table:table-cell table:style-name="ce110" table:formula="of:=[.K381]&amp;[.H381]">
            <text:p/>
          </table:table-cell>
          <table:table-cell table:style-name="ce109" table:formula="of:=[.L381]&amp;[.I381]">
            <text:p/>
          </table:table-cell>
          <table:table-cell table:style-name="ce110" table:formula="of:=[.K381]&amp;[.J381]&amp;[.H381]" office:value-type="string" office:string-value="1899">
            <text:p>1899</text:p>
          </table:table-cell>
          <table:table-cell table:style-name="ce109" table:formula="of:=[.K381]&amp;[.J381]&amp;[.I38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82])" office:value-type="float" office:value="1899">
            <text:p>1899</text:p>
          </table:table-cell>
          <table:table-cell table:style-name="ce109" table:formula="of:=RIGHT(LEFT([.C382];4))">
            <text:p/>
          </table:table-cell>
          <table:table-cell table:style-name="ce110" table:formula="of:=[.K382]&amp;[.H382]">
            <text:p/>
          </table:table-cell>
          <table:table-cell table:style-name="ce109" table:formula="of:=[.L382]&amp;[.I382]">
            <text:p/>
          </table:table-cell>
          <table:table-cell table:style-name="ce110" table:formula="of:=[.K382]&amp;[.J382]&amp;[.H382]" office:value-type="string" office:string-value="1899">
            <text:p>1899</text:p>
          </table:table-cell>
          <table:table-cell table:style-name="ce109" table:formula="of:=[.K382]&amp;[.J382]&amp;[.I38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2"/>
          <table:table-cell table:style-name="ce69"/>
          <table:table-cell table:number-columns-repeated="2" table:style-name="ce86"/>
          <table:table-cell table:style-name="ce104" table:formula="of:=YEAR([.D383])" office:value-type="float" office:value="1899">
            <text:p>1899</text:p>
          </table:table-cell>
          <table:table-cell table:style-name="ce109" table:formula="of:=RIGHT(LEFT([.C383];4))">
            <text:p/>
          </table:table-cell>
          <table:table-cell table:style-name="ce110" table:formula="of:=[.K383]&amp;[.H383]">
            <text:p/>
          </table:table-cell>
          <table:table-cell table:style-name="ce109" table:formula="of:=[.L383]&amp;[.I383]">
            <text:p/>
          </table:table-cell>
          <table:table-cell table:style-name="ce110" table:formula="of:=[.K383]&amp;[.J383]&amp;[.H383]" office:value-type="string" office:string-value="1899">
            <text:p>1899</text:p>
          </table:table-cell>
          <table:table-cell table:style-name="ce109" table:formula="of:=[.K383]&amp;[.J383]&amp;[.I38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2"/>
          <table:table-cell table:style-name="ce69"/>
          <table:table-cell table:number-columns-repeated="2" table:style-name="ce86"/>
          <table:table-cell table:style-name="ce104" table:formula="of:=YEAR([.D384])" office:value-type="float" office:value="1899">
            <text:p>1899</text:p>
          </table:table-cell>
          <table:table-cell table:style-name="ce109" table:formula="of:=RIGHT(LEFT([.C384];4))">
            <text:p/>
          </table:table-cell>
          <table:table-cell table:style-name="ce110" table:formula="of:=[.K384]&amp;[.H384]">
            <text:p/>
          </table:table-cell>
          <table:table-cell table:style-name="ce109" table:formula="of:=[.L384]&amp;[.I384]">
            <text:p/>
          </table:table-cell>
          <table:table-cell table:style-name="ce110" table:formula="of:=[.K384]&amp;[.J384]&amp;[.H384]" office:value-type="string" office:string-value="1899">
            <text:p>1899</text:p>
          </table:table-cell>
          <table:table-cell table:style-name="ce109" table:formula="of:=[.K384]&amp;[.J384]&amp;[.I38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7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85])" office:value-type="float" office:value="1899">
            <text:p>1899</text:p>
          </table:table-cell>
          <table:table-cell table:style-name="ce109" table:formula="of:=RIGHT(LEFT([.C385];4))">
            <text:p/>
          </table:table-cell>
          <table:table-cell table:style-name="ce110" table:formula="of:=[.K385]&amp;[.H385]">
            <text:p/>
          </table:table-cell>
          <table:table-cell table:style-name="ce109" table:formula="of:=[.L385]&amp;[.I385]">
            <text:p/>
          </table:table-cell>
          <table:table-cell table:style-name="ce110" table:formula="of:=[.K385]&amp;[.J385]&amp;[.H385]" office:value-type="string" office:string-value="1899">
            <text:p>1899</text:p>
          </table:table-cell>
          <table:table-cell table:style-name="ce109" table:formula="of:=[.K385]&amp;[.J385]&amp;[.I38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8"/>
          <table:table-cell table:style-name="ce66" table:number-columns-repeated="3"/>
          <table:table-cell table:number-columns-repeated="2" table:style-name="ce86"/>
          <table:table-cell table:style-name="ce104" table:formula="of:=YEAR([.D386])" office:value-type="float" office:value="1899">
            <text:p>1899</text:p>
          </table:table-cell>
          <table:table-cell table:style-name="ce109" table:formula="of:=RIGHT(LEFT([.C386];4))">
            <text:p/>
          </table:table-cell>
          <table:table-cell table:style-name="ce110" table:formula="of:=[.K386]&amp;[.H386]">
            <text:p/>
          </table:table-cell>
          <table:table-cell table:style-name="ce109" table:formula="of:=[.L386]&amp;[.I386]">
            <text:p/>
          </table:table-cell>
          <table:table-cell table:style-name="ce110" table:formula="of:=[.K386]&amp;[.J386]&amp;[.H386]" office:value-type="string" office:string-value="1899">
            <text:p>1899</text:p>
          </table:table-cell>
          <table:table-cell table:style-name="ce109" table:formula="of:=[.K386]&amp;[.J386]&amp;[.I38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4"/>
          <table:table-cell table:style-name="ce35"/>
          <table:table-cell table:style-name="ce60"/>
          <table:table-cell table:style-name="ce67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87])" office:value-type="float" office:value="1899">
            <text:p>1899</text:p>
          </table:table-cell>
          <table:table-cell table:style-name="ce109" table:formula="of:=RIGHT(LEFT([.C387];4))">
            <text:p/>
          </table:table-cell>
          <table:table-cell table:style-name="ce110" table:formula="of:=[.K387]&amp;[.H387]">
            <text:p/>
          </table:table-cell>
          <table:table-cell table:style-name="ce109" table:formula="of:=[.L387]&amp;[.I387]">
            <text:p/>
          </table:table-cell>
          <table:table-cell table:style-name="ce110" table:formula="of:=[.K387]&amp;[.J387]&amp;[.H387]" office:value-type="string" office:string-value="1899">
            <text:p>1899</text:p>
          </table:table-cell>
          <table:table-cell table:style-name="ce109" table:formula="of:=[.K387]&amp;[.J387]&amp;[.I38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4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388])" office:value-type="float" office:value="1899">
            <text:p>1899</text:p>
          </table:table-cell>
          <table:table-cell table:style-name="ce109" table:formula="of:=RIGHT(LEFT([.C388];4))">
            <text:p/>
          </table:table-cell>
          <table:table-cell table:style-name="ce110" table:formula="of:=[.K388]&amp;[.H388]">
            <text:p/>
          </table:table-cell>
          <table:table-cell table:style-name="ce109" table:formula="of:=[.L388]&amp;[.I388]">
            <text:p/>
          </table:table-cell>
          <table:table-cell table:style-name="ce110" table:formula="of:=[.K388]&amp;[.J388]&amp;[.H388]" office:value-type="string" office:string-value="1899">
            <text:p>1899</text:p>
          </table:table-cell>
          <table:table-cell table:style-name="ce109" table:formula="of:=[.K388]&amp;[.J388]&amp;[.I38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89])" office:value-type="float" office:value="1899">
            <text:p>1899</text:p>
          </table:table-cell>
          <table:table-cell table:style-name="ce109" table:formula="of:=RIGHT(LEFT([.C389];4))">
            <text:p/>
          </table:table-cell>
          <table:table-cell table:style-name="ce110" table:formula="of:=[.K389]&amp;[.H389]">
            <text:p/>
          </table:table-cell>
          <table:table-cell table:style-name="ce109" table:formula="of:=[.L389]&amp;[.I389]">
            <text:p/>
          </table:table-cell>
          <table:table-cell table:style-name="ce110" table:formula="of:=[.K389]&amp;[.J389]&amp;[.H389]" office:value-type="string" office:string-value="1899">
            <text:p>1899</text:p>
          </table:table-cell>
          <table:table-cell table:style-name="ce109" table:formula="of:=[.K389]&amp;[.J389]&amp;[.I38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0])" office:value-type="float" office:value="1899">
            <text:p>1899</text:p>
          </table:table-cell>
          <table:table-cell table:style-name="ce109" table:formula="of:=RIGHT(LEFT([.C390];4))">
            <text:p/>
          </table:table-cell>
          <table:table-cell table:style-name="ce110" table:formula="of:=[.K390]&amp;[.H390]">
            <text:p/>
          </table:table-cell>
          <table:table-cell table:style-name="ce109" table:formula="of:=[.L390]&amp;[.I390]">
            <text:p/>
          </table:table-cell>
          <table:table-cell table:style-name="ce110" table:formula="of:=[.K390]&amp;[.J390]&amp;[.H390]" office:value-type="string" office:string-value="1899">
            <text:p>1899</text:p>
          </table:table-cell>
          <table:table-cell table:style-name="ce109" table:formula="of:=[.K390]&amp;[.J390]&amp;[.I39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1])" office:value-type="float" office:value="1899">
            <text:p>1899</text:p>
          </table:table-cell>
          <table:table-cell table:style-name="ce109" table:formula="of:=RIGHT(LEFT([.C391];4))">
            <text:p/>
          </table:table-cell>
          <table:table-cell table:style-name="ce110" table:formula="of:=[.K391]&amp;[.H391]">
            <text:p/>
          </table:table-cell>
          <table:table-cell table:style-name="ce109" table:formula="of:=[.L391]&amp;[.I391]">
            <text:p/>
          </table:table-cell>
          <table:table-cell table:style-name="ce110" table:formula="of:=[.K391]&amp;[.J391]&amp;[.H391]" office:value-type="string" office:string-value="1899">
            <text:p>1899</text:p>
          </table:table-cell>
          <table:table-cell table:style-name="ce109" table:formula="of:=[.K391]&amp;[.J391]&amp;[.I39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2])" office:value-type="float" office:value="1899">
            <text:p>1899</text:p>
          </table:table-cell>
          <table:table-cell table:style-name="ce109" table:formula="of:=RIGHT(LEFT([.C392];4))">
            <text:p/>
          </table:table-cell>
          <table:table-cell table:style-name="ce110" table:formula="of:=[.K392]&amp;[.H392]">
            <text:p/>
          </table:table-cell>
          <table:table-cell table:style-name="ce109" table:formula="of:=[.L392]&amp;[.I392]">
            <text:p/>
          </table:table-cell>
          <table:table-cell table:style-name="ce110" table:formula="of:=[.K392]&amp;[.J392]&amp;[.H392]" office:value-type="string" office:string-value="1899">
            <text:p>1899</text:p>
          </table:table-cell>
          <table:table-cell table:style-name="ce109" table:formula="of:=[.K392]&amp;[.J392]&amp;[.I39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3])" office:value-type="float" office:value="1899">
            <text:p>1899</text:p>
          </table:table-cell>
          <table:table-cell table:style-name="ce109" table:formula="of:=RIGHT(LEFT([.C393];4))">
            <text:p/>
          </table:table-cell>
          <table:table-cell table:style-name="ce110" table:formula="of:=[.K393]&amp;[.H393]">
            <text:p/>
          </table:table-cell>
          <table:table-cell table:style-name="ce109" table:formula="of:=[.L393]&amp;[.I393]">
            <text:p/>
          </table:table-cell>
          <table:table-cell table:style-name="ce110" table:formula="of:=[.K393]&amp;[.J393]&amp;[.H393]" office:value-type="string" office:string-value="1899">
            <text:p>1899</text:p>
          </table:table-cell>
          <table:table-cell table:style-name="ce109" table:formula="of:=[.K393]&amp;[.J393]&amp;[.I39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4])" office:value-type="float" office:value="1899">
            <text:p>1899</text:p>
          </table:table-cell>
          <table:table-cell table:style-name="ce109" table:formula="of:=RIGHT(LEFT([.C394];4))">
            <text:p/>
          </table:table-cell>
          <table:table-cell table:style-name="ce110" table:formula="of:=[.K394]&amp;[.H394]">
            <text:p/>
          </table:table-cell>
          <table:table-cell table:style-name="ce109" table:formula="of:=[.L394]&amp;[.I394]">
            <text:p/>
          </table:table-cell>
          <table:table-cell table:style-name="ce110" table:formula="of:=[.K394]&amp;[.J394]&amp;[.H394]" office:value-type="string" office:string-value="1899">
            <text:p>1899</text:p>
          </table:table-cell>
          <table:table-cell table:style-name="ce109" table:formula="of:=[.K394]&amp;[.J394]&amp;[.I39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5])" office:value-type="float" office:value="1899">
            <text:p>1899</text:p>
          </table:table-cell>
          <table:table-cell table:style-name="ce109" table:formula="of:=RIGHT(LEFT([.C395];4))">
            <text:p/>
          </table:table-cell>
          <table:table-cell table:style-name="ce110" table:formula="of:=[.K395]&amp;[.H395]">
            <text:p/>
          </table:table-cell>
          <table:table-cell table:style-name="ce109" table:formula="of:=[.L395]&amp;[.I395]">
            <text:p/>
          </table:table-cell>
          <table:table-cell table:style-name="ce110" table:formula="of:=[.K395]&amp;[.J395]&amp;[.H395]" office:value-type="string" office:string-value="1899">
            <text:p>1899</text:p>
          </table:table-cell>
          <table:table-cell table:style-name="ce109" table:formula="of:=[.K395]&amp;[.J395]&amp;[.I39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6])" office:value-type="float" office:value="1899">
            <text:p>1899</text:p>
          </table:table-cell>
          <table:table-cell table:style-name="ce109" table:formula="of:=RIGHT(LEFT([.C396];4))">
            <text:p/>
          </table:table-cell>
          <table:table-cell table:style-name="ce110" table:formula="of:=[.K396]&amp;[.H396]">
            <text:p/>
          </table:table-cell>
          <table:table-cell table:style-name="ce109" table:formula="of:=[.L396]&amp;[.I396]">
            <text:p/>
          </table:table-cell>
          <table:table-cell table:style-name="ce110" table:formula="of:=[.K396]&amp;[.J396]&amp;[.H396]" office:value-type="string" office:string-value="1899">
            <text:p>1899</text:p>
          </table:table-cell>
          <table:table-cell table:style-name="ce109" table:formula="of:=[.K396]&amp;[.J396]&amp;[.I39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7])" office:value-type="float" office:value="1899">
            <text:p>1899</text:p>
          </table:table-cell>
          <table:table-cell table:style-name="ce109" table:formula="of:=RIGHT(LEFT([.C397];4))">
            <text:p/>
          </table:table-cell>
          <table:table-cell table:style-name="ce110" table:formula="of:=[.K397]&amp;[.H397]">
            <text:p/>
          </table:table-cell>
          <table:table-cell table:style-name="ce109" table:formula="of:=[.L397]&amp;[.I397]">
            <text:p/>
          </table:table-cell>
          <table:table-cell table:style-name="ce110" table:formula="of:=[.K397]&amp;[.J397]&amp;[.H397]" office:value-type="string" office:string-value="1899">
            <text:p>1899</text:p>
          </table:table-cell>
          <table:table-cell table:style-name="ce109" table:formula="of:=[.K397]&amp;[.J397]&amp;[.I39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8])" office:value-type="float" office:value="1899">
            <text:p>1899</text:p>
          </table:table-cell>
          <table:table-cell table:style-name="ce109" table:formula="of:=RIGHT(LEFT([.C398];4))">
            <text:p/>
          </table:table-cell>
          <table:table-cell table:style-name="ce110" table:formula="of:=[.K398]&amp;[.H398]">
            <text:p/>
          </table:table-cell>
          <table:table-cell table:style-name="ce109" table:formula="of:=[.L398]&amp;[.I398]">
            <text:p/>
          </table:table-cell>
          <table:table-cell table:style-name="ce110" table:formula="of:=[.K398]&amp;[.J398]&amp;[.H398]" office:value-type="string" office:string-value="1899">
            <text:p>1899</text:p>
          </table:table-cell>
          <table:table-cell table:style-name="ce109" table:formula="of:=[.K398]&amp;[.J398]&amp;[.I39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399])" office:value-type="float" office:value="1899">
            <text:p>1899</text:p>
          </table:table-cell>
          <table:table-cell table:style-name="ce109" table:formula="of:=RIGHT(LEFT([.C399];4))">
            <text:p/>
          </table:table-cell>
          <table:table-cell table:style-name="ce110" table:formula="of:=[.K399]&amp;[.H399]">
            <text:p/>
          </table:table-cell>
          <table:table-cell table:style-name="ce109" table:formula="of:=[.L399]&amp;[.I399]">
            <text:p/>
          </table:table-cell>
          <table:table-cell table:style-name="ce110" table:formula="of:=[.K399]&amp;[.J399]&amp;[.H399]" office:value-type="string" office:string-value="1899">
            <text:p>1899</text:p>
          </table:table-cell>
          <table:table-cell table:style-name="ce109" table:formula="of:=[.K399]&amp;[.J399]&amp;[.I39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0])" office:value-type="float" office:value="1899">
            <text:p>1899</text:p>
          </table:table-cell>
          <table:table-cell table:style-name="ce109" table:formula="of:=RIGHT(LEFT([.C400];4))">
            <text:p/>
          </table:table-cell>
          <table:table-cell table:style-name="ce110" table:formula="of:=[.K400]&amp;[.H400]">
            <text:p/>
          </table:table-cell>
          <table:table-cell table:style-name="ce109" table:formula="of:=[.L400]&amp;[.I400]">
            <text:p/>
          </table:table-cell>
          <table:table-cell table:style-name="ce110" table:formula="of:=[.K400]&amp;[.J400]&amp;[.H400]" office:value-type="string" office:string-value="1899">
            <text:p>1899</text:p>
          </table:table-cell>
          <table:table-cell table:style-name="ce109" table:formula="of:=[.K400]&amp;[.J400]&amp;[.I40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1])" office:value-type="float" office:value="1899">
            <text:p>1899</text:p>
          </table:table-cell>
          <table:table-cell table:style-name="ce109" table:formula="of:=RIGHT(LEFT([.C401];4))">
            <text:p/>
          </table:table-cell>
          <table:table-cell table:style-name="ce110" table:formula="of:=[.K401]&amp;[.H401]">
            <text:p/>
          </table:table-cell>
          <table:table-cell table:style-name="ce109" table:formula="of:=[.L401]&amp;[.I401]">
            <text:p/>
          </table:table-cell>
          <table:table-cell table:style-name="ce110" table:formula="of:=[.K401]&amp;[.J401]&amp;[.H401]" office:value-type="string" office:string-value="1899">
            <text:p>1899</text:p>
          </table:table-cell>
          <table:table-cell table:style-name="ce109" table:formula="of:=[.K401]&amp;[.J401]&amp;[.I40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2])" office:value-type="float" office:value="1899">
            <text:p>1899</text:p>
          </table:table-cell>
          <table:table-cell table:style-name="ce109" table:formula="of:=RIGHT(LEFT([.C402];4))">
            <text:p/>
          </table:table-cell>
          <table:table-cell table:style-name="ce110" table:formula="of:=[.K402]&amp;[.H402]">
            <text:p/>
          </table:table-cell>
          <table:table-cell table:style-name="ce109" table:formula="of:=[.L402]&amp;[.I402]">
            <text:p/>
          </table:table-cell>
          <table:table-cell table:style-name="ce110" table:formula="of:=[.K402]&amp;[.J402]&amp;[.H402]" office:value-type="string" office:string-value="1899">
            <text:p>1899</text:p>
          </table:table-cell>
          <table:table-cell table:style-name="ce109" table:formula="of:=[.K402]&amp;[.J402]&amp;[.I40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3])" office:value-type="float" office:value="1899">
            <text:p>1899</text:p>
          </table:table-cell>
          <table:table-cell table:style-name="ce109" table:formula="of:=RIGHT(LEFT([.C403];4))">
            <text:p/>
          </table:table-cell>
          <table:table-cell table:style-name="ce110" table:formula="of:=[.K403]&amp;[.H403]">
            <text:p/>
          </table:table-cell>
          <table:table-cell table:style-name="ce109" table:formula="of:=[.L403]&amp;[.I403]">
            <text:p/>
          </table:table-cell>
          <table:table-cell table:style-name="ce110" table:formula="of:=[.K403]&amp;[.J403]&amp;[.H403]" office:value-type="string" office:string-value="1899">
            <text:p>1899</text:p>
          </table:table-cell>
          <table:table-cell table:style-name="ce109" table:formula="of:=[.K403]&amp;[.J403]&amp;[.I40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4])" office:value-type="float" office:value="1899">
            <text:p>1899</text:p>
          </table:table-cell>
          <table:table-cell table:style-name="ce109" table:formula="of:=RIGHT(LEFT([.C404];4))">
            <text:p/>
          </table:table-cell>
          <table:table-cell table:style-name="ce110" table:formula="of:=[.K404]&amp;[.H404]">
            <text:p/>
          </table:table-cell>
          <table:table-cell table:style-name="ce109" table:formula="of:=[.L404]&amp;[.I404]">
            <text:p/>
          </table:table-cell>
          <table:table-cell table:style-name="ce110" table:formula="of:=[.K404]&amp;[.J404]&amp;[.H404]" office:value-type="string" office:string-value="1899">
            <text:p>1899</text:p>
          </table:table-cell>
          <table:table-cell table:style-name="ce109" table:formula="of:=[.K404]&amp;[.J404]&amp;[.I40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4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5])" office:value-type="float" office:value="1899">
            <text:p>1899</text:p>
          </table:table-cell>
          <table:table-cell table:style-name="ce109" table:formula="of:=RIGHT(LEFT([.C405];4))">
            <text:p/>
          </table:table-cell>
          <table:table-cell table:style-name="ce110" table:formula="of:=[.K405]&amp;[.H405]">
            <text:p/>
          </table:table-cell>
          <table:table-cell table:style-name="ce109" table:formula="of:=[.L405]&amp;[.I405]">
            <text:p/>
          </table:table-cell>
          <table:table-cell table:style-name="ce110" table:formula="of:=[.K405]&amp;[.J405]&amp;[.H405]" office:value-type="string" office:string-value="1899">
            <text:p>1899</text:p>
          </table:table-cell>
          <table:table-cell table:style-name="ce109" table:formula="of:=[.K405]&amp;[.J405]&amp;[.I40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6])" office:value-type="float" office:value="1899">
            <text:p>1899</text:p>
          </table:table-cell>
          <table:table-cell table:style-name="ce109" table:formula="of:=RIGHT(LEFT([.C406];4))">
            <text:p/>
          </table:table-cell>
          <table:table-cell table:style-name="ce110" table:formula="of:=[.K406]&amp;[.H406]">
            <text:p/>
          </table:table-cell>
          <table:table-cell table:style-name="ce109" table:formula="of:=[.L406]&amp;[.I406]">
            <text:p/>
          </table:table-cell>
          <table:table-cell table:style-name="ce110" table:formula="of:=[.K406]&amp;[.J406]&amp;[.H406]" office:value-type="string" office:string-value="1899">
            <text:p>1899</text:p>
          </table:table-cell>
          <table:table-cell table:style-name="ce109" table:formula="of:=[.K406]&amp;[.J406]&amp;[.I40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7])" office:value-type="float" office:value="1899">
            <text:p>1899</text:p>
          </table:table-cell>
          <table:table-cell table:style-name="ce109" table:formula="of:=RIGHT(LEFT([.C407];4))">
            <text:p/>
          </table:table-cell>
          <table:table-cell table:style-name="ce110" table:formula="of:=[.K407]&amp;[.H407]">
            <text:p/>
          </table:table-cell>
          <table:table-cell table:style-name="ce109" table:formula="of:=[.L407]&amp;[.I407]">
            <text:p/>
          </table:table-cell>
          <table:table-cell table:style-name="ce110" table:formula="of:=[.K407]&amp;[.J407]&amp;[.H407]" office:value-type="string" office:string-value="1899">
            <text:p>1899</text:p>
          </table:table-cell>
          <table:table-cell table:style-name="ce109" table:formula="of:=[.K407]&amp;[.J407]&amp;[.I407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8])" office:value-type="float" office:value="1899">
            <text:p>1899</text:p>
          </table:table-cell>
          <table:table-cell table:style-name="ce109" table:formula="of:=RIGHT(LEFT([.C408];4))">
            <text:p/>
          </table:table-cell>
          <table:table-cell table:style-name="ce110" table:formula="of:=[.K408]&amp;[.H408]">
            <text:p/>
          </table:table-cell>
          <table:table-cell table:style-name="ce109" table:formula="of:=[.L408]&amp;[.I408]">
            <text:p/>
          </table:table-cell>
          <table:table-cell table:style-name="ce110" table:formula="of:=[.K408]&amp;[.J408]&amp;[.H408]" office:value-type="string" office:string-value="1899">
            <text:p>1899</text:p>
          </table:table-cell>
          <table:table-cell table:style-name="ce109" table:formula="of:=[.K408]&amp;[.J408]&amp;[.I40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09])" office:value-type="float" office:value="1899">
            <text:p>1899</text:p>
          </table:table-cell>
          <table:table-cell table:style-name="ce109" table:formula="of:=RIGHT(LEFT([.C409];4))">
            <text:p/>
          </table:table-cell>
          <table:table-cell table:style-name="ce110" table:formula="of:=[.K409]&amp;[.H409]">
            <text:p/>
          </table:table-cell>
          <table:table-cell table:style-name="ce109" table:formula="of:=[.L409]&amp;[.I409]">
            <text:p/>
          </table:table-cell>
          <table:table-cell table:style-name="ce110" table:formula="of:=[.K409]&amp;[.J409]&amp;[.H409]" office:value-type="string" office:string-value="1899">
            <text:p>1899</text:p>
          </table:table-cell>
          <table:table-cell table:style-name="ce109" table:formula="of:=[.K409]&amp;[.J409]&amp;[.I40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10])" office:value-type="float" office:value="1899">
            <text:p>1899</text:p>
          </table:table-cell>
          <table:table-cell table:style-name="ce109" table:formula="of:=RIGHT(LEFT([.C410];4))">
            <text:p/>
          </table:table-cell>
          <table:table-cell table:style-name="ce110" table:formula="of:=[.K410]&amp;[.H410]">
            <text:p/>
          </table:table-cell>
          <table:table-cell table:style-name="ce109" table:formula="of:=[.L410]&amp;[.I410]">
            <text:p/>
          </table:table-cell>
          <table:table-cell table:style-name="ce110" table:formula="of:=[.K410]&amp;[.J410]&amp;[.H410]" office:value-type="string" office:string-value="1899">
            <text:p>1899</text:p>
          </table:table-cell>
          <table:table-cell table:style-name="ce109" table:formula="of:=[.K410]&amp;[.J410]&amp;[.I41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11])" office:value-type="float" office:value="1899">
            <text:p>1899</text:p>
          </table:table-cell>
          <table:table-cell table:style-name="ce109" table:formula="of:=RIGHT(LEFT([.C411];4))">
            <text:p/>
          </table:table-cell>
          <table:table-cell table:style-name="ce110" table:formula="of:=[.K411]&amp;[.H411]">
            <text:p/>
          </table:table-cell>
          <table:table-cell table:style-name="ce109" table:formula="of:=[.L411]&amp;[.I411]">
            <text:p/>
          </table:table-cell>
          <table:table-cell table:style-name="ce110" table:formula="of:=[.K411]&amp;[.J411]&amp;[.H411]" office:value-type="string" office:string-value="1899">
            <text:p>1899</text:p>
          </table:table-cell>
          <table:table-cell table:style-name="ce109" table:formula="of:=[.K411]&amp;[.J411]&amp;[.I41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12])" office:value-type="float" office:value="1899">
            <text:p>1899</text:p>
          </table:table-cell>
          <table:table-cell table:style-name="ce109" table:formula="of:=RIGHT(LEFT([.C412];4))">
            <text:p/>
          </table:table-cell>
          <table:table-cell table:style-name="ce110" table:formula="of:=[.K412]&amp;[.H412]">
            <text:p/>
          </table:table-cell>
          <table:table-cell table:style-name="ce109" table:formula="of:=[.L412]&amp;[.I412]">
            <text:p/>
          </table:table-cell>
          <table:table-cell table:style-name="ce110" table:formula="of:=[.K412]&amp;[.J412]&amp;[.H412]" office:value-type="string" office:string-value="1899">
            <text:p>1899</text:p>
          </table:table-cell>
          <table:table-cell table:style-name="ce109" table:formula="of:=[.K412]&amp;[.J412]&amp;[.I41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13])" office:value-type="float" office:value="1899">
            <text:p>1899</text:p>
          </table:table-cell>
          <table:table-cell table:style-name="ce109" table:formula="of:=RIGHT(LEFT([.C413];4))">
            <text:p/>
          </table:table-cell>
          <table:table-cell table:style-name="ce110" table:formula="of:=[.K413]&amp;[.H413]">
            <text:p/>
          </table:table-cell>
          <table:table-cell table:style-name="ce109" table:formula="of:=[.L413]&amp;[.I413]">
            <text:p/>
          </table:table-cell>
          <table:table-cell table:style-name="ce110" table:formula="of:=[.K413]&amp;[.J413]&amp;[.H413]" office:value-type="string" office:string-value="1899">
            <text:p>1899</text:p>
          </table:table-cell>
          <table:table-cell table:style-name="ce109" table:formula="of:=[.K413]&amp;[.J413]&amp;[.I41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14])" office:value-type="float" office:value="1899">
            <text:p>1899</text:p>
          </table:table-cell>
          <table:table-cell table:style-name="ce109" table:formula="of:=RIGHT(LEFT([.C414];4))">
            <text:p/>
          </table:table-cell>
          <table:table-cell table:style-name="ce110" table:formula="of:=[.K414]&amp;[.H414]">
            <text:p/>
          </table:table-cell>
          <table:table-cell table:style-name="ce109" table:formula="of:=[.L414]&amp;[.I414]">
            <text:p/>
          </table:table-cell>
          <table:table-cell table:style-name="ce110" table:formula="of:=[.K414]&amp;[.J414]&amp;[.H414]" office:value-type="string" office:string-value="1899">
            <text:p>1899</text:p>
          </table:table-cell>
          <table:table-cell table:style-name="ce109" table:formula="of:=[.K414]&amp;[.J414]&amp;[.I41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15])" office:value-type="float" office:value="1899">
            <text:p>1899</text:p>
          </table:table-cell>
          <table:table-cell table:style-name="ce109" table:formula="of:=RIGHT(LEFT([.C415];4))">
            <text:p/>
          </table:table-cell>
          <table:table-cell table:style-name="ce110" table:formula="of:=[.K415]&amp;[.H415]">
            <text:p/>
          </table:table-cell>
          <table:table-cell table:style-name="ce109" table:formula="of:=[.L415]&amp;[.I415]">
            <text:p/>
          </table:table-cell>
          <table:table-cell table:style-name="ce110" table:formula="of:=[.K415]&amp;[.J415]&amp;[.H415]" office:value-type="string" office:string-value="1899">
            <text:p>1899</text:p>
          </table:table-cell>
          <table:table-cell table:style-name="ce109" table:formula="of:=[.K415]&amp;[.J415]&amp;[.I41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16])" office:value-type="float" office:value="1899">
            <text:p>1899</text:p>
          </table:table-cell>
          <table:table-cell table:style-name="ce109" table:formula="of:=RIGHT(LEFT([.C416];4))">
            <text:p/>
          </table:table-cell>
          <table:table-cell table:style-name="ce110" table:formula="of:=[.K416]&amp;[.H416]">
            <text:p/>
          </table:table-cell>
          <table:table-cell table:style-name="ce109" table:formula="of:=[.L416]&amp;[.I416]">
            <text:p/>
          </table:table-cell>
          <table:table-cell table:style-name="ce110" table:formula="of:=[.K416]&amp;[.J416]&amp;[.H416]" office:value-type="string" office:string-value="1899">
            <text:p>1899</text:p>
          </table:table-cell>
          <table:table-cell table:style-name="ce109" table:formula="of:=[.K416]&amp;[.J416]&amp;[.I41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17])" office:value-type="float" office:value="1899">
            <text:p>1899</text:p>
          </table:table-cell>
          <table:table-cell table:style-name="ce109" table:formula="of:=RIGHT(LEFT([.C417];4))">
            <text:p/>
          </table:table-cell>
          <table:table-cell table:style-name="ce110" table:formula="of:=[.K417]&amp;[.H417]">
            <text:p/>
          </table:table-cell>
          <table:table-cell table:style-name="ce109" table:formula="of:=[.L417]&amp;[.I417]">
            <text:p/>
          </table:table-cell>
          <table:table-cell table:style-name="ce110" table:formula="of:=[.K417]&amp;[.J417]&amp;[.H417]" office:value-type="string" office:string-value="1899">
            <text:p>1899</text:p>
          </table:table-cell>
          <table:table-cell table:style-name="ce109" table:formula="of:=[.K417]&amp;[.J417]&amp;[.I41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18])" office:value-type="float" office:value="1899">
            <text:p>1899</text:p>
          </table:table-cell>
          <table:table-cell table:style-name="ce109" table:formula="of:=RIGHT(LEFT([.C418];4))">
            <text:p/>
          </table:table-cell>
          <table:table-cell table:style-name="ce110" table:formula="of:=[.K418]&amp;[.H418]">
            <text:p/>
          </table:table-cell>
          <table:table-cell table:style-name="ce109" table:formula="of:=[.L418]&amp;[.I418]">
            <text:p/>
          </table:table-cell>
          <table:table-cell table:style-name="ce110" table:formula="of:=[.K418]&amp;[.J418]&amp;[.H418]" office:value-type="string" office:string-value="1899">
            <text:p>1899</text:p>
          </table:table-cell>
          <table:table-cell table:style-name="ce109" table:formula="of:=[.K418]&amp;[.J418]&amp;[.I41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19])" office:value-type="float" office:value="1899">
            <text:p>1899</text:p>
          </table:table-cell>
          <table:table-cell table:style-name="ce109" table:formula="of:=RIGHT(LEFT([.C419];4))">
            <text:p/>
          </table:table-cell>
          <table:table-cell table:style-name="ce110" table:formula="of:=[.K419]&amp;[.H419]">
            <text:p/>
          </table:table-cell>
          <table:table-cell table:style-name="ce109" table:formula="of:=[.L419]&amp;[.I419]">
            <text:p/>
          </table:table-cell>
          <table:table-cell table:style-name="ce110" table:formula="of:=[.K419]&amp;[.J419]&amp;[.H419]" office:value-type="string" office:string-value="1899">
            <text:p>1899</text:p>
          </table:table-cell>
          <table:table-cell table:style-name="ce109" table:formula="of:=[.K419]&amp;[.J419]&amp;[.I41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0])" office:value-type="float" office:value="1899">
            <text:p>1899</text:p>
          </table:table-cell>
          <table:table-cell table:style-name="ce109" table:formula="of:=RIGHT(LEFT([.C420];4))">
            <text:p/>
          </table:table-cell>
          <table:table-cell table:style-name="ce110" table:formula="of:=[.K420]&amp;[.H420]">
            <text:p/>
          </table:table-cell>
          <table:table-cell table:style-name="ce109" table:formula="of:=[.L420]&amp;[.I420]">
            <text:p/>
          </table:table-cell>
          <table:table-cell table:style-name="ce110" table:formula="of:=[.K420]&amp;[.J420]&amp;[.H420]" office:value-type="string" office:string-value="1899">
            <text:p>1899</text:p>
          </table:table-cell>
          <table:table-cell table:style-name="ce109" table:formula="of:=[.K420]&amp;[.J420]&amp;[.I42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6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1])" office:value-type="float" office:value="1899">
            <text:p>1899</text:p>
          </table:table-cell>
          <table:table-cell table:style-name="ce109" table:formula="of:=RIGHT(LEFT([.C421];4))">
            <text:p/>
          </table:table-cell>
          <table:table-cell table:style-name="ce110" table:formula="of:=[.K421]&amp;[.H421]">
            <text:p/>
          </table:table-cell>
          <table:table-cell table:style-name="ce109" table:formula="of:=[.L421]&amp;[.I421]">
            <text:p/>
          </table:table-cell>
          <table:table-cell table:style-name="ce110" table:formula="of:=[.K421]&amp;[.J421]&amp;[.H421]" office:value-type="string" office:string-value="1899">
            <text:p>1899</text:p>
          </table:table-cell>
          <table:table-cell table:style-name="ce109" table:formula="of:=[.K421]&amp;[.J421]&amp;[.I42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2])" office:value-type="float" office:value="1899">
            <text:p>1899</text:p>
          </table:table-cell>
          <table:table-cell table:style-name="ce109" table:formula="of:=RIGHT(LEFT([.C422];4))">
            <text:p/>
          </table:table-cell>
          <table:table-cell table:style-name="ce110" table:formula="of:=[.K422]&amp;[.H422]">
            <text:p/>
          </table:table-cell>
          <table:table-cell table:style-name="ce109" table:formula="of:=[.L422]&amp;[.I422]">
            <text:p/>
          </table:table-cell>
          <table:table-cell table:style-name="ce110" table:formula="of:=[.K422]&amp;[.J422]&amp;[.H422]" office:value-type="string" office:string-value="1899">
            <text:p>1899</text:p>
          </table:table-cell>
          <table:table-cell table:style-name="ce109" table:formula="of:=[.K422]&amp;[.J422]&amp;[.I42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3])" office:value-type="float" office:value="1899">
            <text:p>1899</text:p>
          </table:table-cell>
          <table:table-cell table:style-name="ce109" table:formula="of:=RIGHT(LEFT([.C423];4))">
            <text:p/>
          </table:table-cell>
          <table:table-cell table:style-name="ce110" table:formula="of:=[.K423]&amp;[.H423]">
            <text:p/>
          </table:table-cell>
          <table:table-cell table:style-name="ce109" table:formula="of:=[.L423]&amp;[.I423]">
            <text:p/>
          </table:table-cell>
          <table:table-cell table:style-name="ce110" table:formula="of:=[.K423]&amp;[.J423]&amp;[.H423]" office:value-type="string" office:string-value="1899">
            <text:p>1899</text:p>
          </table:table-cell>
          <table:table-cell table:style-name="ce109" table:formula="of:=[.K423]&amp;[.J423]&amp;[.I42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4])" office:value-type="float" office:value="1899">
            <text:p>1899</text:p>
          </table:table-cell>
          <table:table-cell table:style-name="ce109" table:formula="of:=RIGHT(LEFT([.C424];4))">
            <text:p/>
          </table:table-cell>
          <table:table-cell table:style-name="ce110" table:formula="of:=[.K424]&amp;[.H424]">
            <text:p/>
          </table:table-cell>
          <table:table-cell table:style-name="ce109" table:formula="of:=[.L424]&amp;[.I424]">
            <text:p/>
          </table:table-cell>
          <table:table-cell table:style-name="ce110" table:formula="of:=[.K424]&amp;[.J424]&amp;[.H424]" office:value-type="string" office:string-value="1899">
            <text:p>1899</text:p>
          </table:table-cell>
          <table:table-cell table:style-name="ce109" table:formula="of:=[.K424]&amp;[.J424]&amp;[.I42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5])" office:value-type="float" office:value="1899">
            <text:p>1899</text:p>
          </table:table-cell>
          <table:table-cell table:style-name="ce109" table:formula="of:=RIGHT(LEFT([.C425];4))">
            <text:p/>
          </table:table-cell>
          <table:table-cell table:style-name="ce110" table:formula="of:=[.K425]&amp;[.H425]">
            <text:p/>
          </table:table-cell>
          <table:table-cell table:style-name="ce109" table:formula="of:=[.L425]&amp;[.I425]">
            <text:p/>
          </table:table-cell>
          <table:table-cell table:style-name="ce110" table:formula="of:=[.K425]&amp;[.J425]&amp;[.H425]" office:value-type="string" office:string-value="1899">
            <text:p>1899</text:p>
          </table:table-cell>
          <table:table-cell table:style-name="ce109" table:formula="of:=[.K425]&amp;[.J425]&amp;[.I42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6])" office:value-type="float" office:value="1899">
            <text:p>1899</text:p>
          </table:table-cell>
          <table:table-cell table:style-name="ce109" table:formula="of:=RIGHT(LEFT([.C426];4))">
            <text:p/>
          </table:table-cell>
          <table:table-cell table:style-name="ce110" table:formula="of:=[.K426]&amp;[.H426]">
            <text:p/>
          </table:table-cell>
          <table:table-cell table:style-name="ce109" table:formula="of:=[.L426]&amp;[.I426]">
            <text:p/>
          </table:table-cell>
          <table:table-cell table:style-name="ce110" table:formula="of:=[.K426]&amp;[.J426]&amp;[.H426]" office:value-type="string" office:string-value="1899">
            <text:p>1899</text:p>
          </table:table-cell>
          <table:table-cell table:style-name="ce109" table:formula="of:=[.K426]&amp;[.J426]&amp;[.I42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7])" office:value-type="float" office:value="1899">
            <text:p>1899</text:p>
          </table:table-cell>
          <table:table-cell table:style-name="ce109" table:formula="of:=RIGHT(LEFT([.C427];4))">
            <text:p/>
          </table:table-cell>
          <table:table-cell table:style-name="ce110" table:formula="of:=[.K427]&amp;[.H427]">
            <text:p/>
          </table:table-cell>
          <table:table-cell table:style-name="ce109" table:formula="of:=[.L427]&amp;[.I427]">
            <text:p/>
          </table:table-cell>
          <table:table-cell table:style-name="ce110" table:formula="of:=[.K427]&amp;[.J427]&amp;[.H427]" office:value-type="string" office:string-value="1899">
            <text:p>1899</text:p>
          </table:table-cell>
          <table:table-cell table:style-name="ce109" table:formula="of:=[.K427]&amp;[.J427]&amp;[.I42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8])" office:value-type="float" office:value="1899">
            <text:p>1899</text:p>
          </table:table-cell>
          <table:table-cell table:style-name="ce109" table:formula="of:=RIGHT(LEFT([.C428];4))">
            <text:p/>
          </table:table-cell>
          <table:table-cell table:style-name="ce110" table:formula="of:=[.K428]&amp;[.H428]">
            <text:p/>
          </table:table-cell>
          <table:table-cell table:style-name="ce109" table:formula="of:=[.L428]&amp;[.I428]">
            <text:p/>
          </table:table-cell>
          <table:table-cell table:style-name="ce110" table:formula="of:=[.K428]&amp;[.J428]&amp;[.H428]" office:value-type="string" office:string-value="1899">
            <text:p>1899</text:p>
          </table:table-cell>
          <table:table-cell table:style-name="ce109" table:formula="of:=[.K428]&amp;[.J428]&amp;[.I42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29])" office:value-type="float" office:value="1899">
            <text:p>1899</text:p>
          </table:table-cell>
          <table:table-cell table:style-name="ce109" table:formula="of:=RIGHT(LEFT([.C429];4))">
            <text:p/>
          </table:table-cell>
          <table:table-cell table:style-name="ce110" table:formula="of:=[.K429]&amp;[.H429]">
            <text:p/>
          </table:table-cell>
          <table:table-cell table:style-name="ce109" table:formula="of:=[.L429]&amp;[.I429]">
            <text:p/>
          </table:table-cell>
          <table:table-cell table:style-name="ce110" table:formula="of:=[.K429]&amp;[.J429]&amp;[.H429]" office:value-type="string" office:string-value="1899">
            <text:p>1899</text:p>
          </table:table-cell>
          <table:table-cell table:style-name="ce109" table:formula="of:=[.K429]&amp;[.J429]&amp;[.I42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30])" office:value-type="float" office:value="1899">
            <text:p>1899</text:p>
          </table:table-cell>
          <table:table-cell table:style-name="ce109" table:formula="of:=RIGHT(LEFT([.C430];4))">
            <text:p/>
          </table:table-cell>
          <table:table-cell table:style-name="ce110" table:formula="of:=[.K430]&amp;[.H430]">
            <text:p/>
          </table:table-cell>
          <table:table-cell table:style-name="ce109" table:formula="of:=[.L430]&amp;[.I430]">
            <text:p/>
          </table:table-cell>
          <table:table-cell table:style-name="ce110" table:formula="of:=[.K430]&amp;[.J430]&amp;[.H430]" office:value-type="string" office:string-value="1899">
            <text:p>1899</text:p>
          </table:table-cell>
          <table:table-cell table:style-name="ce109" table:formula="of:=[.K430]&amp;[.J430]&amp;[.I43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31])" office:value-type="float" office:value="1899">
            <text:p>1899</text:p>
          </table:table-cell>
          <table:table-cell table:style-name="ce109" table:formula="of:=RIGHT(LEFT([.C431];4))">
            <text:p/>
          </table:table-cell>
          <table:table-cell table:style-name="ce110" table:formula="of:=[.K431]&amp;[.H431]">
            <text:p/>
          </table:table-cell>
          <table:table-cell table:style-name="ce109" table:formula="of:=[.L431]&amp;[.I431]">
            <text:p/>
          </table:table-cell>
          <table:table-cell table:style-name="ce110" table:formula="of:=[.K431]&amp;[.J431]&amp;[.H431]" office:value-type="string" office:string-value="1899">
            <text:p>1899</text:p>
          </table:table-cell>
          <table:table-cell table:style-name="ce109" table:formula="of:=[.K431]&amp;[.J431]&amp;[.I43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8"/>
          <table:table-cell table:style-name="ce66" table:number-columns-repeated="3"/>
          <table:table-cell table:number-columns-repeated="2" table:style-name="ce86"/>
          <table:table-cell table:style-name="ce104" table:formula="of:=YEAR([.D432])" office:value-type="float" office:value="1899">
            <text:p>1899</text:p>
          </table:table-cell>
          <table:table-cell table:style-name="ce109" table:formula="of:=RIGHT(LEFT([.C432];4))">
            <text:p/>
          </table:table-cell>
          <table:table-cell table:style-name="ce110" table:formula="of:=[.K432]&amp;[.H432]">
            <text:p/>
          </table:table-cell>
          <table:table-cell table:style-name="ce109" table:formula="of:=[.L432]&amp;[.I432]">
            <text:p/>
          </table:table-cell>
          <table:table-cell table:style-name="ce110" table:formula="of:=[.K432]&amp;[.J432]&amp;[.H432]" office:value-type="string" office:string-value="1899">
            <text:p>1899</text:p>
          </table:table-cell>
          <table:table-cell table:style-name="ce109" table:formula="of:=[.K432]&amp;[.J432]&amp;[.I43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33])" office:value-type="float" office:value="1899">
            <text:p>1899</text:p>
          </table:table-cell>
          <table:table-cell table:style-name="ce109" table:formula="of:=RIGHT(LEFT([.C433];4))">
            <text:p/>
          </table:table-cell>
          <table:table-cell table:style-name="ce110" table:formula="of:=[.K433]&amp;[.H433]">
            <text:p/>
          </table:table-cell>
          <table:table-cell table:style-name="ce109" table:formula="of:=[.L433]&amp;[.I433]">
            <text:p/>
          </table:table-cell>
          <table:table-cell table:style-name="ce110" table:formula="of:=[.K433]&amp;[.J433]&amp;[.H433]" office:value-type="string" office:string-value="1899">
            <text:p>1899</text:p>
          </table:table-cell>
          <table:table-cell table:style-name="ce109" table:formula="of:=[.K433]&amp;[.J433]&amp;[.I43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34])" office:value-type="float" office:value="1899">
            <text:p>1899</text:p>
          </table:table-cell>
          <table:table-cell table:style-name="ce109" table:formula="of:=RIGHT(LEFT([.C434];4))">
            <text:p/>
          </table:table-cell>
          <table:table-cell table:style-name="ce110" table:formula="of:=[.K434]&amp;[.H434]">
            <text:p/>
          </table:table-cell>
          <table:table-cell table:style-name="ce109" table:formula="of:=[.L434]&amp;[.I434]">
            <text:p/>
          </table:table-cell>
          <table:table-cell table:style-name="ce110" table:formula="of:=[.K434]&amp;[.J434]&amp;[.H434]" office:value-type="string" office:string-value="1899">
            <text:p>1899</text:p>
          </table:table-cell>
          <table:table-cell table:style-name="ce109" table:formula="of:=[.K434]&amp;[.J434]&amp;[.I43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35])" office:value-type="float" office:value="1899">
            <text:p>1899</text:p>
          </table:table-cell>
          <table:table-cell table:style-name="ce109" table:formula="of:=RIGHT(LEFT([.C435];4))">
            <text:p/>
          </table:table-cell>
          <table:table-cell table:style-name="ce110" table:formula="of:=[.K435]&amp;[.H435]">
            <text:p/>
          </table:table-cell>
          <table:table-cell table:style-name="ce109" table:formula="of:=[.L435]&amp;[.I435]">
            <text:p/>
          </table:table-cell>
          <table:table-cell table:style-name="ce110" table:formula="of:=[.K435]&amp;[.J435]&amp;[.H435]" office:value-type="string" office:string-value="1899">
            <text:p>1899</text:p>
          </table:table-cell>
          <table:table-cell table:style-name="ce109" table:formula="of:=[.K435]&amp;[.J435]&amp;[.I43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36])" office:value-type="float" office:value="1899">
            <text:p>1899</text:p>
          </table:table-cell>
          <table:table-cell table:style-name="ce109" table:formula="of:=RIGHT(LEFT([.C436];4))">
            <text:p/>
          </table:table-cell>
          <table:table-cell table:style-name="ce110" table:formula="of:=[.K436]&amp;[.H436]">
            <text:p/>
          </table:table-cell>
          <table:table-cell table:style-name="ce109" table:formula="of:=[.L436]&amp;[.I436]">
            <text:p/>
          </table:table-cell>
          <table:table-cell table:style-name="ce110" table:formula="of:=[.K436]&amp;[.J436]&amp;[.H436]" office:value-type="string" office:string-value="1899">
            <text:p>1899</text:p>
          </table:table-cell>
          <table:table-cell table:style-name="ce109" table:formula="of:=[.K436]&amp;[.J436]&amp;[.I43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37])" office:value-type="float" office:value="1899">
            <text:p>1899</text:p>
          </table:table-cell>
          <table:table-cell table:style-name="ce109" table:formula="of:=RIGHT(LEFT([.C437];4))">
            <text:p/>
          </table:table-cell>
          <table:table-cell table:style-name="ce110" table:formula="of:=[.K437]&amp;[.H437]">
            <text:p/>
          </table:table-cell>
          <table:table-cell table:style-name="ce109" table:formula="of:=[.L437]&amp;[.I437]">
            <text:p/>
          </table:table-cell>
          <table:table-cell table:style-name="ce110" table:formula="of:=[.K437]&amp;[.J437]&amp;[.H437]" office:value-type="string" office:string-value="1899">
            <text:p>1899</text:p>
          </table:table-cell>
          <table:table-cell table:style-name="ce109" table:formula="of:=[.K437]&amp;[.J437]&amp;[.I43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38])" office:value-type="float" office:value="1899">
            <text:p>1899</text:p>
          </table:table-cell>
          <table:table-cell table:style-name="ce109" table:formula="of:=RIGHT(LEFT([.C438];4))">
            <text:p/>
          </table:table-cell>
          <table:table-cell table:style-name="ce110" table:formula="of:=[.K438]&amp;[.H438]">
            <text:p/>
          </table:table-cell>
          <table:table-cell table:style-name="ce109" table:formula="of:=[.L438]&amp;[.I438]">
            <text:p/>
          </table:table-cell>
          <table:table-cell table:style-name="ce110" table:formula="of:=[.K438]&amp;[.J438]&amp;[.H438]" office:value-type="string" office:string-value="1899">
            <text:p>1899</text:p>
          </table:table-cell>
          <table:table-cell table:style-name="ce109" table:formula="of:=[.K438]&amp;[.J438]&amp;[.I43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39])" office:value-type="float" office:value="1899">
            <text:p>1899</text:p>
          </table:table-cell>
          <table:table-cell table:style-name="ce109" table:formula="of:=RIGHT(LEFT([.C439];4))">
            <text:p/>
          </table:table-cell>
          <table:table-cell table:style-name="ce110" table:formula="of:=[.K439]&amp;[.H439]">
            <text:p/>
          </table:table-cell>
          <table:table-cell table:style-name="ce109" table:formula="of:=[.L439]&amp;[.I439]">
            <text:p/>
          </table:table-cell>
          <table:table-cell table:style-name="ce110" table:formula="of:=[.K439]&amp;[.J439]&amp;[.H439]" office:value-type="string" office:string-value="1899">
            <text:p>1899</text:p>
          </table:table-cell>
          <table:table-cell table:style-name="ce109" table:formula="of:=[.K439]&amp;[.J439]&amp;[.I43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0])" office:value-type="float" office:value="1899">
            <text:p>1899</text:p>
          </table:table-cell>
          <table:table-cell table:style-name="ce109" table:formula="of:=RIGHT(LEFT([.C440];4))">
            <text:p/>
          </table:table-cell>
          <table:table-cell table:style-name="ce110" table:formula="of:=[.K440]&amp;[.H440]">
            <text:p/>
          </table:table-cell>
          <table:table-cell table:style-name="ce109" table:formula="of:=[.L440]&amp;[.I440]">
            <text:p/>
          </table:table-cell>
          <table:table-cell table:style-name="ce110" table:formula="of:=[.K440]&amp;[.J440]&amp;[.H440]" office:value-type="string" office:string-value="1899">
            <text:p>1899</text:p>
          </table:table-cell>
          <table:table-cell table:style-name="ce109" table:formula="of:=[.K440]&amp;[.J440]&amp;[.I44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1])" office:value-type="float" office:value="1899">
            <text:p>1899</text:p>
          </table:table-cell>
          <table:table-cell table:style-name="ce109" table:formula="of:=RIGHT(LEFT([.C441];4))">
            <text:p/>
          </table:table-cell>
          <table:table-cell table:style-name="ce110" table:formula="of:=[.K441]&amp;[.H441]">
            <text:p/>
          </table:table-cell>
          <table:table-cell table:style-name="ce109" table:formula="of:=[.L441]&amp;[.I441]">
            <text:p/>
          </table:table-cell>
          <table:table-cell table:style-name="ce110" table:formula="of:=[.K441]&amp;[.J441]&amp;[.H441]" office:value-type="string" office:string-value="1899">
            <text:p>1899</text:p>
          </table:table-cell>
          <table:table-cell table:style-name="ce109" table:formula="of:=[.K441]&amp;[.J441]&amp;[.I44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2])" office:value-type="float" office:value="1899">
            <text:p>1899</text:p>
          </table:table-cell>
          <table:table-cell table:style-name="ce109" table:formula="of:=RIGHT(LEFT([.C442];4))">
            <text:p/>
          </table:table-cell>
          <table:table-cell table:style-name="ce110" table:formula="of:=[.K442]&amp;[.H442]">
            <text:p/>
          </table:table-cell>
          <table:table-cell table:style-name="ce109" table:formula="of:=[.L442]&amp;[.I442]">
            <text:p/>
          </table:table-cell>
          <table:table-cell table:style-name="ce110" table:formula="of:=[.K442]&amp;[.J442]&amp;[.H442]" office:value-type="string" office:string-value="1899">
            <text:p>1899</text:p>
          </table:table-cell>
          <table:table-cell table:style-name="ce109" table:formula="of:=[.K442]&amp;[.J442]&amp;[.I44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3])" office:value-type="float" office:value="1899">
            <text:p>1899</text:p>
          </table:table-cell>
          <table:table-cell table:style-name="ce109" table:formula="of:=RIGHT(LEFT([.C443];4))">
            <text:p/>
          </table:table-cell>
          <table:table-cell table:style-name="ce110" table:formula="of:=[.K443]&amp;[.H443]">
            <text:p/>
          </table:table-cell>
          <table:table-cell table:style-name="ce109" table:formula="of:=[.L443]&amp;[.I443]">
            <text:p/>
          </table:table-cell>
          <table:table-cell table:style-name="ce110" table:formula="of:=[.K443]&amp;[.J443]&amp;[.H443]" office:value-type="string" office:string-value="1899">
            <text:p>1899</text:p>
          </table:table-cell>
          <table:table-cell table:style-name="ce109" table:formula="of:=[.K443]&amp;[.J443]&amp;[.I44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4])" office:value-type="float" office:value="1899">
            <text:p>1899</text:p>
          </table:table-cell>
          <table:table-cell table:style-name="ce109" table:formula="of:=RIGHT(LEFT([.C444];4))">
            <text:p/>
          </table:table-cell>
          <table:table-cell table:style-name="ce110" table:formula="of:=[.K444]&amp;[.H444]">
            <text:p/>
          </table:table-cell>
          <table:table-cell table:style-name="ce109" table:formula="of:=[.L444]&amp;[.I444]">
            <text:p/>
          </table:table-cell>
          <table:table-cell table:style-name="ce110" table:formula="of:=[.K444]&amp;[.J444]&amp;[.H444]" office:value-type="string" office:string-value="1899">
            <text:p>1899</text:p>
          </table:table-cell>
          <table:table-cell table:style-name="ce109" table:formula="of:=[.K444]&amp;[.J444]&amp;[.I44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5])" office:value-type="float" office:value="1899">
            <text:p>1899</text:p>
          </table:table-cell>
          <table:table-cell table:style-name="ce109" table:formula="of:=RIGHT(LEFT([.C445];4))">
            <text:p/>
          </table:table-cell>
          <table:table-cell table:style-name="ce110" table:formula="of:=[.K445]&amp;[.H445]">
            <text:p/>
          </table:table-cell>
          <table:table-cell table:style-name="ce109" table:formula="of:=[.L445]&amp;[.I445]">
            <text:p/>
          </table:table-cell>
          <table:table-cell table:style-name="ce110" table:formula="of:=[.K445]&amp;[.J445]&amp;[.H445]" office:value-type="string" office:string-value="1899">
            <text:p>1899</text:p>
          </table:table-cell>
          <table:table-cell table:style-name="ce109" table:formula="of:=[.K445]&amp;[.J445]&amp;[.I44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6])" office:value-type="float" office:value="1899">
            <text:p>1899</text:p>
          </table:table-cell>
          <table:table-cell table:style-name="ce109" table:formula="of:=RIGHT(LEFT([.C446];4))">
            <text:p/>
          </table:table-cell>
          <table:table-cell table:style-name="ce110" table:formula="of:=[.K446]&amp;[.H446]">
            <text:p/>
          </table:table-cell>
          <table:table-cell table:style-name="ce109" table:formula="of:=[.L446]&amp;[.I446]">
            <text:p/>
          </table:table-cell>
          <table:table-cell table:style-name="ce110" table:formula="of:=[.K446]&amp;[.J446]&amp;[.H446]" office:value-type="string" office:string-value="1899">
            <text:p>1899</text:p>
          </table:table-cell>
          <table:table-cell table:style-name="ce109" table:formula="of:=[.K446]&amp;[.J446]&amp;[.I44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7])" office:value-type="float" office:value="1899">
            <text:p>1899</text:p>
          </table:table-cell>
          <table:table-cell table:style-name="ce109" table:formula="of:=RIGHT(LEFT([.C447];4))">
            <text:p/>
          </table:table-cell>
          <table:table-cell table:style-name="ce110" table:formula="of:=[.K447]&amp;[.H447]">
            <text:p/>
          </table:table-cell>
          <table:table-cell table:style-name="ce109" table:formula="of:=[.L447]&amp;[.I447]">
            <text:p/>
          </table:table-cell>
          <table:table-cell table:style-name="ce110" table:formula="of:=[.K447]&amp;[.J447]&amp;[.H447]" office:value-type="string" office:string-value="1899">
            <text:p>1899</text:p>
          </table:table-cell>
          <table:table-cell table:style-name="ce109" table:formula="of:=[.K447]&amp;[.J447]&amp;[.I44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8])" office:value-type="float" office:value="1899">
            <text:p>1899</text:p>
          </table:table-cell>
          <table:table-cell table:style-name="ce109" table:formula="of:=RIGHT(LEFT([.C448];4))">
            <text:p/>
          </table:table-cell>
          <table:table-cell table:style-name="ce110" table:formula="of:=[.K448]&amp;[.H448]">
            <text:p/>
          </table:table-cell>
          <table:table-cell table:style-name="ce109" table:formula="of:=[.L448]&amp;[.I448]">
            <text:p/>
          </table:table-cell>
          <table:table-cell table:style-name="ce110" table:formula="of:=[.K448]&amp;[.J448]&amp;[.H448]" office:value-type="string" office:string-value="1899">
            <text:p>1899</text:p>
          </table:table-cell>
          <table:table-cell table:style-name="ce109" table:formula="of:=[.K448]&amp;[.J448]&amp;[.I44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49])" office:value-type="float" office:value="1899">
            <text:p>1899</text:p>
          </table:table-cell>
          <table:table-cell table:style-name="ce109" table:formula="of:=RIGHT(LEFT([.C449];4))">
            <text:p/>
          </table:table-cell>
          <table:table-cell table:style-name="ce110" table:formula="of:=[.K449]&amp;[.H449]">
            <text:p/>
          </table:table-cell>
          <table:table-cell table:style-name="ce109" table:formula="of:=[.L449]&amp;[.I449]">
            <text:p/>
          </table:table-cell>
          <table:table-cell table:style-name="ce110" table:formula="of:=[.K449]&amp;[.J449]&amp;[.H449]" office:value-type="string" office:string-value="1899">
            <text:p>1899</text:p>
          </table:table-cell>
          <table:table-cell table:style-name="ce109" table:formula="of:=[.K449]&amp;[.J449]&amp;[.I44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0])" office:value-type="float" office:value="1899">
            <text:p>1899</text:p>
          </table:table-cell>
          <table:table-cell table:style-name="ce109" table:formula="of:=RIGHT(LEFT([.C450];4))">
            <text:p/>
          </table:table-cell>
          <table:table-cell table:style-name="ce110" table:formula="of:=[.K450]&amp;[.H450]">
            <text:p/>
          </table:table-cell>
          <table:table-cell table:style-name="ce109" table:formula="of:=[.L450]&amp;[.I450]">
            <text:p/>
          </table:table-cell>
          <table:table-cell table:style-name="ce110" table:formula="of:=[.K450]&amp;[.J450]&amp;[.H450]" office:value-type="string" office:string-value="1899">
            <text:p>1899</text:p>
          </table:table-cell>
          <table:table-cell table:style-name="ce109" table:formula="of:=[.K450]&amp;[.J450]&amp;[.I45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1])" office:value-type="float" office:value="1899">
            <text:p>1899</text:p>
          </table:table-cell>
          <table:table-cell table:style-name="ce109" table:formula="of:=RIGHT(LEFT([.C451];4))">
            <text:p/>
          </table:table-cell>
          <table:table-cell table:style-name="ce110" table:formula="of:=[.K451]&amp;[.H451]">
            <text:p/>
          </table:table-cell>
          <table:table-cell table:style-name="ce109" table:formula="of:=[.L451]&amp;[.I451]">
            <text:p/>
          </table:table-cell>
          <table:table-cell table:style-name="ce110" table:formula="of:=[.K451]&amp;[.J451]&amp;[.H451]" office:value-type="string" office:string-value="1899">
            <text:p>1899</text:p>
          </table:table-cell>
          <table:table-cell table:style-name="ce109" table:formula="of:=[.K451]&amp;[.J451]&amp;[.I45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2])" office:value-type="float" office:value="1899">
            <text:p>1899</text:p>
          </table:table-cell>
          <table:table-cell table:style-name="ce109" table:formula="of:=RIGHT(LEFT([.C452];4))">
            <text:p/>
          </table:table-cell>
          <table:table-cell table:style-name="ce110" table:formula="of:=[.K452]&amp;[.H452]">
            <text:p/>
          </table:table-cell>
          <table:table-cell table:style-name="ce109" table:formula="of:=[.L452]&amp;[.I452]">
            <text:p/>
          </table:table-cell>
          <table:table-cell table:style-name="ce110" table:formula="of:=[.K452]&amp;[.J452]&amp;[.H452]" office:value-type="string" office:string-value="1899">
            <text:p>1899</text:p>
          </table:table-cell>
          <table:table-cell table:style-name="ce109" table:formula="of:=[.K452]&amp;[.J452]&amp;[.I45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8"/>
          <table:table-cell table:style-name="ce66" table:number-columns-repeated="3"/>
          <table:table-cell table:number-columns-repeated="2" table:style-name="ce86"/>
          <table:table-cell table:style-name="ce104" table:formula="of:=YEAR([.D453])" office:value-type="float" office:value="1899">
            <text:p>1899</text:p>
          </table:table-cell>
          <table:table-cell table:style-name="ce109" table:formula="of:=RIGHT(LEFT([.C453];4))">
            <text:p/>
          </table:table-cell>
          <table:table-cell table:style-name="ce110" table:formula="of:=[.K453]&amp;[.H453]">
            <text:p/>
          </table:table-cell>
          <table:table-cell table:style-name="ce109" table:formula="of:=[.L453]&amp;[.I453]">
            <text:p/>
          </table:table-cell>
          <table:table-cell table:style-name="ce110" table:formula="of:=[.K453]&amp;[.J453]&amp;[.H453]" office:value-type="string" office:string-value="1899">
            <text:p>1899</text:p>
          </table:table-cell>
          <table:table-cell table:style-name="ce109" table:formula="of:=[.K453]&amp;[.J453]&amp;[.I45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4])" office:value-type="float" office:value="1899">
            <text:p>1899</text:p>
          </table:table-cell>
          <table:table-cell table:style-name="ce109" table:formula="of:=RIGHT(LEFT([.C454];4))">
            <text:p/>
          </table:table-cell>
          <table:table-cell table:style-name="ce110" table:formula="of:=[.K454]&amp;[.H454]">
            <text:p/>
          </table:table-cell>
          <table:table-cell table:style-name="ce109" table:formula="of:=[.L454]&amp;[.I454]">
            <text:p/>
          </table:table-cell>
          <table:table-cell table:style-name="ce110" table:formula="of:=[.K454]&amp;[.J454]&amp;[.H454]" office:value-type="string" office:string-value="1899">
            <text:p>1899</text:p>
          </table:table-cell>
          <table:table-cell table:style-name="ce109" table:formula="of:=[.K454]&amp;[.J454]&amp;[.I45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5])" office:value-type="float" office:value="1899">
            <text:p>1899</text:p>
          </table:table-cell>
          <table:table-cell table:style-name="ce109" table:formula="of:=RIGHT(LEFT([.C455];4))">
            <text:p/>
          </table:table-cell>
          <table:table-cell table:style-name="ce110" table:formula="of:=[.K455]&amp;[.H455]">
            <text:p/>
          </table:table-cell>
          <table:table-cell table:style-name="ce109" table:formula="of:=[.L455]&amp;[.I455]">
            <text:p/>
          </table:table-cell>
          <table:table-cell table:style-name="ce110" table:formula="of:=[.K455]&amp;[.J455]&amp;[.H455]" office:value-type="string" office:string-value="1899">
            <text:p>1899</text:p>
          </table:table-cell>
          <table:table-cell table:style-name="ce109" table:formula="of:=[.K455]&amp;[.J455]&amp;[.I45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6])" office:value-type="float" office:value="1899">
            <text:p>1899</text:p>
          </table:table-cell>
          <table:table-cell table:style-name="ce109" table:formula="of:=RIGHT(LEFT([.C456];4))">
            <text:p/>
          </table:table-cell>
          <table:table-cell table:style-name="ce110" table:formula="of:=[.K456]&amp;[.H456]">
            <text:p/>
          </table:table-cell>
          <table:table-cell table:style-name="ce109" table:formula="of:=[.L456]&amp;[.I456]">
            <text:p/>
          </table:table-cell>
          <table:table-cell table:style-name="ce110" table:formula="of:=[.K456]&amp;[.J456]&amp;[.H456]" office:value-type="string" office:string-value="1899">
            <text:p>1899</text:p>
          </table:table-cell>
          <table:table-cell table:style-name="ce109" table:formula="of:=[.K456]&amp;[.J456]&amp;[.I45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7])" office:value-type="float" office:value="1899">
            <text:p>1899</text:p>
          </table:table-cell>
          <table:table-cell table:style-name="ce109" table:formula="of:=RIGHT(LEFT([.C457];4))">
            <text:p/>
          </table:table-cell>
          <table:table-cell table:style-name="ce110" table:formula="of:=[.K457]&amp;[.H457]">
            <text:p/>
          </table:table-cell>
          <table:table-cell table:style-name="ce109" table:formula="of:=[.L457]&amp;[.I457]">
            <text:p/>
          </table:table-cell>
          <table:table-cell table:style-name="ce110" table:formula="of:=[.K457]&amp;[.J457]&amp;[.H457]" office:value-type="string" office:string-value="1899">
            <text:p>1899</text:p>
          </table:table-cell>
          <table:table-cell table:style-name="ce109" table:formula="of:=[.K457]&amp;[.J457]&amp;[.I45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8])" office:value-type="float" office:value="1899">
            <text:p>1899</text:p>
          </table:table-cell>
          <table:table-cell table:style-name="ce109" table:formula="of:=RIGHT(LEFT([.C458];4))">
            <text:p/>
          </table:table-cell>
          <table:table-cell table:style-name="ce110" table:formula="of:=[.K458]&amp;[.H458]">
            <text:p/>
          </table:table-cell>
          <table:table-cell table:style-name="ce109" table:formula="of:=[.L458]&amp;[.I458]">
            <text:p/>
          </table:table-cell>
          <table:table-cell table:style-name="ce110" table:formula="of:=[.K458]&amp;[.J458]&amp;[.H458]" office:value-type="string" office:string-value="1899">
            <text:p>1899</text:p>
          </table:table-cell>
          <table:table-cell table:style-name="ce109" table:formula="of:=[.K458]&amp;[.J458]&amp;[.I45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59])" office:value-type="float" office:value="1899">
            <text:p>1899</text:p>
          </table:table-cell>
          <table:table-cell table:style-name="ce109" table:formula="of:=RIGHT(LEFT([.C459];4))">
            <text:p/>
          </table:table-cell>
          <table:table-cell table:style-name="ce110" table:formula="of:=[.K459]&amp;[.H459]">
            <text:p/>
          </table:table-cell>
          <table:table-cell table:style-name="ce109" table:formula="of:=[.L459]&amp;[.I459]">
            <text:p/>
          </table:table-cell>
          <table:table-cell table:style-name="ce110" table:formula="of:=[.K459]&amp;[.J459]&amp;[.H459]" office:value-type="string" office:string-value="1899">
            <text:p>1899</text:p>
          </table:table-cell>
          <table:table-cell table:style-name="ce109" table:formula="of:=[.K459]&amp;[.J459]&amp;[.I45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60])" office:value-type="float" office:value="1899">
            <text:p>1899</text:p>
          </table:table-cell>
          <table:table-cell table:style-name="ce109" table:formula="of:=RIGHT(LEFT([.C460];4))">
            <text:p/>
          </table:table-cell>
          <table:table-cell table:style-name="ce110" table:formula="of:=[.K460]&amp;[.H460]">
            <text:p/>
          </table:table-cell>
          <table:table-cell table:style-name="ce109" table:formula="of:=[.L460]&amp;[.I460]">
            <text:p/>
          </table:table-cell>
          <table:table-cell table:style-name="ce110" table:formula="of:=[.K460]&amp;[.J460]&amp;[.H460]" office:value-type="string" office:string-value="1899">
            <text:p>1899</text:p>
          </table:table-cell>
          <table:table-cell table:style-name="ce109" table:formula="of:=[.K460]&amp;[.J460]&amp;[.I46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7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61])" office:value-type="float" office:value="1899">
            <text:p>1899</text:p>
          </table:table-cell>
          <table:table-cell table:style-name="ce109" table:formula="of:=RIGHT(LEFT([.C461];4))">
            <text:p/>
          </table:table-cell>
          <table:table-cell table:style-name="ce110" table:formula="of:=[.K461]&amp;[.H461]">
            <text:p/>
          </table:table-cell>
          <table:table-cell table:style-name="ce109" table:formula="of:=[.L461]&amp;[.I461]">
            <text:p/>
          </table:table-cell>
          <table:table-cell table:style-name="ce110" table:formula="of:=[.K461]&amp;[.J461]&amp;[.H461]" office:value-type="string" office:string-value="1899">
            <text:p>1899</text:p>
          </table:table-cell>
          <table:table-cell table:style-name="ce109" table:formula="of:=[.K461]&amp;[.J461]&amp;[.I46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62])" office:value-type="float" office:value="1899">
            <text:p>1899</text:p>
          </table:table-cell>
          <table:table-cell table:style-name="ce109" table:formula="of:=RIGHT(LEFT([.C462];4))">
            <text:p/>
          </table:table-cell>
          <table:table-cell table:style-name="ce110" table:formula="of:=[.K462]&amp;[.H462]">
            <text:p/>
          </table:table-cell>
          <table:table-cell table:style-name="ce109" table:formula="of:=[.L462]&amp;[.I462]">
            <text:p/>
          </table:table-cell>
          <table:table-cell table:style-name="ce110" table:formula="of:=[.K462]&amp;[.J462]&amp;[.H462]" office:value-type="string" office:string-value="1899">
            <text:p>1899</text:p>
          </table:table-cell>
          <table:table-cell table:style-name="ce109" table:formula="of:=[.K462]&amp;[.J462]&amp;[.I46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7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63])" office:value-type="float" office:value="1899">
            <text:p>1899</text:p>
          </table:table-cell>
          <table:table-cell table:style-name="ce109" table:formula="of:=RIGHT(LEFT([.C463];4))">
            <text:p/>
          </table:table-cell>
          <table:table-cell table:style-name="ce110" table:formula="of:=[.K463]&amp;[.H463]">
            <text:p/>
          </table:table-cell>
          <table:table-cell table:style-name="ce109" table:formula="of:=[.L463]&amp;[.I463]">
            <text:p/>
          </table:table-cell>
          <table:table-cell table:style-name="ce110" table:formula="of:=[.K463]&amp;[.J463]&amp;[.H463]" office:value-type="string" office:string-value="1899">
            <text:p>1899</text:p>
          </table:table-cell>
          <table:table-cell table:style-name="ce109" table:formula="of:=[.K463]&amp;[.J463]&amp;[.I46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7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64])" office:value-type="float" office:value="1899">
            <text:p>1899</text:p>
          </table:table-cell>
          <table:table-cell table:style-name="ce109" table:formula="of:=RIGHT(LEFT([.C464];4))">
            <text:p/>
          </table:table-cell>
          <table:table-cell table:style-name="ce110" table:formula="of:=[.K464]&amp;[.H464]">
            <text:p/>
          </table:table-cell>
          <table:table-cell table:style-name="ce109" table:formula="of:=[.L464]&amp;[.I464]">
            <text:p/>
          </table:table-cell>
          <table:table-cell table:style-name="ce110" table:formula="of:=[.K464]&amp;[.J464]&amp;[.H464]" office:value-type="string" office:string-value="1899">
            <text:p>1899</text:p>
          </table:table-cell>
          <table:table-cell table:style-name="ce109" table:formula="of:=[.K464]&amp;[.J464]&amp;[.I46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7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65])" office:value-type="float" office:value="1899">
            <text:p>1899</text:p>
          </table:table-cell>
          <table:table-cell table:style-name="ce109" table:formula="of:=RIGHT(LEFT([.C465];4))">
            <text:p/>
          </table:table-cell>
          <table:table-cell table:style-name="ce110" table:formula="of:=[.K465]&amp;[.H465]">
            <text:p/>
          </table:table-cell>
          <table:table-cell table:style-name="ce109" table:formula="of:=[.L465]&amp;[.I465]">
            <text:p/>
          </table:table-cell>
          <table:table-cell table:style-name="ce110" table:formula="of:=[.K465]&amp;[.J465]&amp;[.H465]" office:value-type="string" office:string-value="1899">
            <text:p>1899</text:p>
          </table:table-cell>
          <table:table-cell table:style-name="ce109" table:formula="of:=[.K465]&amp;[.J465]&amp;[.I46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66])" office:value-type="float" office:value="1899">
            <text:p>1899</text:p>
          </table:table-cell>
          <table:table-cell table:style-name="ce109" table:formula="of:=RIGHT(LEFT([.C466];4))">
            <text:p/>
          </table:table-cell>
          <table:table-cell table:style-name="ce110" table:formula="of:=[.K466]&amp;[.H466]">
            <text:p/>
          </table:table-cell>
          <table:table-cell table:style-name="ce109" table:formula="of:=[.L466]&amp;[.I466]">
            <text:p/>
          </table:table-cell>
          <table:table-cell table:style-name="ce110" table:formula="of:=[.K466]&amp;[.J466]&amp;[.H466]" office:value-type="string" office:string-value="1899">
            <text:p>1899</text:p>
          </table:table-cell>
          <table:table-cell table:style-name="ce109" table:formula="of:=[.K466]&amp;[.J466]&amp;[.I46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67])" office:value-type="float" office:value="1899">
            <text:p>1899</text:p>
          </table:table-cell>
          <table:table-cell table:style-name="ce109" table:formula="of:=RIGHT(LEFT([.C467];4))">
            <text:p/>
          </table:table-cell>
          <table:table-cell table:style-name="ce110" table:formula="of:=[.K467]&amp;[.H467]">
            <text:p/>
          </table:table-cell>
          <table:table-cell table:style-name="ce109" table:formula="of:=[.L467]&amp;[.I467]">
            <text:p/>
          </table:table-cell>
          <table:table-cell table:style-name="ce110" table:formula="of:=[.K467]&amp;[.J467]&amp;[.H467]" office:value-type="string" office:string-value="1899">
            <text:p>1899</text:p>
          </table:table-cell>
          <table:table-cell table:style-name="ce109" table:formula="of:=[.K467]&amp;[.J467]&amp;[.I46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68])" office:value-type="float" office:value="1899">
            <text:p>1899</text:p>
          </table:table-cell>
          <table:table-cell table:style-name="ce109" table:formula="of:=RIGHT(LEFT([.C468];4))">
            <text:p/>
          </table:table-cell>
          <table:table-cell table:style-name="ce110" table:formula="of:=[.K468]&amp;[.H468]">
            <text:p/>
          </table:table-cell>
          <table:table-cell table:style-name="ce109" table:formula="of:=[.L468]&amp;[.I468]">
            <text:p/>
          </table:table-cell>
          <table:table-cell table:style-name="ce110" table:formula="of:=[.K468]&amp;[.J468]&amp;[.H468]" office:value-type="string" office:string-value="1899">
            <text:p>1899</text:p>
          </table:table-cell>
          <table:table-cell table:style-name="ce109" table:formula="of:=[.K468]&amp;[.J468]&amp;[.I46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69])" office:value-type="float" office:value="1899">
            <text:p>1899</text:p>
          </table:table-cell>
          <table:table-cell table:style-name="ce109" table:formula="of:=RIGHT(LEFT([.C469];4))">
            <text:p/>
          </table:table-cell>
          <table:table-cell table:style-name="ce110" table:formula="of:=[.K469]&amp;[.H469]">
            <text:p/>
          </table:table-cell>
          <table:table-cell table:style-name="ce109" table:formula="of:=[.L469]&amp;[.I469]">
            <text:p/>
          </table:table-cell>
          <table:table-cell table:style-name="ce110" table:formula="of:=[.K469]&amp;[.J469]&amp;[.H469]" office:value-type="string" office:string-value="1899">
            <text:p>1899</text:p>
          </table:table-cell>
          <table:table-cell table:style-name="ce109" table:formula="of:=[.K469]&amp;[.J469]&amp;[.I46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70])" office:value-type="float" office:value="1899">
            <text:p>1899</text:p>
          </table:table-cell>
          <table:table-cell table:style-name="ce109" table:formula="of:=RIGHT(LEFT([.C470];4))">
            <text:p/>
          </table:table-cell>
          <table:table-cell table:style-name="ce110" table:formula="of:=[.K470]&amp;[.H470]">
            <text:p/>
          </table:table-cell>
          <table:table-cell table:style-name="ce109" table:formula="of:=[.L470]&amp;[.I470]">
            <text:p/>
          </table:table-cell>
          <table:table-cell table:style-name="ce110" table:formula="of:=[.K470]&amp;[.J470]&amp;[.H470]" office:value-type="string" office:string-value="1899">
            <text:p>1899</text:p>
          </table:table-cell>
          <table:table-cell table:style-name="ce109" table:formula="of:=[.K470]&amp;[.J470]&amp;[.I47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71])" office:value-type="float" office:value="1899">
            <text:p>1899</text:p>
          </table:table-cell>
          <table:table-cell table:style-name="ce109" table:formula="of:=RIGHT(LEFT([.C471];4))">
            <text:p/>
          </table:table-cell>
          <table:table-cell table:style-name="ce110" table:formula="of:=[.K471]&amp;[.H471]">
            <text:p/>
          </table:table-cell>
          <table:table-cell table:style-name="ce109" table:formula="of:=[.L471]&amp;[.I471]">
            <text:p/>
          </table:table-cell>
          <table:table-cell table:style-name="ce110" table:formula="of:=[.K471]&amp;[.J471]&amp;[.H471]" office:value-type="string" office:string-value="1899">
            <text:p>1899</text:p>
          </table:table-cell>
          <table:table-cell table:style-name="ce109" table:formula="of:=[.K471]&amp;[.J471]&amp;[.I47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72])" office:value-type="float" office:value="1899">
            <text:p>1899</text:p>
          </table:table-cell>
          <table:table-cell table:style-name="ce109" table:formula="of:=RIGHT(LEFT([.C472];4))">
            <text:p/>
          </table:table-cell>
          <table:table-cell table:style-name="ce110" table:formula="of:=[.K472]&amp;[.H472]">
            <text:p/>
          </table:table-cell>
          <table:table-cell table:style-name="ce109" table:formula="of:=[.L472]&amp;[.I472]">
            <text:p/>
          </table:table-cell>
          <table:table-cell table:style-name="ce110" table:formula="of:=[.K472]&amp;[.J472]&amp;[.H472]" office:value-type="string" office:string-value="1899">
            <text:p>1899</text:p>
          </table:table-cell>
          <table:table-cell table:style-name="ce109" table:formula="of:=[.K472]&amp;[.J472]&amp;[.I47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73])" office:value-type="float" office:value="1899">
            <text:p>1899</text:p>
          </table:table-cell>
          <table:table-cell table:style-name="ce109" table:formula="of:=RIGHT(LEFT([.C473];4))">
            <text:p/>
          </table:table-cell>
          <table:table-cell table:style-name="ce110" table:formula="of:=[.K473]&amp;[.H473]">
            <text:p/>
          </table:table-cell>
          <table:table-cell table:style-name="ce109" table:formula="of:=[.L473]&amp;[.I473]">
            <text:p/>
          </table:table-cell>
          <table:table-cell table:style-name="ce110" table:formula="of:=[.K473]&amp;[.J473]&amp;[.H473]" office:value-type="string" office:string-value="1899">
            <text:p>1899</text:p>
          </table:table-cell>
          <table:table-cell table:style-name="ce109" table:formula="of:=[.K473]&amp;[.J473]&amp;[.I47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6" table:number-columns-repeated="3"/>
          <table:table-cell table:number-columns-repeated="2" table:style-name="ce86"/>
          <table:table-cell table:style-name="ce104" table:formula="of:=YEAR([.D474])" office:value-type="float" office:value="1899">
            <text:p>1899</text:p>
          </table:table-cell>
          <table:table-cell table:style-name="ce109" table:formula="of:=RIGHT(LEFT([.C474];4))">
            <text:p/>
          </table:table-cell>
          <table:table-cell table:style-name="ce110" table:formula="of:=[.K474]&amp;[.H474]">
            <text:p/>
          </table:table-cell>
          <table:table-cell table:style-name="ce109" table:formula="of:=[.L474]&amp;[.I474]">
            <text:p/>
          </table:table-cell>
          <table:table-cell table:style-name="ce110" table:formula="of:=[.K474]&amp;[.J474]&amp;[.H474]" office:value-type="string" office:string-value="1899">
            <text:p>1899</text:p>
          </table:table-cell>
          <table:table-cell table:style-name="ce109" table:formula="of:=[.K474]&amp;[.J474]&amp;[.I47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75])" office:value-type="float" office:value="1899">
            <text:p>1899</text:p>
          </table:table-cell>
          <table:table-cell table:style-name="ce109" table:formula="of:=RIGHT(LEFT([.C475];4))">
            <text:p/>
          </table:table-cell>
          <table:table-cell table:style-name="ce110" table:formula="of:=[.K475]&amp;[.H475]">
            <text:p/>
          </table:table-cell>
          <table:table-cell table:style-name="ce109" table:formula="of:=[.L475]&amp;[.I475]">
            <text:p/>
          </table:table-cell>
          <table:table-cell table:style-name="ce110" table:formula="of:=[.K475]&amp;[.J475]&amp;[.H475]" office:value-type="string" office:string-value="1899">
            <text:p>1899</text:p>
          </table:table-cell>
          <table:table-cell table:style-name="ce109" table:formula="of:=[.K475]&amp;[.J475]&amp;[.I47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76])" office:value-type="float" office:value="1899">
            <text:p>1899</text:p>
          </table:table-cell>
          <table:table-cell table:style-name="ce109" table:formula="of:=RIGHT(LEFT([.C476];4))">
            <text:p/>
          </table:table-cell>
          <table:table-cell table:style-name="ce110" table:formula="of:=[.K476]&amp;[.H476]">
            <text:p/>
          </table:table-cell>
          <table:table-cell table:style-name="ce109" table:formula="of:=[.L476]&amp;[.I476]">
            <text:p/>
          </table:table-cell>
          <table:table-cell table:style-name="ce110" table:formula="of:=[.K476]&amp;[.J476]&amp;[.H476]" office:value-type="string" office:string-value="1899">
            <text:p>1899</text:p>
          </table:table-cell>
          <table:table-cell table:style-name="ce109" table:formula="of:=[.K476]&amp;[.J476]&amp;[.I47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9"/>
          <table:table-cell table:style-name="ce26"/>
          <table:table-cell table:style-name="ce35"/>
          <table:table-cell table:style-name="ce56"/>
          <table:table-cell table:style-name="ce69"/>
          <table:table-cell table:style-name="ce66"/>
          <table:table-cell table:style-name="ce69"/>
          <table:table-cell table:number-columns-repeated="2" table:style-name="ce86"/>
          <table:table-cell table:style-name="ce104" table:formula="of:=YEAR([.D477])" office:value-type="float" office:value="1899">
            <text:p>1899</text:p>
          </table:table-cell>
          <table:table-cell table:style-name="ce109" table:formula="of:=RIGHT(LEFT([.C477];4))">
            <text:p/>
          </table:table-cell>
          <table:table-cell table:style-name="ce110" table:formula="of:=[.K477]&amp;[.H477]">
            <text:p/>
          </table:table-cell>
          <table:table-cell table:style-name="ce109" table:formula="of:=[.L477]&amp;[.I477]">
            <text:p/>
          </table:table-cell>
          <table:table-cell table:style-name="ce110" table:formula="of:=[.K477]&amp;[.J477]&amp;[.H477]" office:value-type="string" office:string-value="1899">
            <text:p>1899</text:p>
          </table:table-cell>
          <table:table-cell table:style-name="ce109" table:formula="of:=[.K477]&amp;[.J477]&amp;[.I47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2"/>
          <table:table-cell table:style-name="ce26"/>
          <table:table-cell table:style-name="ce35"/>
          <table:table-cell table:style-name="ce58"/>
          <table:table-cell table:style-name="ce66" table:number-columns-repeated="3"/>
          <table:table-cell table:number-columns-repeated="2" table:style-name="ce86"/>
          <table:table-cell table:style-name="ce104" table:formula="of:=YEAR([.D478])" office:value-type="float" office:value="1899">
            <text:p>1899</text:p>
          </table:table-cell>
          <table:table-cell table:style-name="ce109" table:formula="of:=RIGHT(LEFT([.C478];4))">
            <text:p/>
          </table:table-cell>
          <table:table-cell table:style-name="ce110" table:formula="of:=[.K478]&amp;[.H478]">
            <text:p/>
          </table:table-cell>
          <table:table-cell table:style-name="ce109" table:formula="of:=[.L478]&amp;[.I478]">
            <text:p/>
          </table:table-cell>
          <table:table-cell table:style-name="ce110" table:formula="of:=[.K478]&amp;[.J478]&amp;[.H478]" office:value-type="string" office:string-value="1899">
            <text:p>1899</text:p>
          </table:table-cell>
          <table:table-cell table:style-name="ce109" table:formula="of:=[.K478]&amp;[.J478]&amp;[.I478]" office:value-type="string" office:string-value="1899">
            <text:p>1899</text:p>
          </table:table-cell>
          <table:table-cell table:style-name="ce115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79])" office:value-type="float" office:value="1899">
            <text:p>1899</text:p>
          </table:table-cell>
          <table:table-cell table:style-name="ce109" table:formula="of:=RIGHT(LEFT([.C479];4))">
            <text:p/>
          </table:table-cell>
          <table:table-cell table:style-name="ce110" table:formula="of:=[.K479]&amp;[.H479]">
            <text:p/>
          </table:table-cell>
          <table:table-cell table:style-name="ce109" table:formula="of:=[.L479]&amp;[.I479]">
            <text:p/>
          </table:table-cell>
          <table:table-cell table:style-name="ce110" table:formula="of:=[.K479]&amp;[.J479]&amp;[.H479]" office:value-type="string" office:string-value="1899">
            <text:p>1899</text:p>
          </table:table-cell>
          <table:table-cell table:style-name="ce109" table:formula="of:=[.K479]&amp;[.J479]&amp;[.I47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80])" office:value-type="float" office:value="1899">
            <text:p>1899</text:p>
          </table:table-cell>
          <table:table-cell table:style-name="ce109" table:formula="of:=RIGHT(LEFT([.C480];4))">
            <text:p/>
          </table:table-cell>
          <table:table-cell table:style-name="ce110" table:formula="of:=[.K480]&amp;[.H480]">
            <text:p/>
          </table:table-cell>
          <table:table-cell table:style-name="ce109" table:formula="of:=[.L480]&amp;[.I480]">
            <text:p/>
          </table:table-cell>
          <table:table-cell table:style-name="ce110" table:formula="of:=[.K480]&amp;[.J480]&amp;[.H480]" office:value-type="string" office:string-value="1899">
            <text:p>1899</text:p>
          </table:table-cell>
          <table:table-cell table:style-name="ce109" table:formula="of:=[.K480]&amp;[.J480]&amp;[.I48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481])" office:value-type="float" office:value="1899">
            <text:p>1899</text:p>
          </table:table-cell>
          <table:table-cell table:style-name="ce109" table:formula="of:=RIGHT(LEFT([.C481];4))">
            <text:p/>
          </table:table-cell>
          <table:table-cell table:style-name="ce110" table:formula="of:=[.K481]&amp;[.H481]">
            <text:p/>
          </table:table-cell>
          <table:table-cell table:style-name="ce109" table:formula="of:=[.L481]&amp;[.I481]">
            <text:p/>
          </table:table-cell>
          <table:table-cell table:style-name="ce110" table:formula="of:=[.K481]&amp;[.J481]&amp;[.H481]" office:value-type="string" office:string-value="1899">
            <text:p>1899</text:p>
          </table:table-cell>
          <table:table-cell table:style-name="ce109" table:formula="of:=[.K481]&amp;[.J481]&amp;[.I48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82])" office:value-type="float" office:value="1899">
            <text:p>1899</text:p>
          </table:table-cell>
          <table:table-cell table:style-name="ce109" table:formula="of:=RIGHT(LEFT([.C482];4))">
            <text:p/>
          </table:table-cell>
          <table:table-cell table:style-name="ce110" table:formula="of:=[.K482]&amp;[.H482]">
            <text:p/>
          </table:table-cell>
          <table:table-cell table:style-name="ce109" table:formula="of:=[.L482]&amp;[.I482]">
            <text:p/>
          </table:table-cell>
          <table:table-cell table:style-name="ce110" table:formula="of:=[.K482]&amp;[.J482]&amp;[.H482]" office:value-type="string" office:string-value="1899">
            <text:p>1899</text:p>
          </table:table-cell>
          <table:table-cell table:style-name="ce109" table:formula="of:=[.K482]&amp;[.J482]&amp;[.I48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483])" office:value-type="float" office:value="1899">
            <text:p>1899</text:p>
          </table:table-cell>
          <table:table-cell table:style-name="ce109" table:formula="of:=RIGHT(LEFT([.C483];4))">
            <text:p/>
          </table:table-cell>
          <table:table-cell table:style-name="ce110" table:formula="of:=[.K483]&amp;[.H483]">
            <text:p/>
          </table:table-cell>
          <table:table-cell table:style-name="ce109" table:formula="of:=[.L483]&amp;[.I483]">
            <text:p/>
          </table:table-cell>
          <table:table-cell table:style-name="ce110" table:formula="of:=[.K483]&amp;[.J483]&amp;[.H483]" office:value-type="string" office:string-value="1899">
            <text:p>1899</text:p>
          </table:table-cell>
          <table:table-cell table:style-name="ce109" table:formula="of:=[.K483]&amp;[.J483]&amp;[.I48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5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84])" office:value-type="float" office:value="1899">
            <text:p>1899</text:p>
          </table:table-cell>
          <table:table-cell table:style-name="ce109" table:formula="of:=RIGHT(LEFT([.C484];4))">
            <text:p/>
          </table:table-cell>
          <table:table-cell table:style-name="ce110" table:formula="of:=[.K484]&amp;[.H484]">
            <text:p/>
          </table:table-cell>
          <table:table-cell table:style-name="ce109" table:formula="of:=[.L484]&amp;[.I484]">
            <text:p/>
          </table:table-cell>
          <table:table-cell table:style-name="ce110" table:formula="of:=[.K484]&amp;[.J484]&amp;[.H484]" office:value-type="string" office:string-value="1899">
            <text:p>1899</text:p>
          </table:table-cell>
          <table:table-cell table:style-name="ce109" table:formula="of:=[.K484]&amp;[.J484]&amp;[.I48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5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85])" office:value-type="float" office:value="1899">
            <text:p>1899</text:p>
          </table:table-cell>
          <table:table-cell table:style-name="ce109" table:formula="of:=RIGHT(LEFT([.C485];4))">
            <text:p/>
          </table:table-cell>
          <table:table-cell table:style-name="ce110" table:formula="of:=[.K485]&amp;[.H485]">
            <text:p/>
          </table:table-cell>
          <table:table-cell table:style-name="ce109" table:formula="of:=[.L485]&amp;[.I485]">
            <text:p/>
          </table:table-cell>
          <table:table-cell table:style-name="ce110" table:formula="of:=[.K485]&amp;[.J485]&amp;[.H485]" office:value-type="string" office:string-value="1899">
            <text:p>1899</text:p>
          </table:table-cell>
          <table:table-cell table:style-name="ce109" table:formula="of:=[.K485]&amp;[.J485]&amp;[.I48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86])" office:value-type="float" office:value="1899">
            <text:p>1899</text:p>
          </table:table-cell>
          <table:table-cell table:style-name="ce109" table:formula="of:=RIGHT(LEFT([.C486];4))">
            <text:p/>
          </table:table-cell>
          <table:table-cell table:style-name="ce110" table:formula="of:=[.K486]&amp;[.H486]">
            <text:p/>
          </table:table-cell>
          <table:table-cell table:style-name="ce109" table:formula="of:=[.L486]&amp;[.I486]">
            <text:p/>
          </table:table-cell>
          <table:table-cell table:style-name="ce110" table:formula="of:=[.K486]&amp;[.J486]&amp;[.H486]" office:value-type="string" office:string-value="1899">
            <text:p>1899</text:p>
          </table:table-cell>
          <table:table-cell table:style-name="ce109" table:formula="of:=[.K486]&amp;[.J486]&amp;[.I48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487])" office:value-type="float" office:value="1899">
            <text:p>1899</text:p>
          </table:table-cell>
          <table:table-cell table:style-name="ce109" table:formula="of:=RIGHT(LEFT([.C487];4))">
            <text:p/>
          </table:table-cell>
          <table:table-cell table:style-name="ce110" table:formula="of:=[.K487]&amp;[.H487]">
            <text:p/>
          </table:table-cell>
          <table:table-cell table:style-name="ce109" table:formula="of:=[.L487]&amp;[.I487]">
            <text:p/>
          </table:table-cell>
          <table:table-cell table:style-name="ce110" table:formula="of:=[.K487]&amp;[.J487]&amp;[.H487]" office:value-type="string" office:string-value="1899">
            <text:p>1899</text:p>
          </table:table-cell>
          <table:table-cell table:style-name="ce109" table:formula="of:=[.K487]&amp;[.J487]&amp;[.I48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488])" office:value-type="float" office:value="1899">
            <text:p>1899</text:p>
          </table:table-cell>
          <table:table-cell table:style-name="ce109" table:formula="of:=RIGHT(LEFT([.C488];4))">
            <text:p/>
          </table:table-cell>
          <table:table-cell table:style-name="ce110" table:formula="of:=[.K488]&amp;[.H488]">
            <text:p/>
          </table:table-cell>
          <table:table-cell table:style-name="ce109" table:formula="of:=[.L488]&amp;[.I488]">
            <text:p/>
          </table:table-cell>
          <table:table-cell table:style-name="ce110" table:formula="of:=[.K488]&amp;[.J488]&amp;[.H488]" office:value-type="string" office:string-value="1899">
            <text:p>1899</text:p>
          </table:table-cell>
          <table:table-cell table:style-name="ce109" table:formula="of:=[.K488]&amp;[.J488]&amp;[.I48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489])" office:value-type="float" office:value="1899">
            <text:p>1899</text:p>
          </table:table-cell>
          <table:table-cell table:style-name="ce109" table:formula="of:=RIGHT(LEFT([.C489];4))">
            <text:p/>
          </table:table-cell>
          <table:table-cell table:style-name="ce110" table:formula="of:=[.K489]&amp;[.H489]">
            <text:p/>
          </table:table-cell>
          <table:table-cell table:style-name="ce109" table:formula="of:=[.L489]&amp;[.I489]">
            <text:p/>
          </table:table-cell>
          <table:table-cell table:style-name="ce110" table:formula="of:=[.K489]&amp;[.J489]&amp;[.H489]" office:value-type="string" office:string-value="1899">
            <text:p>1899</text:p>
          </table:table-cell>
          <table:table-cell table:style-name="ce109" table:formula="of:=[.K489]&amp;[.J489]&amp;[.I48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90])" office:value-type="float" office:value="1899">
            <text:p>1899</text:p>
          </table:table-cell>
          <table:table-cell table:style-name="ce109" table:formula="of:=RIGHT(LEFT([.C490];4))">
            <text:p/>
          </table:table-cell>
          <table:table-cell table:style-name="ce110" table:formula="of:=[.K490]&amp;[.H490]">
            <text:p/>
          </table:table-cell>
          <table:table-cell table:style-name="ce109" table:formula="of:=[.L490]&amp;[.I490]">
            <text:p/>
          </table:table-cell>
          <table:table-cell table:style-name="ce110" table:formula="of:=[.K490]&amp;[.J490]&amp;[.H490]" office:value-type="string" office:string-value="1899">
            <text:p>1899</text:p>
          </table:table-cell>
          <table:table-cell table:style-name="ce109" table:formula="of:=[.K490]&amp;[.J490]&amp;[.I49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91])" office:value-type="float" office:value="1899">
            <text:p>1899</text:p>
          </table:table-cell>
          <table:table-cell table:style-name="ce109" table:formula="of:=RIGHT(LEFT([.C491];4))">
            <text:p/>
          </table:table-cell>
          <table:table-cell table:style-name="ce110" table:formula="of:=[.K491]&amp;[.H491]">
            <text:p/>
          </table:table-cell>
          <table:table-cell table:style-name="ce109" table:formula="of:=[.L491]&amp;[.I491]">
            <text:p/>
          </table:table-cell>
          <table:table-cell table:style-name="ce110" table:formula="of:=[.K491]&amp;[.J491]&amp;[.H491]" office:value-type="string" office:string-value="1899">
            <text:p>1899</text:p>
          </table:table-cell>
          <table:table-cell table:style-name="ce109" table:formula="of:=[.K491]&amp;[.J491]&amp;[.I49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492])" office:value-type="float" office:value="1899">
            <text:p>1899</text:p>
          </table:table-cell>
          <table:table-cell table:style-name="ce109" table:formula="of:=RIGHT(LEFT([.C492];4))">
            <text:p/>
          </table:table-cell>
          <table:table-cell table:style-name="ce110" table:formula="of:=[.K492]&amp;[.H492]">
            <text:p/>
          </table:table-cell>
          <table:table-cell table:style-name="ce109" table:formula="of:=[.L492]&amp;[.I492]">
            <text:p/>
          </table:table-cell>
          <table:table-cell table:style-name="ce110" table:formula="of:=[.K492]&amp;[.J492]&amp;[.H492]" office:value-type="string" office:string-value="1899">
            <text:p>1899</text:p>
          </table:table-cell>
          <table:table-cell table:style-name="ce109" table:formula="of:=[.K492]&amp;[.J492]&amp;[.I49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493])" office:value-type="float" office:value="1899">
            <text:p>1899</text:p>
          </table:table-cell>
          <table:table-cell table:style-name="ce109" table:formula="of:=RIGHT(LEFT([.C493];4))">
            <text:p/>
          </table:table-cell>
          <table:table-cell table:style-name="ce110" table:formula="of:=[.K493]&amp;[.H493]">
            <text:p/>
          </table:table-cell>
          <table:table-cell table:style-name="ce109" table:formula="of:=[.L493]&amp;[.I493]">
            <text:p/>
          </table:table-cell>
          <table:table-cell table:style-name="ce110" table:formula="of:=[.K493]&amp;[.J493]&amp;[.H493]" office:value-type="string" office:string-value="1899">
            <text:p>1899</text:p>
          </table:table-cell>
          <table:table-cell table:style-name="ce109" table:formula="of:=[.K493]&amp;[.J493]&amp;[.I49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494])" office:value-type="float" office:value="1899">
            <text:p>1899</text:p>
          </table:table-cell>
          <table:table-cell table:style-name="ce109" table:formula="of:=RIGHT(LEFT([.C494];4))">
            <text:p/>
          </table:table-cell>
          <table:table-cell table:style-name="ce110" table:formula="of:=[.K494]&amp;[.H494]">
            <text:p/>
          </table:table-cell>
          <table:table-cell table:style-name="ce109" table:formula="of:=[.L494]&amp;[.I494]">
            <text:p/>
          </table:table-cell>
          <table:table-cell table:style-name="ce110" table:formula="of:=[.K494]&amp;[.J494]&amp;[.H494]" office:value-type="string" office:string-value="1899">
            <text:p>1899</text:p>
          </table:table-cell>
          <table:table-cell table:style-name="ce109" table:formula="of:=[.K494]&amp;[.J494]&amp;[.I49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95])" office:value-type="float" office:value="1899">
            <text:p>1899</text:p>
          </table:table-cell>
          <table:table-cell table:style-name="ce109" table:formula="of:=RIGHT(LEFT([.C495];4))">
            <text:p/>
          </table:table-cell>
          <table:table-cell table:style-name="ce110" table:formula="of:=[.K495]&amp;[.H495]">
            <text:p/>
          </table:table-cell>
          <table:table-cell table:style-name="ce109" table:formula="of:=[.L495]&amp;[.I495]">
            <text:p/>
          </table:table-cell>
          <table:table-cell table:style-name="ce110" table:formula="of:=[.K495]&amp;[.J495]&amp;[.H495]" office:value-type="string" office:string-value="1899">
            <text:p>1899</text:p>
          </table:table-cell>
          <table:table-cell table:style-name="ce109" table:formula="of:=[.K495]&amp;[.J495]&amp;[.I49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66"/>
          <table:table-cell table:number-columns-repeated="2" table:style-name="ce86"/>
          <table:table-cell table:style-name="ce104" table:formula="of:=YEAR([.D496])" office:value-type="float" office:value="1899">
            <text:p>1899</text:p>
          </table:table-cell>
          <table:table-cell table:style-name="ce109" table:formula="of:=RIGHT(LEFT([.C496];4))">
            <text:p/>
          </table:table-cell>
          <table:table-cell table:style-name="ce110" table:formula="of:=[.K496]&amp;[.H496]">
            <text:p/>
          </table:table-cell>
          <table:table-cell table:style-name="ce109" table:formula="of:=[.L496]&amp;[.I496]">
            <text:p/>
          </table:table-cell>
          <table:table-cell table:style-name="ce110" table:formula="of:=[.K496]&amp;[.J496]&amp;[.H496]" office:value-type="string" office:string-value="1899">
            <text:p>1899</text:p>
          </table:table-cell>
          <table:table-cell table:style-name="ce109" table:formula="of:=[.K496]&amp;[.J496]&amp;[.I496]" office:value-type="string" office:string-value="1899">
            <text:p>1899</text:p>
          </table:table-cell>
          <table:table-cell table:style-name="ce115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97])" office:value-type="float" office:value="1899">
            <text:p>1899</text:p>
          </table:table-cell>
          <table:table-cell table:style-name="ce109" table:formula="of:=RIGHT(LEFT([.C497];4))">
            <text:p/>
          </table:table-cell>
          <table:table-cell table:style-name="ce110" table:formula="of:=[.K497]&amp;[.H497]">
            <text:p/>
          </table:table-cell>
          <table:table-cell table:style-name="ce109" table:formula="of:=[.L497]&amp;[.I497]">
            <text:p/>
          </table:table-cell>
          <table:table-cell table:style-name="ce110" table:formula="of:=[.K497]&amp;[.J497]&amp;[.H497]" office:value-type="string" office:string-value="1899">
            <text:p>1899</text:p>
          </table:table-cell>
          <table:table-cell table:style-name="ce109" table:formula="of:=[.K497]&amp;[.J497]&amp;[.I49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98])" office:value-type="float" office:value="1899">
            <text:p>1899</text:p>
          </table:table-cell>
          <table:table-cell table:style-name="ce109" table:formula="of:=RIGHT(LEFT([.C498];4))">
            <text:p/>
          </table:table-cell>
          <table:table-cell table:style-name="ce110" table:formula="of:=[.K498]&amp;[.H498]">
            <text:p/>
          </table:table-cell>
          <table:table-cell table:style-name="ce109" table:formula="of:=[.L498]&amp;[.I498]">
            <text:p/>
          </table:table-cell>
          <table:table-cell table:style-name="ce110" table:formula="of:=[.K498]&amp;[.J498]&amp;[.H498]" office:value-type="string" office:string-value="1899">
            <text:p>1899</text:p>
          </table:table-cell>
          <table:table-cell table:style-name="ce109" table:formula="of:=[.K498]&amp;[.J498]&amp;[.I49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499])" office:value-type="float" office:value="1899">
            <text:p>1899</text:p>
          </table:table-cell>
          <table:table-cell table:style-name="ce109" table:formula="of:=RIGHT(LEFT([.C499];4))">
            <text:p/>
          </table:table-cell>
          <table:table-cell table:style-name="ce110" table:formula="of:=[.K499]&amp;[.H499]">
            <text:p/>
          </table:table-cell>
          <table:table-cell table:style-name="ce109" table:formula="of:=[.L499]&amp;[.I499]">
            <text:p/>
          </table:table-cell>
          <table:table-cell table:style-name="ce110" table:formula="of:=[.K499]&amp;[.J499]&amp;[.H499]" office:value-type="string" office:string-value="1899">
            <text:p>1899</text:p>
          </table:table-cell>
          <table:table-cell table:style-name="ce109" table:formula="of:=[.K499]&amp;[.J499]&amp;[.I49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00])" office:value-type="float" office:value="1899">
            <text:p>1899</text:p>
          </table:table-cell>
          <table:table-cell table:style-name="ce109" table:formula="of:=RIGHT(LEFT([.C500];4))">
            <text:p/>
          </table:table-cell>
          <table:table-cell table:style-name="ce110" table:formula="of:=[.K500]&amp;[.H500]">
            <text:p/>
          </table:table-cell>
          <table:table-cell table:style-name="ce109" table:formula="of:=[.L500]&amp;[.I500]">
            <text:p/>
          </table:table-cell>
          <table:table-cell table:style-name="ce110" table:formula="of:=[.K500]&amp;[.J500]&amp;[.H500]" office:value-type="string" office:string-value="1899">
            <text:p>1899</text:p>
          </table:table-cell>
          <table:table-cell table:style-name="ce109" table:formula="of:=[.K500]&amp;[.J500]&amp;[.I50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66"/>
          <table:table-cell table:number-columns-repeated="2" table:style-name="ce86"/>
          <table:table-cell table:style-name="ce104" table:formula="of:=YEAR([.D501])" office:value-type="float" office:value="1899">
            <text:p>1899</text:p>
          </table:table-cell>
          <table:table-cell table:style-name="ce109" table:formula="of:=RIGHT(LEFT([.C501];4))">
            <text:p/>
          </table:table-cell>
          <table:table-cell table:style-name="ce110" table:formula="of:=[.K501]&amp;[.H501]">
            <text:p/>
          </table:table-cell>
          <table:table-cell table:style-name="ce109" table:formula="of:=[.L501]&amp;[.I501]">
            <text:p/>
          </table:table-cell>
          <table:table-cell table:style-name="ce110" table:formula="of:=[.K501]&amp;[.J501]&amp;[.H501]" office:value-type="string" office:string-value="1899">
            <text:p>1899</text:p>
          </table:table-cell>
          <table:table-cell table:style-name="ce109" table:formula="of:=[.K501]&amp;[.J501]&amp;[.I50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2"/>
          <table:table-cell table:style-name="ce77"/>
          <table:table-cell table:number-columns-repeated="2" table:style-name="ce86"/>
          <table:table-cell table:style-name="ce104" table:formula="of:=YEAR([.D502])" office:value-type="float" office:value="1899">
            <text:p>1899</text:p>
          </table:table-cell>
          <table:table-cell table:style-name="ce109" table:formula="of:=RIGHT(LEFT([.C502];4))">
            <text:p/>
          </table:table-cell>
          <table:table-cell table:style-name="ce110" table:formula="of:=[.K502]&amp;[.H502]">
            <text:p/>
          </table:table-cell>
          <table:table-cell table:style-name="ce109" table:formula="of:=[.L502]&amp;[.I502]">
            <text:p/>
          </table:table-cell>
          <table:table-cell table:style-name="ce110" table:formula="of:=[.K502]&amp;[.J502]&amp;[.H502]" office:value-type="string" office:string-value="1899">
            <text:p>1899</text:p>
          </table:table-cell>
          <table:table-cell table:style-name="ce109" table:formula="of:=[.K502]&amp;[.J502]&amp;[.I50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503])" office:value-type="float" office:value="1899">
            <text:p>1899</text:p>
          </table:table-cell>
          <table:table-cell table:style-name="ce109" table:formula="of:=RIGHT(LEFT([.C503];4))">
            <text:p/>
          </table:table-cell>
          <table:table-cell table:style-name="ce110" table:formula="of:=[.K503]&amp;[.H503]">
            <text:p/>
          </table:table-cell>
          <table:table-cell table:style-name="ce109" table:formula="of:=[.L503]&amp;[.I503]">
            <text:p/>
          </table:table-cell>
          <table:table-cell table:style-name="ce110" table:formula="of:=[.K503]&amp;[.J503]&amp;[.H503]" office:value-type="string" office:string-value="1899">
            <text:p>1899</text:p>
          </table:table-cell>
          <table:table-cell table:style-name="ce109" table:formula="of:=[.K503]&amp;[.J503]&amp;[.I50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504])" office:value-type="float" office:value="1899">
            <text:p>1899</text:p>
          </table:table-cell>
          <table:table-cell table:style-name="ce109" table:formula="of:=RIGHT(LEFT([.C504];4))">
            <text:p/>
          </table:table-cell>
          <table:table-cell table:style-name="ce110" table:formula="of:=[.K504]&amp;[.H504]">
            <text:p/>
          </table:table-cell>
          <table:table-cell table:style-name="ce109" table:formula="of:=[.L504]&amp;[.I504]">
            <text:p/>
          </table:table-cell>
          <table:table-cell table:style-name="ce110" table:formula="of:=[.K504]&amp;[.J504]&amp;[.H504]" office:value-type="string" office:string-value="1899">
            <text:p>1899</text:p>
          </table:table-cell>
          <table:table-cell table:style-name="ce109" table:formula="of:=[.K504]&amp;[.J504]&amp;[.I50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505])" office:value-type="float" office:value="1899">
            <text:p>1899</text:p>
          </table:table-cell>
          <table:table-cell table:style-name="ce109" table:formula="of:=RIGHT(LEFT([.C505];4))">
            <text:p/>
          </table:table-cell>
          <table:table-cell table:style-name="ce110" table:formula="of:=[.K505]&amp;[.H505]">
            <text:p/>
          </table:table-cell>
          <table:table-cell table:style-name="ce109" table:formula="of:=[.L505]&amp;[.I505]">
            <text:p/>
          </table:table-cell>
          <table:table-cell table:style-name="ce110" table:formula="of:=[.K505]&amp;[.J505]&amp;[.H505]" office:value-type="string" office:string-value="1899">
            <text:p>1899</text:p>
          </table:table-cell>
          <table:table-cell table:style-name="ce109" table:formula="of:=[.K505]&amp;[.J505]&amp;[.I50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506])" office:value-type="float" office:value="1899">
            <text:p>1899</text:p>
          </table:table-cell>
          <table:table-cell table:style-name="ce109" table:formula="of:=RIGHT(LEFT([.C506];4))">
            <text:p/>
          </table:table-cell>
          <table:table-cell table:style-name="ce110" table:formula="of:=[.K506]&amp;[.H506]">
            <text:p/>
          </table:table-cell>
          <table:table-cell table:style-name="ce109" table:formula="of:=[.L506]&amp;[.I506]">
            <text:p/>
          </table:table-cell>
          <table:table-cell table:style-name="ce110" table:formula="of:=[.K506]&amp;[.J506]&amp;[.H506]" office:value-type="string" office:string-value="1899">
            <text:p>1899</text:p>
          </table:table-cell>
          <table:table-cell table:style-name="ce109" table:formula="of:=[.K506]&amp;[.J506]&amp;[.I50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507])" office:value-type="float" office:value="1899">
            <text:p>1899</text:p>
          </table:table-cell>
          <table:table-cell table:style-name="ce109" table:formula="of:=RIGHT(LEFT([.C507];4))">
            <text:p/>
          </table:table-cell>
          <table:table-cell table:style-name="ce110" table:formula="of:=[.K507]&amp;[.H507]">
            <text:p/>
          </table:table-cell>
          <table:table-cell table:style-name="ce109" table:formula="of:=[.L507]&amp;[.I507]">
            <text:p/>
          </table:table-cell>
          <table:table-cell table:style-name="ce110" table:formula="of:=[.K507]&amp;[.J507]&amp;[.H507]" office:value-type="string" office:string-value="1899">
            <text:p>1899</text:p>
          </table:table-cell>
          <table:table-cell table:style-name="ce109" table:formula="of:=[.K507]&amp;[.J507]&amp;[.I50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08])" office:value-type="float" office:value="1899">
            <text:p>1899</text:p>
          </table:table-cell>
          <table:table-cell table:style-name="ce109" table:formula="of:=RIGHT(LEFT([.C508];4))">
            <text:p/>
          </table:table-cell>
          <table:table-cell table:style-name="ce110" table:formula="of:=[.K508]&amp;[.H508]">
            <text:p/>
          </table:table-cell>
          <table:table-cell table:style-name="ce109" table:formula="of:=[.L508]&amp;[.I508]">
            <text:p/>
          </table:table-cell>
          <table:table-cell table:style-name="ce110" table:formula="of:=[.K508]&amp;[.J508]&amp;[.H508]" office:value-type="string" office:string-value="1899">
            <text:p>1899</text:p>
          </table:table-cell>
          <table:table-cell table:style-name="ce109" table:formula="of:=[.K508]&amp;[.J508]&amp;[.I50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09])" office:value-type="float" office:value="1899">
            <text:p>1899</text:p>
          </table:table-cell>
          <table:table-cell table:style-name="ce109" table:formula="of:=RIGHT(LEFT([.C509];4))">
            <text:p/>
          </table:table-cell>
          <table:table-cell table:style-name="ce110" table:formula="of:=[.K509]&amp;[.H509]">
            <text:p/>
          </table:table-cell>
          <table:table-cell table:style-name="ce109" table:formula="of:=[.L509]&amp;[.I509]">
            <text:p/>
          </table:table-cell>
          <table:table-cell table:style-name="ce110" table:formula="of:=[.K509]&amp;[.J509]&amp;[.H509]" office:value-type="string" office:string-value="1899">
            <text:p>1899</text:p>
          </table:table-cell>
          <table:table-cell table:style-name="ce109" table:formula="of:=[.K509]&amp;[.J509]&amp;[.I509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10])" office:value-type="float" office:value="1899">
            <text:p>1899</text:p>
          </table:table-cell>
          <table:table-cell table:style-name="ce109" table:formula="of:=RIGHT(LEFT([.C510];4))">
            <text:p/>
          </table:table-cell>
          <table:table-cell table:style-name="ce110" table:formula="of:=[.K510]&amp;[.H510]">
            <text:p/>
          </table:table-cell>
          <table:table-cell table:style-name="ce109" table:formula="of:=[.L510]&amp;[.I510]">
            <text:p/>
          </table:table-cell>
          <table:table-cell table:style-name="ce110" table:formula="of:=[.K510]&amp;[.J510]&amp;[.H510]" office:value-type="string" office:string-value="1899">
            <text:p>1899</text:p>
          </table:table-cell>
          <table:table-cell table:style-name="ce109" table:formula="of:=[.K510]&amp;[.J510]&amp;[.I51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511])" office:value-type="float" office:value="1899">
            <text:p>1899</text:p>
          </table:table-cell>
          <table:table-cell table:style-name="ce109" table:formula="of:=RIGHT(LEFT([.C511];4))">
            <text:p/>
          </table:table-cell>
          <table:table-cell table:style-name="ce110" table:formula="of:=[.K511]&amp;[.H511]">
            <text:p/>
          </table:table-cell>
          <table:table-cell table:style-name="ce109" table:formula="of:=[.L511]&amp;[.I511]">
            <text:p/>
          </table:table-cell>
          <table:table-cell table:style-name="ce110" table:formula="of:=[.K511]&amp;[.J511]&amp;[.H511]" office:value-type="string" office:string-value="1899">
            <text:p>1899</text:p>
          </table:table-cell>
          <table:table-cell table:style-name="ce109" table:formula="of:=[.K511]&amp;[.J511]&amp;[.I51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512])" office:value-type="float" office:value="1899">
            <text:p>1899</text:p>
          </table:table-cell>
          <table:table-cell table:style-name="ce109" table:formula="of:=RIGHT(LEFT([.C512];4))">
            <text:p/>
          </table:table-cell>
          <table:table-cell table:style-name="ce110" table:formula="of:=[.K512]&amp;[.H512]">
            <text:p/>
          </table:table-cell>
          <table:table-cell table:style-name="ce109" table:formula="of:=[.L512]&amp;[.I512]">
            <text:p/>
          </table:table-cell>
          <table:table-cell table:style-name="ce110" table:formula="of:=[.K512]&amp;[.J512]&amp;[.H512]" office:value-type="string" office:string-value="1899">
            <text:p>1899</text:p>
          </table:table-cell>
          <table:table-cell table:style-name="ce109" table:formula="of:=[.K512]&amp;[.J512]&amp;[.I51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13])" office:value-type="float" office:value="1899">
            <text:p>1899</text:p>
          </table:table-cell>
          <table:table-cell table:style-name="ce109" table:formula="of:=RIGHT(LEFT([.C513];4))">
            <text:p/>
          </table:table-cell>
          <table:table-cell table:style-name="ce110" table:formula="of:=[.K513]&amp;[.H513]">
            <text:p/>
          </table:table-cell>
          <table:table-cell table:style-name="ce109" table:formula="of:=[.L513]&amp;[.I513]">
            <text:p/>
          </table:table-cell>
          <table:table-cell table:style-name="ce110" table:formula="of:=[.K513]&amp;[.J513]&amp;[.H513]" office:value-type="string" office:string-value="1899">
            <text:p>1899</text:p>
          </table:table-cell>
          <table:table-cell table:style-name="ce109" table:formula="of:=[.K513]&amp;[.J513]&amp;[.I51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14])" office:value-type="float" office:value="1899">
            <text:p>1899</text:p>
          </table:table-cell>
          <table:table-cell table:style-name="ce109" table:formula="of:=RIGHT(LEFT([.C514];4))">
            <text:p/>
          </table:table-cell>
          <table:table-cell table:style-name="ce110" table:formula="of:=[.K514]&amp;[.H514]">
            <text:p/>
          </table:table-cell>
          <table:table-cell table:style-name="ce109" table:formula="of:=[.L514]&amp;[.I514]">
            <text:p/>
          </table:table-cell>
          <table:table-cell table:style-name="ce110" table:formula="of:=[.K514]&amp;[.J514]&amp;[.H514]" office:value-type="string" office:string-value="1899">
            <text:p>1899</text:p>
          </table:table-cell>
          <table:table-cell table:style-name="ce109" table:formula="of:=[.K514]&amp;[.J514]&amp;[.I51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15])" office:value-type="float" office:value="1899">
            <text:p>1899</text:p>
          </table:table-cell>
          <table:table-cell table:style-name="ce109" table:formula="of:=RIGHT(LEFT([.C515];4))">
            <text:p/>
          </table:table-cell>
          <table:table-cell table:style-name="ce110" table:formula="of:=[.K515]&amp;[.H515]">
            <text:p/>
          </table:table-cell>
          <table:table-cell table:style-name="ce109" table:formula="of:=[.L515]&amp;[.I515]">
            <text:p/>
          </table:table-cell>
          <table:table-cell table:style-name="ce110" table:formula="of:=[.K515]&amp;[.J515]&amp;[.H515]" office:value-type="string" office:string-value="1899">
            <text:p>1899</text:p>
          </table:table-cell>
          <table:table-cell table:style-name="ce109" table:formula="of:=[.K515]&amp;[.J515]&amp;[.I51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16])" office:value-type="float" office:value="1899">
            <text:p>1899</text:p>
          </table:table-cell>
          <table:table-cell table:style-name="ce109" table:formula="of:=RIGHT(LEFT([.C516];4))">
            <text:p/>
          </table:table-cell>
          <table:table-cell table:style-name="ce110" table:formula="of:=[.K516]&amp;[.H516]">
            <text:p/>
          </table:table-cell>
          <table:table-cell table:style-name="ce109" table:formula="of:=[.L516]&amp;[.I516]">
            <text:p/>
          </table:table-cell>
          <table:table-cell table:style-name="ce110" table:formula="of:=[.K516]&amp;[.J516]&amp;[.H516]" office:value-type="string" office:string-value="1899">
            <text:p>1899</text:p>
          </table:table-cell>
          <table:table-cell table:style-name="ce109" table:formula="of:=[.K516]&amp;[.J516]&amp;[.I51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17])" office:value-type="float" office:value="1899">
            <text:p>1899</text:p>
          </table:table-cell>
          <table:table-cell table:style-name="ce109" table:formula="of:=RIGHT(LEFT([.C517];4))">
            <text:p/>
          </table:table-cell>
          <table:table-cell table:style-name="ce110" table:formula="of:=[.K517]&amp;[.H517]">
            <text:p/>
          </table:table-cell>
          <table:table-cell table:style-name="ce109" table:formula="of:=[.L517]&amp;[.I517]">
            <text:p/>
          </table:table-cell>
          <table:table-cell table:style-name="ce110" table:formula="of:=[.K517]&amp;[.J517]&amp;[.H517]" office:value-type="string" office:string-value="1899">
            <text:p>1899</text:p>
          </table:table-cell>
          <table:table-cell table:style-name="ce109" table:formula="of:=[.K517]&amp;[.J517]&amp;[.I51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18])" office:value-type="float" office:value="1899">
            <text:p>1899</text:p>
          </table:table-cell>
          <table:table-cell table:style-name="ce109" table:formula="of:=RIGHT(LEFT([.C518];4))">
            <text:p/>
          </table:table-cell>
          <table:table-cell table:style-name="ce110" table:formula="of:=[.K518]&amp;[.H518]">
            <text:p/>
          </table:table-cell>
          <table:table-cell table:style-name="ce109" table:formula="of:=[.L518]&amp;[.I518]">
            <text:p/>
          </table:table-cell>
          <table:table-cell table:style-name="ce110" table:formula="of:=[.K518]&amp;[.J518]&amp;[.H518]" office:value-type="string" office:string-value="1899">
            <text:p>1899</text:p>
          </table:table-cell>
          <table:table-cell table:style-name="ce109" table:formula="of:=[.K518]&amp;[.J518]&amp;[.I518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19])" office:value-type="float" office:value="1899">
            <text:p>1899</text:p>
          </table:table-cell>
          <table:table-cell table:style-name="ce109" table:formula="of:=RIGHT(LEFT([.C519];4))">
            <text:p/>
          </table:table-cell>
          <table:table-cell table:style-name="ce110" table:formula="of:=[.K519]&amp;[.H519]">
            <text:p/>
          </table:table-cell>
          <table:table-cell table:style-name="ce109" table:formula="of:=[.L519]&amp;[.I519]">
            <text:p/>
          </table:table-cell>
          <table:table-cell table:style-name="ce110" table:formula="of:=[.K519]&amp;[.J519]&amp;[.H519]" office:value-type="string" office:string-value="1899">
            <text:p>1899</text:p>
          </table:table-cell>
          <table:table-cell table:style-name="ce109" table:formula="of:=[.K519]&amp;[.J519]&amp;[.I51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0])" office:value-type="float" office:value="1899">
            <text:p>1899</text:p>
          </table:table-cell>
          <table:table-cell table:style-name="ce109" table:formula="of:=RIGHT(LEFT([.C520];4))">
            <text:p/>
          </table:table-cell>
          <table:table-cell table:style-name="ce110" table:formula="of:=[.K520]&amp;[.H520]">
            <text:p/>
          </table:table-cell>
          <table:table-cell table:style-name="ce109" table:formula="of:=[.L520]&amp;[.I520]">
            <text:p/>
          </table:table-cell>
          <table:table-cell table:style-name="ce110" table:formula="of:=[.K520]&amp;[.J520]&amp;[.H520]" office:value-type="string" office:string-value="1899">
            <text:p>1899</text:p>
          </table:table-cell>
          <table:table-cell table:style-name="ce109" table:formula="of:=[.K520]&amp;[.J520]&amp;[.I52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1])" office:value-type="float" office:value="1899">
            <text:p>1899</text:p>
          </table:table-cell>
          <table:table-cell table:style-name="ce109" table:formula="of:=RIGHT(LEFT([.C521];4))">
            <text:p/>
          </table:table-cell>
          <table:table-cell table:style-name="ce110" table:formula="of:=[.K521]&amp;[.H521]">
            <text:p/>
          </table:table-cell>
          <table:table-cell table:style-name="ce109" table:formula="of:=[.L521]&amp;[.I521]">
            <text:p/>
          </table:table-cell>
          <table:table-cell table:style-name="ce110" table:formula="of:=[.K521]&amp;[.J521]&amp;[.H521]" office:value-type="string" office:string-value="1899">
            <text:p>1899</text:p>
          </table:table-cell>
          <table:table-cell table:style-name="ce109" table:formula="of:=[.K521]&amp;[.J521]&amp;[.I52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2])" office:value-type="float" office:value="1899">
            <text:p>1899</text:p>
          </table:table-cell>
          <table:table-cell table:style-name="ce109" table:formula="of:=RIGHT(LEFT([.C522];4))">
            <text:p/>
          </table:table-cell>
          <table:table-cell table:style-name="ce110" table:formula="of:=[.K522]&amp;[.H522]">
            <text:p/>
          </table:table-cell>
          <table:table-cell table:style-name="ce109" table:formula="of:=[.L522]&amp;[.I522]">
            <text:p/>
          </table:table-cell>
          <table:table-cell table:style-name="ce110" table:formula="of:=[.K522]&amp;[.J522]&amp;[.H522]" office:value-type="string" office:string-value="1899">
            <text:p>1899</text:p>
          </table:table-cell>
          <table:table-cell table:style-name="ce109" table:formula="of:=[.K522]&amp;[.J522]&amp;[.I52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3])" office:value-type="float" office:value="1899">
            <text:p>1899</text:p>
          </table:table-cell>
          <table:table-cell table:style-name="ce109" table:formula="of:=RIGHT(LEFT([.C523];4))">
            <text:p/>
          </table:table-cell>
          <table:table-cell table:style-name="ce110" table:formula="of:=[.K523]&amp;[.H523]">
            <text:p/>
          </table:table-cell>
          <table:table-cell table:style-name="ce109" table:formula="of:=[.L523]&amp;[.I523]">
            <text:p/>
          </table:table-cell>
          <table:table-cell table:style-name="ce110" table:formula="of:=[.K523]&amp;[.J523]&amp;[.H523]" office:value-type="string" office:string-value="1899">
            <text:p>1899</text:p>
          </table:table-cell>
          <table:table-cell table:style-name="ce109" table:formula="of:=[.K523]&amp;[.J523]&amp;[.I52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4])" office:value-type="float" office:value="1899">
            <text:p>1899</text:p>
          </table:table-cell>
          <table:table-cell table:style-name="ce109" table:formula="of:=RIGHT(LEFT([.C524];4))">
            <text:p/>
          </table:table-cell>
          <table:table-cell table:style-name="ce110" table:formula="of:=[.K524]&amp;[.H524]">
            <text:p/>
          </table:table-cell>
          <table:table-cell table:style-name="ce109" table:formula="of:=[.L524]&amp;[.I524]">
            <text:p/>
          </table:table-cell>
          <table:table-cell table:style-name="ce110" table:formula="of:=[.K524]&amp;[.J524]&amp;[.H524]" office:value-type="string" office:string-value="1899">
            <text:p>1899</text:p>
          </table:table-cell>
          <table:table-cell table:style-name="ce109" table:formula="of:=[.K524]&amp;[.J524]&amp;[.I52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5])" office:value-type="float" office:value="1899">
            <text:p>1899</text:p>
          </table:table-cell>
          <table:table-cell table:style-name="ce109" table:formula="of:=RIGHT(LEFT([.C525];4))">
            <text:p/>
          </table:table-cell>
          <table:table-cell table:style-name="ce110" table:formula="of:=[.K525]&amp;[.H525]">
            <text:p/>
          </table:table-cell>
          <table:table-cell table:style-name="ce109" table:formula="of:=[.L525]&amp;[.I525]">
            <text:p/>
          </table:table-cell>
          <table:table-cell table:style-name="ce110" table:formula="of:=[.K525]&amp;[.J525]&amp;[.H525]" office:value-type="string" office:string-value="1899">
            <text:p>1899</text:p>
          </table:table-cell>
          <table:table-cell table:style-name="ce109" table:formula="of:=[.K525]&amp;[.J525]&amp;[.I52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6])" office:value-type="float" office:value="1899">
            <text:p>1899</text:p>
          </table:table-cell>
          <table:table-cell table:style-name="ce109" table:formula="of:=RIGHT(LEFT([.C526];4))">
            <text:p/>
          </table:table-cell>
          <table:table-cell table:style-name="ce110" table:formula="of:=[.K526]&amp;[.H526]">
            <text:p/>
          </table:table-cell>
          <table:table-cell table:style-name="ce109" table:formula="of:=[.L526]&amp;[.I526]">
            <text:p/>
          </table:table-cell>
          <table:table-cell table:style-name="ce110" table:formula="of:=[.K526]&amp;[.J526]&amp;[.H526]" office:value-type="string" office:string-value="1899">
            <text:p>1899</text:p>
          </table:table-cell>
          <table:table-cell table:style-name="ce109" table:formula="of:=[.K526]&amp;[.J526]&amp;[.I52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2"/>
          <table:table-cell table:style-name="ce78" table:number-columns-repeated="3"/>
          <table:table-cell table:number-columns-repeated="2" table:style-name="ce86"/>
          <table:table-cell table:style-name="ce104" table:formula="of:=YEAR([.D527])" office:value-type="float" office:value="1899">
            <text:p>1899</text:p>
          </table:table-cell>
          <table:table-cell table:style-name="ce109" table:formula="of:=RIGHT(LEFT([.C527];4))">
            <text:p/>
          </table:table-cell>
          <table:table-cell table:style-name="ce110" table:formula="of:=[.K527]&amp;[.H527]">
            <text:p/>
          </table:table-cell>
          <table:table-cell table:style-name="ce109" table:formula="of:=[.L527]&amp;[.I527]">
            <text:p/>
          </table:table-cell>
          <table:table-cell table:style-name="ce110" table:formula="of:=[.K527]&amp;[.J527]&amp;[.H527]" office:value-type="string" office:string-value="1899">
            <text:p>1899</text:p>
          </table:table-cell>
          <table:table-cell table:style-name="ce109" table:formula="of:=[.K527]&amp;[.J527]&amp;[.I52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8])" office:value-type="float" office:value="1899">
            <text:p>1899</text:p>
          </table:table-cell>
          <table:table-cell table:style-name="ce109" table:formula="of:=RIGHT(LEFT([.C528];4))">
            <text:p/>
          </table:table-cell>
          <table:table-cell table:style-name="ce110" table:formula="of:=[.K528]&amp;[.H528]">
            <text:p/>
          </table:table-cell>
          <table:table-cell table:style-name="ce109" table:formula="of:=[.L528]&amp;[.I528]">
            <text:p/>
          </table:table-cell>
          <table:table-cell table:style-name="ce110" table:formula="of:=[.K528]&amp;[.J528]&amp;[.H528]" office:value-type="string" office:string-value="1899">
            <text:p>1899</text:p>
          </table:table-cell>
          <table:table-cell table:style-name="ce109" table:formula="of:=[.K528]&amp;[.J528]&amp;[.I52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29])" office:value-type="float" office:value="1899">
            <text:p>1899</text:p>
          </table:table-cell>
          <table:table-cell table:style-name="ce109" table:formula="of:=RIGHT(LEFT([.C529];4))">
            <text:p/>
          </table:table-cell>
          <table:table-cell table:style-name="ce110" table:formula="of:=[.K529]&amp;[.H529]">
            <text:p/>
          </table:table-cell>
          <table:table-cell table:style-name="ce109" table:formula="of:=[.L529]&amp;[.I529]">
            <text:p/>
          </table:table-cell>
          <table:table-cell table:style-name="ce110" table:formula="of:=[.K529]&amp;[.J529]&amp;[.H529]" office:value-type="string" office:string-value="1899">
            <text:p>1899</text:p>
          </table:table-cell>
          <table:table-cell table:style-name="ce109" table:formula="of:=[.K529]&amp;[.J529]&amp;[.I52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30])" office:value-type="float" office:value="1899">
            <text:p>1899</text:p>
          </table:table-cell>
          <table:table-cell table:style-name="ce109" table:formula="of:=RIGHT(LEFT([.C530];4))">
            <text:p/>
          </table:table-cell>
          <table:table-cell table:style-name="ce110" table:formula="of:=[.K530]&amp;[.H530]">
            <text:p/>
          </table:table-cell>
          <table:table-cell table:style-name="ce109" table:formula="of:=[.L530]&amp;[.I530]">
            <text:p/>
          </table:table-cell>
          <table:table-cell table:style-name="ce110" table:formula="of:=[.K530]&amp;[.J530]&amp;[.H530]" office:value-type="string" office:string-value="1899">
            <text:p>1899</text:p>
          </table:table-cell>
          <table:table-cell table:style-name="ce109" table:formula="of:=[.K530]&amp;[.J530]&amp;[.I53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/>
          <table:table-cell table:style-name="ce35"/>
          <table:table-cell table:style-name="ce61"/>
          <table:table-cell table:style-name="ce78" table:number-columns-repeated="3"/>
          <table:table-cell table:number-columns-repeated="2" table:style-name="ce86"/>
          <table:table-cell table:style-name="ce104" table:formula="of:=YEAR([.D531])" office:value-type="float" office:value="1899">
            <text:p>1899</text:p>
          </table:table-cell>
          <table:table-cell table:style-name="ce109" table:formula="of:=RIGHT(LEFT([.C531];4))">
            <text:p/>
          </table:table-cell>
          <table:table-cell table:style-name="ce110" table:formula="of:=[.K531]&amp;[.H531]">
            <text:p/>
          </table:table-cell>
          <table:table-cell table:style-name="ce109" table:formula="of:=[.L531]&amp;[.I531]">
            <text:p/>
          </table:table-cell>
          <table:table-cell table:style-name="ce110" table:formula="of:=[.K531]&amp;[.J531]&amp;[.H531]" office:value-type="string" office:string-value="1899">
            <text:p>1899</text:p>
          </table:table-cell>
          <table:table-cell table:style-name="ce109" table:formula="of:=[.K531]&amp;[.J531]&amp;[.I53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32])" office:value-type="float" office:value="1899">
            <text:p>1899</text:p>
          </table:table-cell>
          <table:table-cell table:style-name="ce109" table:formula="of:=RIGHT(LEFT([.C532];4))">
            <text:p/>
          </table:table-cell>
          <table:table-cell table:style-name="ce110" table:formula="of:=[.K532]&amp;[.H532]">
            <text:p/>
          </table:table-cell>
          <table:table-cell table:style-name="ce109" table:formula="of:=[.L532]&amp;[.I532]">
            <text:p/>
          </table:table-cell>
          <table:table-cell table:style-name="ce110" table:formula="of:=[.K532]&amp;[.J532]&amp;[.H532]" office:value-type="string" office:string-value="1899">
            <text:p>1899</text:p>
          </table:table-cell>
          <table:table-cell table:style-name="ce109" table:formula="of:=[.K532]&amp;[.J532]&amp;[.I53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33])" office:value-type="float" office:value="1899">
            <text:p>1899</text:p>
          </table:table-cell>
          <table:table-cell table:style-name="ce109" table:formula="of:=RIGHT(LEFT([.C533];4))">
            <text:p/>
          </table:table-cell>
          <table:table-cell table:style-name="ce110" table:formula="of:=[.K533]&amp;[.H533]">
            <text:p/>
          </table:table-cell>
          <table:table-cell table:style-name="ce109" table:formula="of:=[.L533]&amp;[.I533]">
            <text:p/>
          </table:table-cell>
          <table:table-cell table:style-name="ce110" table:formula="of:=[.K533]&amp;[.J533]&amp;[.H533]" office:value-type="string" office:string-value="1899">
            <text:p>1899</text:p>
          </table:table-cell>
          <table:table-cell table:style-name="ce109" table:formula="of:=[.K533]&amp;[.J533]&amp;[.I53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34])" office:value-type="float" office:value="1899">
            <text:p>1899</text:p>
          </table:table-cell>
          <table:table-cell table:style-name="ce109" table:formula="of:=RIGHT(LEFT([.C534];4))">
            <text:p/>
          </table:table-cell>
          <table:table-cell table:style-name="ce110" table:formula="of:=[.K534]&amp;[.H534]">
            <text:p/>
          </table:table-cell>
          <table:table-cell table:style-name="ce109" table:formula="of:=[.L534]&amp;[.I534]">
            <text:p/>
          </table:table-cell>
          <table:table-cell table:style-name="ce110" table:formula="of:=[.K534]&amp;[.J534]&amp;[.H534]" office:value-type="string" office:string-value="1899">
            <text:p>1899</text:p>
          </table:table-cell>
          <table:table-cell table:style-name="ce109" table:formula="of:=[.K534]&amp;[.J534]&amp;[.I53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35])" office:value-type="float" office:value="1899">
            <text:p>1899</text:p>
          </table:table-cell>
          <table:table-cell table:style-name="ce109" table:formula="of:=RIGHT(LEFT([.C535];4))">
            <text:p/>
          </table:table-cell>
          <table:table-cell table:style-name="ce110" table:formula="of:=[.K535]&amp;[.H535]">
            <text:p/>
          </table:table-cell>
          <table:table-cell table:style-name="ce109" table:formula="of:=[.L535]&amp;[.I535]">
            <text:p/>
          </table:table-cell>
          <table:table-cell table:style-name="ce110" table:formula="of:=[.K535]&amp;[.J535]&amp;[.H535]" office:value-type="string" office:string-value="1899">
            <text:p>1899</text:p>
          </table:table-cell>
          <table:table-cell table:style-name="ce109" table:formula="of:=[.K535]&amp;[.J535]&amp;[.I53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36])" office:value-type="float" office:value="1899">
            <text:p>1899</text:p>
          </table:table-cell>
          <table:table-cell table:style-name="ce109" table:formula="of:=RIGHT(LEFT([.C536];4))">
            <text:p/>
          </table:table-cell>
          <table:table-cell table:style-name="ce110" table:formula="of:=[.K536]&amp;[.H536]">
            <text:p/>
          </table:table-cell>
          <table:table-cell table:style-name="ce109" table:formula="of:=[.L536]&amp;[.I536]">
            <text:p/>
          </table:table-cell>
          <table:table-cell table:style-name="ce110" table:formula="of:=[.K536]&amp;[.J536]&amp;[.H536]" office:value-type="string" office:string-value="1899">
            <text:p>1899</text:p>
          </table:table-cell>
          <table:table-cell table:style-name="ce109" table:formula="of:=[.K536]&amp;[.J536]&amp;[.I53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37])" office:value-type="float" office:value="1899">
            <text:p>1899</text:p>
          </table:table-cell>
          <table:table-cell table:style-name="ce109" table:formula="of:=RIGHT(LEFT([.C537];4))">
            <text:p/>
          </table:table-cell>
          <table:table-cell table:style-name="ce110" table:formula="of:=[.K537]&amp;[.H537]">
            <text:p/>
          </table:table-cell>
          <table:table-cell table:style-name="ce109" table:formula="of:=[.L537]&amp;[.I537]">
            <text:p/>
          </table:table-cell>
          <table:table-cell table:style-name="ce110" table:formula="of:=[.K537]&amp;[.J537]&amp;[.H537]" office:value-type="string" office:string-value="1899">
            <text:p>1899</text:p>
          </table:table-cell>
          <table:table-cell table:style-name="ce109" table:formula="of:=[.K537]&amp;[.J537]&amp;[.I53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38])" office:value-type="float" office:value="1899">
            <text:p>1899</text:p>
          </table:table-cell>
          <table:table-cell table:style-name="ce109" table:formula="of:=RIGHT(LEFT([.C538];4))">
            <text:p/>
          </table:table-cell>
          <table:table-cell table:style-name="ce110" table:formula="of:=[.K538]&amp;[.H538]">
            <text:p/>
          </table:table-cell>
          <table:table-cell table:style-name="ce109" table:formula="of:=[.L538]&amp;[.I538]">
            <text:p/>
          </table:table-cell>
          <table:table-cell table:style-name="ce110" table:formula="of:=[.K538]&amp;[.J538]&amp;[.H538]" office:value-type="string" office:string-value="1899">
            <text:p>1899</text:p>
          </table:table-cell>
          <table:table-cell table:style-name="ce109" table:formula="of:=[.K538]&amp;[.J538]&amp;[.I53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539])" office:value-type="float" office:value="1899">
            <text:p>1899</text:p>
          </table:table-cell>
          <table:table-cell table:style-name="ce109" table:formula="of:=RIGHT(LEFT([.C539];4))">
            <text:p/>
          </table:table-cell>
          <table:table-cell table:style-name="ce110" table:formula="of:=[.K539]&amp;[.H539]">
            <text:p/>
          </table:table-cell>
          <table:table-cell table:style-name="ce109" table:formula="of:=[.L539]&amp;[.I539]">
            <text:p/>
          </table:table-cell>
          <table:table-cell table:style-name="ce110" table:formula="of:=[.K539]&amp;[.J539]&amp;[.H539]" office:value-type="string" office:string-value="1899">
            <text:p>1899</text:p>
          </table:table-cell>
          <table:table-cell table:style-name="ce109" table:formula="of:=[.K539]&amp;[.J539]&amp;[.I53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66" table:number-columns-repeated="3"/>
          <table:table-cell table:number-columns-repeated="2" table:style-name="ce86"/>
          <table:table-cell table:style-name="ce104" table:formula="of:=YEAR([.D540])" office:value-type="float" office:value="1899">
            <text:p>1899</text:p>
          </table:table-cell>
          <table:table-cell table:style-name="ce109" table:formula="of:=RIGHT(LEFT([.C540];4))">
            <text:p/>
          </table:table-cell>
          <table:table-cell table:style-name="ce110" table:formula="of:=[.K540]&amp;[.H540]">
            <text:p/>
          </table:table-cell>
          <table:table-cell table:style-name="ce109" table:formula="of:=[.L540]&amp;[.I540]">
            <text:p/>
          </table:table-cell>
          <table:table-cell table:style-name="ce110" table:formula="of:=[.K540]&amp;[.J540]&amp;[.H540]" office:value-type="string" office:string-value="1899">
            <text:p>1899</text:p>
          </table:table-cell>
          <table:table-cell table:style-name="ce109" table:formula="of:=[.K540]&amp;[.J540]&amp;[.I54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41])" office:value-type="float" office:value="1899">
            <text:p>1899</text:p>
          </table:table-cell>
          <table:table-cell table:style-name="ce109" table:formula="of:=RIGHT(LEFT([.C541];4))">
            <text:p/>
          </table:table-cell>
          <table:table-cell table:style-name="ce110" table:formula="of:=[.K541]&amp;[.H541]">
            <text:p/>
          </table:table-cell>
          <table:table-cell table:style-name="ce109" table:formula="of:=[.L541]&amp;[.I541]">
            <text:p/>
          </table:table-cell>
          <table:table-cell table:style-name="ce110" table:formula="of:=[.K541]&amp;[.J541]&amp;[.H541]" office:value-type="string" office:string-value="1899">
            <text:p>1899</text:p>
          </table:table-cell>
          <table:table-cell table:style-name="ce109" table:formula="of:=[.K541]&amp;[.J541]&amp;[.I54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42])" office:value-type="float" office:value="1899">
            <text:p>1899</text:p>
          </table:table-cell>
          <table:table-cell table:style-name="ce109" table:formula="of:=RIGHT(LEFT([.C542];4))">
            <text:p/>
          </table:table-cell>
          <table:table-cell table:style-name="ce110" table:formula="of:=[.K542]&amp;[.H542]">
            <text:p/>
          </table:table-cell>
          <table:table-cell table:style-name="ce109" table:formula="of:=[.L542]&amp;[.I542]">
            <text:p/>
          </table:table-cell>
          <table:table-cell table:style-name="ce110" table:formula="of:=[.K542]&amp;[.J542]&amp;[.H542]" office:value-type="string" office:string-value="1899">
            <text:p>1899</text:p>
          </table:table-cell>
          <table:table-cell table:style-name="ce109" table:formula="of:=[.K542]&amp;[.J542]&amp;[.I54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8" table:number-columns-repeated="3"/>
          <table:table-cell table:number-columns-repeated="2" table:style-name="ce86"/>
          <table:table-cell table:style-name="ce104" table:formula="of:=YEAR([.D543])" office:value-type="float" office:value="1899">
            <text:p>1899</text:p>
          </table:table-cell>
          <table:table-cell table:style-name="ce109" table:formula="of:=RIGHT(LEFT([.C543];4))">
            <text:p/>
          </table:table-cell>
          <table:table-cell table:style-name="ce110" table:formula="of:=[.K543]&amp;[.H543]">
            <text:p/>
          </table:table-cell>
          <table:table-cell table:style-name="ce109" table:formula="of:=[.L543]&amp;[.I543]">
            <text:p/>
          </table:table-cell>
          <table:table-cell table:style-name="ce110" table:formula="of:=[.K543]&amp;[.J543]&amp;[.H543]" office:value-type="string" office:string-value="1899">
            <text:p>1899</text:p>
          </table:table-cell>
          <table:table-cell table:style-name="ce109" table:formula="of:=[.K543]&amp;[.J543]&amp;[.I54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77"/>
          <table:table-cell table:style-name="ce78"/>
          <table:table-cell table:style-name="ce77"/>
          <table:table-cell table:number-columns-repeated="2" table:style-name="ce86"/>
          <table:table-cell table:style-name="ce104" table:formula="of:=YEAR([.D544])" office:value-type="float" office:value="1899">
            <text:p>1899</text:p>
          </table:table-cell>
          <table:table-cell table:style-name="ce109" table:formula="of:=RIGHT(LEFT([.C544];4))">
            <text:p/>
          </table:table-cell>
          <table:table-cell table:style-name="ce110" table:formula="of:=[.K544]&amp;[.H544]">
            <text:p/>
          </table:table-cell>
          <table:table-cell table:style-name="ce109" table:formula="of:=[.L544]&amp;[.I544]">
            <text:p/>
          </table:table-cell>
          <table:table-cell table:style-name="ce110" table:formula="of:=[.K544]&amp;[.J544]&amp;[.H544]" office:value-type="string" office:string-value="1899">
            <text:p>1899</text:p>
          </table:table-cell>
          <table:table-cell table:style-name="ce109" table:formula="of:=[.K544]&amp;[.J544]&amp;[.I54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66"/>
          <table:table-cell table:style-name="ce69"/>
          <table:table-cell table:style-name="ce66"/>
          <table:table-cell table:number-columns-repeated="2" table:style-name="ce86"/>
          <table:table-cell table:style-name="ce104" table:formula="of:=YEAR([.D545])" office:value-type="float" office:value="1899">
            <text:p>1899</text:p>
          </table:table-cell>
          <table:table-cell table:style-name="ce109" table:formula="of:=RIGHT(LEFT([.C545];4))">
            <text:p/>
          </table:table-cell>
          <table:table-cell table:style-name="ce110" table:formula="of:=[.K545]&amp;[.H545]">
            <text:p/>
          </table:table-cell>
          <table:table-cell table:style-name="ce109" table:formula="of:=[.L545]&amp;[.I545]">
            <text:p/>
          </table:table-cell>
          <table:table-cell table:style-name="ce110" table:formula="of:=[.K545]&amp;[.J545]&amp;[.H545]" office:value-type="string" office:string-value="1899">
            <text:p>1899</text:p>
          </table:table-cell>
          <table:table-cell table:style-name="ce109" table:formula="of:=[.K545]&amp;[.J545]&amp;[.I54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6"/>
          <table:table-cell table:style-name="ce35"/>
          <table:table-cell table:style-name="ce53"/>
          <table:table-cell table:style-name="ce66"/>
          <table:table-cell table:style-name="ce69"/>
          <table:table-cell table:style-name="ce66"/>
          <table:table-cell table:number-columns-repeated="2" table:style-name="ce86"/>
          <table:table-cell table:style-name="ce104" table:formula="of:=YEAR([.D546])" office:value-type="float" office:value="1899">
            <text:p>1899</text:p>
          </table:table-cell>
          <table:table-cell table:style-name="ce109" table:formula="of:=RIGHT(LEFT([.C546];4))">
            <text:p/>
          </table:table-cell>
          <table:table-cell table:style-name="ce110" table:formula="of:=[.K546]&amp;[.H546]">
            <text:p/>
          </table:table-cell>
          <table:table-cell table:style-name="ce109" table:formula="of:=[.L546]&amp;[.I546]">
            <text:p/>
          </table:table-cell>
          <table:table-cell table:style-name="ce110" table:formula="of:=[.K546]&amp;[.J546]&amp;[.H546]" office:value-type="string" office:string-value="1899">
            <text:p>1899</text:p>
          </table:table-cell>
          <table:table-cell table:style-name="ce109" table:formula="of:=[.K546]&amp;[.J546]&amp;[.I54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6"/>
          <table:table-cell table:style-name="ce35"/>
          <table:table-cell table:style-name="ce53"/>
          <table:table-cell table:style-name="ce66"/>
          <table:table-cell table:style-name="ce69"/>
          <table:table-cell table:style-name="ce66"/>
          <table:table-cell table:number-columns-repeated="2" table:style-name="ce86"/>
          <table:table-cell table:style-name="ce104" table:formula="of:=YEAR([.D547])" office:value-type="float" office:value="1899">
            <text:p>1899</text:p>
          </table:table-cell>
          <table:table-cell table:style-name="ce109" table:formula="of:=RIGHT(LEFT([.C547];4))">
            <text:p/>
          </table:table-cell>
          <table:table-cell table:style-name="ce110" table:formula="of:=[.K547]&amp;[.H547]">
            <text:p/>
          </table:table-cell>
          <table:table-cell table:style-name="ce109" table:formula="of:=[.L547]&amp;[.I547]">
            <text:p/>
          </table:table-cell>
          <table:table-cell table:style-name="ce110" table:formula="of:=[.K547]&amp;[.J547]&amp;[.H547]" office:value-type="string" office:string-value="1899">
            <text:p>1899</text:p>
          </table:table-cell>
          <table:table-cell table:style-name="ce109" table:formula="of:=[.K547]&amp;[.J547]&amp;[.I54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6"/>
          <table:table-cell table:style-name="ce35"/>
          <table:table-cell table:style-name="ce19"/>
          <table:table-cell table:style-name="ce66"/>
          <table:table-cell table:style-name="ce69"/>
          <table:table-cell table:style-name="ce66"/>
          <table:table-cell table:number-columns-repeated="2" table:style-name="ce86"/>
          <table:table-cell table:style-name="ce104" table:formula="of:=YEAR([.D548])" office:value-type="float" office:value="1899">
            <text:p>1899</text:p>
          </table:table-cell>
          <table:table-cell table:style-name="ce109" table:formula="of:=RIGHT(LEFT([.C548];4))">
            <text:p/>
          </table:table-cell>
          <table:table-cell table:style-name="ce110" table:formula="of:=[.K548]&amp;[.H548]">
            <text:p/>
          </table:table-cell>
          <table:table-cell table:style-name="ce109" table:formula="of:=[.L548]&amp;[.I548]">
            <text:p/>
          </table:table-cell>
          <table:table-cell table:style-name="ce110" table:formula="of:=[.K548]&amp;[.J548]&amp;[.H548]" office:value-type="string" office:string-value="1899">
            <text:p>1899</text:p>
          </table:table-cell>
          <table:table-cell table:style-name="ce109" table:formula="of:=[.K548]&amp;[.J548]&amp;[.I548]" office:value-type="string" office:string-value="1899">
            <text:p>1899</text:p>
          </table:table-cell>
          <table:table-cell table:style-name="ce122"/>
        </table:table-row>
        <table:table-row table:style-name="ro6" table:number-rows-repeated="1048027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office:forms form:automatic-focus="false" form:apply-design-mode="false"/>
        <table:table-column table:style-name="co11" table:default-cell-style-name="ce12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26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JANEIRO 2019</text:span></text:p>
          </table:table-cell>
          <table:covered-table-cell table:number-columns-repeated="24" table:style-name="ce126"/>
          <table:table-cell table:number-columns-repeated="998"/>
        </table:table-row>
        <table:table-row table:style-name="ro6">
          <table:table-cell/>
          <table:table-cell table:style-name="ce127" table:number-columns-spanned="19" table:number-rows-spanned="1"/>
          <table:covered-table-cell table:number-columns-repeated="18" table:style-name="ce127"/>
          <table:table-cell table:style-name="ce127" table:number-columns-repeated="3"/>
          <table:table-cell table:style-name="ce229"/>
          <table:table-cell table:number-columns-repeated="1000"/>
        </table:table-row>
        <table:table-row table:style-name="ro8">
          <table:table-cell/>
          <table:table-cell table:style-name="ce127" table:number-columns-repeated="2"/>
          <table:table-cell table:style-name="ce156" table:number-columns-repeated="2"/>
          <table:table-cell table:style-name="ce175" office:value-type="string" table:number-columns-spanned="3" table:number-rows-spanned="1">
            <text:p>QUANTIDADE:</text:p>
          </table:table-cell>
          <table:covered-table-cell table:number-columns-repeated="2" table:style-name="ce175"/>
          <table:table-cell table:style-name="ce191" table:formula="of:=[.C16]" office:value-type="float" office:value="338">
            <text:p>338</text:p>
          </table:table-cell>
          <table:table-cell table:style-name="ce156"/>
          <table:table-cell table:style-name="ce197" table:number-columns-spanned="2" table:number-rows-spanned="1"/>
          <table:covered-table-cell table:style-name="ce197"/>
          <table:table-cell/>
          <table:table-cell table:style-name="ce210"/>
          <table:table-cell table:style-name="ce213" office:value-type="string" table:number-columns-spanned="2" table:number-rows-spanned="1">
            <text:p>DATA:</text:p>
          </table:table-cell>
          <table:covered-table-cell table:style-name="ce215"/>
          <table:table-cell table:style-name="ce217" table:formula="of:=TODAY()" office:value-type="date" office:date-value="2019-02-07" table:number-columns-spanned="3" table:number-rows-spanned="1">
            <text:p>07/02/19</text:p>
          </table:table-cell>
          <table:covered-table-cell table:style-name="ce215"/>
          <table:covered-table-cell table:style-name="ce226"/>
          <table:table-cell table:style-name="ce127" table:number-columns-repeated="4"/>
          <table:table-cell table:style-name="ce229"/>
          <table:table-cell table:number-columns-repeated="1000"/>
        </table:table-row>
        <table:table-row table:style-name="ro6">
          <table:table-cell/>
          <table:table-cell table:style-name="ce128" table:number-columns-repeated="25"/>
          <table:table-cell table:number-columns-repeated="998"/>
        </table:table-row>
        <table:table-row table:style-name="ro9">
          <table:table-cell/>
          <table:table-cell table:style-name="ce129" office:value-type="string" table:number-columns-spanned="1" table:number-rows-spanned="4">
            <text:p>FABRICANTE</text:p>
          </table:table-cell>
          <table:table-cell table:style-name="ce129" office:value-type="string" table:number-columns-spanned="10" table:number-rows-spanned="2">
            <text:p>RESULTADOS DOS ENSAIOS</text:p>
          </table:table-cell>
          <table:covered-table-cell table:number-columns-repeated="8" table:style-name="ce148"/>
          <table:covered-table-cell table:style-name="ce201"/>
          <table:table-cell table:style-name="ce206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11"/>
          <table:covered-table-cell table:style-name="ce230"/>
          <table:table-cell table:number-columns-repeated="998"/>
        </table:table-row>
        <table:table-row table:style-name="ro9">
          <table:table-cell/>
          <table:covered-table-cell table:style-name="ce130"/>
          <table:covered-table-cell table:style-name="ce131"/>
          <table:covered-table-cell table:number-columns-repeated="8" table:style-name="ce157"/>
          <table:covered-table-cell table:style-name="ce202"/>
          <table:table-cell table:style-name="ce207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12"/>
          <table:covered-table-cell table:style-name="ce231"/>
          <table:table-cell table:number-columns-repeated="998"/>
        </table:table-row>
        <table:table-row table:style-name="ro9">
          <table:table-cell/>
          <table:covered-table-cell table:style-name="ce130"/>
          <table:table-cell table:style-name="ce139" office:value-type="string" table:number-columns-spanned="2" table:number-rows-spanned="2">
            <text:p>VERIFICADOS</text:p>
          </table:table-cell>
          <table:covered-table-cell table:style-name="ce158"/>
          <table:table-cell table:style-name="ce169" office:value-type="string" table:number-columns-spanned="4" table:number-rows-spanned="1">
            <text:p>APROVADOS</text:p>
          </table:table-cell>
          <table:covered-table-cell table:number-columns-repeated="3" table:style-name="ce169"/>
          <table:table-cell table:style-name="ce192" office:value-type="string" table:number-columns-spanned="4" table:number-rows-spanned="1">
            <text:p>REPROVADOS</text:p>
          </table:table-cell>
          <table:covered-table-cell table:number-columns-repeated="3" table:style-name="ce192"/>
          <table:table-cell table:style-name="ce139" office:value-type="string" table:number-columns-spanned="2" table:number-rows-spanned="2">
            <text:p>QUANTIDADE</text:p>
          </table:table-cell>
          <table:covered-table-cell table:style-name="ce158"/>
          <table:table-cell table:style-name="ce214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14"/>
          <table:table-cell table:style-name="ce227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14"/>
          <table:table-cell table:style-name="ce214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14"/>
          <table:table-cell table:number-columns-repeated="998"/>
        </table:table-row>
        <table:table-row table:style-name="ro9">
          <table:table-cell/>
          <table:covered-table-cell table:style-name="ce131"/>
          <table:covered-table-cell table:style-name="ce140"/>
          <table:covered-table-cell table:style-name="ce15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covered-table-cell table:style-name="ce140"/>
          <table:covered-table-cell table:style-name="ce15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32" office:value-type="string">
            <text:p>ITRON</text:p>
          </table:table-cell>
          <table:table-cell table:style-name="ce141" table:formula="of:=COUNTIF(['Banco de Dados'.$K$1:.$K$1003];[.A9])" office:value-type="float" office:value="39" table:number-columns-spanned="2" table:number-rows-spanned="1">
            <text:p>39</text:p>
          </table:table-cell>
          <table:covered-table-cell table:style-name="ce141"/>
          <table:table-cell table:style-name="ce141" table:formula="of:=COUNTIF(['Banco de Dados'.L1:.L1000];[.A9]&amp;&quot;ap&quot;)" office:value-type="float" office:value="18" table:number-columns-spanned="2" table:number-rows-spanned="1">
            <text:p>18</text:p>
          </table:table-cell>
          <table:covered-table-cell table:style-name="ce141"/>
          <table:table-cell table:style-name="ce182" table:formula="of:=([.E9]/[.C9])*100" office:value-type="float" office:value="46.1538461538462" table:number-columns-spanned="2" table:number-rows-spanned="1">
            <text:p>46,15</text:p>
          </table:table-cell>
          <table:covered-table-cell table:style-name="ce182"/>
          <table:table-cell table:style-name="ce141" table:formula="of:=COUNTIF(['Banco de Dados'.L1:.L1000];[.A9]&amp;&quot;RP1&quot;)+COUNTIF(['Banco de Dados'.L1:.L1000];[.A9]&amp;&quot;Rp2&quot;)+COUNTIF(['Banco de Dados'.L1:.L1000];[.A9]&amp;&quot;RP3&quot;)" office:value-type="float" office:value="21" table:number-columns-spanned="2" table:number-rows-spanned="1">
            <text:p>21</text:p>
          </table:table-cell>
          <table:covered-table-cell table:style-name="ce141"/>
          <table:table-cell table:style-name="ce182" table:formula="of:=([.I9]/[.C9])*100" office:value-type="float" office:value="53.8461538461539" table:number-columns-spanned="2" table:number-rows-spanned="1">
            <text:p>53,85</text:p>
          </table:table-cell>
          <table:covered-table-cell table:style-name="ce182"/>
          <table:table-cell table:style-name="ce208" table:formula="of:=[.I9]" office:value-type="float" office:value="21" table:number-columns-spanned="2" table:number-rows-spanned="1">
            <text:p>21</text:p>
          </table:table-cell>
          <table:covered-table-cell table:style-name="ce208"/>
          <table:table-cell table:style-name="ce141" table:formula="of:=COUNTIF(['Banco de Dados'.M1:.M1000];[.A9]&amp;&quot;RP1&quot;&amp;&quot;N&quot;)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218" table:formula="of:=([.O9]/[.M9])*100" office:value-type="float" office:value="28.5714285714286" table:number-columns-spanned="2" table:number-rows-spanned="1">
            <text:p>28,6</text:p>
          </table:table-cell>
          <table:covered-table-cell table:style-name="ce218"/>
          <table:table-cell table:style-name="ce141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2" table:number-columns-spanned="2" table:number-rows-spanned="1">
            <text:p>2</text:p>
          </table:table-cell>
          <table:covered-table-cell table:style-name="ce141"/>
          <table:table-cell table:style-name="ce218" table:formula="of:=([.S9]/[.M9])*100" office:value-type="float" office:value="9.52380952380952" table:number-columns-spanned="2" table:number-rows-spanned="1">
            <text:p>9,5</text:p>
          </table:table-cell>
          <table:covered-table-cell table:style-name="ce218"/>
          <table:table-cell table:style-name="ce141" table:formula="of:=COUNTIF(['Banco de Dados'.M1:.M1000];[.A9]&amp;&quot;RP2&quot;&amp;&quot;N&quot;)+COUNTIF(['Banco de Dados'.M1:.M1000];[.A9]&amp;&quot;RP3&quot;&amp;&quot;N&quot;)" office:value-type="float" office:value="13" table:number-columns-spanned="2" table:number-rows-spanned="1">
            <text:p>13</text:p>
          </table:table-cell>
          <table:covered-table-cell table:style-name="ce141"/>
          <table:table-cell table:style-name="ce218" table:formula="of:=([.W9]/[.M9])*100" office:value-type="float" office:value="61.9047619047619" table:number-columns-spanned="2" table:number-rows-spanned="1">
            <text:p>61,9</text:p>
          </table:table-cell>
          <table:covered-table-cell table:style-name="ce218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32" office:value-type="string">
            <text:p>FAE</text:p>
          </table:table-cell>
          <table:table-cell table:style-name="ce142" table:formula="of:=COUNTIF(['Banco de Dados'.$K$1:.$K$1003];[.A10])" office:value-type="float" office:value="216" table:number-columns-spanned="2" table:number-rows-spanned="1">
            <text:p>216</text:p>
          </table:table-cell>
          <table:covered-table-cell table:style-name="ce160"/>
          <table:table-cell table:style-name="ce142" table:formula="of:=COUNTIF(['Banco de Dados'.L2:.L1001];[.A10]&amp;&quot;ap&quot;)" office:value-type="float" office:value="71" table:number-columns-spanned="2" table:number-rows-spanned="1">
            <text:p>71</text:p>
          </table:table-cell>
          <table:covered-table-cell table:style-name="ce160"/>
          <table:table-cell table:style-name="ce183" table:formula="of:=([.E10]/[.C10])*100" office:value-type="float" office:value="32.8703703703704" table:number-columns-spanned="2" table:number-rows-spanned="1">
            <text:p>32,87</text:p>
          </table:table-cell>
          <table:covered-table-cell table:style-name="ce183"/>
          <table:table-cell table:style-name="ce142" table:formula="of:=COUNTIF(['Banco de Dados'.L2:.L1001];[.A10]&amp;&quot;RP1&quot;)+COUNTIF(['Banco de Dados'.L2:.L1001];[.A10]&amp;&quot;Rp2&quot;)+COUNTIF(['Banco de Dados'.L2:.L1001];[.A10]&amp;&quot;RP3&quot;)" office:value-type="float" office:value="145" table:number-columns-spanned="2" table:number-rows-spanned="1">
            <text:p>145</text:p>
          </table:table-cell>
          <table:covered-table-cell table:style-name="ce160"/>
          <table:table-cell table:style-name="ce198" table:formula="of:=([.I10]/[.C10])*100" office:value-type="float" office:value="67.1296296296296" table:number-columns-spanned="2" table:number-rows-spanned="1">
            <text:p>67,13</text:p>
          </table:table-cell>
          <table:covered-table-cell table:style-name="ce198"/>
          <table:table-cell table:style-name="ce209" table:formula="of:=[.I10]" office:value-type="float" office:value="145" table:number-columns-spanned="2" table:number-rows-spanned="1">
            <text:p>145</text:p>
          </table:table-cell>
          <table:covered-table-cell table:style-name="ce208"/>
          <table:table-cell table:style-name="ce141" table:formula="of:=COUNTIF(['Banco de Dados'.M2:.M1001];[.A10]&amp;&quot;RP1&quot;&amp;&quot;N&quot;)" office:value-type="float" office:value="127" table:number-columns-spanned="2" table:number-rows-spanned="1">
            <text:p>127</text:p>
          </table:table-cell>
          <table:covered-table-cell table:style-name="ce216"/>
          <table:table-cell table:style-name="ce219" table:formula="of:=([.O10]/[.M10])*100" office:value-type="float" office:value="87.5862068965517" table:number-columns-spanned="2" table:number-rows-spanned="1">
            <text:p>87,6</text:p>
          </table:table-cell>
          <table:covered-table-cell table:style-name="ce219"/>
          <table:table-cell table:style-name="ce143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7" table:number-columns-spanned="2" table:number-rows-spanned="1">
            <text:p>7</text:p>
          </table:table-cell>
          <table:covered-table-cell table:style-name="ce216"/>
          <table:table-cell table:style-name="ce219" table:formula="of:=([.S10]/[.M10])*100" office:value-type="float" office:value="4.82758620689655" table:number-columns-spanned="2" table:number-rows-spanned="1">
            <text:p>4,8</text:p>
          </table:table-cell>
          <table:covered-table-cell table:style-name="ce219"/>
          <table:table-cell table:style-name="ce141" table:formula="of:=COUNTIF(['Banco de Dados'.M2:.M1001];[.A10]&amp;&quot;RP2&quot;&amp;&quot;N&quot;)+COUNTIF(['Banco de Dados'.M2:.M1001];[.A10]&amp;&quot;RP3&quot;&amp;&quot;N&quot;)" office:value-type="float" office:value="11" table:number-columns-spanned="2" table:number-rows-spanned="1">
            <text:p>11</text:p>
          </table:table-cell>
          <table:covered-table-cell table:style-name="ce216"/>
          <table:table-cell table:style-name="ce219" table:formula="of:=([.W10]/[.M10])*100" office:value-type="float" office:value="7.58620689655172" table:number-columns-spanned="2" table:number-rows-spanned="1">
            <text:p>7,6</text:p>
          </table:table-cell>
          <table:covered-table-cell table:style-name="ce219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32" office:value-type="string">
            <text:p>LAO</text:p>
          </table:table-cell>
          <table:table-cell table:style-name="ce141" table:formula="of:=COUNTIF(['Banco de Dados'.$K$1:.$K$1003];[.A11])" office:value-type="float" office:value="14" table:number-columns-spanned="2" table:number-rows-spanned="1">
            <text:p>14</text:p>
          </table:table-cell>
          <table:covered-table-cell table:style-name="ce141"/>
          <table:table-cell table:style-name="ce141" table:formula="of:=COUNTIF(['Banco de Dados'.L3:.L1002];[.A11]&amp;&quot;ap&quot;)" office:value-type="float" office:value="8" table:number-columns-spanned="2" table:number-rows-spanned="1">
            <text:p>8</text:p>
          </table:table-cell>
          <table:covered-table-cell table:style-name="ce141"/>
          <table:table-cell table:style-name="ce182" table:formula="of:=([.E11]/[.C11])*100" office:value-type="float" office:value="57.1428571428571" table:number-columns-spanned="2" table:number-rows-spanned="1">
            <text:p>57,14</text:p>
          </table:table-cell>
          <table:covered-table-cell table:style-name="ce182"/>
          <table:table-cell table:style-name="ce141" table:formula="of:=COUNTIF(['Banco de Dados'.L3:.L1002];[.A11]&amp;&quot;RP1&quot;)+COUNTIF(['Banco de Dados'.L3:.L1002];[.A11]&amp;&quot;Rp2&quot;)+COUNTIF(['Banco de Dados'.L3:.L1002];[.A11]&amp;&quot;RP3&quot;)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82" table:formula="of:=([.I11]/[.C11])*100" office:value-type="float" office:value="42.8571428571429" table:number-columns-spanned="2" table:number-rows-spanned="1">
            <text:p>42,86</text:p>
          </table:table-cell>
          <table:covered-table-cell table:style-name="ce182"/>
          <table:table-cell table:style-name="ce208" table:formula="of:=[.I11]" office:value-type="float" office:value="6" table:number-columns-spanned="2" table:number-rows-spanned="1">
            <text:p>6</text:p>
          </table:table-cell>
          <table:covered-table-cell table:style-name="ce208"/>
          <table:table-cell table:style-name="ce141" table:formula="of:=COUNTIF(['Banco de Dados'.M3:.M1002];[.A11]&amp;&quot;RP1&quot;&amp;&quot;N&quot;)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218" table:formula="of:=([.O11]/[.M11])*100" office:value-type="float" office:value="83.3333333333333" table:number-columns-spanned="2" table:number-rows-spanned="1">
            <text:p>83,3</text:p>
          </table:table-cell>
          <table:covered-table-cell table:style-name="ce218"/>
          <table:table-cell table:style-name="ce143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S11]/[.M11])*100" office:value-type="float" office:value="0" table:number-columns-spanned="2" table:number-rows-spanned="1">
            <text:p>0,0</text:p>
          </table:table-cell>
          <table:covered-table-cell table:style-name="ce218"/>
          <table:table-cell table:style-name="ce141" table:formula="of:=COUNTIF(['Banco de Dados'.M3:.M1002];[.A11]&amp;&quot;RP2&quot;&amp;&quot;N&quot;)+COUNTIF(['Banco de Dados'.M3:.M1002];[.A11]&amp;&quot;RP3&quot;&amp;&quot;N&quot;)" office:value-type="float" office:value="1" table:number-columns-spanned="2" table:number-rows-spanned="1">
            <text:p>1</text:p>
          </table:table-cell>
          <table:covered-table-cell table:style-name="ce141"/>
          <table:table-cell table:style-name="ce218" table:formula="of:=([.W11]/[.M11])*100" office:value-type="float" office:value="16.6666666666667" table:number-columns-spanned="2" table:number-rows-spanned="1">
            <text:p>16,7</text:p>
          </table:table-cell>
          <table:covered-table-cell table:style-name="ce218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32" office:value-type="string">
            <text:p>ARAD</text:p>
          </table:table-cell>
          <table:table-cell table:style-name="ce141" table:formula="of:=COUNTIF(['Banco de Dados'.$K$1:.$K$1003];[.A12])" office:value-type="float" office:value="1" table:number-columns-spanned="2" table:number-rows-spanned="1">
            <text:p>1</text:p>
          </table:table-cell>
          <table:covered-table-cell table:style-name="ce141"/>
          <table:table-cell table:style-name="ce141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4" table:formula="of:=([.E12]/[.C12])*100" office:value-type="float" office:value="0" table:number-columns-spanned="2" table:number-rows-spanned="1">
            <text:p>0,00</text:p>
          </table:table-cell>
          <table:covered-table-cell table:style-name="ce182"/>
          <table:table-cell table:style-name="ce141" table:formula="of:=COUNTIF(['Banco de Dados'.L4:.L1003];[.A12]&amp;&quot;RP1&quot;)+COUNTIF(['Banco de Dados'.L4:.L1003];[.A12]&amp;&quot;Rp2&quot;)+COUNTIF(['Banco de Dados'.L4:.L1003];[.A12]&amp;&quot;RP3&quot;)" office:value-type="float" office:value="1" table:number-columns-spanned="2" table:number-rows-spanned="1">
            <text:p>1</text:p>
          </table:table-cell>
          <table:covered-table-cell table:style-name="ce141"/>
          <table:table-cell table:style-name="ce182" table:formula="of:=([.I12]/[.C12])*100" office:value-type="float" office:value="100" table:number-columns-spanned="2" table:number-rows-spanned="1">
            <text:p>100,00</text:p>
          </table:table-cell>
          <table:covered-table-cell table:style-name="ce182"/>
          <table:table-cell table:style-name="ce208" table:formula="of:=[.I12]" office:value-type="float" office:value="1" table:number-columns-spanned="2" table:number-rows-spanned="1">
            <text:p>1</text:p>
          </table:table-cell>
          <table:covered-table-cell table:style-name="ce208"/>
          <table:table-cell table:style-name="ce141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O12]/[.M12])*100" office:value-type="float" office:value="0" table:number-columns-spanned="2" table:number-rows-spanned="1">
            <text:p>0,0</text:p>
          </table:table-cell>
          <table:covered-table-cell table:style-name="ce218"/>
          <table:table-cell table:style-name="ce143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S12]/[.M12])*100" office:value-type="float" office:value="0" table:number-columns-spanned="2" table:number-rows-spanned="1">
            <text:p>0,0</text:p>
          </table:table-cell>
          <table:covered-table-cell table:style-name="ce218"/>
          <table:table-cell table:style-name="ce141" table:formula="of:=COUNTIF(['Banco de Dados'.M4:.M1003];[.A12]&amp;&quot;RP2&quot;&amp;&quot;N&quot;)+COUNTIF(['Banco de Dados'.M4:.M1003];[.A12]&amp;&quot;RP3&quot;&amp;&quot;N&quot;)" office:value-type="float" office:value="1" table:number-columns-spanned="2" table:number-rows-spanned="1">
            <text:p>1</text:p>
          </table:table-cell>
          <table:covered-table-cell table:style-name="ce141"/>
          <table:table-cell table:style-name="ce218" table:formula="of:=([.W12]/[.M12])*100" office:value-type="float" office:value="100" table:number-columns-spanned="2" table:number-rows-spanned="1">
            <text:p>100,0</text:p>
          </table:table-cell>
          <table:covered-table-cell table:style-name="ce218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33" office:value-type="string">
            <text:p>DIEHL</text:p>
          </table:table-cell>
          <table:table-cell table:style-name="ce141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41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4" table:formula="of:=([.E13]/[.C13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141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4" table:formula="of:=([.I13]/[.C13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209" table:formula="of:=[.I13]" office:value-type="float" office:value="0" table:number-columns-spanned="2" table:number-rows-spanned="1">
            <text:p>0</text:p>
          </table:table-cell>
          <table:covered-table-cell table:style-name="ce208"/>
          <table:table-cell table:style-name="ce141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20" table:formula="of:=([.O13]/[.M13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3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20" table:formula="of:=([.S13]/[.M13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1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20" table:formula="of:=([.W13]/[.M13])*100" office:value-type="float" office:value="0" table:number-columns-spanned="2" table:number-rows-spanned="1">
            <text:p>#DIV/0!</text:p>
          </table:table-cell>
          <table:covered-table-cell table:style-name="ce218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32" office:value-type="string">
            <text:p>ELSTER</text:p>
          </table:table-cell>
          <table:table-cell table:style-name="ce142" table:formula="of:=COUNTIF(['Banco de Dados'.$K$1:.$K$1003];[.A14])" office:value-type="float" office:value="68" table:number-columns-spanned="2" table:number-rows-spanned="1">
            <text:p>68</text:p>
          </table:table-cell>
          <table:covered-table-cell table:style-name="ce142"/>
          <table:table-cell table:style-name="ce142" table:formula="of:=COUNTIF(['Banco de Dados'.L6:.L1005];[.A14]&amp;&quot;ap&quot;)" office:value-type="float" office:value="61" table:number-columns-spanned="2" table:number-rows-spanned="1">
            <text:p>61</text:p>
          </table:table-cell>
          <table:covered-table-cell table:style-name="ce142"/>
          <table:table-cell table:style-name="ce185" table:formula="of:=([.E14]/[.C14])*100" office:value-type="float" office:value="89.7058823529412" table:number-columns-spanned="2" table:number-rows-spanned="1">
            <text:p>89,71</text:p>
          </table:table-cell>
          <table:covered-table-cell table:style-name="ce185"/>
          <table:table-cell table:style-name="ce142" table:formula="of:=COUNTIF(['Banco de Dados'.L6:.L1005];[.A14]&amp;&quot;RP1&quot;)+COUNTIF(['Banco de Dados'.L6:.L1005];[.A14]&amp;&quot;Rp2&quot;)+COUNTIF(['Banco de Dados'.L6:.L1005];[.A14]&amp;&quot;RP3&quot;)" office:value-type="float" office:value="6" table:number-columns-spanned="2" table:number-rows-spanned="1">
            <text:p>6</text:p>
          </table:table-cell>
          <table:covered-table-cell table:style-name="ce142"/>
          <table:table-cell table:style-name="ce182" table:formula="of:=([.I14]/[.C14])*100" office:value-type="float" office:value="8.82352941176471" table:number-columns-spanned="2" table:number-rows-spanned="1">
            <text:p>8,82</text:p>
          </table:table-cell>
          <table:covered-table-cell table:style-name="ce182"/>
          <table:table-cell table:style-name="ce208" table:formula="of:=[.I14]" office:value-type="float" office:value="6" table:number-columns-spanned="2" table:number-rows-spanned="1">
            <text:p>6</text:p>
          </table:table-cell>
          <table:covered-table-cell table:style-name="ce208"/>
          <table:table-cell table:style-name="ce141" table:formula="of:=COUNTIF(['Banco de Dados'.M6:.M1005];[.A14]&amp;&quot;RP1&quot;&amp;&quot;N&quot;)" office:value-type="float" office:value="3" table:number-columns-spanned="2" table:number-rows-spanned="1">
            <text:p>3</text:p>
          </table:table-cell>
          <table:covered-table-cell table:style-name="ce141"/>
          <table:table-cell table:style-name="ce218" table:formula="of:=([.O14]/[.M14])*100" office:value-type="float" office:value="50" table:number-columns-spanned="2" table:number-rows-spanned="1">
            <text:p>50,0</text:p>
          </table:table-cell>
          <table:covered-table-cell table:style-name="ce218"/>
          <table:table-cell table:style-name="ce143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3" table:number-columns-spanned="2" table:number-rows-spanned="1">
            <text:p>3</text:p>
          </table:table-cell>
          <table:covered-table-cell table:style-name="ce141"/>
          <table:table-cell table:style-name="ce218" table:formula="of:=([.S14]/[.M14])*100" office:value-type="float" office:value="50" table:number-columns-spanned="2" table:number-rows-spanned="1">
            <text:p>50,0</text:p>
          </table:table-cell>
          <table:covered-table-cell table:style-name="ce218"/>
          <table:table-cell table:style-name="ce141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W14]/[.M14])*100" office:value-type="float" office:value="0" table:number-columns-spanned="2" table:number-rows-spanned="1">
            <text:p>0,0</text:p>
          </table:table-cell>
          <table:covered-table-cell table:style-name="ce218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32" office:value-type="string">
            <text:p>SAGA</text:p>
          </table:table-cell>
          <table:table-cell table:style-name="ce143" table:formula="of:=COUNTIF(['Banco de Dados'.$K$1:.$K$1003];[.A15]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43" table:formula="of:=COUNTIF(['Banco de Dados'.L7:.L1006];[.A15]&amp;&quot;a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4" table:formula="of:=([.E15]/[.C15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143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4" table:formula="of:=([.I15]/[.C15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209" table:formula="of:=[.I15]" office:value-type="float" office:value="0" table:number-columns-spanned="2" table:number-rows-spanned="1">
            <text:p>0</text:p>
          </table:table-cell>
          <table:covered-table-cell table:style-name="ce208"/>
          <table:table-cell table:style-name="ce143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20" table:formula="of:=([.O15]/[.M15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3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20" table:formula="of:=([.S15]/[.M15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3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20" table:formula="of:=([.W15]/[.M15])*100" office:value-type="float" office:value="0" table:number-columns-spanned="2" table:number-rows-spanned="1">
            <text:p>#DIV/0!</text:p>
          </table:table-cell>
          <table:covered-table-cell table:style-name="ce218"/>
          <table:table-cell table:number-columns-repeated="998"/>
        </table:table-row>
        <table:table-row table:style-name="ro6">
          <table:table-cell/>
          <table:table-cell table:style-name="ce133" office:value-type="string" table:number-columns-spanned="1" table:number-rows-spanned="2">
            <text:p>TOTAL</text:p>
          </table:table-cell>
          <table:table-cell table:style-name="ce144" table:formula="of:=SUM([.C9:.D15])" office:value-type="float" office:value="338" table:number-columns-spanned="2" table:number-rows-spanned="2">
            <text:p>338</text:p>
          </table:table-cell>
          <table:covered-table-cell table:style-name="ce161"/>
          <table:table-cell table:style-name="ce171" table:formula="of:=SUM([.E9:.F15])" office:value-type="float" office:value="158" table:number-columns-spanned="2" table:number-rows-spanned="2">
            <text:p>158</text:p>
          </table:table-cell>
          <table:covered-table-cell table:style-name="ce176"/>
          <table:table-cell table:style-name="ce186" table:formula="of:=([.E16]/[.C16])*100" office:value-type="float" office:value="46.7455621301775" table:number-columns-spanned="2" table:number-rows-spanned="2">
            <text:p>46,75</text:p>
          </table:table-cell>
          <table:covered-table-cell table:style-name="ce189"/>
          <table:table-cell table:style-name="ce193" table:formula="of:=SUM([.I9:.J15])" office:value-type="float" office:value="179" table:number-columns-spanned="2" table:number-rows-spanned="2">
            <text:p>179</text:p>
          </table:table-cell>
          <table:covered-table-cell table:style-name="ce195"/>
          <table:table-cell table:style-name="ce199" table:formula="of:=([.I16]/[.C16])*100" office:value-type="float" office:value="52.9585798816568" table:number-columns-spanned="2" table:number-rows-spanned="2">
            <text:p>52,96</text:p>
          </table:table-cell>
          <table:covered-table-cell table:style-name="ce203"/>
          <table:table-cell table:style-name="ce144" table:formula="of:=SUM([.M9:.N15])" office:value-type="float" office:value="179" table:number-columns-spanned="2" table:number-rows-spanned="2">
            <text:p>179</text:p>
          </table:table-cell>
          <table:covered-table-cell table:style-name="ce161"/>
          <table:table-cell table:style-name="ce193" table:formula="of:=SUM([.O9:.P15])" office:value-type="float" office:value="141" table:number-columns-spanned="2" table:number-rows-spanned="2">
            <text:p>141</text:p>
          </table:table-cell>
          <table:covered-table-cell table:style-name="ce195"/>
          <table:table-cell table:style-name="ce221" table:formula="of:=([.O16]/[.M16])*100" office:value-type="float" office:value="78.7709497206704" table:number-columns-spanned="2" table:number-rows-spanned="2">
            <text:p>78,77</text:p>
          </table:table-cell>
          <table:covered-table-cell table:style-name="ce223"/>
          <table:table-cell table:style-name="ce193" table:formula="of:=SUM([.S9:.T15])" office:value-type="float" office:value="12" table:number-columns-spanned="2" table:number-rows-spanned="2">
            <text:p>12</text:p>
          </table:table-cell>
          <table:covered-table-cell table:style-name="ce195"/>
          <table:table-cell table:style-name="ce221" table:formula="of:=([.S16]/[.M16])*100" office:value-type="float" office:value="6.70391061452514" table:number-columns-spanned="2" table:number-rows-spanned="2">
            <text:p>6,70</text:p>
          </table:table-cell>
          <table:covered-table-cell table:style-name="ce223"/>
          <table:table-cell table:style-name="ce193" table:formula="of:=SUM([.W9:.X15])" office:value-type="float" office:value="26" table:number-columns-spanned="2" table:number-rows-spanned="2">
            <text:p>26</text:p>
          </table:table-cell>
          <table:covered-table-cell table:style-name="ce195"/>
          <table:table-cell table:style-name="ce221" table:formula="of:=([.W16]/[.M16])*100" office:value-type="float" office:value="14.5251396648045" table:number-columns-spanned="2" table:number-rows-spanned="2">
            <text:p>14,53</text:p>
          </table:table-cell>
          <table:covered-table-cell table:style-name="ce223"/>
          <table:table-cell table:number-columns-repeated="998"/>
        </table:table-row>
        <table:table-row table:style-name="ro6">
          <table:table-cell/>
          <table:covered-table-cell table:style-name="ce134"/>
          <table:covered-table-cell table:style-name="ce145"/>
          <table:covered-table-cell table:style-name="ce162"/>
          <table:covered-table-cell table:style-name="ce172"/>
          <table:covered-table-cell table:style-name="ce177"/>
          <table:covered-table-cell table:style-name="ce187"/>
          <table:covered-table-cell table:style-name="ce190"/>
          <table:covered-table-cell table:style-name="ce194"/>
          <table:covered-table-cell table:style-name="ce196"/>
          <table:covered-table-cell table:style-name="ce200"/>
          <table:covered-table-cell table:style-name="ce204"/>
          <table:covered-table-cell table:style-name="ce145"/>
          <table:covered-table-cell table:style-name="ce162"/>
          <table:covered-table-cell table:style-name="ce194"/>
          <table:covered-table-cell table:style-name="ce196"/>
          <table:covered-table-cell table:style-name="ce222"/>
          <table:covered-table-cell table:style-name="ce224"/>
          <table:covered-table-cell table:style-name="ce194"/>
          <table:covered-table-cell table:style-name="ce196"/>
          <table:covered-table-cell table:style-name="ce222"/>
          <table:covered-table-cell table:style-name="ce224"/>
          <table:covered-table-cell table:style-name="ce194"/>
          <table:covered-table-cell table:style-name="ce196"/>
          <table:covered-table-cell table:style-name="ce222"/>
          <table:covered-table-cell table:style-name="ce224"/>
          <table:table-cell table:number-columns-repeated="998"/>
        </table:table-row>
        <table:table-row table:style-name="ro6">
          <table:table-cell/>
          <table:table-cell table:style-name="ce135"/>
          <table:table-cell table:style-name="ce146" table:number-columns-repeated="2"/>
          <table:table-cell table:style-name="ce173" office:value-type="string">
            <text:p>+ 1 aprov ELSTER=62</text:p>
          </table:table-cell>
          <table:table-cell table:style-name="ce146" table:number-columns-repeated="19"/>
          <table:table-cell table:number-columns-repeated="1000"/>
        </table:table-row>
        <table:table-row table:style-name="ro6">
          <table:table-cell/>
          <table:table-cell table:style-name="ce136" office:value-type="string">
            <text:p>LEGENDA:</text:p>
          </table:table-cell>
          <table:table-cell table:style-name="ce147" office:value-type="string" table:number-columns-spanned="3" table:number-rows-spanned="1">
            <text:p>Qn = Vazão Nominal</text:p>
          </table:table-cell>
          <table:covered-table-cell table:number-columns-repeated="2" table:style-name="ce147"/>
          <table:table-cell table:style-name="ce178"/>
          <table:table-cell table:style-name="ce147" office:value-type="string" table:number-columns-spanned="5" table:number-rows-spanned="1">
            <text:p>Qt = Vazão de Transição</text:p>
          </table:table-cell>
          <table:covered-table-cell table:number-columns-repeated="4" table:style-name="ce147"/>
          <table:table-cell table:style-name="ce205"/>
          <table:table-cell table:style-name="ce147" office:value-type="string" table:number-columns-spanned="4" table:number-rows-spanned="1">
            <text:p>Qmin = Vazão Mínima</text:p>
          </table:table-cell>
          <table:covered-table-cell table:number-columns-repeated="3" table:style-name="ce147"/>
          <table:table-cell table:style-name="ce146"/>
          <table:table-cell table:number-columns-repeated="1007"/>
        </table:table-row>
        <table:table-row table:style-name="ro6">
          <table:table-cell table:number-columns-repeated="4"/>
          <table:table-cell table:style-name="ce174" office:value-type="string">
            <text:p>TOTAL=159 APROV</text:p>
          </table:table-cell>
          <table:table-cell table:number-columns-repeated="1019"/>
        </table:table-row>
        <table:table-row table:style-name="ro10">
          <table:table-cell table:number-columns-repeated="17"/>
          <table:table-cell table:style-name="ce225"/>
          <table:table-cell/>
          <table:table-cell table:style-name="ce228"/>
          <table:table-cell table:number-columns-repeated="1004"/>
        </table:table-row>
        <table:table-row table:style-name="ro11">
          <table:table-cell/>
          <table:table-cell table:style-name="ce137" office:value-type="string" table:number-columns-spanned="16" table:number-rows-spanned="1">
            <text:p>Ano de Instalação dos Hidrômetros- Reprovados</text:p>
          </table:table-cell>
          <table:covered-table-cell table:style-name="ce148"/>
          <table:covered-table-cell table:style-name="ce163"/>
          <table:covered-table-cell table:number-columns-repeated="13" table:style-name="ce146"/>
          <table:table-cell table:style-name="ce146" table:number-columns-repeated="8"/>
          <table:table-cell table:number-columns-repeated="999"/>
        </table:table-row>
        <table:table-row table:style-name="ro6">
          <table:table-cell table:style-name="ce125"/>
          <table:table-cell table:style-name="ce133" office:value-type="string" table:number-columns-spanned="1" table:number-rows-spanned="2">
            <text:p>FABRICANTE</text:p>
          </table:table-cell>
          <table:table-cell table:style-name="ce149" office:value-type="string" table:number-columns-spanned="15" table:number-rows-spanned="1">
            <text:p>Erros Negativos</text:p>
          </table:table-cell>
          <table:covered-table-cell table:number-columns-repeated="2" table:style-name="ce164"/>
          <table:covered-table-cell table:number-columns-repeated="7" table:style-name="ce179"/>
          <table:covered-table-cell table:number-columns-repeated="5"/>
          <table:table-cell table:number-columns-repeated="1007"/>
        </table:table-row>
        <table:table-row table:style-name="ro6">
          <table:table-cell table:style-name="ce125"/>
          <table:covered-table-cell table:style-name="ce130"/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2" office:value-type="string">
            <text:p>ITRON</text:p>
          </table:table-cell>
          <table:table-cell table:style-name="ce151" table:formula="of:=COUNTIF(['Banco de Dados'.$O$1:.$O$1000];[.A25]&amp;[.$C$24]&amp;&quot;N&quot;)" office:value-type="float" office:value="0">
            <text:p>0</text:p>
          </table:table-cell>
          <table:table-cell table:style-name="ce166" table:formula="of:=COUNTIF(['Banco de Dados'.$O$1:.$O$1000];[.A25]&amp;[.$D$24]&amp;&quot;N&quot;)" office:value-type="float" office:value="0">
            <text:p>0</text:p>
          </table:table-cell>
          <table:table-cell table:style-name="ce166" table:formula="of:=COUNTIF(['Banco de Dados'.$O$1:.$O$1000];[.A25]&amp;[.$E$24]&amp;&quot;N&quot;)" office:value-type="float" office:value="0">
            <text:p>0</text:p>
          </table:table-cell>
          <table:table-cell table:style-name="ce180" table:formula="of:=COUNTIF(['Banco de Dados'.$O$1:.$O$1000];[.A25]&amp;[.$F$24]&amp;&quot;N&quot;)" office:value-type="float" office:value="1">
            <text:p>1</text:p>
          </table:table-cell>
          <table:table-cell table:style-name="ce188" table:formula="of:=COUNTIF(['Banco de Dados'.$O$1:.$O$1000];[.A25]&amp;[.$G$24]&amp;&quot;N&quot;)" office:value-type="float" office:value="4">
            <text:p>4</text:p>
          </table:table-cell>
          <table:table-cell table:style-name="ce188" table:formula="of:=COUNTIF(['Banco de Dados'.$O$1:.$O$1000];[.A25]&amp;[.$H$24]&amp;&quot;N&quot;)" office:value-type="float" office:value="5">
            <text:p>5</text:p>
          </table:table-cell>
          <table:table-cell table:style-name="ce188" table:formula="of:=COUNTIF(['Banco de Dados'.$O$1:.$O$1000];[.A25]&amp;[.$I$24]&amp;&quot;N&quot;)" office:value-type="float" office:value="1">
            <text:p>1</text:p>
          </table:table-cell>
          <table:table-cell table:style-name="ce188" table:formula="of:=COUNTIF(['Banco de Dados'.$O$1:.$O$1000];[.A25]&amp;[.$J$24]&amp;&quot;N&quot;)" office:value-type="float" office:value="1">
            <text:p>1</text:p>
          </table:table-cell>
          <table:table-cell table:style-name="ce188" table:formula="of:=COUNTIF(['Banco de Dados'.$O$1:.$O$1000];[.A25]&amp;[.$K$24]&amp;&quot;N&quot;)" office:value-type="float" office:value="1">
            <text:p>1</text:p>
          </table:table-cell>
          <table:table-cell table:style-name="ce188" table:formula="of:=COUNTIF(['Banco de Dados'.$O$1:.$O$1000];[.A25]&amp;[.$L$24]&amp;&quot;N&quot;)" office:value-type="float" office:value="2">
            <text:p>2</text:p>
          </table:table-cell>
          <table:table-cell table:style-name="ce188" table:formula="of:=COUNTIF(['Banco de Dados'.$O$1:.$O$1000];[.A25]&amp;[.$M$24]&amp;&quot;N&quot;)" office:value-type="float" office:value="1">
            <text:p>1</text:p>
          </table:table-cell>
          <table:table-cell table:style-name="ce188" table:formula="of:=COUNTIF(['Banco de Dados'.$O$1:.$O$1000];[.A25]&amp;[.$N$24]&amp;&quot;N&quot;)" office:value-type="float" office:value="0">
            <text:p>0</text:p>
          </table:table-cell>
          <table:table-cell table:style-name="ce168" table:formula="of:=COUNTIF(['Banco de Dados'.$O$1:.$O$1000];[.A25]&amp;[.$O$24]&amp;&quot;N&quot;)" office:value-type="float" office:value="2">
            <text:p>2</text:p>
          </table:table-cell>
          <table:table-cell table:style-name="ce168" table:formula="of:=COUNTIF(['Banco de Dados'.$O$1:.$O$1000];[.A25]&amp;[.$P$24]&amp;&quot;N&quot;)" office:value-type="float" office:value="0">
            <text:p>0</text:p>
          </table:table-cell>
          <table:table-cell table:style-name="ce168" table:formula="of:=COUNTIF(['Banco de Dados'.$O$1:.$O$1000];[.A25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2" office:value-type="string">
            <text:p>FAE</text:p>
          </table:table-cell>
          <table:table-cell table:style-name="ce151" table:formula="of:=COUNTIF(['Banco de Dados'.$O$1:.$O$1000];[.A26]&amp;[.$C$24]&amp;&quot;N&quot;)" office:value-type="float" office:value="0">
            <text:p>0</text:p>
          </table:table-cell>
          <table:table-cell table:style-name="ce166" table:formula="of:=COUNTIF(['Banco de Dados'.$O$1:.$O$1000];[.A26]&amp;[.$D$24]&amp;&quot;N&quot;)" office:value-type="float" office:value="0">
            <text:p>0</text:p>
          </table:table-cell>
          <table:table-cell table:style-name="ce166" table:formula="of:=COUNTIF(['Banco de Dados'.$O$1:.$O$1000];[.A26]&amp;[.$E$24]&amp;&quot;N&quot;)" office:value-type="float" office:value="2">
            <text:p>2</text:p>
          </table:table-cell>
          <table:table-cell table:style-name="ce180" table:formula="of:=COUNTIF(['Banco de Dados'.$O$1:.$O$1000];[.A26]&amp;[.$F$24]&amp;&quot;N&quot;)" office:value-type="float" office:value="0">
            <text:p>0</text:p>
          </table:table-cell>
          <table:table-cell table:style-name="ce188" table:formula="of:=COUNTIF(['Banco de Dados'.$O$1:.$O$1000];[.A26]&amp;[.$G$24]&amp;&quot;N&quot;)" office:value-type="float" office:value="7">
            <text:p>7</text:p>
          </table:table-cell>
          <table:table-cell table:style-name="ce188" table:formula="of:=COUNTIF(['Banco de Dados'.$O$1:.$O$1000];[.A26]&amp;[.$H$24]&amp;&quot;N&quot;)" office:value-type="float" office:value="6">
            <text:p>6</text:p>
          </table:table-cell>
          <table:table-cell table:style-name="ce188" table:formula="of:=COUNTIF(['Banco de Dados'.$O$1:.$O$1000];[.A26]&amp;[.$I$24]&amp;&quot;N&quot;)" office:value-type="float" office:value="9">
            <text:p>9</text:p>
          </table:table-cell>
          <table:table-cell table:style-name="ce188" table:formula="of:=COUNTIF(['Banco de Dados'.$O$1:.$O$1000];[.A26]&amp;[.$J$24]&amp;&quot;N&quot;)" office:value-type="float" office:value="5">
            <text:p>5</text:p>
          </table:table-cell>
          <table:table-cell table:style-name="ce188" table:formula="of:=COUNTIF(['Banco de Dados'.$O$1:.$O$1000];[.A26]&amp;[.$K$24]&amp;&quot;N&quot;)" office:value-type="float" office:value="6">
            <text:p>6</text:p>
          </table:table-cell>
          <table:table-cell table:style-name="ce188" table:formula="of:=COUNTIF(['Banco de Dados'.$O$1:.$O$1000];[.A26]&amp;[.$L$24]&amp;&quot;N&quot;)" office:value-type="float" office:value="12">
            <text:p>12</text:p>
          </table:table-cell>
          <table:table-cell table:style-name="ce188" table:formula="of:=COUNTIF(['Banco de Dados'.$O$1:.$O$1000];[.A26]&amp;[.$M$24]&amp;&quot;N&quot;)" office:value-type="float" office:value="27">
            <text:p>27</text:p>
          </table:table-cell>
          <table:table-cell table:style-name="ce188" table:formula="of:=COUNTIF(['Banco de Dados'.$O$1:.$O$1000];[.A26]&amp;[.$N$24]&amp;&quot;N&quot;)" office:value-type="float" office:value="15">
            <text:p>15</text:p>
          </table:table-cell>
          <table:table-cell table:style-name="ce168" table:formula="of:=COUNTIF(['Banco de Dados'.$O$1:.$O$1000];[.A26]&amp;[.$O$24]&amp;&quot;N&quot;)" office:value-type="float" office:value="16">
            <text:p>16</text:p>
          </table:table-cell>
          <table:table-cell table:style-name="ce168" table:formula="of:=COUNTIF(['Banco de Dados'.$O$1:.$O$1000];[.A26]&amp;[.$P$24]&amp;&quot;N&quot;)" office:value-type="float" office:value="7">
            <text:p>7</text:p>
          </table:table-cell>
          <table:table-cell table:style-name="ce168" table:formula="of:=COUNTIF(['Banco de Dados'.$O$1:.$O$1000];[.A26]&amp;[.$Q$24]&amp;&quot;N&quot;)" office:value-type="float" office:value="2">
            <text:p>2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2" office:value-type="string">
            <text:p>LAO</text:p>
          </table:table-cell>
          <table:table-cell table:style-name="ce151" table:formula="of:=COUNTIF(['Banco de Dados'.$O$1:.$O$1000];[.A27]&amp;[.$C$24]&amp;&quot;N&quot;)" office:value-type="float" office:value="0">
            <text:p>0</text:p>
          </table:table-cell>
          <table:table-cell table:style-name="ce166" table:formula="of:=COUNTIF(['Banco de Dados'.$O$1:.$O$1000];[.A27]&amp;[.$D$24]&amp;&quot;N&quot;)" office:value-type="float" office:value="0">
            <text:p>0</text:p>
          </table:table-cell>
          <table:table-cell table:style-name="ce166" table:formula="of:=COUNTIF(['Banco de Dados'.$O$1:.$O$1000];[.A27]&amp;[.$E$24]&amp;&quot;N&quot;)" office:value-type="float" office:value="0">
            <text:p>0</text:p>
          </table:table-cell>
          <table:table-cell table:style-name="ce180" table:formula="of:=COUNTIF(['Banco de Dados'.$O$1:.$O$1000];[.A27]&amp;[.$F$24]&amp;&quot;N&quot;)" office:value-type="float" office:value="0">
            <text:p>0</text:p>
          </table:table-cell>
          <table:table-cell table:style-name="ce188" table:formula="of:=COUNTIF(['Banco de Dados'.$O$1:.$O$1000];[.A27]&amp;[.$G$24]&amp;&quot;N&quot;)" office:value-type="float" office:value="0">
            <text:p>0</text:p>
          </table:table-cell>
          <table:table-cell table:style-name="ce188" table:formula="of:=COUNTIF(['Banco de Dados'.$O$1:.$O$1000];[.A27]&amp;[.$H$24]&amp;&quot;N&quot;)" office:value-type="float" office:value="2">
            <text:p>2</text:p>
          </table:table-cell>
          <table:table-cell table:style-name="ce188" table:formula="of:=COUNTIF(['Banco de Dados'.$O$1:.$O$1000];[.A27]&amp;[.$I$24]&amp;&quot;N&quot;)" office:value-type="float" office:value="0">
            <text:p>0</text:p>
          </table:table-cell>
          <table:table-cell table:style-name="ce188" table:formula="of:=COUNTIF(['Banco de Dados'.$O$1:.$O$1000];[.A27]&amp;[.$J$24]&amp;&quot;N&quot;)" office:value-type="float" office:value="0">
            <text:p>0</text:p>
          </table:table-cell>
          <table:table-cell table:style-name="ce188" table:formula="of:=COUNTIF(['Banco de Dados'.$O$1:.$O$1000];[.A27]&amp;[.$K$24]&amp;&quot;N&quot;)" office:value-type="float" office:value="0">
            <text:p>0</text:p>
          </table:table-cell>
          <table:table-cell table:style-name="ce188" table:formula="of:=COUNTIF(['Banco de Dados'.$O$1:.$O$1000];[.A27]&amp;[.$L$24]&amp;&quot;N&quot;)" office:value-type="float" office:value="0">
            <text:p>0</text:p>
          </table:table-cell>
          <table:table-cell table:style-name="ce188" table:formula="of:=COUNTIF(['Banco de Dados'.$O$1:.$O$1000];[.A27]&amp;[.$M$24]&amp;&quot;N&quot;)" office:value-type="float" office:value="1">
            <text:p>1</text:p>
          </table:table-cell>
          <table:table-cell table:style-name="ce188" table:formula="of:=COUNTIF(['Banco de Dados'.$O$1:.$O$1000];[.A27]&amp;[.$N$24]&amp;&quot;N&quot;)" office:value-type="float" office:value="0">
            <text:p>0</text:p>
          </table:table-cell>
          <table:table-cell table:style-name="ce168" table:formula="of:=COUNTIF(['Banco de Dados'.$O$1:.$O$1000];[.A27]&amp;[.$O$24]&amp;&quot;N&quot;)" office:value-type="float" office:value="0">
            <text:p>0</text:p>
          </table:table-cell>
          <table:table-cell table:style-name="ce168" table:formula="of:=COUNTIF(['Banco de Dados'.$O$1:.$O$1000];[.A27]&amp;[.$P$24]&amp;&quot;N&quot;)" office:value-type="float" office:value="0">
            <text:p>0</text:p>
          </table:table-cell>
          <table:table-cell table:style-name="ce168" table:formula="of:=COUNTIF(['Banco de Dados'.$O$1:.$O$1000];[.A27]&amp;[.$Q$24]&amp;&quot;N&quot;)" office:value-type="float" office:value="2">
            <text:p>2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2" office:value-type="string">
            <text:p>ARAD</text:p>
          </table:table-cell>
          <table:table-cell table:style-name="ce151" table:formula="of:=COUNTIF(['Banco de Dados'.$O$1:.$O$1000];[.A28]&amp;[.$C$24]&amp;&quot;N&quot;)" office:value-type="float" office:value="0">
            <text:p>0</text:p>
          </table:table-cell>
          <table:table-cell table:style-name="ce166" table:formula="of:=COUNTIF(['Banco de Dados'.$O$1:.$O$1000];[.A28]&amp;[.$D$24]&amp;&quot;N&quot;)" office:value-type="float" office:value="0">
            <text:p>0</text:p>
          </table:table-cell>
          <table:table-cell table:style-name="ce166" table:formula="of:=COUNTIF(['Banco de Dados'.$O$1:.$O$1000];[.A28]&amp;[.$E$24]&amp;&quot;N&quot;)" office:value-type="float" office:value="0">
            <text:p>0</text:p>
          </table:table-cell>
          <table:table-cell table:style-name="ce180" table:formula="of:=COUNTIF(['Banco de Dados'.$O$1:.$O$1000];[.A28]&amp;[.$F$24]&amp;&quot;N&quot;)" office:value-type="float" office:value="0">
            <text:p>0</text:p>
          </table:table-cell>
          <table:table-cell table:style-name="ce188" table:formula="of:=COUNTIF(['Banco de Dados'.$O$1:.$O$1000];[.A28]&amp;[.$G$24]&amp;&quot;N&quot;)" office:value-type="float" office:value="0">
            <text:p>0</text:p>
          </table:table-cell>
          <table:table-cell table:style-name="ce188" table:formula="of:=COUNTIF(['Banco de Dados'.$O$1:.$O$1000];[.A28]&amp;[.$H$24]&amp;&quot;N&quot;)" office:value-type="float" office:value="0">
            <text:p>0</text:p>
          </table:table-cell>
          <table:table-cell table:style-name="ce188" table:formula="of:=COUNTIF(['Banco de Dados'.$O$1:.$O$1000];[.A28]&amp;[.$I$24]&amp;&quot;N&quot;)" office:value-type="float" office:value="0">
            <text:p>0</text:p>
          </table:table-cell>
          <table:table-cell table:style-name="ce188" table:formula="of:=COUNTIF(['Banco de Dados'.$O$1:.$O$1000];[.A28]&amp;[.$J$24]&amp;&quot;N&quot;)" office:value-type="float" office:value="0">
            <text:p>0</text:p>
          </table:table-cell>
          <table:table-cell table:style-name="ce188" table:formula="of:=COUNTIF(['Banco de Dados'.$O$1:.$O$1000];[.A28]&amp;[.$K$24]&amp;&quot;N&quot;)" office:value-type="float" office:value="0">
            <text:p>0</text:p>
          </table:table-cell>
          <table:table-cell table:style-name="ce188" table:formula="of:=COUNTIF(['Banco de Dados'.$O$1:.$O$1000];[.A28]&amp;[.$L$24]&amp;&quot;N&quot;)" office:value-type="float" office:value="0">
            <text:p>0</text:p>
          </table:table-cell>
          <table:table-cell table:style-name="ce188" table:formula="of:=COUNTIF(['Banco de Dados'.$O$1:.$O$1000];[.A28]&amp;[.$M$24]&amp;&quot;N&quot;)" office:value-type="float" office:value="0">
            <text:p>0</text:p>
          </table:table-cell>
          <table:table-cell table:style-name="ce188" table:formula="of:=COUNTIF(['Banco de Dados'.$O$1:.$O$1000];[.A28]&amp;[.$N$24]&amp;&quot;N&quot;)" office:value-type="float" office:value="0">
            <text:p>0</text:p>
          </table:table-cell>
          <table:table-cell table:style-name="ce168" table:formula="of:=COUNTIF(['Banco de Dados'.$O$1:.$O$1000];[.A28]&amp;[.$O$24]&amp;&quot;N&quot;)" office:value-type="float" office:value="0">
            <text:p>0</text:p>
          </table:table-cell>
          <table:table-cell table:style-name="ce168" table:formula="of:=COUNTIF(['Banco de Dados'.$O$1:.$O$1000];[.A28]&amp;[.$P$24]&amp;&quot;N&quot;)" office:value-type="float" office:value="0">
            <text:p>0</text:p>
          </table:table-cell>
          <table:table-cell table:style-name="ce168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B</text:p>
          </table:table-cell>
          <table:table-cell table:style-name="ce133" office:value-type="string">
            <text:p>DIEHL</text:p>
          </table:table-cell>
          <table:table-cell table:style-name="ce151" table:formula="of:=COUNTIF(['Banco de Dados'.$O$1:.$O$1000];[.A29]&amp;[.$C$24]&amp;&quot;N&quot;)" office:value-type="float" office:value="0">
            <text:p>0</text:p>
          </table:table-cell>
          <table:table-cell table:style-name="ce166" table:formula="of:=COUNTIF(['Banco de Dados'.$O$1:.$O$1000];[.A29]&amp;[.$D$24]&amp;&quot;N&quot;)" office:value-type="float" office:value="0">
            <text:p>0</text:p>
          </table:table-cell>
          <table:table-cell table:style-name="ce166" table:formula="of:=COUNTIF(['Banco de Dados'.$O$1:.$O$1000];[.A29]&amp;[.$E$24]&amp;&quot;N&quot;)" office:value-type="float" office:value="0">
            <text:p>0</text:p>
          </table:table-cell>
          <table:table-cell table:style-name="ce180" table:formula="of:=COUNTIF(['Banco de Dados'.$O$1:.$O$1000];[.A29]&amp;[.$F$24]&amp;&quot;N&quot;)" office:value-type="float" office:value="0">
            <text:p>0</text:p>
          </table:table-cell>
          <table:table-cell table:style-name="ce188" table:formula="of:=COUNTIF(['Banco de Dados'.$O$1:.$O$1000];[.A29]&amp;[.$G$24]&amp;&quot;N&quot;)" office:value-type="float" office:value="0">
            <text:p>0</text:p>
          </table:table-cell>
          <table:table-cell table:style-name="ce188" table:formula="of:=COUNTIF(['Banco de Dados'.$O$1:.$O$1000];[.A29]&amp;[.$H$24]&amp;&quot;N&quot;)" office:value-type="float" office:value="0">
            <text:p>0</text:p>
          </table:table-cell>
          <table:table-cell table:style-name="ce188" table:formula="of:=COUNTIF(['Banco de Dados'.$O$1:.$O$1000];[.A29]&amp;[.$I$24]&amp;&quot;N&quot;)" office:value-type="float" office:value="0">
            <text:p>0</text:p>
          </table:table-cell>
          <table:table-cell table:style-name="ce188" table:formula="of:=COUNTIF(['Banco de Dados'.$O$1:.$O$1000];[.A29]&amp;[.$J$24]&amp;&quot;N&quot;)" office:value-type="float" office:value="0">
            <text:p>0</text:p>
          </table:table-cell>
          <table:table-cell table:style-name="ce188" table:formula="of:=COUNTIF(['Banco de Dados'.$O$1:.$O$1000];[.A29]&amp;[.$K$24]&amp;&quot;N&quot;)" office:value-type="float" office:value="0">
            <text:p>0</text:p>
          </table:table-cell>
          <table:table-cell table:style-name="ce188" table:formula="of:=COUNTIF(['Banco de Dados'.$O$1:.$O$1000];[.A29]&amp;[.$L$24]&amp;&quot;N&quot;)" office:value-type="float" office:value="0">
            <text:p>0</text:p>
          </table:table-cell>
          <table:table-cell table:style-name="ce188" table:formula="of:=COUNTIF(['Banco de Dados'.$O$1:.$O$1000];[.A29]&amp;[.$M$24]&amp;&quot;N&quot;)" office:value-type="float" office:value="0">
            <text:p>0</text:p>
          </table:table-cell>
          <table:table-cell table:style-name="ce188" table:formula="of:=COUNTIF(['Banco de Dados'.$O$1:.$O$1000];[.A29]&amp;[.$N$24]&amp;&quot;N&quot;)" office:value-type="float" office:value="0">
            <text:p>0</text:p>
          </table:table-cell>
          <table:table-cell table:style-name="ce168" table:formula="of:=COUNTIF(['Banco de Dados'.$O$1:.$O$1000];[.A29]&amp;[.$O$24]&amp;&quot;N&quot;)" office:value-type="float" office:value="0">
            <text:p>0</text:p>
          </table:table-cell>
          <table:table-cell table:style-name="ce168" table:formula="of:=COUNTIF(['Banco de Dados'.$O$1:.$O$1000];[.A29]&amp;[.$P$24]&amp;&quot;N&quot;)" office:value-type="float" office:value="0">
            <text:p>0</text:p>
          </table:table-cell>
          <table:table-cell table:style-name="ce168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3">
          <table:table-cell office:value-type="string">
            <text:p>N</text:p>
          </table:table-cell>
          <table:table-cell table:style-name="ce132" office:value-type="string">
            <text:p>ELSTER</text:p>
          </table:table-cell>
          <table:table-cell table:style-name="ce151" table:formula="of:=COUNTIF(['Banco de Dados'.$O$1:.$O$1000];[.A30]&amp;[.$C$24]&amp;&quot;N&quot;)" office:value-type="float" office:value="0">
            <text:p>0</text:p>
          </table:table-cell>
          <table:table-cell table:style-name="ce166" table:formula="of:=COUNTIF(['Banco de Dados'.$O$1:.$O$1000];[.A30]&amp;[.$D$24]&amp;&quot;N&quot;)" office:value-type="float" office:value="0">
            <text:p>0</text:p>
          </table:table-cell>
          <table:table-cell table:style-name="ce166" table:formula="of:=COUNTIF(['Banco de Dados'.$O$1:.$O$1000];[.A30]&amp;[.$E$24]&amp;&quot;N&quot;)" office:value-type="float" office:value="0">
            <text:p>0</text:p>
          </table:table-cell>
          <table:table-cell table:style-name="ce180" table:formula="of:=COUNTIF(['Banco de Dados'.$O$1:.$O$1000];[.A30]&amp;[.$F$24]&amp;&quot;N&quot;)" office:value-type="float" office:value="0">
            <text:p>0</text:p>
          </table:table-cell>
          <table:table-cell table:style-name="ce188" table:formula="of:=COUNTIF(['Banco de Dados'.$O$1:.$O$1000];[.A30]&amp;[.$G$24]&amp;&quot;N&quot;)" office:value-type="float" office:value="0">
            <text:p>0</text:p>
          </table:table-cell>
          <table:table-cell table:style-name="ce188" table:formula="of:=COUNTIF(['Banco de Dados'.$O$1:.$O$1000];[.A30]&amp;[.$H$24]&amp;&quot;N&quot;)" office:value-type="float" office:value="0">
            <text:p>0</text:p>
          </table:table-cell>
          <table:table-cell table:style-name="ce188" table:formula="of:=COUNTIF(['Banco de Dados'.$O$1:.$O$1000];[.A30]&amp;[.$I$24]&amp;&quot;N&quot;)" office:value-type="float" office:value="0">
            <text:p>0</text:p>
          </table:table-cell>
          <table:table-cell table:style-name="ce188" table:formula="of:=COUNTIF(['Banco de Dados'.$O$1:.$O$1000];[.A30]&amp;[.$J$24]&amp;&quot;N&quot;)" office:value-type="float" office:value="0">
            <text:p>0</text:p>
          </table:table-cell>
          <table:table-cell table:style-name="ce188" table:formula="of:=COUNTIF(['Banco de Dados'.$O$1:.$O$1000];[.A30]&amp;[.$K$24]&amp;&quot;N&quot;)" office:value-type="float" office:value="0">
            <text:p>0</text:p>
          </table:table-cell>
          <table:table-cell table:style-name="ce188" table:formula="of:=COUNTIF(['Banco de Dados'.$O$1:.$O$1000];[.A30]&amp;[.$L$24]&amp;&quot;N&quot;)" office:value-type="float" office:value="0">
            <text:p>0</text:p>
          </table:table-cell>
          <table:table-cell table:style-name="ce188" table:formula="of:=COUNTIF(['Banco de Dados'.$O$1:.$O$1000];[.A30]&amp;[.$M$24]&amp;&quot;N&quot;)" office:value-type="float" office:value="0">
            <text:p>0</text:p>
          </table:table-cell>
          <table:table-cell table:style-name="ce188" table:formula="of:=COUNTIF(['Banco de Dados'.$O$1:.$O$1000];[.A30]&amp;[.$N$24]&amp;&quot;N&quot;)" office:value-type="float" office:value="0">
            <text:p>0</text:p>
          </table:table-cell>
          <table:table-cell table:style-name="ce168" table:formula="of:=COUNTIF(['Banco de Dados'.$O$1:.$O$1000];[.A30]&amp;[.$O$24]&amp;&quot;N&quot;)" office:value-type="float" office:value="0">
            <text:p>0</text:p>
          </table:table-cell>
          <table:table-cell table:style-name="ce168" table:formula="of:=COUNTIF(['Banco de Dados'.$O$1:.$O$1000];[.A30]&amp;[.$P$24]&amp;&quot;N&quot;)" office:value-type="float" office:value="0">
            <text:p>0</text:p>
          </table:table-cell>
          <table:table-cell table:style-name="ce168" table:formula="of:=COUNTIF(['Banco de Dados'.$O$1:.$O$1000];[.A30]&amp;[.$Q$24]&amp;&quot;N&quot;)" office:value-type="float" office:value="2">
            <text:p>2</text:p>
          </table:table-cell>
          <table:table-cell table:number-columns-repeated="1007"/>
        </table:table-row>
        <table:table-row table:style-name="ro14">
          <table:table-cell office:value-type="string">
            <text:p>B</text:p>
          </table:table-cell>
          <table:table-cell table:style-name="ce132" office:value-type="string">
            <text:p>SAGA</text:p>
          </table:table-cell>
          <table:table-cell table:style-name="ce151" table:formula="of:=COUNTIF(['Banco de Dados'.$O$1:.$O$1000];[.A31]&amp;[.$C$24]&amp;&quot;N&quot;)" office:value-type="float" office:value="0">
            <text:p>0</text:p>
          </table:table-cell>
          <table:table-cell table:style-name="ce166" table:formula="of:=COUNTIF(['Banco de Dados'.$O$1:.$O$1000];[.A31]&amp;[.$D$24]&amp;&quot;N&quot;)" office:value-type="float" office:value="0">
            <text:p>0</text:p>
          </table:table-cell>
          <table:table-cell table:style-name="ce166" table:formula="of:=COUNTIF(['Banco de Dados'.$O$1:.$O$1000];[.A31]&amp;[.$E$24]&amp;&quot;N&quot;)" office:value-type="float" office:value="0">
            <text:p>0</text:p>
          </table:table-cell>
          <table:table-cell table:style-name="ce180" table:formula="of:=COUNTIF(['Banco de Dados'.$O$1:.$O$1000];[.A31]&amp;[.$F$24]&amp;&quot;N&quot;)" office:value-type="float" office:value="0">
            <text:p>0</text:p>
          </table:table-cell>
          <table:table-cell table:style-name="ce188" table:formula="of:=COUNTIF(['Banco de Dados'.$O$1:.$O$1000];[.A31]&amp;[.$G$24]&amp;&quot;N&quot;)" office:value-type="float" office:value="0">
            <text:p>0</text:p>
          </table:table-cell>
          <table:table-cell table:style-name="ce188" table:formula="of:=COUNTIF(['Banco de Dados'.$O$1:.$O$1000];[.A31]&amp;[.$H$24]&amp;&quot;N&quot;)" office:value-type="float" office:value="0">
            <text:p>0</text:p>
          </table:table-cell>
          <table:table-cell table:style-name="ce188" table:formula="of:=COUNTIF(['Banco de Dados'.$O$1:.$O$1000];[.A31]&amp;[.$I$24]&amp;&quot;N&quot;)" office:value-type="float" office:value="0">
            <text:p>0</text:p>
          </table:table-cell>
          <table:table-cell table:style-name="ce188" table:formula="of:=COUNTIF(['Banco de Dados'.$O$1:.$O$1000];[.A31]&amp;[.$J$24]&amp;&quot;N&quot;)" office:value-type="float" office:value="0">
            <text:p>0</text:p>
          </table:table-cell>
          <table:table-cell table:style-name="ce188" table:formula="of:=COUNTIF(['Banco de Dados'.$O$1:.$O$1000];[.A31]&amp;[.$K$24]&amp;&quot;N&quot;)" office:value-type="float" office:value="0">
            <text:p>0</text:p>
          </table:table-cell>
          <table:table-cell table:style-name="ce188" table:formula="of:=COUNTIF(['Banco de Dados'.$O$1:.$O$1000];[.A31]&amp;[.$L$24]&amp;&quot;N&quot;)" office:value-type="float" office:value="0">
            <text:p>0</text:p>
          </table:table-cell>
          <table:table-cell table:style-name="ce188" table:formula="of:=COUNTIF(['Banco de Dados'.$O$1:.$O$1000];[.A31]&amp;[.$M$24]&amp;&quot;N&quot;)" office:value-type="float" office:value="0">
            <text:p>0</text:p>
          </table:table-cell>
          <table:table-cell table:style-name="ce188" table:formula="of:=COUNTIF(['Banco de Dados'.$O$1:.$O$1000];[.A31]&amp;[.$N$24]&amp;&quot;N&quot;)" office:value-type="float" office:value="0">
            <text:p>0</text:p>
          </table:table-cell>
          <table:table-cell table:style-name="ce168" table:formula="of:=COUNTIF(['Banco de Dados'.$O$1:.$O$1000];[.A31]&amp;[.$O$24]&amp;&quot;N&quot;)" office:value-type="float" office:value="0">
            <text:p>0</text:p>
          </table:table-cell>
          <table:table-cell table:style-name="ce168" table:formula="of:=COUNTIF(['Banco de Dados'.$O$1:.$O$1000];[.A31]&amp;[.$P$24]&amp;&quot;N&quot;)" office:value-type="float" office:value="0">
            <text:p>0</text:p>
          </table:table-cell>
          <table:table-cell table:style-name="ce168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5">
          <table:table-cell/>
          <table:table-cell table:style-name="ce133" office:value-type="string">
            <text:p>TOTAL</text:p>
          </table:table-cell>
          <table:table-cell table:style-name="ce152" table:formula="of:=SUM([.C25:.C31])" office:value-type="float" office:value="0">
            <text:p>0</text:p>
          </table:table-cell>
          <table:table-cell table:style-name="ce152" table:formula="of:=SUM([.D25:.D31])" office:value-type="float" office:value="0">
            <text:p>0</text:p>
          </table:table-cell>
          <table:table-cell table:style-name="ce152" table:formula="of:=SUM([.E25:.E31])" office:value-type="float" office:value="2">
            <text:p>2</text:p>
          </table:table-cell>
          <table:table-cell table:style-name="ce152" table:formula="of:=SUM([.F25:.F31])" office:value-type="float" office:value="1">
            <text:p>1</text:p>
          </table:table-cell>
          <table:table-cell table:style-name="ce152" table:formula="of:=SUM([.G25:.G31])" office:value-type="float" office:value="11">
            <text:p>11</text:p>
          </table:table-cell>
          <table:table-cell table:style-name="ce152" table:formula="of:=SUM([.H25:.H31])" office:value-type="float" office:value="13">
            <text:p>13</text:p>
          </table:table-cell>
          <table:table-cell table:style-name="ce152" table:formula="of:=SUM([.I25:.I31])" office:value-type="float" office:value="10">
            <text:p>10</text:p>
          </table:table-cell>
          <table:table-cell table:style-name="ce152" table:formula="of:=SUM([.J25:.J31])" office:value-type="float" office:value="6">
            <text:p>6</text:p>
          </table:table-cell>
          <table:table-cell table:style-name="ce152" table:formula="of:=SUM([.K25:.K31])" office:value-type="float" office:value="7">
            <text:p>7</text:p>
          </table:table-cell>
          <table:table-cell table:style-name="ce152" table:formula="of:=SUM([.L25:.L31])" office:value-type="float" office:value="14">
            <text:p>14</text:p>
          </table:table-cell>
          <table:table-cell table:style-name="ce152" table:formula="of:=SUM([.M25:.M31])" office:value-type="float" office:value="29">
            <text:p>29</text:p>
          </table:table-cell>
          <table:table-cell table:style-name="ce152" table:formula="of:=SUM([.N25:.N31])" office:value-type="float" office:value="15">
            <text:p>15</text:p>
          </table:table-cell>
          <table:table-cell table:style-name="ce152" table:formula="of:=SUM([.O25:.O31])" office:value-type="float" office:value="18">
            <text:p>18</text:p>
          </table:table-cell>
          <table:table-cell table:style-name="ce152" table:formula="of:=SUM([.P25:.P31])" office:value-type="float" office:value="7">
            <text:p>7</text:p>
          </table:table-cell>
          <table:table-cell table:style-name="ce152" table:formula="of:=SUM([.Q25:.Q31])" office:value-type="float" office:value="6">
            <text:p>6</text:p>
          </table:table-cell>
          <table:table-cell table:number-columns-repeated="1007"/>
        </table:table-row>
        <table:table-row table:style-name="ro11">
          <table:table-cell/>
          <table:table-cell table:style-name="ce138" office:value-type="string" table:number-columns-spanned="16" table:number-rows-spanned="1">
            <text:p>Ano de Instalação dos Hidrômetros- Aprovados</text:p>
          </table:table-cell>
          <table:covered-table-cell table:style-name="ce148"/>
          <table:covered-table-cell table:style-name="ce163"/>
          <table:covered-table-cell table:number-columns-repeated="12" table:style-name="ce146"/>
          <table:covered-table-cell/>
          <table:table-cell table:number-columns-repeated="1007"/>
        </table:table-row>
        <table:table-row table:style-name="ro6">
          <table:table-cell/>
          <table:table-cell table:style-name="ce130" office:value-type="string">
            <text:p>FABRICANTE</text:p>
          </table:table-cell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2" office:value-type="string">
            <text:p>ITRON</text:p>
          </table:table-cell>
          <table:table-cell table:style-name="ce151" table:formula="of:=COUNTIF(['Banco de Dados'.$N$1:.$N$1000];[.A35]&amp;[.$C$34]&amp;&quot;AP&quot;)" office:value-type="float" office:value="0">
            <text:p>0</text:p>
          </table:table-cell>
          <table:table-cell table:style-name="ce166" table:formula="of:=COUNTIF(['Banco de Dados'.$N$1:.$N$1000];[.A35]&amp;[.$D$34]&amp;&quot;AP&quot;)" office:value-type="float" office:value="0">
            <text:p>0</text:p>
          </table:table-cell>
          <table:table-cell table:style-name="ce166" table:formula="of:=COUNTIF(['Banco de Dados'.$N$1:.$N$1000];[.A35]&amp;[.$E$34]&amp;&quot;AP&quot;)" office:value-type="float" office:value="1">
            <text:p>1</text:p>
          </table:table-cell>
          <table:table-cell table:style-name="ce180" table:formula="of:=COUNTIF(['Banco de Dados'.$N$1:.$N$1000];[.A35]&amp;[.$F$34]&amp;&quot;AP&quot;)" office:value-type="float" office:value="0">
            <text:p>0</text:p>
          </table:table-cell>
          <table:table-cell table:style-name="ce188" table:formula="of:=COUNTIF(['Banco de Dados'.$N$1:.$N$1000];[.A35]&amp;[.$G$34]&amp;&quot;AP&quot;)" office:value-type="float" office:value="0">
            <text:p>0</text:p>
          </table:table-cell>
          <table:table-cell table:style-name="ce188" table:formula="of:=COUNTIF(['Banco de Dados'.$N$1:.$N$1000];[.A35]&amp;[.$H$34]&amp;&quot;AP&quot;)" office:value-type="float" office:value="2">
            <text:p>2</text:p>
          </table:table-cell>
          <table:table-cell table:style-name="ce188" table:formula="of:=COUNTIF(['Banco de Dados'.$N$1:.$N$1000];[.A35]&amp;[.$I$34]&amp;&quot;AP&quot;)" office:value-type="float" office:value="1">
            <text:p>1</text:p>
          </table:table-cell>
          <table:table-cell table:style-name="ce188" table:formula="of:=COUNTIF(['Banco de Dados'.$N$1:.$N$1000];[.A35]&amp;[.$J$34]&amp;&quot;AP&quot;)" office:value-type="float" office:value="5">
            <text:p>5</text:p>
          </table:table-cell>
          <table:table-cell table:style-name="ce188" table:formula="of:=COUNTIF(['Banco de Dados'.$N$1:.$N$1000];[.A35]&amp;[.$K$34]&amp;&quot;AP&quot;)" office:value-type="float" office:value="2">
            <text:p>2</text:p>
          </table:table-cell>
          <table:table-cell table:style-name="ce188" table:formula="of:=COUNTIF(['Banco de Dados'.$N$1:.$N$1000];[.A35]&amp;[.$L$34]&amp;&quot;AP&quot;)" office:value-type="float" office:value="1">
            <text:p>1</text:p>
          </table:table-cell>
          <table:table-cell table:style-name="ce188" table:formula="of:=COUNTIF(['Banco de Dados'.$N$1:.$N$1000];[.A35]&amp;[.$M$34]&amp;&quot;AP&quot;)" office:value-type="float" office:value="1">
            <text:p>1</text:p>
          </table:table-cell>
          <table:table-cell table:style-name="ce188" table:formula="of:=COUNTIF(['Banco de Dados'.$N$1:.$N$1000];[.A35]&amp;[.$N$34]&amp;&quot;AP&quot;)" office:value-type="float" office:value="0">
            <text:p>0</text:p>
          </table:table-cell>
          <table:table-cell table:style-name="ce188" table:formula="of:=COUNTIF(['Banco de Dados'.$N$1:.$N$1000];[.A35]&amp;[.$O$34]&amp;&quot;AP&quot;)" office:value-type="float" office:value="1">
            <text:p>1</text:p>
          </table:table-cell>
          <table:table-cell table:style-name="ce188" table:formula="of:=COUNTIF(['Banco de Dados'.$N$1:.$N$1000];[.A35]&amp;[.$P$34]&amp;&quot;AP&quot;)" office:value-type="float" office:value="0">
            <text:p>0</text:p>
          </table:table-cell>
          <table:table-cell table:style-name="ce188" table:formula="of:=COUNTIF(['Banco de Dados'.$N$1:.$N$1000];[.A35]&amp;[.$Q$34]&amp;&quot;A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2" office:value-type="string">
            <text:p>FAE</text:p>
          </table:table-cell>
          <table:table-cell table:style-name="ce151" table:formula="of:=COUNTIF(['Banco de Dados'.$N$1:.$N$1000];[.A36]&amp;[.$C$34]&amp;&quot;AP&quot;)" office:value-type="float" office:value="0">
            <text:p>0</text:p>
          </table:table-cell>
          <table:table-cell table:style-name="ce166" table:formula="of:=COUNTIF(['Banco de Dados'.$N$1:.$N$1000];[.A36]&amp;[.$D$34]&amp;&quot;AP&quot;)" office:value-type="float" office:value="0">
            <text:p>0</text:p>
          </table:table-cell>
          <table:table-cell table:style-name="ce166" table:formula="of:=COUNTIF(['Banco de Dados'.$N$1:.$N$1000];[.A36]&amp;[.$E$34]&amp;&quot;AP&quot;)" office:value-type="float" office:value="1">
            <text:p>1</text:p>
          </table:table-cell>
          <table:table-cell table:style-name="ce180" table:formula="of:=COUNTIF(['Banco de Dados'.$N$1:.$N$1000];[.A36]&amp;[.$F$34]&amp;&quot;AP&quot;)" office:value-type="float" office:value="0">
            <text:p>0</text:p>
          </table:table-cell>
          <table:table-cell table:style-name="ce188" table:formula="of:=COUNTIF(['Banco de Dados'.$N$1:.$N$1000];[.A36]&amp;[.$G$34]&amp;&quot;AP&quot;)" office:value-type="float" office:value="1">
            <text:p>1</text:p>
          </table:table-cell>
          <table:table-cell table:style-name="ce188" table:formula="of:=COUNTIF(['Banco de Dados'.$N$1:.$N$1000];[.A36]&amp;[.$H$34]&amp;&quot;AP&quot;)" office:value-type="float" office:value="1">
            <text:p>1</text:p>
          </table:table-cell>
          <table:table-cell table:style-name="ce188" table:formula="of:=COUNTIF(['Banco de Dados'.$N$1:.$N$1000];[.A36]&amp;[.$I$34]&amp;&quot;AP&quot;)" office:value-type="float" office:value="1">
            <text:p>1</text:p>
          </table:table-cell>
          <table:table-cell table:style-name="ce188" table:formula="of:=COUNTIF(['Banco de Dados'.$N$1:.$N$1000];[.A36]&amp;[.$J$34]&amp;&quot;AP&quot;)" office:value-type="float" office:value="5">
            <text:p>5</text:p>
          </table:table-cell>
          <table:table-cell table:style-name="ce188" table:formula="of:=COUNTIF(['Banco de Dados'.$N$1:.$N$1000];[.A36]&amp;[.$K$34]&amp;&quot;AP&quot;)" office:value-type="float" office:value="1">
            <text:p>1</text:p>
          </table:table-cell>
          <table:table-cell table:style-name="ce188" table:formula="of:=COUNTIF(['Banco de Dados'.$N$1:.$N$1000];[.A36]&amp;[.$L$34]&amp;&quot;AP&quot;)" office:value-type="float" office:value="5">
            <text:p>5</text:p>
          </table:table-cell>
          <table:table-cell table:style-name="ce188" table:formula="of:=COUNTIF(['Banco de Dados'.$N$1:.$N$1000];[.A36]&amp;[.$M$34]&amp;&quot;AP&quot;)" office:value-type="float" office:value="7">
            <text:p>7</text:p>
          </table:table-cell>
          <table:table-cell table:style-name="ce188" table:formula="of:=COUNTIF(['Banco de Dados'.$N$1:.$N$1000];[.A36]&amp;[.$N$34]&amp;&quot;AP&quot;)" office:value-type="float" office:value="4">
            <text:p>4</text:p>
          </table:table-cell>
          <table:table-cell table:style-name="ce188" table:formula="of:=COUNTIF(['Banco de Dados'.$N$1:.$N$1000];[.A36]&amp;[.$O$34]&amp;&quot;AP&quot;)" office:value-type="float" office:value="11">
            <text:p>11</text:p>
          </table:table-cell>
          <table:table-cell table:style-name="ce188" table:formula="of:=COUNTIF(['Banco de Dados'.$N$1:.$N$1000];[.A36]&amp;[.$P$34]&amp;&quot;AP&quot;)" office:value-type="float" office:value="13">
            <text:p>13</text:p>
          </table:table-cell>
          <table:table-cell table:style-name="ce188" table:formula="of:=COUNTIF(['Banco de Dados'.$N$1:.$N$1000];[.A36]&amp;[.$Q$34]&amp;&quot;AP&quot;)" office:value-type="float" office:value="7">
            <text:p>7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2" office:value-type="string">
            <text:p>LAO</text:p>
          </table:table-cell>
          <table:table-cell table:style-name="ce151" table:formula="of:=COUNTIF(['Banco de Dados'.$N$1:.$N$1000];[.A37]&amp;[.$C$34]&amp;&quot;AP&quot;)" office:value-type="float" office:value="0">
            <text:p>0</text:p>
          </table:table-cell>
          <table:table-cell table:style-name="ce166" table:formula="of:=COUNTIF(['Banco de Dados'.$N$1:.$N$1000];[.A37]&amp;[.$D$34]&amp;&quot;AP&quot;)" office:value-type="float" office:value="0">
            <text:p>0</text:p>
          </table:table-cell>
          <table:table-cell table:style-name="ce166" table:formula="of:=COUNTIF(['Banco de Dados'.$N$1:.$N$1000];[.A37]&amp;[.$E$34]&amp;&quot;AP&quot;)" office:value-type="float" office:value="0">
            <text:p>0</text:p>
          </table:table-cell>
          <table:table-cell table:style-name="ce180" table:formula="of:=COUNTIF(['Banco de Dados'.$N$1:.$N$1000];[.A37]&amp;[.$F$34]&amp;&quot;AP&quot;)" office:value-type="float" office:value="0">
            <text:p>0</text:p>
          </table:table-cell>
          <table:table-cell table:style-name="ce188" table:formula="of:=COUNTIF(['Banco de Dados'.$N$1:.$N$1000];[.A37]&amp;[.$G$34]&amp;&quot;AP&quot;)" office:value-type="float" office:value="2">
            <text:p>2</text:p>
          </table:table-cell>
          <table:table-cell table:style-name="ce188" table:formula="of:=COUNTIF(['Banco de Dados'.$N$1:.$N$1000];[.A37]&amp;[.$H$34]&amp;&quot;AP&quot;)" office:value-type="float" office:value="1">
            <text:p>1</text:p>
          </table:table-cell>
          <table:table-cell table:style-name="ce188" table:formula="of:=COUNTIF(['Banco de Dados'.$N$1:.$N$1000];[.A37]&amp;[.$I$34]&amp;&quot;AP&quot;)" office:value-type="float" office:value="0">
            <text:p>0</text:p>
          </table:table-cell>
          <table:table-cell table:style-name="ce188" table:formula="of:=COUNTIF(['Banco de Dados'.$N$1:.$N$1000];[.A37]&amp;[.$J$34]&amp;&quot;AP&quot;)" office:value-type="float" office:value="0">
            <text:p>0</text:p>
          </table:table-cell>
          <table:table-cell table:style-name="ce188" table:formula="of:=COUNTIF(['Banco de Dados'.$N$1:.$N$1000];[.A37]&amp;[.$K$34]&amp;&quot;AP&quot;)" office:value-type="float" office:value="0">
            <text:p>0</text:p>
          </table:table-cell>
          <table:table-cell table:style-name="ce188" table:formula="of:=COUNTIF(['Banco de Dados'.$N$1:.$N$1000];[.A37]&amp;[.$L$34]&amp;&quot;AP&quot;)" office:value-type="float" office:value="0">
            <text:p>0</text:p>
          </table:table-cell>
          <table:table-cell table:style-name="ce188" table:formula="of:=COUNTIF(['Banco de Dados'.$N$1:.$N$1000];[.A37]&amp;[.$M$34]&amp;&quot;AP&quot;)" office:value-type="float" office:value="0">
            <text:p>0</text:p>
          </table:table-cell>
          <table:table-cell table:style-name="ce188" table:formula="of:=COUNTIF(['Banco de Dados'.$N$1:.$N$1000];[.A37]&amp;[.$N$34]&amp;&quot;AP&quot;)" office:value-type="float" office:value="0">
            <text:p>0</text:p>
          </table:table-cell>
          <table:table-cell table:style-name="ce188" table:formula="of:=COUNTIF(['Banco de Dados'.$N$1:.$N$1000];[.A37]&amp;[.$O$34]&amp;&quot;AP&quot;)" office:value-type="float" office:value="2">
            <text:p>2</text:p>
          </table:table-cell>
          <table:table-cell table:style-name="ce188" table:formula="of:=COUNTIF(['Banco de Dados'.$N$1:.$N$1000];[.A37]&amp;[.$P$34]&amp;&quot;AP&quot;)" office:value-type="float" office:value="2">
            <text:p>2</text:p>
          </table:table-cell>
          <table:table-cell table:style-name="ce188" table:formula="of:=COUNTIF(['Banco de Dados'.$N$1:.$N$1000];[.A37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32" office:value-type="string">
            <text:p>ARAD</text:p>
          </table:table-cell>
          <table:table-cell table:style-name="ce151" table:formula="of:=COUNTIF(['Banco de Dados'.$N$1:.$N$1000];[.A38]&amp;[.$C$34]&amp;&quot;AP&quot;)" office:value-type="float" office:value="0">
            <text:p>0</text:p>
          </table:table-cell>
          <table:table-cell table:style-name="ce166" table:formula="of:=COUNTIF(['Banco de Dados'.$N$1:.$N$1000];[.A38]&amp;[.$D$34]&amp;&quot;AP&quot;)" office:value-type="float" office:value="0">
            <text:p>0</text:p>
          </table:table-cell>
          <table:table-cell table:style-name="ce166" table:formula="of:=COUNTIF(['Banco de Dados'.$N$1:.$N$1000];[.A38]&amp;[.$E$34]&amp;&quot;AP&quot;)" office:value-type="float" office:value="0">
            <text:p>0</text:p>
          </table:table-cell>
          <table:table-cell table:style-name="ce180" table:formula="of:=COUNTIF(['Banco de Dados'.$N$1:.$N$1000];[.A38]&amp;[.$F$34]&amp;&quot;AP&quot;)" office:value-type="float" office:value="0">
            <text:p>0</text:p>
          </table:table-cell>
          <table:table-cell table:style-name="ce188" table:formula="of:=COUNTIF(['Banco de Dados'.$N$1:.$N$1000];[.A38]&amp;[.$G$34]&amp;&quot;AP&quot;)" office:value-type="float" office:value="0">
            <text:p>0</text:p>
          </table:table-cell>
          <table:table-cell table:style-name="ce188" table:formula="of:=COUNTIF(['Banco de Dados'.$N$1:.$N$1000];[.A38]&amp;[.$H$34]&amp;&quot;AP&quot;)" office:value-type="float" office:value="0">
            <text:p>0</text:p>
          </table:table-cell>
          <table:table-cell table:style-name="ce188" table:formula="of:=COUNTIF(['Banco de Dados'.$N$1:.$N$1000];[.A38]&amp;[.$I$34]&amp;&quot;AP&quot;)" office:value-type="float" office:value="0">
            <text:p>0</text:p>
          </table:table-cell>
          <table:table-cell table:style-name="ce188" table:formula="of:=COUNTIF(['Banco de Dados'.$N$1:.$N$1000];[.A38]&amp;[.$J$34]&amp;&quot;AP&quot;)" office:value-type="float" office:value="0">
            <text:p>0</text:p>
          </table:table-cell>
          <table:table-cell table:style-name="ce188" table:formula="of:=COUNTIF(['Banco de Dados'.$N$1:.$N$1000];[.A38]&amp;[.$K$34]&amp;&quot;AP&quot;)" office:value-type="float" office:value="0">
            <text:p>0</text:p>
          </table:table-cell>
          <table:table-cell table:style-name="ce188" table:formula="of:=COUNTIF(['Banco de Dados'.$N$1:.$N$1000];[.A38]&amp;[.$L$34]&amp;&quot;AP&quot;)" office:value-type="float" office:value="0">
            <text:p>0</text:p>
          </table:table-cell>
          <table:table-cell table:style-name="ce188" table:formula="of:=COUNTIF(['Banco de Dados'.$N$1:.$N$1000];[.A38]&amp;[.$M$34]&amp;&quot;AP&quot;)" office:value-type="float" office:value="0">
            <text:p>0</text:p>
          </table:table-cell>
          <table:table-cell table:style-name="ce188" table:formula="of:=COUNTIF(['Banco de Dados'.$N$1:.$N$1000];[.A38]&amp;[.$N$34]&amp;&quot;AP&quot;)" office:value-type="float" office:value="0">
            <text:p>0</text:p>
          </table:table-cell>
          <table:table-cell table:style-name="ce188" table:formula="of:=COUNTIF(['Banco de Dados'.$N$1:.$N$1000];[.A38]&amp;[.$O$34]&amp;&quot;AP&quot;)" office:value-type="float" office:value="0">
            <text:p>0</text:p>
          </table:table-cell>
          <table:table-cell table:style-name="ce188" table:formula="of:=COUNTIF(['Banco de Dados'.$N$1:.$N$1000];[.A38]&amp;[.$P$34]&amp;&quot;AP&quot;)" office:value-type="float" office:value="0">
            <text:p>0</text:p>
          </table:table-cell>
          <table:table-cell table:style-name="ce188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3" office:value-type="string">
            <text:p>DIEHL</text:p>
          </table:table-cell>
          <table:table-cell table:style-name="ce151" table:formula="of:=COUNTIF(['Banco de Dados'.$N$1:.$N$1000];[.A39]&amp;[.$C$34]&amp;&quot;AP&quot;)" office:value-type="float" office:value="0">
            <text:p>0</text:p>
          </table:table-cell>
          <table:table-cell table:style-name="ce166" table:formula="of:=COUNTIF(['Banco de Dados'.$N$1:.$N$1000];[.A39]&amp;[.$D$34]&amp;&quot;AP&quot;)" office:value-type="float" office:value="0">
            <text:p>0</text:p>
          </table:table-cell>
          <table:table-cell table:style-name="ce166" table:formula="of:=COUNTIF(['Banco de Dados'.$N$1:.$N$1000];[.A39]&amp;[.$E$34]&amp;&quot;AP&quot;)" office:value-type="float" office:value="0">
            <text:p>0</text:p>
          </table:table-cell>
          <table:table-cell table:style-name="ce180" table:formula="of:=COUNTIF(['Banco de Dados'.$N$1:.$N$1000];[.A39]&amp;[.$F$34]&amp;&quot;AP&quot;)" office:value-type="float" office:value="0">
            <text:p>0</text:p>
          </table:table-cell>
          <table:table-cell table:style-name="ce188" table:formula="of:=COUNTIF(['Banco de Dados'.$N$1:.$N$1000];[.A39]&amp;[.$G$34]&amp;&quot;AP&quot;)" office:value-type="float" office:value="0">
            <text:p>0</text:p>
          </table:table-cell>
          <table:table-cell table:style-name="ce188" table:formula="of:=COUNTIF(['Banco de Dados'.$N$1:.$N$1000];[.A39]&amp;[.$H$34]&amp;&quot;AP&quot;)" office:value-type="float" office:value="0">
            <text:p>0</text:p>
          </table:table-cell>
          <table:table-cell table:style-name="ce188" table:formula="of:=COUNTIF(['Banco de Dados'.$N$1:.$N$1000];[.A39]&amp;[.$I$34]&amp;&quot;AP&quot;)" office:value-type="float" office:value="0">
            <text:p>0</text:p>
          </table:table-cell>
          <table:table-cell table:style-name="ce188" table:formula="of:=COUNTIF(['Banco de Dados'.$N$1:.$N$1000];[.A39]&amp;[.$J$34]&amp;&quot;AP&quot;)" office:value-type="float" office:value="0">
            <text:p>0</text:p>
          </table:table-cell>
          <table:table-cell table:style-name="ce188" table:formula="of:=COUNTIF(['Banco de Dados'.$N$1:.$N$1000];[.A39]&amp;[.$K$34]&amp;&quot;AP&quot;)" office:value-type="float" office:value="0">
            <text:p>0</text:p>
          </table:table-cell>
          <table:table-cell table:style-name="ce188" table:formula="of:=COUNTIF(['Banco de Dados'.$N$1:.$N$1000];[.A39]&amp;[.$L$34]&amp;&quot;AP&quot;)" office:value-type="float" office:value="0">
            <text:p>0</text:p>
          </table:table-cell>
          <table:table-cell table:style-name="ce188" table:formula="of:=COUNTIF(['Banco de Dados'.$N$1:.$N$1000];[.A39]&amp;[.$M$34]&amp;&quot;AP&quot;)" office:value-type="float" office:value="0">
            <text:p>0</text:p>
          </table:table-cell>
          <table:table-cell table:style-name="ce188" table:formula="of:=COUNTIF(['Banco de Dados'.$N$1:.$N$1000];[.A39]&amp;[.$N$34]&amp;&quot;AP&quot;)" office:value-type="float" office:value="0">
            <text:p>0</text:p>
          </table:table-cell>
          <table:table-cell table:style-name="ce188" table:formula="of:=COUNTIF(['Banco de Dados'.$N$1:.$N$1000];[.A39]&amp;[.$O$34]&amp;&quot;AP&quot;)" office:value-type="float" office:value="0">
            <text:p>0</text:p>
          </table:table-cell>
          <table:table-cell table:style-name="ce188" table:formula="of:=COUNTIF(['Banco de Dados'.$N$1:.$N$1000];[.A39]&amp;[.$P$34]&amp;&quot;AP&quot;)" office:value-type="float" office:value="0">
            <text:p>0</text:p>
          </table:table-cell>
          <table:table-cell table:style-name="ce188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2" office:value-type="string">
            <text:p>ELSTER</text:p>
          </table:table-cell>
          <table:table-cell table:style-name="ce151" table:formula="of:=COUNTIF(['Banco de Dados'.$N$1:.$N$1000];[.A40]&amp;[.$C$34]&amp;&quot;AP&quot;)" office:value-type="float" office:value="0">
            <text:p>0</text:p>
          </table:table-cell>
          <table:table-cell table:style-name="ce166" table:formula="of:=COUNTIF(['Banco de Dados'.$N$1:.$N$1000];[.A40]&amp;[.$D$34]&amp;&quot;AP&quot;)" office:value-type="float" office:value="0">
            <text:p>0</text:p>
          </table:table-cell>
          <table:table-cell table:style-name="ce166" table:formula="of:=COUNTIF(['Banco de Dados'.$N$1:.$N$1000];[.A40]&amp;[.$E$34]&amp;&quot;AP&quot;)" office:value-type="float" office:value="0">
            <text:p>0</text:p>
          </table:table-cell>
          <table:table-cell table:style-name="ce180" table:formula="of:=COUNTIF(['Banco de Dados'.$N$1:.$N$1000];[.A40]&amp;[.$F$34]&amp;&quot;AP&quot;)" office:value-type="float" office:value="0">
            <text:p>0</text:p>
          </table:table-cell>
          <table:table-cell table:style-name="ce188" table:formula="of:=COUNTIF(['Banco de Dados'.$N$1:.$N$1000];[.A40]&amp;[.$G$34]&amp;&quot;AP&quot;)" office:value-type="float" office:value="0">
            <text:p>0</text:p>
          </table:table-cell>
          <table:table-cell table:style-name="ce188" table:formula="of:=COUNTIF(['Banco de Dados'.$N$1:.$N$1000];[.A40]&amp;[.$H$34]&amp;&quot;AP&quot;)" office:value-type="float" office:value="0">
            <text:p>0</text:p>
          </table:table-cell>
          <table:table-cell table:style-name="ce188" table:formula="of:=COUNTIF(['Banco de Dados'.$N$1:.$N$1000];[.A40]&amp;[.$I$34]&amp;&quot;AP&quot;)" office:value-type="float" office:value="0">
            <text:p>0</text:p>
          </table:table-cell>
          <table:table-cell table:style-name="ce188" table:formula="of:=COUNTIF(['Banco de Dados'.$N$1:.$N$1000];[.A40]&amp;[.$J$34]&amp;&quot;AP&quot;)" office:value-type="float" office:value="1">
            <text:p>1</text:p>
          </table:table-cell>
          <table:table-cell table:style-name="ce188" table:formula="of:=COUNTIF(['Banco de Dados'.$N$1:.$N$1000];[.A40]&amp;[.$K$34]&amp;&quot;AP&quot;)" office:value-type="float" office:value="0">
            <text:p>0</text:p>
          </table:table-cell>
          <table:table-cell table:style-name="ce188" table:formula="of:=COUNTIF(['Banco de Dados'.$N$1:.$N$1000];[.A40]&amp;[.$L$34]&amp;&quot;AP&quot;)" office:value-type="float" office:value="0">
            <text:p>0</text:p>
          </table:table-cell>
          <table:table-cell table:style-name="ce188" table:formula="of:=COUNTIF(['Banco de Dados'.$N$1:.$N$1000];[.A40]&amp;[.$M$34]&amp;&quot;AP&quot;)" office:value-type="float" office:value="0">
            <text:p>0</text:p>
          </table:table-cell>
          <table:table-cell table:style-name="ce188" table:formula="of:=COUNTIF(['Banco de Dados'.$N$1:.$N$1000];[.A40]&amp;[.$N$34]&amp;&quot;AP&quot;)" office:value-type="float" office:value="0">
            <text:p>0</text:p>
          </table:table-cell>
          <table:table-cell table:style-name="ce188" table:formula="of:=COUNTIF(['Banco de Dados'.$N$1:.$N$1000];[.A40]&amp;[.$O$34]&amp;&quot;AP&quot;)" office:value-type="float" office:value="0">
            <text:p>0</text:p>
          </table:table-cell>
          <table:table-cell table:style-name="ce188" table:formula="of:=COUNTIF(['Banco de Dados'.$N$1:.$N$1000];[.A40]&amp;[.$P$34]&amp;&quot;AP&quot;)" office:value-type="float" office:value="0">
            <text:p>0</text:p>
          </table:table-cell>
          <table:table-cell table:style-name="ce188" table:formula="of:=COUNTIF(['Banco de Dados'.$N$1:.$N$1000];[.A40]&amp;[.$Q$34]&amp;&quot;AP&quot;)" office:value-type="float" office:value="51">
            <text:p>51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32" office:value-type="string">
            <text:p>SAGA</text:p>
          </table:table-cell>
          <table:table-cell table:style-name="ce151" table:formula="of:=COUNTIF(['Banco de Dados'.$N$1:.$N$1000];[.A41]&amp;[.$C$34]&amp;&quot;AP&quot;)" office:value-type="float" office:value="0">
            <text:p>0</text:p>
          </table:table-cell>
          <table:table-cell table:style-name="ce166" table:formula="of:=COUNTIF(['Banco de Dados'.$N$1:.$N$1000];[.A41]&amp;[.$D$34]&amp;&quot;AP&quot;)" office:value-type="float" office:value="0">
            <text:p>0</text:p>
          </table:table-cell>
          <table:table-cell table:style-name="ce166" table:formula="of:=COUNTIF(['Banco de Dados'.$N$1:.$N$1000];[.A41]&amp;[.$E$34]&amp;&quot;AP&quot;)" office:value-type="float" office:value="0">
            <text:p>0</text:p>
          </table:table-cell>
          <table:table-cell table:style-name="ce180" table:formula="of:=COUNTIF(['Banco de Dados'.$N$1:.$N$1000];[.A41]&amp;[.$F$34]&amp;&quot;AP&quot;)" office:value-type="float" office:value="0">
            <text:p>0</text:p>
          </table:table-cell>
          <table:table-cell table:style-name="ce188" table:formula="of:=COUNTIF(['Banco de Dados'.$N$1:.$N$1000];[.A41]&amp;[.$G$34]&amp;&quot;AP&quot;)" office:value-type="float" office:value="0">
            <text:p>0</text:p>
          </table:table-cell>
          <table:table-cell table:style-name="ce188" table:formula="of:=COUNTIF(['Banco de Dados'.$N$1:.$N$1000];[.A41]&amp;[.$H$34]&amp;&quot;AP&quot;)" office:value-type="float" office:value="0">
            <text:p>0</text:p>
          </table:table-cell>
          <table:table-cell table:style-name="ce188" table:formula="of:=COUNTIF(['Banco de Dados'.$N$1:.$N$1000];[.A41]&amp;[.$I$34]&amp;&quot;AP&quot;)" office:value-type="float" office:value="0">
            <text:p>0</text:p>
          </table:table-cell>
          <table:table-cell table:style-name="ce188" table:formula="of:=COUNTIF(['Banco de Dados'.$N$1:.$N$1000];[.A41]&amp;[.$J$34]&amp;&quot;AP&quot;)" office:value-type="float" office:value="0">
            <text:p>0</text:p>
          </table:table-cell>
          <table:table-cell table:style-name="ce188" table:formula="of:=COUNTIF(['Banco de Dados'.$N$1:.$N$1000];[.A41]&amp;[.$K$34]&amp;&quot;AP&quot;)" office:value-type="float" office:value="0">
            <text:p>0</text:p>
          </table:table-cell>
          <table:table-cell table:style-name="ce188" table:formula="of:=COUNTIF(['Banco de Dados'.$N$1:.$N$1000];[.A41]&amp;[.$L$34]&amp;&quot;AP&quot;)" office:value-type="float" office:value="0">
            <text:p>0</text:p>
          </table:table-cell>
          <table:table-cell table:style-name="ce188" table:formula="of:=COUNTIF(['Banco de Dados'.$N$1:.$N$1000];[.A41]&amp;[.$M$34]&amp;&quot;AP&quot;)" office:value-type="float" office:value="0">
            <text:p>0</text:p>
          </table:table-cell>
          <table:table-cell table:style-name="ce188" table:formula="of:=COUNTIF(['Banco de Dados'.$N$1:.$N$1000];[.A41]&amp;[.$N$34]&amp;&quot;AP&quot;)" office:value-type="float" office:value="0">
            <text:p>0</text:p>
          </table:table-cell>
          <table:table-cell table:style-name="ce188" table:formula="of:=COUNTIF(['Banco de Dados'.$N$1:.$N$1000];[.A41]&amp;[.$O$34]&amp;&quot;AP&quot;)" office:value-type="float" office:value="0">
            <text:p>0</text:p>
          </table:table-cell>
          <table:table-cell table:style-name="ce188" table:formula="of:=COUNTIF(['Banco de Dados'.$N$1:.$N$1000];[.A41]&amp;[.$P$34]&amp;&quot;AP&quot;)" office:value-type="float" office:value="0">
            <text:p>0</text:p>
          </table:table-cell>
          <table:table-cell table:style-name="ce188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/>
          <table:table-cell table:style-name="ce133" office:value-type="string">
            <text:p>TOTAL</text:p>
          </table:table-cell>
          <table:table-cell table:style-name="ce153" table:formula="of:=SUM([.C35:.C41])" office:value-type="float" office:value="0">
            <text:p>0</text:p>
          </table:table-cell>
          <table:table-cell table:style-name="ce153" table:formula="of:=SUM([.D35:.D41])" office:value-type="float" office:value="0">
            <text:p>0</text:p>
          </table:table-cell>
          <table:table-cell table:style-name="ce153" table:formula="of:=SUM([.E35:.E41])" office:value-type="float" office:value="2">
            <text:p>2</text:p>
          </table:table-cell>
          <table:table-cell table:style-name="ce153" table:formula="of:=SUM([.F35:.F41])" office:value-type="float" office:value="0">
            <text:p>0</text:p>
          </table:table-cell>
          <table:table-cell table:style-name="ce153" table:formula="of:=SUM([.G35:.G41])" office:value-type="float" office:value="3">
            <text:p>3</text:p>
          </table:table-cell>
          <table:table-cell table:style-name="ce153" table:formula="of:=SUM([.H35:.H41])" office:value-type="float" office:value="4">
            <text:p>4</text:p>
          </table:table-cell>
          <table:table-cell table:style-name="ce153" table:formula="of:=SUM([.I35:.I41])" office:value-type="float" office:value="2">
            <text:p>2</text:p>
          </table:table-cell>
          <table:table-cell table:style-name="ce153" table:formula="of:=SUM([.J35:.J41])" office:value-type="float" office:value="11">
            <text:p>11</text:p>
          </table:table-cell>
          <table:table-cell table:style-name="ce153" table:formula="of:=SUM([.K35:.K41])" office:value-type="float" office:value="3">
            <text:p>3</text:p>
          </table:table-cell>
          <table:table-cell table:style-name="ce153" table:formula="of:=SUM([.L35:.L41])" office:value-type="float" office:value="6">
            <text:p>6</text:p>
          </table:table-cell>
          <table:table-cell table:style-name="ce153" table:formula="of:=SUM([.M35:.M41])" office:value-type="float" office:value="8">
            <text:p>8</text:p>
          </table:table-cell>
          <table:table-cell table:style-name="ce153" table:formula="of:=SUM([.N35:.N41])" office:value-type="float" office:value="4">
            <text:p>4</text:p>
          </table:table-cell>
          <table:table-cell table:style-name="ce153" table:formula="of:=SUM([.O35:.O41])" office:value-type="float" office:value="14">
            <text:p>14</text:p>
          </table:table-cell>
          <table:table-cell table:style-name="ce152" table:formula="of:=SUM([.P35:.P41])" office:value-type="float" office:value="15">
            <text:p>15</text:p>
          </table:table-cell>
          <table:table-cell table:style-name="ce152" table:formula="of:=SUM([.Q35:.Q41])" office:value-type="float" office:value="59">
            <text:p>59</text:p>
          </table:table-cell>
          <table:table-cell table:number-columns-repeated="1007"/>
        </table:table-row>
        <table:table-row table:style-name="ro11">
          <table:table-cell/>
          <table:table-cell table:style-name="ce138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33" office:value-type="string" table:number-columns-spanned="1" table:number-rows-spanned="2">
            <text:p>FABRICANTE</text:p>
          </table:table-cell>
          <table:table-cell table:style-name="ce149" office:value-type="string" table:number-columns-spanned="15" table:number-rows-spanned="1">
            <text:p>Erros Positivos</text:p>
          </table:table-cell>
          <table:covered-table-cell table:style-name="ce167"/>
          <table:covered-table-cell table:number-columns-repeated="3"/>
          <table:covered-table-cell table:number-columns-repeated="3" table:style-name="ce146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30"/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3" office:value-type="string">
            <text:p>ITRON</text:p>
          </table:table-cell>
          <table:table-cell table:style-name="ce154" table:formula="of:=COUNTIF(['Banco de Dados'.$O$1:.$O$1000];[.A46]&amp;[.$C$45]&amp;&quot;P&quot;)" office:value-type="float" office:value="0">
            <text:p>0</text:p>
          </table:table-cell>
          <table:table-cell table:style-name="ce168" table:formula="of:=COUNTIF(['Banco de Dados'.$O$1:.$O$1000];[.A46]&amp;[.$D$45]&amp;&quot;P&quot;)" office:value-type="float" office:value="0">
            <text:p>0</text:p>
          </table:table-cell>
          <table:table-cell table:style-name="ce168" table:formula="of:=COUNTIF(['Banco de Dados'.$O$1:.$O$1000];[.A46]&amp;[.$E$45]&amp;&quot;P&quot;)" office:value-type="float" office:value="0">
            <text:p>0</text:p>
          </table:table-cell>
          <table:table-cell table:style-name="ce168" table:formula="of:=COUNTIF(['Banco de Dados'.$O$1:.$O$1000];[.A46]&amp;[.$F$45]&amp;&quot;P&quot;)" office:value-type="float" office:value="2">
            <text:p>2</text:p>
          </table:table-cell>
          <table:table-cell table:style-name="ce168" table:formula="of:=COUNTIF(['Banco de Dados'.$O$1:.$O$1000];[.A46]&amp;[.$G$45]&amp;&quot;P&quot;)" office:value-type="float" office:value="0">
            <text:p>0</text:p>
          </table:table-cell>
          <table:table-cell table:style-name="ce168" table:formula="of:=COUNTIF(['Banco de Dados'.$O$1:.$O$1000];[.A46]&amp;[.$H$45]&amp;&quot;P&quot;)" office:value-type="float" office:value="0">
            <text:p>0</text:p>
          </table:table-cell>
          <table:table-cell table:style-name="ce168" table:formula="of:=COUNTIF(['Banco de Dados'.$O$1:.$O$1000];[.A46]&amp;[.$I$45]&amp;&quot;P&quot;)" office:value-type="float" office:value="0">
            <text:p>0</text:p>
          </table:table-cell>
          <table:table-cell table:style-name="ce168" table:formula="of:=COUNTIF(['Banco de Dados'.$O$1:.$O$1000];[.A46]&amp;[.$J$45]&amp;&quot;P&quot;)" office:value-type="float" office:value="0">
            <text:p>0</text:p>
          </table:table-cell>
          <table:table-cell table:style-name="ce168" table:formula="of:=COUNTIF(['Banco de Dados'.$O$1:.$O$1000];[.A46]&amp;[.$K$45]&amp;&quot;P&quot;)" office:value-type="float" office:value="0">
            <text:p>0</text:p>
          </table:table-cell>
          <table:table-cell table:style-name="ce168" table:formula="of:=COUNTIF(['Banco de Dados'.$O$1:.$O$1000];[.A46]&amp;[.$L$45]&amp;&quot;P&quot;)" office:value-type="float" office:value="0">
            <text:p>0</text:p>
          </table:table-cell>
          <table:table-cell table:style-name="ce168" table:formula="of:=COUNTIF(['Banco de Dados'.$O$1:.$O$1000];[.A46]&amp;[.$M$45]&amp;&quot;P&quot;)" office:value-type="float" office:value="0">
            <text:p>0</text:p>
          </table:table-cell>
          <table:table-cell table:style-name="ce168" table:formula="of:=COUNTIF(['Banco de Dados'.$O$1:.$O$1000];[.A46]&amp;[.$N$45]&amp;&quot;P&quot;)" office:value-type="float" office:value="0">
            <text:p>0</text:p>
          </table:table-cell>
          <table:table-cell table:style-name="ce168" table:formula="of:=COUNTIF(['Banco de Dados'.$O$1:.$O$1000];[.A46]&amp;[.$O$45]&amp;&quot;P&quot;)" office:value-type="float" office:value="0">
            <text:p>0</text:p>
          </table:table-cell>
          <table:table-cell table:style-name="ce168" table:formula="of:=COUNTIF(['Banco de Dados'.$O$1:.$O$1000];[.A46]&amp;[.$P$45]&amp;&quot;P&quot;)" office:value-type="float" office:value="0">
            <text:p>0</text:p>
          </table:table-cell>
          <table:table-cell table:style-name="ce168" table:formula="of:=COUNTIF(['Banco de Dados'.$O$1:.$O$1000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3" office:value-type="string">
            <text:p>FAE</text:p>
          </table:table-cell>
          <table:table-cell table:style-name="ce154" table:formula="of:=COUNTIF(['Banco de Dados'.$O$1:.$O$1000];[.A47]&amp;[.$C$45]&amp;&quot;P&quot;)" office:value-type="float" office:value="0">
            <text:p>0</text:p>
          </table:table-cell>
          <table:table-cell table:style-name="ce168" table:formula="of:=COUNTIF(['Banco de Dados'.$O$1:.$O$1000];[.A47]&amp;[.$D$45]&amp;&quot;P&quot;)" office:value-type="float" office:value="0">
            <text:p>0</text:p>
          </table:table-cell>
          <table:table-cell table:style-name="ce168" table:formula="of:=COUNTIF(['Banco de Dados'.$O$1:.$O$1000];[.A47]&amp;[.$E$45]&amp;&quot;P&quot;)" office:value-type="float" office:value="0">
            <text:p>0</text:p>
          </table:table-cell>
          <table:table-cell table:style-name="ce168" table:formula="of:=COUNTIF(['Banco de Dados'.$O$1:.$O$1000];[.A47]&amp;[.$F$45]&amp;&quot;P&quot;)" office:value-type="float" office:value="0">
            <text:p>0</text:p>
          </table:table-cell>
          <table:table-cell table:style-name="ce168" table:formula="of:=COUNTIF(['Banco de Dados'.$O$1:.$O$1000];[.A47]&amp;[.$G$45]&amp;&quot;P&quot;)" office:value-type="float" office:value="1">
            <text:p>1</text:p>
          </table:table-cell>
          <table:table-cell table:style-name="ce168" table:formula="of:=COUNTIF(['Banco de Dados'.$O$1:.$O$1000];[.A47]&amp;[.$H$45]&amp;&quot;P&quot;)" office:value-type="float" office:value="0">
            <text:p>0</text:p>
          </table:table-cell>
          <table:table-cell table:style-name="ce168" table:formula="of:=COUNTIF(['Banco de Dados'.$O$1:.$O$1000];[.A47]&amp;[.$I$45]&amp;&quot;P&quot;)" office:value-type="float" office:value="0">
            <text:p>0</text:p>
          </table:table-cell>
          <table:table-cell table:style-name="ce168" table:formula="of:=COUNTIF(['Banco de Dados'.$O$1:.$O$1000];[.A47]&amp;[.$J$45]&amp;&quot;P&quot;)" office:value-type="float" office:value="0">
            <text:p>0</text:p>
          </table:table-cell>
          <table:table-cell table:style-name="ce168" table:formula="of:=COUNTIF(['Banco de Dados'.$O$1:.$O$1000];[.A47]&amp;[.$K$45]&amp;&quot;P&quot;)" office:value-type="float" office:value="1">
            <text:p>1</text:p>
          </table:table-cell>
          <table:table-cell table:style-name="ce168" table:formula="of:=COUNTIF(['Banco de Dados'.$O$1:.$O$1000];[.A47]&amp;[.$L$45]&amp;&quot;P&quot;)" office:value-type="float" office:value="0">
            <text:p>0</text:p>
          </table:table-cell>
          <table:table-cell table:style-name="ce168" table:formula="of:=COUNTIF(['Banco de Dados'.$O$1:.$O$1000];[.A47]&amp;[.$M$45]&amp;&quot;P&quot;)" office:value-type="float" office:value="0">
            <text:p>0</text:p>
          </table:table-cell>
          <table:table-cell table:style-name="ce168" table:formula="of:=COUNTIF(['Banco de Dados'.$O$1:.$O$1000];[.A47]&amp;[.$N$45]&amp;&quot;P&quot;)" office:value-type="float" office:value="1">
            <text:p>1</text:p>
          </table:table-cell>
          <table:table-cell table:style-name="ce168" table:formula="of:=COUNTIF(['Banco de Dados'.$O$1:.$O$1000];[.A47]&amp;[.$O$45]&amp;&quot;P&quot;)" office:value-type="float" office:value="1">
            <text:p>1</text:p>
          </table:table-cell>
          <table:table-cell table:style-name="ce168" table:formula="of:=COUNTIF(['Banco de Dados'.$O$1:.$O$1000];[.A47]&amp;[.$P$45]&amp;&quot;P&quot;)" office:value-type="float" office:value="3">
            <text:p>3</text:p>
          </table:table-cell>
          <table:table-cell table:style-name="ce168" table:formula="of:=COUNTIF(['Banco de Dados'.$O$1:.$O$1000];[.A47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3" office:value-type="string">
            <text:p>LAO</text:p>
          </table:table-cell>
          <table:table-cell table:style-name="ce154" table:formula="of:=COUNTIF(['Banco de Dados'.$O$1:.$O$1000];[.A48]&amp;[.$C$45]&amp;&quot;P&quot;)" office:value-type="float" office:value="0">
            <text:p>0</text:p>
          </table:table-cell>
          <table:table-cell table:style-name="ce168" table:formula="of:=COUNTIF(['Banco de Dados'.$O$1:.$O$1000];[.A48]&amp;[.$D$45]&amp;&quot;P&quot;)" office:value-type="float" office:value="0">
            <text:p>0</text:p>
          </table:table-cell>
          <table:table-cell table:style-name="ce168" table:formula="of:=COUNTIF(['Banco de Dados'.$O$1:.$O$1000];[.A48]&amp;[.$E$45]&amp;&quot;P&quot;)" office:value-type="float" office:value="0">
            <text:p>0</text:p>
          </table:table-cell>
          <table:table-cell table:style-name="ce168" table:formula="of:=COUNTIF(['Banco de Dados'.$O$1:.$O$1000];[.A48]&amp;[.$F$45]&amp;&quot;P&quot;)" office:value-type="float" office:value="0">
            <text:p>0</text:p>
          </table:table-cell>
          <table:table-cell table:style-name="ce168" table:formula="of:=COUNTIF(['Banco de Dados'.$O$1:.$O$1000];[.A48]&amp;[.$G$45]&amp;&quot;P&quot;)" office:value-type="float" office:value="0">
            <text:p>0</text:p>
          </table:table-cell>
          <table:table-cell table:style-name="ce168" table:formula="of:=COUNTIF(['Banco de Dados'.$O$1:.$O$1000];[.A48]&amp;[.$H$45]&amp;&quot;P&quot;)" office:value-type="float" office:value="0">
            <text:p>0</text:p>
          </table:table-cell>
          <table:table-cell table:style-name="ce168" table:formula="of:=COUNTIF(['Banco de Dados'.$O$1:.$O$1000];[.A48]&amp;[.$I$45]&amp;&quot;P&quot;)" office:value-type="float" office:value="0">
            <text:p>0</text:p>
          </table:table-cell>
          <table:table-cell table:style-name="ce168" table:formula="of:=COUNTIF(['Banco de Dados'.$O$1:.$O$1000];[.A48]&amp;[.$J$45]&amp;&quot;P&quot;)" office:value-type="float" office:value="0">
            <text:p>0</text:p>
          </table:table-cell>
          <table:table-cell table:style-name="ce168" table:formula="of:=COUNTIF(['Banco de Dados'.$O$1:.$O$1000];[.A48]&amp;[.$K$45]&amp;&quot;P&quot;)" office:value-type="float" office:value="0">
            <text:p>0</text:p>
          </table:table-cell>
          <table:table-cell table:style-name="ce168" table:formula="of:=COUNTIF(['Banco de Dados'.$O$1:.$O$1000];[.A48]&amp;[.$L$45]&amp;&quot;P&quot;)" office:value-type="float" office:value="0">
            <text:p>0</text:p>
          </table:table-cell>
          <table:table-cell table:style-name="ce168" table:formula="of:=COUNTIF(['Banco de Dados'.$O$1:.$O$1000];[.A48]&amp;[.$M$45]&amp;&quot;P&quot;)" office:value-type="float" office:value="0">
            <text:p>0</text:p>
          </table:table-cell>
          <table:table-cell table:style-name="ce168" table:formula="of:=COUNTIF(['Banco de Dados'.$O$1:.$O$1000];[.A48]&amp;[.$N$45]&amp;&quot;P&quot;)" office:value-type="float" office:value="0">
            <text:p>0</text:p>
          </table:table-cell>
          <table:table-cell table:style-name="ce168" table:formula="of:=COUNTIF(['Banco de Dados'.$O$1:.$O$1000];[.A48]&amp;[.$O$45]&amp;&quot;P&quot;)" office:value-type="float" office:value="0">
            <text:p>0</text:p>
          </table:table-cell>
          <table:table-cell table:style-name="ce168" table:formula="of:=COUNTIF(['Banco de Dados'.$O$1:.$O$1000];[.A48]&amp;[.$P$45]&amp;&quot;P&quot;)" office:value-type="float" office:value="0">
            <text:p>0</text:p>
          </table:table-cell>
          <table:table-cell table:style-name="ce168" table:formula="of:=COUNTIF(['Banco de Dados'.$O$1:.$O$1000];[.A48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3" office:value-type="string">
            <text:p>ARAD</text:p>
          </table:table-cell>
          <table:table-cell table:style-name="ce154" table:formula="of:=COUNTIF(['Banco de Dados'.$O$1:.$O$1000];[.A49]&amp;[.$C$45]&amp;&quot;P&quot;)" office:value-type="float" office:value="0">
            <text:p>0</text:p>
          </table:table-cell>
          <table:table-cell table:style-name="ce168" table:formula="of:=COUNTIF(['Banco de Dados'.$O$1:.$O$1000];[.A49]&amp;[.$D$45]&amp;&quot;P&quot;)" office:value-type="float" office:value="0">
            <text:p>0</text:p>
          </table:table-cell>
          <table:table-cell table:style-name="ce168" table:formula="of:=COUNTIF(['Banco de Dados'.$O$1:.$O$1000];[.A49]&amp;[.$E$45]&amp;&quot;P&quot;)" office:value-type="float" office:value="0">
            <text:p>0</text:p>
          </table:table-cell>
          <table:table-cell table:style-name="ce168" table:formula="of:=COUNTIF(['Banco de Dados'.$O$1:.$O$1000];[.A49]&amp;[.$F$45]&amp;&quot;P&quot;)" office:value-type="float" office:value="0">
            <text:p>0</text:p>
          </table:table-cell>
          <table:table-cell table:style-name="ce168" table:formula="of:=COUNTIF(['Banco de Dados'.$O$1:.$O$1000];[.A49]&amp;[.$G$45]&amp;&quot;P&quot;)" office:value-type="float" office:value="0">
            <text:p>0</text:p>
          </table:table-cell>
          <table:table-cell table:style-name="ce168" table:formula="of:=COUNTIF(['Banco de Dados'.$O$1:.$O$1000];[.A49]&amp;[.$H$45]&amp;&quot;P&quot;)" office:value-type="float" office:value="0">
            <text:p>0</text:p>
          </table:table-cell>
          <table:table-cell table:style-name="ce168" table:formula="of:=COUNTIF(['Banco de Dados'.$O$1:.$O$1000];[.A49]&amp;[.$I$45]&amp;&quot;P&quot;)" office:value-type="float" office:value="0">
            <text:p>0</text:p>
          </table:table-cell>
          <table:table-cell table:style-name="ce168" table:formula="of:=COUNTIF(['Banco de Dados'.$O$1:.$O$1000];[.A49]&amp;[.$J$45]&amp;&quot;P&quot;)" office:value-type="float" office:value="0">
            <text:p>0</text:p>
          </table:table-cell>
          <table:table-cell table:style-name="ce168" table:formula="of:=COUNTIF(['Banco de Dados'.$O$1:.$O$1000];[.A49]&amp;[.$K$45]&amp;&quot;P&quot;)" office:value-type="float" office:value="0">
            <text:p>0</text:p>
          </table:table-cell>
          <table:table-cell table:style-name="ce168" table:formula="of:=COUNTIF(['Banco de Dados'.$O$1:.$O$1000];[.A49]&amp;[.$L$45]&amp;&quot;P&quot;)" office:value-type="float" office:value="0">
            <text:p>0</text:p>
          </table:table-cell>
          <table:table-cell table:style-name="ce168" table:formula="of:=COUNTIF(['Banco de Dados'.$O$1:.$O$1000];[.A49]&amp;[.$M$45]&amp;&quot;P&quot;)" office:value-type="float" office:value="0">
            <text:p>0</text:p>
          </table:table-cell>
          <table:table-cell table:style-name="ce168" table:formula="of:=COUNTIF(['Banco de Dados'.$O$1:.$O$1000];[.A49]&amp;[.$N$45]&amp;&quot;P&quot;)" office:value-type="float" office:value="0">
            <text:p>0</text:p>
          </table:table-cell>
          <table:table-cell table:style-name="ce168" table:formula="of:=COUNTIF(['Banco de Dados'.$O$1:.$O$1000];[.A49]&amp;[.$O$45]&amp;&quot;P&quot;)" office:value-type="float" office:value="0">
            <text:p>0</text:p>
          </table:table-cell>
          <table:table-cell table:style-name="ce168" table:formula="of:=COUNTIF(['Banco de Dados'.$O$1:.$O$1000];[.A49]&amp;[.$P$45]&amp;&quot;P&quot;)" office:value-type="float" office:value="0">
            <text:p>0</text:p>
          </table:table-cell>
          <table:table-cell table:style-name="ce168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3" office:value-type="string">
            <text:p>DIEHL</text:p>
          </table:table-cell>
          <table:table-cell table:style-name="ce154" table:formula="of:=COUNTIF(['Banco de Dados'.$O$1:.$O$1000];[.A50]&amp;[.$C$45]&amp;&quot;P&quot;)" office:value-type="float" office:value="0">
            <text:p>0</text:p>
          </table:table-cell>
          <table:table-cell table:style-name="ce168" table:formula="of:=COUNTIF(['Banco de Dados'.$O$1:.$O$1000];[.A50]&amp;[.$D$45]&amp;&quot;P&quot;)" office:value-type="float" office:value="0">
            <text:p>0</text:p>
          </table:table-cell>
          <table:table-cell table:style-name="ce168" table:formula="of:=COUNTIF(['Banco de Dados'.$O$1:.$O$1000];[.A50]&amp;[.$E$45]&amp;&quot;P&quot;)" office:value-type="float" office:value="0">
            <text:p>0</text:p>
          </table:table-cell>
          <table:table-cell table:style-name="ce168" table:formula="of:=COUNTIF(['Banco de Dados'.$O$1:.$O$1000];[.A50]&amp;[.$F$45]&amp;&quot;P&quot;)" office:value-type="float" office:value="0">
            <text:p>0</text:p>
          </table:table-cell>
          <table:table-cell table:style-name="ce168" table:formula="of:=COUNTIF(['Banco de Dados'.$O$1:.$O$1000];[.A50]&amp;[.$G$45]&amp;&quot;P&quot;)" office:value-type="float" office:value="0">
            <text:p>0</text:p>
          </table:table-cell>
          <table:table-cell table:style-name="ce168" table:formula="of:=COUNTIF(['Banco de Dados'.$O$1:.$O$1000];[.A50]&amp;[.$H$45]&amp;&quot;P&quot;)" office:value-type="float" office:value="0">
            <text:p>0</text:p>
          </table:table-cell>
          <table:table-cell table:style-name="ce168" table:formula="of:=COUNTIF(['Banco de Dados'.$O$1:.$O$1000];[.A50]&amp;[.$I$45]&amp;&quot;P&quot;)" office:value-type="float" office:value="0">
            <text:p>0</text:p>
          </table:table-cell>
          <table:table-cell table:style-name="ce168" table:formula="of:=COUNTIF(['Banco de Dados'.$O$1:.$O$1000];[.A50]&amp;[.$J$45]&amp;&quot;P&quot;)" office:value-type="float" office:value="0">
            <text:p>0</text:p>
          </table:table-cell>
          <table:table-cell table:style-name="ce168" table:formula="of:=COUNTIF(['Banco de Dados'.$O$1:.$O$1000];[.A50]&amp;[.$K$45]&amp;&quot;P&quot;)" office:value-type="float" office:value="0">
            <text:p>0</text:p>
          </table:table-cell>
          <table:table-cell table:style-name="ce168" table:formula="of:=COUNTIF(['Banco de Dados'.$O$1:.$O$1000];[.A50]&amp;[.$L$45]&amp;&quot;P&quot;)" office:value-type="float" office:value="0">
            <text:p>0</text:p>
          </table:table-cell>
          <table:table-cell table:style-name="ce168" table:formula="of:=COUNTIF(['Banco de Dados'.$O$1:.$O$1000];[.A50]&amp;[.$M$45]&amp;&quot;P&quot;)" office:value-type="float" office:value="0">
            <text:p>0</text:p>
          </table:table-cell>
          <table:table-cell table:style-name="ce168" table:formula="of:=COUNTIF(['Banco de Dados'.$O$1:.$O$1000];[.A50]&amp;[.$N$45]&amp;&quot;P&quot;)" office:value-type="float" office:value="0">
            <text:p>0</text:p>
          </table:table-cell>
          <table:table-cell table:style-name="ce168" table:formula="of:=COUNTIF(['Banco de Dados'.$O$1:.$O$1000];[.A50]&amp;[.$O$45]&amp;&quot;P&quot;)" office:value-type="float" office:value="0">
            <text:p>0</text:p>
          </table:table-cell>
          <table:table-cell table:style-name="ce168" table:formula="of:=COUNTIF(['Banco de Dados'.$O$1:.$O$1000];[.A50]&amp;[.$P$45]&amp;&quot;P&quot;)" office:value-type="float" office:value="0">
            <text:p>0</text:p>
          </table:table-cell>
          <table:table-cell table:style-name="ce168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3" office:value-type="string">
            <text:p>ELSTER</text:p>
          </table:table-cell>
          <table:table-cell table:style-name="ce154" table:formula="of:=COUNTIF(['Banco de Dados'.$O$1:.$O$1000];[.A51]&amp;[.$C$45]&amp;&quot;P&quot;)" office:value-type="float" office:value="0">
            <text:p>0</text:p>
          </table:table-cell>
          <table:table-cell table:style-name="ce168" table:formula="of:=COUNTIF(['Banco de Dados'.$O$1:.$O$1000];[.A51]&amp;[.$D$45]&amp;&quot;P&quot;)" office:value-type="float" office:value="0">
            <text:p>0</text:p>
          </table:table-cell>
          <table:table-cell table:style-name="ce168" table:formula="of:=COUNTIF(['Banco de Dados'.$O$1:.$O$1000];[.A51]&amp;[.$E$45]&amp;&quot;P&quot;)" office:value-type="float" office:value="0">
            <text:p>0</text:p>
          </table:table-cell>
          <table:table-cell table:style-name="ce168" table:formula="of:=COUNTIF(['Banco de Dados'.$O$1:.$O$1000];[.A51]&amp;[.$F$45]&amp;&quot;P&quot;)" office:value-type="float" office:value="0">
            <text:p>0</text:p>
          </table:table-cell>
          <table:table-cell table:style-name="ce168" table:formula="of:=COUNTIF(['Banco de Dados'.$O$1:.$O$1000];[.A51]&amp;[.$G$45]&amp;&quot;P&quot;)" office:value-type="float" office:value="0">
            <text:p>0</text:p>
          </table:table-cell>
          <table:table-cell table:style-name="ce168" table:formula="of:=COUNTIF(['Banco de Dados'.$O$1:.$O$1000];[.A51]&amp;[.$H$45]&amp;&quot;P&quot;)" office:value-type="float" office:value="0">
            <text:p>0</text:p>
          </table:table-cell>
          <table:table-cell table:style-name="ce168" table:formula="of:=COUNTIF(['Banco de Dados'.$O$1:.$O$1000];[.A51]&amp;[.$I$45]&amp;&quot;P&quot;)" office:value-type="float" office:value="0">
            <text:p>0</text:p>
          </table:table-cell>
          <table:table-cell table:style-name="ce168" table:formula="of:=COUNTIF(['Banco de Dados'.$O$1:.$O$1000];[.A51]&amp;[.$J$45]&amp;&quot;P&quot;)" office:value-type="float" office:value="1">
            <text:p>1</text:p>
          </table:table-cell>
          <table:table-cell table:style-name="ce168" table:formula="of:=COUNTIF(['Banco de Dados'.$O$1:.$O$1000];[.A51]&amp;[.$K$45]&amp;&quot;P&quot;)" office:value-type="float" office:value="0">
            <text:p>0</text:p>
          </table:table-cell>
          <table:table-cell table:style-name="ce168" table:formula="of:=COUNTIF(['Banco de Dados'.$O$1:.$O$1000];[.A51]&amp;[.$L$45]&amp;&quot;P&quot;)" office:value-type="float" office:value="0">
            <text:p>0</text:p>
          </table:table-cell>
          <table:table-cell table:style-name="ce168" table:formula="of:=COUNTIF(['Banco de Dados'.$O$1:.$O$1000];[.A51]&amp;[.$M$45]&amp;&quot;P&quot;)" office:value-type="float" office:value="0">
            <text:p>0</text:p>
          </table:table-cell>
          <table:table-cell table:style-name="ce168" table:formula="of:=COUNTIF(['Banco de Dados'.$O$1:.$O$1000];[.A51]&amp;[.$N$45]&amp;&quot;P&quot;)" office:value-type="float" office:value="0">
            <text:p>0</text:p>
          </table:table-cell>
          <table:table-cell table:style-name="ce168" table:formula="of:=COUNTIF(['Banco de Dados'.$O$1:.$O$1000];[.A51]&amp;[.$O$45]&amp;&quot;P&quot;)" office:value-type="float" office:value="0">
            <text:p>0</text:p>
          </table:table-cell>
          <table:table-cell table:style-name="ce168" table:formula="of:=COUNTIF(['Banco de Dados'.$O$1:.$O$1000];[.A51]&amp;[.$P$45]&amp;&quot;P&quot;)" office:value-type="float" office:value="0">
            <text:p>0</text:p>
          </table:table-cell>
          <table:table-cell table:style-name="ce168" table:formula="of:=COUNTIF(['Banco de Dados'.$O$1:.$O$1000];[.A51]&amp;[.$Q$45]&amp;&quot;P&quot;)" office:value-type="float" office:value="2">
            <text:p>2</text:p>
          </table:table-cell>
          <table:table-cell table:number-columns-repeated="1007"/>
        </table:table-row>
        <table:table-row table:style-name="ro12">
          <table:table-cell office:value-type="string">
            <text:p>G</text:p>
          </table:table-cell>
          <table:table-cell table:style-name="ce133" office:value-type="string">
            <text:p>SAGA</text:p>
          </table:table-cell>
          <table:table-cell table:style-name="ce154" table:formula="of:=COUNTIF(['Banco de Dados'.$O$1:.$O$1000];[.A52]&amp;[.$C$45]&amp;&quot;P&quot;)" office:value-type="float" office:value="0">
            <text:p>0</text:p>
          </table:table-cell>
          <table:table-cell table:style-name="ce168" table:formula="of:=COUNTIF(['Banco de Dados'.$O$1:.$O$1000];[.A52]&amp;[.$D$45]&amp;&quot;P&quot;)" office:value-type="float" office:value="0">
            <text:p>0</text:p>
          </table:table-cell>
          <table:table-cell table:style-name="ce168" table:formula="of:=COUNTIF(['Banco de Dados'.$O$1:.$O$1000];[.A52]&amp;[.$E$45]&amp;&quot;P&quot;)" office:value-type="float" office:value="0">
            <text:p>0</text:p>
          </table:table-cell>
          <table:table-cell table:style-name="ce168" table:formula="of:=COUNTIF(['Banco de Dados'.$O$1:.$O$1000];[.A52]&amp;[.$F$45]&amp;&quot;P&quot;)" office:value-type="float" office:value="0">
            <text:p>0</text:p>
          </table:table-cell>
          <table:table-cell table:style-name="ce168" table:formula="of:=COUNTIF(['Banco de Dados'.$O$1:.$O$1000];[.A52]&amp;[.$G$45]&amp;&quot;P&quot;)" office:value-type="float" office:value="0">
            <text:p>0</text:p>
          </table:table-cell>
          <table:table-cell table:style-name="ce168" table:formula="of:=COUNTIF(['Banco de Dados'.$O$1:.$O$1000];[.A52]&amp;[.$H$45]&amp;&quot;P&quot;)" office:value-type="float" office:value="0">
            <text:p>0</text:p>
          </table:table-cell>
          <table:table-cell table:style-name="ce168" table:formula="of:=COUNTIF(['Banco de Dados'.$O$1:.$O$1000];[.A52]&amp;[.$I$45]&amp;&quot;P&quot;)" office:value-type="float" office:value="0">
            <text:p>0</text:p>
          </table:table-cell>
          <table:table-cell table:style-name="ce168" table:formula="of:=COUNTIF(['Banco de Dados'.$O$1:.$O$1000];[.A52]&amp;[.$J$45]&amp;&quot;P&quot;)" office:value-type="float" office:value="0">
            <text:p>0</text:p>
          </table:table-cell>
          <table:table-cell table:style-name="ce168" table:formula="of:=COUNTIF(['Banco de Dados'.$O$1:.$O$1000];[.A52]&amp;[.$K$45]&amp;&quot;P&quot;)" office:value-type="float" office:value="0">
            <text:p>0</text:p>
          </table:table-cell>
          <table:table-cell table:style-name="ce168" table:formula="of:=COUNTIF(['Banco de Dados'.$O$1:.$O$1000];[.A52]&amp;[.$L$45]&amp;&quot;P&quot;)" office:value-type="float" office:value="0">
            <text:p>0</text:p>
          </table:table-cell>
          <table:table-cell table:style-name="ce168" table:formula="of:=COUNTIF(['Banco de Dados'.$O$1:.$O$1000];[.A52]&amp;[.$M$45]&amp;&quot;P&quot;)" office:value-type="float" office:value="0">
            <text:p>0</text:p>
          </table:table-cell>
          <table:table-cell table:style-name="ce168" table:formula="of:=COUNTIF(['Banco de Dados'.$O$1:.$O$1000];[.A52]&amp;[.$N$45]&amp;&quot;P&quot;)" office:value-type="float" office:value="0">
            <text:p>0</text:p>
          </table:table-cell>
          <table:table-cell table:style-name="ce168" table:formula="of:=COUNTIF(['Banco de Dados'.$O$1:.$O$1000];[.A52]&amp;[.$O$45]&amp;&quot;P&quot;)" office:value-type="float" office:value="0">
            <text:p>0</text:p>
          </table:table-cell>
          <table:table-cell table:style-name="ce168" table:formula="of:=COUNTIF(['Banco de Dados'.$O$1:.$O$1000];[.A52]&amp;[.$P$45]&amp;&quot;P&quot;)" office:value-type="float" office:value="0">
            <text:p>0</text:p>
          </table:table-cell>
          <table:table-cell table:style-name="ce168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/>
          <table:table-cell table:style-name="ce133" office:value-type="string">
            <text:p>TOTAL</text:p>
          </table:table-cell>
          <table:table-cell table:style-name="ce152" table:formula="of:=SUM([.C46:.C52])" office:value-type="float" office:value="0">
            <text:p>0</text:p>
          </table:table-cell>
          <table:table-cell table:style-name="ce152" table:formula="of:=SUM([.D46:.D52])" office:value-type="float" office:value="0">
            <text:p>0</text:p>
          </table:table-cell>
          <table:table-cell table:style-name="ce152" table:formula="of:=SUM([.E46:.E52])" office:value-type="float" office:value="0">
            <text:p>0</text:p>
          </table:table-cell>
          <table:table-cell table:style-name="ce152" table:formula="of:=SUM([.F46:.F52])" office:value-type="float" office:value="2">
            <text:p>2</text:p>
          </table:table-cell>
          <table:table-cell table:style-name="ce152" table:formula="of:=SUM([.G46:.G52])" office:value-type="float" office:value="1">
            <text:p>1</text:p>
          </table:table-cell>
          <table:table-cell table:style-name="ce152" table:formula="of:=SUM([.H46:.H52])" office:value-type="float" office:value="0">
            <text:p>0</text:p>
          </table:table-cell>
          <table:table-cell table:style-name="ce152" table:formula="of:=SUM([.I46:.I52])" office:value-type="float" office:value="0">
            <text:p>0</text:p>
          </table:table-cell>
          <table:table-cell table:style-name="ce152" table:formula="of:=SUM([.J46:.J52])" office:value-type="float" office:value="1">
            <text:p>1</text:p>
          </table:table-cell>
          <table:table-cell table:style-name="ce152" table:formula="of:=SUM([.K46:.K52])" office:value-type="float" office:value="1">
            <text:p>1</text:p>
          </table:table-cell>
          <table:table-cell table:style-name="ce152" table:formula="of:=SUM([.L46:.L52])" office:value-type="float" office:value="0">
            <text:p>0</text:p>
          </table:table-cell>
          <table:table-cell table:style-name="ce152" table:formula="of:=SUM([.M46:.M52])" office:value-type="float" office:value="0">
            <text:p>0</text:p>
          </table:table-cell>
          <table:table-cell table:style-name="ce152" table:formula="of:=SUM([.N46:.N52])" office:value-type="float" office:value="1">
            <text:p>1</text:p>
          </table:table-cell>
          <table:table-cell table:style-name="ce152" table:formula="of:=SUM([.O46:.O52])" office:value-type="float" office:value="1">
            <text:p>1</text:p>
          </table:table-cell>
          <table:table-cell table:style-name="ce152" table:formula="of:=SUM([.P46:.P52])" office:value-type="float" office:value="3">
            <text:p>3</text:p>
          </table:table-cell>
          <table:table-cell table:style-name="ce152" table:formula="of:=SUM([.Q46:.Q52])" office:value-type="float" office:value="2">
            <text:p>2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6">
          <table:table-cell table:number-columns-repeated="2"/>
          <table:table-cell table:style-name="ce155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9-02-07T13:34:53.14</dc:date>
    <meta:print-date>2010-07-19T09:18:40</meta:print-date>
    <meta:generator>LibreOffice/3.5$Windows_x86 LibreOffice_project/281b639-6baa1d3-ef66a77-d866f25-f36d45f</meta:generator>
    <meta:editing-duration>P7DT16H41M11S</meta:editing-duration>
    <meta:editing-cycles>2304</meta:editing-cycles>
    <meta:document-statistic meta:table-count="2" meta:cell-count="7723" meta:object-count="0"/>
  </office:meta>
</office:document-meta>
</file>